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32.81mm"/>
    </style:style>
    <style:style style:name="co3" style:family="table-column">
      <style:table-column-properties fo:break-before="auto" style:column-width="76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5.28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34.22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6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Bad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Bad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 style:data-style-name="N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Bad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Bad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Bad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Bad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Bad">
      <style:table-cell-properties fo:background-color="#f2f2f2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Bad" style:data-style-name="N100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Bad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Bad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Bad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Bad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Bad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Bad">
      <style:table-cell-properties fo:background-color="#a9d0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Bad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Bad">
      <style:table-cell-properties fo:border-bottom="1.76pt solid #000000" fo:background-color="#a9d0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Bad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ddebf7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Excel_20_Built-in_20_Bad">
      <style:table-cell-properties fo:border-bottom="1.76pt solid #000000" fo:background-color="#a9d0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 style:data-style-name="N2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 style:data-style-name="N2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 style:data-style-name="N2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tyle-complex="normal" fo:color="#000000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Symbol"/>
    </style:style>
    <style:style style:name="T2" style:family="text">
      <style:text-properties style:font-style-complex="normal" fo:color="#000000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font-name="Calibri" style:text-position="33% 58%" style:font-name-complex="Calibri"/>
    </style:style>
    <style:style style:name="T3" style:family="text">
      <style:text-properties style:font-style-complex="normal" fo:color="#000000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font-name="Calibri" style:font-name-complex="Calibri" style:text-position="0% 100%"/>
    </style:style>
    <style:style style:name="T4" style:family="text">
      <style:text-properties style:font-style-complex="normal" fo:color="#000000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font-name="Calibri" style:font-name-complex="Calibri" style:text-position="-33% 58%"/>
    </style:style>
    <style:style style:name="T5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-33% 58%" style:font-name-complex="Calibri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Symbo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Calibri" style:text-position="33% 58%" style:font-name-complex="Calibri"/>
    </style:style>
    <style:style style:name="T8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Calibri" style:font-name-complex="Calibri" style:text-position="0% 100%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Calibri" style:font-name-complex="Calibri" style:text-position="-33% 58%"/>
    </style:style>
    <style:style style:name="T10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11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000000" style:text-outline="false" fo:font-style="normal" style:text-line-through-type="none" style:text-underline-style="none" style:text-underline-color="font-color" fo:font-weight="bold" fo:font-size="12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6"/>
        <table:table-column table:style-name="co3" table:default-cell-style-name="ce26"/>
        <table:table-column table:style-name="co4" table:default-cell-style-name="ce38"/>
        <table:table-column table:style-name="co5" table:default-cell-style-name="ce38"/>
        <table:table-column table:style-name="co6" table:default-cell-style-name="ce77"/>
        <table:table-column table:style-name="co5" table:default-cell-style-name="ce77"/>
        <table:table-column table:style-name="co4" table:default-cell-style-name="ce77"/>
        <table:table-column table:style-name="co7" table:default-cell-style-name="ce38"/>
        <table:table-column table:style-name="co5" table:default-cell-style-name="ce38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11" table:default-cell-style-name="ce77"/>
        <table:table-column table:style-name="co12" table:default-cell-style-name="ce77"/>
        <table:table-column table:style-name="co13" table:default-cell-style-name="ce77"/>
        <table:table-column table:style-name="co14" table:default-cell-style-name="ce77"/>
        <table:table-column table:style-name="co15" table:default-cell-style-name="ce77"/>
        <table:table-column table:style-name="co4" table:number-columns-repeated="1006" table:default-cell-style-name="ce77"/>
        <table:table-row table:style-name="ro1">
          <table:table-cell table:style-name="ce1"/>
          <table:table-cell table:style-name="ce18" office:value-type="string" calcext:value-type="string" table:number-columns-spanned="6" table:number-rows-spanned="1">
            <text:p>Measured tap waters</text:p>
          </table:table-cell>
          <table:covered-table-cell table:number-columns-repeated="5" table:style-name="ce27"/>
          <table:table-cell table:style-name="ce84"/>
          <table:table-cell table:style-name="ce92" office:value-type="string" calcext:value-type="string" table:number-columns-spanned="10" table:number-rows-spanned="1">
            <text:p>Isotopic composition of precipitation and soil waters modelled with ECHAM6-wiso</text:p>
          </table:table-cell>
          <table:covered-table-cell table:number-columns-repeated="8" table:style-name="ce94"/>
          <table:covered-table-cell table:style-name="ce92"/>
          <table:table-cell table:number-columns-repeated="1006"/>
        </table:table-row>
        <table:table-row table:style-name="ro2">
          <table:table-cell table:style-name="ce2" office:value-type="string" calcext:value-type="string">
            <text:p>Sites</text:p>
          </table:table-cell>
          <table:table-cell table:style-name="ce19" office:value-type="string" calcext:value-type="string">
            <text:p>Country</text:p>
          </table:table-cell>
          <table:table-cell table:style-name="ce19" office:value-type="string" calcext:value-type="string">
            <text:p>Author</text:p>
          </table:table-cell>
          <table:table-cell table:style-name="ce32" office:value-type="string" calcext:value-type="string">
            <text:p>Latitude (°N)</text:p>
          </table:table-cell>
          <table:table-cell table:style-name="ce32" office:value-type="string" calcext:value-type="string">
            <text:p>Longitude (°E)</text:p>
          </table:table-cell>
          <table:table-cell table:style-name="ce40" office:value-type="string" calcext:value-type="string">
            <text:p><text:span text:style-name="T1">d</text:span><text:span text:style-name="T2">18</text:span><text:span text:style-name="T3">O</text:span><text:span text:style-name="T4">TW</text:span><text:span text:style-name="T3"> (±0.2‰)</text:span></text:p>
          </table:table-cell>
          <table:table-cell table:style-name="ce40" office:value-type="string" calcext:value-type="string">
            <text:p><text:span text:style-name="T1">d</text:span><text:span text:style-name="T2">2</text:span><text:span text:style-name="T3">H</text:span><text:span text:style-name="T4">TW</text:span><text:span text:style-name="T3"> (±0.7‰)</text:span></text:p>
          </table:table-cell>
          <table:table-cell table:style-name="ce85" office:value-type="string" calcext:value-type="string">
            <text:p>dx<text:span text:style-name="T5">TW</text:span></text:p>
          </table:table-cell>
          <table:table-cell table:style-name="ce32" office:value-type="string" calcext:value-type="string">
            <text:p>Latitude (°N)</text:p>
          </table:table-cell>
          <table:table-cell table:style-name="ce32" office:value-type="string" calcext:value-type="string">
            <text:p>Longitude (°E)</text:p>
          </table:table-cell>
          <table:table-cell table:style-name="ce40" office:value-type="string" calcext:value-type="string">
            <text:p>Precipitation</text:p>
          </table:table-cell>
          <table:table-cell table:style-name="ce40" office:value-type="string" calcext:value-type="string">
            <text:p><text:span text:style-name="T1">d</text:span><text:span text:style-name="T2">18</text:span><text:span text:style-name="T3">O</text:span><text:span text:style-name="T4">P</text:span><text:span text:style-name="T3"> (‰)</text:span></text:p>
          </table:table-cell>
          <table:table-cell table:style-name="ce40" office:value-type="string" calcext:value-type="string">
            <text:p><text:span text:style-name="T6">d</text:span><text:span text:style-name="T7">2</text:span><text:span text:style-name="T8">H</text:span><text:span text:style-name="T9">P (‰)</text:span></text:p>
          </table:table-cell>
          <table:table-cell table:style-name="ce96" office:value-type="string" calcext:value-type="string">
            <text:p>dx<text:span text:style-name="T5">P (‰)</text:span></text:p>
          </table:table-cell>
          <table:table-cell table:style-name="ce40" office:value-type="string" calcext:value-type="string">
            <text:p>Soil water proportion</text:p>
          </table:table-cell>
          <table:table-cell table:style-name="ce40" office:value-type="string" calcext:value-type="string">
            <text:p><text:span text:style-name="T1">d</text:span><text:span text:style-name="T2">18</text:span><text:span text:style-name="T3">O</text:span><text:span text:style-name="T4">SW</text:span><text:span text:style-name="T3"> (‰)</text:span></text:p>
          </table:table-cell>
          <table:table-cell table:style-name="ce40" office:value-type="string" calcext:value-type="string">
            <text:p><text:span text:style-name="T1">d</text:span><text:span text:style-name="T2">2</text:span><text:span text:style-name="T3">H</text:span><text:span text:style-name="T4">SW </text:span><text:span text:style-name="T3">(‰)</text:span></text:p>
          </table:table-cell>
          <table:table-cell table:style-name="ce2" office:value-type="string" calcext:value-type="string">
            <text:p>dx<text:span text:style-name="T10">SW </text:span><text:span text:style-name="T11">(‰)</text:span>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lougern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289999999999" calcext:value-type="float">
            <text:p>48,63</text:p>
          </table:table-cell>
          <table:table-cell table:style-name="ce33" office:value-type="float" office:value="-4.50699999999999" calcext:value-type="float">
            <text:p>-4,51</text:p>
          </table:table-cell>
          <table:table-cell table:style-name="ce33" office:value-type="float" office:value="-5.23" calcext:value-type="float">
            <text:p>-5,23</text:p>
          </table:table-cell>
          <table:table-cell table:style-name="ce33" office:value-type="float" office:value="-30.6999999999999" calcext:value-type="float">
            <text:p>-30,7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50.8604125976562" calcext:value-type="float">
            <text:p>50,86</text:p>
          </table:table-cell>
          <table:table-cell table:style-name="ce33" office:value-type="float" office:value="-4.81296443939208" calcext:value-type="float">
            <text:p>-4,81</text:p>
          </table:table-cell>
          <table:table-cell table:style-name="ce33" office:value-type="float" office:value="-30.1651649475097" calcext:value-type="float">
            <text:p>-30,17</text:p>
          </table:table-cell>
          <table:table-cell table:style-name="ce33" office:value-type="float" office:value="8.33855056762695" calcext:value-type="float">
            <text:p>8,34</text:p>
          </table:table-cell>
          <table:table-cell table:style-name="ce33" office:value-type="float" office:value="0.256137430667877" calcext:value-type="float">
            <text:p>0,26</text:p>
          </table:table-cell>
          <table:table-cell table:style-name="ce33" office:value-type="float" office:value="-4.53238058090209" calcext:value-type="float">
            <text:p>-4,53</text:p>
          </table:table-cell>
          <table:table-cell table:style-name="ce33" office:value-type="float" office:value="-29.3674068450927" calcext:value-type="float">
            <text:p>-29,37</text:p>
          </table:table-cell>
          <table:table-cell table:style-name="ce86" office:value-type="float" office:value="6.89163780212402" calcext:value-type="float">
            <text:p>6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es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88" calcext:value-type="float">
            <text:p>48,39</text:p>
          </table:table-cell>
          <table:table-cell table:style-name="ce33" office:value-type="float" office:value="-4.49" calcext:value-type="float">
            <text:p>-4,49</text:p>
          </table:table-cell>
          <table:table-cell table:style-name="ce34" office:value-type="float" office:value="-5.04627315141138" calcext:value-type="float">
            <text:p>-5,05</text:p>
          </table:table-cell>
          <table:table-cell table:style-name="ce34" office:value-type="float" office:value="-30.2551919532283" calcext:value-type="float">
            <text:p>-30,26</text:p>
          </table:table-cell>
          <table:table-cell table:style-name="ce87" office:value-type="float" office:value="10.1149932580627" calcext:value-type="float">
            <text:p>10,1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50.8604125976562" calcext:value-type="float">
            <text:p>50,86</text:p>
          </table:table-cell>
          <table:table-cell table:style-name="ce33" office:value-type="float" office:value="-4.81296443939208" calcext:value-type="float">
            <text:p>-4,81</text:p>
          </table:table-cell>
          <table:table-cell table:style-name="ce33" office:value-type="float" office:value="-30.1651649475097" calcext:value-type="float">
            <text:p>-30,17</text:p>
          </table:table-cell>
          <table:table-cell table:style-name="ce33" office:value-type="float" office:value="8.33855056762695" calcext:value-type="float">
            <text:p>8,34</text:p>
          </table:table-cell>
          <table:table-cell table:style-name="ce33" office:value-type="float" office:value="0.256137430667877" calcext:value-type="float">
            <text:p>0,26</text:p>
          </table:table-cell>
          <table:table-cell table:style-name="ce33" office:value-type="float" office:value="-4.53238058090209" calcext:value-type="float">
            <text:p>-4,53</text:p>
          </table:table-cell>
          <table:table-cell table:style-name="ce33" office:value-type="float" office:value="-29.3674068450927" calcext:value-type="float">
            <text:p>-29,37</text:p>
          </table:table-cell>
          <table:table-cell table:style-name="ce86" office:value-type="float" office:value="6.89163780212402" calcext:value-type="float">
            <text:p>6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rs Poulh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9859999999999" calcext:value-type="float">
            <text:p>47,99</text:p>
          </table:table-cell>
          <table:table-cell table:style-name="ce33" office:value-type="float" office:value="-4.464" calcext:value-type="float">
            <text:p>-4,46</text:p>
          </table:table-cell>
          <table:table-cell table:style-name="ce33" office:value-type="float" office:value="-5.04" calcext:value-type="float">
            <text:p>-5,04</text:p>
          </table:table-cell>
          <table:table-cell table:style-name="ce33" office:value-type="float" office:value="-28.8" calcext:value-type="float">
            <text:p>-28,8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78.6856994628906" calcext:value-type="float">
            <text:p>78,69</text:p>
          </table:table-cell>
          <table:table-cell table:style-name="ce33" office:value-type="float" office:value="-4.5523247718811" calcext:value-type="float">
            <text:p>-4,55</text:p>
          </table:table-cell>
          <table:table-cell table:style-name="ce33" office:value-type="float" office:value="-27.9339389801025" calcext:value-type="float">
            <text:p>-27,93</text:p>
          </table:table-cell>
          <table:table-cell table:style-name="ce33" office:value-type="float" office:value="8.48465919494628" calcext:value-type="float">
            <text:p>8,4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uissén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39" calcext:value-type="float">
            <text:p>48,64</text:p>
          </table:table-cell>
          <table:table-cell table:style-name="ce33" office:value-type="float" office:value="-4.447" calcext:value-type="float">
            <text:p>-4,45</text:p>
          </table:table-cell>
          <table:table-cell table:style-name="ce33" office:value-type="float" office:value="-5.41" calcext:value-type="float">
            <text:p>-5,41</text:p>
          </table:table-cell>
          <table:table-cell table:style-name="ce33" office:value-type="float" office:value="-32" calcext:value-type="float">
            <text:p>-32,0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4.21875" calcext:value-type="float">
            <text:p>-4,22</text:p>
          </table:table-cell>
          <table:table-cell table:style-name="ce33" office:value-type="float" office:value="56.1365280151367" calcext:value-type="float">
            <text:p>56,14</text:p>
          </table:table-cell>
          <table:table-cell table:style-name="ce33" office:value-type="float" office:value="-4.87855720520019" calcext:value-type="float">
            <text:p>-4,88</text:p>
          </table:table-cell>
          <table:table-cell table:style-name="ce33" office:value-type="float" office:value="-30.3416309356689" calcext:value-type="float">
            <text:p>-30,34</text:p>
          </table:table-cell>
          <table:table-cell table:style-name="ce33" office:value-type="float" office:value="8.68682670593261" calcext:value-type="float">
            <text:p>8,69</text:p>
          </table:table-cell>
          <table:table-cell table:style-name="ce33" office:value-type="float" office:value="0.231227621436119" calcext:value-type="float">
            <text:p>0,23</text:p>
          </table:table-cell>
          <table:table-cell table:style-name="ce33" office:value-type="float" office:value="-4.57186079025268" calcext:value-type="float">
            <text:p>-4,57</text:p>
          </table:table-cell>
          <table:table-cell table:style-name="ce33" office:value-type="float" office:value="-29.3647155761718" calcext:value-type="float">
            <text:p>-29,36</text:p>
          </table:table-cell>
          <table:table-cell table:style-name="ce86" office:value-type="float" office:value="7.2101707458496" calcext:value-type="float">
            <text:p>7,21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Douarnenez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959999999999" calcext:value-type="float">
            <text:p>48,10</text:p>
          </table:table-cell>
          <table:table-cell table:style-name="ce33" office:value-type="float" office:value="-4.331" calcext:value-type="float">
            <text:p>-4,33</text:p>
          </table:table-cell>
          <table:table-cell table:style-name="ce33" office:value-type="float" office:value="-4.98" calcext:value-type="float">
            <text:p>-4,98</text:p>
          </table:table-cell>
          <table:table-cell table:style-name="ce33" office:value-type="float" office:value="-28.6" calcext:value-type="float">
            <text:p>-28,6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4.21875" calcext:value-type="float">
            <text:p>-4,22</text:p>
          </table:table-cell>
          <table:table-cell table:style-name="ce33" office:value-type="float" office:value="53.7180747985839" calcext:value-type="float">
            <text:p>53,72</text:p>
          </table:table-cell>
          <table:table-cell table:style-name="ce33" office:value-type="float" office:value="-4.72932577133178" calcext:value-type="float">
            <text:p>-4,73</text:p>
          </table:table-cell>
          <table:table-cell table:style-name="ce33" office:value-type="float" office:value="-29.409101486206" calcext:value-type="float">
            <text:p>-29,41</text:p>
          </table:table-cell>
          <table:table-cell table:style-name="ce33" office:value-type="float" office:value="8.42550468444824" calcext:value-type="float">
            <text:p>8,43</text:p>
          </table:table-cell>
          <table:table-cell table:style-name="ce33" office:value-type="float" office:value="0.206953763961791" calcext:value-type="float">
            <text:p>0,21</text:p>
          </table:table-cell>
          <table:table-cell table:style-name="ce33" office:value-type="float" office:value="-4.41812562942504" calcext:value-type="float">
            <text:p>-4,42</text:p>
          </table:table-cell>
          <table:table-cell table:style-name="ce33" office:value-type="float" office:value="-28.3827991485595" calcext:value-type="float">
            <text:p>-28,38</text:p>
          </table:table-cell>
          <table:table-cell table:style-name="ce86" office:value-type="float" office:value="6.96220588684082" calcext:value-type="float">
            <text:p>6,9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Quimp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995" calcext:value-type="float">
            <text:p>48,00</text:p>
          </table:table-cell>
          <table:table-cell table:style-name="ce33" office:value-type="float" office:value="-4.109" calcext:value-type="float">
            <text:p>-4,11</text:p>
          </table:table-cell>
          <table:table-cell table:style-name="ce34" office:value-type="float" office:value="-5.10005001318941" calcext:value-type="float">
            <text:p>-5,10</text:p>
          </table:table-cell>
          <table:table-cell table:style-name="ce78" office:value-type="float" office:value="-29.0910332942751" calcext:value-type="float">
            <text:p>-29,1</text:p>
          </table:table-cell>
          <table:table-cell table:style-name="ce87" office:value-type="float" office:value="11.7093668112401" calcext:value-type="float">
            <text:p>11,7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4.21875" calcext:value-type="float">
            <text:p>-4,22</text:p>
          </table:table-cell>
          <table:table-cell table:style-name="ce33" office:value-type="float" office:value="53.7180747985839" calcext:value-type="float">
            <text:p>53,72</text:p>
          </table:table-cell>
          <table:table-cell table:style-name="ce33" office:value-type="float" office:value="-4.72932577133178" calcext:value-type="float">
            <text:p>-4,73</text:p>
          </table:table-cell>
          <table:table-cell table:style-name="ce33" office:value-type="float" office:value="-29.409101486206" calcext:value-type="float">
            <text:p>-29,41</text:p>
          </table:table-cell>
          <table:table-cell table:style-name="ce33" office:value-type="float" office:value="8.42550468444824" calcext:value-type="float">
            <text:p>8,43</text:p>
          </table:table-cell>
          <table:table-cell table:style-name="ce33" office:value-type="float" office:value="0.206953763961791" calcext:value-type="float">
            <text:p>0,21</text:p>
          </table:table-cell>
          <table:table-cell table:style-name="ce33" office:value-type="float" office:value="-4.41812562942504" calcext:value-type="float">
            <text:p>-4,42</text:p>
          </table:table-cell>
          <table:table-cell table:style-name="ce33" office:value-type="float" office:value="-28.3827991485595" calcext:value-type="float">
            <text:p>-28,38</text:p>
          </table:table-cell>
          <table:table-cell table:style-name="ce86" office:value-type="float" office:value="6.96220588684082" calcext:value-type="float">
            <text:p>6,9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evez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19" calcext:value-type="float">
            <text:p>47,82</text:p>
          </table:table-cell>
          <table:table-cell table:style-name="ce33" office:value-type="float" office:value="-3.791" calcext:value-type="float">
            <text:p>-3,79</text:p>
          </table:table-cell>
          <table:table-cell table:style-name="ce34" office:value-type="float" office:value="-4.84260211333977" calcext:value-type="float">
            <text:p>-4,84</text:p>
          </table:table-cell>
          <table:table-cell table:style-name="ce78" office:value-type="float" office:value="-28.8237862284414" calcext:value-type="float">
            <text:p>-28,8</text:p>
          </table:table-cell>
          <table:table-cell table:style-name="ce87" table:formula="of:=[.G9]-8*[.F9]" office:value-type="float" office:value="9.91703067827672" calcext:value-type="float">
            <text:p>9,9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3.75" calcext:value-type="float">
            <text:p>-3,75</text:p>
          </table:table-cell>
          <table:table-cell table:style-name="ce33" office:value-type="float" office:value="56.0497245788574" calcext:value-type="float">
            <text:p>56,05</text:p>
          </table:table-cell>
          <table:table-cell table:style-name="ce33" office:value-type="float" office:value="-4.83191394805908" calcext:value-type="float">
            <text:p>-4,83</text:p>
          </table:table-cell>
          <table:table-cell table:style-name="ce33" office:value-type="float" office:value="-29.9239997863769" calcext:value-type="float">
            <text:p>-29,92</text:p>
          </table:table-cell>
          <table:table-cell table:style-name="ce33" office:value-type="float" office:value="8.7313117980957" calcext:value-type="float">
            <text:p>8,73</text:p>
          </table:table-cell>
          <table:table-cell table:style-name="ce33" office:value-type="float" office:value="0.281747281551361" calcext:value-type="float">
            <text:p>0,28</text:p>
          </table:table-cell>
          <table:table-cell table:style-name="ce33" office:value-type="float" office:value="-4.51151323318481" calcext:value-type="float">
            <text:p>-4,51</text:p>
          </table:table-cell>
          <table:table-cell table:style-name="ce33" office:value-type="float" office:value="-28.8944587707519" calcext:value-type="float">
            <text:p>-28,89</text:p>
          </table:table-cell>
          <table:table-cell table:style-name="ce86" office:value-type="float" office:value="7.19764709472656" calcext:value-type="float">
            <text:p>7,2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orien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449999999999" calcext:value-type="float">
            <text:p>47,74</text:p>
          </table:table-cell>
          <table:table-cell table:style-name="ce33" office:value-type="float" office:value="-3.36399999999999" calcext:value-type="float">
            <text:p>-3,36</text:p>
          </table:table-cell>
          <table:table-cell table:style-name="ce33" office:value-type="float" office:value="-5.34999999999999" calcext:value-type="float">
            <text:p>-5,35</text:p>
          </table:table-cell>
          <table:table-cell table:style-name="ce33" office:value-type="float" office:value="-31.1999999999999" calcext:value-type="float">
            <text:p>-31,2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73.1527633666992" calcext:value-type="float">
            <text:p>73,15</text:p>
          </table:table-cell>
          <table:table-cell table:style-name="ce33" office:value-type="float" office:value="-4.50571823120117" calcext:value-type="float">
            <text:p>-4,51</text:p>
          </table:table-cell>
          <table:table-cell table:style-name="ce33" office:value-type="float" office:value="-27.5314464569091" calcext:value-type="float">
            <text:p>-27,53</text:p>
          </table:table-cell>
          <table:table-cell table:style-name="ce33" office:value-type="float" office:value="8.51429939270019" calcext:value-type="float">
            <text:p>8,5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lougui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959999999999" calcext:value-type="float">
            <text:p>48,80</text:p>
          </table:table-cell>
          <table:table-cell table:style-name="ce33" office:value-type="float" office:value="-3.237" calcext:value-type="float">
            <text:p>-3,24</text:p>
          </table:table-cell>
          <table:table-cell table:style-name="ce33" office:value-type="float" office:value="-5.86" calcext:value-type="float">
            <text:p>-5,86</text:p>
          </table:table-cell>
          <table:table-cell table:style-name="ce33" office:value-type="float" office:value="-36.6" calcext:value-type="float">
            <text:p>-36,6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72.2574234008789" calcext:value-type="float">
            <text:p>72,26</text:p>
          </table:table-cell>
          <table:table-cell table:style-name="ce33" office:value-type="float" office:value="-4.99566793441772" calcext:value-type="float">
            <text:p>-5,00</text:p>
          </table:table-cell>
          <table:table-cell table:style-name="ce33" office:value-type="float" office:value="-31.3218841552734" calcext:value-type="float">
            <text:p>-31,32</text:p>
          </table:table-cell>
          <table:table-cell table:style-name="ce33" office:value-type="float" office:value="8.64345932006835" calcext:value-type="float">
            <text:p>8,64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anguidi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28" calcext:value-type="float">
            <text:p>47,83</text:p>
          </table:table-cell>
          <table:table-cell table:style-name="ce33" office:value-type="float" office:value="-3.199" calcext:value-type="float">
            <text:p>-3,20</text:p>
          </table:table-cell>
          <table:table-cell table:style-name="ce34" office:value-type="float" office:value="-5.28195429343459" calcext:value-type="float">
            <text:p>-5,28</text:p>
          </table:table-cell>
          <table:table-cell table:style-name="ce34" office:value-type="float" office:value="-31.0335390349363" calcext:value-type="float">
            <text:p>-31,03</text:p>
          </table:table-cell>
          <table:table-cell table:style-name="ce87" office:value-type="float" office:value="11.2220953125404" calcext:value-type="float">
            <text:p>11,2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54.8377342224121" calcext:value-type="float">
            <text:p>54,84</text:p>
          </table:table-cell>
          <table:table-cell table:style-name="ce33" office:value-type="float" office:value="-4.99671411514282" calcext:value-type="float">
            <text:p>-5,00</text:p>
          </table:table-cell>
          <table:table-cell table:style-name="ce33" office:value-type="float" office:value="-31.095510482788" calcext:value-type="float">
            <text:p>-31,10</text:p>
          </table:table-cell>
          <table:table-cell table:style-name="ce33" office:value-type="float" office:value="8.87820243835449" calcext:value-type="float">
            <text:p>8,88</text:p>
          </table:table-cell>
          <table:table-cell table:style-name="ce33" office:value-type="float" office:value="0.302607208490371" calcext:value-type="float">
            <text:p>0,30</text:p>
          </table:table-cell>
          <table:table-cell table:style-name="ce33" office:value-type="float" office:value="-4.68548202514648" calcext:value-type="float">
            <text:p>-4,69</text:p>
          </table:table-cell>
          <table:table-cell table:style-name="ce33" office:value-type="float" office:value="-30.3322219848632" calcext:value-type="float">
            <text:p>-30,33</text:p>
          </table:table-cell>
          <table:table-cell table:style-name="ce86" office:value-type="float" office:value="7.15163421630859" calcext:value-type="float">
            <text:p>7,15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Kerper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75" calcext:value-type="float">
            <text:p>48,38</text:p>
          </table:table-cell>
          <table:table-cell table:style-name="ce33" office:value-type="float" office:value="-3.132" calcext:value-type="float">
            <text:p>-3,13</text:p>
          </table:table-cell>
          <table:table-cell table:style-name="ce33" office:value-type="float" office:value="-6.16" calcext:value-type="float">
            <text:p>-6,16</text:p>
          </table:table-cell>
          <table:table-cell table:style-name="ce33" office:value-type="float" office:value="-36.2" calcext:value-type="float">
            <text:p>-36,20</text:p>
          </table:table-cell>
          <table:table-cell table:style-name="ce86" office:value-type="float" office:value="13.0999999999999" calcext:value-type="float">
            <text:p>13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54.7335166931152" calcext:value-type="float">
            <text:p>54,73</text:p>
          </table:table-cell>
          <table:table-cell table:style-name="ce33" office:value-type="float" office:value="-5.27530479431152" calcext:value-type="float">
            <text:p>-5,28</text:p>
          </table:table-cell>
          <table:table-cell table:style-name="ce33" office:value-type="float" office:value="-33.1700744628906" calcext:value-type="float">
            <text:p>-33,17</text:p>
          </table:table-cell>
          <table:table-cell table:style-name="ce33" office:value-type="float" office:value="9.03236389160156" calcext:value-type="float">
            <text:p>9,03</text:p>
          </table:table-cell>
          <table:table-cell table:style-name="ce33" office:value-type="float" office:value="0.364013671875" calcext:value-type="float">
            <text:p>0,36</text:p>
          </table:table-cell>
          <table:table-cell table:style-name="ce33" office:value-type="float" office:value="-4.94828653335571" calcext:value-type="float">
            <text:p>-4,95</text:p>
          </table:table-cell>
          <table:table-cell table:style-name="ce33" office:value-type="float" office:value="-32.3155136108398" calcext:value-type="float">
            <text:p>-32,32</text:p>
          </table:table-cell>
          <table:table-cell table:style-name="ce86" office:value-type="float" office:value="7.27077865600585" calcext:value-type="float">
            <text:p>7,2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 Trinité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84" calcext:value-type="float">
            <text:p>47,58</text:p>
          </table:table-cell>
          <table:table-cell table:style-name="ce33" office:value-type="float" office:value="-3.027" calcext:value-type="float">
            <text:p>-3,03</text:p>
          </table:table-cell>
          <table:table-cell table:style-name="ce33" office:value-type="float" office:value="-5.26999999999999" calcext:value-type="float">
            <text:p>-5,27</text:p>
          </table:table-cell>
          <table:table-cell table:style-name="ce33" office:value-type="float" office:value="-30.8999999999999" calcext:value-type="float">
            <text:p>-30,9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68.2353591918945" calcext:value-type="float">
            <text:p>68,24</text:p>
          </table:table-cell>
          <table:table-cell table:style-name="ce33" office:value-type="float" office:value="-4.53899240493774" calcext:value-type="float">
            <text:p>-4,54</text:p>
          </table:table-cell>
          <table:table-cell table:style-name="ce33" office:value-type="float" office:value="-27.5840549468994" calcext:value-type="float">
            <text:p>-27,58</text:p>
          </table:table-cell>
          <table:table-cell table:style-name="ce33" office:value-type="float" office:value="8.72788429260253" calcext:value-type="float">
            <text:p>8,73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Quay-Portrie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529999999999" calcext:value-type="float">
            <text:p>48,65</text:p>
          </table:table-cell>
          <table:table-cell table:style-name="ce33" office:value-type="float" office:value="-2.834" calcext:value-type="float">
            <text:p>-2,83</text:p>
          </table:table-cell>
          <table:table-cell table:style-name="ce33" office:value-type="float" office:value="-6.41999999999999" calcext:value-type="float">
            <text:p>-6,42</text:p>
          </table:table-cell>
          <table:table-cell table:style-name="ce33" office:value-type="float" office:value="-40.2999999999999" calcext:value-type="float">
            <text:p>-40,3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50.9883155822753" calcext:value-type="float">
            <text:p>50,99</text:p>
          </table:table-cell>
          <table:table-cell table:style-name="ce33" office:value-type="float" office:value="-5.31328153610229" calcext:value-type="float">
            <text:p>-5,31</text:p>
          </table:table-cell>
          <table:table-cell table:style-name="ce33" office:value-type="float" office:value="-33.495506286621" calcext:value-type="float">
            <text:p>-33,50</text:p>
          </table:table-cell>
          <table:table-cell table:style-name="ce33" office:value-type="float" office:value="9.01074600219726" calcext:value-type="float">
            <text:p>9,01</text:p>
          </table:table-cell>
          <table:table-cell table:style-name="ce33" office:value-type="float" office:value="0.250347554683685" calcext:value-type="float">
            <text:p>0,25</text:p>
          </table:table-cell>
          <table:table-cell table:style-name="ce33" office:value-type="float" office:value="-5.01986408233642" calcext:value-type="float">
            <text:p>-5,02</text:p>
          </table:table-cell>
          <table:table-cell table:style-name="ce33" office:value-type="float" office:value="-32.8343086242675" calcext:value-type="float">
            <text:p>-32,83</text:p>
          </table:table-cell>
          <table:table-cell table:style-name="ce86" office:value-type="float" office:value="7.32460403442382" calcext:value-type="float">
            <text:p>7,3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Brieu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14" calcext:value-type="float">
            <text:p>48,51</text:p>
          </table:table-cell>
          <table:table-cell table:style-name="ce33" office:value-type="float" office:value="-2.773" calcext:value-type="float">
            <text:p>-2,77</text:p>
          </table:table-cell>
          <table:table-cell table:style-name="ce33" office:value-type="float" office:value="-5.86" calcext:value-type="float">
            <text:p>-5,86</text:p>
          </table:table-cell>
          <table:table-cell table:style-name="ce33" office:value-type="float" office:value="-36.7" calcext:value-type="float">
            <text:p>-36,70</text:p>
          </table:table-cell>
          <table:table-cell table:style-name="ce86" office:value-type="float" office:value="10.0999999999999" calcext:value-type="float">
            <text:p>10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50.9883155822753" calcext:value-type="float">
            <text:p>50,99</text:p>
          </table:table-cell>
          <table:table-cell table:style-name="ce33" office:value-type="float" office:value="-5.31328153610229" calcext:value-type="float">
            <text:p>-5,31</text:p>
          </table:table-cell>
          <table:table-cell table:style-name="ce33" office:value-type="float" office:value="-33.495506286621" calcext:value-type="float">
            <text:p>-33,50</text:p>
          </table:table-cell>
          <table:table-cell table:style-name="ce33" office:value-type="float" office:value="9.01074600219726" calcext:value-type="float">
            <text:p>9,01</text:p>
          </table:table-cell>
          <table:table-cell table:style-name="ce33" office:value-type="float" office:value="0.250347554683685" calcext:value-type="float">
            <text:p>0,25</text:p>
          </table:table-cell>
          <table:table-cell table:style-name="ce33" office:value-type="float" office:value="-5.01986408233642" calcext:value-type="float">
            <text:p>-5,02</text:p>
          </table:table-cell>
          <table:table-cell table:style-name="ce33" office:value-type="float" office:value="-32.8343086242675" calcext:value-type="float">
            <text:p>-32,83</text:p>
          </table:table-cell>
          <table:table-cell table:style-name="ce86" office:value-type="float" office:value="7.32460403442382" calcext:value-type="float">
            <text:p>7,32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Van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655" calcext:value-type="float">
            <text:p>47,66</text:p>
          </table:table-cell>
          <table:table-cell table:style-name="ce33" office:value-type="float" office:value="-2.761" calcext:value-type="float">
            <text:p>-2,76</text:p>
          </table:table-cell>
          <table:table-cell table:style-name="ce33" office:value-type="float" office:value="-5.25" calcext:value-type="float">
            <text:p>-5,25</text:p>
          </table:table-cell>
          <table:table-cell table:style-name="ce33" office:value-type="float" office:value="-30.1999999999999" calcext:value-type="float">
            <text:p>-30,2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68.2353591918945" calcext:value-type="float">
            <text:p>68,24</text:p>
          </table:table-cell>
          <table:table-cell table:style-name="ce33" office:value-type="float" office:value="-4.53899240493774" calcext:value-type="float">
            <text:p>-4,54</text:p>
          </table:table-cell>
          <table:table-cell table:style-name="ce33" office:value-type="float" office:value="-27.5840549468994" calcext:value-type="float">
            <text:p>-27,58</text:p>
          </table:table-cell>
          <table:table-cell table:style-name="ce33" office:value-type="float" office:value="8.72788429260253" calcext:value-type="float">
            <text:p>8,73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éné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6189999999999" calcext:value-type="float">
            <text:p>47,62</text:p>
          </table:table-cell>
          <table:table-cell table:style-name="ce33" office:value-type="float" office:value="-2.73499999999999" calcext:value-type="float">
            <text:p>-2,73</text:p>
          </table:table-cell>
          <table:table-cell table:style-name="ce33" office:value-type="float" office:value="-5.04" calcext:value-type="float">
            <text:p>-5,04</text:p>
          </table:table-cell>
          <table:table-cell table:style-name="ce33" office:value-type="float" office:value="-30.6999999999999" calcext:value-type="float">
            <text:p>-30,7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68.2353591918945" calcext:value-type="float">
            <text:p>68,24</text:p>
          </table:table-cell>
          <table:table-cell table:style-name="ce33" office:value-type="float" office:value="-4.53899240493774" calcext:value-type="float">
            <text:p>-4,54</text:p>
          </table:table-cell>
          <table:table-cell table:style-name="ce33" office:value-type="float" office:value="-27.5840549468994" calcext:value-type="float">
            <text:p>-27,58</text:p>
          </table:table-cell>
          <table:table-cell table:style-name="ce33" office:value-type="float" office:value="8.72788429260253" calcext:value-type="float">
            <text:p>8,73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e Tour-du-Par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249999999999" calcext:value-type="float">
            <text:p>47,52</text:p>
          </table:table-cell>
          <table:table-cell table:style-name="ce33" office:value-type="float" office:value="-2.64599999999999" calcext:value-type="float">
            <text:p>-2,65</text:p>
          </table:table-cell>
          <table:table-cell table:style-name="ce33" office:value-type="float" office:value="-3.99" calcext:value-type="float">
            <text:p>-3,99</text:p>
          </table:table-cell>
          <table:table-cell table:style-name="ce33" office:value-type="float" office:value="-26.1999999999999" calcext:value-type="float">
            <text:p>-26,20</text:p>
          </table:table-cell>
          <table:table-cell table:style-name="ce86" office:value-type="float" office:value="5.59999999999999" calcext:value-type="float">
            <text:p>5,6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68.2353591918945" calcext:value-type="float">
            <text:p>68,24</text:p>
          </table:table-cell>
          <table:table-cell table:style-name="ce33" office:value-type="float" office:value="-4.53899240493774" calcext:value-type="float">
            <text:p>-4,54</text:p>
          </table:table-cell>
          <table:table-cell table:style-name="ce33" office:value-type="float" office:value="-27.5840549468994" calcext:value-type="float">
            <text:p>-27,58</text:p>
          </table:table-cell>
          <table:table-cell table:style-name="ce33" office:value-type="float" office:value="8.72788429260253" calcext:value-type="float">
            <text:p>8,73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int-Alb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57" calcext:value-type="float">
            <text:p>48,56</text:p>
          </table:table-cell>
          <table:table-cell table:style-name="ce33" office:value-type="float" office:value="-2.532" calcext:value-type="float">
            <text:p>-2,53</text:p>
          </table:table-cell>
          <table:table-cell table:style-name="ce41" office:value-type="float" office:value="-4.54" calcext:value-type="float">
            <text:p>-4,54</text:p>
          </table:table-cell>
          <table:table-cell table:style-name="ce33" office:value-type="float" office:value="-31.8999999999999" calcext:value-type="float">
            <text:p>-31,90</text:p>
          </table:table-cell>
          <table:table-cell table:style-name="ce86" office:value-type="float" office:value="4.4" calcext:value-type="float">
            <text:p>4,4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48.6878776550292" calcext:value-type="float">
            <text:p>48,69</text:p>
          </table:table-cell>
          <table:table-cell table:style-name="ce33" office:value-type="float" office:value="-5.22544813156127" calcext:value-type="float">
            <text:p>-5,23</text:p>
          </table:table-cell>
          <table:table-cell table:style-name="ce33" office:value-type="float" office:value="-32.7363166809082" calcext:value-type="float">
            <text:p>-32,74</text:p>
          </table:table-cell>
          <table:table-cell table:style-name="ce33" office:value-type="float" office:value="9.06726837158203" calcext:value-type="float">
            <text:p>9,07</text:p>
          </table:table-cell>
          <table:table-cell table:style-name="ce33" office:value-type="float" office:value="0.202437847852706" calcext:value-type="float">
            <text:p>0,20</text:p>
          </table:table-cell>
          <table:table-cell table:style-name="ce33" office:value-type="float" office:value="-4.95933437347412" calcext:value-type="float">
            <text:p>-4,96</text:p>
          </table:table-cell>
          <table:table-cell table:style-name="ce33" office:value-type="float" office:value="-32.2910003662109" calcext:value-type="float">
            <text:p>-32,29</text:p>
          </table:table-cell>
          <table:table-cell table:style-name="ce86" office:value-type="float" office:value="7.38367462158203" calcext:value-type="float">
            <text:p>7,3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rniche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2659999999999" calcext:value-type="float">
            <text:p>47,27</text:p>
          </table:table-cell>
          <table:table-cell table:style-name="ce33" office:value-type="float" office:value="-2.33599999999999" calcext:value-type="float">
            <text:p>-2,34</text:p>
          </table:table-cell>
          <table:table-cell table:style-name="ce42" office:value-type="float" office:value="-4.62999999999999" calcext:value-type="float">
            <text:p>-4,63</text:p>
          </table:table-cell>
          <table:table-cell table:style-name="ce79" office:value-type="float" office:value="-30.8999999999999" calcext:value-type="float">
            <text:p>-30,90</text:p>
          </table:table-cell>
          <table:table-cell table:style-name="ce86" office:value-type="float" office:value="6.2" calcext:value-type="float">
            <text:p>6,2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69.9652786254882" calcext:value-type="float">
            <text:p>69,97</text:p>
          </table:table-cell>
          <table:table-cell table:style-name="ce33" office:value-type="float" office:value="-4.5957818031311" calcext:value-type="float">
            <text:p>-4,60</text:p>
          </table:table-cell>
          <table:table-cell table:style-name="ce33" office:value-type="float" office:value="-28.1028671264648" calcext:value-type="float">
            <text:p>-28,10</text:p>
          </table:table-cell>
          <table:table-cell table:style-name="ce33" office:value-type="float" office:value="8.66338729858398" calcext:value-type="float">
            <text:p>8,6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oo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17" calcext:value-type="float">
            <text:p>48,32</text:p>
          </table:table-cell>
          <table:table-cell table:style-name="ce33" office:value-type="float" office:value="-2.261" calcext:value-type="float">
            <text:p>-2,26</text:p>
          </table:table-cell>
          <table:table-cell table:style-name="ce33" office:value-type="float" office:value="-5.95" calcext:value-type="float">
            <text:p>-5,95</text:p>
          </table:table-cell>
          <table:table-cell table:style-name="ce33" office:value-type="float" office:value="-36.7999999999999" calcext:value-type="float">
            <text:p>-36,8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48.6878776550292" calcext:value-type="float">
            <text:p>48,69</text:p>
          </table:table-cell>
          <table:table-cell table:style-name="ce33" office:value-type="float" office:value="-5.22544813156127" calcext:value-type="float">
            <text:p>-5,23</text:p>
          </table:table-cell>
          <table:table-cell table:style-name="ce33" office:value-type="float" office:value="-32.7363166809082" calcext:value-type="float">
            <text:p>-32,74</text:p>
          </table:table-cell>
          <table:table-cell table:style-name="ce33" office:value-type="float" office:value="9.06726837158203" calcext:value-type="float">
            <text:p>9,07</text:p>
          </table:table-cell>
          <table:table-cell table:style-name="ce33" office:value-type="float" office:value="0.202437847852706" calcext:value-type="float">
            <text:p>0,20</text:p>
          </table:table-cell>
          <table:table-cell table:style-name="ce33" office:value-type="float" office:value="-4.95933437347412" calcext:value-type="float">
            <text:p>-4,96</text:p>
          </table:table-cell>
          <table:table-cell table:style-name="ce33" office:value-type="float" office:value="-32.2910003662109" calcext:value-type="float">
            <text:p>-32,29</text:p>
          </table:table-cell>
          <table:table-cell table:style-name="ce86" office:value-type="float" office:value="7.38367462158203" calcext:value-type="float">
            <text:p>7,3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oirmoutier-en-I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0039999999999" calcext:value-type="float">
            <text:p>47,00</text:p>
          </table:table-cell>
          <table:table-cell table:style-name="ce33" office:value-type="float" office:value="-2.253" calcext:value-type="float">
            <text:p>-2,25</text:p>
          </table:table-cell>
          <table:table-cell table:style-name="ce33" office:value-type="float" office:value="-4.30999999999999" calcext:value-type="float">
            <text:p>-4,31</text:p>
          </table:table-cell>
          <table:table-cell table:style-name="ce33" office:value-type="float" office:value="-28.3" calcext:value-type="float">
            <text:p>-28,30</text:p>
          </table:table-cell>
          <table:table-cell table:style-name="ce86" office:value-type="float" office:value="6.2" calcext:value-type="float">
            <text:p>6,2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69.9652786254882" calcext:value-type="float">
            <text:p>69,97</text:p>
          </table:table-cell>
          <table:table-cell table:style-name="ce33" office:value-type="float" office:value="-4.5957818031311" calcext:value-type="float">
            <text:p>-4,60</text:p>
          </table:table-cell>
          <table:table-cell table:style-name="ce33" office:value-type="float" office:value="-28.1028671264648" calcext:value-type="float">
            <text:p>-28,10</text:p>
          </table:table-cell>
          <table:table-cell table:style-name="ce33" office:value-type="float" office:value="8.66338729858398" calcext:value-type="float">
            <text:p>8,6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rni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118" calcext:value-type="float">
            <text:p>47,12</text:p>
          </table:table-cell>
          <table:table-cell table:style-name="ce33" office:value-type="float" office:value="-2.103" calcext:value-type="float">
            <text:p>-2,10</text:p>
          </table:table-cell>
          <table:table-cell table:style-name="ce33" office:value-type="float" office:value="-6.13999999999999" calcext:value-type="float">
            <text:p>-6,14</text:p>
          </table:table-cell>
          <table:table-cell table:style-name="ce33" office:value-type="float" office:value="-40.5" calcext:value-type="float">
            <text:p>-40,50</text:p>
          </table:table-cell>
          <table:table-cell table:style-name="ce86" office:value-type="float" office:value="8.59999999999999" calcext:value-type="float">
            <text:p>8,6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46.495506286621" calcext:value-type="float">
            <text:p>46,50</text:p>
          </table:table-cell>
          <table:table-cell table:style-name="ce33" office:value-type="float" office:value="-4.79780197143554" calcext:value-type="float">
            <text:p>-4,80</text:p>
          </table:table-cell>
          <table:table-cell table:style-name="ce33" office:value-type="float" office:value="-29.4108619689941" calcext:value-type="float">
            <text:p>-29,41</text:p>
          </table:table-cell>
          <table:table-cell table:style-name="ce33" office:value-type="float" office:value="8.97155380249023" calcext:value-type="float">
            <text:p>8,97</text:p>
          </table:table-cell>
          <table:table-cell table:style-name="ce33" office:value-type="float" office:value="0.178267076611518" calcext:value-type="float">
            <text:p>0,18</text:p>
          </table:table-cell>
          <table:table-cell table:style-name="ce33" office:value-type="float" office:value="-4.62036037445068" calcext:value-type="float">
            <text:p>-4,62</text:p>
          </table:table-cell>
          <table:table-cell table:style-name="ce33" office:value-type="float" office:value="-29.3831367492675" calcext:value-type="float">
            <text:p>-29,38</text:p>
          </table:table-cell>
          <table:table-cell table:style-name="ce86" office:value-type="float" office:value="7.57974624633789" calcext:value-type="float">
            <text:p>7,5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inar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34" calcext:value-type="float">
            <text:p>48,63</text:p>
          </table:table-cell>
          <table:table-cell table:style-name="ce33" office:value-type="float" office:value="-2.06099999999999" calcext:value-type="float">
            <text:p>-2,06</text:p>
          </table:table-cell>
          <table:table-cell table:style-name="ce33" office:value-type="float" office:value="-6.05999999999999" calcext:value-type="float">
            <text:p>-6,06</text:p>
          </table:table-cell>
          <table:table-cell table:style-name="ce33" office:value-type="float" office:value="-39.5" calcext:value-type="float">
            <text:p>-39,50</text:p>
          </table:table-cell>
          <table:table-cell table:style-name="ce86" office:value-type="float" office:value="9" calcext:value-type="float">
            <text:p>9,0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48.8835639953613" calcext:value-type="float">
            <text:p>48,88</text:p>
          </table:table-cell>
          <table:table-cell table:style-name="ce33" office:value-type="float" office:value="-5.17886734008789" calcext:value-type="float">
            <text:p>-5,18</text:p>
          </table:table-cell>
          <table:table-cell table:style-name="ce33" office:value-type="float" office:value="-32.4597358703613" calcext:value-type="float">
            <text:p>-32,46</text:p>
          </table:table-cell>
          <table:table-cell table:style-name="ce33" office:value-type="float" office:value="8.97120285034179" calcext:value-type="float">
            <text:p>8,97</text:p>
          </table:table-cell>
          <table:table-cell table:style-name="ce33" office:value-type="float" office:value="0.270394384860992" calcext:value-type="float">
            <text:p>0,27</text:p>
          </table:table-cell>
          <table:table-cell table:style-name="ce33" office:value-type="float" office:value="-4.96234798431396" calcext:value-type="float">
            <text:p>-4,96</text:p>
          </table:table-cell>
          <table:table-cell table:style-name="ce33" office:value-type="float" office:value="-32.269245147705" calcext:value-type="float">
            <text:p>-32,27</text:p>
          </table:table-cell>
          <table:table-cell table:style-name="ce86" office:value-type="float" office:value="7.42953872680664" calcext:value-type="float">
            <text:p>7,4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int-Jean-de-Mont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92" calcext:value-type="float">
            <text:p>46,79</text:p>
          </table:table-cell>
          <table:table-cell table:style-name="ce33" office:value-type="float" office:value="-2.06099999999999" calcext:value-type="float">
            <text:p>-2,06</text:p>
          </table:table-cell>
          <table:table-cell table:style-name="ce33" office:value-type="float" office:value="-3.56" calcext:value-type="float">
            <text:p>-3,56</text:p>
          </table:table-cell>
          <table:table-cell table:style-name="ce33" office:value-type="float" office:value="-25.6999999999999" calcext:value-type="float">
            <text:p>-25,70</text:p>
          </table:table-cell>
          <table:table-cell table:style-name="ce86" office:value-type="float" office:value="2.79999999999999" calcext:value-type="float">
            <text:p>2,8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75.326805114746" calcext:value-type="float">
            <text:p>75,33</text:p>
          </table:table-cell>
          <table:table-cell table:style-name="ce33" office:value-type="float" office:value="-4.61090087890625" calcext:value-type="float">
            <text:p>-4,61</text:p>
          </table:table-cell>
          <table:table-cell table:style-name="ce33" office:value-type="float" office:value="-28.008373260498" calcext:value-type="float">
            <text:p>-28,01</text:p>
          </table:table-cell>
          <table:table-cell table:style-name="ce33" office:value-type="float" office:value="8.87883377075195" calcext:value-type="float">
            <text:p>8,8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Suli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709999999999" calcext:value-type="float">
            <text:p>48,57</text:p>
          </table:table-cell>
          <table:table-cell table:style-name="ce33" office:value-type="float" office:value="-1.973" calcext:value-type="float">
            <text:p>-1,97</text:p>
          </table:table-cell>
          <table:table-cell table:style-name="ce33" office:value-type="float" office:value="-5.98" calcext:value-type="float">
            <text:p>-5,98</text:p>
          </table:table-cell>
          <table:table-cell table:style-name="ce33" office:value-type="float" office:value="-37.6" calcext:value-type="float">
            <text:p>-37,6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48.8835639953613" calcext:value-type="float">
            <text:p>48,88</text:p>
          </table:table-cell>
          <table:table-cell table:style-name="ce33" office:value-type="float" office:value="-5.17886734008789" calcext:value-type="float">
            <text:p>-5,18</text:p>
          </table:table-cell>
          <table:table-cell table:style-name="ce33" office:value-type="float" office:value="-32.4597358703613" calcext:value-type="float">
            <text:p>-32,46</text:p>
          </table:table-cell>
          <table:table-cell table:style-name="ce33" office:value-type="float" office:value="8.97120285034179" calcext:value-type="float">
            <text:p>8,97</text:p>
          </table:table-cell>
          <table:table-cell table:style-name="ce33" office:value-type="float" office:value="0.270394384860992" calcext:value-type="float">
            <text:p>0,27</text:p>
          </table:table-cell>
          <table:table-cell table:style-name="ce33" office:value-type="float" office:value="-4.96234798431396" calcext:value-type="float">
            <text:p>-4,96</text:p>
          </table:table-cell>
          <table:table-cell table:style-name="ce33" office:value-type="float" office:value="-32.269245147705" calcext:value-type="float">
            <text:p>-32,27</text:p>
          </table:table-cell>
          <table:table-cell table:style-name="ce86" office:value-type="float" office:value="7.42953872680664" calcext:value-type="float">
            <text:p>7,4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t-Germain-des-Va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712" calcext:value-type="float">
            <text:p>49,71</text:p>
          </table:table-cell>
          <table:table-cell table:style-name="ce33" office:value-type="float" office:value="-1.901" calcext:value-type="float">
            <text:p>-1,90</text:p>
          </table:table-cell>
          <table:table-cell table:style-name="ce33" office:value-type="float" office:value="-6.15" calcext:value-type="float">
            <text:p>-6,15</text:p>
          </table:table-cell>
          <table:table-cell table:style-name="ce33" office:value-type="float" office:value="-36.2" calcext:value-type="float">
            <text:p>-36,20</text:p>
          </table:table-cell>
          <table:table-cell table:style-name="ce86" office:value-type="float" office:value="13" calcext:value-type="float">
            <text:p>13,0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75.2160263061523" calcext:value-type="float">
            <text:p>75,22</text:p>
          </table:table-cell>
          <table:table-cell table:style-name="ce33" office:value-type="float" office:value="-5.09731721878051" calcext:value-type="float">
            <text:p>-5,10</text:p>
          </table:table-cell>
          <table:table-cell table:style-name="ce33" office:value-type="float" office:value="-32.7687606811523" calcext:value-type="float">
            <text:p>-32,77</text:p>
          </table:table-cell>
          <table:table-cell table:style-name="ce33" office:value-type="float" office:value="8.00977706909179" calcext:value-type="float">
            <text:p>8,0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retignolles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628" calcext:value-type="float">
            <text:p>46,63</text:p>
          </table:table-cell>
          <table:table-cell table:style-name="ce33" office:value-type="float" office:value="-1.854" calcext:value-type="float">
            <text:p>-1,85</text:p>
          </table:table-cell>
          <table:table-cell table:style-name="ce43" office:value-type="float" office:value="-3.66999999999999" calcext:value-type="float">
            <text:p>-3,67</text:p>
          </table:table-cell>
          <table:table-cell table:style-name="ce33" office:value-type="float" office:value="-25.3" calcext:value-type="float">
            <text:p>-25,30</text:p>
          </table:table-cell>
          <table:table-cell table:style-name="ce86" office:value-type="float" office:value="4.09999999999999" calcext:value-type="float">
            <text:p>4,1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75.326805114746" calcext:value-type="float">
            <text:p>75,33</text:p>
          </table:table-cell>
          <table:table-cell table:style-name="ce33" office:value-type="float" office:value="-4.61090087890625" calcext:value-type="float">
            <text:p>-4,61</text:p>
          </table:table-cell>
          <table:table-cell table:style-name="ce33" office:value-type="float" office:value="-28.008373260498" calcext:value-type="float">
            <text:p>-28,01</text:p>
          </table:table-cell>
          <table:table-cell table:style-name="ce33" office:value-type="float" office:value="8.87883377075195" calcext:value-type="float">
            <text:p>8,8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ove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09" calcext:value-type="float">
            <text:p>48,01</text:p>
          </table:table-cell>
          <table:table-cell table:style-name="ce33" office:value-type="float" office:value="-1.842" calcext:value-type="float">
            <text:p>-1,84</text:p>
          </table:table-cell>
          <table:table-cell table:style-name="ce33" office:value-type="float" office:value="-6.25999999999999" calcext:value-type="float">
            <text:p>-6,26</text:p>
          </table:table-cell>
          <table:table-cell table:style-name="ce33" office:value-type="float" office:value="-41.2999999999999" calcext:value-type="float">
            <text:p>-41,3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48.8078842163085" calcext:value-type="float">
            <text:p>48,81</text:p>
          </table:table-cell>
          <table:table-cell table:style-name="ce33" office:value-type="float" office:value="-5.1303162574768" calcext:value-type="float">
            <text:p>-5,13</text:p>
          </table:table-cell>
          <table:table-cell table:style-name="ce33" office:value-type="float" office:value="-32.138614654541" calcext:value-type="float">
            <text:p>-32,14</text:p>
          </table:table-cell>
          <table:table-cell table:style-name="ce33" office:value-type="float" office:value="8.90391540527343" calcext:value-type="float">
            <text:p>8,90</text:p>
          </table:table-cell>
          <table:table-cell table:style-name="ce33" office:value-type="float" office:value="0.227205410599708" calcext:value-type="float">
            <text:p>0,23</text:p>
          </table:table-cell>
          <table:table-cell table:style-name="ce33" office:value-type="float" office:value="-4.87066555023193" calcext:value-type="float">
            <text:p>-4,87</text:p>
          </table:table-cell>
          <table:table-cell table:style-name="ce33" office:value-type="float" office:value="-31.9324150085449" calcext:value-type="float">
            <text:p>-31,93</text:p>
          </table:table-cell>
          <table:table-cell table:style-name="ce86" office:value-type="float" office:value="7.03290939331054" calcext:value-type="float">
            <text:p>7,0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i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139999999999" calcext:value-type="float">
            <text:p>49,61</text:p>
          </table:table-cell>
          <table:table-cell table:style-name="ce33" office:value-type="float" office:value="-1.81899999999999" calcext:value-type="float">
            <text:p>-1,82</text:p>
          </table:table-cell>
          <table:table-cell table:style-name="ce33" office:value-type="float" office:value="-6.09999999999999" calcext:value-type="float">
            <text:p>-6,10</text:p>
          </table:table-cell>
          <table:table-cell table:style-name="ce33" office:value-type="float" office:value="-35.3999999999999" calcext:value-type="float">
            <text:p>-35,40</text:p>
          </table:table-cell>
          <table:table-cell table:style-name="ce86" office:value-type="float" office:value="13.4" calcext:value-type="float">
            <text:p>13,4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79.9914321899414" calcext:value-type="float">
            <text:p>79,99</text:p>
          </table:table-cell>
          <table:table-cell table:style-name="ce33" office:value-type="float" office:value="-4.95064640045166" calcext:value-type="float">
            <text:p>-4,95</text:p>
          </table:table-cell>
          <table:table-cell table:style-name="ce33" office:value-type="float" office:value="-31.3152770996093" calcext:value-type="float">
            <text:p>-31,32</text:p>
          </table:table-cell>
          <table:table-cell table:style-name="ce33" office:value-type="float" office:value="8.2898941040039" calcext:value-type="float">
            <text:p>8,29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int-Herbla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213" calcext:value-type="float">
            <text:p>47,21</text:p>
          </table:table-cell>
          <table:table-cell table:style-name="ce33" office:value-type="float" office:value="-1.649" calcext:value-type="float">
            <text:p>-1,65</text:p>
          </table:table-cell>
          <table:table-cell table:style-name="ce33" office:value-type="float" office:value="-6.70999999999999" calcext:value-type="float">
            <text:p>-6,71</text:p>
          </table:table-cell>
          <table:table-cell table:style-name="ce33" office:value-type="float" office:value="-44.6" calcext:value-type="float">
            <text:p>-44,60</text:p>
          </table:table-cell>
          <table:table-cell table:style-name="ce86" office:value-type="float" office:value="9.09999999999999" calcext:value-type="float">
            <text:p>9,1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46.495506286621" calcext:value-type="float">
            <text:p>46,50</text:p>
          </table:table-cell>
          <table:table-cell table:style-name="ce33" office:value-type="float" office:value="-4.79780197143554" calcext:value-type="float">
            <text:p>-4,80</text:p>
          </table:table-cell>
          <table:table-cell table:style-name="ce33" office:value-type="float" office:value="-29.4108619689941" calcext:value-type="float">
            <text:p>-29,41</text:p>
          </table:table-cell>
          <table:table-cell table:style-name="ce33" office:value-type="float" office:value="8.97155380249023" calcext:value-type="float">
            <text:p>8,97</text:p>
          </table:table-cell>
          <table:table-cell table:style-name="ce33" office:value-type="float" office:value="0.178267076611518" calcext:value-type="float">
            <text:p>0,18</text:p>
          </table:table-cell>
          <table:table-cell table:style-name="ce33" office:value-type="float" office:value="-4.62036037445068" calcext:value-type="float">
            <text:p>-4,62</text:p>
          </table:table-cell>
          <table:table-cell table:style-name="ce33" office:value-type="float" office:value="-29.3831367492675" calcext:value-type="float">
            <text:p>-29,38</text:p>
          </table:table-cell>
          <table:table-cell table:style-name="ce86" office:value-type="float" office:value="7.57974624633789" calcext:value-type="float">
            <text:p>7,5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herbourg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42" calcext:value-type="float">
            <text:p>49,64</text:p>
          </table:table-cell>
          <table:table-cell table:style-name="ce33" office:value-type="float" office:value="-1.62599999999999" calcext:value-type="float">
            <text:p>-1,63</text:p>
          </table:table-cell>
          <table:table-cell table:style-name="ce44" office:value-type="float" office:value="-5.83999999999999" calcext:value-type="float">
            <text:p>-5,84</text:p>
          </table:table-cell>
          <table:table-cell table:style-name="ce44" office:value-type="float" office:value="-35" calcext:value-type="float">
            <text:p>-35,00</text:p>
          </table:table-cell>
          <table:table-cell table:style-name="ce86" office:value-type="float" office:value="11.6999999999999" calcext:value-type="float">
            <text:p>11,7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3.5781555175781" calcext:value-type="float">
            <text:p>73,58</text:p>
          </table:table-cell>
          <table:table-cell table:style-name="ce33" office:value-type="float" office:value="-5.2131905555725" calcext:value-type="float">
            <text:p>-5,21</text:p>
          </table:table-cell>
          <table:table-cell table:style-name="ce33" office:value-type="float" office:value="-33.4240570068359" calcext:value-type="float">
            <text:p>-33,42</text:p>
          </table:table-cell>
          <table:table-cell table:style-name="ce33" office:value-type="float" office:value="8.28146743774414" calcext:value-type="float">
            <text:p>8,2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ourlavill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55" calcext:value-type="float">
            <text:p>49,66</text:p>
          </table:table-cell>
          <table:table-cell table:style-name="ce33" office:value-type="float" office:value="-1.57499999999999" calcext:value-type="float">
            <text:p>-1,57</text:p>
          </table:table-cell>
          <table:table-cell table:style-name="ce33" office:value-type="float" office:value="-5.96999999999999" calcext:value-type="float">
            <text:p>-5,97</text:p>
          </table:table-cell>
          <table:table-cell table:style-name="ce33" office:value-type="float" office:value="-36" calcext:value-type="float">
            <text:p>-36,00</text:p>
          </table:table-cell>
          <table:table-cell table:style-name="ce86" office:value-type="float" office:value="11.6999999999999" calcext:value-type="float">
            <text:p>11,7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3.5781555175781" calcext:value-type="float">
            <text:p>73,58</text:p>
          </table:table-cell>
          <table:table-cell table:style-name="ce33" office:value-type="float" office:value="-5.2131905555725" calcext:value-type="float">
            <text:p>-5,21</text:p>
          </table:table-cell>
          <table:table-cell table:style-name="ce33" office:value-type="float" office:value="-33.4240570068359" calcext:value-type="float">
            <text:p>-33,42</text:p>
          </table:table-cell>
          <table:table-cell table:style-name="ce33" office:value-type="float" office:value="8.28146743774414" calcext:value-type="float">
            <text:p>8,2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iarritz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819999999999" calcext:value-type="float">
            <text:p>43,48</text:p>
          </table:table-cell>
          <table:table-cell table:style-name="ce33" office:value-type="float" office:value="-1.56099999999999" calcext:value-type="float">
            <text:p>-1,56</text:p>
          </table:table-cell>
          <table:table-cell table:style-name="ce33" office:value-type="float" office:value="-7.07" calcext:value-type="float">
            <text:p>-7,07</text:p>
          </table:table-cell>
          <table:table-cell table:style-name="ce33" office:value-type="float" office:value="-42.5" calcext:value-type="float">
            <text:p>-42,50</text:p>
          </table:table-cell>
          <table:table-cell table:style-name="ce86" office:value-type="float" office:value="14.0999999999999" calcext:value-type="float">
            <text:p>14,1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3.9552307128906" calcext:value-type="float">
            <text:p>73,96</text:p>
          </table:table-cell>
          <table:table-cell table:style-name="ce33" office:value-type="float" office:value="-5.32318258285522" calcext:value-type="float">
            <text:p>-5,32</text:p>
          </table:table-cell>
          <table:table-cell table:style-name="ce33" office:value-type="float" office:value="-30.569688796997" calcext:value-type="float">
            <text:p>-30,57</text:p>
          </table:table-cell>
          <table:table-cell table:style-name="ce33" office:value-type="float" office:value="12.0157718658447" calcext:value-type="float">
            <text:p>12,02</text:p>
          </table:table-cell>
          <table:table-cell table:style-name="ce33" office:value-type="float" office:value="0.332722634077072" calcext:value-type="float">
            <text:p>0,33</text:p>
          </table:table-cell>
          <table:table-cell table:style-name="ce33" office:value-type="float" office:value="-5.22701692581176" calcext:value-type="float">
            <text:p>-5,23</text:p>
          </table:table-cell>
          <table:table-cell table:style-name="ce33" office:value-type="float" office:value="-31.0460491180419" calcext:value-type="float">
            <text:p>-31,05</text:p>
          </table:table-cell>
          <table:table-cell table:style-name="ce86" office:value-type="float" office:value="10.7700862884521" calcext:value-type="float">
            <text:p>10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 Chapelle-sur-Ed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298" calcext:value-type="float">
            <text:p>47,30</text:p>
          </table:table-cell>
          <table:table-cell table:style-name="ce33" office:value-type="float" office:value="-1.55" calcext:value-type="float">
            <text:p>-1,55</text:p>
          </table:table-cell>
          <table:table-cell table:style-name="ce45" office:value-type="float" office:value="-6.80999999999999" calcext:value-type="float">
            <text:p>-6,81</text:p>
          </table:table-cell>
          <table:table-cell table:style-name="ce33" office:value-type="float" office:value="-45.2999999999999" calcext:value-type="float">
            <text:p>-45,30</text:p>
          </table:table-cell>
          <table:table-cell table:style-name="ce86" office:value-type="float" office:value="9.19999999999999" calcext:value-type="float">
            <text:p>9,2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1.6515007019042" calcext:value-type="float">
            <text:p>51,65</text:p>
          </table:table-cell>
          <table:table-cell table:style-name="ce33" office:value-type="float" office:value="-4.97881364822387" calcext:value-type="float">
            <text:p>-4,98</text:p>
          </table:table-cell>
          <table:table-cell table:style-name="ce33" office:value-type="float" office:value="-30.7303066253662" calcext:value-type="float">
            <text:p>-30,73</text:p>
          </table:table-cell>
          <table:table-cell table:style-name="ce33" office:value-type="float" office:value="9.1002025604248" calcext:value-type="float">
            <text:p>9,10</text:p>
          </table:table-cell>
          <table:table-cell table:style-name="ce33" office:value-type="float" office:value="0.193757623434066" calcext:value-type="float">
            <text:p>0,19</text:p>
          </table:table-cell>
          <table:table-cell table:style-name="ce33" office:value-type="float" office:value="-4.8029179573059" calcext:value-type="float">
            <text:p>-4,80</text:p>
          </table:table-cell>
          <table:table-cell table:style-name="ce33" office:value-type="float" office:value="-30.7804946899414" calcext:value-type="float">
            <text:p>-30,78</text:p>
          </table:table-cell>
          <table:table-cell table:style-name="ce86" office:value-type="float" office:value="7.64284896850585" calcext:value-type="float">
            <text:p>7,6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ant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196" calcext:value-type="float">
            <text:p>47,20</text:p>
          </table:table-cell>
          <table:table-cell table:style-name="ce33" office:value-type="float" office:value="-1.531" calcext:value-type="float">
            <text:p>-1,53</text:p>
          </table:table-cell>
          <table:table-cell table:style-name="ce33" office:value-type="float" office:value="-6.63108553703766" calcext:value-type="float">
            <text:p>-6,63</text:p>
          </table:table-cell>
          <table:table-cell table:style-name="ce33" office:value-type="float" office:value="-44.2691876699776" calcext:value-type="float">
            <text:p>-44,27</text:p>
          </table:table-cell>
          <table:table-cell table:style-name="ce87" office:value-type="float" office:value="8.77949662632371" calcext:value-type="float">
            <text:p>8,8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49.3314018249511" calcext:value-type="float">
            <text:p>49,33</text:p>
          </table:table-cell>
          <table:table-cell table:style-name="ce33" office:value-type="float" office:value="-4.8563380241394" calcext:value-type="float">
            <text:p>-4,86</text:p>
          </table:table-cell>
          <table:table-cell table:style-name="ce33" office:value-type="float" office:value="-29.3807144165039" calcext:value-type="float">
            <text:p>-29,38</text:p>
          </table:table-cell>
          <table:table-cell table:style-name="ce33" office:value-type="float" office:value="9.46998977661132" calcext:value-type="float">
            <text:p>9,47</text:p>
          </table:table-cell>
          <table:table-cell table:style-name="ce33" office:value-type="float" office:value="0.196194291114807" calcext:value-type="float">
            <text:p>0,20</text:p>
          </table:table-cell>
          <table:table-cell table:style-name="ce33" office:value-type="float" office:value="-4.7338695526123" calcext:value-type="float">
            <text:p>-4,73</text:p>
          </table:table-cell>
          <table:table-cell table:style-name="ce33" office:value-type="float" office:value="-29.7685356140136" calcext:value-type="float">
            <text:p>-29,77</text:p>
          </table:table-cell>
          <table:table-cell table:style-name="ce86" office:value-type="float" office:value="8.10242080688476" calcext:value-type="float">
            <text:p>8,1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essa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2199999999999" calcext:value-type="float">
            <text:p>49,22</text:p>
          </table:table-cell>
          <table:table-cell table:style-name="ce33" office:value-type="float" office:value="-1.53099999999999" calcext:value-type="float">
            <text:p>-1,53</text:p>
          </table:table-cell>
          <table:table-cell table:style-name="ce33" office:value-type="float" office:value="-5.73" calcext:value-type="float">
            <text:p>-5,73</text:p>
          </table:table-cell>
          <table:table-cell table:style-name="ce33" office:value-type="float" office:value="-34.5" calcext:value-type="float">
            <text:p>-34,50</text:p>
          </table:table-cell>
          <table:table-cell table:style-name="ce86" office:value-type="float" office:value="11.4" calcext:value-type="float">
            <text:p>11,4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4.363109588623" calcext:value-type="float">
            <text:p>54,36</text:p>
          </table:table-cell>
          <table:table-cell table:style-name="ce33" office:value-type="float" office:value="-5.317804813385" calcext:value-type="float">
            <text:p>-5,32</text:p>
          </table:table-cell>
          <table:table-cell table:style-name="ce33" office:value-type="float" office:value="-33.7673568725585" calcext:value-type="float">
            <text:p>-33,77</text:p>
          </table:table-cell>
          <table:table-cell table:style-name="ce33" office:value-type="float" office:value="8.77508163452148" calcext:value-type="float">
            <text:p>8,78</text:p>
          </table:table-cell>
          <table:table-cell table:style-name="ce33" office:value-type="float" office:value="0.347093880176544" calcext:value-type="float">
            <text:p>0,35</text:p>
          </table:table-cell>
          <table:table-cell table:style-name="ce33" office:value-type="float" office:value="-5.31942319869995" calcext:value-type="float">
            <text:p>-5,32</text:p>
          </table:table-cell>
          <table:table-cell table:style-name="ce33" office:value-type="float" office:value="-34.7175941467285" calcext:value-type="float">
            <text:p>-34,72</text:p>
          </table:table-cell>
          <table:table-cell table:style-name="ce86" office:value-type="float" office:value="7.83779144287109" calcext:value-type="float">
            <text:p>7,8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t Saint-Mich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36" calcext:value-type="float">
            <text:p>48,64</text:p>
          </table:table-cell>
          <table:table-cell table:style-name="ce33" office:value-type="float" office:value="-1.51" calcext:value-type="float">
            <text:p>-1,51</text:p>
          </table:table-cell>
          <table:table-cell table:style-name="ce33" office:value-type="float" office:value="-6.17999999999999" calcext:value-type="float">
            <text:p>-6,18</text:p>
          </table:table-cell>
          <table:table-cell table:style-name="ce33" office:value-type="float" office:value="-38" calcext:value-type="float">
            <text:p>-38,00</text:p>
          </table:table-cell>
          <table:table-cell table:style-name="ce86" office:value-type="float" office:value="11.4" calcext:value-type="float">
            <text:p>11,4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7.4621772766113" calcext:value-type="float">
            <text:p>57,46</text:p>
          </table:table-cell>
          <table:table-cell table:style-name="ce33" office:value-type="float" office:value="-5.25770473480224" calcext:value-type="float">
            <text:p>-5,26</text:p>
          </table:table-cell>
          <table:table-cell table:style-name="ce33" office:value-type="float" office:value="-33.0317573547363" calcext:value-type="float">
            <text:p>-33,03</text:p>
          </table:table-cell>
          <table:table-cell table:style-name="ce33" office:value-type="float" office:value="9.02988052368164" calcext:value-type="float">
            <text:p>9,03</text:p>
          </table:table-cell>
          <table:table-cell table:style-name="ce33" office:value-type="float" office:value="0.456911712884902" calcext:value-type="float">
            <text:p>0,46</text:p>
          </table:table-cell>
          <table:table-cell table:style-name="ce33" office:value-type="float" office:value="-5.05846166610717" calcext:value-type="float">
            <text:p>-5,06</text:p>
          </table:table-cell>
          <table:table-cell table:style-name="ce33" office:value-type="float" office:value="-33.00288772583" calcext:value-type="float">
            <text:p>-33,00</text:p>
          </table:table-cell>
          <table:table-cell table:style-name="ce86" office:value-type="float" office:value="7.46480560302734" calcext:value-type="float">
            <text:p>7,4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log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509" calcext:value-type="float">
            <text:p>49,51</text:p>
          </table:table-cell>
          <table:table-cell table:style-name="ce33" office:value-type="float" office:value="-1.469" calcext:value-type="float">
            <text:p>-1,47</text:p>
          </table:table-cell>
          <table:table-cell table:style-name="ce33" office:value-type="float" office:value="-5.94" calcext:value-type="float">
            <text:p>-5,94</text:p>
          </table:table-cell>
          <table:table-cell table:style-name="ce33" office:value-type="float" office:value="-37.1" calcext:value-type="float">
            <text:p>-37,1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4.363109588623" calcext:value-type="float">
            <text:p>54,36</text:p>
          </table:table-cell>
          <table:table-cell table:style-name="ce33" office:value-type="float" office:value="-5.317804813385" calcext:value-type="float">
            <text:p>-5,32</text:p>
          </table:table-cell>
          <table:table-cell table:style-name="ce33" office:value-type="float" office:value="-33.7673568725585" calcext:value-type="float">
            <text:p>-33,77</text:p>
          </table:table-cell>
          <table:table-cell table:style-name="ce33" office:value-type="float" office:value="8.77508163452148" calcext:value-type="float">
            <text:p>8,78</text:p>
          </table:table-cell>
          <table:table-cell table:style-name="ce33" office:value-type="float" office:value="0.347093880176544" calcext:value-type="float">
            <text:p>0,35</text:p>
          </table:table-cell>
          <table:table-cell table:style-name="ce33" office:value-type="float" office:value="-5.31942319869995" calcext:value-type="float">
            <text:p>-5,32</text:p>
          </table:table-cell>
          <table:table-cell table:style-name="ce33" office:value-type="float" office:value="-34.7175941467285" calcext:value-type="float">
            <text:p>-34,72</text:p>
          </table:table-cell>
          <table:table-cell table:style-name="ce86" office:value-type="float" office:value="7.83779144287109" calcext:value-type="float">
            <text:p>7,8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erman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859999999999" calcext:value-type="float">
            <text:p>49,69</text:p>
          </table:table-cell>
          <table:table-cell table:style-name="ce33" office:value-type="float" office:value="-1.45399999999999" calcext:value-type="float">
            <text:p>-1,45</text:p>
          </table:table-cell>
          <table:table-cell table:style-name="ce33" office:value-type="float" office:value="-6.19" calcext:value-type="float">
            <text:p>-6,19</text:p>
          </table:table-cell>
          <table:table-cell table:style-name="ce33" office:value-type="float" office:value="-38.2999999999999" calcext:value-type="float">
            <text:p>-38,3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3.5781555175781" calcext:value-type="float">
            <text:p>73,58</text:p>
          </table:table-cell>
          <table:table-cell table:style-name="ce33" office:value-type="float" office:value="-5.2131905555725" calcext:value-type="float">
            <text:p>-5,21</text:p>
          </table:table-cell>
          <table:table-cell table:style-name="ce33" office:value-type="float" office:value="-33.4240570068359" calcext:value-type="float">
            <text:p>-33,42</text:p>
          </table:table-cell>
          <table:table-cell table:style-name="ce33" office:value-type="float" office:value="8.28146743774414" calcext:value-type="float">
            <text:p>8,2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érenc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9189999999999" calcext:value-type="float">
            <text:p>48,92</text:p>
          </table:table-cell>
          <table:table-cell table:style-name="ce33" office:value-type="float" office:value="-1.43599999999999" calcext:value-type="float">
            <text:p>-1,44</text:p>
          </table:table-cell>
          <table:table-cell table:style-name="ce33" office:value-type="float" office:value="-6.03" calcext:value-type="float">
            <text:p>-6,03</text:p>
          </table:table-cell>
          <table:table-cell table:style-name="ce33" office:value-type="float" office:value="-36.7999999999999" calcext:value-type="float">
            <text:p>-36,80</text:p>
          </table:table-cell>
          <table:table-cell table:style-name="ce86" office:value-type="float" office:value="11.4" calcext:value-type="float">
            <text:p>11,4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4.3296890258789" calcext:value-type="float">
            <text:p>54,33</text:p>
          </table:table-cell>
          <table:table-cell table:style-name="ce33" office:value-type="float" office:value="-5.3107624053955" calcext:value-type="float">
            <text:p>-5,31</text:p>
          </table:table-cell>
          <table:table-cell table:style-name="ce33" office:value-type="float" office:value="-33.6055793762207" calcext:value-type="float">
            <text:p>-33,61</text:p>
          </table:table-cell>
          <table:table-cell table:style-name="ce33" office:value-type="float" office:value="8.88051986694335" calcext:value-type="float">
            <text:p>8,88</text:p>
          </table:table-cell>
          <table:table-cell table:style-name="ce33" office:value-type="float" office:value="0.400035768747329" calcext:value-type="float">
            <text:p>0,40</text:p>
          </table:table-cell>
          <table:table-cell table:style-name="ce33" office:value-type="float" office:value="-5.24758100509643" calcext:value-type="float">
            <text:p>-5,25</text:p>
          </table:table-cell>
          <table:table-cell table:style-name="ce33" office:value-type="float" office:value="-34.2457160949707" calcext:value-type="float">
            <text:p>-34,25</text:p>
          </table:table-cell>
          <table:table-cell table:style-name="ce86" office:value-type="float" office:value="7.73493194580078" calcext:value-type="float">
            <text:p>7,7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oorts-Hossego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65" calcext:value-type="float">
            <text:p>43,67</text:p>
          </table:table-cell>
          <table:table-cell table:style-name="ce33" office:value-type="float" office:value="-1.395" calcext:value-type="float">
            <text:p>-1,40</text:p>
          </table:table-cell>
          <table:table-cell table:style-name="ce34" office:value-type="float" office:value="-6.07" calcext:value-type="float">
            <text:p>-6,07</text:p>
          </table:table-cell>
          <table:table-cell table:style-name="ce78" office:value-type="float" office:value="-35.1" calcext:value-type="float">
            <text:p>-35,1</text:p>
          </table:table-cell>
          <table:table-cell table:style-name="ce87" table:formula="of:=[.G43]-8*[.F43]" office:value-type="float" office:value="13.46" calcext:value-type="float">
            <text:p>13,5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1.5047073364257" calcext:value-type="float">
            <text:p>71,50</text:p>
          </table:table-cell>
          <table:table-cell table:style-name="ce33" office:value-type="float" office:value="-4.82014656066894" calcext:value-type="float">
            <text:p>-4,82</text:p>
          </table:table-cell>
          <table:table-cell table:style-name="ce33" office:value-type="float" office:value="-27.957067489624" calcext:value-type="float">
            <text:p>-27,96</text:p>
          </table:table-cell>
          <table:table-cell table:style-name="ce33" office:value-type="float" office:value="10.6041049957275" calcext:value-type="float">
            <text:p>10,60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liss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087" calcext:value-type="float">
            <text:p>47,09</text:p>
          </table:table-cell>
          <table:table-cell table:style-name="ce33" office:value-type="float" office:value="-1.28099999999999" calcext:value-type="float">
            <text:p>-1,28</text:p>
          </table:table-cell>
          <table:table-cell table:style-name="ce33" office:value-type="float" office:value="-6.55999999999999" calcext:value-type="float">
            <text:p>-6,56</text:p>
          </table:table-cell>
          <table:table-cell table:style-name="ce33" office:value-type="float" office:value="-43.7999999999999" calcext:value-type="float">
            <text:p>-43,80</text:p>
          </table:table-cell>
          <table:table-cell table:style-name="ce86" office:value-type="float" office:value="8.69999999999999" calcext:value-type="float">
            <text:p>8,7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49.3314018249511" calcext:value-type="float">
            <text:p>49,33</text:p>
          </table:table-cell>
          <table:table-cell table:style-name="ce33" office:value-type="float" office:value="-4.8563380241394" calcext:value-type="float">
            <text:p>-4,86</text:p>
          </table:table-cell>
          <table:table-cell table:style-name="ce33" office:value-type="float" office:value="-29.3807144165039" calcext:value-type="float">
            <text:p>-29,38</text:p>
          </table:table-cell>
          <table:table-cell table:style-name="ce33" office:value-type="float" office:value="9.46998977661132" calcext:value-type="float">
            <text:p>9,47</text:p>
          </table:table-cell>
          <table:table-cell table:style-name="ce33" office:value-type="float" office:value="0.196194291114807" calcext:value-type="float">
            <text:p>0,20</text:p>
          </table:table-cell>
          <table:table-cell table:style-name="ce33" office:value-type="float" office:value="-4.7338695526123" calcext:value-type="float">
            <text:p>-4,73</text:p>
          </table:table-cell>
          <table:table-cell table:style-name="ce33" office:value-type="float" office:value="-29.7685356140136" calcext:value-type="float">
            <text:p>-29,77</text:p>
          </table:table-cell>
          <table:table-cell table:style-name="ce86" office:value-type="float" office:value="8.10242080688476" calcext:value-type="float">
            <text:p>8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Vaast-la-Houg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5889999999999" calcext:value-type="float">
            <text:p>49,59</text:p>
          </table:table-cell>
          <table:table-cell table:style-name="ce33" office:value-type="float" office:value="-1.24399999999999" calcext:value-type="float">
            <text:p>-1,24</text:p>
          </table:table-cell>
          <table:table-cell table:style-name="ce33" office:value-type="float" office:value="-6.25" calcext:value-type="float">
            <text:p>-6,25</text:p>
          </table:table-cell>
          <table:table-cell table:style-name="ce33" office:value-type="float" office:value="-37.7999999999999" calcext:value-type="float">
            <text:p>-37,8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4.363109588623" calcext:value-type="float">
            <text:p>54,36</text:p>
          </table:table-cell>
          <table:table-cell table:style-name="ce33" office:value-type="float" office:value="-5.317804813385" calcext:value-type="float">
            <text:p>-5,32</text:p>
          </table:table-cell>
          <table:table-cell table:style-name="ce33" office:value-type="float" office:value="-33.7673568725585" calcext:value-type="float">
            <text:p>-33,77</text:p>
          </table:table-cell>
          <table:table-cell table:style-name="ce33" office:value-type="float" office:value="8.77508163452148" calcext:value-type="float">
            <text:p>8,78</text:p>
          </table:table-cell>
          <table:table-cell table:style-name="ce33" office:value-type="float" office:value="0.347093880176544" calcext:value-type="float">
            <text:p>0,35</text:p>
          </table:table-cell>
          <table:table-cell table:style-name="ce33" office:value-type="float" office:value="-5.31942319869995" calcext:value-type="float">
            <text:p>-5,32</text:p>
          </table:table-cell>
          <table:table-cell table:style-name="ce33" office:value-type="float" office:value="-34.7175941467285" calcext:value-type="float">
            <text:p>-34,72</text:p>
          </table:table-cell>
          <table:table-cell table:style-name="ce86" office:value-type="float" office:value="7.83779144287109" calcext:value-type="float">
            <text:p>7,8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Trojan-les-Bai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28" calcext:value-type="float">
            <text:p>45,83</text:p>
          </table:table-cell>
          <table:table-cell table:style-name="ce33" office:value-type="float" office:value="-1.203" calcext:value-type="float">
            <text:p>-1,20</text:p>
          </table:table-cell>
          <table:table-cell table:style-name="ce46" office:value-type="float" office:value="-5.66999999999999" calcext:value-type="float">
            <text:p>-5,67</text:p>
          </table:table-cell>
          <table:table-cell table:style-name="ce46" office:value-type="float" office:value="-33.3999999999999" calcext:value-type="float">
            <text:p>-33,4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69.6022262573242" calcext:value-type="float">
            <text:p>69,60</text:p>
          </table:table-cell>
          <table:table-cell table:style-name="ce33" office:value-type="float" office:value="-4.6338562965393" calcext:value-type="float">
            <text:p>-4,63</text:p>
          </table:table-cell>
          <table:table-cell table:style-name="ce33" office:value-type="float" office:value="-28.3986568450927" calcext:value-type="float">
            <text:p>-28,40</text:p>
          </table:table-cell>
          <table:table-cell table:style-name="ce33" office:value-type="float" office:value="8.67219352722167" calcext:value-type="float">
            <text:p>8,6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arcé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74" calcext:value-type="float">
            <text:p>48,27</text:p>
          </table:table-cell>
          <table:table-cell table:style-name="ce33" office:value-type="float" office:value="-1.199" calcext:value-type="float">
            <text:p>-1,20</text:p>
          </table:table-cell>
          <table:table-cell table:style-name="ce33" office:value-type="float" office:value="-6.12999999999999" calcext:value-type="float">
            <text:p>-6,13</text:p>
          </table:table-cell>
          <table:table-cell table:style-name="ce33" office:value-type="float" office:value="-37.7" calcext:value-type="float">
            <text:p>-37,7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7.4621772766113" calcext:value-type="float">
            <text:p>57,46</text:p>
          </table:table-cell>
          <table:table-cell table:style-name="ce33" office:value-type="float" office:value="-5.25770473480224" calcext:value-type="float">
            <text:p>-5,26</text:p>
          </table:table-cell>
          <table:table-cell table:style-name="ce33" office:value-type="float" office:value="-33.0317573547363" calcext:value-type="float">
            <text:p>-33,03</text:p>
          </table:table-cell>
          <table:table-cell table:style-name="ce33" office:value-type="float" office:value="9.02988052368164" calcext:value-type="float">
            <text:p>9,03</text:p>
          </table:table-cell>
          <table:table-cell table:style-name="ce33" office:value-type="float" office:value="0.456911712884902" calcext:value-type="float">
            <text:p>0,46</text:p>
          </table:table-cell>
          <table:table-cell table:style-name="ce33" office:value-type="float" office:value="-5.05846166610717" calcext:value-type="float">
            <text:p>-5,06</text:p>
          </table:table-cell>
          <table:table-cell table:style-name="ce33" office:value-type="float" office:value="-33.00288772583" calcext:value-type="float">
            <text:p>-33,00</text:p>
          </table:table-cell>
          <table:table-cell table:style-name="ce86" office:value-type="float" office:value="7.46480560302734" calcext:value-type="float">
            <text:p>7,4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Ile-d'Ai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0129999999999" calcext:value-type="float">
            <text:p>46,01</text:p>
          </table:table-cell>
          <table:table-cell table:style-name="ce33" office:value-type="float" office:value="-1.175" calcext:value-type="float">
            <text:p>-1,18</text:p>
          </table:table-cell>
          <table:table-cell table:style-name="ce33" office:value-type="float" office:value="-4.83" calcext:value-type="float">
            <text:p>-4,83</text:p>
          </table:table-cell>
          <table:table-cell table:style-name="ce33" office:value-type="float" office:value="-31.3" calcext:value-type="float">
            <text:p>-31,30</text:p>
          </table:table-cell>
          <table:table-cell table:style-name="ce86" office:value-type="float" office:value="7.29999999999999" calcext:value-type="float">
            <text:p>7,3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79.8458099365234" calcext:value-type="float">
            <text:p>79,85</text:p>
          </table:table-cell>
          <table:table-cell table:style-name="ce33" office:value-type="float" office:value="-4.65425682067871" calcext:value-type="float">
            <text:p>-4,65</text:p>
          </table:table-cell>
          <table:table-cell table:style-name="ce33" office:value-type="float" office:value="-28.4187850952148" calcext:value-type="float">
            <text:p>-28,42</text:p>
          </table:table-cell>
          <table:table-cell table:style-name="ce33" office:value-type="float" office:value="8.81526947021484" calcext:value-type="float">
            <text:p>8,8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e-Hermi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5739999999999" calcext:value-type="float">
            <text:p>46,57</text:p>
          </table:table-cell>
          <table:table-cell table:style-name="ce33" office:value-type="float" office:value="-1.116" calcext:value-type="float">
            <text:p>-1,12</text:p>
          </table:table-cell>
          <table:table-cell table:style-name="ce33" office:value-type="float" office:value="-5.24" calcext:value-type="float">
            <text:p>-5,24</text:p>
          </table:table-cell>
          <table:table-cell table:style-name="ce33" office:value-type="float" office:value="-31.6999999999999" calcext:value-type="float">
            <text:p>-31,7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1.154857635498" calcext:value-type="float">
            <text:p>51,15</text:p>
          </table:table-cell>
          <table:table-cell table:style-name="ce33" office:value-type="float" office:value="-4.77354097366333" calcext:value-type="float">
            <text:p>-4,77</text:p>
          </table:table-cell>
          <table:table-cell table:style-name="ce33" office:value-type="float" office:value="-28.4350757598876" calcext:value-type="float">
            <text:p>-28,44</text:p>
          </table:table-cell>
          <table:table-cell table:style-name="ce33" office:value-type="float" office:value="9.75325202941894" calcext:value-type="float">
            <text:p>9,75</text:p>
          </table:table-cell>
          <table:table-cell table:style-name="ce33" office:value-type="float" office:value="0.259068310260772" calcext:value-type="float">
            <text:p>0,26</text:p>
          </table:table-cell>
          <table:table-cell table:style-name="ce33" office:value-type="float" office:value="-4.60972356796264" calcext:value-type="float">
            <text:p>-4,61</text:p>
          </table:table-cell>
          <table:table-cell table:style-name="ce33" office:value-type="float" office:value="-28.7205696105957" calcext:value-type="float">
            <text:p>-28,72</text:p>
          </table:table-cell>
          <table:table-cell table:style-name="ce86" office:value-type="float" office:value="8.15721893310546" calcext:value-type="float">
            <text:p>8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ren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25" calcext:value-type="float">
            <text:p>45,83</text:p>
          </table:table-cell>
          <table:table-cell table:style-name="ce33" office:value-type="float" office:value="-1.10899999999999" calcext:value-type="float">
            <text:p>-1,11</text:p>
          </table:table-cell>
          <table:table-cell table:style-name="ce33" office:value-type="float" office:value="-5.53" calcext:value-type="float">
            <text:p>-5,53</text:p>
          </table:table-cell>
          <table:table-cell table:style-name="ce33" office:value-type="float" office:value="-33.7" calcext:value-type="float">
            <text:p>-33,70</text:p>
          </table:table-cell>
          <table:table-cell table:style-name="ce86" office:value-type="float" office:value="10.5" calcext:value-type="float">
            <text:p>10,5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44.6741828918457" calcext:value-type="float">
            <text:p>44,67</text:p>
          </table:table-cell>
          <table:table-cell table:style-name="ce33" office:value-type="float" office:value="-4.75824689865112" calcext:value-type="float">
            <text:p>-4,76</text:p>
          </table:table-cell>
          <table:table-cell table:style-name="ce33" office:value-type="float" office:value="-28.2276859283447" calcext:value-type="float">
            <text:p>-28,23</text:p>
          </table:table-cell>
          <table:table-cell table:style-name="ce33" office:value-type="float" office:value="9.83828926086425" calcext:value-type="float">
            <text:p>9,84</text:p>
          </table:table-cell>
          <table:table-cell table:style-name="ce33" office:value-type="float" office:value="0.203461199998855" calcext:value-type="float">
            <text:p>0,20</text:p>
          </table:table-cell>
          <table:table-cell table:style-name="ce33" office:value-type="float" office:value="-4.83179569244384" calcext:value-type="float">
            <text:p>-4,83</text:p>
          </table:table-cell>
          <table:table-cell table:style-name="ce33" office:value-type="float" office:value="-29.8194789886474" calcext:value-type="float">
            <text:p>-29,82</text:p>
          </table:table-cell>
          <table:table-cell table:style-name="ce86" office:value-type="float" office:value="8.83488655090332" calcext:value-type="float">
            <text:p>8,8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rbré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9" calcext:value-type="float">
            <text:p>48,09</text:p>
          </table:table-cell>
          <table:table-cell table:style-name="ce33" office:value-type="float" office:value="-1.098" calcext:value-type="float">
            <text:p>-1,10</text:p>
          </table:table-cell>
          <table:table-cell table:style-name="ce33" office:value-type="float" office:value="-4.75999999999999" calcext:value-type="float">
            <text:p>-4,76</text:p>
          </table:table-cell>
          <table:table-cell table:style-name="ce33" office:value-type="float" office:value="-31.6" calcext:value-type="float">
            <text:p>-31,60</text:p>
          </table:table-cell>
          <table:table-cell table:style-name="ce86" office:value-type="float" office:value="6.5" calcext:value-type="float">
            <text:p>6,5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60.7486190795898" calcext:value-type="float">
            <text:p>60,75</text:p>
          </table:table-cell>
          <table:table-cell table:style-name="ce33" office:value-type="float" office:value="-5.04145717620849" calcext:value-type="float">
            <text:p>-5,04</text:p>
          </table:table-cell>
          <table:table-cell table:style-name="ce33" office:value-type="float" office:value="-31.5557460784912" calcext:value-type="float">
            <text:p>-31,56</text:p>
          </table:table-cell>
          <table:table-cell table:style-name="ce33" office:value-type="float" office:value="8.77591133117675" calcext:value-type="float">
            <text:p>8,78</text:p>
          </table:table-cell>
          <table:table-cell table:style-name="ce33" office:value-type="float" office:value="0.38907977938652" calcext:value-type="float">
            <text:p>0,39</text:p>
          </table:table-cell>
          <table:table-cell table:style-name="ce33" office:value-type="float" office:value="-4.82613468170166" calcext:value-type="float">
            <text:p>-4,83</text:p>
          </table:table-cell>
          <table:table-cell table:style-name="ce33" office:value-type="float" office:value="-31.513328552246" calcext:value-type="float">
            <text:p>-31,51</text:p>
          </table:table-cell>
          <table:table-cell table:style-name="ce86" office:value-type="float" office:value="7.09574890136718" calcext:value-type="float">
            <text:p>7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ura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939999999999" calcext:value-type="float">
            <text:p>45,99</text:p>
          </table:table-cell>
          <table:table-cell table:style-name="ce33" office:value-type="float" office:value="-1.08099999999999" calcext:value-type="float">
            <text:p>-1,08</text:p>
          </table:table-cell>
          <table:table-cell table:style-name="ce33" office:value-type="float" office:value="-5.04999999999999" calcext:value-type="float">
            <text:p>-5,05</text:p>
          </table:table-cell>
          <table:table-cell table:style-name="ce33" office:value-type="float" office:value="-31.1999999999999" calcext:value-type="float">
            <text:p>-31,2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0.0453567504882" calcext:value-type="float">
            <text:p>50,05</text:p>
          </table:table-cell>
          <table:table-cell table:style-name="ce33" office:value-type="float" office:value="-4.7357792854309" calcext:value-type="float">
            <text:p>-4,74</text:p>
          </table:table-cell>
          <table:table-cell table:style-name="ce33" office:value-type="float" office:value="-28.2557544708251" calcext:value-type="float">
            <text:p>-28,26</text:p>
          </table:table-cell>
          <table:table-cell table:style-name="ce33" office:value-type="float" office:value="9.63047981262207" calcext:value-type="float">
            <text:p>9,63</text:p>
          </table:table-cell>
          <table:table-cell table:style-name="ce33" office:value-type="float" office:value="0.186498686671257" calcext:value-type="float">
            <text:p>0,19</text:p>
          </table:table-cell>
          <table:table-cell table:style-name="ce33" office:value-type="float" office:value="-4.51790332794189" calcext:value-type="float">
            <text:p>-4,52</text:p>
          </table:table-cell>
          <table:table-cell table:style-name="ce33" office:value-type="float" office:value="-27.9001483917236" calcext:value-type="float">
            <text:p>-27,90</text:p>
          </table:table-cell>
          <table:table-cell table:style-name="ce86" office:value-type="float" office:value="8.24307823181152" calcext:value-type="float">
            <text:p>8,2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a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707" calcext:value-type="float">
            <text:p>43,71</text:p>
          </table:table-cell>
          <table:table-cell table:style-name="ce33" office:value-type="float" office:value="-1.05499999999999" calcext:value-type="float">
            <text:p>-1,05</text:p>
          </table:table-cell>
          <table:table-cell table:style-name="ce33" office:value-type="float" office:value="-6.30999999999999" calcext:value-type="float">
            <text:p>-6,31</text:p>
          </table:table-cell>
          <table:table-cell table:style-name="ce33" office:value-type="float" office:value="-36.2999999999999" calcext:value-type="float">
            <text:p>-36,30</text:p>
          </table:table-cell>
          <table:table-cell table:style-name="ce86" office:value-type="float" office:value="14.1999999999999" calcext:value-type="float">
            <text:p>14,2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38.5832939147949" calcext:value-type="float">
            <text:p>38,58</text:p>
          </table:table-cell>
          <table:table-cell table:style-name="ce33" office:value-type="float" office:value="-4.88937187194824" calcext:value-type="float">
            <text:p>-4,89</text:p>
          </table:table-cell>
          <table:table-cell table:style-name="ce33" office:value-type="float" office:value="-28.2160625457763" calcext:value-type="float">
            <text:p>-28,22</text:p>
          </table:table-cell>
          <table:table-cell table:style-name="ce33" office:value-type="float" office:value="10.8989124298095" calcext:value-type="float">
            <text:p>10,90</text:p>
          </table:table-cell>
          <table:table-cell table:style-name="ce33" office:value-type="float" office:value="0.232527330517768" calcext:value-type="float">
            <text:p>0,23</text:p>
          </table:table-cell>
          <table:table-cell table:style-name="ce33" office:value-type="float" office:value="-4.63788032531738" calcext:value-type="float">
            <text:p>-4,64</text:p>
          </table:table-cell>
          <table:table-cell table:style-name="ce33" office:value-type="float" office:value="-27.8574905395507" calcext:value-type="float">
            <text:p>-27,86</text:p>
          </table:table-cell>
          <table:table-cell table:style-name="ce86" office:value-type="float" office:value="9.24555206298828" calcext:value-type="float">
            <text:p>9,2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ara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42" calcext:value-type="float">
            <text:p>47,42</text:p>
          </table:table-cell>
          <table:table-cell table:style-name="ce33" office:value-type="float" office:value="-1.014" calcext:value-type="float">
            <text:p>-1,01</text:p>
          </table:table-cell>
          <table:table-cell table:style-name="ce33" office:value-type="float" office:value="-5.94" calcext:value-type="float">
            <text:p>-5,94</text:p>
          </table:table-cell>
          <table:table-cell table:style-name="ce33" office:value-type="float" office:value="-41.3999999999999" calcext:value-type="float">
            <text:p>-41,40</text:p>
          </table:table-cell>
          <table:table-cell table:style-name="ce86" office:value-type="float" office:value="6.09999999999999" calcext:value-type="float">
            <text:p>6,1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1.4918365478515" calcext:value-type="float">
            <text:p>51,49</text:p>
          </table:table-cell>
          <table:table-cell table:style-name="ce33" office:value-type="float" office:value="-5.00916814804077" calcext:value-type="float">
            <text:p>-5,01</text:p>
          </table:table-cell>
          <table:table-cell table:style-name="ce33" office:value-type="float" office:value="-30.9095592498779" calcext:value-type="float">
            <text:p>-30,91</text:p>
          </table:table-cell>
          <table:table-cell table:style-name="ce33" office:value-type="float" office:value="9.16378593444824" calcext:value-type="float">
            <text:p>9,16</text:p>
          </table:table-cell>
          <table:table-cell table:style-name="ce33" office:value-type="float" office:value="0.194000586867332" calcext:value-type="float">
            <text:p>0,19</text:p>
          </table:table-cell>
          <table:table-cell table:style-name="ce33" office:value-type="float" office:value="-4.82542705535888" calcext:value-type="float">
            <text:p>-4,83</text:p>
          </table:table-cell>
          <table:table-cell table:style-name="ce33" office:value-type="float" office:value="-30.9484748840332" calcext:value-type="float">
            <text:p>-30,95</text:p>
          </table:table-cell>
          <table:table-cell table:style-name="ce86" office:value-type="float" office:value="7.65494155883789" calcext:value-type="float">
            <text:p>7,6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ochefor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429999999999" calcext:value-type="float">
            <text:p>45,94</text:p>
          </table:table-cell>
          <table:table-cell table:style-name="ce33" office:value-type="float" office:value="-0.962999999999999" calcext:value-type="float">
            <text:p>-0,96</text:p>
          </table:table-cell>
          <table:table-cell table:style-name="ce33" office:value-type="float" office:value="-4.59999999999999" calcext:value-type="float">
            <text:p>-4,60</text:p>
          </table:table-cell>
          <table:table-cell table:style-name="ce33" office:value-type="float" office:value="-29.6999999999999" calcext:value-type="float">
            <text:p>-29,70</text:p>
          </table:table-cell>
          <table:table-cell table:style-name="ce86" office:value-type="float" office:value="7.09999999999999" calcext:value-type="float">
            <text:p>7,1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0.0453567504882" calcext:value-type="float">
            <text:p>50,05</text:p>
          </table:table-cell>
          <table:table-cell table:style-name="ce33" office:value-type="float" office:value="-4.7357792854309" calcext:value-type="float">
            <text:p>-4,74</text:p>
          </table:table-cell>
          <table:table-cell table:style-name="ce33" office:value-type="float" office:value="-28.2557544708251" calcext:value-type="float">
            <text:p>-28,26</text:p>
          </table:table-cell>
          <table:table-cell table:style-name="ce33" office:value-type="float" office:value="9.63047981262207" calcext:value-type="float">
            <text:p>9,63</text:p>
          </table:table-cell>
          <table:table-cell table:style-name="ce33" office:value-type="float" office:value="0.186498686671257" calcext:value-type="float">
            <text:p>0,19</text:p>
          </table:table-cell>
          <table:table-cell table:style-name="ce33" office:value-type="float" office:value="-4.51790332794189" calcext:value-type="float">
            <text:p>-4,52</text:p>
          </table:table-cell>
          <table:table-cell table:style-name="ce33" office:value-type="float" office:value="-27.9001483917236" calcext:value-type="float">
            <text:p>-27,90</text:p>
          </table:table-cell>
          <table:table-cell table:style-name="ce86" office:value-type="float" office:value="8.24307823181152" calcext:value-type="float">
            <text:p>8,2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Erné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969999999999" calcext:value-type="float">
            <text:p>48,30</text:p>
          </table:table-cell>
          <table:table-cell table:style-name="ce33" office:value-type="float" office:value="-0.937" calcext:value-type="float">
            <text:p>-0,94</text:p>
          </table:table-cell>
          <table:table-cell table:style-name="ce33" office:value-type="float" office:value="-6.03" calcext:value-type="float">
            <text:p>-6,03</text:p>
          </table:table-cell>
          <table:table-cell table:style-name="ce33" office:value-type="float" office:value="-36.3999999999999" calcext:value-type="float">
            <text:p>-36,4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71.7694473266601" calcext:value-type="float">
            <text:p>71,77</text:p>
          </table:table-cell>
          <table:table-cell table:style-name="ce33" office:value-type="float" office:value="-5.36383056640625" calcext:value-type="float">
            <text:p>-5,36</text:p>
          </table:table-cell>
          <table:table-cell table:style-name="ce33" office:value-type="float" office:value="-33.4622955322265" calcext:value-type="float">
            <text:p>-33,46</text:p>
          </table:table-cell>
          <table:table-cell table:style-name="ce33" office:value-type="float" office:value="9.44834899902343" calcext:value-type="float">
            <text:p>9,45</text:p>
          </table:table-cell>
          <table:table-cell table:style-name="ce33" office:value-type="float" office:value="0.67143976688385" calcext:value-type="float">
            <text:p>0,67</text:p>
          </table:table-cell>
          <table:table-cell table:style-name="ce33" office:value-type="float" office:value="-4.98573350906372" calcext:value-type="float">
            <text:p>-4,99</text:p>
          </table:table-cell>
          <table:table-cell table:style-name="ce33" office:value-type="float" office:value="-32.149803161621" calcext:value-type="float">
            <text:p>-32,15</text:p>
          </table:table-cell>
          <table:table-cell table:style-name="ce86" office:value-type="float" office:value="7.73606491088867" calcext:value-type="float">
            <text:p>7,7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Nyois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18" calcext:value-type="float">
            <text:p>47,72</text:p>
          </table:table-cell>
          <table:table-cell table:style-name="ce33" office:value-type="float" office:value="-0.914" calcext:value-type="float">
            <text:p>-0,91</text:p>
          </table:table-cell>
          <table:table-cell table:style-name="ce33" office:value-type="float" office:value="-5.82" calcext:value-type="float">
            <text:p>-5,82</text:p>
          </table:table-cell>
          <table:table-cell table:style-name="ce33" office:value-type="float" office:value="-37.2" calcext:value-type="float">
            <text:p>-37,2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1.4918365478515" calcext:value-type="float">
            <text:p>51,49</text:p>
          </table:table-cell>
          <table:table-cell table:style-name="ce33" office:value-type="float" office:value="-5.00916814804077" calcext:value-type="float">
            <text:p>-5,01</text:p>
          </table:table-cell>
          <table:table-cell table:style-name="ce33" office:value-type="float" office:value="-30.9095592498779" calcext:value-type="float">
            <text:p>-30,91</text:p>
          </table:table-cell>
          <table:table-cell table:style-name="ce33" office:value-type="float" office:value="9.16378593444824" calcext:value-type="float">
            <text:p>9,16</text:p>
          </table:table-cell>
          <table:table-cell table:style-name="ce33" office:value-type="float" office:value="0.194000586867332" calcext:value-type="float">
            <text:p>0,19</text:p>
          </table:table-cell>
          <table:table-cell table:style-name="ce33" office:value-type="float" office:value="-4.82542705535888" calcext:value-type="float">
            <text:p>-4,83</text:p>
          </table:table-cell>
          <table:table-cell table:style-name="ce33" office:value-type="float" office:value="-30.9484748840332" calcext:value-type="float">
            <text:p>-30,95</text:p>
          </table:table-cell>
          <table:table-cell table:style-name="ce86" office:value-type="float" office:value="7.65494155883789" calcext:value-type="float">
            <text:p>7,6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Laurent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579999999999" calcext:value-type="float">
            <text:p>49,36</text:p>
          </table:table-cell>
          <table:table-cell table:style-name="ce33" office:value-type="float" office:value="-0.877" calcext:value-type="float">
            <text:p>-0,88</text:p>
          </table:table-cell>
          <table:table-cell table:style-name="ce33" office:value-type="float" office:value="-6.44" calcext:value-type="float">
            <text:p>-6,44</text:p>
          </table:table-cell>
          <table:table-cell table:style-name="ce33" office:value-type="float" office:value="-39" calcext:value-type="float">
            <text:p>-39,0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85.8446960449218" calcext:value-type="float">
            <text:p>85,84</text:p>
          </table:table-cell>
          <table:table-cell table:style-name="ce33" office:value-type="float" office:value="-5.26918363571166" calcext:value-type="float">
            <text:p>-5,27</text:p>
          </table:table-cell>
          <table:table-cell table:style-name="ce33" office:value-type="float" office:value="-33.1539268493652" calcext:value-type="float">
            <text:p>-33,15</text:p>
          </table:table-cell>
          <table:table-cell table:style-name="ce33" office:value-type="float" office:value="8.99954223632812" calcext:value-type="float">
            <text:p>9,00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l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529999999999" calcext:value-type="float">
            <text:p>44,55</text:p>
          </table:table-cell>
          <table:table-cell table:style-name="ce33" office:value-type="float" office:value="-0.868999999999999" calcext:value-type="float">
            <text:p>-0,87</text:p>
          </table:table-cell>
          <table:table-cell table:style-name="ce33" office:value-type="float" office:value="-5.69" calcext:value-type="float">
            <text:p>-5,69</text:p>
          </table:table-cell>
          <table:table-cell table:style-name="ce33" office:value-type="float" office:value="-35.3999999999999" calcext:value-type="float">
            <text:p>-35,4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54.431541442871" calcext:value-type="float">
            <text:p>54,43</text:p>
          </table:table-cell>
          <table:table-cell table:style-name="ce33" office:value-type="float" office:value="-4.9299988746643" calcext:value-type="float">
            <text:p>-4,93</text:p>
          </table:table-cell>
          <table:table-cell table:style-name="ce33" office:value-type="float" office:value="-29.6962432861328" calcext:value-type="float">
            <text:p>-29,70</text:p>
          </table:table-cell>
          <table:table-cell table:style-name="ce33" office:value-type="float" office:value="9.74374771118164" calcext:value-type="float">
            <text:p>9,74</text:p>
          </table:table-cell>
          <table:table-cell table:style-name="ce33" office:value-type="float" office:value="0.314600616693496" calcext:value-type="float">
            <text:p>0,31</text:p>
          </table:table-cell>
          <table:table-cell table:style-name="ce33" office:value-type="float" office:value="-4.80340385437011" calcext:value-type="float">
            <text:p>-4,80</text:p>
          </table:table-cell>
          <table:table-cell table:style-name="ce33" office:value-type="float" office:value="-29.3548355102539" calcext:value-type="float">
            <text:p>-29,35</text:p>
          </table:table-cell>
          <table:table-cell table:style-name="ce86" office:value-type="float" office:value="9.07239532470703" calcext:value-type="float">
            <text:p>9,0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bense-de-Hau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1109999999999" calcext:value-type="float">
            <text:p>43,11</text:p>
          </table:table-cell>
          <table:table-cell table:style-name="ce33" office:value-type="float" office:value="-0.863999999999999" calcext:value-type="float">
            <text:p>-0,86</text:p>
          </table:table-cell>
          <table:table-cell table:style-name="ce33" office:value-type="float" office:value="-7.65" calcext:value-type="float">
            <text:p>-7,65</text:p>
          </table:table-cell>
          <table:table-cell table:style-name="ce33" office:value-type="float" office:value="-46.8999999999999" calcext:value-type="float">
            <text:p>-46,90</text:p>
          </table:table-cell>
          <table:table-cell table:style-name="ce86" office:value-type="float" office:value="14.3" calcext:value-type="float">
            <text:p>14,3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91.219123840332" calcext:value-type="float">
            <text:p>91,22</text:p>
          </table:table-cell>
          <table:table-cell table:style-name="ce33" office:value-type="float" office:value="-5.81006050109863" calcext:value-type="float">
            <text:p>-5,81</text:p>
          </table:table-cell>
          <table:table-cell table:style-name="ce33" office:value-type="float" office:value="-34.2330169677734" calcext:value-type="float">
            <text:p>-34,23</text:p>
          </table:table-cell>
          <table:table-cell table:style-name="ce33" office:value-type="float" office:value="12.2474670410156" calcext:value-type="float">
            <text:p>12,25</text:p>
          </table:table-cell>
          <table:table-cell table:style-name="ce33" office:value-type="float" office:value="0.354491174221038" calcext:value-type="float">
            <text:p>0,35</text:p>
          </table:table-cell>
          <table:table-cell table:style-name="ce33" office:value-type="float" office:value="-5.68759775161743" calcext:value-type="float">
            <text:p>-5,69</text:p>
          </table:table-cell>
          <table:table-cell table:style-name="ce33" office:value-type="float" office:value="-34.0288162231445" calcext:value-type="float">
            <text:p>-34,03</text:p>
          </table:table-cell>
          <table:table-cell table:style-name="ce86" office:value-type="float" office:value="11.4719657897949" calcext:value-type="float">
            <text:p>11,4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Berthev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69" calcext:value-type="float">
            <text:p>48,07</text:p>
          </table:table-cell>
          <table:table-cell table:style-name="ce33" office:value-type="float" office:value="-0.828999999999999" calcext:value-type="float">
            <text:p>-0,83</text:p>
          </table:table-cell>
          <table:table-cell table:style-name="ce33" office:value-type="float" office:value="-6.34999999999999" calcext:value-type="float">
            <text:p>-6,35</text:p>
          </table:table-cell>
          <table:table-cell table:style-name="ce33" office:value-type="float" office:value="-38.5" calcext:value-type="float">
            <text:p>-38,5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60.7486190795898" calcext:value-type="float">
            <text:p>60,75</text:p>
          </table:table-cell>
          <table:table-cell table:style-name="ce33" office:value-type="float" office:value="-5.04145717620849" calcext:value-type="float">
            <text:p>-5,04</text:p>
          </table:table-cell>
          <table:table-cell table:style-name="ce33" office:value-type="float" office:value="-31.5557460784912" calcext:value-type="float">
            <text:p>-31,56</text:p>
          </table:table-cell>
          <table:table-cell table:style-name="ce33" office:value-type="float" office:value="8.77591133117675" calcext:value-type="float">
            <text:p>8,78</text:p>
          </table:table-cell>
          <table:table-cell table:style-name="ce33" office:value-type="float" office:value="0.38907977938652" calcext:value-type="float">
            <text:p>0,39</text:p>
          </table:table-cell>
          <table:table-cell table:style-name="ce33" office:value-type="float" office:value="-4.82613468170166" calcext:value-type="float">
            <text:p>-4,83</text:p>
          </table:table-cell>
          <table:table-cell table:style-name="ce33" office:value-type="float" office:value="-31.513328552246" calcext:value-type="float">
            <text:p>-31,51</text:p>
          </table:table-cell>
          <table:table-cell table:style-name="ce86" office:value-type="float" office:value="7.09574890136718" calcext:value-type="float">
            <text:p>7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istrac-Médo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0739999999999" calcext:value-type="float">
            <text:p>45,07</text:p>
          </table:table-cell>
          <table:table-cell table:style-name="ce33" office:value-type="float" office:value="-0.788" calcext:value-type="float">
            <text:p>-0,79</text:p>
          </table:table-cell>
          <table:table-cell table:style-name="ce47" office:value-type="float" office:value="-5.62999999999999" calcext:value-type="float">
            <text:p>-5,63</text:p>
          </table:table-cell>
          <table:table-cell table:style-name="ce47" office:value-type="float" office:value="-34.5" calcext:value-type="float">
            <text:p>-34,50</text:p>
          </table:table-cell>
          <table:table-cell table:style-name="ce86" office:value-type="float" office:value="10.5999999999999" calcext:value-type="float">
            <text:p>10,6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45.6217460632324" calcext:value-type="float">
            <text:p>45,62</text:p>
          </table:table-cell>
          <table:table-cell table:style-name="ce33" office:value-type="float" office:value="-4.8383355140686" calcext:value-type="float">
            <text:p>-4,84</text:p>
          </table:table-cell>
          <table:table-cell table:style-name="ce33" office:value-type="float" office:value="-28.9818973541259" calcext:value-type="float">
            <text:p>-28,98</text:p>
          </table:table-cell>
          <table:table-cell table:style-name="ce33" office:value-type="float" office:value="9.72478675842285" calcext:value-type="float">
            <text:p>9,72</text:p>
          </table:table-cell>
          <table:table-cell table:style-name="ce33" office:value-type="float" office:value="0.224448472261428" calcext:value-type="float">
            <text:p>0,22</text:p>
          </table:table-cell>
          <table:table-cell table:style-name="ce33" office:value-type="float" office:value="-4.61876344680786" calcext:value-type="float">
            <text:p>-4,62</text:p>
          </table:table-cell>
          <table:table-cell table:style-name="ce33" office:value-type="float" office:value="-28.2872467041015" calcext:value-type="float">
            <text:p>-28,29</text:p>
          </table:table-cell>
          <table:table-cell table:style-name="ce86" office:value-type="float" office:value="8.66286087036132" calcext:value-type="float">
            <text:p>8,6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t-Jean-des-Essarti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047" calcext:value-type="float">
            <text:p>49,05</text:p>
          </table:table-cell>
          <table:table-cell table:style-name="ce33" office:value-type="float" office:value="-0.775" calcext:value-type="float">
            <text:p>-0,78</text:p>
          </table:table-cell>
          <table:table-cell table:style-name="ce34" office:value-type="float" office:value="-6.85012592730807" calcext:value-type="float">
            <text:p>-6,85</text:p>
          </table:table-cell>
          <table:table-cell table:style-name="ce78" office:value-type="float" office:value="-42.0605715640969" calcext:value-type="float">
            <text:p>-42,1</text:p>
          </table:table-cell>
          <table:table-cell table:style-name="ce87" table:formula="of:=[.G63]-8*[.F63]" office:value-type="float" office:value="12.7404358543677" calcext:value-type="float">
            <text:p>12,7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66.0322494506835" calcext:value-type="float">
            <text:p>66,03</text:p>
          </table:table-cell>
          <table:table-cell table:style-name="ce33" office:value-type="float" office:value="-5.51664543151855" calcext:value-type="float">
            <text:p>-5,52</text:p>
          </table:table-cell>
          <table:table-cell table:style-name="ce33" office:value-type="float" office:value="-34.7426528930664" calcext:value-type="float">
            <text:p>-34,74</text:p>
          </table:table-cell>
          <table:table-cell table:style-name="ce33" office:value-type="float" office:value="9.39051055908203" calcext:value-type="float">
            <text:p>9,39</text:p>
          </table:table-cell>
          <table:table-cell table:style-name="ce33" office:value-type="float" office:value="0.58518761396408" calcext:value-type="float">
            <text:p>0,59</text:p>
          </table:table-cell>
          <table:table-cell table:style-name="ce33" office:value-type="float" office:value="-5.37603950500488" calcext:value-type="float">
            <text:p>-5,38</text:p>
          </table:table-cell>
          <table:table-cell table:style-name="ce33" office:value-type="float" office:value="-34.9131164550781" calcext:value-type="float">
            <text:p>-34,91</text:p>
          </table:table-cell>
          <table:table-cell table:style-name="ce86" office:value-type="float" office:value="8.09519958496093" calcext:value-type="float">
            <text:p>8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André-de-Lid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009999999999" calcext:value-type="float">
            <text:p>45,60</text:p>
          </table:table-cell>
          <table:table-cell table:style-name="ce33" office:value-type="float" office:value="-0.747999999999999" calcext:value-type="float">
            <text:p>-0,75</text:p>
          </table:table-cell>
          <table:table-cell table:style-name="ce33" office:value-type="float" office:value="-5.75999999999999" calcext:value-type="float">
            <text:p>-5,76</text:p>
          </table:table-cell>
          <table:table-cell table:style-name="ce33" office:value-type="float" office:value="-33.8999999999999" calcext:value-type="float">
            <text:p>-33,9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44.6741828918457" calcext:value-type="float">
            <text:p>44,67</text:p>
          </table:table-cell>
          <table:table-cell table:style-name="ce33" office:value-type="float" office:value="-4.75824689865112" calcext:value-type="float">
            <text:p>-4,76</text:p>
          </table:table-cell>
          <table:table-cell table:style-name="ce33" office:value-type="float" office:value="-28.2276859283447" calcext:value-type="float">
            <text:p>-28,23</text:p>
          </table:table-cell>
          <table:table-cell table:style-name="ce33" office:value-type="float" office:value="9.83828926086425" calcext:value-type="float">
            <text:p>9,84</text:p>
          </table:table-cell>
          <table:table-cell table:style-name="ce33" office:value-type="float" office:value="0.203461199998855" calcext:value-type="float">
            <text:p>0,20</text:p>
          </table:table-cell>
          <table:table-cell table:style-name="ce33" office:value-type="float" office:value="-4.83179569244384" calcext:value-type="float">
            <text:p>-4,83</text:p>
          </table:table-cell>
          <table:table-cell table:style-name="ce33" office:value-type="float" office:value="-29.8194789886474" calcext:value-type="float">
            <text:p>-29,82</text:p>
          </table:table-cell>
          <table:table-cell table:style-name="ce86" office:value-type="float" office:value="8.83488655090332" calcext:value-type="float">
            <text:p>8,8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hâteau-Gont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29" calcext:value-type="float">
            <text:p>47,83</text:p>
          </table:table-cell>
          <table:table-cell table:style-name="ce33" office:value-type="float" office:value="-0.706999999999999" calcext:value-type="float">
            <text:p>-0,71</text:p>
          </table:table-cell>
          <table:table-cell table:style-name="ce33" office:value-type="float" office:value="-5.25999999999999" calcext:value-type="float">
            <text:p>-5,26</text:p>
          </table:table-cell>
          <table:table-cell table:style-name="ce33" office:value-type="float" office:value="-34.2" calcext:value-type="float">
            <text:p>-34,20</text:p>
          </table:table-cell>
          <table:table-cell table:style-name="ce86" office:value-type="float" office:value="7.9" calcext:value-type="float">
            <text:p>7,9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60.7486190795898" calcext:value-type="float">
            <text:p>60,75</text:p>
          </table:table-cell>
          <table:table-cell table:style-name="ce33" office:value-type="float" office:value="-5.04145717620849" calcext:value-type="float">
            <text:p>-5,04</text:p>
          </table:table-cell>
          <table:table-cell table:style-name="ce33" office:value-type="float" office:value="-31.5557460784912" calcext:value-type="float">
            <text:p>-31,56</text:p>
          </table:table-cell>
          <table:table-cell table:style-name="ce33" office:value-type="float" office:value="8.77591133117675" calcext:value-type="float">
            <text:p>8,78</text:p>
          </table:table-cell>
          <table:table-cell table:style-name="ce33" office:value-type="float" office:value="0.38907977938652" calcext:value-type="float">
            <text:p>0,39</text:p>
          </table:table-cell>
          <table:table-cell table:style-name="ce33" office:value-type="float" office:value="-4.82613468170166" calcext:value-type="float">
            <text:p>-4,83</text:p>
          </table:table-cell>
          <table:table-cell table:style-name="ce33" office:value-type="float" office:value="-31.513328552246" calcext:value-type="float">
            <text:p>-31,51</text:p>
          </table:table-cell>
          <table:table-cell table:style-name="ce86" office:value-type="float" office:value="7.09574890136718" calcext:value-type="float">
            <text:p>7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mbran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8639999999999" calcext:value-type="float">
            <text:p>46,86</text:p>
          </table:table-cell>
          <table:table-cell table:style-name="ce33" office:value-type="float" office:value="-0.687999999999999" calcext:value-type="float">
            <text:p>-0,69</text:p>
          </table:table-cell>
          <table:table-cell table:style-name="ce34" office:value-type="float" office:value="-5.47256906071878" calcext:value-type="float">
            <text:p>-5,47</text:p>
          </table:table-cell>
          <table:table-cell table:style-name="ce34" office:value-type="float" office:value="-35.9448945896723" calcext:value-type="float">
            <text:p>-35,94</text:p>
          </table:table-cell>
          <table:table-cell table:style-name="ce87" office:value-type="float" office:value="7.8356578960779" calcext:value-type="float">
            <text:p>7,8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49.3209533691406" calcext:value-type="float">
            <text:p>49,32</text:p>
          </table:table-cell>
          <table:table-cell table:style-name="ce33" office:value-type="float" office:value="-5.07887506484985" calcext:value-type="float">
            <text:p>-5,08</text:p>
          </table:table-cell>
          <table:table-cell table:style-name="ce33" office:value-type="float" office:value="-31.072805404663" calcext:value-type="float">
            <text:p>-31,07</text:p>
          </table:table-cell>
          <table:table-cell table:style-name="ce33" office:value-type="float" office:value="9.55819511413574" calcext:value-type="float">
            <text:p>9,56</text:p>
          </table:table-cell>
          <table:table-cell table:style-name="ce33" office:value-type="float" office:value="0.246656969189643" calcext:value-type="float">
            <text:p>0,25</text:p>
          </table:table-cell>
          <table:table-cell table:style-name="ce33" office:value-type="float" office:value="-4.75976705551147" calcext:value-type="float">
            <text:p>-4,76</text:p>
          </table:table-cell>
          <table:table-cell table:style-name="ce33" office:value-type="float" office:value="-30.2425518035888" calcext:value-type="float">
            <text:p>-30,24</text:p>
          </table:table-cell>
          <table:table-cell table:style-name="ce86" office:value-type="float" office:value="7.83558464050292" calcext:value-type="float">
            <text:p>7,8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7479999999999" calcext:value-type="float">
            <text:p>45,75</text:p>
          </table:table-cell>
          <table:table-cell table:style-name="ce33" office:value-type="float" office:value="-0.638" calcext:value-type="float">
            <text:p>-0,64</text:p>
          </table:table-cell>
          <table:table-cell table:style-name="ce48" office:value-type="float" office:value="-5.75" calcext:value-type="float">
            <text:p>-5,75</text:p>
          </table:table-cell>
          <table:table-cell table:style-name="ce33" office:value-type="float" office:value="-34.1" calcext:value-type="float">
            <text:p>-34,1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1.6290397644042" calcext:value-type="float">
            <text:p>51,63</text:p>
          </table:table-cell>
          <table:table-cell table:style-name="ce33" office:value-type="float" office:value="-4.58368015289306" calcext:value-type="float">
            <text:p>-4,58</text:p>
          </table:table-cell>
          <table:table-cell table:style-name="ce33" office:value-type="float" office:value="-26.5159301757812" calcext:value-type="float">
            <text:p>-26,52</text:p>
          </table:table-cell>
          <table:table-cell table:style-name="ce33" office:value-type="float" office:value="10.1535110473632" calcext:value-type="float">
            <text:p>10,15</text:p>
          </table:table-cell>
          <table:table-cell table:style-name="ce33" office:value-type="float" office:value="0.245228752493858" calcext:value-type="float">
            <text:p>0,25</text:p>
          </table:table-cell>
          <table:table-cell table:style-name="ce33" office:value-type="float" office:value="-4.62267017364501" calcext:value-type="float">
            <text:p>-4,62</text:p>
          </table:table-cell>
          <table:table-cell table:style-name="ce33" office:value-type="float" office:value="-27.8251590728759" calcext:value-type="float">
            <text:p>-27,83</text:p>
          </table:table-cell>
          <table:table-cell table:style-name="ce86" office:value-type="float" office:value="9.15620231628417" calcext:value-type="float">
            <text:p>9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ess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059999999999" calcext:value-type="float">
            <text:p>44,81</text:p>
          </table:table-cell>
          <table:table-cell table:style-name="ce33" office:value-type="float" office:value="-0.627" calcext:value-type="float">
            <text:p>-0,63</text:p>
          </table:table-cell>
          <table:table-cell table:style-name="ce49" office:value-type="float" office:value="-5.87" calcext:value-type="float">
            <text:p>-5,87</text:p>
          </table:table-cell>
          <table:table-cell table:style-name="ce33" office:value-type="float" office:value="-36.7" calcext:value-type="float">
            <text:p>-36,7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4.0902557373046" calcext:value-type="float">
            <text:p>54,09</text:p>
          </table:table-cell>
          <table:table-cell table:style-name="ce33" office:value-type="float" office:value="-4.91561985015869" calcext:value-type="float">
            <text:p>-4,92</text:p>
          </table:table-cell>
          <table:table-cell table:style-name="ce33" office:value-type="float" office:value="-29.0250282287597" calcext:value-type="float">
            <text:p>-29,03</text:p>
          </table:table-cell>
          <table:table-cell table:style-name="ce33" office:value-type="float" office:value="10.2999305725097" calcext:value-type="float">
            <text:p>10,30</text:p>
          </table:table-cell>
          <table:table-cell table:style-name="ce33" office:value-type="float" office:value="0.274324893951416" calcext:value-type="float">
            <text:p>0,27</text:p>
          </table:table-cell>
          <table:table-cell table:style-name="ce33" office:value-type="float" office:value="-4.78976249694824" calcext:value-type="float">
            <text:p>-4,79</text:p>
          </table:table-cell>
          <table:table-cell table:style-name="ce33" office:value-type="float" office:value="-28.84983253479" calcext:value-type="float">
            <text:p>-28,85</text:p>
          </table:table-cell>
          <table:table-cell table:style-name="ce86" office:value-type="float" office:value="9.46826744079589" calcext:value-type="float">
            <text:p>9,4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yen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01" calcext:value-type="float">
            <text:p>48,30</text:p>
          </table:table-cell>
          <table:table-cell table:style-name="ce33" office:value-type="float" office:value="-0.613999999999999" calcext:value-type="float">
            <text:p>-0,61</text:p>
          </table:table-cell>
          <table:table-cell table:style-name="ce50" office:value-type="float" office:value="-6.12999999999999" calcext:value-type="float">
            <text:p>-6,13</text:p>
          </table:table-cell>
          <table:table-cell table:style-name="ce33" office:value-type="float" office:value="-38.1" calcext:value-type="float">
            <text:p>-38,1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74.6566009521484" calcext:value-type="float">
            <text:p>74,66</text:p>
          </table:table-cell>
          <table:table-cell table:style-name="ce33" office:value-type="float" office:value="-5.51457977294921" calcext:value-type="float">
            <text:p>-5,51</text:p>
          </table:table-cell>
          <table:table-cell table:style-name="ce33" office:value-type="float" office:value="-34.4145469665527" calcext:value-type="float">
            <text:p>-34,41</text:p>
          </table:table-cell>
          <table:table-cell table:style-name="ce33" office:value-type="float" office:value="9.70209121704101" calcext:value-type="float">
            <text:p>9,70</text:p>
          </table:table-cell>
          <table:table-cell table:style-name="ce33" office:value-type="float" office:value="0.636218786239624" calcext:value-type="float">
            <text:p>0,64</text:p>
          </table:table-cell>
          <table:table-cell table:style-name="ce33" office:value-type="float" office:value="-5.09477233886718" calcext:value-type="float">
            <text:p>-5,09</text:p>
          </table:table-cell>
          <table:table-cell table:style-name="ce33" office:value-type="float" office:value="-32.9270591735839" calcext:value-type="float">
            <text:p>-32,93</text:p>
          </table:table-cell>
          <table:table-cell table:style-name="ce86" office:value-type="float" office:value="7.83111953735351" calcext:value-type="float">
            <text:p>7,8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129999999999" calcext:value-type="float">
            <text:p>45,61</text:p>
          </table:table-cell>
          <table:table-cell table:style-name="ce33" office:value-type="float" office:value="-0.603999999999999" calcext:value-type="float">
            <text:p>-0,60</text:p>
          </table:table-cell>
          <table:table-cell table:style-name="ce33" office:value-type="float" office:value="-5.50999999999999" calcext:value-type="float">
            <text:p>-5,51</text:p>
          </table:table-cell>
          <table:table-cell table:style-name="ce33" office:value-type="float" office:value="-33.2999999999999" calcext:value-type="float">
            <text:p>-33,3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1.6290397644042" calcext:value-type="float">
            <text:p>51,63</text:p>
          </table:table-cell>
          <table:table-cell table:style-name="ce33" office:value-type="float" office:value="-4.58368015289306" calcext:value-type="float">
            <text:p>-4,58</text:p>
          </table:table-cell>
          <table:table-cell table:style-name="ce33" office:value-type="float" office:value="-26.5159301757812" calcext:value-type="float">
            <text:p>-26,52</text:p>
          </table:table-cell>
          <table:table-cell table:style-name="ce33" office:value-type="float" office:value="10.1535110473632" calcext:value-type="float">
            <text:p>10,15</text:p>
          </table:table-cell>
          <table:table-cell table:style-name="ce33" office:value-type="float" office:value="0.245228752493858" calcext:value-type="float">
            <text:p>0,25</text:p>
          </table:table-cell>
          <table:table-cell table:style-name="ce33" office:value-type="float" office:value="-4.62267017364501" calcext:value-type="float">
            <text:p>-4,62</text:p>
          </table:table-cell>
          <table:table-cell table:style-name="ce33" office:value-type="float" office:value="-27.8251590728759" calcext:value-type="float">
            <text:p>-27,83</text:p>
          </table:table-cell>
          <table:table-cell table:style-name="ce86" office:value-type="float" office:value="9.15620231628417" calcext:value-type="float">
            <text:p>9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ccou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975" calcext:value-type="float">
            <text:p>42,98</text:p>
          </table:table-cell>
          <table:table-cell table:style-name="ce33" office:value-type="float" office:value="-0.598999999999999" calcext:value-type="float">
            <text:p>-0,60</text:p>
          </table:table-cell>
          <table:table-cell table:style-name="ce33" office:value-type="float" office:value="-8.51999999999999" calcext:value-type="float">
            <text:p>-8,52</text:p>
          </table:table-cell>
          <table:table-cell table:style-name="ce33" office:value-type="float" office:value="-55.2999999999999" calcext:value-type="float">
            <text:p>-55,3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159.936386108398" calcext:value-type="float">
            <text:p>159,94</text:p>
          </table:table-cell>
          <table:table-cell table:style-name="ce33" office:value-type="float" office:value="-7.06740665435791" calcext:value-type="float">
            <text:p>-7,07</text:p>
          </table:table-cell>
          <table:table-cell table:style-name="ce33" office:value-type="float" office:value="-44.4539108276367" calcext:value-type="float">
            <text:p>-44,45</text:p>
          </table:table-cell>
          <table:table-cell table:style-name="ce33" office:value-type="float" office:value="12.0853424072265" calcext:value-type="float">
            <text:p>12,09</text:p>
          </table:table-cell>
          <table:table-cell table:style-name="ce33" office:value-type="float" office:value="0.434714257717132" calcext:value-type="float">
            <text:p>0,43</text:p>
          </table:table-cell>
          <table:table-cell table:style-name="ce33" office:value-type="float" office:value="-6.39677381515502" calcext:value-type="float">
            <text:p>-6,40</text:p>
          </table:table-cell>
          <table:table-cell table:style-name="ce33" office:value-type="float" office:value="-41.3543968200683" calcext:value-type="float">
            <text:p>-41,35</text:p>
          </table:table-cell>
          <table:table-cell table:style-name="ce86" office:value-type="float" office:value="9.81979370117187" calcext:value-type="float">
            <text:p>9,8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erres-Saintes-Mari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189999999999" calcext:value-type="float">
            <text:p>43,42</text:p>
          </table:table-cell>
          <table:table-cell table:style-name="ce33" office:value-type="float" office:value="-0.584999999999999" calcext:value-type="float">
            <text:p>-0,58</text:p>
          </table:table-cell>
          <table:table-cell table:style-name="ce33" office:value-type="float" office:value="-9.64" calcext:value-type="float">
            <text:p>-9,64</text:p>
          </table:table-cell>
          <table:table-cell table:style-name="ce33" office:value-type="float" office:value="-64.0999999999999" calcext:value-type="float">
            <text:p>-64,10</text:p>
          </table:table-cell>
          <table:table-cell table:style-name="ce86" office:value-type="float" office:value="13" calcext:value-type="float">
            <text:p>13,0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108.702232360839" calcext:value-type="float">
            <text:p>108,70</text:p>
          </table:table-cell>
          <table:table-cell table:style-name="ce33" office:value-type="float" office:value="-6.0095043182373" calcext:value-type="float">
            <text:p>-6,01</text:p>
          </table:table-cell>
          <table:table-cell table:style-name="ce33" office:value-type="float" office:value="-36.1499252319335" calcext:value-type="float">
            <text:p>-36,15</text:p>
          </table:table-cell>
          <table:table-cell table:style-name="ce33" office:value-type="float" office:value="11.9261093139648" calcext:value-type="float">
            <text:p>11,93</text:p>
          </table:table-cell>
          <table:table-cell table:style-name="ce33" office:value-type="float" office:value="0.366040050983428" calcext:value-type="float">
            <text:p>0,37</text:p>
          </table:table-cell>
          <table:table-cell table:style-name="ce33" office:value-type="float" office:value="-5.80006504058837" calcext:value-type="float">
            <text:p>-5,80</text:p>
          </table:table-cell>
          <table:table-cell table:style-name="ce33" office:value-type="float" office:value="-35.4124641418457" calcext:value-type="float">
            <text:p>-35,41</text:p>
          </table:table-cell>
          <table:table-cell table:style-name="ce86" office:value-type="float" office:value="10.9880561828613" calcext:value-type="float">
            <text:p>10,9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aye-sur-Ardin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43" calcext:value-type="float">
            <text:p>46,43</text:p>
          </table:table-cell>
          <table:table-cell table:style-name="ce33" office:value-type="float" office:value="-0.503" calcext:value-type="float">
            <text:p>-0,50</text:p>
          </table:table-cell>
          <table:table-cell table:style-name="ce34" office:value-type="float" office:value="-5.42581801590655" calcext:value-type="float">
            <text:p>-5,43</text:p>
          </table:table-cell>
          <table:table-cell table:style-name="ce34" office:value-type="float" office:value="-33.2453315039855" calcext:value-type="float">
            <text:p>-33,25</text:p>
          </table:table-cell>
          <table:table-cell table:style-name="ce87" office:value-type="float" office:value="10.1612126232669" calcext:value-type="float">
            <text:p>10,2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3.6347160339355" calcext:value-type="float">
            <text:p>53,63</text:p>
          </table:table-cell>
          <table:table-cell table:style-name="ce33" office:value-type="float" office:value="-4.83016777038574" calcext:value-type="float">
            <text:p>-4,83</text:p>
          </table:table-cell>
          <table:table-cell table:style-name="ce33" office:value-type="float" office:value="-28.7545070648193" calcext:value-type="float">
            <text:p>-28,75</text:p>
          </table:table-cell>
          <table:table-cell table:style-name="ce33" office:value-type="float" office:value="9.8868350982666" calcext:value-type="float">
            <text:p>9,89</text:p>
          </table:table-cell>
          <table:table-cell table:style-name="ce33" office:value-type="float" office:value="0.285687267780303" calcext:value-type="float">
            <text:p>0,29</text:p>
          </table:table-cell>
          <table:table-cell table:style-name="ce33" office:value-type="float" office:value="-4.58551549911499" calcext:value-type="float">
            <text:p>-4,59</text:p>
          </table:table-cell>
          <table:table-cell table:style-name="ce33" office:value-type="float" office:value="-28.4420089721679" calcext:value-type="float">
            <text:p>-28,44</text:p>
          </table:table-cell>
          <table:table-cell table:style-name="ce86" office:value-type="float" office:value="8.24211502075195" calcext:value-type="float">
            <text:p>8,2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ug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1899999999999" calcext:value-type="float">
            <text:p>45,19</text:p>
          </table:table-cell>
          <table:table-cell table:style-name="ce33" office:value-type="float" office:value="-0.492999999999999" calcext:value-type="float">
            <text:p>-0,49</text:p>
          </table:table-cell>
          <table:table-cell table:style-name="ce33" office:value-type="float" office:value="-5.79" calcext:value-type="float">
            <text:p>-5,79</text:p>
          </table:table-cell>
          <table:table-cell table:style-name="ce33" office:value-type="float" office:value="-35.5" calcext:value-type="float">
            <text:p>-35,5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47.3690795898437" calcext:value-type="float">
            <text:p>47,37</text:p>
          </table:table-cell>
          <table:table-cell table:style-name="ce33" office:value-type="float" office:value="-4.59687328338623" calcext:value-type="float">
            <text:p>-4,60</text:p>
          </table:table-cell>
          <table:table-cell table:style-name="ce33" office:value-type="float" office:value="-26.8417930603027" calcext:value-type="float">
            <text:p>-26,84</text:p>
          </table:table-cell>
          <table:table-cell table:style-name="ce33" office:value-type="float" office:value="9.9331932067871" calcext:value-type="float">
            <text:p>9,93</text:p>
          </table:table-cell>
          <table:table-cell table:style-name="ce33" office:value-type="float" office:value="0.227455139160156" calcext:value-type="float">
            <text:p>0,23</text:p>
          </table:table-cell>
          <table:table-cell table:style-name="ce33" office:value-type="float" office:value="-4.40508365631103" calcext:value-type="float">
            <text:p>-4,41</text:p>
          </table:table-cell>
          <table:table-cell table:style-name="ce33" office:value-type="float" office:value="-26.3025569915771" calcext:value-type="float">
            <text:p>-26,30</text:p>
          </table:table-cell>
          <table:table-cell table:style-name="ce86" office:value-type="float" office:value="8.93811225891113" calcext:value-type="float">
            <text:p>8,9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ouè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65" calcext:value-type="float">
            <text:p>47,87</text:p>
          </table:table-cell>
          <table:table-cell table:style-name="ce33" office:value-type="float" office:value="-0.476999999999999" calcext:value-type="float">
            <text:p>-0,48</text:p>
          </table:table-cell>
          <table:table-cell table:style-name="ce33" office:value-type="float" office:value="-5.80999999999999" calcext:value-type="float">
            <text:p>-5,81</text:p>
          </table:table-cell>
          <table:table-cell table:style-name="ce33" office:value-type="float" office:value="-37.3999999999999" calcext:value-type="float">
            <text:p>-37,40</text:p>
          </table:table-cell>
          <table:table-cell table:style-name="ce86" office:value-type="float" office:value="9.09999999999999" calcext:value-type="float">
            <text:p>9,1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61.3838653564453" calcext:value-type="float">
            <text:p>61,38</text:p>
          </table:table-cell>
          <table:table-cell table:style-name="ce33" office:value-type="float" office:value="-5.08533525466918" calcext:value-type="float">
            <text:p>-5,09</text:p>
          </table:table-cell>
          <table:table-cell table:style-name="ce33" office:value-type="float" office:value="-31.6096439361572" calcext:value-type="float">
            <text:p>-31,61</text:p>
          </table:table-cell>
          <table:table-cell table:style-name="ce33" office:value-type="float" office:value="9.07303810119628" calcext:value-type="float">
            <text:p>9,07</text:p>
          </table:table-cell>
          <table:table-cell table:style-name="ce33" office:value-type="float" office:value="0.362323492765426" calcext:value-type="float">
            <text:p>0,36</text:p>
          </table:table-cell>
          <table:table-cell table:style-name="ce33" office:value-type="float" office:value="-4.77480888366699" calcext:value-type="float">
            <text:p>-4,77</text:p>
          </table:table-cell>
          <table:table-cell table:style-name="ce33" office:value-type="float" office:value="-30.9114933013916" calcext:value-type="float">
            <text:p>-30,91</text:p>
          </table:table-cell>
          <table:table-cell table:style-name="ce86" office:value-type="float" office:value="7.28697776794433" calcext:value-type="float">
            <text:p>7,2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ranzay-Grip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2209999999999" calcext:value-type="float">
            <text:p>46,22</text:p>
          </table:table-cell>
          <table:table-cell table:style-name="ce33" office:value-type="float" office:value="-0.449" calcext:value-type="float">
            <text:p>-0,45</text:p>
          </table:table-cell>
          <table:table-cell table:style-name="ce33" office:value-type="float" office:value="-5.46999999999999" calcext:value-type="float">
            <text:p>-5,47</text:p>
          </table:table-cell>
          <table:table-cell table:style-name="ce33" office:value-type="float" office:value="-34.2999999999999" calcext:value-type="float">
            <text:p>-34,30</text:p>
          </table:table-cell>
          <table:table-cell table:style-name="ce86" office:value-type="float" office:value="9.5" calcext:value-type="float">
            <text:p>9,5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9.8256568908691" calcext:value-type="float">
            <text:p>59,83</text:p>
          </table:table-cell>
          <table:table-cell table:style-name="ce33" office:value-type="float" office:value="-4.77252960205078" calcext:value-type="float">
            <text:p>-4,77</text:p>
          </table:table-cell>
          <table:table-cell table:style-name="ce33" office:value-type="float" office:value="-28.1467132568359" calcext:value-type="float">
            <text:p>-28,15</text:p>
          </table:table-cell>
          <table:table-cell table:style-name="ce33" office:value-type="float" office:value="10.0335235595703" calcext:value-type="float">
            <text:p>10,03</text:p>
          </table:table-cell>
          <table:table-cell table:style-name="ce33" office:value-type="float" office:value="0.232343882322311" calcext:value-type="float">
            <text:p>0,23</text:p>
          </table:table-cell>
          <table:table-cell table:style-name="ce33" office:value-type="float" office:value="-4.73056316375732" calcext:value-type="float">
            <text:p>-4,73</text:p>
          </table:table-cell>
          <table:table-cell table:style-name="ce33" office:value-type="float" office:value="-29.1492824554443" calcext:value-type="float">
            <text:p>-29,15</text:p>
          </table:table-cell>
          <table:table-cell table:style-name="ce86" office:value-type="float" office:value="8.69522285461425" calcext:value-type="float">
            <text:p>8,7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int-Pierre-sur-Erv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09" calcext:value-type="float">
            <text:p>48,01</text:p>
          </table:table-cell>
          <table:table-cell table:style-name="ce33" office:value-type="float" office:value="-0.393" calcext:value-type="float">
            <text:p>-0,39</text:p>
          </table:table-cell>
          <table:table-cell table:style-name="ce33" office:value-type="float" office:value="-6.23" calcext:value-type="float">
            <text:p>-6,23</text:p>
          </table:table-cell>
          <table:table-cell table:style-name="ce33" office:value-type="float" office:value="-39" calcext:value-type="float">
            <text:p>-39,0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61.3838653564453" calcext:value-type="float">
            <text:p>61,38</text:p>
          </table:table-cell>
          <table:table-cell table:style-name="ce33" office:value-type="float" office:value="-5.08533525466918" calcext:value-type="float">
            <text:p>-5,09</text:p>
          </table:table-cell>
          <table:table-cell table:style-name="ce33" office:value-type="float" office:value="-31.6096439361572" calcext:value-type="float">
            <text:p>-31,61</text:p>
          </table:table-cell>
          <table:table-cell table:style-name="ce33" office:value-type="float" office:value="9.07303810119628" calcext:value-type="float">
            <text:p>9,07</text:p>
          </table:table-cell>
          <table:table-cell table:style-name="ce33" office:value-type="float" office:value="0.362323492765426" calcext:value-type="float">
            <text:p>0,36</text:p>
          </table:table-cell>
          <table:table-cell table:style-name="ce33" office:value-type="float" office:value="-4.77480888366699" calcext:value-type="float">
            <text:p>-4,77</text:p>
          </table:table-cell>
          <table:table-cell table:style-name="ce33" office:value-type="float" office:value="-30.9114933013916" calcext:value-type="float">
            <text:p>-30,91</text:p>
          </table:table-cell>
          <table:table-cell table:style-name="ce86" office:value-type="float" office:value="7.28697776794433" calcext:value-type="float">
            <text:p>7,2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e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184" calcext:value-type="float">
            <text:p>49,18</text:p>
          </table:table-cell>
          <table:table-cell table:style-name="ce33" office:value-type="float" office:value="-0.36" calcext:value-type="float">
            <text:p>-0,36</text:p>
          </table:table-cell>
          <table:table-cell table:style-name="ce34" office:value-type="float" office:value="-6.63480189468443" calcext:value-type="float">
            <text:p>-6,63</text:p>
          </table:table-cell>
          <table:table-cell table:style-name="ce34" office:value-type="float" office:value="-42.5968890236512" calcext:value-type="float">
            <text:p>-42,60</text:p>
          </table:table-cell>
          <table:table-cell table:style-name="ce87" office:value-type="float" office:value="10.4815261338242" calcext:value-type="float">
            <text:p>10,5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77.3827438354492" calcext:value-type="float">
            <text:p>77,38</text:p>
          </table:table-cell>
          <table:table-cell table:style-name="ce33" office:value-type="float" office:value="-5.53380060195922" calcext:value-type="float">
            <text:p>-5,53</text:p>
          </table:table-cell>
          <table:table-cell table:style-name="ce33" office:value-type="float" office:value="-34.9072380065917" calcext:value-type="float">
            <text:p>-34,91</text:p>
          </table:table-cell>
          <table:table-cell table:style-name="ce33" office:value-type="float" office:value="9.36316680908203" calcext:value-type="float">
            <text:p>9,3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e-Suzan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979999999999" calcext:value-type="float">
            <text:p>48,10</text:p>
          </table:table-cell>
          <table:table-cell table:style-name="ce33" office:value-type="float" office:value="-0.351999999999999" calcext:value-type="float">
            <text:p>-0,35</text:p>
          </table:table-cell>
          <table:table-cell table:style-name="ce33" office:value-type="float" office:value="-6.37" calcext:value-type="float">
            <text:p>-6,37</text:p>
          </table:table-cell>
          <table:table-cell table:style-name="ce33" office:value-type="float" office:value="-39.6" calcext:value-type="float">
            <text:p>-39,6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61.3838653564453" calcext:value-type="float">
            <text:p>61,38</text:p>
          </table:table-cell>
          <table:table-cell table:style-name="ce33" office:value-type="float" office:value="-5.08533525466918" calcext:value-type="float">
            <text:p>-5,09</text:p>
          </table:table-cell>
          <table:table-cell table:style-name="ce33" office:value-type="float" office:value="-31.6096439361572" calcext:value-type="float">
            <text:p>-31,61</text:p>
          </table:table-cell>
          <table:table-cell table:style-name="ce33" office:value-type="float" office:value="9.07303810119628" calcext:value-type="float">
            <text:p>9,07</text:p>
          </table:table-cell>
          <table:table-cell table:style-name="ce33" office:value-type="float" office:value="0.362323492765426" calcext:value-type="float">
            <text:p>0,36</text:p>
          </table:table-cell>
          <table:table-cell table:style-name="ce33" office:value-type="float" office:value="-4.77480888366699" calcext:value-type="float">
            <text:p>-4,77</text:p>
          </table:table-cell>
          <table:table-cell table:style-name="ce33" office:value-type="float" office:value="-30.9114933013916" calcext:value-type="float">
            <text:p>-30,91</text:p>
          </table:table-cell>
          <table:table-cell table:style-name="ce86" office:value-type="float" office:value="7.28697776794433" calcext:value-type="float">
            <text:p>7,2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rzé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39" calcext:value-type="float">
            <text:p>47,54</text:p>
          </table:table-cell>
          <table:table-cell table:style-name="ce33" office:value-type="float" office:value="-0.341" calcext:value-type="float">
            <text:p>-0,34</text:p>
          </table:table-cell>
          <table:table-cell table:style-name="ce33" office:value-type="float" office:value="-6.65" calcext:value-type="float">
            <text:p>-6,65</text:p>
          </table:table-cell>
          <table:table-cell table:style-name="ce33" office:value-type="float" office:value="-42.7999999999999" calcext:value-type="float">
            <text:p>-42,8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0.8393402099609" calcext:value-type="float">
            <text:p>50,84</text:p>
          </table:table-cell>
          <table:table-cell table:style-name="ce33" office:value-type="float" office:value="-5.12725257873535" calcext:value-type="float">
            <text:p>-5,13</text:p>
          </table:table-cell>
          <table:table-cell table:style-name="ce33" office:value-type="float" office:value="-31.9764213562011" calcext:value-type="float">
            <text:p>-31,98</text:p>
          </table:table-cell>
          <table:table-cell table:style-name="ce33" office:value-type="float" office:value="9.04159927368164" calcext:value-type="float">
            <text:p>9,04</text:p>
          </table:table-cell>
          <table:table-cell table:style-name="ce33" office:value-type="float" office:value="0.196941465139389" calcext:value-type="float">
            <text:p>0,20</text:p>
          </table:table-cell>
          <table:table-cell table:style-name="ce33" office:value-type="float" office:value="-4.82845783233642" calcext:value-type="float">
            <text:p>-4,83</text:p>
          </table:table-cell>
          <table:table-cell table:style-name="ce33" office:value-type="float" office:value="-31.1573963165283" calcext:value-type="float">
            <text:p>-31,16</text:p>
          </table:table-cell>
          <table:table-cell table:style-name="ce86" office:value-type="float" office:value="7.47026634216308" calcext:value-type="float">
            <text:p>7,4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blé-sur-Sarth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419999999999" calcext:value-type="float">
            <text:p>47,84</text:p>
          </table:table-cell>
          <table:table-cell table:style-name="ce33" office:value-type="float" office:value="-0.331" calcext:value-type="float">
            <text:p>-0,33</text:p>
          </table:table-cell>
          <table:table-cell table:style-name="ce33" office:value-type="float" office:value="-5.48" calcext:value-type="float">
            <text:p>-5,48</text:p>
          </table:table-cell>
          <table:table-cell table:style-name="ce33" office:value-type="float" office:value="-37.8999999999999" calcext:value-type="float">
            <text:p>-37,90</text:p>
          </table:table-cell>
          <table:table-cell table:style-name="ce86" office:value-type="float" office:value="5.9" calcext:value-type="float">
            <text:p>5,9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61.3838653564453" calcext:value-type="float">
            <text:p>61,38</text:p>
          </table:table-cell>
          <table:table-cell table:style-name="ce33" office:value-type="float" office:value="-5.08533525466918" calcext:value-type="float">
            <text:p>-5,09</text:p>
          </table:table-cell>
          <table:table-cell table:style-name="ce33" office:value-type="float" office:value="-31.6096439361572" calcext:value-type="float">
            <text:p>-31,61</text:p>
          </table:table-cell>
          <table:table-cell table:style-name="ce33" office:value-type="float" office:value="9.07303810119628" calcext:value-type="float">
            <text:p>9,07</text:p>
          </table:table-cell>
          <table:table-cell table:style-name="ce33" office:value-type="float" office:value="0.362323492765426" calcext:value-type="float">
            <text:p>0,36</text:p>
          </table:table-cell>
          <table:table-cell table:style-name="ce33" office:value-type="float" office:value="-4.77480888366699" calcext:value-type="float">
            <text:p>-4,77</text:p>
          </table:table-cell>
          <table:table-cell table:style-name="ce33" office:value-type="float" office:value="-30.9114933013916" calcext:value-type="float">
            <text:p>-30,91</text:p>
          </table:table-cell>
          <table:table-cell table:style-name="ce86" office:value-type="float" office:value="7.28697776794433" calcext:value-type="float">
            <text:p>7,29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lles-d'Ang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129999999999" calcext:value-type="float">
            <text:p>45,61</text:p>
          </table:table-cell>
          <table:table-cell table:style-name="ce33" office:value-type="float" office:value="-0.331" calcext:value-type="float">
            <text:p>-0,33</text:p>
          </table:table-cell>
          <table:table-cell table:style-name="ce33" office:value-type="float" office:value="-5.49" calcext:value-type="float">
            <text:p>-5,49</text:p>
          </table:table-cell>
          <table:table-cell table:style-name="ce33" office:value-type="float" office:value="-33" calcext:value-type="float">
            <text:p>-33,0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1.6290397644042" calcext:value-type="float">
            <text:p>51,63</text:p>
          </table:table-cell>
          <table:table-cell table:style-name="ce33" office:value-type="float" office:value="-4.58368015289306" calcext:value-type="float">
            <text:p>-4,58</text:p>
          </table:table-cell>
          <table:table-cell table:style-name="ce33" office:value-type="float" office:value="-26.5159301757812" calcext:value-type="float">
            <text:p>-26,52</text:p>
          </table:table-cell>
          <table:table-cell table:style-name="ce33" office:value-type="float" office:value="10.1535110473632" calcext:value-type="float">
            <text:p>10,15</text:p>
          </table:table-cell>
          <table:table-cell table:style-name="ce33" office:value-type="float" office:value="0.245228752493858" calcext:value-type="float">
            <text:p>0,25</text:p>
          </table:table-cell>
          <table:table-cell table:style-name="ce33" office:value-type="float" office:value="-4.62267017364501" calcext:value-type="float">
            <text:p>-4,62</text:p>
          </table:table-cell>
          <table:table-cell table:style-name="ce33" office:value-type="float" office:value="-27.8251590728759" calcext:value-type="float">
            <text:p>-27,83</text:p>
          </table:table-cell>
          <table:table-cell table:style-name="ce86" office:value-type="float" office:value="9.15620231628417" calcext:value-type="float">
            <text:p>9,1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egue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645" calcext:value-type="float">
            <text:p>44,65</text:p>
          </table:table-cell>
          <table:table-cell table:style-name="ce33" office:value-type="float" office:value="-0.326" calcext:value-type="float">
            <text:p>-0,33</text:p>
          </table:table-cell>
          <table:table-cell table:style-name="ce33" office:value-type="float" office:value="-7.13999999999999" calcext:value-type="float">
            <text:p>-7,14</text:p>
          </table:table-cell>
          <table:table-cell table:style-name="ce33" office:value-type="float" office:value="-45.3999999999999" calcext:value-type="float">
            <text:p>-45,4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4.0902557373046" calcext:value-type="float">
            <text:p>54,09</text:p>
          </table:table-cell>
          <table:table-cell table:style-name="ce33" office:value-type="float" office:value="-4.91561985015869" calcext:value-type="float">
            <text:p>-4,92</text:p>
          </table:table-cell>
          <table:table-cell table:style-name="ce33" office:value-type="float" office:value="-29.0250282287597" calcext:value-type="float">
            <text:p>-29,03</text:p>
          </table:table-cell>
          <table:table-cell table:style-name="ce33" office:value-type="float" office:value="10.2999305725097" calcext:value-type="float">
            <text:p>10,30</text:p>
          </table:table-cell>
          <table:table-cell table:style-name="ce33" office:value-type="float" office:value="0.274324893951416" calcext:value-type="float">
            <text:p>0,27</text:p>
          </table:table-cell>
          <table:table-cell table:style-name="ce33" office:value-type="float" office:value="-4.78976249694824" calcext:value-type="float">
            <text:p>-4,79</text:p>
          </table:table-cell>
          <table:table-cell table:style-name="ce33" office:value-type="float" office:value="-28.84983253479" calcext:value-type="float">
            <text:p>-28,85</text:p>
          </table:table-cell>
          <table:table-cell table:style-name="ce86" office:value-type="float" office:value="9.46826744079589" calcext:value-type="float">
            <text:p>9,4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gn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959999999999" calcext:value-type="float">
            <text:p>45,70</text:p>
          </table:table-cell>
          <table:table-cell table:style-name="ce33" office:value-type="float" office:value="-0.325" calcext:value-type="float">
            <text:p>-0,33</text:p>
          </table:table-cell>
          <table:table-cell table:style-name="ce33" office:value-type="float" office:value="-5.63999999999999" calcext:value-type="float">
            <text:p>-5,64</text:p>
          </table:table-cell>
          <table:table-cell table:style-name="ce33" office:value-type="float" office:value="-34.1" calcext:value-type="float">
            <text:p>-34,1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51.6290397644042" calcext:value-type="float">
            <text:p>51,63</text:p>
          </table:table-cell>
          <table:table-cell table:style-name="ce33" office:value-type="float" office:value="-4.58368015289306" calcext:value-type="float">
            <text:p>-4,58</text:p>
          </table:table-cell>
          <table:table-cell table:style-name="ce33" office:value-type="float" office:value="-26.5159301757812" calcext:value-type="float">
            <text:p>-26,52</text:p>
          </table:table-cell>
          <table:table-cell table:style-name="ce33" office:value-type="float" office:value="10.1535110473632" calcext:value-type="float">
            <text:p>10,15</text:p>
          </table:table-cell>
          <table:table-cell table:style-name="ce33" office:value-type="float" office:value="0.245228752493858" calcext:value-type="float">
            <text:p>0,25</text:p>
          </table:table-cell>
          <table:table-cell table:style-name="ce33" office:value-type="float" office:value="-4.62267017364501" calcext:value-type="float">
            <text:p>-4,62</text:p>
          </table:table-cell>
          <table:table-cell table:style-name="ce33" office:value-type="float" office:value="-27.8251590728759" calcext:value-type="float">
            <text:p>-27,83</text:p>
          </table:table-cell>
          <table:table-cell table:style-name="ce86" office:value-type="float" office:value="9.15620231628417" calcext:value-type="float">
            <text:p>9,1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iossens-Lanus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69" calcext:value-type="float">
            <text:p>43,47</text:p>
          </table:table-cell>
          <table:table-cell table:style-name="ce33" office:value-type="float" office:value="-0.32" calcext:value-type="float">
            <text:p>-0,32</text:p>
          </table:table-cell>
          <table:table-cell table:style-name="ce33" office:value-type="float" office:value="-8.56" calcext:value-type="float">
            <text:p>-8,56</text:p>
          </table:table-cell>
          <table:table-cell table:style-name="ce33" office:value-type="float" office:value="-53.6" calcext:value-type="float">
            <text:p>-53,60</text:p>
          </table:table-cell>
          <table:table-cell table:style-name="ce86" office:value-type="float" office:value="14.8" calcext:value-type="float">
            <text:p>14,8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108.702232360839" calcext:value-type="float">
            <text:p>108,70</text:p>
          </table:table-cell>
          <table:table-cell table:style-name="ce33" office:value-type="float" office:value="-6.0095043182373" calcext:value-type="float">
            <text:p>-6,01</text:p>
          </table:table-cell>
          <table:table-cell table:style-name="ce33" office:value-type="float" office:value="-36.1499252319335" calcext:value-type="float">
            <text:p>-36,15</text:p>
          </table:table-cell>
          <table:table-cell table:style-name="ce33" office:value-type="float" office:value="11.9261093139648" calcext:value-type="float">
            <text:p>11,93</text:p>
          </table:table-cell>
          <table:table-cell table:style-name="ce33" office:value-type="float" office:value="0.366040050983428" calcext:value-type="float">
            <text:p>0,37</text:p>
          </table:table-cell>
          <table:table-cell table:style-name="ce33" office:value-type="float" office:value="-5.80006504058837" calcext:value-type="float">
            <text:p>-5,80</text:p>
          </table:table-cell>
          <table:table-cell table:style-name="ce33" office:value-type="float" office:value="-35.4124641418457" calcext:value-type="float">
            <text:p>-35,41</text:p>
          </table:table-cell>
          <table:table-cell table:style-name="ce86" office:value-type="float" office:value="10.9880561828613" calcext:value-type="float">
            <text:p>10,9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ire de Giber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167" calcext:value-type="float">
            <text:p>49,17</text:p>
          </table:table-cell>
          <table:table-cell table:style-name="ce33" office:value-type="float" office:value="-0.276" calcext:value-type="float">
            <text:p>-0,28</text:p>
          </table:table-cell>
          <table:table-cell table:style-name="ce33" office:value-type="float" office:value="-5.79" calcext:value-type="float">
            <text:p>-5,79</text:p>
          </table:table-cell>
          <table:table-cell table:style-name="ce33" office:value-type="float" office:value="-37.8999999999999" calcext:value-type="float">
            <text:p>-37,90</text:p>
          </table:table-cell>
          <table:table-cell table:style-name="ce86" office:value-type="float" office:value="8.4" calcext:value-type="float">
            <text:p>8,4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77.3827438354492" calcext:value-type="float">
            <text:p>77,38</text:p>
          </table:table-cell>
          <table:table-cell table:style-name="ce33" office:value-type="float" office:value="-5.53380060195922" calcext:value-type="float">
            <text:p>-5,53</text:p>
          </table:table-cell>
          <table:table-cell table:style-name="ce33" office:value-type="float" office:value="-34.9072380065917" calcext:value-type="float">
            <text:p>-34,91</text:p>
          </table:table-cell>
          <table:table-cell table:style-name="ce33" office:value-type="float" office:value="9.36316680908203" calcext:value-type="float">
            <text:p>9,3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Denis-d'Orq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279999999999" calcext:value-type="float">
            <text:p>48,03</text:p>
          </table:table-cell>
          <table:table-cell table:style-name="ce33" office:value-type="float" office:value="-0.272" calcext:value-type="float">
            <text:p>-0,27</text:p>
          </table:table-cell>
          <table:table-cell table:style-name="ce33" office:value-type="float" office:value="-6.58" calcext:value-type="float">
            <text:p>-6,58</text:p>
          </table:table-cell>
          <table:table-cell table:style-name="ce33" office:value-type="float" office:value="-41.2999999999999" calcext:value-type="float">
            <text:p>-41,30</text:p>
          </table:table-cell>
          <table:table-cell table:style-name="ce86" office:value-type="float" office:value="11.4" calcext:value-type="float">
            <text:p>11,4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61.3838653564453" calcext:value-type="float">
            <text:p>61,38</text:p>
          </table:table-cell>
          <table:table-cell table:style-name="ce33" office:value-type="float" office:value="-5.08533525466918" calcext:value-type="float">
            <text:p>-5,09</text:p>
          </table:table-cell>
          <table:table-cell table:style-name="ce33" office:value-type="float" office:value="-31.6096439361572" calcext:value-type="float">
            <text:p>-31,61</text:p>
          </table:table-cell>
          <table:table-cell table:style-name="ce33" office:value-type="float" office:value="9.07303810119628" calcext:value-type="float">
            <text:p>9,07</text:p>
          </table:table-cell>
          <table:table-cell table:style-name="ce33" office:value-type="float" office:value="0.362323492765426" calcext:value-type="float">
            <text:p>0,36</text:p>
          </table:table-cell>
          <table:table-cell table:style-name="ce33" office:value-type="float" office:value="-4.77480888366699" calcext:value-type="float">
            <text:p>-4,77</text:p>
          </table:table-cell>
          <table:table-cell table:style-name="ce33" office:value-type="float" office:value="-30.9114933013916" calcext:value-type="float">
            <text:p>-30,91</text:p>
          </table:table-cell>
          <table:table-cell table:style-name="ce86" office:value-type="float" office:value="7.28697776794433" calcext:value-type="float">
            <text:p>7,2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ire sur l'Adou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7209999999999" calcext:value-type="float">
            <text:p>43,72</text:p>
          </table:table-cell>
          <table:table-cell table:style-name="ce33" office:value-type="float" office:value="-0.269" calcext:value-type="float">
            <text:p>-0,27</text:p>
          </table:table-cell>
          <table:table-cell table:style-name="ce51" office:value-type="float" office:value="-8.36999999999999" calcext:value-type="float">
            <text:p>-8,37</text:p>
          </table:table-cell>
          <table:table-cell table:style-name="ce51" office:value-type="float" office:value="-53.7999999999999" calcext:value-type="float">
            <text:p>-53,80</text:p>
          </table:table-cell>
          <table:table-cell table:style-name="ce86" office:value-type="float" office:value="13.1999999999999" calcext:value-type="float">
            <text:p>13,2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42.1681861877441" calcext:value-type="float">
            <text:p>42,17</text:p>
          </table:table-cell>
          <table:table-cell table:style-name="ce33" office:value-type="float" office:value="-4.63598012924194" calcext:value-type="float">
            <text:p>-4,64</text:p>
          </table:table-cell>
          <table:table-cell table:style-name="ce33" office:value-type="float" office:value="-26.1326522827148" calcext:value-type="float">
            <text:p>-26,13</text:p>
          </table:table-cell>
          <table:table-cell table:style-name="ce33" office:value-type="float" office:value="10.9551887512207" calcext:value-type="float">
            <text:p>10,96</text:p>
          </table:table-cell>
          <table:table-cell table:style-name="ce33" office:value-type="float" office:value="0.252916455268859" calcext:value-type="float">
            <text:p>0,25</text:p>
          </table:table-cell>
          <table:table-cell table:style-name="ce33" office:value-type="float" office:value="-4.49834060668945" calcext:value-type="float">
            <text:p>-4,50</text:p>
          </table:table-cell>
          <table:table-cell table:style-name="ce33" office:value-type="float" office:value="-26.2012691497802" calcext:value-type="float">
            <text:p>-26,20</text:p>
          </table:table-cell>
          <table:table-cell table:style-name="ce86" office:value-type="float" office:value="9.78545570373535" calcext:value-type="float">
            <text:p>9,7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ptie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286" calcext:value-type="float">
            <text:p>44,29</text:p>
          </table:table-cell>
          <table:table-cell table:style-name="ce33" office:value-type="float" office:value="-0.23" calcext:value-type="float">
            <text:p>-0,23</text:p>
          </table:table-cell>
          <table:table-cell table:style-name="ce33" office:value-type="float" office:value="-7.16" calcext:value-type="float">
            <text:p>-7,16</text:p>
          </table:table-cell>
          <table:table-cell table:style-name="ce33" office:value-type="float" office:value="-45.3999999999999" calcext:value-type="float">
            <text:p>-45,4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8.0835800170898" calcext:value-type="float">
            <text:p>58,08</text:p>
          </table:table-cell>
          <table:table-cell table:style-name="ce33" office:value-type="float" office:value="-4.86738395690917" calcext:value-type="float">
            <text:p>-4,87</text:p>
          </table:table-cell>
          <table:table-cell table:style-name="ce33" office:value-type="float" office:value="-28.3860759735107" calcext:value-type="float">
            <text:p>-28,39</text:p>
          </table:table-cell>
          <table:table-cell table:style-name="ce33" office:value-type="float" office:value="10.5529956817626" calcext:value-type="float">
            <text:p>10,55</text:p>
          </table:table-cell>
          <table:table-cell table:style-name="ce33" office:value-type="float" office:value="0.347355157136917" calcext:value-type="float">
            <text:p>0,35</text:p>
          </table:table-cell>
          <table:table-cell table:style-name="ce33" office:value-type="float" office:value="-4.77011442184448" calcext:value-type="float">
            <text:p>-4,77</text:p>
          </table:table-cell>
          <table:table-cell table:style-name="ce33" office:value-type="float" office:value="-28.269021987915" calcext:value-type="float">
            <text:p>-28,27</text:p>
          </table:table-cell>
          <table:table-cell table:style-name="ce86" office:value-type="float" office:value="9.8918933868408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Thoua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799999999999" calcext:value-type="float">
            <text:p>46,98</text:p>
          </table:table-cell>
          <table:table-cell table:style-name="ce33" office:value-type="float" office:value="-0.216999999999999" calcext:value-type="float">
            <text:p>-0,22</text:p>
          </table:table-cell>
          <table:table-cell table:style-name="ce33" office:value-type="float" office:value="-5.99" calcext:value-type="float">
            <text:p>-5,99</text:p>
          </table:table-cell>
          <table:table-cell table:style-name="ce33" office:value-type="float" office:value="-39.2" calcext:value-type="float">
            <text:p>-39,2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0.6084022521972" calcext:value-type="float">
            <text:p>50,61</text:p>
          </table:table-cell>
          <table:table-cell table:style-name="ce33" office:value-type="float" office:value="-5.10808801651" calcext:value-type="float">
            <text:p>-5,11</text:p>
          </table:table-cell>
          <table:table-cell table:style-name="ce33" office:value-type="float" office:value="-31.4857444763183" calcext:value-type="float">
            <text:p>-31,49</text:p>
          </table:table-cell>
          <table:table-cell table:style-name="ce33" office:value-type="float" office:value="9.37895965576171" calcext:value-type="float">
            <text:p>9,38</text:p>
          </table:table-cell>
          <table:table-cell table:style-name="ce33" office:value-type="float" office:value="0.223907634615898" calcext:value-type="float">
            <text:p>0,22</text:p>
          </table:table-cell>
          <table:table-cell table:style-name="ce33" office:value-type="float" office:value="-4.74383640289306" calcext:value-type="float">
            <text:p>-4,74</text:p>
          </table:table-cell>
          <table:table-cell table:style-name="ce33" office:value-type="float" office:value="-30.3279552459716" calcext:value-type="float">
            <text:p>-30,33</text:p>
          </table:table-cell>
          <table:table-cell table:style-name="ce86" office:value-type="float" office:value="7.62273597717285" calcext:value-type="float">
            <text:p>7,6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alai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969999999999" calcext:value-type="float">
            <text:p>48,90</text:p>
          </table:table-cell>
          <table:table-cell table:style-name="ce33" office:value-type="float" office:value="-0.198" calcext:value-type="float">
            <text:p>-0,20</text:p>
          </table:table-cell>
          <table:table-cell table:style-name="ce33" office:value-type="float" office:value="-6.66" calcext:value-type="float">
            <text:p>-6,66</text:p>
          </table:table-cell>
          <table:table-cell table:style-name="ce33" office:value-type="float" office:value="-43.1" calcext:value-type="float">
            <text:p>-43,10</text:p>
          </table:table-cell>
          <table:table-cell table:style-name="ce86" office:value-type="float" office:value="10.0999999999999" calcext:value-type="float">
            <text:p>10,1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69.5986328125" calcext:value-type="float">
            <text:p>69,60</text:p>
          </table:table-cell>
          <table:table-cell table:style-name="ce33" office:value-type="float" office:value="-5.60579919815063" calcext:value-type="float">
            <text:p>-5,61</text:p>
          </table:table-cell>
          <table:table-cell table:style-name="ce33" office:value-type="float" office:value="-35.2123374938964" calcext:value-type="float">
            <text:p>-35,21</text:p>
          </table:table-cell>
          <table:table-cell table:style-name="ce33" office:value-type="float" office:value="9.63405609130859" calcext:value-type="float">
            <text:p>9,63</text:p>
          </table:table-cell>
          <table:table-cell table:style-name="ce33" office:value-type="float" office:value="0.491056829690933" calcext:value-type="float">
            <text:p>0,49</text:p>
          </table:table-cell>
          <table:table-cell table:style-name="ce33" office:value-type="float" office:value="-5.32497692108154" calcext:value-type="float">
            <text:p>-5,32</text:p>
          </table:table-cell>
          <table:table-cell table:style-name="ce33" office:value-type="float" office:value="-34.7744789123535" calcext:value-type="float">
            <text:p>-34,77</text:p>
          </table:table-cell>
          <table:table-cell table:style-name="ce86" office:value-type="float" office:value="7.82533645629882" calcext:value-type="float">
            <text:p>7,8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Pardon-de-Conq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579999999999" calcext:value-type="float">
            <text:p>44,56</text:p>
          </table:table-cell>
          <table:table-cell table:style-name="ce33" office:value-type="float" office:value="-0.179999999999999" calcext:value-type="float">
            <text:p>-0,18</text:p>
          </table:table-cell>
          <table:table-cell table:style-name="ce33" office:value-type="float" office:value="-7.79" calcext:value-type="float">
            <text:p>-7,79</text:p>
          </table:table-cell>
          <table:table-cell table:style-name="ce33" office:value-type="float" office:value="-50.1" calcext:value-type="float">
            <text:p>-50,1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3.8229293823242" calcext:value-type="float">
            <text:p>53,82</text:p>
          </table:table-cell>
          <table:table-cell table:style-name="ce33" office:value-type="float" office:value="-5.02294254302978" calcext:value-type="float">
            <text:p>-5,02</text:p>
          </table:table-cell>
          <table:table-cell table:style-name="ce33" office:value-type="float" office:value="-29.927448272705" calcext:value-type="float">
            <text:p>-29,93</text:p>
          </table:table-cell>
          <table:table-cell table:style-name="ce33" office:value-type="float" office:value="10.2560920715332" calcext:value-type="float">
            <text:p>10,26</text:p>
          </table:table-cell>
          <table:table-cell table:style-name="ce33" office:value-type="float" office:value="0.241592571139335" calcext:value-type="float">
            <text:p>0,24</text:p>
          </table:table-cell>
          <table:table-cell table:style-name="ce33" office:value-type="float" office:value="-4.89734411239624" calcext:value-type="float">
            <text:p>-4,90</text:p>
          </table:table-cell>
          <table:table-cell table:style-name="ce33" office:value-type="float" office:value="-29.7147197723388" calcext:value-type="float">
            <text:p>-29,71</text:p>
          </table:table-cell>
          <table:table-cell table:style-name="ce86" office:value-type="float" office:value="9.46403312683105" calcext:value-type="float">
            <text:p>9,4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illé le Guillaum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85" calcext:value-type="float">
            <text:p>48,19</text:p>
          </table:table-cell>
          <table:table-cell table:style-name="ce33" office:value-type="float" office:value="-0.127" calcext:value-type="float">
            <text:p>-0,13</text:p>
          </table:table-cell>
          <table:table-cell table:style-name="ce33" office:value-type="float" office:value="-6.74" calcext:value-type="float">
            <text:p>-6,74</text:p>
          </table:table-cell>
          <table:table-cell table:style-name="ce33" office:value-type="float" office:value="-43" calcext:value-type="float">
            <text:p>-43,0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9.1434745788574" calcext:value-type="float">
            <text:p>59,14</text:p>
          </table:table-cell>
          <table:table-cell table:style-name="ce33" office:value-type="float" office:value="-5.15370607376098" calcext:value-type="float">
            <text:p>-5,15</text:p>
          </table:table-cell>
          <table:table-cell table:style-name="ce33" office:value-type="float" office:value="-31.9801406860351" calcext:value-type="float">
            <text:p>-31,98</text:p>
          </table:table-cell>
          <table:table-cell table:style-name="ce33" office:value-type="float" office:value="9.24950790405273" calcext:value-type="float">
            <text:p>9,25</text:p>
          </table:table-cell>
          <table:table-cell table:style-name="ce33" office:value-type="float" office:value="0.245719403028488" calcext:value-type="float">
            <text:p>0,25</text:p>
          </table:table-cell>
          <table:table-cell table:style-name="ce33" office:value-type="float" office:value="-4.71341371536254" calcext:value-type="float">
            <text:p>-4,71</text:p>
          </table:table-cell>
          <table:table-cell table:style-name="ce33" office:value-type="float" office:value="-30.2983303070068" calcext:value-type="float">
            <text:p>-30,30</text:p>
          </table:table-cell>
          <table:table-cell table:style-name="ce86" office:value-type="float" office:value="7.40897941589355" calcext:value-type="float">
            <text:p>7,41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auteret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87" calcext:value-type="float">
            <text:p>42,89</text:p>
          </table:table-cell>
          <table:table-cell table:style-name="ce33" office:value-type="float" office:value="-0.11" calcext:value-type="float">
            <text:p>-0,11</text:p>
          </table:table-cell>
          <table:table-cell table:style-name="ce52" office:value-type="float" office:value="-11.1699999999999" calcext:value-type="float">
            <text:p>-11,17</text:p>
          </table:table-cell>
          <table:table-cell table:style-name="ce33" office:value-type="float" office:value="-75.7999999999999" calcext:value-type="float">
            <text:p>-75,80</text:p>
          </table:table-cell>
          <table:table-cell table:style-name="ce86" office:value-type="float" office:value="13.5" calcext:value-type="float">
            <text:p>13,5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26.799781799316" calcext:value-type="float">
            <text:p>126,80</text:p>
          </table:table-cell>
          <table:table-cell table:style-name="ce33" office:value-type="float" office:value="-7.32758045196533" calcext:value-type="float">
            <text:p>-7,33</text:p>
          </table:table-cell>
          <table:table-cell table:style-name="ce33" office:value-type="float" office:value="-46.9750938415527" calcext:value-type="float">
            <text:p>-46,98</text:p>
          </table:table-cell>
          <table:table-cell table:style-name="ce33" office:value-type="float" office:value="11.6455497741699" calcext:value-type="float">
            <text:p>11,65</text:p>
          </table:table-cell>
          <table:table-cell table:style-name="ce33" office:value-type="float" office:value="0.379879772663116" calcext:value-type="float">
            <text:p>0,38</text:p>
          </table:table-cell>
          <table:table-cell table:style-name="ce33" office:value-type="float" office:value="-6.86905622482299" calcext:value-type="float">
            <text:p>-6,87</text:p>
          </table:table-cell>
          <table:table-cell table:style-name="ce33" office:value-type="float" office:value="-44.9853439331054" calcext:value-type="float">
            <text:p>-44,99</text:p>
          </table:table-cell>
          <table:table-cell table:style-name="ce86" office:value-type="float" office:value="9.96710586547851" calcext:value-type="float">
            <text:p>9,97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Dives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286" calcext:value-type="float">
            <text:p>49,29</text:p>
          </table:table-cell>
          <table:table-cell table:style-name="ce33" office:value-type="float" office:value="-0.096" calcext:value-type="float">
            <text:p>-0,10</text:p>
          </table:table-cell>
          <table:table-cell table:style-name="ce33" office:value-type="float" office:value="-6.74" calcext:value-type="float">
            <text:p>-6,74</text:p>
          </table:table-cell>
          <table:table-cell table:style-name="ce33" office:value-type="float" office:value="-42.7999999999999" calcext:value-type="float">
            <text:p>-42,8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5.9723854064941" calcext:value-type="float">
            <text:p>55,97</text:p>
          </table:table-cell>
          <table:table-cell table:style-name="ce33" office:value-type="float" office:value="-5.74916219711303" calcext:value-type="float">
            <text:p>-5,75</text:p>
          </table:table-cell>
          <table:table-cell table:style-name="ce33" office:value-type="float" office:value="-37.3351593017578" calcext:value-type="float">
            <text:p>-37,34</text:p>
          </table:table-cell>
          <table:table-cell table:style-name="ce33" office:value-type="float" office:value="8.65813827514648" calcext:value-type="float">
            <text:p>8,66</text:p>
          </table:table-cell>
          <table:table-cell table:style-name="ce33" office:value-type="float" office:value="0.259635746479034" calcext:value-type="float">
            <text:p>0,26</text:p>
          </table:table-cell>
          <table:table-cell table:style-name="ce33" office:value-type="float" office:value="-5.60262775421142" calcext:value-type="float">
            <text:p>-5,60</text:p>
          </table:table-cell>
          <table:table-cell table:style-name="ce33" office:value-type="float" office:value="-37.5565490722656" calcext:value-type="float">
            <text:p>-37,56</text:p>
          </table:table-cell>
          <table:table-cell table:style-name="ce86" office:value-type="float" office:value="7.26447296142578" calcext:value-type="float">
            <text:p>7,2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2299999999999" calcext:value-type="float">
            <text:p>43,23</text:p>
          </table:table-cell>
          <table:table-cell table:style-name="ce33" office:value-type="float" office:value="-0.079" calcext:value-type="float">
            <text:p>-0,08</text:p>
          </table:table-cell>
          <table:table-cell table:style-name="ce33" office:value-type="float" office:value="-8.98" calcext:value-type="float">
            <text:p>-8,98</text:p>
          </table:table-cell>
          <table:table-cell table:style-name="ce33" office:value-type="float" office:value="-57.7" calcext:value-type="float">
            <text:p>-57,70</text:p>
          </table:table-cell>
          <table:table-cell table:style-name="ce86" office:value-type="float" office:value="14.0999999999999" calcext:value-type="float">
            <text:p>14,1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03.520408630371" calcext:value-type="float">
            <text:p>103,52</text:p>
          </table:table-cell>
          <table:table-cell table:style-name="ce33" office:value-type="float" office:value="-6.12431526184082" calcext:value-type="float">
            <text:p>-6,12</text:p>
          </table:table-cell>
          <table:table-cell table:style-name="ce33" office:value-type="float" office:value="-38.0232276916503" calcext:value-type="float">
            <text:p>-38,02</text:p>
          </table:table-cell>
          <table:table-cell table:style-name="ce33" office:value-type="float" office:value="10.9712944030761" calcext:value-type="float">
            <text:p>10,97</text:p>
          </table:table-cell>
          <table:table-cell table:style-name="ce33" office:value-type="float" office:value="0.335054516792297" calcext:value-type="float">
            <text:p>0,34</text:p>
          </table:table-cell>
          <table:table-cell table:style-name="ce33" office:value-type="float" office:value="-5.9796085357666" calcext:value-type="float">
            <text:p>-5,98</text:p>
          </table:table-cell>
          <table:table-cell table:style-name="ce33" office:value-type="float" office:value="-37.590404510498" calcext:value-type="float">
            <text:p>-37,59</text:p>
          </table:table-cell>
          <table:table-cell table:style-name="ce86" office:value-type="float" office:value="10.2464637756347" calcext:value-type="float">
            <text:p>10,2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treuil-le-Chétif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469999999999" calcext:value-type="float">
            <text:p>48,25</text:p>
          </table:table-cell>
          <table:table-cell table:style-name="ce33" office:value-type="float" office:value="-0.035" calcext:value-type="float">
            <text:p>-0,04</text:p>
          </table:table-cell>
          <table:table-cell table:style-name="ce33" office:value-type="float" office:value="-6.87999999999999" calcext:value-type="float">
            <text:p>-6,88</text:p>
          </table:table-cell>
          <table:table-cell table:style-name="ce33" office:value-type="float" office:value="-43.2" calcext:value-type="float">
            <text:p>-43,2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71.857307434082" calcext:value-type="float">
            <text:p>71,86</text:p>
          </table:table-cell>
          <table:table-cell table:style-name="ce33" office:value-type="float" office:value="-5.37826585769653" calcext:value-type="float">
            <text:p>-5,38</text:p>
          </table:table-cell>
          <table:table-cell table:style-name="ce33" office:value-type="float" office:value="-33.3722038269042" calcext:value-type="float">
            <text:p>-33,37</text:p>
          </table:table-cell>
          <table:table-cell table:style-name="ce33" office:value-type="float" office:value="9.65392303466796" calcext:value-type="float">
            <text:p>9,65</text:p>
          </table:table-cell>
          <table:table-cell table:style-name="ce33" office:value-type="float" office:value="0.459821224212646" calcext:value-type="float">
            <text:p>0,46</text:p>
          </table:table-cell>
          <table:table-cell table:style-name="ce33" office:value-type="float" office:value="-4.92834377288818" calcext:value-type="float">
            <text:p>-4,93</text:p>
          </table:table-cell>
          <table:table-cell table:style-name="ce33" office:value-type="float" office:value="-31.926170349121" calcext:value-type="float">
            <text:p>-31,93</text:p>
          </table:table-cell>
          <table:table-cell table:style-name="ce86" office:value-type="float" office:value="7.50057983398437" calcext:value-type="float">
            <text:p>7,5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uz-saint-Sauveu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719999999999" calcext:value-type="float">
            <text:p>42,87</text:p>
          </table:table-cell>
          <table:table-cell table:style-name="ce33" office:value-type="float" office:value="-0.02" calcext:value-type="float">
            <text:p>-0,02</text:p>
          </table:table-cell>
          <table:table-cell table:style-name="ce33" office:value-type="float" office:value="-11" calcext:value-type="float">
            <text:p>-11,00</text:p>
          </table:table-cell>
          <table:table-cell table:style-name="ce33" office:value-type="float" office:value="-74.9" calcext:value-type="float">
            <text:p>-74,90</text:p>
          </table:table-cell>
          <table:table-cell table:style-name="ce86" office:value-type="float" office:value="13.0999999999999" calcext:value-type="float">
            <text:p>13,1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26.799781799316" calcext:value-type="float">
            <text:p>126,80</text:p>
          </table:table-cell>
          <table:table-cell table:style-name="ce33" office:value-type="float" office:value="-7.32758045196533" calcext:value-type="float">
            <text:p>-7,33</text:p>
          </table:table-cell>
          <table:table-cell table:style-name="ce33" office:value-type="float" office:value="-46.9750938415527" calcext:value-type="float">
            <text:p>-46,98</text:p>
          </table:table-cell>
          <table:table-cell table:style-name="ce33" office:value-type="float" office:value="11.6455497741699" calcext:value-type="float">
            <text:p>11,65</text:p>
          </table:table-cell>
          <table:table-cell table:style-name="ce33" office:value-type="float" office:value="0.379879772663116" calcext:value-type="float">
            <text:p>0,38</text:p>
          </table:table-cell>
          <table:table-cell table:style-name="ce33" office:value-type="float" office:value="-6.86905622482299" calcext:value-type="float">
            <text:p>-6,87</text:p>
          </table:table-cell>
          <table:table-cell table:style-name="ce33" office:value-type="float" office:value="-44.9853439331054" calcext:value-type="float">
            <text:p>-44,99</text:p>
          </table:table-cell>
          <table:table-cell table:style-name="ce86" office:value-type="float" office:value="9.96710586547851" calcext:value-type="float">
            <text:p>9,9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oublecau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33" calcext:value-type="float">
            <text:p>43,53</text:p>
          </table:table-cell>
          <table:table-cell table:style-name="ce33" office:value-type="float" office:value="-0.0189999999999999" calcext:value-type="float">
            <text:p>-0,02</text:p>
          </table:table-cell>
          <table:table-cell table:style-name="ce33" office:value-type="float" office:value="-7.25999999999999" calcext:value-type="float">
            <text:p>-7,26</text:p>
          </table:table-cell>
          <table:table-cell table:style-name="ce33" office:value-type="float" office:value="-47.5" calcext:value-type="float">
            <text:p>-47,50</text:p>
          </table:table-cell>
          <table:table-cell table:style-name="ce86" office:value-type="float" office:value="10.5" calcext:value-type="float">
            <text:p>10,5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03.520408630371" calcext:value-type="float">
            <text:p>103,52</text:p>
          </table:table-cell>
          <table:table-cell table:style-name="ce33" office:value-type="float" office:value="-6.12431526184082" calcext:value-type="float">
            <text:p>-6,12</text:p>
          </table:table-cell>
          <table:table-cell table:style-name="ce33" office:value-type="float" office:value="-38.0232276916503" calcext:value-type="float">
            <text:p>-38,02</text:p>
          </table:table-cell>
          <table:table-cell table:style-name="ce33" office:value-type="float" office:value="10.9712944030761" calcext:value-type="float">
            <text:p>10,97</text:p>
          </table:table-cell>
          <table:table-cell table:style-name="ce33" office:value-type="float" office:value="0.335054516792297" calcext:value-type="float">
            <text:p>0,34</text:p>
          </table:table-cell>
          <table:table-cell table:style-name="ce33" office:value-type="float" office:value="-5.9796085357666" calcext:value-type="float">
            <text:p>-5,98</text:p>
          </table:table-cell>
          <table:table-cell table:style-name="ce33" office:value-type="float" office:value="-37.590404510498" calcext:value-type="float">
            <text:p>-37,59</text:p>
          </table:table-cell>
          <table:table-cell table:style-name="ce86" office:value-type="float" office:value="10.2464637756347" calcext:value-type="float">
            <text:p>10,2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avarni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7319999999999" calcext:value-type="float">
            <text:p>42,73</text:p>
          </table:table-cell>
          <table:table-cell table:style-name="ce33" office:value-type="float" office:value="-0.01" calcext:value-type="float">
            <text:p>-0,01</text:p>
          </table:table-cell>
          <table:table-cell table:style-name="ce33" office:value-type="float" office:value="-10.16" calcext:value-type="float">
            <text:p>-10,16</text:p>
          </table:table-cell>
          <table:table-cell table:style-name="ce33" office:value-type="float" office:value="-68.7" calcext:value-type="float">
            <text:p>-68,70</text:p>
          </table:table-cell>
          <table:table-cell table:style-name="ce86" office:value-type="float" office:value="12.6999999999999" calcext:value-type="float">
            <text:p>12,7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26.799781799316" calcext:value-type="float">
            <text:p>126,80</text:p>
          </table:table-cell>
          <table:table-cell table:style-name="ce33" office:value-type="float" office:value="-7.32758045196533" calcext:value-type="float">
            <text:p>-7,33</text:p>
          </table:table-cell>
          <table:table-cell table:style-name="ce33" office:value-type="float" office:value="-46.9750938415527" calcext:value-type="float">
            <text:p>-46,98</text:p>
          </table:table-cell>
          <table:table-cell table:style-name="ce33" office:value-type="float" office:value="11.6455497741699" calcext:value-type="float">
            <text:p>11,65</text:p>
          </table:table-cell>
          <table:table-cell table:style-name="ce33" office:value-type="float" office:value="0.379879772663116" calcext:value-type="float">
            <text:p>0,38</text:p>
          </table:table-cell>
          <table:table-cell table:style-name="ce33" office:value-type="float" office:value="-6.86905622482299" calcext:value-type="float">
            <text:p>-6,87</text:p>
          </table:table-cell>
          <table:table-cell table:style-name="ce33" office:value-type="float" office:value="-44.9853439331054" calcext:value-type="float">
            <text:p>-44,99</text:p>
          </table:table-cell>
          <table:table-cell table:style-name="ce86" office:value-type="float" office:value="9.96710586547851" calcext:value-type="float">
            <text:p>9,97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ocumont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476" calcext:value-type="float">
            <text:p>44,48</text:p>
          </table:table-cell>
          <table:table-cell table:style-name="ce33" office:value-type="float" office:value="0.038" calcext:value-type="float">
            <text:p>0,04</text:p>
          </table:table-cell>
          <table:table-cell table:style-name="ce34" office:value-type="float" office:value="-7.51616881124509" calcext:value-type="float">
            <text:p>-7,52</text:p>
          </table:table-cell>
          <table:table-cell table:style-name="ce34" office:value-type="float" office:value="-48.7982144409107" calcext:value-type="float">
            <text:p>-48,80</text:p>
          </table:table-cell>
          <table:table-cell table:style-name="ce87" office:value-type="float" office:value="11.33113604905" calcext:value-type="float">
            <text:p>11,3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3.8229293823242" calcext:value-type="float">
            <text:p>53,82</text:p>
          </table:table-cell>
          <table:table-cell table:style-name="ce33" office:value-type="float" office:value="-5.02294254302978" calcext:value-type="float">
            <text:p>-5,02</text:p>
          </table:table-cell>
          <table:table-cell table:style-name="ce33" office:value-type="float" office:value="-29.927448272705" calcext:value-type="float">
            <text:p>-29,93</text:p>
          </table:table-cell>
          <table:table-cell table:style-name="ce33" office:value-type="float" office:value="10.2560920715332" calcext:value-type="float">
            <text:p>10,26</text:p>
          </table:table-cell>
          <table:table-cell table:style-name="ce33" office:value-type="float" office:value="0.241592571139335" calcext:value-type="float">
            <text:p>0,24</text:p>
          </table:table-cell>
          <table:table-cell table:style-name="ce33" office:value-type="float" office:value="-4.89734411239624" calcext:value-type="float">
            <text:p>-4,90</text:p>
          </table:table-cell>
          <table:table-cell table:style-name="ce33" office:value-type="float" office:value="-29.7147197723388" calcext:value-type="float">
            <text:p>-29,71</text:p>
          </table:table-cell>
          <table:table-cell table:style-name="ce86" office:value-type="float" office:value="9.46403312683105" calcext:value-type="float">
            <text:p>9,4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uqueu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84" calcext:value-type="float">
            <text:p>45,88</text:p>
          </table:table-cell>
          <table:table-cell table:style-name="ce33" office:value-type="float" office:value="0.0749999999999999" calcext:value-type="float">
            <text:p>0,07</text:p>
          </table:table-cell>
          <table:table-cell table:style-name="ce33" office:value-type="float" office:value="-5.59999999999999" calcext:value-type="float">
            <text:p>-5,60</text:p>
          </table:table-cell>
          <table:table-cell table:style-name="ce33" office:value-type="float" office:value="-35.1" calcext:value-type="float">
            <text:p>-35,10</text:p>
          </table:table-cell>
          <table:table-cell table:style-name="ce86" office:value-type="float" office:value="9.69999999999999" calcext:value-type="float">
            <text:p>9,7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64.8206939697265" calcext:value-type="float">
            <text:p>64,82</text:p>
          </table:table-cell>
          <table:table-cell table:style-name="ce33" office:value-type="float" office:value="-4.89565324783325" calcext:value-type="float">
            <text:p>-4,90</text:p>
          </table:table-cell>
          <table:table-cell table:style-name="ce33" office:value-type="float" office:value="-29.0635833740234" calcext:value-type="float">
            <text:p>-29,06</text:p>
          </table:table-cell>
          <table:table-cell table:style-name="ce33" office:value-type="float" office:value="10.1016426086425" calcext:value-type="float">
            <text:p>10,10</text:p>
          </table:table-cell>
          <table:table-cell table:style-name="ce33" office:value-type="float" office:value="0.263303130865097" calcext:value-type="float">
            <text:p>0,26</text:p>
          </table:table-cell>
          <table:table-cell table:style-name="ce33" office:value-type="float" office:value="-4.69479751586914" calcext:value-type="float">
            <text:p>-4,69</text:p>
          </table:table-cell>
          <table:table-cell table:style-name="ce33" office:value-type="float" office:value="-28.7637214660644" calcext:value-type="float">
            <text:p>-28,76</text:p>
          </table:table-cell>
          <table:table-cell table:style-name="ce86" office:value-type="float" office:value="8.79465866088867" calcext:value-type="float">
            <text:p>8,7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steljalo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316" calcext:value-type="float">
            <text:p>44,32</text:p>
          </table:table-cell>
          <table:table-cell table:style-name="ce33" office:value-type="float" office:value="0.085" calcext:value-type="float">
            <text:p>0,09</text:p>
          </table:table-cell>
          <table:table-cell table:style-name="ce33" office:value-type="float" office:value="-6" calcext:value-type="float">
            <text:p>-6,00</text:p>
          </table:table-cell>
          <table:table-cell table:style-name="ce33" office:value-type="float" office:value="-37.7999999999999" calcext:value-type="float">
            <text:p>-37,8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8.0835800170898" calcext:value-type="float">
            <text:p>58,08</text:p>
          </table:table-cell>
          <table:table-cell table:style-name="ce33" office:value-type="float" office:value="-4.86738395690917" calcext:value-type="float">
            <text:p>-4,87</text:p>
          </table:table-cell>
          <table:table-cell table:style-name="ce33" office:value-type="float" office:value="-28.3860759735107" calcext:value-type="float">
            <text:p>-28,39</text:p>
          </table:table-cell>
          <table:table-cell table:style-name="ce33" office:value-type="float" office:value="10.5529956817626" calcext:value-type="float">
            <text:p>10,55</text:p>
          </table:table-cell>
          <table:table-cell table:style-name="ce33" office:value-type="float" office:value="0.347355157136917" calcext:value-type="float">
            <text:p>0,35</text:p>
          </table:table-cell>
          <table:table-cell table:style-name="ce33" office:value-type="float" office:value="-4.77011442184448" calcext:value-type="float">
            <text:p>-4,77</text:p>
          </table:table-cell>
          <table:table-cell table:style-name="ce33" office:value-type="float" office:value="-28.269021987915" calcext:value-type="float">
            <text:p>-28,27</text:p>
          </table:table-cell>
          <table:table-cell table:style-name="ce86" office:value-type="float" office:value="9.8918933868408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e Hav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501" calcext:value-type="float">
            <text:p>49,50</text:p>
          </table:table-cell>
          <table:table-cell table:style-name="ce33" office:value-type="float" office:value="0.127" calcext:value-type="float">
            <text:p>0,13</text:p>
          </table:table-cell>
          <table:table-cell table:style-name="ce34" office:value-type="float" office:value="-6.72774107144784" calcext:value-type="float">
            <text:p>-6,73</text:p>
          </table:table-cell>
          <table:table-cell table:style-name="ce78" office:value-type="float" office:value="-41.3928436673879" calcext:value-type="float">
            <text:p>-41,4</text:p>
          </table:table-cell>
          <table:table-cell table:style-name="ce87" office:value-type="float" office:value="12.4290849041949" calcext:value-type="float">
            <text:p>12,4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5.9723854064941" calcext:value-type="float">
            <text:p>55,97</text:p>
          </table:table-cell>
          <table:table-cell table:style-name="ce33" office:value-type="float" office:value="-5.74916219711303" calcext:value-type="float">
            <text:p>-5,75</text:p>
          </table:table-cell>
          <table:table-cell table:style-name="ce33" office:value-type="float" office:value="-37.3351593017578" calcext:value-type="float">
            <text:p>-37,34</text:p>
          </table:table-cell>
          <table:table-cell table:style-name="ce33" office:value-type="float" office:value="8.65813827514648" calcext:value-type="float">
            <text:p>8,66</text:p>
          </table:table-cell>
          <table:table-cell table:style-name="ce33" office:value-type="float" office:value="0.259635746479034" calcext:value-type="float">
            <text:p>0,26</text:p>
          </table:table-cell>
          <table:table-cell table:style-name="ce33" office:value-type="float" office:value="-5.60262775421142" calcext:value-type="float">
            <text:p>-5,60</text:p>
          </table:table-cell>
          <table:table-cell table:style-name="ce33" office:value-type="float" office:value="-37.5565490722656" calcext:value-type="float">
            <text:p>-37,56</text:p>
          </table:table-cell>
          <table:table-cell table:style-name="ce86" office:value-type="float" office:value="7.26447296142578" calcext:value-type="float">
            <text:p>7,2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nsigné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479999999999" calcext:value-type="float">
            <text:p>47,75</text:p>
          </table:table-cell>
          <table:table-cell table:style-name="ce33" office:value-type="float" office:value="0.137" calcext:value-type="float">
            <text:p>0,14</text:p>
          </table:table-cell>
          <table:table-cell table:style-name="ce33" office:value-type="float" office:value="-6.41" calcext:value-type="float">
            <text:p>-6,41</text:p>
          </table:table-cell>
          <table:table-cell table:style-name="ce33" office:value-type="float" office:value="-41.8999999999999" calcext:value-type="float">
            <text:p>-41,9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2.1770668029785" calcext:value-type="float">
            <text:p>52,18</text:p>
          </table:table-cell>
          <table:table-cell table:style-name="ce33" office:value-type="float" office:value="-5.25560188293457" calcext:value-type="float">
            <text:p>-5,26</text:p>
          </table:table-cell>
          <table:table-cell table:style-name="ce33" office:value-type="float" office:value="-32.954288482666" calcext:value-type="float">
            <text:p>-32,95</text:p>
          </table:table-cell>
          <table:table-cell table:style-name="ce33" office:value-type="float" office:value="9.09052658081054" calcext:value-type="float">
            <text:p>9,09</text:p>
          </table:table-cell>
          <table:table-cell table:style-name="ce33" office:value-type="float" office:value="0.193497210741043" calcext:value-type="float">
            <text:p>0,19</text:p>
          </table:table-cell>
          <table:table-cell table:style-name="ce33" office:value-type="float" office:value="-4.96189022064208" calcext:value-type="float">
            <text:p>-4,96</text:p>
          </table:table-cell>
          <table:table-cell table:style-name="ce33" office:value-type="float" office:value="-32.0367813110351" calcext:value-type="float">
            <text:p>-32,04</text:p>
          </table:table-cell>
          <table:table-cell table:style-name="ce86" office:value-type="float" office:value="7.65834045410156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ivaro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0069999999999" calcext:value-type="float">
            <text:p>49,01</text:p>
          </table:table-cell>
          <table:table-cell table:style-name="ce33" office:value-type="float" office:value="0.150999999999999" calcext:value-type="float">
            <text:p>0,15</text:p>
          </table:table-cell>
          <table:table-cell table:style-name="ce53" office:value-type="float" office:value="-6.95" calcext:value-type="float">
            <text:p>-6,95</text:p>
          </table:table-cell>
          <table:table-cell table:style-name="ce53" office:value-type="float" office:value="-44.3999999999999" calcext:value-type="float">
            <text:p>-44,4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69.5986328125" calcext:value-type="float">
            <text:p>69,60</text:p>
          </table:table-cell>
          <table:table-cell table:style-name="ce33" office:value-type="float" office:value="-5.60579919815063" calcext:value-type="float">
            <text:p>-5,61</text:p>
          </table:table-cell>
          <table:table-cell table:style-name="ce33" office:value-type="float" office:value="-35.2123374938964" calcext:value-type="float">
            <text:p>-35,21</text:p>
          </table:table-cell>
          <table:table-cell table:style-name="ce33" office:value-type="float" office:value="9.63405609130859" calcext:value-type="float">
            <text:p>9,63</text:p>
          </table:table-cell>
          <table:table-cell table:style-name="ce33" office:value-type="float" office:value="0.491056829690933" calcext:value-type="float">
            <text:p>0,49</text:p>
          </table:table-cell>
          <table:table-cell table:style-name="ce33" office:value-type="float" office:value="-5.32497692108154" calcext:value-type="float">
            <text:p>-5,32</text:p>
          </table:table-cell>
          <table:table-cell table:style-name="ce33" office:value-type="float" office:value="-34.7744789123535" calcext:value-type="float">
            <text:p>-34,77</text:p>
          </table:table-cell>
          <table:table-cell table:style-name="ce86" office:value-type="float" office:value="7.82533645629882" calcext:value-type="float">
            <text:p>7,8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ngoulêm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529999999999" calcext:value-type="float">
            <text:p>45,65</text:p>
          </table:table-cell>
          <table:table-cell table:style-name="ce33" office:value-type="float" office:value="0.154999999999999" calcext:value-type="float">
            <text:p>0,15</text:p>
          </table:table-cell>
          <table:table-cell table:style-name="ce33" office:value-type="float" office:value="-6.09999999999999" calcext:value-type="float">
            <text:p>-6,10</text:p>
          </table:table-cell>
          <table:table-cell table:style-name="ce33" office:value-type="float" office:value="-37.7999999999999" calcext:value-type="float">
            <text:p>-37,8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61.9105606079101" calcext:value-type="float">
            <text:p>61,91</text:p>
          </table:table-cell>
          <table:table-cell table:style-name="ce33" office:value-type="float" office:value="-4.57882356643676" calcext:value-type="float">
            <text:p>-4,58</text:p>
          </table:table-cell>
          <table:table-cell table:style-name="ce33" office:value-type="float" office:value="-26.504898071289" calcext:value-type="float">
            <text:p>-26,50</text:p>
          </table:table-cell>
          <table:table-cell table:style-name="ce33" office:value-type="float" office:value="10.125690460205" calcext:value-type="float">
            <text:p>10,13</text:p>
          </table:table-cell>
          <table:table-cell table:style-name="ce33" office:value-type="float" office:value="0.29473453760147" calcext:value-type="float">
            <text:p>0,29</text:p>
          </table:table-cell>
          <table:table-cell table:style-name="ce33" office:value-type="float" office:value="-4.57193660736083" calcext:value-type="float">
            <text:p>-4,57</text:p>
          </table:table-cell>
          <table:table-cell table:style-name="ce33" office:value-type="float" office:value="-27.4310474395751" calcext:value-type="float">
            <text:p>-27,43</text:p>
          </table:table-cell>
          <table:table-cell table:style-name="ce86" office:value-type="float" office:value="9.14444541931152" calcext:value-type="float">
            <text:p>9,1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Amber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65" calcext:value-type="float">
            <text:p>46,77</text:p>
          </table:table-cell>
          <table:table-cell table:style-name="ce33" office:value-type="float" office:value="0.157" calcext:value-type="float">
            <text:p>0,16</text:p>
          </table:table-cell>
          <table:table-cell table:style-name="ce33" office:value-type="float" office:value="-5.99" calcext:value-type="float">
            <text:p>-5,99</text:p>
          </table:table-cell>
          <table:table-cell table:style-name="ce33" office:value-type="float" office:value="-39.2" calcext:value-type="float">
            <text:p>-39,20</text:p>
          </table:table-cell>
          <table:table-cell table:style-name="ce86" office:value-type="float" office:value="8.69999999999999" calcext:value-type="float">
            <text:p>8,7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3.3319435119628" calcext:value-type="float">
            <text:p>53,33</text:p>
          </table:table-cell>
          <table:table-cell table:style-name="ce33" office:value-type="float" office:value="-4.89215755462646" calcext:value-type="float">
            <text:p>-4,89</text:p>
          </table:table-cell>
          <table:table-cell table:style-name="ce33" office:value-type="float" office:value="-29.3939380645751" calcext:value-type="float">
            <text:p>-29,39</text:p>
          </table:table-cell>
          <table:table-cell table:style-name="ce33" office:value-type="float" office:value="9.74332237243652" calcext:value-type="float">
            <text:p>9,74</text:p>
          </table:table-cell>
          <table:table-cell table:style-name="ce33" office:value-type="float" office:value="0.228778585791587" calcext:value-type="float">
            <text:p>0,23</text:p>
          </table:table-cell>
          <table:table-cell table:style-name="ce33" office:value-type="float" office:value="-4.52570152282714" calcext:value-type="float">
            <text:p>-4,53</text:p>
          </table:table-cell>
          <table:table-cell table:style-name="ce33" office:value-type="float" office:value="-28.1771965026855" calcext:value-type="float">
            <text:p>-28,18</text:p>
          </table:table-cell>
          <table:table-cell table:style-name="ce86" office:value-type="float" office:value="8.02841567993164" calcext:value-type="float">
            <text:p>8,0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rmand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02" calcext:value-type="float">
            <text:p>44,50</text:p>
          </table:table-cell>
          <table:table-cell table:style-name="ce33" office:value-type="float" office:value="0.161" calcext:value-type="float">
            <text:p>0,16</text:p>
          </table:table-cell>
          <table:table-cell table:style-name="ce33" office:value-type="float" office:value="-7.65383718760891" calcext:value-type="float">
            <text:p>-7,65</text:p>
          </table:table-cell>
          <table:table-cell table:style-name="ce33" office:value-type="float" office:value="-49.8555628578274" calcext:value-type="float">
            <text:p>-49,86</text:p>
          </table:table-cell>
          <table:table-cell table:style-name="ce87" office:value-type="float" office:value="11.3751346430439" calcext:value-type="float">
            <text:p>11,4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3.8229293823242" calcext:value-type="float">
            <text:p>53,82</text:p>
          </table:table-cell>
          <table:table-cell table:style-name="ce33" office:value-type="float" office:value="-5.02294254302978" calcext:value-type="float">
            <text:p>-5,02</text:p>
          </table:table-cell>
          <table:table-cell table:style-name="ce33" office:value-type="float" office:value="-29.927448272705" calcext:value-type="float">
            <text:p>-29,93</text:p>
          </table:table-cell>
          <table:table-cell table:style-name="ce33" office:value-type="float" office:value="10.2560920715332" calcext:value-type="float">
            <text:p>10,26</text:p>
          </table:table-cell>
          <table:table-cell table:style-name="ce33" office:value-type="float" office:value="0.241592571139335" calcext:value-type="float">
            <text:p>0,24</text:p>
          </table:table-cell>
          <table:table-cell table:style-name="ce33" office:value-type="float" office:value="-4.89734411239624" calcext:value-type="float">
            <text:p>-4,90</text:p>
          </table:table-cell>
          <table:table-cell table:style-name="ce33" office:value-type="float" office:value="-29.7147197723388" calcext:value-type="float">
            <text:p>-29,71</text:p>
          </table:table-cell>
          <table:table-cell table:style-name="ce86" office:value-type="float" office:value="9.46403312683105" calcext:value-type="float">
            <text:p>9,4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rci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24" calcext:value-type="float">
            <text:p>43,52</text:p>
          </table:table-cell>
          <table:table-cell table:style-name="ce33" office:value-type="float" office:value="0.162" calcext:value-type="float">
            <text:p>0,16</text:p>
          </table:table-cell>
          <table:table-cell table:style-name="ce54" office:value-type="float" office:value="-6.62" calcext:value-type="float">
            <text:p>-6,62</text:p>
          </table:table-cell>
          <table:table-cell table:style-name="ce33" office:value-type="float" office:value="-43.7" calcext:value-type="float">
            <text:p>-43,7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03.520408630371" calcext:value-type="float">
            <text:p>103,52</text:p>
          </table:table-cell>
          <table:table-cell table:style-name="ce33" office:value-type="float" office:value="-6.12431526184082" calcext:value-type="float">
            <text:p>-6,12</text:p>
          </table:table-cell>
          <table:table-cell table:style-name="ce33" office:value-type="float" office:value="-38.0232276916503" calcext:value-type="float">
            <text:p>-38,02</text:p>
          </table:table-cell>
          <table:table-cell table:style-name="ce33" office:value-type="float" office:value="10.9712944030761" calcext:value-type="float">
            <text:p>10,97</text:p>
          </table:table-cell>
          <table:table-cell table:style-name="ce33" office:value-type="float" office:value="0.335054516792297" calcext:value-type="float">
            <text:p>0,34</text:p>
          </table:table-cell>
          <table:table-cell table:style-name="ce33" office:value-type="float" office:value="-5.9796085357666" calcext:value-type="float">
            <text:p>-5,98</text:p>
          </table:table-cell>
          <table:table-cell table:style-name="ce33" office:value-type="float" office:value="-37.590404510498" calcext:value-type="float">
            <text:p>-37,59</text:p>
          </table:table-cell>
          <table:table-cell table:style-name="ce86" office:value-type="float" office:value="10.2464637756347" calcext:value-type="float">
            <text:p>10,2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e Ma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996" calcext:value-type="float">
            <text:p>48,00</text:p>
          </table:table-cell>
          <table:table-cell table:style-name="ce33" office:value-type="float" office:value="0.203" calcext:value-type="float">
            <text:p>0,20</text:p>
          </table:table-cell>
          <table:table-cell table:style-name="ce54" office:value-type="float" office:value="-6.41999999999999" calcext:value-type="float">
            <text:p>-6,42</text:p>
          </table:table-cell>
          <table:table-cell table:style-name="ce33" office:value-type="float" office:value="-41.5" calcext:value-type="float">
            <text:p>-41,50</text:p>
          </table:table-cell>
          <table:table-cell table:style-name="ce86" office:value-type="float" office:value="9.9" calcext:value-type="float">
            <text:p>9,9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9.1434745788574" calcext:value-type="float">
            <text:p>59,14</text:p>
          </table:table-cell>
          <table:table-cell table:style-name="ce33" office:value-type="float" office:value="-5.15370607376098" calcext:value-type="float">
            <text:p>-5,15</text:p>
          </table:table-cell>
          <table:table-cell table:style-name="ce33" office:value-type="float" office:value="-31.9801406860351" calcext:value-type="float">
            <text:p>-31,98</text:p>
          </table:table-cell>
          <table:table-cell table:style-name="ce33" office:value-type="float" office:value="9.24950790405273" calcext:value-type="float">
            <text:p>9,25</text:p>
          </table:table-cell>
          <table:table-cell table:style-name="ce33" office:value-type="float" office:value="0.245719403028488" calcext:value-type="float">
            <text:p>0,25</text:p>
          </table:table-cell>
          <table:table-cell table:style-name="ce33" office:value-type="float" office:value="-4.71341371536254" calcext:value-type="float">
            <text:p>-4,71</text:p>
          </table:table-cell>
          <table:table-cell table:style-name="ce33" office:value-type="float" office:value="-30.2983303070068" calcext:value-type="float">
            <text:p>-30,30</text:p>
          </table:table-cell>
          <table:table-cell table:style-name="ce86" office:value-type="float" office:value="7.40897941589355" calcext:value-type="float">
            <text:p>7,4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Etreta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7" calcext:value-type="float">
            <text:p>49,70</text:p>
          </table:table-cell>
          <table:table-cell table:style-name="ce33" office:value-type="float" office:value="0.205" calcext:value-type="float">
            <text:p>0,21</text:p>
          </table:table-cell>
          <table:table-cell table:style-name="ce34" office:value-type="float" office:value="-6.52" calcext:value-type="float">
            <text:p>-6,52</text:p>
          </table:table-cell>
          <table:table-cell table:style-name="ce78" office:value-type="float" office:value="-40.8" calcext:value-type="float">
            <text:p>-40,8</text:p>
          </table:table-cell>
          <table:table-cell table:style-name="ce87" table:formula="of:=[.G112]-8*[.F112]" office:value-type="float" office:value="11.36" calcext:value-type="float">
            <text:p>11,4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78.4205245971679" calcext:value-type="float">
            <text:p>78,42</text:p>
          </table:table-cell>
          <table:table-cell table:style-name="ce33" office:value-type="float" office:value="-5.43191671371459" calcext:value-type="float">
            <text:p>-5,43</text:p>
          </table:table-cell>
          <table:table-cell table:style-name="ce33" office:value-type="float" office:value="-34.9556732177734" calcext:value-type="float">
            <text:p>-34,96</text:p>
          </table:table-cell>
          <table:table-cell table:style-name="ce33" office:value-type="float" office:value="8.49966049194335" calcext:value-type="float">
            <text:p>8,50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or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191" calcext:value-type="float">
            <text:p>43,19</text:p>
          </table:table-cell>
          <table:table-cell table:style-name="ce33" office:value-type="float" office:value="0.223" calcext:value-type="float">
            <text:p>0,22</text:p>
          </table:table-cell>
          <table:table-cell table:style-name="ce33" office:value-type="float" office:value="-9.13" calcext:value-type="float">
            <text:p>-9,13</text:p>
          </table:table-cell>
          <table:table-cell table:style-name="ce33" office:value-type="float" office:value="-59.7999999999999" calcext:value-type="float">
            <text:p>-59,80</text:p>
          </table:table-cell>
          <table:table-cell table:style-name="ce86" office:value-type="float" office:value="13.1999999999999" calcext:value-type="float">
            <text:p>13,2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103.520408630371" calcext:value-type="float">
            <text:p>103,52</text:p>
          </table:table-cell>
          <table:table-cell table:style-name="ce33" office:value-type="float" office:value="-6.12431526184082" calcext:value-type="float">
            <text:p>-6,12</text:p>
          </table:table-cell>
          <table:table-cell table:style-name="ce33" office:value-type="float" office:value="-38.0232276916503" calcext:value-type="float">
            <text:p>-38,02</text:p>
          </table:table-cell>
          <table:table-cell table:style-name="ce33" office:value-type="float" office:value="10.9712944030761" calcext:value-type="float">
            <text:p>10,97</text:p>
          </table:table-cell>
          <table:table-cell table:style-name="ce33" office:value-type="float" office:value="0.335054516792297" calcext:value-type="float">
            <text:p>0,34</text:p>
          </table:table-cell>
          <table:table-cell table:style-name="ce33" office:value-type="float" office:value="-5.9796085357666" calcext:value-type="float">
            <text:p>-5,98</text:p>
          </table:table-cell>
          <table:table-cell table:style-name="ce33" office:value-type="float" office:value="-37.590404510498" calcext:value-type="float">
            <text:p>-37,59</text:p>
          </table:table-cell>
          <table:table-cell table:style-name="ce86" office:value-type="float" office:value="10.2464637756347" calcext:value-type="float">
            <text:p>10,2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i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7379999999999" calcext:value-type="float">
            <text:p>45,74</text:p>
          </table:table-cell>
          <table:table-cell table:style-name="ce33" office:value-type="float" office:value="0.239999999999999" calcext:value-type="float">
            <text:p>0,24</text:p>
          </table:table-cell>
          <table:table-cell table:style-name="ce33" office:value-type="float" office:value="-6.08999999999999" calcext:value-type="float">
            <text:p>-6,09</text:p>
          </table:table-cell>
          <table:table-cell table:style-name="ce33" office:value-type="float" office:value="-37.1" calcext:value-type="float">
            <text:p>-37,1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76.9862747192382" calcext:value-type="float">
            <text:p>76,99</text:p>
          </table:table-cell>
          <table:table-cell table:style-name="ce33" office:value-type="float" office:value="-4.72633790969848" calcext:value-type="float">
            <text:p>-4,73</text:p>
          </table:table-cell>
          <table:table-cell table:style-name="ce33" office:value-type="float" office:value="-27.639404296875" calcext:value-type="float">
            <text:p>-27,64</text:p>
          </table:table-cell>
          <table:table-cell table:style-name="ce33" office:value-type="float" office:value="10.1712989807128" calcext:value-type="float">
            <text:p>10,17</text:p>
          </table:table-cell>
          <table:table-cell table:style-name="ce33" office:value-type="float" office:value="0.448801338672637" calcext:value-type="float">
            <text:p>0,45</text:p>
          </table:table-cell>
          <table:table-cell table:style-name="ce33" office:value-type="float" office:value="-4.5707311630249" calcext:value-type="float">
            <text:p>-4,57</text:p>
          </table:table-cell>
          <table:table-cell table:style-name="ce33" office:value-type="float" office:value="-27.5230293273925" calcext:value-type="float">
            <text:p>-27,52</text:p>
          </table:table-cell>
          <table:table-cell table:style-name="ce86" office:value-type="float" office:value="9.04281997680664" calcext:value-type="float">
            <text:p>9,0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rge-Le Ma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549999999999" calcext:value-type="float">
            <text:p>48,05</text:p>
          </table:table-cell>
          <table:table-cell table:style-name="ce33" office:value-type="float" office:value="0.253" calcext:value-type="float">
            <text:p>0,25</text:p>
          </table:table-cell>
          <table:table-cell table:style-name="ce33" office:value-type="float" office:value="-6.70999999999999" calcext:value-type="float">
            <text:p>-6,71</text:p>
          </table:table-cell>
          <table:table-cell table:style-name="ce33" office:value-type="float" office:value="-43.3999999999999" calcext:value-type="float">
            <text:p>-43,4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6.4920043945312" calcext:value-type="float">
            <text:p>56,49</text:p>
          </table:table-cell>
          <table:table-cell table:style-name="ce33" office:value-type="float" office:value="-5.30387306213378" calcext:value-type="float">
            <text:p>-5,30</text:p>
          </table:table-cell>
          <table:table-cell table:style-name="ce33" office:value-type="float" office:value="-33.0358009338378" calcext:value-type="float">
            <text:p>-33,04</text:p>
          </table:table-cell>
          <table:table-cell table:style-name="ce33" office:value-type="float" office:value="9.39518356323242" calcext:value-type="float">
            <text:p>9,40</text:p>
          </table:table-cell>
          <table:table-cell table:style-name="ce33" office:value-type="float" office:value="0.193260878324508" calcext:value-type="float">
            <text:p>0,19</text:p>
          </table:table-cell>
          <table:table-cell table:style-name="ce33" office:value-type="float" office:value="-4.91447639465332" calcext:value-type="float">
            <text:p>-4,91</text:p>
          </table:table-cell>
          <table:table-cell table:style-name="ce33" office:value-type="float" office:value="-31.6600799560546" calcext:value-type="float">
            <text:p>-31,66</text:p>
          </table:table-cell>
          <table:table-cell table:style-name="ce86" office:value-type="float" office:value="7.65573120117187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ye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61" calcext:value-type="float">
            <text:p>47,76</text:p>
          </table:table-cell>
          <table:table-cell table:style-name="ce33" office:value-type="float" office:value="0.274" calcext:value-type="float">
            <text:p>0,27</text:p>
          </table:table-cell>
          <table:table-cell table:style-name="ce33" office:value-type="float" office:value="-6.69" calcext:value-type="float">
            <text:p>-6,69</text:p>
          </table:table-cell>
          <table:table-cell table:style-name="ce33" office:value-type="float" office:value="-42.7999999999999" calcext:value-type="float">
            <text:p>-42,8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6.4920043945312" calcext:value-type="float">
            <text:p>56,49</text:p>
          </table:table-cell>
          <table:table-cell table:style-name="ce33" office:value-type="float" office:value="-5.30387306213378" calcext:value-type="float">
            <text:p>-5,30</text:p>
          </table:table-cell>
          <table:table-cell table:style-name="ce33" office:value-type="float" office:value="-33.0358009338378" calcext:value-type="float">
            <text:p>-33,04</text:p>
          </table:table-cell>
          <table:table-cell table:style-name="ce33" office:value-type="float" office:value="9.39518356323242" calcext:value-type="float">
            <text:p>9,40</text:p>
          </table:table-cell>
          <table:table-cell table:style-name="ce33" office:value-type="float" office:value="0.193260878324508" calcext:value-type="float">
            <text:p>0,19</text:p>
          </table:table-cell>
          <table:table-cell table:style-name="ce33" office:value-type="float" office:value="-4.91447639465332" calcext:value-type="float">
            <text:p>-4,91</text:p>
          </table:table-cell>
          <table:table-cell table:style-name="ce33" office:value-type="float" office:value="-31.6600799560546" calcext:value-type="float">
            <text:p>-31,66</text:p>
          </table:table-cell>
          <table:table-cell table:style-name="ce86" office:value-type="float" office:value="7.65573120117187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llebois-Lavalett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83" calcext:value-type="float">
            <text:p>45,48</text:p>
          </table:table-cell>
          <table:table-cell table:style-name="ce33" office:value-type="float" office:value="0.277" calcext:value-type="float">
            <text:p>0,28</text:p>
          </table:table-cell>
          <table:table-cell table:style-name="ce34" office:value-type="float" office:value="-6.0923544947633" calcext:value-type="float">
            <text:p>-6,09</text:p>
          </table:table-cell>
          <table:table-cell table:style-name="ce34" office:value-type="float" office:value="-37.6926209969329" calcext:value-type="float">
            <text:p>-37,69</text:p>
          </table:table-cell>
          <table:table-cell table:style-name="ce87" office:value-type="float" office:value="11.0462149611735" calcext:value-type="float">
            <text:p>11,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76.9862747192382" calcext:value-type="float">
            <text:p>76,99</text:p>
          </table:table-cell>
          <table:table-cell table:style-name="ce33" office:value-type="float" office:value="-4.72633790969848" calcext:value-type="float">
            <text:p>-4,73</text:p>
          </table:table-cell>
          <table:table-cell table:style-name="ce33" office:value-type="float" office:value="-27.639404296875" calcext:value-type="float">
            <text:p>-27,64</text:p>
          </table:table-cell>
          <table:table-cell table:style-name="ce33" office:value-type="float" office:value="10.1712989807128" calcext:value-type="float">
            <text:p>10,17</text:p>
          </table:table-cell>
          <table:table-cell table:style-name="ce33" office:value-type="float" office:value="0.448801338672637" calcext:value-type="float">
            <text:p>0,45</text:p>
          </table:table-cell>
          <table:table-cell table:style-name="ce33" office:value-type="float" office:value="-4.5707311630249" calcext:value-type="float">
            <text:p>-4,57</text:p>
          </table:table-cell>
          <table:table-cell table:style-name="ce33" office:value-type="float" office:value="-27.5230293273925" calcext:value-type="float">
            <text:p>-27,52</text:p>
          </table:table-cell>
          <table:table-cell table:style-name="ce86" office:value-type="float" office:value="9.04281997680664" calcext:value-type="float">
            <text:p>9,04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Rioumajou-Saint-Lary-Soul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7079999999999" calcext:value-type="float">
            <text:p>42,71</text:p>
          </table:table-cell>
          <table:table-cell table:style-name="ce33" office:value-type="float" office:value="0.293999999999999" calcext:value-type="float">
            <text:p>0,29</text:p>
          </table:table-cell>
          <table:table-cell table:style-name="ce33" office:value-type="float" office:value="-10.6099999999999" calcext:value-type="float">
            <text:p>-10,61</text:p>
          </table:table-cell>
          <table:table-cell table:style-name="ce33" office:value-type="float" office:value="-72.9" calcext:value-type="float">
            <text:p>-72,9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7.9912033081054" calcext:value-type="float">
            <text:p>87,99</text:p>
          </table:table-cell>
          <table:table-cell table:style-name="ce33" office:value-type="float" office:value="-7.29554224014282" calcext:value-type="float">
            <text:p>-7,30</text:p>
          </table:table-cell>
          <table:table-cell table:style-name="ce33" office:value-type="float" office:value="-46.2891120910644" calcext:value-type="float">
            <text:p>-46,29</text:p>
          </table:table-cell>
          <table:table-cell table:style-name="ce33" office:value-type="float" office:value="12.0752258300781" calcext:value-type="float">
            <text:p>12,08</text:p>
          </table:table-cell>
          <table:table-cell table:style-name="ce33" office:value-type="float" office:value="0.282592266798019" calcext:value-type="float">
            <text:p>0,28</text:p>
          </table:table-cell>
          <table:table-cell table:style-name="ce33" office:value-type="float" office:value="-6.78671693801879" calcext:value-type="float">
            <text:p>-6,79</text:p>
          </table:table-cell>
          <table:table-cell table:style-name="ce33" office:value-type="float" office:value="-44.2734298706054" calcext:value-type="float">
            <text:p>-44,27</text:p>
          </table:table-cell>
          <table:table-cell table:style-name="ce86" office:value-type="float" office:value="10.0203056335449" calcext:value-type="float">
            <text:p>10,02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Saint-Lary-Soul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17" calcext:value-type="float">
            <text:p>42,82</text:p>
          </table:table-cell>
          <table:table-cell table:style-name="ce33" office:value-type="float" office:value="0.323" calcext:value-type="float">
            <text:p>0,32</text:p>
          </table:table-cell>
          <table:table-cell table:style-name="ce33" office:value-type="float" office:value="-11.41" calcext:value-type="float">
            <text:p>-11,41</text:p>
          </table:table-cell>
          <table:table-cell table:style-name="ce33" office:value-type="float" office:value="-78.0999999999999" calcext:value-type="float">
            <text:p>-78,10</text:p>
          </table:table-cell>
          <table:table-cell table:style-name="ce86" office:value-type="float" office:value="13.0999999999999" calcext:value-type="float">
            <text:p>13,1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7.9912033081054" calcext:value-type="float">
            <text:p>87,99</text:p>
          </table:table-cell>
          <table:table-cell table:style-name="ce33" office:value-type="float" office:value="-7.29554224014282" calcext:value-type="float">
            <text:p>-7,30</text:p>
          </table:table-cell>
          <table:table-cell table:style-name="ce33" office:value-type="float" office:value="-46.2891120910644" calcext:value-type="float">
            <text:p>-46,29</text:p>
          </table:table-cell>
          <table:table-cell table:style-name="ce33" office:value-type="float" office:value="12.0752258300781" calcext:value-type="float">
            <text:p>12,08</text:p>
          </table:table-cell>
          <table:table-cell table:style-name="ce33" office:value-type="float" office:value="0.282592266798019" calcext:value-type="float">
            <text:p>0,28</text:p>
          </table:table-cell>
          <table:table-cell table:style-name="ce33" office:value-type="float" office:value="-6.78671693801879" calcext:value-type="float">
            <text:p>-6,79</text:p>
          </table:table-cell>
          <table:table-cell table:style-name="ce33" office:value-type="float" office:value="-44.2734298706054" calcext:value-type="float">
            <text:p>-44,27</text:p>
          </table:table-cell>
          <table:table-cell table:style-name="ce86" office:value-type="float" office:value="10.0203056335449" calcext:value-type="float">
            <text:p>10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iti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585" calcext:value-type="float">
            <text:p>46,59</text:p>
          </table:table-cell>
          <table:table-cell table:style-name="ce33" office:value-type="float" office:value="0.343999999999999" calcext:value-type="float">
            <text:p>0,34</text:p>
          </table:table-cell>
          <table:table-cell table:style-name="ce33" office:value-type="float" office:value="-6.17999999999999" calcext:value-type="float">
            <text:p>-6,18</text:p>
          </table:table-cell>
          <table:table-cell table:style-name="ce33" office:value-type="float" office:value="-38.6" calcext:value-type="float">
            <text:p>-38,6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0.1344947814941" calcext:value-type="float">
            <text:p>50,13</text:p>
          </table:table-cell>
          <table:table-cell table:style-name="ce33" office:value-type="float" office:value="-4.96511077880859" calcext:value-type="float">
            <text:p>-4,97</text:p>
          </table:table-cell>
          <table:table-cell table:style-name="ce33" office:value-type="float" office:value="-29.8901348114013" calcext:value-type="float">
            <text:p>-29,89</text:p>
          </table:table-cell>
          <table:table-cell table:style-name="ce33" office:value-type="float" office:value="9.83075141906738" calcext:value-type="float">
            <text:p>9,83</text:p>
          </table:table-cell>
          <table:table-cell table:style-name="ce33" office:value-type="float" office:value="0.204423695802688" calcext:value-type="float">
            <text:p>0,20</text:p>
          </table:table-cell>
          <table:table-cell table:style-name="ce33" office:value-type="float" office:value="-4.57298040390014" calcext:value-type="float">
            <text:p>-4,57</text:p>
          </table:table-cell>
          <table:table-cell table:style-name="ce33" office:value-type="float" office:value="-28.5169734954833" calcext:value-type="float">
            <text:p>-28,52</text:p>
          </table:table-cell>
          <table:table-cell table:style-name="ce86" office:value-type="float" office:value="8.06686973571777" calcext:value-type="float">
            <text:p>8,0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pver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0989999999999" calcext:value-type="float">
            <text:p>43,10</text:p>
          </table:table-cell>
          <table:table-cell table:style-name="ce33" office:value-type="float" office:value="0.356999999999999" calcext:value-type="float">
            <text:p>0,36</text:p>
          </table:table-cell>
          <table:table-cell table:style-name="ce55" office:value-type="float" office:value="-8.22" calcext:value-type="float">
            <text:p>-8,22</text:p>
          </table:table-cell>
          <table:table-cell table:style-name="ce55" office:value-type="float" office:value="-53.2" calcext:value-type="float">
            <text:p>-53,20</text:p>
          </table:table-cell>
          <table:table-cell table:style-name="ce86" office:value-type="float" office:value="12.5999999999999" calcext:value-type="float">
            <text:p>12,6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77.4355850219726" calcext:value-type="float">
            <text:p>77,44</text:p>
          </table:table-cell>
          <table:table-cell table:style-name="ce33" office:value-type="float" office:value="-6.21099090576171" calcext:value-type="float">
            <text:p>-6,21</text:p>
          </table:table-cell>
          <table:table-cell table:style-name="ce33" office:value-type="float" office:value="-38.7244987487792" calcext:value-type="float">
            <text:p>-38,72</text:p>
          </table:table-cell>
          <table:table-cell table:style-name="ce33" office:value-type="float" office:value="10.9634284973144" calcext:value-type="float">
            <text:p>10,96</text:p>
          </table:table-cell>
          <table:table-cell table:style-name="ce33" office:value-type="float" office:value="0.232313871383666" calcext:value-type="float">
            <text:p>0,23</text:p>
          </table:table-cell>
          <table:table-cell table:style-name="ce33" office:value-type="float" office:value="-6.15953731536865" calcext:value-type="float">
            <text:p>-6,16</text:p>
          </table:table-cell>
          <table:table-cell table:style-name="ce33" office:value-type="float" office:value="-38.9656753540039" calcext:value-type="float">
            <text:p>-38,97</text:p>
          </table:table-cell>
          <table:table-cell table:style-name="ce86" office:value-type="float" office:value="10.3106231689453" calcext:value-type="float">
            <text:p>10,31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Poitier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01" calcext:value-type="float">
            <text:p>46,70</text:p>
          </table:table-cell>
          <table:table-cell table:style-name="ce33" office:value-type="float" office:value="0.365999999999999" calcext:value-type="float">
            <text:p>0,37</text:p>
          </table:table-cell>
          <table:table-cell table:style-name="ce33" office:value-type="float" office:value="-5.9" calcext:value-type="float">
            <text:p>-5,90</text:p>
          </table:table-cell>
          <table:table-cell table:style-name="ce33" office:value-type="float" office:value="-40.2999999999999" calcext:value-type="float">
            <text:p>-40,30</text:p>
          </table:table-cell>
          <table:table-cell table:style-name="ce86" office:value-type="float" office:value="6.9" calcext:value-type="float">
            <text:p>6,9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0.1344947814941" calcext:value-type="float">
            <text:p>50,13</text:p>
          </table:table-cell>
          <table:table-cell table:style-name="ce33" office:value-type="float" office:value="-4.96511077880859" calcext:value-type="float">
            <text:p>-4,97</text:p>
          </table:table-cell>
          <table:table-cell table:style-name="ce33" office:value-type="float" office:value="-29.8901348114013" calcext:value-type="float">
            <text:p>-29,89</text:p>
          </table:table-cell>
          <table:table-cell table:style-name="ce33" office:value-type="float" office:value="9.83075141906738" calcext:value-type="float">
            <text:p>9,83</text:p>
          </table:table-cell>
          <table:table-cell table:style-name="ce33" office:value-type="float" office:value="0.204423695802688" calcext:value-type="float">
            <text:p>0,20</text:p>
          </table:table-cell>
          <table:table-cell table:style-name="ce33" office:value-type="float" office:value="-4.57298040390014" calcext:value-type="float">
            <text:p>-4,57</text:p>
          </table:table-cell>
          <table:table-cell table:style-name="ce33" office:value-type="float" office:value="-28.5169734954833" calcext:value-type="float">
            <text:p>-28,52</text:p>
          </table:table-cell>
          <table:table-cell table:style-name="ce86" office:value-type="float" office:value="8.06686973571777" calcext:value-type="float">
            <text:p>8,0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m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489999999999" calcext:value-type="float">
            <text:p>48,35</text:p>
          </table:table-cell>
          <table:table-cell table:style-name="ce33" office:value-type="float" office:value="0.368999999999999" calcext:value-type="float">
            <text:p>0,37</text:p>
          </table:table-cell>
          <table:table-cell table:style-name="ce33" office:value-type="float" office:value="-6.25999999999999" calcext:value-type="float">
            <text:p>-6,26</text:p>
          </table:table-cell>
          <table:table-cell table:style-name="ce33" office:value-type="float" office:value="-39.7" calcext:value-type="float">
            <text:p>-39,7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64.6034317016601" calcext:value-type="float">
            <text:p>64,60</text:p>
          </table:table-cell>
          <table:table-cell table:style-name="ce33" office:value-type="float" office:value="-5.34857368469238" calcext:value-type="float">
            <text:p>-5,35</text:p>
          </table:table-cell>
          <table:table-cell table:style-name="ce33" office:value-type="float" office:value="-33.4289665222167" calcext:value-type="float">
            <text:p>-33,43</text:p>
          </table:table-cell>
          <table:table-cell table:style-name="ce33" office:value-type="float" office:value="9.35962295532226" calcext:value-type="float">
            <text:p>9,36</text:p>
          </table:table-cell>
          <table:table-cell table:style-name="ce33" office:value-type="float" office:value="0.311441719532012" calcext:value-type="float">
            <text:p>0,31</text:p>
          </table:table-cell>
          <table:table-cell table:style-name="ce33" office:value-type="float" office:value="-4.87422800064086" calcext:value-type="float">
            <text:p>-4,87</text:p>
          </table:table-cell>
          <table:table-cell table:style-name="ce33" office:value-type="float" office:value="-31.7282695770263" calcext:value-type="float">
            <text:p>-31,73</text:p>
          </table:table-cell>
          <table:table-cell table:style-name="ce86" office:value-type="float" office:value="7.26555442810058" calcext:value-type="float">
            <text:p>7,2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écamp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757" calcext:value-type="float">
            <text:p>49,76</text:p>
          </table:table-cell>
          <table:table-cell table:style-name="ce33" office:value-type="float" office:value="0.373" calcext:value-type="float">
            <text:p>0,37</text:p>
          </table:table-cell>
          <table:table-cell table:style-name="ce34" office:value-type="float" office:value="-6.72" calcext:value-type="float">
            <text:p>-6,72</text:p>
          </table:table-cell>
          <table:table-cell table:style-name="ce78" office:value-type="float" office:value="-41.6" calcext:value-type="float">
            <text:p>-41,6</text:p>
          </table:table-cell>
          <table:table-cell table:style-name="ce87" table:formula="of:=[.G124]-8*[.F124]" office:value-type="float" office:value="12.16" calcext:value-type="float">
            <text:p>12,2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8.4880294799804" calcext:value-type="float">
            <text:p>88,49</text:p>
          </table:table-cell>
          <table:table-cell table:style-name="ce33" office:value-type="float" office:value="-5.65844678878784" calcext:value-type="float">
            <text:p>-5,66</text:p>
          </table:table-cell>
          <table:table-cell table:style-name="ce33" office:value-type="float" office:value="-36.3937606811523" calcext:value-type="float">
            <text:p>-36,39</text:p>
          </table:table-cell>
          <table:table-cell table:style-name="ce33" office:value-type="float" office:value="8.87381362915039" calcext:value-type="float">
            <text:p>8,8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urcemon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73" calcext:value-type="float">
            <text:p>48,17</text:p>
          </table:table-cell>
          <table:table-cell table:style-name="ce33" office:value-type="float" office:value="0.375" calcext:value-type="float">
            <text:p>0,38</text:p>
          </table:table-cell>
          <table:table-cell table:style-name="ce33" office:value-type="float" office:value="-6.50999999999999" calcext:value-type="float">
            <text:p>-6,51</text:p>
          </table:table-cell>
          <table:table-cell table:style-name="ce33" office:value-type="float" office:value="-43.7" calcext:value-type="float">
            <text:p>-43,70</text:p>
          </table:table-cell>
          <table:table-cell table:style-name="ce86" office:value-type="float" office:value="8.4" calcext:value-type="float">
            <text:p>8,4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6.4920043945312" calcext:value-type="float">
            <text:p>56,49</text:p>
          </table:table-cell>
          <table:table-cell table:style-name="ce33" office:value-type="float" office:value="-5.30387306213378" calcext:value-type="float">
            <text:p>-5,30</text:p>
          </table:table-cell>
          <table:table-cell table:style-name="ce33" office:value-type="float" office:value="-33.0358009338378" calcext:value-type="float">
            <text:p>-33,04</text:p>
          </table:table-cell>
          <table:table-cell table:style-name="ce33" office:value-type="float" office:value="9.39518356323242" calcext:value-type="float">
            <text:p>9,40</text:p>
          </table:table-cell>
          <table:table-cell table:style-name="ce33" office:value-type="float" office:value="0.193260878324508" calcext:value-type="float">
            <text:p>0,19</text:p>
          </table:table-cell>
          <table:table-cell table:style-name="ce33" office:value-type="float" office:value="-4.91447639465332" calcext:value-type="float">
            <text:p>-4,91</text:p>
          </table:table-cell>
          <table:table-cell table:style-name="ce33" office:value-type="float" office:value="-31.6600799560546" calcext:value-type="float">
            <text:p>-31,66</text:p>
          </table:table-cell>
          <table:table-cell table:style-name="ce86" office:value-type="float" office:value="7.65573120117187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Vielle-Lour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35" calcext:value-type="float">
            <text:p>42,84</text:p>
          </table:table-cell>
          <table:table-cell table:style-name="ce33" office:value-type="float" office:value="0.403" calcext:value-type="float">
            <text:p>0,40</text:p>
          </table:table-cell>
          <table:table-cell table:style-name="ce33" office:value-type="float" office:value="-10.6699999999999" calcext:value-type="float">
            <text:p>-10,67</text:p>
          </table:table-cell>
          <table:table-cell table:style-name="ce33" office:value-type="float" office:value="-72.5999999999999" calcext:value-type="float">
            <text:p>-72,60</text:p>
          </table:table-cell>
          <table:table-cell table:style-name="ce86" office:value-type="float" office:value="12.8" calcext:value-type="float">
            <text:p>12,8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7.9912033081054" calcext:value-type="float">
            <text:p>87,99</text:p>
          </table:table-cell>
          <table:table-cell table:style-name="ce33" office:value-type="float" office:value="-7.29554224014282" calcext:value-type="float">
            <text:p>-7,30</text:p>
          </table:table-cell>
          <table:table-cell table:style-name="ce33" office:value-type="float" office:value="-46.2891120910644" calcext:value-type="float">
            <text:p>-46,29</text:p>
          </table:table-cell>
          <table:table-cell table:style-name="ce33" office:value-type="float" office:value="12.0752258300781" calcext:value-type="float">
            <text:p>12,08</text:p>
          </table:table-cell>
          <table:table-cell table:style-name="ce33" office:value-type="float" office:value="0.282592266798019" calcext:value-type="float">
            <text:p>0,28</text:p>
          </table:table-cell>
          <table:table-cell table:style-name="ce33" office:value-type="float" office:value="-6.78671693801879" calcext:value-type="float">
            <text:p>-6,79</text:p>
          </table:table-cell>
          <table:table-cell table:style-name="ce33" office:value-type="float" office:value="-44.2734298706054" calcext:value-type="float">
            <text:p>-44,27</text:p>
          </table:table-cell>
          <table:table-cell table:style-name="ce86" office:value-type="float" office:value="10.0203056335449" calcext:value-type="float">
            <text:p>10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angea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326" calcext:value-type="float">
            <text:p>47,33</text:p>
          </table:table-cell>
          <table:table-cell table:style-name="ce33" office:value-type="float" office:value="0.406" calcext:value-type="float">
            <text:p>0,41</text:p>
          </table:table-cell>
          <table:table-cell table:style-name="ce33" office:value-type="float" office:value="-7.05999999999999" calcext:value-type="float">
            <text:p>-7,06</text:p>
          </table:table-cell>
          <table:table-cell table:style-name="ce33" office:value-type="float" office:value="-46.2999999999999" calcext:value-type="float">
            <text:p>-46,3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9.9585838317871" calcext:value-type="float">
            <text:p>59,96</text:p>
          </table:table-cell>
          <table:table-cell table:style-name="ce33" office:value-type="float" office:value="-5.36537075042724" calcext:value-type="float">
            <text:p>-5,37</text:p>
          </table:table-cell>
          <table:table-cell table:style-name="ce33" office:value-type="float" office:value="-33.4853782653808" calcext:value-type="float">
            <text:p>-33,49</text:p>
          </table:table-cell>
          <table:table-cell table:style-name="ce33" office:value-type="float" office:value="9.4375877380371" calcext:value-type="float">
            <text:p>9,44</text:p>
          </table:table-cell>
          <table:table-cell table:style-name="ce33" office:value-type="float" office:value="0.192968413233757" calcext:value-type="float">
            <text:p>0,19</text:p>
          </table:table-cell>
          <table:table-cell table:style-name="ce33" office:value-type="float" office:value="-5.05766057968139" calcext:value-type="float">
            <text:p>-5,06</text:p>
          </table:table-cell>
          <table:table-cell table:style-name="ce33" office:value-type="float" office:value="-32.4769744873046" calcext:value-type="float">
            <text:p>-32,48</text:p>
          </table:table-cell>
          <table:table-cell table:style-name="ce86" office:value-type="float" office:value="7.98431015014648" calcext:value-type="float">
            <text:p>7,98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Estarvie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2" calcext:value-type="float">
            <text:p>42,82</text:p>
          </table:table-cell>
          <table:table-cell table:style-name="ce33" office:value-type="float" office:value="0.414999999999999" calcext:value-type="float">
            <text:p>0,41</text:p>
          </table:table-cell>
          <table:table-cell table:style-name="ce33" office:value-type="float" office:value="-10.82" calcext:value-type="float">
            <text:p>-10,82</text:p>
          </table:table-cell>
          <table:table-cell table:style-name="ce33" office:value-type="float" office:value="-73.5" calcext:value-type="float">
            <text:p>-73,50</text:p>
          </table:table-cell>
          <table:table-cell table:style-name="ce86" office:value-type="float" office:value="13" calcext:value-type="float">
            <text:p>13,0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7.9912033081054" calcext:value-type="float">
            <text:p>87,99</text:p>
          </table:table-cell>
          <table:table-cell table:style-name="ce33" office:value-type="float" office:value="-7.29554224014282" calcext:value-type="float">
            <text:p>-7,30</text:p>
          </table:table-cell>
          <table:table-cell table:style-name="ce33" office:value-type="float" office:value="-46.2891120910644" calcext:value-type="float">
            <text:p>-46,29</text:p>
          </table:table-cell>
          <table:table-cell table:style-name="ce33" office:value-type="float" office:value="12.0752258300781" calcext:value-type="float">
            <text:p>12,08</text:p>
          </table:table-cell>
          <table:table-cell table:style-name="ce33" office:value-type="float" office:value="0.282592266798019" calcext:value-type="float">
            <text:p>0,28</text:p>
          </table:table-cell>
          <table:table-cell table:style-name="ce33" office:value-type="float" office:value="-6.78671693801879" calcext:value-type="float">
            <text:p>-6,79</text:p>
          </table:table-cell>
          <table:table-cell table:style-name="ce33" office:value-type="float" office:value="-44.2734298706054" calcext:value-type="float">
            <text:p>-44,27</text:p>
          </table:table-cell>
          <table:table-cell table:style-name="ce86" office:value-type="float" office:value="10.0203056335449" calcext:value-type="float">
            <text:p>10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Thuré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832" calcext:value-type="float">
            <text:p>46,83</text:p>
          </table:table-cell>
          <table:table-cell table:style-name="ce33" office:value-type="float" office:value="0.459" calcext:value-type="float">
            <text:p>0,46</text:p>
          </table:table-cell>
          <table:table-cell table:style-name="ce33" office:value-type="float" office:value="-5.69" calcext:value-type="float">
            <text:p>-5,69</text:p>
          </table:table-cell>
          <table:table-cell table:style-name="ce33" office:value-type="float" office:value="-38.1" calcext:value-type="float">
            <text:p>-38,10</text:p>
          </table:table-cell>
          <table:table-cell table:style-name="ce86" office:value-type="float" office:value="7.4" calcext:value-type="float">
            <text:p>7,4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4.5934333801269" calcext:value-type="float">
            <text:p>54,59</text:p>
          </table:table-cell>
          <table:table-cell table:style-name="ce33" office:value-type="float" office:value="-5.23615264892578" calcext:value-type="float">
            <text:p>-5,24</text:p>
          </table:table-cell>
          <table:table-cell table:style-name="ce33" office:value-type="float" office:value="-32.5293998718261" calcext:value-type="float">
            <text:p>-32,53</text:p>
          </table:table-cell>
          <table:table-cell table:style-name="ce33" office:value-type="float" office:value="9.35982131958007" calcext:value-type="float">
            <text:p>9,36</text:p>
          </table:table-cell>
          <table:table-cell table:style-name="ce33" office:value-type="float" office:value="0.200934007763862" calcext:value-type="float">
            <text:p>0,20</text:p>
          </table:table-cell>
          <table:table-cell table:style-name="ce33" office:value-type="float" office:value="-4.93497467041015" calcext:value-type="float">
            <text:p>-4,93</text:p>
          </table:table-cell>
          <table:table-cell table:style-name="ce33" office:value-type="float" office:value="-31.5404224395751" calcext:value-type="float">
            <text:p>-31,54</text:p>
          </table:table-cell>
          <table:table-cell table:style-name="ce86" office:value-type="float" office:value="7.93937492370605" calcext:value-type="float">
            <text:p>7,9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nnerré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6" calcext:value-type="float">
            <text:p>48,06</text:p>
          </table:table-cell>
          <table:table-cell table:style-name="ce33" office:value-type="float" office:value="0.493999999999999" calcext:value-type="float">
            <text:p>0,49</text:p>
          </table:table-cell>
          <table:table-cell table:style-name="ce33" office:value-type="float" office:value="-6.83999999999999" calcext:value-type="float">
            <text:p>-6,84</text:p>
          </table:table-cell>
          <table:table-cell table:style-name="ce33" office:value-type="float" office:value="-44.5" calcext:value-type="float">
            <text:p>-44,5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6.4920043945312" calcext:value-type="float">
            <text:p>56,49</text:p>
          </table:table-cell>
          <table:table-cell table:style-name="ce33" office:value-type="float" office:value="-5.30387306213378" calcext:value-type="float">
            <text:p>-5,30</text:p>
          </table:table-cell>
          <table:table-cell table:style-name="ce33" office:value-type="float" office:value="-33.0358009338378" calcext:value-type="float">
            <text:p>-33,04</text:p>
          </table:table-cell>
          <table:table-cell table:style-name="ce33" office:value-type="float" office:value="9.39518356323242" calcext:value-type="float">
            <text:p>9,40</text:p>
          </table:table-cell>
          <table:table-cell table:style-name="ce33" office:value-type="float" office:value="0.193260878324508" calcext:value-type="float">
            <text:p>0,19</text:p>
          </table:table-cell>
          <table:table-cell table:style-name="ce33" office:value-type="float" office:value="-4.91447639465332" calcext:value-type="float">
            <text:p>-4,91</text:p>
          </table:table-cell>
          <table:table-cell table:style-name="ce33" office:value-type="float" office:value="-31.6600799560546" calcext:value-type="float">
            <text:p>-31,66</text:p>
          </table:table-cell>
          <table:table-cell table:style-name="ce86" office:value-type="float" office:value="7.65573120117187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Aubin-des-Coudrai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73" calcext:value-type="float">
            <text:p>48,17</text:p>
          </table:table-cell>
          <table:table-cell table:style-name="ce33" office:value-type="float" office:value="0.586999999999999" calcext:value-type="float">
            <text:p>0,59</text:p>
          </table:table-cell>
          <table:table-cell table:style-name="ce33" office:value-type="float" office:value="-6.82" calcext:value-type="float">
            <text:p>-6,82</text:p>
          </table:table-cell>
          <table:table-cell table:style-name="ce33" office:value-type="float" office:value="-44" calcext:value-type="float">
            <text:p>-44,00</text:p>
          </table:table-cell>
          <table:table-cell table:style-name="ce86" office:value-type="float" office:value="10.5999999999999" calcext:value-type="float">
            <text:p>10,6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6.4920043945312" calcext:value-type="float">
            <text:p>56,49</text:p>
          </table:table-cell>
          <table:table-cell table:style-name="ce33" office:value-type="float" office:value="-5.30387306213378" calcext:value-type="float">
            <text:p>-5,30</text:p>
          </table:table-cell>
          <table:table-cell table:style-name="ce33" office:value-type="float" office:value="-33.0358009338378" calcext:value-type="float">
            <text:p>-33,04</text:p>
          </table:table-cell>
          <table:table-cell table:style-name="ce33" office:value-type="float" office:value="9.39518356323242" calcext:value-type="float">
            <text:p>9,40</text:p>
          </table:table-cell>
          <table:table-cell table:style-name="ce33" office:value-type="float" office:value="0.193260878324508" calcext:value-type="float">
            <text:p>0,19</text:p>
          </table:table-cell>
          <table:table-cell table:style-name="ce33" office:value-type="float" office:value="-4.91447639465332" calcext:value-type="float">
            <text:p>-4,91</text:p>
          </table:table-cell>
          <table:table-cell table:style-name="ce33" office:value-type="float" office:value="-31.6600799560546" calcext:value-type="float">
            <text:p>-31,66</text:p>
          </table:table-cell>
          <table:table-cell table:style-name="ce86" office:value-type="float" office:value="7.65573120117187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uch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45" calcext:value-type="float">
            <text:p>43,65</text:p>
          </table:table-cell>
          <table:table-cell table:style-name="ce33" office:value-type="float" office:value="0.587999999999999" calcext:value-type="float">
            <text:p>0,59</text:p>
          </table:table-cell>
          <table:table-cell table:style-name="ce33" office:value-type="float" office:value="-9.33999999999999" calcext:value-type="float">
            <text:p>-9,34</text:p>
          </table:table-cell>
          <table:table-cell table:style-name="ce33" office:value-type="float" office:value="-63.7999999999999" calcext:value-type="float">
            <text:p>-63,8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48.5547561645507" calcext:value-type="float">
            <text:p>48,55</text:p>
          </table:table-cell>
          <table:table-cell table:style-name="ce33" office:value-type="float" office:value="-4.66202497482299" calcext:value-type="float">
            <text:p>-4,66</text:p>
          </table:table-cell>
          <table:table-cell table:style-name="ce33" office:value-type="float" office:value="-27.2918643951416" calcext:value-type="float">
            <text:p>-27,29</text:p>
          </table:table-cell>
          <table:table-cell table:style-name="ce33" office:value-type="float" office:value="10.0043354034423" calcext:value-type="float">
            <text:p>10,00</text:p>
          </table:table-cell>
          <table:table-cell table:style-name="ce33" office:value-type="float" office:value="0.18765851855278" calcext:value-type="float">
            <text:p>0,19</text:p>
          </table:table-cell>
          <table:table-cell table:style-name="ce33" office:value-type="float" office:value="-4.56772565841674" calcext:value-type="float">
            <text:p>-4,57</text:p>
          </table:table-cell>
          <table:table-cell table:style-name="ce33" office:value-type="float" office:value="-27.1892013549804" calcext:value-type="float">
            <text:p>-27,19</text:p>
          </table:table-cell>
          <table:table-cell table:style-name="ce86" office:value-type="float" office:value="9.35260391235351" calcext:value-type="float">
            <text:p>9,3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ourne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83" calcext:value-type="float">
            <text:p>49,38</text:p>
          </table:table-cell>
          <table:table-cell table:style-name="ce33" office:value-type="float" office:value="0.599999999999999" calcext:value-type="float">
            <text:p>0,60</text:p>
          </table:table-cell>
          <table:table-cell table:style-name="ce33" office:value-type="float" office:value="-7.13999999999999" calcext:value-type="float">
            <text:p>-7,14</text:p>
          </table:table-cell>
          <table:table-cell table:style-name="ce33" office:value-type="float" office:value="-44.7999999999999" calcext:value-type="float">
            <text:p>-44,8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7.2493209838867" calcext:value-type="float">
            <text:p>57,25</text:p>
          </table:table-cell>
          <table:table-cell table:style-name="ce33" office:value-type="float" office:value="-5.63592672348022" calcext:value-type="float">
            <text:p>-5,64</text:p>
          </table:table-cell>
          <table:table-cell table:style-name="ce33" office:value-type="float" office:value="-36.0184020996093" calcext:value-type="float">
            <text:p>-36,02</text:p>
          </table:table-cell>
          <table:table-cell table:style-name="ce33" office:value-type="float" office:value="9.06901168823242" calcext:value-type="float">
            <text:p>9,07</text:p>
          </table:table-cell>
          <table:table-cell table:style-name="ce33" office:value-type="float" office:value="0.251422464847564" calcext:value-type="float">
            <text:p>0,25</text:p>
          </table:table-cell>
          <table:table-cell table:style-name="ce33" office:value-type="float" office:value="-5.52897024154663" calcext:value-type="float">
            <text:p>-5,53</text:p>
          </table:table-cell>
          <table:table-cell table:style-name="ce33" office:value-type="float" office:value="-36.6400566101074" calcext:value-type="float">
            <text:p>-36,64</text:p>
          </table:table-cell>
          <table:table-cell table:style-name="ce86" office:value-type="float" office:value="7.59170532226562" calcext:value-type="float">
            <text:p>7,5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lar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1109999999999" calcext:value-type="float">
            <text:p>43,11</text:p>
          </table:table-cell>
          <table:table-cell table:style-name="ce33" office:value-type="float" office:value="0.613999999999999" calcext:value-type="float">
            <text:p>0,61</text:p>
          </table:table-cell>
          <table:table-cell table:style-name="ce33" office:value-type="float" office:value="-9.25" calcext:value-type="float">
            <text:p>-9,25</text:p>
          </table:table-cell>
          <table:table-cell table:style-name="ce33" office:value-type="float" office:value="-61.1" calcext:value-type="float">
            <text:p>-61,1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77.4355850219726" calcext:value-type="float">
            <text:p>77,44</text:p>
          </table:table-cell>
          <table:table-cell table:style-name="ce33" office:value-type="float" office:value="-6.21099090576171" calcext:value-type="float">
            <text:p>-6,21</text:p>
          </table:table-cell>
          <table:table-cell table:style-name="ce33" office:value-type="float" office:value="-38.7244987487792" calcext:value-type="float">
            <text:p>-38,72</text:p>
          </table:table-cell>
          <table:table-cell table:style-name="ce33" office:value-type="float" office:value="10.9634284973144" calcext:value-type="float">
            <text:p>10,96</text:p>
          </table:table-cell>
          <table:table-cell table:style-name="ce33" office:value-type="float" office:value="0.232313871383666" calcext:value-type="float">
            <text:p>0,23</text:p>
          </table:table-cell>
          <table:table-cell table:style-name="ce33" office:value-type="float" office:value="-6.15953731536865" calcext:value-type="float">
            <text:p>-6,16</text:p>
          </table:table-cell>
          <table:table-cell table:style-name="ce33" office:value-type="float" office:value="-38.9656753540039" calcext:value-type="float">
            <text:p>-38,97</text:p>
          </table:table-cell>
          <table:table-cell table:style-name="ce86" office:value-type="float" office:value="10.3106231689453" calcext:value-type="float">
            <text:p>10,3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ira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158" calcext:value-type="float">
            <text:p>44,16</text:p>
          </table:table-cell>
          <table:table-cell table:style-name="ce33" office:value-type="float" office:value="0.614999999999999" calcext:value-type="float">
            <text:p>0,61</text:p>
          </table:table-cell>
          <table:table-cell table:style-name="ce33" office:value-type="float" office:value="-7.61" calcext:value-type="float">
            <text:p>-7,61</text:p>
          </table:table-cell>
          <table:table-cell table:style-name="ce33" office:value-type="float" office:value="-50.2999999999999" calcext:value-type="float">
            <text:p>-50,30</text:p>
          </table:table-cell>
          <table:table-cell table:style-name="ce86" office:value-type="float" office:value="10.5999999999999" calcext:value-type="float">
            <text:p>10,6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62.5293502807617" calcext:value-type="float">
            <text:p>62,53</text:p>
          </table:table-cell>
          <table:table-cell table:style-name="ce33" office:value-type="float" office:value="-4.88143682479858" calcext:value-type="float">
            <text:p>-4,88</text:p>
          </table:table-cell>
          <table:table-cell table:style-name="ce33" office:value-type="float" office:value="-28.7802200317382" calcext:value-type="float">
            <text:p>-28,78</text:p>
          </table:table-cell>
          <table:table-cell table:style-name="ce33" office:value-type="float" office:value="10.2712745666503" calcext:value-type="float">
            <text:p>10,27</text:p>
          </table:table-cell>
          <table:table-cell table:style-name="ce33" office:value-type="float" office:value="0.320747882127761" calcext:value-type="float">
            <text:p>0,32</text:p>
          </table:table-cell>
          <table:table-cell table:style-name="ce33" office:value-type="float" office:value="-4.77544975280761" calcext:value-type="float">
            <text:p>-4,78</text:p>
          </table:table-cell>
          <table:table-cell table:style-name="ce33" office:value-type="float" office:value="-28.5641288757324" calcext:value-type="float">
            <text:p>-28,56</text:p>
          </table:table-cell>
          <table:table-cell table:style-name="ce86" office:value-type="float" office:value="9.63946914672851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e-Maure-de-Tourai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1" calcext:value-type="float">
            <text:p>47,10</text:p>
          </table:table-cell>
          <table:table-cell table:style-name="ce33" office:value-type="float" office:value="0.616999999999999" calcext:value-type="float">
            <text:p>0,62</text:p>
          </table:table-cell>
          <table:table-cell table:style-name="ce33" office:value-type="float" office:value="-7.17999999999999" calcext:value-type="float">
            <text:p>-7,18</text:p>
          </table:table-cell>
          <table:table-cell table:style-name="ce33" office:value-type="float" office:value="-47.1" calcext:value-type="float">
            <text:p>-47,1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54.5934333801269" calcext:value-type="float">
            <text:p>54,59</text:p>
          </table:table-cell>
          <table:table-cell table:style-name="ce33" office:value-type="float" office:value="-5.23615264892578" calcext:value-type="float">
            <text:p>-5,24</text:p>
          </table:table-cell>
          <table:table-cell table:style-name="ce33" office:value-type="float" office:value="-32.5293998718261" calcext:value-type="float">
            <text:p>-32,53</text:p>
          </table:table-cell>
          <table:table-cell table:style-name="ce33" office:value-type="float" office:value="9.35982131958007" calcext:value-type="float">
            <text:p>9,36</text:p>
          </table:table-cell>
          <table:table-cell table:style-name="ce33" office:value-type="float" office:value="0.200934007763862" calcext:value-type="float">
            <text:p>0,20</text:p>
          </table:table-cell>
          <table:table-cell table:style-name="ce33" office:value-type="float" office:value="-4.93497467041015" calcext:value-type="float">
            <text:p>-4,93</text:p>
          </table:table-cell>
          <table:table-cell table:style-name="ce33" office:value-type="float" office:value="-31.5404224395751" calcext:value-type="float">
            <text:p>-31,54</text:p>
          </table:table-cell>
          <table:table-cell table:style-name="ce86" office:value-type="float" office:value="7.93937492370605" calcext:value-type="float">
            <text:p>7,9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ermon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409999999999" calcext:value-type="float">
            <text:p>49,64</text:p>
          </table:table-cell>
          <table:table-cell table:style-name="ce33" office:value-type="float" office:value="0.636" calcext:value-type="float">
            <text:p>0,64</text:p>
          </table:table-cell>
          <table:table-cell table:style-name="ce33" office:value-type="float" office:value="-6.76999999999999" calcext:value-type="float">
            <text:p>-6,77</text:p>
          </table:table-cell>
          <table:table-cell table:style-name="ce33" office:value-type="float" office:value="-41.7999999999999" calcext:value-type="float">
            <text:p>-41,80</text:p>
          </table:table-cell>
          <table:table-cell table:style-name="ce86" office:value-type="float" office:value="12.3" calcext:value-type="float">
            <text:p>12,3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88.4880294799804" calcext:value-type="float">
            <text:p>88,49</text:p>
          </table:table-cell>
          <table:table-cell table:style-name="ce33" office:value-type="float" office:value="-5.65844678878784" calcext:value-type="float">
            <text:p>-5,66</text:p>
          </table:table-cell>
          <table:table-cell table:style-name="ce33" office:value-type="float" office:value="-36.3937606811523" calcext:value-type="float">
            <text:p>-36,39</text:p>
          </table:table-cell>
          <table:table-cell table:style-name="ce33" office:value-type="float" office:value="8.87381362915039" calcext:value-type="float">
            <text:p>8,8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lind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359999999999" calcext:value-type="float">
            <text:p>44,84</text:p>
          </table:table-cell>
          <table:table-cell table:style-name="ce33" office:value-type="float" office:value="0.738999999999999" calcext:value-type="float">
            <text:p>0,74</text:p>
          </table:table-cell>
          <table:table-cell table:style-name="ce33" office:value-type="float" office:value="-6.38999999999999" calcext:value-type="float">
            <text:p>-6,39</text:p>
          </table:table-cell>
          <table:table-cell table:style-name="ce33" office:value-type="float" office:value="-40.2999999999999" calcext:value-type="float">
            <text:p>-40,3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6.7591934204101" calcext:value-type="float">
            <text:p>56,76</text:p>
          </table:table-cell>
          <table:table-cell table:style-name="ce33" office:value-type="float" office:value="-5.17789506912231" calcext:value-type="float">
            <text:p>-5,18</text:p>
          </table:table-cell>
          <table:table-cell table:style-name="ce33" office:value-type="float" office:value="-30.9659347534179" calcext:value-type="float">
            <text:p>-30,97</text:p>
          </table:table-cell>
          <table:table-cell table:style-name="ce33" office:value-type="float" office:value="10.4572257995605" calcext:value-type="float">
            <text:p>10,46</text:p>
          </table:table-cell>
          <table:table-cell table:style-name="ce33" office:value-type="float" office:value="0.304846882820129" calcext:value-type="float">
            <text:p>0,30</text:p>
          </table:table-cell>
          <table:table-cell table:style-name="ce33" office:value-type="float" office:value="-4.98101711273193" calcext:value-type="float">
            <text:p>-4,98</text:p>
          </table:table-cell>
          <table:table-cell table:style-name="ce33" office:value-type="float" office:value="-30.7043876647949" calcext:value-type="float">
            <text:p>-30,70</text:p>
          </table:table-cell>
          <table:table-cell table:style-name="ce86" office:value-type="float" office:value="9.14374923706054" calcext:value-type="float">
            <text:p>9,1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Villars - Le Cluz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38" calcext:value-type="float">
            <text:p>45,44</text:p>
          </table:table-cell>
          <table:table-cell table:style-name="ce33" office:value-type="float" office:value="0.782" calcext:value-type="float">
            <text:p>0,78</text:p>
          </table:table-cell>
          <table:table-cell table:style-name="ce33" office:value-type="float" office:value="-6.54" calcext:value-type="float">
            <text:p>-6,54</text:p>
          </table:table-cell>
          <table:table-cell table:style-name="ce33" office:value-type="float" office:value="-40.7" calcext:value-type="float">
            <text:p>-40,7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95.9697723388671" calcext:value-type="float">
            <text:p>95,97</text:p>
          </table:table-cell>
          <table:table-cell table:style-name="ce33" office:value-type="float" office:value="-5.09469270706176" calcext:value-type="float">
            <text:p>-5,09</text:p>
          </table:table-cell>
          <table:table-cell table:style-name="ce33" office:value-type="float" office:value="-30.07444190979" calcext:value-type="float">
            <text:p>-30,07</text:p>
          </table:table-cell>
          <table:table-cell table:style-name="ce33" office:value-type="float" office:value="10.6830997467041" calcext:value-type="float">
            <text:p>10,68</text:p>
          </table:table-cell>
          <table:table-cell table:style-name="ce33" office:value-type="float" office:value="0.681103825569152" calcext:value-type="float">
            <text:p>0,68</text:p>
          </table:table-cell>
          <table:table-cell table:style-name="ce33" office:value-type="float" office:value="-4.74495124816894" calcext:value-type="float">
            <text:p>-4,74</text:p>
          </table:table-cell>
          <table:table-cell table:style-name="ce33" office:value-type="float" office:value="-28.5546836853027" calcext:value-type="float">
            <text:p>-28,55</text:p>
          </table:table-cell>
          <table:table-cell table:style-name="ce86" office:value-type="float" office:value="9.40492630004882" calcext:value-type="float">
            <text:p>9,4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Écardenville-la-Campag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1229999999999" calcext:value-type="float">
            <text:p>49,12</text:p>
          </table:table-cell>
          <table:table-cell table:style-name="ce33" office:value-type="float" office:value="0.846999999999999" calcext:value-type="float">
            <text:p>0,85</text:p>
          </table:table-cell>
          <table:table-cell table:style-name="ce33" office:value-type="float" office:value="-7.17999999999999" calcext:value-type="float">
            <text:p>-7,18</text:p>
          </table:table-cell>
          <table:table-cell table:style-name="ce33" office:value-type="float" office:value="-46.7" calcext:value-type="float">
            <text:p>-46,7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8.4017524719238" calcext:value-type="float">
            <text:p>58,40</text:p>
          </table:table-cell>
          <table:table-cell table:style-name="ce33" office:value-type="float" office:value="-5.74435472488403" calcext:value-type="float">
            <text:p>-5,74</text:p>
          </table:table-cell>
          <table:table-cell table:style-name="ce33" office:value-type="float" office:value="-36.3972434997558" calcext:value-type="float">
            <text:p>-36,40</text:p>
          </table:table-cell>
          <table:table-cell table:style-name="ce33" office:value-type="float" office:value="9.5575942993164" calcext:value-type="float">
            <text:p>9,56</text:p>
          </table:table-cell>
          <table:table-cell table:style-name="ce33" office:value-type="float" office:value="0.202791348099708" calcext:value-type="float">
            <text:p>0,20</text:p>
          </table:table-cell>
          <table:table-cell table:style-name="ce33" office:value-type="float" office:value="-5.46116161346435" calcext:value-type="float">
            <text:p>-5,46</text:p>
          </table:table-cell>
          <table:table-cell table:style-name="ce33" office:value-type="float" office:value="-36.2635688781738" calcext:value-type="float">
            <text:p>-36,26</text:p>
          </table:table-cell>
          <table:table-cell table:style-name="ce86" office:value-type="float" office:value="7.42572402954101" calcext:value-type="float">
            <text:p>7,4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paz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682" calcext:value-type="float">
            <text:p>44,68</text:p>
          </table:table-cell>
          <table:table-cell table:style-name="ce33" office:value-type="float" office:value="0.892" calcext:value-type="float">
            <text:p>0,89</text:p>
          </table:table-cell>
          <table:table-cell table:style-name="ce33" office:value-type="float" office:value="-6.62" calcext:value-type="float">
            <text:p>-6,62</text:p>
          </table:table-cell>
          <table:table-cell table:style-name="ce33" office:value-type="float" office:value="-41.7999999999999" calcext:value-type="float">
            <text:p>-41,8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6.7591934204101" calcext:value-type="float">
            <text:p>56,76</text:p>
          </table:table-cell>
          <table:table-cell table:style-name="ce33" office:value-type="float" office:value="-5.17789506912231" calcext:value-type="float">
            <text:p>-5,18</text:p>
          </table:table-cell>
          <table:table-cell table:style-name="ce33" office:value-type="float" office:value="-30.9659347534179" calcext:value-type="float">
            <text:p>-30,97</text:p>
          </table:table-cell>
          <table:table-cell table:style-name="ce33" office:value-type="float" office:value="10.4572257995605" calcext:value-type="float">
            <text:p>10,46</text:p>
          </table:table-cell>
          <table:table-cell table:style-name="ce33" office:value-type="float" office:value="0.304846882820129" calcext:value-type="float">
            <text:p>0,30</text:p>
          </table:table-cell>
          <table:table-cell table:style-name="ce33" office:value-type="float" office:value="-4.98101711273193" calcext:value-type="float">
            <text:p>-4,98</text:p>
          </table:table-cell>
          <table:table-cell table:style-name="ce33" office:value-type="float" office:value="-30.7043876647949" calcext:value-type="float">
            <text:p>-30,70</text:p>
          </table:table-cell>
          <table:table-cell table:style-name="ce86" office:value-type="float" office:value="9.14374923706054" calcext:value-type="float">
            <text:p>9,1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e Bugu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9399999999999" calcext:value-type="float">
            <text:p>44,94</text:p>
          </table:table-cell>
          <table:table-cell table:style-name="ce33" office:value-type="float" office:value="0.937999999999999" calcext:value-type="float">
            <text:p>0,94</text:p>
          </table:table-cell>
          <table:table-cell table:style-name="ce33" office:value-type="float" office:value="-6.37" calcext:value-type="float">
            <text:p>-6,37</text:p>
          </table:table-cell>
          <table:table-cell table:style-name="ce33" office:value-type="float" office:value="-39.8999999999999" calcext:value-type="float">
            <text:p>-39,9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6.7591934204101" calcext:value-type="float">
            <text:p>56,76</text:p>
          </table:table-cell>
          <table:table-cell table:style-name="ce33" office:value-type="float" office:value="-5.17789506912231" calcext:value-type="float">
            <text:p>-5,18</text:p>
          </table:table-cell>
          <table:table-cell table:style-name="ce33" office:value-type="float" office:value="-30.9659347534179" calcext:value-type="float">
            <text:p>-30,97</text:p>
          </table:table-cell>
          <table:table-cell table:style-name="ce33" office:value-type="float" office:value="10.4572257995605" calcext:value-type="float">
            <text:p>10,46</text:p>
          </table:table-cell>
          <table:table-cell table:style-name="ce33" office:value-type="float" office:value="0.304846882820129" calcext:value-type="float">
            <text:p>0,30</text:p>
          </table:table-cell>
          <table:table-cell table:style-name="ce33" office:value-type="float" office:value="-4.98101711273193" calcext:value-type="float">
            <text:p>-4,98</text:p>
          </table:table-cell>
          <table:table-cell table:style-name="ce33" office:value-type="float" office:value="-30.7043876647949" calcext:value-type="float">
            <text:p>-30,70</text:p>
          </table:table-cell>
          <table:table-cell table:style-name="ce86" office:value-type="float" office:value="9.14374923706054" calcext:value-type="float">
            <text:p>9,1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Tournon-Saint-Mart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349999999999" calcext:value-type="float">
            <text:p>46,73</text:p>
          </table:table-cell>
          <table:table-cell table:style-name="ce33" office:value-type="float" office:value="0.954999999999999" calcext:value-type="float">
            <text:p>0,95</text:p>
          </table:table-cell>
          <table:table-cell table:style-name="ce33" office:value-type="float" office:value="-6.12" calcext:value-type="float">
            <text:p>-6,12</text:p>
          </table:table-cell>
          <table:table-cell table:style-name="ce33" office:value-type="float" office:value="-40.7" calcext:value-type="float">
            <text:p>-40,70</text:p>
          </table:table-cell>
          <table:table-cell table:style-name="ce86" office:value-type="float" office:value="8.3" calcext:value-type="float">
            <text:p>8,3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48.8624000549316" calcext:value-type="float">
            <text:p>48,86</text:p>
          </table:table-cell>
          <table:table-cell table:style-name="ce33" office:value-type="float" office:value="-5.11825037002563" calcext:value-type="float">
            <text:p>-5,12</text:p>
          </table:table-cell>
          <table:table-cell table:style-name="ce33" office:value-type="float" office:value="-31.2233486175537" calcext:value-type="float">
            <text:p>-31,22</text:p>
          </table:table-cell>
          <table:table-cell table:style-name="ce33" office:value-type="float" office:value="9.72265434265136" calcext:value-type="float">
            <text:p>9,72</text:p>
          </table:table-cell>
          <table:table-cell table:style-name="ce33" office:value-type="float" office:value="0.241103112697601" calcext:value-type="float">
            <text:p>0,24</text:p>
          </table:table-cell>
          <table:table-cell table:style-name="ce33" office:value-type="float" office:value="-4.88606834411621" calcext:value-type="float">
            <text:p>-4,89</text:p>
          </table:table-cell>
          <table:table-cell table:style-name="ce33" office:value-type="float" office:value="-30.8681945800781" calcext:value-type="float">
            <text:p>-30,87</text:p>
          </table:table-cell>
          <table:table-cell table:style-name="ce86" office:value-type="float" office:value="8.22035217285156" calcext:value-type="float">
            <text:p>8,22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Fonleyron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0519999999999" calcext:value-type="float">
            <text:p>45,05</text:p>
          </table:table-cell>
          <table:table-cell table:style-name="ce33" office:value-type="float" office:value="0.957999999999999" calcext:value-type="float">
            <text:p>0,96</text:p>
          </table:table-cell>
          <table:table-cell table:style-name="ce33" office:value-type="float" office:value="-7.20999999999999" calcext:value-type="float">
            <text:p>-7,21</text:p>
          </table:table-cell>
          <table:table-cell table:style-name="ce33" office:value-type="float" office:value="-45.7999999999999" calcext:value-type="float">
            <text:p>-45,8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4.919677734375" calcext:value-type="float">
            <text:p>64,92</text:p>
          </table:table-cell>
          <table:table-cell table:style-name="ce33" office:value-type="float" office:value="-4.76793003082275" calcext:value-type="float">
            <text:p>-4,77</text:p>
          </table:table-cell>
          <table:table-cell table:style-name="ce33" office:value-type="float" office:value="-27.9180889129638" calcext:value-type="float">
            <text:p>-27,92</text:p>
          </table:table-cell>
          <table:table-cell table:style-name="ce33" office:value-type="float" office:value="10.2253513336181" calcext:value-type="float">
            <text:p>10,23</text:p>
          </table:table-cell>
          <table:table-cell table:style-name="ce33" office:value-type="float" office:value="0.390082120895385" calcext:value-type="float">
            <text:p>0,39</text:p>
          </table:table-cell>
          <table:table-cell table:style-name="ce33" office:value-type="float" office:value="-4.54587602615356" calcext:value-type="float">
            <text:p>-4,55</text:p>
          </table:table-cell>
          <table:table-cell table:style-name="ce33" office:value-type="float" office:value="-27.3646507263183" calcext:value-type="float">
            <text:p>-27,36</text:p>
          </table:table-cell>
          <table:table-cell table:style-name="ce86" office:value-type="float" office:value="9.00235748291015" calcext:value-type="float">
            <text:p>9,00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Rouffignac-Saint-Cernin-de-Reilhac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0469999999999" calcext:value-type="float">
            <text:p>45,05</text:p>
          </table:table-cell>
          <table:table-cell table:style-name="ce33" office:value-type="float" office:value="0.977999999999999" calcext:value-type="float">
            <text:p>0,98</text:p>
          </table:table-cell>
          <table:table-cell table:style-name="ce33" office:value-type="float" office:value="-7.12" calcext:value-type="float">
            <text:p>-7,12</text:p>
          </table:table-cell>
          <table:table-cell table:style-name="ce33" office:value-type="float" office:value="-44.8999999999999" calcext:value-type="float">
            <text:p>-44,90</text:p>
          </table:table-cell>
          <table:table-cell table:style-name="ce86" office:value-type="float" office:value="12.0999999999999" calcext:value-type="float">
            <text:p>12,1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4.919677734375" calcext:value-type="float">
            <text:p>64,92</text:p>
          </table:table-cell>
          <table:table-cell table:style-name="ce33" office:value-type="float" office:value="-4.76793003082275" calcext:value-type="float">
            <text:p>-4,77</text:p>
          </table:table-cell>
          <table:table-cell table:style-name="ce33" office:value-type="float" office:value="-27.9180889129638" calcext:value-type="float">
            <text:p>-27,92</text:p>
          </table:table-cell>
          <table:table-cell table:style-name="ce33" office:value-type="float" office:value="10.2253513336181" calcext:value-type="float">
            <text:p>10,23</text:p>
          </table:table-cell>
          <table:table-cell table:style-name="ce33" office:value-type="float" office:value="0.390082120895385" calcext:value-type="float">
            <text:p>0,39</text:p>
          </table:table-cell>
          <table:table-cell table:style-name="ce33" office:value-type="float" office:value="-4.54587602615356" calcext:value-type="float">
            <text:p>-4,55</text:p>
          </table:table-cell>
          <table:table-cell table:style-name="ce33" office:value-type="float" office:value="-27.3646507263183" calcext:value-type="float">
            <text:p>-27,36</text:p>
          </table:table-cell>
          <table:table-cell table:style-name="ce86" office:value-type="float" office:value="9.00235748291015" calcext:value-type="float">
            <text:p>9,00</text:p>
          </table:table-cell>
          <table:table-cell table:number-columns-repeated="1006"/>
        </table:table-row>
        <table:table-row table:style-name="ro6">
          <table:table-cell table:style-name="ce4" office:value-type="string" calcext:value-type="string">
            <text:p>Les Eyzies-de-Tayac-Sireui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9359999999999" calcext:value-type="float">
            <text:p>44,94</text:p>
          </table:table-cell>
          <table:table-cell table:style-name="ce33" office:value-type="float" office:value="1.014" calcext:value-type="float">
            <text:p>1,01</text:p>
          </table:table-cell>
          <table:table-cell table:style-name="ce33" office:value-type="float" office:value="-6.55999999999999" calcext:value-type="float">
            <text:p>-6,56</text:p>
          </table:table-cell>
          <table:table-cell table:style-name="ce33" office:value-type="float" office:value="-41.7999999999999" calcext:value-type="float">
            <text:p>-41,8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6.7591934204101" calcext:value-type="float">
            <text:p>56,76</text:p>
          </table:table-cell>
          <table:table-cell table:style-name="ce33" office:value-type="float" office:value="-5.17789506912231" calcext:value-type="float">
            <text:p>-5,18</text:p>
          </table:table-cell>
          <table:table-cell table:style-name="ce33" office:value-type="float" office:value="-30.9659347534179" calcext:value-type="float">
            <text:p>-30,97</text:p>
          </table:table-cell>
          <table:table-cell table:style-name="ce33" office:value-type="float" office:value="10.4572257995605" calcext:value-type="float">
            <text:p>10,46</text:p>
          </table:table-cell>
          <table:table-cell table:style-name="ce33" office:value-type="float" office:value="0.304846882820129" calcext:value-type="float">
            <text:p>0,30</text:p>
          </table:table-cell>
          <table:table-cell table:style-name="ce33" office:value-type="float" office:value="-4.98101711273193" calcext:value-type="float">
            <text:p>-4,98</text:p>
          </table:table-cell>
          <table:table-cell table:style-name="ce33" office:value-type="float" office:value="-30.7043876647949" calcext:value-type="float">
            <text:p>-30,70</text:p>
          </table:table-cell>
          <table:table-cell table:style-name="ce86" office:value-type="float" office:value="9.14374923706054" calcext:value-type="float">
            <text:p>9,1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stillon en Cousera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9209999999999" calcext:value-type="float">
            <text:p>42,92</text:p>
          </table:table-cell>
          <table:table-cell table:style-name="ce33" office:value-type="float" office:value="1.034" calcext:value-type="float">
            <text:p>1,03</text:p>
          </table:table-cell>
          <table:table-cell table:style-name="ce33" office:value-type="float" office:value="-9.09999999999999" calcext:value-type="float">
            <text:p>-9,10</text:p>
          </table:table-cell>
          <table:table-cell table:style-name="ce33" office:value-type="float" office:value="-60.3999999999999" calcext:value-type="float">
            <text:p>-60,40</text:p>
          </table:table-cell>
          <table:table-cell table:style-name="ce86" office:value-type="float" office:value="12.4" calcext:value-type="float">
            <text:p>12,4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6.1185836791992" calcext:value-type="float">
            <text:p>66,12</text:p>
          </table:table-cell>
          <table:table-cell table:style-name="ce33" office:value-type="float" office:value="-7.39420366287231" calcext:value-type="float">
            <text:p>-7,39</text:p>
          </table:table-cell>
          <table:table-cell table:style-name="ce33" office:value-type="float" office:value="-47.4939384460449" calcext:value-type="float">
            <text:p>-47,49</text:p>
          </table:table-cell>
          <table:table-cell table:style-name="ce33" office:value-type="float" office:value="11.6596908569335" calcext:value-type="float">
            <text:p>11,66</text:p>
          </table:table-cell>
          <table:table-cell table:style-name="ce33" office:value-type="float" office:value="0.214887157082557" calcext:value-type="float">
            <text:p>0,21</text:p>
          </table:table-cell>
          <table:table-cell table:style-name="ce33" office:value-type="float" office:value="-6.87450551986694" calcext:value-type="float">
            <text:p>-6,87</text:p>
          </table:table-cell>
          <table:table-cell table:style-name="ce33" office:value-type="float" office:value="-45.5949478149414" calcext:value-type="float">
            <text:p>-45,59</text:p>
          </table:table-cell>
          <table:table-cell table:style-name="ce86" office:value-type="float" office:value="9.40109634399414" calcext:value-type="float">
            <text:p>9,4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Turs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968" calcext:value-type="float">
            <text:p>44,97</text:p>
          </table:table-cell>
          <table:table-cell table:style-name="ce33" office:value-type="float" office:value="1.034" calcext:value-type="float">
            <text:p>1,03</text:p>
          </table:table-cell>
          <table:table-cell table:style-name="ce33" office:value-type="float" office:value="-6.67999999999999" calcext:value-type="float">
            <text:p>-6,68</text:p>
          </table:table-cell>
          <table:table-cell table:style-name="ce33" office:value-type="float" office:value="-42.2" calcext:value-type="float">
            <text:p>-42,2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4.919677734375" calcext:value-type="float">
            <text:p>64,92</text:p>
          </table:table-cell>
          <table:table-cell table:style-name="ce33" office:value-type="float" office:value="-4.76793003082275" calcext:value-type="float">
            <text:p>-4,77</text:p>
          </table:table-cell>
          <table:table-cell table:style-name="ce33" office:value-type="float" office:value="-27.9180889129638" calcext:value-type="float">
            <text:p>-27,92</text:p>
          </table:table-cell>
          <table:table-cell table:style-name="ce33" office:value-type="float" office:value="10.2253513336181" calcext:value-type="float">
            <text:p>10,23</text:p>
          </table:table-cell>
          <table:table-cell table:style-name="ce33" office:value-type="float" office:value="0.390082120895385" calcext:value-type="float">
            <text:p>0,39</text:p>
          </table:table-cell>
          <table:table-cell table:style-name="ce33" office:value-type="float" office:value="-4.54587602615356" calcext:value-type="float">
            <text:p>-4,55</text:p>
          </table:table-cell>
          <table:table-cell table:style-name="ce33" office:value-type="float" office:value="-27.3646507263183" calcext:value-type="float">
            <text:p>-27,36</text:p>
          </table:table-cell>
          <table:table-cell table:style-name="ce86" office:value-type="float" office:value="9.00235748291015" calcext:value-type="float">
            <text:p>9,0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hourgn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237" calcext:value-type="float">
            <text:p>45,24</text:p>
          </table:table-cell>
          <table:table-cell table:style-name="ce33" office:value-type="float" office:value="1.05899999999999" calcext:value-type="float">
            <text:p>1,06</text:p>
          </table:table-cell>
          <table:table-cell table:style-name="ce33" office:value-type="float" office:value="-6.46999999999999" calcext:value-type="float">
            <text:p>-6,47</text:p>
          </table:table-cell>
          <table:table-cell table:style-name="ce33" office:value-type="float" office:value="-40.7999999999999" calcext:value-type="float">
            <text:p>-40,8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4.919677734375" calcext:value-type="float">
            <text:p>64,92</text:p>
          </table:table-cell>
          <table:table-cell table:style-name="ce33" office:value-type="float" office:value="-4.76793003082275" calcext:value-type="float">
            <text:p>-4,77</text:p>
          </table:table-cell>
          <table:table-cell table:style-name="ce33" office:value-type="float" office:value="-27.9180889129638" calcext:value-type="float">
            <text:p>-27,92</text:p>
          </table:table-cell>
          <table:table-cell table:style-name="ce33" office:value-type="float" office:value="10.2253513336181" calcext:value-type="float">
            <text:p>10,23</text:p>
          </table:table-cell>
          <table:table-cell table:style-name="ce33" office:value-type="float" office:value="0.390082120895385" calcext:value-type="float">
            <text:p>0,39</text:p>
          </table:table-cell>
          <table:table-cell table:style-name="ce33" office:value-type="float" office:value="-4.54587602615356" calcext:value-type="float">
            <text:p>-4,55</text:p>
          </table:table-cell>
          <table:table-cell table:style-name="ce33" office:value-type="float" office:value="-27.3646507263183" calcext:value-type="float">
            <text:p>-27,36</text:p>
          </table:table-cell>
          <table:table-cell table:style-name="ce86" office:value-type="float" office:value="9.00235748291015" calcext:value-type="float">
            <text:p>9,0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iepp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92" calcext:value-type="float">
            <text:p>49,92</text:p>
          </table:table-cell>
          <table:table-cell table:style-name="ce33" office:value-type="float" office:value="1.078" calcext:value-type="float">
            <text:p>1,08</text:p>
          </table:table-cell>
          <table:table-cell table:style-name="ce33" office:value-type="float" office:value="-6.83" calcext:value-type="float">
            <text:p>-6,83</text:p>
          </table:table-cell>
          <table:table-cell table:style-name="ce33" office:value-type="float" office:value="-43.2999999999999" calcext:value-type="float">
            <text:p>-43,3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7.3478698730468" calcext:value-type="float">
            <text:p>67,35</text:p>
          </table:table-cell>
          <table:table-cell table:style-name="ce33" office:value-type="float" office:value="-5.75537014007568" calcext:value-type="float">
            <text:p>-5,76</text:p>
          </table:table-cell>
          <table:table-cell table:style-name="ce33" office:value-type="float" office:value="-37.4048500061035" calcext:value-type="float">
            <text:p>-37,40</text:p>
          </table:table-cell>
          <table:table-cell table:style-name="ce33" office:value-type="float" office:value="8.63811111450195" calcext:value-type="float">
            <text:p>8,64</text:p>
          </table:table-cell>
          <table:table-cell table:style-name="ce33" office:value-type="float" office:value="0.247937187552452" calcext:value-type="float">
            <text:p>0,25</text:p>
          </table:table-cell>
          <table:table-cell table:style-name="ce33" office:value-type="float" office:value="-5.70155096054077" calcext:value-type="float">
            <text:p>-5,70</text:p>
          </table:table-cell>
          <table:table-cell table:style-name="ce33" office:value-type="float" office:value="-38.2433586120605" calcext:value-type="float">
            <text:p>-38,24</text:p>
          </table:table-cell>
          <table:table-cell table:style-name="ce86" office:value-type="float" office:value="7.36904907226562" calcext:value-type="float">
            <text:p>7,3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ampierre-sous-Bro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389999999999" calcext:value-type="float">
            <text:p>48,24</text:p>
          </table:table-cell>
          <table:table-cell table:style-name="ce33" office:value-type="float" office:value="1.08299999999999" calcext:value-type="float">
            <text:p>1,08</text:p>
          </table:table-cell>
          <table:table-cell table:style-name="ce33" office:value-type="float" office:value="-6.83" calcext:value-type="float">
            <text:p>-6,83</text:p>
          </table:table-cell>
          <table:table-cell table:style-name="ce33" office:value-type="float" office:value="-44.3999999999999" calcext:value-type="float">
            <text:p>-44,4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9.0425720214843" calcext:value-type="float">
            <text:p>59,04</text:p>
          </table:table-cell>
          <table:table-cell table:style-name="ce33" office:value-type="float" office:value="-5.64203071594238" calcext:value-type="float">
            <text:p>-5,64</text:p>
          </table:table-cell>
          <table:table-cell table:style-name="ce33" office:value-type="float" office:value="-35.788475036621" calcext:value-type="float">
            <text:p>-35,79</text:p>
          </table:table-cell>
          <table:table-cell table:style-name="ce33" office:value-type="float" office:value="9.34777069091796" calcext:value-type="float">
            <text:p>9,35</text:p>
          </table:table-cell>
          <table:table-cell table:style-name="ce33" office:value-type="float" office:value="0.2306859344244" calcext:value-type="float">
            <text:p>0,23</text:p>
          </table:table-cell>
          <table:table-cell table:style-name="ce33" office:value-type="float" office:value="-5.23872280120849" calcext:value-type="float">
            <text:p>-5,24</text:p>
          </table:table-cell>
          <table:table-cell table:style-name="ce33" office:value-type="float" office:value="-34.6534271240234" calcext:value-type="float">
            <text:p>-34,65</text:p>
          </table:table-cell>
          <table:table-cell table:style-name="ce86" office:value-type="float" office:value="7.25635528564453" calcext:value-type="float">
            <text:p>7,26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Roue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438" calcext:value-type="float">
            <text:p>49,44</text:p>
          </table:table-cell>
          <table:table-cell table:style-name="ce33" office:value-type="float" office:value="1.08899999999999" calcext:value-type="float">
            <text:p>1,09</text:p>
          </table:table-cell>
          <table:table-cell table:style-name="ce33" office:value-type="float" office:value="-7.08999999999999" calcext:value-type="float">
            <text:p>-7,09</text:p>
          </table:table-cell>
          <table:table-cell table:style-name="ce33" office:value-type="float" office:value="-44.8999999999999" calcext:value-type="float">
            <text:p>-44,9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58.0027465820312" calcext:value-type="float">
            <text:p>58,00</text:p>
          </table:table-cell>
          <table:table-cell table:style-name="ce33" office:value-type="float" office:value="-5.66081857681274" calcext:value-type="float">
            <text:p>-5,66</text:p>
          </table:table-cell>
          <table:table-cell table:style-name="ce33" office:value-type="float" office:value="-36.0014610290527" calcext:value-type="float">
            <text:p>-36,00</text:p>
          </table:table-cell>
          <table:table-cell table:style-name="ce33" office:value-type="float" office:value="9.28508758544921" calcext:value-type="float">
            <text:p>9,29</text:p>
          </table:table-cell>
          <table:table-cell table:style-name="ce33" office:value-type="float" office:value="0.190043464303016" calcext:value-type="float">
            <text:p>0,19</text:p>
          </table:table-cell>
          <table:table-cell table:style-name="ce33" office:value-type="float" office:value="-5.60703086853027" calcext:value-type="float">
            <text:p>-5,61</text:p>
          </table:table-cell>
          <table:table-cell table:style-name="ce33" office:value-type="float" office:value="-37.077823638916" calcext:value-type="float">
            <text:p>-37,08</text:p>
          </table:table-cell>
          <table:table-cell table:style-name="ce86" office:value-type="float" office:value="7.77842330932617" calcext:value-type="float">
            <text:p>7,7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gnac-Lava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2139999999999" calcext:value-type="float">
            <text:p>46,21</text:p>
          </table:table-cell>
          <table:table-cell table:style-name="ce33" office:value-type="float" office:value="1.167" calcext:value-type="float">
            <text:p>1,17</text:p>
          </table:table-cell>
          <table:table-cell table:style-name="ce33" office:value-type="float" office:value="-6.36" calcext:value-type="float">
            <text:p>-6,36</text:p>
          </table:table-cell>
          <table:table-cell table:style-name="ce33" office:value-type="float" office:value="-41.2" calcext:value-type="float">
            <text:p>-41,20</text:p>
          </table:table-cell>
          <table:table-cell table:style-name="ce86" office:value-type="float" office:value="9.69999999999999" calcext:value-type="float">
            <text:p>9,7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72.7811889648437" calcext:value-type="float">
            <text:p>72,78</text:p>
          </table:table-cell>
          <table:table-cell table:style-name="ce33" office:value-type="float" office:value="-5.22468423843383" calcext:value-type="float">
            <text:p>-5,22</text:p>
          </table:table-cell>
          <table:table-cell table:style-name="ce33" office:value-type="float" office:value="-31.546516418457" calcext:value-type="float">
            <text:p>-31,55</text:p>
          </table:table-cell>
          <table:table-cell table:style-name="ce33" office:value-type="float" office:value="10.2509574890136" calcext:value-type="float">
            <text:p>10,25</text:p>
          </table:table-cell>
          <table:table-cell table:style-name="ce33" office:value-type="float" office:value="0.516189396381378" calcext:value-type="float">
            <text:p>0,52</text:p>
          </table:table-cell>
          <table:table-cell table:style-name="ce33" office:value-type="float" office:value="-4.97744798660278" calcext:value-type="float">
            <text:p>-4,98</text:p>
          </table:table-cell>
          <table:table-cell table:style-name="ce33" office:value-type="float" office:value="-30.8320350646972" calcext:value-type="float">
            <text:p>-30,83</text:p>
          </table:table-cell>
          <table:table-cell table:style-name="ce86" office:value-type="float" office:value="8.987548828125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haumont-sur-Lo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4829999999999" calcext:value-type="float">
            <text:p>47,48</text:p>
          </table:table-cell>
          <table:table-cell table:style-name="ce33" office:value-type="float" office:value="1.183" calcext:value-type="float">
            <text:p>1,18</text:p>
          </table:table-cell>
          <table:table-cell table:style-name="ce33" office:value-type="float" office:value="-7.54" calcext:value-type="float">
            <text:p>-7,54</text:p>
          </table:table-cell>
          <table:table-cell table:style-name="ce33" office:value-type="float" office:value="-49.2" calcext:value-type="float">
            <text:p>-49,2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74.7458953857421" calcext:value-type="float">
            <text:p>74,75</text:p>
          </table:table-cell>
          <table:table-cell table:style-name="ce33" office:value-type="float" office:value="-5.41156959533691" calcext:value-type="float">
            <text:p>-5,41</text:p>
          </table:table-cell>
          <table:table-cell table:style-name="ce33" office:value-type="float" office:value="-33.6775703430175" calcext:value-type="float">
            <text:p>-33,68</text:p>
          </table:table-cell>
          <table:table-cell table:style-name="ce33" office:value-type="float" office:value="9.61498641967773" calcext:value-type="float">
            <text:p>9,61</text:p>
          </table:table-cell>
          <table:table-cell table:style-name="ce33" office:value-type="float" office:value="0.208449631929397" calcext:value-type="float">
            <text:p>0,21</text:p>
          </table:table-cell>
          <table:table-cell table:style-name="ce33" office:value-type="float" office:value="-5.21423149108886" calcext:value-type="float">
            <text:p>-5,21</text:p>
          </table:table-cell>
          <table:table-cell table:style-name="ce33" office:value-type="float" office:value="-33.3369255065917" calcext:value-type="float">
            <text:p>-33,34</text:p>
          </table:table-cell>
          <table:table-cell table:style-name="ce86" office:value-type="float" office:value="8.37692642211914" calcext:value-type="float">
            <text:p>8,38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e Mas de Léroux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1319999999999" calcext:value-type="float">
            <text:p>45,13</text:p>
          </table:table-cell>
          <table:table-cell table:style-name="ce33" office:value-type="float" office:value="1.19399999999999" calcext:value-type="float">
            <text:p>1,19</text:p>
          </table:table-cell>
          <table:table-cell table:style-name="ce33" office:value-type="float" office:value="-6.57" calcext:value-type="float">
            <text:p>-6,57</text:p>
          </table:table-cell>
          <table:table-cell table:style-name="ce33" office:value-type="float" office:value="-41.6" calcext:value-type="float">
            <text:p>-41,6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83.8528976440429" calcext:value-type="float">
            <text:p>83,85</text:p>
          </table:table-cell>
          <table:table-cell table:style-name="ce33" office:value-type="float" office:value="-5.04600715637207" calcext:value-type="float">
            <text:p>-5,05</text:p>
          </table:table-cell>
          <table:table-cell table:style-name="ce33" office:value-type="float" office:value="-29.5492496490478" calcext:value-type="float">
            <text:p>-29,55</text:p>
          </table:table-cell>
          <table:table-cell table:style-name="ce33" office:value-type="float" office:value="10.8188076019287" calcext:value-type="float">
            <text:p>10,82</text:p>
          </table:table-cell>
          <table:table-cell table:style-name="ce33" office:value-type="float" office:value="0.615960538387298" calcext:value-type="float">
            <text:p>0,62</text:p>
          </table:table-cell>
          <table:table-cell table:style-name="ce33" office:value-type="float" office:value="-4.81957912445068" calcext:value-type="float">
            <text:p>-4,82</text:p>
          </table:table-cell>
          <table:table-cell table:style-name="ce33" office:value-type="float" office:value="-28.9191207885742" calcext:value-type="float">
            <text:p>-28,92</text:p>
          </table:table-cell>
          <table:table-cell table:style-name="ce86" office:value-type="float" office:value="9.63751220703125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évign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649999999999" calcext:value-type="float">
            <text:p>43,66</text:p>
          </table:table-cell>
          <table:table-cell table:style-name="ce33" office:value-type="float" office:value="1.19399999999999" calcext:value-type="float">
            <text:p>1,19</text:p>
          </table:table-cell>
          <table:table-cell table:style-name="ce33" office:value-type="float" office:value="-9.09999999999999" calcext:value-type="float">
            <text:p>-9,10</text:p>
          </table:table-cell>
          <table:table-cell table:style-name="ce33" office:value-type="float" office:value="-61.1" calcext:value-type="float">
            <text:p>-61,1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6.1021461486816" calcext:value-type="float">
            <text:p>56,10</text:p>
          </table:table-cell>
          <table:table-cell table:style-name="ce33" office:value-type="float" office:value="-4.94608879089355" calcext:value-type="float">
            <text:p>-4,95</text:p>
          </table:table-cell>
          <table:table-cell table:style-name="ce33" office:value-type="float" office:value="-29.7184314727783" calcext:value-type="float">
            <text:p>-29,72</text:p>
          </table:table-cell>
          <table:table-cell table:style-name="ce33" office:value-type="float" office:value="9.85027885437011" calcext:value-type="float">
            <text:p>9,85</text:p>
          </table:table-cell>
          <table:table-cell table:style-name="ce33" office:value-type="float" office:value="0.250613898038864" calcext:value-type="float">
            <text:p>0,25</text:p>
          </table:table-cell>
          <table:table-cell table:style-name="ce33" office:value-type="float" office:value="-4.97435235977172" calcext:value-type="float">
            <text:p>-4,97</text:p>
          </table:table-cell>
          <table:table-cell table:style-name="ce33" office:value-type="float" office:value="-30.7021369934082" calcext:value-type="float">
            <text:p>-30,70</text:p>
          </table:table-cell>
          <table:table-cell table:style-name="ce86" office:value-type="float" office:value="9.09268188476562" calcext:value-type="float">
            <text:p>9,0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Illiers-Combra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8" calcext:value-type="float">
            <text:p>48,28</text:p>
          </table:table-cell>
          <table:table-cell table:style-name="ce33" office:value-type="float" office:value="1.215" calcext:value-type="float">
            <text:p>1,22</text:p>
          </table:table-cell>
          <table:table-cell table:style-name="ce56" office:value-type="float" office:value="-6.9" calcext:value-type="float">
            <text:p>-6,90</text:p>
          </table:table-cell>
          <table:table-cell table:style-name="ce33" office:value-type="float" office:value="-45.7999999999999" calcext:value-type="float">
            <text:p>-45,8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1.5553359985351" calcext:value-type="float">
            <text:p>61,56</text:p>
          </table:table-cell>
          <table:table-cell table:style-name="ce33" office:value-type="float" office:value="-5.8245825767517" calcext:value-type="float">
            <text:p>-5,82</text:p>
          </table:table-cell>
          <table:table-cell table:style-name="ce33" office:value-type="float" office:value="-37.0257911682128" calcext:value-type="float">
            <text:p>-37,03</text:p>
          </table:table-cell>
          <table:table-cell table:style-name="ce33" office:value-type="float" office:value="9.57086944580078" calcext:value-type="float">
            <text:p>9,57</text:p>
          </table:table-cell>
          <table:table-cell table:style-name="ce33" office:value-type="float" office:value="0.177242189645767" calcext:value-type="float">
            <text:p>0,18</text:p>
          </table:table-cell>
          <table:table-cell table:style-name="ce33" office:value-type="float" office:value="-5.55158185958862" calcext:value-type="float">
            <text:p>-5,55</text:p>
          </table:table-cell>
          <table:table-cell table:style-name="ce33" office:value-type="float" office:value="-36.7709732055664" calcext:value-type="float">
            <text:p>-36,77</text:p>
          </table:table-cell>
          <table:table-cell table:style-name="ce86" office:value-type="float" office:value="7.64168167114257" calcext:value-type="float">
            <text:p>7,6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ironva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2109999999999" calcext:value-type="float">
            <text:p>49,21</text:p>
          </table:table-cell>
          <table:table-cell table:style-name="ce33" office:value-type="float" office:value="1.219" calcext:value-type="float">
            <text:p>1,22</text:p>
          </table:table-cell>
          <table:table-cell table:style-name="ce33" office:value-type="float" office:value="-7.11" calcext:value-type="float">
            <text:p>-7,11</text:p>
          </table:table-cell>
          <table:table-cell table:style-name="ce33" office:value-type="float" office:value="-45.7999999999999" calcext:value-type="float">
            <text:p>-45,8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8.2553939819335" calcext:value-type="float">
            <text:p>58,26</text:p>
          </table:table-cell>
          <table:table-cell table:style-name="ce33" office:value-type="float" office:value="-5.7293210029602" calcext:value-type="float">
            <text:p>-5,73</text:p>
          </table:table-cell>
          <table:table-cell table:style-name="ce33" office:value-type="float" office:value="-36.3526878356933" calcext:value-type="float">
            <text:p>-36,35</text:p>
          </table:table-cell>
          <table:table-cell table:style-name="ce33" office:value-type="float" office:value="9.48188018798828" calcext:value-type="float">
            <text:p>9,48</text:p>
          </table:table-cell>
          <table:table-cell table:style-name="ce33" office:value-type="float" office:value="0.183570355176925" calcext:value-type="float">
            <text:p>0,18</text:p>
          </table:table-cell>
          <table:table-cell table:style-name="ce33" office:value-type="float" office:value="-5.66902303695678" calcext:value-type="float">
            <text:p>-5,67</text:p>
          </table:table-cell>
          <table:table-cell table:style-name="ce33" office:value-type="float" office:value="-37.5676574707031" calcext:value-type="float">
            <text:p>-37,57</text:p>
          </table:table-cell>
          <table:table-cell table:style-name="ce86" office:value-type="float" office:value="7.78452682495117" calcext:value-type="float">
            <text:p>7,7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uzei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77" calcext:value-type="float">
            <text:p>45,88</text:p>
          </table:table-cell>
          <table:table-cell table:style-name="ce33" office:value-type="float" office:value="1.23799999999999" calcext:value-type="float">
            <text:p>1,24</text:p>
          </table:table-cell>
          <table:table-cell table:style-name="ce33" office:value-type="float" office:value="-6.92999999999999" calcext:value-type="float">
            <text:p>-6,93</text:p>
          </table:table-cell>
          <table:table-cell table:style-name="ce33" office:value-type="float" office:value="-42.6" calcext:value-type="float">
            <text:p>-42,60</text:p>
          </table:table-cell>
          <table:table-cell table:style-name="ce86" office:value-type="float" office:value="12.8" calcext:value-type="float">
            <text:p>12,8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110.650924682617" calcext:value-type="float">
            <text:p>110,65</text:p>
          </table:table-cell>
          <table:table-cell table:style-name="ce33" office:value-type="float" office:value="-5.59039688110351" calcext:value-type="float">
            <text:p>-5,59</text:p>
          </table:table-cell>
          <table:table-cell table:style-name="ce33" office:value-type="float" office:value="-33.3053359985351" calcext:value-type="float">
            <text:p>-33,31</text:p>
          </table:table-cell>
          <table:table-cell table:style-name="ce33" office:value-type="float" office:value="11.4178390502929" calcext:value-type="float">
            <text:p>11,42</text:p>
          </table:table-cell>
          <table:table-cell table:style-name="ce33" office:value-type="float" office:value="0.730995178222656" calcext:value-type="float">
            <text:p>0,73</text:p>
          </table:table-cell>
          <table:table-cell table:style-name="ce33" office:value-type="float" office:value="-4.92232322692871" calcext:value-type="float">
            <text:p>-4,92</text:p>
          </table:table-cell>
          <table:table-cell table:style-name="ce33" office:value-type="float" office:value="-29.5626544952392" calcext:value-type="float">
            <text:p>-29,56</text:p>
          </table:table-cell>
          <table:table-cell table:style-name="ce86" office:value-type="float" office:value="9.81593132019042" calcext:value-type="float">
            <text:p>9,8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imog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32" calcext:value-type="float">
            <text:p>45,83</text:p>
          </table:table-cell>
          <table:table-cell table:style-name="ce33" office:value-type="float" office:value="1.25899999999999" calcext:value-type="float">
            <text:p>1,26</text:p>
          </table:table-cell>
          <table:table-cell table:style-name="ce33" office:value-type="float" office:value="-6.98" calcext:value-type="float">
            <text:p>-6,98</text:p>
          </table:table-cell>
          <table:table-cell table:style-name="ce33" office:value-type="float" office:value="-44.3999999999999" calcext:value-type="float">
            <text:p>-44,4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110.650924682617" calcext:value-type="float">
            <text:p>110,65</text:p>
          </table:table-cell>
          <table:table-cell table:style-name="ce33" office:value-type="float" office:value="-5.59039688110351" calcext:value-type="float">
            <text:p>-5,59</text:p>
          </table:table-cell>
          <table:table-cell table:style-name="ce33" office:value-type="float" office:value="-33.3053359985351" calcext:value-type="float">
            <text:p>-33,31</text:p>
          </table:table-cell>
          <table:table-cell table:style-name="ce33" office:value-type="float" office:value="11.4178390502929" calcext:value-type="float">
            <text:p>11,42</text:p>
          </table:table-cell>
          <table:table-cell table:style-name="ce33" office:value-type="float" office:value="0.730995178222656" calcext:value-type="float">
            <text:p>0,73</text:p>
          </table:table-cell>
          <table:table-cell table:style-name="ce33" office:value-type="float" office:value="-4.92232322692871" calcext:value-type="float">
            <text:p>-4,92</text:p>
          </table:table-cell>
          <table:table-cell table:style-name="ce33" office:value-type="float" office:value="-29.5626544952392" calcext:value-type="float">
            <text:p>-29,56</text:p>
          </table:table-cell>
          <table:table-cell table:style-name="ce86" office:value-type="float" office:value="9.81593132019042" calcext:value-type="float">
            <text:p>9,8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ressol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42" calcext:value-type="float">
            <text:p>43,94</text:p>
          </table:table-cell>
          <table:table-cell table:style-name="ce33" office:value-type="float" office:value="1.29299999999999" calcext:value-type="float">
            <text:p>1,29</text:p>
          </table:table-cell>
          <table:table-cell table:style-name="ce33" office:value-type="float" office:value="-8.19999999999999" calcext:value-type="float">
            <text:p>-8,20</text:p>
          </table:table-cell>
          <table:table-cell table:style-name="ce33" office:value-type="float" office:value="-54.7999999999999" calcext:value-type="float">
            <text:p>-54,8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6.1021461486816" calcext:value-type="float">
            <text:p>56,10</text:p>
          </table:table-cell>
          <table:table-cell table:style-name="ce33" office:value-type="float" office:value="-4.94608879089355" calcext:value-type="float">
            <text:p>-4,95</text:p>
          </table:table-cell>
          <table:table-cell table:style-name="ce33" office:value-type="float" office:value="-29.7184314727783" calcext:value-type="float">
            <text:p>-29,72</text:p>
          </table:table-cell>
          <table:table-cell table:style-name="ce33" office:value-type="float" office:value="9.85027885437011" calcext:value-type="float">
            <text:p>9,85</text:p>
          </table:table-cell>
          <table:table-cell table:style-name="ce33" office:value-type="float" office:value="0.250613898038864" calcext:value-type="float">
            <text:p>0,25</text:p>
          </table:table-cell>
          <table:table-cell table:style-name="ce33" office:value-type="float" office:value="-4.97435235977172" calcext:value-type="float">
            <text:p>-4,97</text:p>
          </table:table-cell>
          <table:table-cell table:style-name="ce33" office:value-type="float" office:value="-30.7021369934082" calcext:value-type="float">
            <text:p>-30,70</text:p>
          </table:table-cell>
          <table:table-cell table:style-name="ce86" office:value-type="float" office:value="9.09268188476562" calcext:value-type="float">
            <text:p>9,09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int-Aignan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2479999999999" calcext:value-type="float">
            <text:p>47,25</text:p>
          </table:table-cell>
          <table:table-cell table:style-name="ce33" office:value-type="float" office:value="1.35299999999999" calcext:value-type="float">
            <text:p>1,35</text:p>
          </table:table-cell>
          <table:table-cell table:style-name="ce33" office:value-type="float" office:value="-7.79" calcext:value-type="float">
            <text:p>-7,79</text:p>
          </table:table-cell>
          <table:table-cell table:style-name="ce33" office:value-type="float" office:value="-52.5" calcext:value-type="float">
            <text:p>-52,5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4.2939224243164" calcext:value-type="float">
            <text:p>64,29</text:p>
          </table:table-cell>
          <table:table-cell table:style-name="ce33" office:value-type="float" office:value="-5.26617336273193" calcext:value-type="float">
            <text:p>-5,27</text:p>
          </table:table-cell>
          <table:table-cell table:style-name="ce33" office:value-type="float" office:value="-32.5872001647949" calcext:value-type="float">
            <text:p>-32,59</text:p>
          </table:table-cell>
          <table:table-cell table:style-name="ce33" office:value-type="float" office:value="9.54218673706054" calcext:value-type="float">
            <text:p>9,54</text:p>
          </table:table-cell>
          <table:table-cell table:style-name="ce33" office:value-type="float" office:value="0.238630160689353" calcext:value-type="float">
            <text:p>0,24</text:p>
          </table:table-cell>
          <table:table-cell table:style-name="ce33" office:value-type="float" office:value="-5.07539987564086" calcext:value-type="float">
            <text:p>-5,08</text:p>
          </table:table-cell>
          <table:table-cell table:style-name="ce33" office:value-type="float" office:value="-32.1457595825195" calcext:value-type="float">
            <text:p>-32,15</text:p>
          </table:table-cell>
          <table:table-cell table:style-name="ce86" office:value-type="float" office:value="8.45743942260742" calcext:value-type="float">
            <text:p>8,4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llerb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6629999999999" calcext:value-type="float">
            <text:p>47,66</text:p>
          </table:table-cell>
          <table:table-cell table:style-name="ce33" office:value-type="float" office:value="1.37299999999999" calcext:value-type="float">
            <text:p>1,37</text:p>
          </table:table-cell>
          <table:table-cell table:style-name="ce57" office:value-type="float" office:value="-6.53" calcext:value-type="float">
            <text:p>-6,53</text:p>
          </table:table-cell>
          <table:table-cell table:style-name="ce33" office:value-type="float" office:value="-44" calcext:value-type="float">
            <text:p>-44,00</text:p>
          </table:table-cell>
          <table:table-cell table:style-name="ce86" office:value-type="float" office:value="8.3" calcext:value-type="float">
            <text:p>8,3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74.7458953857421" calcext:value-type="float">
            <text:p>74,75</text:p>
          </table:table-cell>
          <table:table-cell table:style-name="ce33" office:value-type="float" office:value="-5.41156959533691" calcext:value-type="float">
            <text:p>-5,41</text:p>
          </table:table-cell>
          <table:table-cell table:style-name="ce33" office:value-type="float" office:value="-33.6775703430175" calcext:value-type="float">
            <text:p>-33,68</text:p>
          </table:table-cell>
          <table:table-cell table:style-name="ce33" office:value-type="float" office:value="9.61498641967773" calcext:value-type="float">
            <text:p>9,61</text:p>
          </table:table-cell>
          <table:table-cell table:style-name="ce33" office:value-type="float" office:value="0.208449631929397" calcext:value-type="float">
            <text:p>0,21</text:p>
          </table:table-cell>
          <table:table-cell table:style-name="ce33" office:value-type="float" office:value="-5.21423149108886" calcext:value-type="float">
            <text:p>-5,21</text:p>
          </table:table-cell>
          <table:table-cell table:style-name="ce33" office:value-type="float" office:value="-33.3369255065917" calcext:value-type="float">
            <text:p>-33,34</text:p>
          </table:table-cell>
          <table:table-cell table:style-name="ce86" office:value-type="float" office:value="8.37692642211914" calcext:value-type="float">
            <text:p>8,3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essines-sur-Gartemp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1599999999999" calcext:value-type="float">
            <text:p>46,16</text:p>
          </table:table-cell>
          <table:table-cell table:style-name="ce33" office:value-type="float" office:value="1.377" calcext:value-type="float">
            <text:p>1,38</text:p>
          </table:table-cell>
          <table:table-cell table:style-name="ce33" office:value-type="float" office:value="-6.82" calcext:value-type="float">
            <text:p>-6,82</text:p>
          </table:table-cell>
          <table:table-cell table:style-name="ce33" office:value-type="float" office:value="-43.2999999999999" calcext:value-type="float">
            <text:p>-43,3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86.3535919189453" calcext:value-type="float">
            <text:p>86,35</text:p>
          </table:table-cell>
          <table:table-cell table:style-name="ce33" office:value-type="float" office:value="-5.70938396453857" calcext:value-type="float">
            <text:p>-5,71</text:p>
          </table:table-cell>
          <table:table-cell table:style-name="ce33" office:value-type="float" office:value="-35.1133270263671" calcext:value-type="float">
            <text:p>-35,11</text:p>
          </table:table-cell>
          <table:table-cell table:style-name="ce33" office:value-type="float" office:value="10.5617446899414" calcext:value-type="float">
            <text:p>10,56</text:p>
          </table:table-cell>
          <table:table-cell table:style-name="ce33" office:value-type="float" office:value="0.591654479503631" calcext:value-type="float">
            <text:p>0,59</text:p>
          </table:table-cell>
          <table:table-cell table:style-name="ce33" office:value-type="float" office:value="-5.37161636352539" calcext:value-type="float">
            <text:p>-5,37</text:p>
          </table:table-cell>
          <table:table-cell table:style-name="ce33" office:value-type="float" office:value="-33.7615280151367" calcext:value-type="float">
            <text:p>-33,76</text:p>
          </table:table-cell>
          <table:table-cell table:style-name="ce86" office:value-type="float" office:value="9.2114028930664" calcext:value-type="float">
            <text:p>9,2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Gault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637" calcext:value-type="float">
            <text:p>46,64</text:p>
          </table:table-cell>
          <table:table-cell table:style-name="ce33" office:value-type="float" office:value="1.42399999999999" calcext:value-type="float">
            <text:p>1,42</text:p>
          </table:table-cell>
          <table:table-cell table:style-name="ce33" office:value-type="float" office:value="-6.75" calcext:value-type="float">
            <text:p>-6,75</text:p>
          </table:table-cell>
          <table:table-cell table:style-name="ce33" office:value-type="float" office:value="-44.2" calcext:value-type="float">
            <text:p>-44,2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2.2275657653808" calcext:value-type="float">
            <text:p>52,23</text:p>
          </table:table-cell>
          <table:table-cell table:style-name="ce33" office:value-type="float" office:value="-5.4748682975769" calcext:value-type="float">
            <text:p>-5,47</text:p>
          </table:table-cell>
          <table:table-cell table:style-name="ce33" office:value-type="float" office:value="-33.9642601013183" calcext:value-type="float">
            <text:p>-33,96</text:p>
          </table:table-cell>
          <table:table-cell table:style-name="ce33" office:value-type="float" office:value="9.83468627929687" calcext:value-type="float">
            <text:p>9,83</text:p>
          </table:table-cell>
          <table:table-cell table:style-name="ce33" office:value-type="float" office:value="0.276686251163482" calcext:value-type="float">
            <text:p>0,28</text:p>
          </table:table-cell>
          <table:table-cell table:style-name="ce33" office:value-type="float" office:value="-5.2794222831726" calcext:value-type="float">
            <text:p>-5,28</text:p>
          </table:table-cell>
          <table:table-cell table:style-name="ce33" office:value-type="float" office:value="-33.7866706848144" calcext:value-type="float">
            <text:p>-33,79</text:p>
          </table:table-cell>
          <table:table-cell table:style-name="ce86" office:value-type="float" office:value="8.4487075805664" calcext:value-type="float">
            <text:p>8,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Toulou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" calcext:value-type="float">
            <text:p>43,60</text:p>
          </table:table-cell>
          <table:table-cell table:style-name="ce33" office:value-type="float" office:value="1.44999999999999" calcext:value-type="float">
            <text:p>1,45</text:p>
          </table:table-cell>
          <table:table-cell table:style-name="ce33" office:value-type="float" office:value="-9.19999999999999" calcext:value-type="float">
            <text:p>-9,20</text:p>
          </table:table-cell>
          <table:table-cell table:style-name="ce33" office:value-type="float" office:value="-62.8999999999999" calcext:value-type="float">
            <text:p>-62,9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6.1021461486816" calcext:value-type="float">
            <text:p>56,10</text:p>
          </table:table-cell>
          <table:table-cell table:style-name="ce33" office:value-type="float" office:value="-4.94608879089355" calcext:value-type="float">
            <text:p>-4,95</text:p>
          </table:table-cell>
          <table:table-cell table:style-name="ce33" office:value-type="float" office:value="-29.7184314727783" calcext:value-type="float">
            <text:p>-29,72</text:p>
          </table:table-cell>
          <table:table-cell table:style-name="ce33" office:value-type="float" office:value="9.85027885437011" calcext:value-type="float">
            <text:p>9,85</text:p>
          </table:table-cell>
          <table:table-cell table:style-name="ce33" office:value-type="float" office:value="0.250613898038864" calcext:value-type="float">
            <text:p>0,25</text:p>
          </table:table-cell>
          <table:table-cell table:style-name="ce33" office:value-type="float" office:value="-4.97435235977172" calcext:value-type="float">
            <text:p>-4,97</text:p>
          </table:table-cell>
          <table:table-cell table:style-name="ce33" office:value-type="float" office:value="-30.7021369934082" calcext:value-type="float">
            <text:p>-30,70</text:p>
          </table:table-cell>
          <table:table-cell table:style-name="ce86" office:value-type="float" office:value="9.09268188476562" calcext:value-type="float">
            <text:p>9,0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û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989999999999" calcext:value-type="float">
            <text:p>48,80</text:p>
          </table:table-cell>
          <table:table-cell table:style-name="ce33" office:value-type="float" office:value="1.499" calcext:value-type="float">
            <text:p>1,50</text:p>
          </table:table-cell>
          <table:table-cell table:style-name="ce33" office:value-type="float" office:value="-7.20999999999999" calcext:value-type="float">
            <text:p>-7,21</text:p>
          </table:table-cell>
          <table:table-cell table:style-name="ce33" office:value-type="float" office:value="-47.6" calcext:value-type="float">
            <text:p>-47,60</text:p>
          </table:table-cell>
          <table:table-cell table:style-name="ce86" office:value-type="float" office:value="10.0999999999999" calcext:value-type="float">
            <text:p>10,1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1.4181442260742" calcext:value-type="float">
            <text:p>61,42</text:p>
          </table:table-cell>
          <table:table-cell table:style-name="ce33" office:value-type="float" office:value="-5.92368125915527" calcext:value-type="float">
            <text:p>-5,92</text:p>
          </table:table-cell>
          <table:table-cell table:style-name="ce33" office:value-type="float" office:value="-37.9083175659179" calcext:value-type="float">
            <text:p>-37,91</text:p>
          </table:table-cell>
          <table:table-cell table:style-name="ce33" office:value-type="float" office:value="9.48113250732421" calcext:value-type="float">
            <text:p>9,48</text:p>
          </table:table-cell>
          <table:table-cell table:style-name="ce33" office:value-type="float" office:value="0.184035912156105" calcext:value-type="float">
            <text:p>0,18</text:p>
          </table:table-cell>
          <table:table-cell table:style-name="ce33" office:value-type="float" office:value="-5.85546159744262" calcext:value-type="float">
            <text:p>-5,86</text:p>
          </table:table-cell>
          <table:table-cell table:style-name="ce33" office:value-type="float" office:value="-39.1968955993652" calcext:value-type="float">
            <text:p>-39,20</text:p>
          </table:table-cell>
          <table:table-cell table:style-name="ce86" office:value-type="float" office:value="7.64679718017578" calcext:value-type="float">
            <text:p>7,6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6989999999999" calcext:value-type="float">
            <text:p>47,70</text:p>
          </table:table-cell>
          <table:table-cell table:style-name="ce33" office:value-type="float" office:value="1.508" calcext:value-type="float">
            <text:p>1,51</text:p>
          </table:table-cell>
          <table:table-cell table:style-name="ce33" office:value-type="float" office:value="-6.98" calcext:value-type="float">
            <text:p>-6,98</text:p>
          </table:table-cell>
          <table:table-cell table:style-name="ce33" office:value-type="float" office:value="-46.3999999999999" calcext:value-type="float">
            <text:p>-46,40</text:p>
          </table:table-cell>
          <table:table-cell table:style-name="ce86" office:value-type="float" office:value="9.5" calcext:value-type="float">
            <text:p>9,5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74.7458953857421" calcext:value-type="float">
            <text:p>74,75</text:p>
          </table:table-cell>
          <table:table-cell table:style-name="ce33" office:value-type="float" office:value="-5.41156959533691" calcext:value-type="float">
            <text:p>-5,41</text:p>
          </table:table-cell>
          <table:table-cell table:style-name="ce33" office:value-type="float" office:value="-33.6775703430175" calcext:value-type="float">
            <text:p>-33,68</text:p>
          </table:table-cell>
          <table:table-cell table:style-name="ce33" office:value-type="float" office:value="9.61498641967773" calcext:value-type="float">
            <text:p>9,61</text:p>
          </table:table-cell>
          <table:table-cell table:style-name="ce33" office:value-type="float" office:value="0.208449631929397" calcext:value-type="float">
            <text:p>0,21</text:p>
          </table:table-cell>
          <table:table-cell table:style-name="ce33" office:value-type="float" office:value="-5.21423149108886" calcext:value-type="float">
            <text:p>-5,21</text:p>
          </table:table-cell>
          <table:table-cell table:style-name="ce33" office:value-type="float" office:value="-33.3369255065917" calcext:value-type="float">
            <text:p>-33,34</text:p>
          </table:table-cell>
          <table:table-cell table:style-name="ce86" office:value-type="float" office:value="8.37692642211914" calcext:value-type="float">
            <text:p>8,3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ressenac <text:s/>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0319999999999" calcext:value-type="float">
            <text:p>45,03</text:p>
          </table:table-cell>
          <table:table-cell table:style-name="ce33" office:value-type="float" office:value="1.52499999999999" calcext:value-type="float">
            <text:p>1,52</text:p>
          </table:table-cell>
          <table:table-cell table:style-name="ce33" office:value-type="float" office:value="-6.86" calcext:value-type="float">
            <text:p>-6,86</text:p>
          </table:table-cell>
          <table:table-cell table:style-name="ce33" office:value-type="float" office:value="-42.7" calcext:value-type="float">
            <text:p>-42,7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83.8528976440429" calcext:value-type="float">
            <text:p>83,85</text:p>
          </table:table-cell>
          <table:table-cell table:style-name="ce33" office:value-type="float" office:value="-5.04600715637207" calcext:value-type="float">
            <text:p>-5,05</text:p>
          </table:table-cell>
          <table:table-cell table:style-name="ce33" office:value-type="float" office:value="-29.5492496490478" calcext:value-type="float">
            <text:p>-29,55</text:p>
          </table:table-cell>
          <table:table-cell table:style-name="ce33" office:value-type="float" office:value="10.8188076019287" calcext:value-type="float">
            <text:p>10,82</text:p>
          </table:table-cell>
          <table:table-cell table:style-name="ce33" office:value-type="float" office:value="0.615960538387298" calcext:value-type="float">
            <text:p>0,62</text:p>
          </table:table-cell>
          <table:table-cell table:style-name="ce33" office:value-type="float" office:value="-4.81957912445068" calcext:value-type="float">
            <text:p>-4,82</text:p>
          </table:table-cell>
          <table:table-cell table:style-name="ce33" office:value-type="float" office:value="-28.9191207885742" calcext:value-type="float">
            <text:p>-28,92</text:p>
          </table:table-cell>
          <table:table-cell table:style-name="ce86" office:value-type="float" office:value="9.63751220703125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talzat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2329999999999" calcext:value-type="float">
            <text:p>44,23</text:p>
          </table:table-cell>
          <table:table-cell table:style-name="ce33" office:value-type="float" office:value="1.53099999999999" calcext:value-type="float">
            <text:p>1,53</text:p>
          </table:table-cell>
          <table:table-cell table:style-name="ce33" office:value-type="float" office:value="-6.65" calcext:value-type="float">
            <text:p>-6,65</text:p>
          </table:table-cell>
          <table:table-cell table:style-name="ce33" office:value-type="float" office:value="-41.7999999999999" calcext:value-type="float">
            <text:p>-41,80</text:p>
          </table:table-cell>
          <table:table-cell table:style-name="ce86" office:value-type="float" office:value="11.4" calcext:value-type="float">
            <text:p>11,4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70.823501586914" calcext:value-type="float">
            <text:p>70,82</text:p>
          </table:table-cell>
          <table:table-cell table:style-name="ce33" office:value-type="float" office:value="-5.01334524154663" calcext:value-type="float">
            <text:p>-5,01</text:p>
          </table:table-cell>
          <table:table-cell table:style-name="ce33" office:value-type="float" office:value="-29.4210357666015" calcext:value-type="float">
            <text:p>-29,42</text:p>
          </table:table-cell>
          <table:table-cell table:style-name="ce33" office:value-type="float" office:value="10.6857261657714" calcext:value-type="float">
            <text:p>10,69</text:p>
          </table:table-cell>
          <table:table-cell table:style-name="ce33" office:value-type="float" office:value="0.288050681352615" calcext:value-type="float">
            <text:p>0,29</text:p>
          </table:table-cell>
          <table:table-cell table:style-name="ce33" office:value-type="float" office:value="-4.81095218658447" calcext:value-type="float">
            <text:p>-4,81</text:p>
          </table:table-cell>
          <table:table-cell table:style-name="ce33" office:value-type="float" office:value="-28.7865200042724" calcext:value-type="float">
            <text:p>-28,79</text:p>
          </table:table-cell>
          <table:table-cell table:style-name="ce86" office:value-type="float" office:value="9.70109748840332" calcext:value-type="float">
            <text:p>9,7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Quint-Fonsegrive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86" calcext:value-type="float">
            <text:p>43,59</text:p>
          </table:table-cell>
          <table:table-cell table:style-name="ce33" office:value-type="float" office:value="1.541" calcext:value-type="float">
            <text:p>1,54</text:p>
          </table:table-cell>
          <table:table-cell table:style-name="ce58" office:value-type="float" office:value="-9.32002022921461" calcext:value-type="float">
            <text:p>-9,32</text:p>
          </table:table-cell>
          <table:table-cell table:style-name="ce58" office:value-type="float" office:value="-62.2732563625814" calcext:value-type="float">
            <text:p>-62,27</text:p>
          </table:table-cell>
          <table:table-cell table:style-name="ce87" table:formula="of:=[.G171]-8*[.F171]" office:value-type="float" office:value="12.2869054711355" calcext:value-type="float">
            <text:p>12,3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56.1021461486816" calcext:value-type="float">
            <text:p>56,10</text:p>
          </table:table-cell>
          <table:table-cell table:style-name="ce33" office:value-type="float" office:value="-4.94608879089355" calcext:value-type="float">
            <text:p>-4,95</text:p>
          </table:table-cell>
          <table:table-cell table:style-name="ce33" office:value-type="float" office:value="-29.7184314727783" calcext:value-type="float">
            <text:p>-29,72</text:p>
          </table:table-cell>
          <table:table-cell table:style-name="ce33" office:value-type="float" office:value="9.85027885437011" calcext:value-type="float">
            <text:p>9,85</text:p>
          </table:table-cell>
          <table:table-cell table:style-name="ce33" office:value-type="float" office:value="0.250613898038864" calcext:value-type="float">
            <text:p>0,25</text:p>
          </table:table-cell>
          <table:table-cell table:style-name="ce33" office:value-type="float" office:value="-4.97435235977172" calcext:value-type="float">
            <text:p>-4,97</text:p>
          </table:table-cell>
          <table:table-cell table:style-name="ce33" office:value-type="float" office:value="-30.7021369934082" calcext:value-type="float">
            <text:p>-30,70</text:p>
          </table:table-cell>
          <table:table-cell table:style-name="ce86" office:value-type="float" office:value="9.09268188476562" calcext:value-type="float">
            <text:p>9,0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lledieu sur Ind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8479999999999" calcext:value-type="float">
            <text:p>46,85</text:p>
          </table:table-cell>
          <table:table-cell table:style-name="ce33" office:value-type="float" office:value="1.542" calcext:value-type="float">
            <text:p>1,54</text:p>
          </table:table-cell>
          <table:table-cell table:style-name="ce33" office:value-type="float" office:value="-6.44" calcext:value-type="float">
            <text:p>-6,44</text:p>
          </table:table-cell>
          <table:table-cell table:style-name="ce33" office:value-type="float" office:value="-42.1" calcext:value-type="float">
            <text:p>-42,1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4.2939224243164" calcext:value-type="float">
            <text:p>64,29</text:p>
          </table:table-cell>
          <table:table-cell table:style-name="ce33" office:value-type="float" office:value="-5.26617336273193" calcext:value-type="float">
            <text:p>-5,27</text:p>
          </table:table-cell>
          <table:table-cell table:style-name="ce33" office:value-type="float" office:value="-32.5872001647949" calcext:value-type="float">
            <text:p>-32,59</text:p>
          </table:table-cell>
          <table:table-cell table:style-name="ce33" office:value-type="float" office:value="9.54218673706054" calcext:value-type="float">
            <text:p>9,54</text:p>
          </table:table-cell>
          <table:table-cell table:style-name="ce33" office:value-type="float" office:value="0.238630160689353" calcext:value-type="float">
            <text:p>0,24</text:p>
          </table:table-cell>
          <table:table-cell table:style-name="ce33" office:value-type="float" office:value="-5.07539987564086" calcext:value-type="float">
            <text:p>-5,08</text:p>
          </table:table-cell>
          <table:table-cell table:style-name="ce33" office:value-type="float" office:value="-32.1457595825195" calcext:value-type="float">
            <text:p>-32,15</text:p>
          </table:table-cell>
          <table:table-cell table:style-name="ce86" office:value-type="float" office:value="8.45743942260742" calcext:value-type="float">
            <text:p>8,46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Escalque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18" calcext:value-type="float">
            <text:p>43,52</text:p>
          </table:table-cell>
          <table:table-cell table:style-name="ce33" office:value-type="float" office:value="1.56299999999999" calcext:value-type="float">
            <text:p>1,56</text:p>
          </table:table-cell>
          <table:table-cell table:style-name="ce33" office:value-type="float" office:value="-7.15" calcext:value-type="float">
            <text:p>-7,15</text:p>
          </table:table-cell>
          <table:table-cell table:style-name="ce33" office:value-type="float" office:value="-44" calcext:value-type="float">
            <text:p>-44,00</text:p>
          </table:table-cell>
          <table:table-cell table:style-name="ce86" office:value-type="float" office:value="13.3" calcext:value-type="float">
            <text:p>13,3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3.1716918945312" calcext:value-type="float">
            <text:p>63,17</text:p>
          </table:table-cell>
          <table:table-cell table:style-name="ce33" office:value-type="float" office:value="-6.18150568008422" calcext:value-type="float">
            <text:p>-6,18</text:p>
          </table:table-cell>
          <table:table-cell table:style-name="ce33" office:value-type="float" office:value="-39.6329002380371" calcext:value-type="float">
            <text:p>-39,63</text:p>
          </table:table-cell>
          <table:table-cell table:style-name="ce33" office:value-type="float" office:value="9.81914520263671" calcext:value-type="float">
            <text:p>9,82</text:p>
          </table:table-cell>
          <table:table-cell table:style-name="ce33" office:value-type="float" office:value="0.240612789988517" calcext:value-type="float">
            <text:p>0,24</text:p>
          </table:table-cell>
          <table:table-cell table:style-name="ce33" office:value-type="float" office:value="-6.4082646369934" calcext:value-type="float">
            <text:p>-6,41</text:p>
          </table:table-cell>
          <table:table-cell table:style-name="ce33" office:value-type="float" office:value="-41.9293479919433" calcext:value-type="float">
            <text:p>-41,93</text:p>
          </table:table-cell>
          <table:table-cell table:style-name="ce86" office:value-type="float" office:value="9.3367691040039" calcext:value-type="float">
            <text:p>9,3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erpezac-le-Noi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3609999999999" calcext:value-type="float">
            <text:p>45,36</text:p>
          </table:table-cell>
          <table:table-cell table:style-name="ce33" office:value-type="float" office:value="1.56899999999999" calcext:value-type="float">
            <text:p>1,57</text:p>
          </table:table-cell>
          <table:table-cell table:style-name="ce33" office:value-type="float" office:value="-6.79" calcext:value-type="float">
            <text:p>-6,79</text:p>
          </table:table-cell>
          <table:table-cell table:style-name="ce33" office:value-type="float" office:value="-42.7999999999999" calcext:value-type="float">
            <text:p>-42,8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83.8528976440429" calcext:value-type="float">
            <text:p>83,85</text:p>
          </table:table-cell>
          <table:table-cell table:style-name="ce33" office:value-type="float" office:value="-5.04600715637207" calcext:value-type="float">
            <text:p>-5,05</text:p>
          </table:table-cell>
          <table:table-cell table:style-name="ce33" office:value-type="float" office:value="-29.5492496490478" calcext:value-type="float">
            <text:p>-29,55</text:p>
          </table:table-cell>
          <table:table-cell table:style-name="ce33" office:value-type="float" office:value="10.8188076019287" calcext:value-type="float">
            <text:p>10,82</text:p>
          </table:table-cell>
          <table:table-cell table:style-name="ce33" office:value-type="float" office:value="0.615960538387298" calcext:value-type="float">
            <text:p>0,62</text:p>
          </table:table-cell>
          <table:table-cell table:style-name="ce33" office:value-type="float" office:value="-4.81957912445068" calcext:value-type="float">
            <text:p>-4,82</text:p>
          </table:table-cell>
          <table:table-cell table:style-name="ce33" office:value-type="float" office:value="-28.9191207885742" calcext:value-type="float">
            <text:p>-28,92</text:p>
          </table:table-cell>
          <table:table-cell table:style-name="ce86" office:value-type="float" office:value="9.63751220703125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asville-Oisèm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669999999999" calcext:value-type="float">
            <text:p>48,47</text:p>
          </table:table-cell>
          <table:table-cell table:style-name="ce33" office:value-type="float" office:value="1.57899999999999" calcext:value-type="float">
            <text:p>1,58</text:p>
          </table:table-cell>
          <table:table-cell table:style-name="ce33" office:value-type="float" office:value="-7.16" calcext:value-type="float">
            <text:p>-7,16</text:p>
          </table:table-cell>
          <table:table-cell table:style-name="ce33" office:value-type="float" office:value="-47.5" calcext:value-type="float">
            <text:p>-47,5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1.5553359985351" calcext:value-type="float">
            <text:p>61,56</text:p>
          </table:table-cell>
          <table:table-cell table:style-name="ce33" office:value-type="float" office:value="-5.8245825767517" calcext:value-type="float">
            <text:p>-5,82</text:p>
          </table:table-cell>
          <table:table-cell table:style-name="ce33" office:value-type="float" office:value="-37.0257911682128" calcext:value-type="float">
            <text:p>-37,03</text:p>
          </table:table-cell>
          <table:table-cell table:style-name="ce33" office:value-type="float" office:value="9.57086944580078" calcext:value-type="float">
            <text:p>9,57</text:p>
          </table:table-cell>
          <table:table-cell table:style-name="ce33" office:value-type="float" office:value="0.177242189645767" calcext:value-type="float">
            <text:p>0,18</text:p>
          </table:table-cell>
          <table:table-cell table:style-name="ce33" office:value-type="float" office:value="-5.55158185958862" calcext:value-type="float">
            <text:p>-5,55</text:p>
          </table:table-cell>
          <table:table-cell table:style-name="ce33" office:value-type="float" office:value="-36.7709732055664" calcext:value-type="float">
            <text:p>-36,77</text:p>
          </table:table-cell>
          <table:table-cell table:style-name="ce86" office:value-type="float" office:value="7.64168167114257" calcext:value-type="float">
            <text:p>7,6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oud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899999999999" calcext:value-type="float">
            <text:p>48,79</text:p>
          </table:table-cell>
          <table:table-cell table:style-name="ce33" office:value-type="float" office:value="1.60099999999999" calcext:value-type="float">
            <text:p>1,60</text:p>
          </table:table-cell>
          <table:table-cell table:style-name="ce33" office:value-type="float" office:value="-6.96999999999999" calcext:value-type="float">
            <text:p>-6,97</text:p>
          </table:table-cell>
          <table:table-cell table:style-name="ce33" office:value-type="float" office:value="-46.2" calcext:value-type="float">
            <text:p>-46,20</text:p>
          </table:table-cell>
          <table:table-cell table:style-name="ce86" office:value-type="float" office:value="9.5" calcext:value-type="float">
            <text:p>9,5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1.4181442260742" calcext:value-type="float">
            <text:p>61,42</text:p>
          </table:table-cell>
          <table:table-cell table:style-name="ce33" office:value-type="float" office:value="-5.92368125915527" calcext:value-type="float">
            <text:p>-5,92</text:p>
          </table:table-cell>
          <table:table-cell table:style-name="ce33" office:value-type="float" office:value="-37.9083175659179" calcext:value-type="float">
            <text:p>-37,91</text:p>
          </table:table-cell>
          <table:table-cell table:style-name="ce33" office:value-type="float" office:value="9.48113250732421" calcext:value-type="float">
            <text:p>9,48</text:p>
          </table:table-cell>
          <table:table-cell table:style-name="ce33" office:value-type="float" office:value="0.184035912156105" calcext:value-type="float">
            <text:p>0,18</text:p>
          </table:table-cell>
          <table:table-cell table:style-name="ce33" office:value-type="float" office:value="-5.85546159744262" calcext:value-type="float">
            <text:p>-5,86</text:p>
          </table:table-cell>
          <table:table-cell table:style-name="ce33" office:value-type="float" office:value="-39.1968955993652" calcext:value-type="float">
            <text:p>-39,20</text:p>
          </table:table-cell>
          <table:table-cell table:style-name="ce86" office:value-type="float" office:value="7.64679718017578" calcext:value-type="float">
            <text:p>7,6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oulogne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728" calcext:value-type="float">
            <text:p>50,73</text:p>
          </table:table-cell>
          <table:table-cell table:style-name="ce33" office:value-type="float" office:value="1.61" calcext:value-type="float">
            <text:p>1,61</text:p>
          </table:table-cell>
          <table:table-cell table:style-name="ce33" office:value-type="float" office:value="-6.55999999999999" calcext:value-type="float">
            <text:p>-6,56</text:p>
          </table:table-cell>
          <table:table-cell table:style-name="ce33" office:value-type="float" office:value="-40.5" calcext:value-type="float">
            <text:p>-40,5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6.2929229736328" calcext:value-type="float">
            <text:p>66,29</text:p>
          </table:table-cell>
          <table:table-cell table:style-name="ce33" office:value-type="float" office:value="-5.60704469680786" calcext:value-type="float">
            <text:p>-5,61</text:p>
          </table:table-cell>
          <table:table-cell table:style-name="ce33" office:value-type="float" office:value="-36.7254066467285" calcext:value-type="float">
            <text:p>-36,73</text:p>
          </table:table-cell>
          <table:table-cell table:style-name="ce33" office:value-type="float" office:value="8.13095092773437" calcext:value-type="float">
            <text:p>8,13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aillo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3569999999999" calcext:value-type="float">
            <text:p>43,36</text:p>
          </table:table-cell>
          <table:table-cell table:style-name="ce33" office:value-type="float" office:value="1.624" calcext:value-type="float">
            <text:p>1,62</text:p>
          </table:table-cell>
          <table:table-cell table:style-name="ce33" office:value-type="float" office:value="-9.96" calcext:value-type="float">
            <text:p>-9,96</text:p>
          </table:table-cell>
          <table:table-cell table:style-name="ce33" office:value-type="float" office:value="-67" calcext:value-type="float">
            <text:p>-67,00</text:p>
          </table:table-cell>
          <table:table-cell table:style-name="ce86" office:value-type="float" office:value="12.6999999999999" calcext:value-type="float">
            <text:p>12,7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63.1716918945312" calcext:value-type="float">
            <text:p>63,17</text:p>
          </table:table-cell>
          <table:table-cell table:style-name="ce33" office:value-type="float" office:value="-6.18150568008422" calcext:value-type="float">
            <text:p>-6,18</text:p>
          </table:table-cell>
          <table:table-cell table:style-name="ce33" office:value-type="float" office:value="-39.6329002380371" calcext:value-type="float">
            <text:p>-39,63</text:p>
          </table:table-cell>
          <table:table-cell table:style-name="ce33" office:value-type="float" office:value="9.81914520263671" calcext:value-type="float">
            <text:p>9,82</text:p>
          </table:table-cell>
          <table:table-cell table:style-name="ce33" office:value-type="float" office:value="0.240612789988517" calcext:value-type="float">
            <text:p>0,24</text:p>
          </table:table-cell>
          <table:table-cell table:style-name="ce33" office:value-type="float" office:value="-6.4082646369934" calcext:value-type="float">
            <text:p>-6,41</text:p>
          </table:table-cell>
          <table:table-cell table:style-name="ce33" office:value-type="float" office:value="-41.9293479919433" calcext:value-type="float">
            <text:p>-41,93</text:p>
          </table:table-cell>
          <table:table-cell table:style-name="ce86" office:value-type="float" office:value="9.3367691040039" calcext:value-type="float">
            <text:p>9,3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Valéry-sur-Somm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185" calcext:value-type="float">
            <text:p>50,19</text:p>
          </table:table-cell>
          <table:table-cell table:style-name="ce33" office:value-type="float" office:value="1.639" calcext:value-type="float">
            <text:p>1,64</text:p>
          </table:table-cell>
          <table:table-cell table:style-name="ce33" office:value-type="float" office:value="-6.51999999999999" calcext:value-type="float">
            <text:p>-6,52</text:p>
          </table:table-cell>
          <table:table-cell table:style-name="ce33" office:value-type="float" office:value="-41.8999999999999" calcext:value-type="float">
            <text:p>-41,9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1.40625" calcext:value-type="float">
            <text:p>1,41</text:p>
          </table:table-cell>
          <table:table-cell table:style-name="ce33" office:value-type="float" office:value="96.2364044189453" calcext:value-type="float">
            <text:p>96,24</text:p>
          </table:table-cell>
          <table:table-cell table:style-name="ce33" office:value-type="float" office:value="-5.91981601715087" calcext:value-type="float">
            <text:p>-5,92</text:p>
          </table:table-cell>
          <table:table-cell table:style-name="ce33" office:value-type="float" office:value="-38.0848388671875" calcext:value-type="float">
            <text:p>-38,08</text:p>
          </table:table-cell>
          <table:table-cell table:style-name="ce33" office:value-type="float" office:value="9.27368927001953" calcext:value-type="float">
            <text:p>9,2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essa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209999999999" calcext:value-type="float">
            <text:p>47,82</text:p>
          </table:table-cell>
          <table:table-cell table:style-name="ce33" office:value-type="float" office:value="1.641" calcext:value-type="float">
            <text:p>1,64</text:p>
          </table:table-cell>
          <table:table-cell table:style-name="ce33" office:value-type="float" office:value="-6.58" calcext:value-type="float">
            <text:p>-6,58</text:p>
          </table:table-cell>
          <table:table-cell table:style-name="ce33" office:value-type="float" office:value="-43.6" calcext:value-type="float">
            <text:p>-43,60</text:p>
          </table:table-cell>
          <table:table-cell table:style-name="ce86" office:value-type="float" office:value="9" calcext:value-type="float">
            <text:p>9,0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58.5796852111816" calcext:value-type="float">
            <text:p>58,58</text:p>
          </table:table-cell>
          <table:table-cell table:style-name="ce33" office:value-type="float" office:value="-5.42635107040405" calcext:value-type="float">
            <text:p>-5,43</text:p>
          </table:table-cell>
          <table:table-cell table:style-name="ce33" office:value-type="float" office:value="-33.5514297485351" calcext:value-type="float">
            <text:p>-33,55</text:p>
          </table:table-cell>
          <table:table-cell table:style-name="ce33" office:value-type="float" office:value="9.85937881469726" calcext:value-type="float">
            <text:p>9,86</text:p>
          </table:table-cell>
          <table:table-cell table:style-name="ce33" office:value-type="float" office:value="0.185816451907157" calcext:value-type="float">
            <text:p>0,19</text:p>
          </table:table-cell>
          <table:table-cell table:style-name="ce33" office:value-type="float" office:value="-5.30011224746704" calcext:value-type="float">
            <text:p>-5,30</text:p>
          </table:table-cell>
          <table:table-cell table:style-name="ce33" office:value-type="float" office:value="-34.2508087158203" calcext:value-type="float">
            <text:p>-34,25</text:p>
          </table:table-cell>
          <table:table-cell table:style-name="ce86" office:value-type="float" office:value="8.15008926391601" calcext:value-type="float">
            <text:p>8,1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breret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08" calcext:value-type="float">
            <text:p>44,51</text:p>
          </table:table-cell>
          <table:table-cell table:style-name="ce33" office:value-type="float" office:value="1.64399999999999" calcext:value-type="float">
            <text:p>1,64</text:p>
          </table:table-cell>
          <table:table-cell table:style-name="ce33" office:value-type="float" office:value="-7.12" calcext:value-type="float">
            <text:p>-7,12</text:p>
          </table:table-cell>
          <table:table-cell table:style-name="ce33" office:value-type="float" office:value="-45.1" calcext:value-type="float">
            <text:p>-45,1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75.9174194335937" calcext:value-type="float">
            <text:p>75,92</text:p>
          </table:table-cell>
          <table:table-cell table:style-name="ce33" office:value-type="float" office:value="-5.47787761688232" calcext:value-type="float">
            <text:p>-5,48</text:p>
          </table:table-cell>
          <table:table-cell table:style-name="ce33" office:value-type="float" office:value="-32.8622970581054" calcext:value-type="float">
            <text:p>-32,86</text:p>
          </table:table-cell>
          <table:table-cell table:style-name="ce33" office:value-type="float" office:value="10.9607238769531" calcext:value-type="float">
            <text:p>10,96</text:p>
          </table:table-cell>
          <table:table-cell table:style-name="ce33" office:value-type="float" office:value="0.198813378810882" calcext:value-type="float">
            <text:p>0,20</text:p>
          </table:table-cell>
          <table:table-cell table:style-name="ce33" office:value-type="float" office:value="-4.97602224349975" calcext:value-type="float">
            <text:p>-4,98</text:p>
          </table:table-cell>
          <table:table-cell table:style-name="ce33" office:value-type="float" office:value="-30.2016220092773" calcext:value-type="float">
            <text:p>-30,20</text:p>
          </table:table-cell>
          <table:table-cell table:style-name="ce86" office:value-type="float" office:value="9.6065559387207" calcext:value-type="float">
            <text:p>9,6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azain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029999999999" calcext:value-type="float">
            <text:p>48,80</text:p>
          </table:table-cell>
          <table:table-cell table:style-name="ce33" office:value-type="float" office:value="1.671" calcext:value-type="float">
            <text:p>1,67</text:p>
          </table:table-cell>
          <table:table-cell table:style-name="ce33" office:value-type="float" office:value="-6.54" calcext:value-type="float">
            <text:p>-6,54</text:p>
          </table:table-cell>
          <table:table-cell table:style-name="ce33" office:value-type="float" office:value="-45.6" calcext:value-type="float">
            <text:p>-45,60</text:p>
          </table:table-cell>
          <table:table-cell table:style-name="ce86" office:value-type="float" office:value="6.7" calcext:value-type="float">
            <text:p>6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9.3507003784179" calcext:value-type="float">
            <text:p>69,35</text:p>
          </table:table-cell>
          <table:table-cell table:style-name="ce33" office:value-type="float" office:value="-5.90769386291503" calcext:value-type="float">
            <text:p>-5,91</text:p>
          </table:table-cell>
          <table:table-cell table:style-name="ce33" office:value-type="float" office:value="-37.7276535034179" calcext:value-type="float">
            <text:p>-37,73</text:p>
          </table:table-cell>
          <table:table-cell table:style-name="ce33" office:value-type="float" office:value="9.53389739990234" calcext:value-type="float">
            <text:p>9,53</text:p>
          </table:table-cell>
          <table:table-cell table:style-name="ce33" office:value-type="float" office:value="0.199524775147438" calcext:value-type="float">
            <text:p>0,20</text:p>
          </table:table-cell>
          <table:table-cell table:style-name="ce33" office:value-type="float" office:value="-5.78633880615234" calcext:value-type="float">
            <text:p>-5,79</text:p>
          </table:table-cell>
          <table:table-cell table:style-name="ce33" office:value-type="float" office:value="-38.596378326416" calcext:value-type="float">
            <text:p>-38,60</text:p>
          </table:table-cell>
          <table:table-cell table:style-name="ce86" office:value-type="float" office:value="7.69433212280273" calcext:value-type="float">
            <text:p>7,69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Bazincourt-sur-Ept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119999999999" calcext:value-type="float">
            <text:p>49,31</text:p>
          </table:table-cell>
          <table:table-cell table:style-name="ce33" office:value-type="float" office:value="1.76699999999999" calcext:value-type="float">
            <text:p>1,77</text:p>
          </table:table-cell>
          <table:table-cell table:style-name="ce33" office:value-type="float" office:value="-7.20999999999999" calcext:value-type="float">
            <text:p>-7,21</text:p>
          </table:table-cell>
          <table:table-cell table:style-name="ce33" office:value-type="float" office:value="-46.6" calcext:value-type="float">
            <text:p>-46,6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58.7932014465332" calcext:value-type="float">
            <text:p>58,79</text:p>
          </table:table-cell>
          <table:table-cell table:style-name="ce33" office:value-type="float" office:value="-5.78920078277587" calcext:value-type="float">
            <text:p>-5,79</text:p>
          </table:table-cell>
          <table:table-cell table:style-name="ce33" office:value-type="float" office:value="-36.8656196594238" calcext:value-type="float">
            <text:p>-36,87</text:p>
          </table:table-cell>
          <table:table-cell table:style-name="ce33" office:value-type="float" office:value="9.4479866027832" calcext:value-type="float">
            <text:p>9,45</text:p>
          </table:table-cell>
          <table:table-cell table:style-name="ce33" office:value-type="float" office:value="0.189462959766387" calcext:value-type="float">
            <text:p>0,19</text:p>
          </table:table-cell>
          <table:table-cell table:style-name="ce33" office:value-type="float" office:value="-5.73419618606567" calcext:value-type="float">
            <text:p>-5,73</text:p>
          </table:table-cell>
          <table:table-cell table:style-name="ce33" office:value-type="float" office:value="-38.1428108215332" calcext:value-type="float">
            <text:p>-38,14</text:p>
          </table:table-cell>
          <table:table-cell table:style-name="ce86" office:value-type="float" office:value="7.73075866699218" calcext:value-type="float">
            <text:p>7,7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eaucamps-le-Vie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841" calcext:value-type="float">
            <text:p>49,84</text:p>
          </table:table-cell>
          <table:table-cell table:style-name="ce33" office:value-type="float" office:value="1.774" calcext:value-type="float">
            <text:p>1,77</text:p>
          </table:table-cell>
          <table:table-cell table:style-name="ce59" office:value-type="float" office:value="-7.33" calcext:value-type="float">
            <text:p>-7,33</text:p>
          </table:table-cell>
          <table:table-cell table:style-name="ce59" office:value-type="float" office:value="-47.1" calcext:value-type="float">
            <text:p>-47,1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6.1746978759765" calcext:value-type="float">
            <text:p>66,17</text:p>
          </table:table-cell>
          <table:table-cell table:style-name="ce33" office:value-type="float" office:value="-5.65937614440917" calcext:value-type="float">
            <text:p>-5,66</text:p>
          </table:table-cell>
          <table:table-cell table:style-name="ce33" office:value-type="float" office:value="-35.8111190795898" calcext:value-type="float">
            <text:p>-35,81</text:p>
          </table:table-cell>
          <table:table-cell table:style-name="ce33" office:value-type="float" office:value="9.46389007568359" calcext:value-type="float">
            <text:p>9,46</text:p>
          </table:table-cell>
          <table:table-cell table:style-name="ce33" office:value-type="float" office:value="0.215100437402725" calcext:value-type="float">
            <text:p>0,22</text:p>
          </table:table-cell>
          <table:table-cell table:style-name="ce33" office:value-type="float" office:value="-5.4872121810913" calcext:value-type="float">
            <text:p>-5,49</text:p>
          </table:table-cell>
          <table:table-cell table:style-name="ce33" office:value-type="float" office:value="-36.1322898864746" calcext:value-type="float">
            <text:p>-36,13</text:p>
          </table:table-cell>
          <table:table-cell table:style-name="ce86" office:value-type="float" office:value="7.76540756225585" calcext:value-type="float">
            <text:p>7,77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Baurè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0579999999999" calcext:value-type="float">
            <text:p>44,06</text:p>
          </table:table-cell>
          <table:table-cell table:style-name="ce33" office:value-type="float" office:value="1.77899999999999" calcext:value-type="float">
            <text:p>1,78</text:p>
          </table:table-cell>
          <table:table-cell table:style-name="ce60" office:value-type="float" office:value="-7.26999999999999" calcext:value-type="float">
            <text:p>-7,27</text:p>
          </table:table-cell>
          <table:table-cell table:style-name="ce60" office:value-type="float" office:value="-43.8999999999999" calcext:value-type="float">
            <text:p>-43,90</text:p>
          </table:table-cell>
          <table:table-cell table:style-name="ce86" office:value-type="float" office:value="14.1999999999999" calcext:value-type="float">
            <text:p>14,2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79.5920944213867" calcext:value-type="float">
            <text:p>79,59</text:p>
          </table:table-cell>
          <table:table-cell table:style-name="ce33" office:value-type="float" office:value="-5.43528175354003" calcext:value-type="float">
            <text:p>-5,44</text:p>
          </table:table-cell>
          <table:table-cell table:style-name="ce33" office:value-type="float" office:value="-32.5384407043457" calcext:value-type="float">
            <text:p>-32,54</text:p>
          </table:table-cell>
          <table:table-cell table:style-name="ce33" office:value-type="float" office:value="10.9438133239746" calcext:value-type="float">
            <text:p>10,94</text:p>
          </table:table-cell>
          <table:table-cell table:style-name="ce33" office:value-type="float" office:value="0.498994290828704" calcext:value-type="float">
            <text:p>0,50</text:p>
          </table:table-cell>
          <table:table-cell table:style-name="ce33" office:value-type="float" office:value="-5.12561273574829" calcext:value-type="float">
            <text:p>-5,13</text:p>
          </table:table-cell>
          <table:table-cell table:style-name="ce33" office:value-type="float" office:value="-31.3221416473388" calcext:value-type="float">
            <text:p>-31,32</text:p>
          </table:table-cell>
          <table:table-cell table:style-name="ce86" office:value-type="float" office:value="9.68276023864746" calcext:value-type="float">
            <text:p>9,6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bl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17" calcext:value-type="float">
            <text:p>48,52</text:p>
          </table:table-cell>
          <table:table-cell table:style-name="ce33" office:value-type="float" office:value="1.834" calcext:value-type="float">
            <text:p>1,83</text:p>
          </table:table-cell>
          <table:table-cell table:style-name="ce33" office:value-type="float" office:value="-7.16999999999999" calcext:value-type="float">
            <text:p>-7,17</text:p>
          </table:table-cell>
          <table:table-cell table:style-name="ce33" office:value-type="float" office:value="-46.7999999999999" calcext:value-type="float">
            <text:p>-46,80</text:p>
          </table:table-cell>
          <table:table-cell table:style-name="ce86" office:value-type="float" office:value="10.5" calcext:value-type="float">
            <text:p>10,5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2.7973976135253" calcext:value-type="float">
            <text:p>62,80</text:p>
          </table:table-cell>
          <table:table-cell table:style-name="ce33" office:value-type="float" office:value="-5.7655062675476" calcext:value-type="float">
            <text:p>-5,77</text:p>
          </table:table-cell>
          <table:table-cell table:style-name="ce33" office:value-type="float" office:value="-36.398941040039" calcext:value-type="float">
            <text:p>-36,40</text:p>
          </table:table-cell>
          <table:table-cell table:style-name="ce33" office:value-type="float" office:value="9.72510910034179" calcext:value-type="float">
            <text:p>9,73</text:p>
          </table:table-cell>
          <table:table-cell table:style-name="ce33" office:value-type="float" office:value="0.173647060990333" calcext:value-type="float">
            <text:p>0,17</text:p>
          </table:table-cell>
          <table:table-cell table:style-name="ce33" office:value-type="float" office:value="-5.67433309555053" calcext:value-type="float">
            <text:p>-5,67</text:p>
          </table:table-cell>
          <table:table-cell table:style-name="ce33" office:value-type="float" office:value="-37.363712310791" calcext:value-type="float">
            <text:p>-37,36</text:p>
          </table:table-cell>
          <table:table-cell table:style-name="ce86" office:value-type="float" office:value="8.03095245361328" calcext:value-type="float">
            <text:p>8,0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Epô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962899" calcext:value-type="float">
            <text:p>48,96</text:p>
          </table:table-cell>
          <table:table-cell table:style-name="ce33" office:value-type="float" office:value="1.837329" calcext:value-type="float">
            <text:p>1,84</text:p>
          </table:table-cell>
          <table:table-cell table:style-name="ce33" office:value-type="float" office:value="-6.54" calcext:value-type="float">
            <text:p>-6,54</text:p>
          </table:table-cell>
          <table:table-cell table:style-name="ce33" office:value-type="float" office:value="-44.6" calcext:value-type="float">
            <text:p>-44,60</text:p>
          </table:table-cell>
          <table:table-cell table:style-name="ce86" office:value-type="float" office:value="7.79999999999999" calcext:value-type="float">
            <text:p>7,8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9.3507003784179" calcext:value-type="float">
            <text:p>69,35</text:p>
          </table:table-cell>
          <table:table-cell table:style-name="ce33" office:value-type="float" office:value="-5.90769386291503" calcext:value-type="float">
            <text:p>-5,91</text:p>
          </table:table-cell>
          <table:table-cell table:style-name="ce33" office:value-type="float" office:value="-37.7276535034179" calcext:value-type="float">
            <text:p>-37,73</text:p>
          </table:table-cell>
          <table:table-cell table:style-name="ce33" office:value-type="float" office:value="9.53389739990234" calcext:value-type="float">
            <text:p>9,53</text:p>
          </table:table-cell>
          <table:table-cell table:style-name="ce33" office:value-type="float" office:value="0.199524775147438" calcext:value-type="float">
            <text:p>0,20</text:p>
          </table:table-cell>
          <table:table-cell table:style-name="ce33" office:value-type="float" office:value="-5.78633880615234" calcext:value-type="float">
            <text:p>-5,79</text:p>
          </table:table-cell>
          <table:table-cell table:style-name="ce33" office:value-type="float" office:value="-38.596378326416" calcext:value-type="float">
            <text:p>-38,60</text:p>
          </table:table-cell>
          <table:table-cell table:style-name="ce86" office:value-type="float" office:value="7.69433212280273" calcext:value-type="float">
            <text:p>7,6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resnay-l'Evêqu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71" calcext:value-type="float">
            <text:p>48,27</text:p>
          </table:table-cell>
          <table:table-cell table:style-name="ce33" office:value-type="float" office:value="1.856" calcext:value-type="float">
            <text:p>1,86</text:p>
          </table:table-cell>
          <table:table-cell table:style-name="ce33" office:value-type="float" office:value="-6.79999999999999" calcext:value-type="float">
            <text:p>-6,80</text:p>
          </table:table-cell>
          <table:table-cell table:style-name="ce33" office:value-type="float" office:value="-44.7999999999999" calcext:value-type="float">
            <text:p>-44,8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2.7973976135253" calcext:value-type="float">
            <text:p>62,80</text:p>
          </table:table-cell>
          <table:table-cell table:style-name="ce33" office:value-type="float" office:value="-5.7655062675476" calcext:value-type="float">
            <text:p>-5,77</text:p>
          </table:table-cell>
          <table:table-cell table:style-name="ce33" office:value-type="float" office:value="-36.398941040039" calcext:value-type="float">
            <text:p>-36,40</text:p>
          </table:table-cell>
          <table:table-cell table:style-name="ce33" office:value-type="float" office:value="9.72510910034179" calcext:value-type="float">
            <text:p>9,73</text:p>
          </table:table-cell>
          <table:table-cell table:style-name="ce33" office:value-type="float" office:value="0.173647060990333" calcext:value-type="float">
            <text:p>0,17</text:p>
          </table:table-cell>
          <table:table-cell table:style-name="ce33" office:value-type="float" office:value="-5.67433309555053" calcext:value-type="float">
            <text:p>-5,67</text:p>
          </table:table-cell>
          <table:table-cell table:style-name="ce33" office:value-type="float" office:value="-37.363712310791" calcext:value-type="float">
            <text:p>-37,36</text:p>
          </table:table-cell>
          <table:table-cell table:style-name="ce86" office:value-type="float" office:value="8.03095245361328" calcext:value-type="float">
            <text:p>8,0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a Celle-les-Bor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559999999999" calcext:value-type="float">
            <text:p>48,66</text:p>
          </table:table-cell>
          <table:table-cell table:style-name="ce33" office:value-type="float" office:value="1.925" calcext:value-type="float">
            <text:p>1,93</text:p>
          </table:table-cell>
          <table:table-cell table:style-name="ce33" office:value-type="float" office:value="-6.73" calcext:value-type="float">
            <text:p>-6,73</text:p>
          </table:table-cell>
          <table:table-cell table:style-name="ce33" office:value-type="float" office:value="-45.7999999999999" calcext:value-type="float">
            <text:p>-45,80</text:p>
          </table:table-cell>
          <table:table-cell table:style-name="ce86" office:value-type="float" office:value="8.09999999999999" calcext:value-type="float">
            <text:p>8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2.7973976135253" calcext:value-type="float">
            <text:p>62,80</text:p>
          </table:table-cell>
          <table:table-cell table:style-name="ce33" office:value-type="float" office:value="-5.7655062675476" calcext:value-type="float">
            <text:p>-5,77</text:p>
          </table:table-cell>
          <table:table-cell table:style-name="ce33" office:value-type="float" office:value="-36.398941040039" calcext:value-type="float">
            <text:p>-36,40</text:p>
          </table:table-cell>
          <table:table-cell table:style-name="ce33" office:value-type="float" office:value="9.72510910034179" calcext:value-type="float">
            <text:p>9,73</text:p>
          </table:table-cell>
          <table:table-cell table:style-name="ce33" office:value-type="float" office:value="0.173647060990333" calcext:value-type="float">
            <text:p>0,17</text:p>
          </table:table-cell>
          <table:table-cell table:style-name="ce33" office:value-type="float" office:value="-5.67433309555053" calcext:value-type="float">
            <text:p>-5,67</text:p>
          </table:table-cell>
          <table:table-cell table:style-name="ce33" office:value-type="float" office:value="-37.363712310791" calcext:value-type="float">
            <text:p>-37,36</text:p>
          </table:table-cell>
          <table:table-cell table:style-name="ce86" office:value-type="float" office:value="8.03095245361328" calcext:value-type="float">
            <text:p>8,0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Rev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579999999999" calcext:value-type="float">
            <text:p>43,46</text:p>
          </table:table-cell>
          <table:table-cell table:style-name="ce33" office:value-type="float" office:value="2.003" calcext:value-type="float">
            <text:p>2,00</text:p>
          </table:table-cell>
          <table:table-cell table:style-name="ce33" office:value-type="float" office:value="-6.91" calcext:value-type="float">
            <text:p>-6,91</text:p>
          </table:table-cell>
          <table:table-cell table:style-name="ce33" office:value-type="float" office:value="-43.6" calcext:value-type="float">
            <text:p>-43,60</text:p>
          </table:table-cell>
          <table:table-cell table:style-name="ce86" office:value-type="float" office:value="11.6999999999999" calcext:value-type="float">
            <text:p>11,7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5.489631652832" calcext:value-type="float">
            <text:p>65,49</text:p>
          </table:table-cell>
          <table:table-cell table:style-name="ce33" office:value-type="float" office:value="-5.99040699005126" calcext:value-type="float">
            <text:p>-5,99</text:p>
          </table:table-cell>
          <table:table-cell table:style-name="ce33" office:value-type="float" office:value="-38.0816688537597" calcext:value-type="float">
            <text:p>-38,08</text:p>
          </table:table-cell>
          <table:table-cell table:style-name="ce33" office:value-type="float" office:value="9.84158706665039" calcext:value-type="float">
            <text:p>9,84</text:p>
          </table:table-cell>
          <table:table-cell table:style-name="ce33" office:value-type="float" office:value="0.262517809867858" calcext:value-type="float">
            <text:p>0,26</text:p>
          </table:table-cell>
          <table:table-cell table:style-name="ce33" office:value-type="float" office:value="-6.03352737426757" calcext:value-type="float">
            <text:p>-6,03</text:p>
          </table:table-cell>
          <table:table-cell table:style-name="ce33" office:value-type="float" office:value="-39.4190406799316" calcext:value-type="float">
            <text:p>-39,42</text:p>
          </table:table-cell>
          <table:table-cell table:style-name="ce86" office:value-type="float" office:value="8.84917831420898" calcext:value-type="float">
            <text:p>8,8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ourd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279999999999" calcext:value-type="float">
            <text:p>48,53</text:p>
          </table:table-cell>
          <table:table-cell table:style-name="ce33" office:value-type="float" office:value="2.01299999999999" calcext:value-type="float">
            <text:p>2,01</text:p>
          </table:table-cell>
          <table:table-cell table:style-name="ce33" office:value-type="float" office:value="-7.13999999999999" calcext:value-type="float">
            <text:p>-7,14</text:p>
          </table:table-cell>
          <table:table-cell table:style-name="ce33" office:value-type="float" office:value="-47.6" calcext:value-type="float">
            <text:p>-47,6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2.7973976135253" calcext:value-type="float">
            <text:p>62,80</text:p>
          </table:table-cell>
          <table:table-cell table:style-name="ce33" office:value-type="float" office:value="-5.7655062675476" calcext:value-type="float">
            <text:p>-5,77</text:p>
          </table:table-cell>
          <table:table-cell table:style-name="ce33" office:value-type="float" office:value="-36.398941040039" calcext:value-type="float">
            <text:p>-36,40</text:p>
          </table:table-cell>
          <table:table-cell table:style-name="ce33" office:value-type="float" office:value="9.72510910034179" calcext:value-type="float">
            <text:p>9,73</text:p>
          </table:table-cell>
          <table:table-cell table:style-name="ce33" office:value-type="float" office:value="0.173647060990333" calcext:value-type="float">
            <text:p>0,17</text:p>
          </table:table-cell>
          <table:table-cell table:style-name="ce33" office:value-type="float" office:value="-5.67433309555053" calcext:value-type="float">
            <text:p>-5,67</text:p>
          </table:table-cell>
          <table:table-cell table:style-name="ce33" office:value-type="float" office:value="-37.363712310791" calcext:value-type="float">
            <text:p>-37,36</text:p>
          </table:table-cell>
          <table:table-cell table:style-name="ce86" office:value-type="float" office:value="8.03095245361328" calcext:value-type="float">
            <text:p>8,0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Lambert-des-Bo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319999999999" calcext:value-type="float">
            <text:p>48,73</text:p>
          </table:table-cell>
          <table:table-cell table:style-name="ce33" office:value-type="float" office:value="2.016" calcext:value-type="float">
            <text:p>2,02</text:p>
          </table:table-cell>
          <table:table-cell table:style-name="ce33" office:value-type="float" office:value="-6.58" calcext:value-type="float">
            <text:p>-6,58</text:p>
          </table:table-cell>
          <table:table-cell table:style-name="ce33" office:value-type="float" office:value="-44.8999999999999" calcext:value-type="float">
            <text:p>-44,90</text:p>
          </table:table-cell>
          <table:table-cell table:style-name="ce86" office:value-type="float" office:value="7.7" calcext:value-type="float">
            <text:p>7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9.3507003784179" calcext:value-type="float">
            <text:p>69,35</text:p>
          </table:table-cell>
          <table:table-cell table:style-name="ce33" office:value-type="float" office:value="-5.90769386291503" calcext:value-type="float">
            <text:p>-5,91</text:p>
          </table:table-cell>
          <table:table-cell table:style-name="ce33" office:value-type="float" office:value="-37.7276535034179" calcext:value-type="float">
            <text:p>-37,73</text:p>
          </table:table-cell>
          <table:table-cell table:style-name="ce33" office:value-type="float" office:value="9.53389739990234" calcext:value-type="float">
            <text:p>9,53</text:p>
          </table:table-cell>
          <table:table-cell table:style-name="ce33" office:value-type="float" office:value="0.199524775147438" calcext:value-type="float">
            <text:p>0,20</text:p>
          </table:table-cell>
          <table:table-cell table:style-name="ce33" office:value-type="float" office:value="-5.78633880615234" calcext:value-type="float">
            <text:p>-5,79</text:p>
          </table:table-cell>
          <table:table-cell table:style-name="ce33" office:value-type="float" office:value="-38.596378326416" calcext:value-type="float">
            <text:p>-38,60</text:p>
          </table:table-cell>
          <table:table-cell table:style-name="ce86" office:value-type="float" office:value="7.69433212280273" calcext:value-type="float">
            <text:p>7,6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lbris-la-log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348" calcext:value-type="float">
            <text:p>47,35</text:p>
          </table:table-cell>
          <table:table-cell table:style-name="ce33" office:value-type="float" office:value="2.05" calcext:value-type="float">
            <text:p>2,05</text:p>
          </table:table-cell>
          <table:table-cell table:style-name="ce33" office:value-type="float" office:value="-7.52" calcext:value-type="float">
            <text:p>-7,52</text:p>
          </table:table-cell>
          <table:table-cell table:style-name="ce76" office:value-type="float" office:value="-50.72" calcext:value-type="float">
            <text:p>-50,7</text:p>
          </table:table-cell>
          <table:table-cell table:style-name="ce87" table:formula="of:=[.G193]-8*[.F193]" office:value-type="float" office:value="9.44" calcext:value-type="float">
            <text:p>9,4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70.7751846313476" calcext:value-type="float">
            <text:p>70,78</text:p>
          </table:table-cell>
          <table:table-cell table:style-name="ce33" office:value-type="float" office:value="-5.38142585754394" calcext:value-type="float">
            <text:p>-5,38</text:p>
          </table:table-cell>
          <table:table-cell table:style-name="ce33" office:value-type="float" office:value="-33.3957481384277" calcext:value-type="float">
            <text:p>-33,40</text:p>
          </table:table-cell>
          <table:table-cell table:style-name="ce33" office:value-type="float" office:value="9.65565872192382" calcext:value-type="float">
            <text:p>9,66</text:p>
          </table:table-cell>
          <table:table-cell table:style-name="ce33" office:value-type="float" office:value="0.212900623679161" calcext:value-type="float">
            <text:p>0,21</text:p>
          </table:table-cell>
          <table:table-cell table:style-name="ce33" office:value-type="float" office:value="-5.21927452087402" calcext:value-type="float">
            <text:p>-5,22</text:p>
          </table:table-cell>
          <table:table-cell table:style-name="ce33" office:value-type="float" office:value="-33.2422294616699" calcext:value-type="float">
            <text:p>-33,24</text:p>
          </table:table-cell>
          <table:table-cell table:style-name="ce86" office:value-type="float" office:value="8.51196670532226" calcext:value-type="float">
            <text:p>8,51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albr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4239999999999" calcext:value-type="float">
            <text:p>47,42</text:p>
          </table:table-cell>
          <table:table-cell table:style-name="ce33" office:value-type="float" office:value="2.05399999999999" calcext:value-type="float">
            <text:p>2,05</text:p>
          </table:table-cell>
          <table:table-cell table:style-name="ce33" office:value-type="float" office:value="-7.05999999999999" calcext:value-type="float">
            <text:p>-7,06</text:p>
          </table:table-cell>
          <table:table-cell table:style-name="ce33" office:value-type="float" office:value="-49.3999999999999" calcext:value-type="float">
            <text:p>-49,40</text:p>
          </table:table-cell>
          <table:table-cell table:style-name="ce86" office:value-type="float" office:value="7.09999999999999" calcext:value-type="float">
            <text:p>7,1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70.7751846313476" calcext:value-type="float">
            <text:p>70,78</text:p>
          </table:table-cell>
          <table:table-cell table:style-name="ce33" office:value-type="float" office:value="-5.38142585754394" calcext:value-type="float">
            <text:p>-5,38</text:p>
          </table:table-cell>
          <table:table-cell table:style-name="ce33" office:value-type="float" office:value="-33.3957481384277" calcext:value-type="float">
            <text:p>-33,40</text:p>
          </table:table-cell>
          <table:table-cell table:style-name="ce33" office:value-type="float" office:value="9.65565872192382" calcext:value-type="float">
            <text:p>9,66</text:p>
          </table:table-cell>
          <table:table-cell table:style-name="ce33" office:value-type="float" office:value="0.212900623679161" calcext:value-type="float">
            <text:p>0,21</text:p>
          </table:table-cell>
          <table:table-cell table:style-name="ce33" office:value-type="float" office:value="-5.21927452087402" calcext:value-type="float">
            <text:p>-5,22</text:p>
          </table:table-cell>
          <table:table-cell table:style-name="ce33" office:value-type="float" office:value="-33.2422294616699" calcext:value-type="float">
            <text:p>-33,24</text:p>
          </table:table-cell>
          <table:table-cell table:style-name="ce86" office:value-type="float" office:value="8.51196670532226" calcext:value-type="float">
            <text:p>8,5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laudei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2319999999999" calcext:value-type="float">
            <text:p>46,23</text:p>
          </table:table-cell>
          <table:table-cell table:style-name="ce33" office:value-type="float" office:value="2.08499999999999" calcext:value-type="float">
            <text:p>2,08</text:p>
          </table:table-cell>
          <table:table-cell table:style-name="ce33" office:value-type="float" office:value="-6.70999999999999" calcext:value-type="float">
            <text:p>-6,71</text:p>
          </table:table-cell>
          <table:table-cell table:style-name="ce33" office:value-type="float" office:value="-45.5" calcext:value-type="float">
            <text:p>-45,50</text:p>
          </table:table-cell>
          <table:table-cell table:style-name="ce86" office:value-type="float" office:value="8.09999999999999" calcext:value-type="float">
            <text:p>8,1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93.9111785888671" calcext:value-type="float">
            <text:p>93,91</text:p>
          </table:table-cell>
          <table:table-cell table:style-name="ce33" office:value-type="float" office:value="-6.04646205902099" calcext:value-type="float">
            <text:p>-6,05</text:p>
          </table:table-cell>
          <table:table-cell table:style-name="ce33" office:value-type="float" office:value="-37.706371307373" calcext:value-type="float">
            <text:p>-37,71</text:p>
          </table:table-cell>
          <table:table-cell table:style-name="ce33" office:value-type="float" office:value="10.6653251647949" calcext:value-type="float">
            <text:p>10,67</text:p>
          </table:table-cell>
          <table:table-cell table:style-name="ce33" office:value-type="float" office:value="0.630499124526977" calcext:value-type="float">
            <text:p>0,63</text:p>
          </table:table-cell>
          <table:table-cell table:style-name="ce33" office:value-type="float" office:value="-5.48542118072509" calcext:value-type="float">
            <text:p>-5,49</text:p>
          </table:table-cell>
          <table:table-cell table:style-name="ce33" office:value-type="float" office:value="-34.9375038146972" calcext:value-type="float">
            <text:p>-34,94</text:p>
          </table:table-cell>
          <table:table-cell table:style-name="ce86" office:value-type="float" office:value="8.94586563110351" calcext:value-type="float">
            <text:p>8,9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ay-aux-Log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9279999999999" calcext:value-type="float">
            <text:p>47,93</text:p>
          </table:table-cell>
          <table:table-cell table:style-name="ce33" office:value-type="float" office:value="2.141" calcext:value-type="float">
            <text:p>2,14</text:p>
          </table:table-cell>
          <table:table-cell table:style-name="ce33" office:value-type="float" office:value="-6.91999999999999" calcext:value-type="float">
            <text:p>-6,92</text:p>
          </table:table-cell>
          <table:table-cell table:style-name="ce33" office:value-type="float" office:value="-46.6" calcext:value-type="float">
            <text:p>-46,6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53.619873046875" calcext:value-type="float">
            <text:p>53,62</text:p>
          </table:table-cell>
          <table:table-cell table:style-name="ce33" office:value-type="float" office:value="-5.29444694519042" calcext:value-type="float">
            <text:p>-5,29</text:p>
          </table:table-cell>
          <table:table-cell table:style-name="ce33" office:value-type="float" office:value="-32.6893501281738" calcext:value-type="float">
            <text:p>-32,69</text:p>
          </table:table-cell>
          <table:table-cell table:style-name="ce33" office:value-type="float" office:value="9.6662254333496" calcext:value-type="float">
            <text:p>9,67</text:p>
          </table:table-cell>
          <table:table-cell table:style-name="ce33" office:value-type="float" office:value="0.182145357131958" calcext:value-type="float">
            <text:p>0,18</text:p>
          </table:table-cell>
          <table:table-cell table:style-name="ce33" office:value-type="float" office:value="-5.09869289398193" calcext:value-type="float">
            <text:p>-5,10</text:p>
          </table:table-cell>
          <table:table-cell table:style-name="ce33" office:value-type="float" office:value="-32.7499389648437" calcext:value-type="float">
            <text:p>-32,75</text:p>
          </table:table-cell>
          <table:table-cell table:style-name="ce86" office:value-type="float" office:value="8.03960418701171" calcext:value-type="float">
            <text:p>8,0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lbi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279999999999" calcext:value-type="float">
            <text:p>43,93</text:p>
          </table:table-cell>
          <table:table-cell table:style-name="ce33" office:value-type="float" office:value="2.14299999999999" calcext:value-type="float">
            <text:p>2,14</text:p>
          </table:table-cell>
          <table:table-cell table:style-name="ce33" office:value-type="float" office:value="-6.91999999999999" calcext:value-type="float">
            <text:p>-6,92</text:p>
          </table:table-cell>
          <table:table-cell table:style-name="ce33" office:value-type="float" office:value="-43.3999999999999" calcext:value-type="float">
            <text:p>-43,4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74.4507293701171" calcext:value-type="float">
            <text:p>74,45</text:p>
          </table:table-cell>
          <table:table-cell table:style-name="ce33" office:value-type="float" office:value="-5.55503892898559" calcext:value-type="float">
            <text:p>-5,56</text:p>
          </table:table-cell>
          <table:table-cell table:style-name="ce33" office:value-type="float" office:value="-32.8448410034179" calcext:value-type="float">
            <text:p>-32,84</text:p>
          </table:table-cell>
          <table:table-cell table:style-name="ce33" office:value-type="float" office:value="11.5954704284667" calcext:value-type="float">
            <text:p>11,60</text:p>
          </table:table-cell>
          <table:table-cell table:style-name="ce33" office:value-type="float" office:value="0.388088822364807" calcext:value-type="float">
            <text:p>0,39</text:p>
          </table:table-cell>
          <table:table-cell table:style-name="ce33" office:value-type="float" office:value="-5.05215692520141" calcext:value-type="float">
            <text:p>-5,05</text:p>
          </table:table-cell>
          <table:table-cell table:style-name="ce33" office:value-type="float" office:value="-31.4443473815917" calcext:value-type="float">
            <text:p>-31,44</text:p>
          </table:table-cell>
          <table:table-cell table:style-name="ce86" office:value-type="float" office:value="8.97290802001953" calcext:value-type="float">
            <text:p>8,9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Hardivilii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609" calcext:value-type="float">
            <text:p>49,61</text:p>
          </table:table-cell>
          <table:table-cell table:style-name="ce33" office:value-type="float" office:value="2.205" calcext:value-type="float">
            <text:p>2,21</text:p>
          </table:table-cell>
          <table:table-cell table:style-name="ce33" office:value-type="float" office:value="-7.44" calcext:value-type="float">
            <text:p>-7,44</text:p>
          </table:table-cell>
          <table:table-cell table:style-name="ce33" office:value-type="float" office:value="-48.3999999999999" calcext:value-type="float">
            <text:p>-48,4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0.7214889526367" calcext:value-type="float">
            <text:p>60,72</text:p>
          </table:table-cell>
          <table:table-cell table:style-name="ce33" office:value-type="float" office:value="-5.78608465194702" calcext:value-type="float">
            <text:p>-5,79</text:p>
          </table:table-cell>
          <table:table-cell table:style-name="ce33" office:value-type="float" office:value="-37.0266799926757" calcext:value-type="float">
            <text:p>-37,03</text:p>
          </table:table-cell>
          <table:table-cell table:style-name="ce33" office:value-type="float" office:value="9.26199722290039" calcext:value-type="float">
            <text:p>9,26</text:p>
          </table:table-cell>
          <table:table-cell table:style-name="ce33" office:value-type="float" office:value="0.194732666015625" calcext:value-type="float">
            <text:p>0,19</text:p>
          </table:table-cell>
          <table:table-cell table:style-name="ce33" office:value-type="float" office:value="-5.76291704177856" calcext:value-type="float">
            <text:p>-5,76</text:p>
          </table:table-cell>
          <table:table-cell table:style-name="ce33" office:value-type="float" office:value="-38.4426574707031" calcext:value-type="float">
            <text:p>-38,44</text:p>
          </table:table-cell>
          <table:table-cell table:style-name="ce86" office:value-type="float" office:value="7.66067886352539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ithiviers-le-Viei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61" calcext:value-type="float">
            <text:p>48,16</text:p>
          </table:table-cell>
          <table:table-cell table:style-name="ce33" office:value-type="float" office:value="2.20999999999999" calcext:value-type="float">
            <text:p>2,21</text:p>
          </table:table-cell>
          <table:table-cell table:style-name="ce33" office:value-type="float" office:value="-6.87999999999999" calcext:value-type="float">
            <text:p>-6,88</text:p>
          </table:table-cell>
          <table:table-cell table:style-name="ce33" office:value-type="float" office:value="-45.2" calcext:value-type="float">
            <text:p>-45,2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53.619873046875" calcext:value-type="float">
            <text:p>53,62</text:p>
          </table:table-cell>
          <table:table-cell table:style-name="ce33" office:value-type="float" office:value="-5.29444694519042" calcext:value-type="float">
            <text:p>-5,29</text:p>
          </table:table-cell>
          <table:table-cell table:style-name="ce33" office:value-type="float" office:value="-32.6893501281738" calcext:value-type="float">
            <text:p>-32,69</text:p>
          </table:table-cell>
          <table:table-cell table:style-name="ce33" office:value-type="float" office:value="9.6662254333496" calcext:value-type="float">
            <text:p>9,67</text:p>
          </table:table-cell>
          <table:table-cell table:style-name="ce33" office:value-type="float" office:value="0.182145357131958" calcext:value-type="float">
            <text:p>0,18</text:p>
          </table:table-cell>
          <table:table-cell table:style-name="ce33" office:value-type="float" office:value="-5.09869289398193" calcext:value-type="float">
            <text:p>-5,10</text:p>
          </table:table-cell>
          <table:table-cell table:style-name="ce33" office:value-type="float" office:value="-32.7499389648437" calcext:value-type="float">
            <text:p>-32,75</text:p>
          </table:table-cell>
          <table:table-cell table:style-name="ce86" office:value-type="float" office:value="8.03960418701171" calcext:value-type="float">
            <text:p>8,0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O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75" calcext:value-type="float">
            <text:p>50,75</text:p>
          </table:table-cell>
          <table:table-cell table:style-name="ce33" office:value-type="float" office:value="2.25099999999999" calcext:value-type="float">
            <text:p>2,25</text:p>
          </table:table-cell>
          <table:table-cell table:style-name="ce33" office:value-type="float" office:value="-6.95" calcext:value-type="float">
            <text:p>-6,95</text:p>
          </table:table-cell>
          <table:table-cell table:style-name="ce33" office:value-type="float" office:value="-43.7999999999999" calcext:value-type="float">
            <text:p>-43,8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54.3412132263183" calcext:value-type="float">
            <text:p>54,34</text:p>
          </table:table-cell>
          <table:table-cell table:style-name="ce33" office:value-type="float" office:value="-6.10450744628906" calcext:value-type="float">
            <text:p>-6,10</text:p>
          </table:table-cell>
          <table:table-cell table:style-name="ce33" office:value-type="float" office:value="-39.9013710021972" calcext:value-type="float">
            <text:p>-39,90</text:p>
          </table:table-cell>
          <table:table-cell table:style-name="ce33" office:value-type="float" office:value="8.93468856811523" calcext:value-type="float">
            <text:p>8,93</text:p>
          </table:table-cell>
          <table:table-cell table:style-name="ce33" office:value-type="float" office:value="0.268057405948638" calcext:value-type="float">
            <text:p>0,27</text:p>
          </table:table-cell>
          <table:table-cell table:style-name="ce33" office:value-type="float" office:value="-5.89466428756713" calcext:value-type="float">
            <text:p>-5,89</text:p>
          </table:table-cell>
          <table:table-cell table:style-name="ce33" office:value-type="float" office:value="-39.8326988220214" calcext:value-type="float">
            <text:p>-39,83</text:p>
          </table:table-cell>
          <table:table-cell table:style-name="ce86" office:value-type="float" office:value="7.32461547851562" calcext:value-type="float">
            <text:p>7,32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lamar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079999999999" calcext:value-type="float">
            <text:p>48,81</text:p>
          </table:table-cell>
          <table:table-cell table:style-name="ce33" office:value-type="float" office:value="2.26799999999999" calcext:value-type="float">
            <text:p>2,27</text:p>
          </table:table-cell>
          <table:table-cell table:style-name="ce33" office:value-type="float" office:value="-6.5" calcext:value-type="float">
            <text:p>-6,50</text:p>
          </table:table-cell>
          <table:table-cell table:style-name="ce33" office:value-type="float" office:value="-43.2" calcext:value-type="float">
            <text:p>-43,20</text:p>
          </table:table-cell>
          <table:table-cell table:style-name="ce86" office:value-type="float" office:value="8.69999999999999" calcext:value-type="float">
            <text:p>8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5.8802185058593" calcext:value-type="float">
            <text:p>65,88</text:p>
          </table:table-cell>
          <table:table-cell table:style-name="ce33" office:value-type="float" office:value="-5.76783084869384" calcext:value-type="float">
            <text:p>-5,77</text:p>
          </table:table-cell>
          <table:table-cell table:style-name="ce33" office:value-type="float" office:value="-36.5762977600097" calcext:value-type="float">
            <text:p>-36,58</text:p>
          </table:table-cell>
          <table:table-cell table:style-name="ce33" office:value-type="float" office:value="9.56634902954101" calcext:value-type="float">
            <text:p>9,57</text:p>
          </table:table-cell>
          <table:table-cell table:style-name="ce33" office:value-type="float" office:value="0.222201704978942" calcext:value-type="float">
            <text:p>0,22</text:p>
          </table:table-cell>
          <table:table-cell table:style-name="ce33" office:value-type="float" office:value="-5.77319717407226" calcext:value-type="float">
            <text:p>-5,77</text:p>
          </table:table-cell>
          <table:table-cell table:style-name="ce33" office:value-type="float" office:value="-38.0518569946289" calcext:value-type="float">
            <text:p>-38,05</text:p>
          </table:table-cell>
          <table:table-cell table:style-name="ce86" office:value-type="float" office:value="8.13372039794921" calcext:value-type="float">
            <text:p>8,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mien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898581" calcext:value-type="float">
            <text:p>49,90</text:p>
          </table:table-cell>
          <table:table-cell table:style-name="ce33" office:value-type="float" office:value="2.299673" calcext:value-type="float">
            <text:p>2,30</text:p>
          </table:table-cell>
          <table:table-cell table:style-name="ce34" office:value-type="float" office:value="-7.13481302390469" calcext:value-type="float">
            <text:p>-7,13</text:p>
          </table:table-cell>
          <table:table-cell table:style-name="ce34" office:value-type="float" office:value="-46.7828415434129" calcext:value-type="float">
            <text:p>-46,78</text:p>
          </table:table-cell>
          <table:table-cell table:style-name="ce87" office:value-type="float" office:value="10.2956626478246" calcext:value-type="float">
            <text:p>10,3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1.9312133789062" calcext:value-type="float">
            <text:p>61,93</text:p>
          </table:table-cell>
          <table:table-cell table:style-name="ce33" office:value-type="float" office:value="-5.69143199920654" calcext:value-type="float">
            <text:p>-5,69</text:p>
          </table:table-cell>
          <table:table-cell table:style-name="ce33" office:value-type="float" office:value="-36.1563529968261" calcext:value-type="float">
            <text:p>-36,16</text:p>
          </table:table-cell>
          <table:table-cell table:style-name="ce33" office:value-type="float" office:value="9.37510299682617" calcext:value-type="float">
            <text:p>9,38</text:p>
          </table:table-cell>
          <table:table-cell table:style-name="ce33" office:value-type="float" office:value="0.186579212546348" calcext:value-type="float">
            <text:p>0,19</text:p>
          </table:table-cell>
          <table:table-cell table:style-name="ce33" office:value-type="float" office:value="-5.58790302276611" calcext:value-type="float">
            <text:p>-5,59</text:p>
          </table:table-cell>
          <table:table-cell table:style-name="ce33" office:value-type="float" office:value="-37.038330078125" calcext:value-type="float">
            <text:p>-37,04</text:p>
          </table:table-cell>
          <table:table-cell table:style-name="ce86" office:value-type="float" office:value="7.6648941040039" calcext:value-type="float">
            <text:p>7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Uss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14" calcext:value-type="float">
            <text:p>45,51</text:p>
          </table:table-cell>
          <table:table-cell table:style-name="ce33" office:value-type="float" office:value="2.318" calcext:value-type="float">
            <text:p>2,32</text:p>
          </table:table-cell>
          <table:table-cell table:style-name="ce33" office:value-type="float" office:value="-7.67999999999999" calcext:value-type="float">
            <text:p>-7,68</text:p>
          </table:table-cell>
          <table:table-cell table:style-name="ce33" office:value-type="float" office:value="-49.7999999999999" calcext:value-type="float">
            <text:p>-49,8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110.349426269531" calcext:value-type="float">
            <text:p>110,35</text:p>
          </table:table-cell>
          <table:table-cell table:style-name="ce33" office:value-type="float" office:value="-6.22942066192626" calcext:value-type="float">
            <text:p>-6,23</text:p>
          </table:table-cell>
          <table:table-cell table:style-name="ce33" office:value-type="float" office:value="-38.5562210083007" calcext:value-type="float">
            <text:p>-38,56</text:p>
          </table:table-cell>
          <table:table-cell table:style-name="ce33" office:value-type="float" office:value="11.2791442871093" calcext:value-type="float">
            <text:p>11,28</text:p>
          </table:table-cell>
          <table:table-cell table:style-name="ce33" office:value-type="float" office:value="0.762430667877197" calcext:value-type="float">
            <text:p>0,76</text:p>
          </table:table-cell>
          <table:table-cell table:style-name="ce33" office:value-type="float" office:value="-5.3338656425476" calcext:value-type="float">
            <text:p>-5,33</text:p>
          </table:table-cell>
          <table:table-cell table:style-name="ce33" office:value-type="float" office:value="-33.3021049499511" calcext:value-type="float">
            <text:p>-33,30</text:p>
          </table:table-cell>
          <table:table-cell table:style-name="ce86" office:value-type="float" office:value="9.36882019042968" calcext:value-type="float">
            <text:p>9,3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troug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16" calcext:value-type="float">
            <text:p>48,82</text:p>
          </table:table-cell>
          <table:table-cell table:style-name="ce33" office:value-type="float" office:value="2.321" calcext:value-type="float">
            <text:p>2,32</text:p>
          </table:table-cell>
          <table:table-cell table:style-name="ce33" office:value-type="float" office:value="-6.62" calcext:value-type="float">
            <text:p>-6,62</text:p>
          </table:table-cell>
          <table:table-cell table:style-name="ce33" office:value-type="float" office:value="-45.2" calcext:value-type="float">
            <text:p>-45,20</text:p>
          </table:table-cell>
          <table:table-cell table:style-name="ce86" office:value-type="float" office:value="7.7" calcext:value-type="float">
            <text:p>7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5.8802185058593" calcext:value-type="float">
            <text:p>65,88</text:p>
          </table:table-cell>
          <table:table-cell table:style-name="ce33" office:value-type="float" office:value="-5.76783084869384" calcext:value-type="float">
            <text:p>-5,77</text:p>
          </table:table-cell>
          <table:table-cell table:style-name="ce33" office:value-type="float" office:value="-36.5762977600097" calcext:value-type="float">
            <text:p>-36,58</text:p>
          </table:table-cell>
          <table:table-cell table:style-name="ce33" office:value-type="float" office:value="9.56634902954101" calcext:value-type="float">
            <text:p>9,57</text:p>
          </table:table-cell>
          <table:table-cell table:style-name="ce33" office:value-type="float" office:value="0.222201704978942" calcext:value-type="float">
            <text:p>0,22</text:p>
          </table:table-cell>
          <table:table-cell table:style-name="ce33" office:value-type="float" office:value="-5.77319717407226" calcext:value-type="float">
            <text:p>-5,77</text:p>
          </table:table-cell>
          <table:table-cell table:style-name="ce33" office:value-type="float" office:value="-38.0518569946289" calcext:value-type="float">
            <text:p>-38,05</text:p>
          </table:table-cell>
          <table:table-cell table:style-name="ce86" office:value-type="float" office:value="8.13372039794921" calcext:value-type="float">
            <text:p>8,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rcason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2169999999999" calcext:value-type="float">
            <text:p>43,22</text:p>
          </table:table-cell>
          <table:table-cell table:style-name="ce33" office:value-type="float" office:value="2.34799999999999" calcext:value-type="float">
            <text:p>2,35</text:p>
          </table:table-cell>
          <table:table-cell table:style-name="ce33" office:value-type="float" office:value="-9.72" calcext:value-type="float">
            <text:p>-9,72</text:p>
          </table:table-cell>
          <table:table-cell table:style-name="ce33" office:value-type="float" office:value="-64.7999999999999" calcext:value-type="float">
            <text:p>-64,8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55.3131866455078" calcext:value-type="float">
            <text:p>55,31</text:p>
          </table:table-cell>
          <table:table-cell table:style-name="ce33" office:value-type="float" office:value="-5.74258995056152" calcext:value-type="float">
            <text:p>-5,74</text:p>
          </table:table-cell>
          <table:table-cell table:style-name="ce33" office:value-type="float" office:value="-35.169376373291" calcext:value-type="float">
            <text:p>-35,17</text:p>
          </table:table-cell>
          <table:table-cell table:style-name="ce33" office:value-type="float" office:value="10.7713432312011" calcext:value-type="float">
            <text:p>10,77</text:p>
          </table:table-cell>
          <table:table-cell table:style-name="ce33" office:value-type="float" office:value="0.312201261520385" calcext:value-type="float">
            <text:p>0,31</text:p>
          </table:table-cell>
          <table:table-cell table:style-name="ce33" office:value-type="float" office:value="-5.1667833328247" calcext:value-type="float">
            <text:p>-5,17</text:p>
          </table:table-cell>
          <table:table-cell table:style-name="ce33" office:value-type="float" office:value="-33.2557373046875" calcext:value-type="float">
            <text:p>-33,26</text:p>
          </table:table-cell>
          <table:table-cell table:style-name="ce86" office:value-type="float" office:value="8.07852935791015" calcext:value-type="float">
            <text:p>8,0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udiès de Fenouillè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119999999999" calcext:value-type="float">
            <text:p>42,81</text:p>
          </table:table-cell>
          <table:table-cell table:style-name="ce33" office:value-type="float" office:value="2.374" calcext:value-type="float">
            <text:p>2,37</text:p>
          </table:table-cell>
          <table:table-cell table:style-name="ce33" office:value-type="float" office:value="-9" calcext:value-type="float">
            <text:p>-9,00</text:p>
          </table:table-cell>
          <table:table-cell table:style-name="ce33" office:value-type="float" office:value="-58.2" calcext:value-type="float">
            <text:p>-58,20</text:p>
          </table:table-cell>
          <table:table-cell table:style-name="ce86" office:value-type="float" office:value="13.8" calcext:value-type="float">
            <text:p>13,8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2.9419898986816" calcext:value-type="float">
            <text:p>62,94</text:p>
          </table:table-cell>
          <table:table-cell table:style-name="ce33" office:value-type="float" office:value="-6.44684171676635" calcext:value-type="float">
            <text:p>-6,45</text:p>
          </table:table-cell>
          <table:table-cell table:style-name="ce33" office:value-type="float" office:value="-40.5722427368164" calcext:value-type="float">
            <text:p>-40,57</text:p>
          </table:table-cell>
          <table:table-cell table:style-name="ce33" office:value-type="float" office:value="11.0024909973144" calcext:value-type="float">
            <text:p>11,00</text:p>
          </table:table-cell>
          <table:table-cell table:style-name="ce33" office:value-type="float" office:value="0.101714745163917" calcext:value-type="float">
            <text:p>0,10</text:p>
          </table:table-cell>
          <table:table-cell table:style-name="ce33" office:value-type="float" office:value="-5.56978368759155" calcext:value-type="float">
            <text:p>-5,57</text:p>
          </table:table-cell>
          <table:table-cell table:style-name="ce33" office:value-type="float" office:value="-35.7498703002929" calcext:value-type="float">
            <text:p>-35,75</text:p>
          </table:table-cell>
          <table:table-cell table:style-name="ce86" office:value-type="float" office:value="8.80839920043945" calcext:value-type="float">
            <text:p>8,8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arges-Allichamp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52" calcext:value-type="float">
            <text:p>46,75</text:p>
          </table:table-cell>
          <table:table-cell table:style-name="ce33" office:value-type="float" office:value="2.418" calcext:value-type="float">
            <text:p>2,42</text:p>
          </table:table-cell>
          <table:table-cell table:style-name="ce33" office:value-type="float" office:value="-6.79" calcext:value-type="float">
            <text:p>-6,79</text:p>
          </table:table-cell>
          <table:table-cell table:style-name="ce33" office:value-type="float" office:value="-45.3999999999999" calcext:value-type="float">
            <text:p>-45,40</text:p>
          </table:table-cell>
          <table:table-cell table:style-name="ce86" office:value-type="float" office:value="8.9" calcext:value-type="float">
            <text:p>8,9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4.4419021606445" calcext:value-type="float">
            <text:p>64,44</text:p>
          </table:table-cell>
          <table:table-cell table:style-name="ce33" office:value-type="float" office:value="-5.86540460586547" calcext:value-type="float">
            <text:p>-5,87</text:p>
          </table:table-cell>
          <table:table-cell table:style-name="ce33" office:value-type="float" office:value="-37.2351493835449" calcext:value-type="float">
            <text:p>-37,24</text:p>
          </table:table-cell>
          <table:table-cell table:style-name="ce33" office:value-type="float" office:value="9.6880874633789" calcext:value-type="float">
            <text:p>9,69</text:p>
          </table:table-cell>
          <table:table-cell table:style-name="ce33" office:value-type="float" office:value="0.401330411434173" calcext:value-type="float">
            <text:p>0,40</text:p>
          </table:table-cell>
          <table:table-cell table:style-name="ce33" office:value-type="float" office:value="-5.88869094848632" calcext:value-type="float">
            <text:p>-5,89</text:p>
          </table:table-cell>
          <table:table-cell table:style-name="ce33" office:value-type="float" office:value="-38.5263175964355" calcext:value-type="float">
            <text:p>-38,53</text:p>
          </table:table-cell>
          <table:table-cell table:style-name="ce86" office:value-type="float" office:value="8.58320999145507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os Maso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6169999999999" calcext:value-type="float">
            <text:p>42,62</text:p>
          </table:table-cell>
          <table:table-cell table:style-name="ce33" office:value-type="float" office:value="2.455" calcext:value-type="float">
            <text:p>2,46</text:p>
          </table:table-cell>
          <table:table-cell table:style-name="ce33" office:value-type="float" office:value="-9.94999999999999" calcext:value-type="float">
            <text:p>-9,95</text:p>
          </table:table-cell>
          <table:table-cell table:style-name="ce33" office:value-type="float" office:value="-67.5" calcext:value-type="float">
            <text:p>-67,50</text:p>
          </table:table-cell>
          <table:table-cell table:style-name="ce86" office:value-type="float" office:value="12.0999999999999" calcext:value-type="float">
            <text:p>12,1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2.9419898986816" calcext:value-type="float">
            <text:p>62,94</text:p>
          </table:table-cell>
          <table:table-cell table:style-name="ce33" office:value-type="float" office:value="-6.44684171676635" calcext:value-type="float">
            <text:p>-6,45</text:p>
          </table:table-cell>
          <table:table-cell table:style-name="ce33" office:value-type="float" office:value="-40.5722427368164" calcext:value-type="float">
            <text:p>-40,57</text:p>
          </table:table-cell>
          <table:table-cell table:style-name="ce33" office:value-type="float" office:value="11.0024909973144" calcext:value-type="float">
            <text:p>11,00</text:p>
          </table:table-cell>
          <table:table-cell table:style-name="ce33" office:value-type="float" office:value="0.101714745163917" calcext:value-type="float">
            <text:p>0,10</text:p>
          </table:table-cell>
          <table:table-cell table:style-name="ce33" office:value-type="float" office:value="-5.56978368759155" calcext:value-type="float">
            <text:p>-5,57</text:p>
          </table:table-cell>
          <table:table-cell table:style-name="ce33" office:value-type="float" office:value="-35.7498703002929" calcext:value-type="float">
            <text:p>-35,75</text:p>
          </table:table-cell>
          <table:table-cell table:style-name="ce86" office:value-type="float" office:value="8.80839920043945" calcext:value-type="float">
            <text:p>8,81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Villeneuve-sur-Tar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44" calcext:value-type="float">
            <text:p>43,94</text:p>
          </table:table-cell>
          <table:table-cell table:style-name="ce33" office:value-type="float" office:value="2.467" calcext:value-type="float">
            <text:p>2,47</text:p>
          </table:table-cell>
          <table:table-cell table:style-name="ce61" office:value-type="float" office:value="-6.91" calcext:value-type="float">
            <text:p>-6,91</text:p>
          </table:table-cell>
          <table:table-cell table:style-name="ce33" office:value-type="float" office:value="-43.7" calcext:value-type="float">
            <text:p>-43,7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74.4507293701171" calcext:value-type="float">
            <text:p>74,45</text:p>
          </table:table-cell>
          <table:table-cell table:style-name="ce33" office:value-type="float" office:value="-5.55503892898559" calcext:value-type="float">
            <text:p>-5,56</text:p>
          </table:table-cell>
          <table:table-cell table:style-name="ce33" office:value-type="float" office:value="-32.8448410034179" calcext:value-type="float">
            <text:p>-32,84</text:p>
          </table:table-cell>
          <table:table-cell table:style-name="ce33" office:value-type="float" office:value="11.5954704284667" calcext:value-type="float">
            <text:p>11,60</text:p>
          </table:table-cell>
          <table:table-cell table:style-name="ce33" office:value-type="float" office:value="0.388088822364807" calcext:value-type="float">
            <text:p>0,39</text:p>
          </table:table-cell>
          <table:table-cell table:style-name="ce33" office:value-type="float" office:value="-5.05215692520141" calcext:value-type="float">
            <text:p>-5,05</text:p>
          </table:table-cell>
          <table:table-cell table:style-name="ce33" office:value-type="float" office:value="-31.4443473815917" calcext:value-type="float">
            <text:p>-31,44</text:p>
          </table:table-cell>
          <table:table-cell table:style-name="ce86" office:value-type="float" office:value="8.97290802001953" calcext:value-type="float">
            <text:p>8,97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Roissy-en-Franc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011" calcext:value-type="float">
            <text:p>49,01</text:p>
          </table:table-cell>
          <table:table-cell table:style-name="ce33" office:value-type="float" office:value="2.543" calcext:value-type="float">
            <text:p>2,54</text:p>
          </table:table-cell>
          <table:table-cell table:style-name="ce62" office:value-type="float" office:value="-6.57" calcext:value-type="float">
            <text:p>-6,57</text:p>
          </table:table-cell>
          <table:table-cell table:style-name="ce62" office:value-type="float" office:value="-44.8999999999999" calcext:value-type="float">
            <text:p>-44,90</text:p>
          </table:table-cell>
          <table:table-cell table:style-name="ce86" office:value-type="float" office:value="7.7" calcext:value-type="float">
            <text:p>7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2.34375" calcext:value-type="float">
            <text:p>2,34</text:p>
          </table:table-cell>
          <table:table-cell table:style-name="ce33" office:value-type="float" office:value="65.8802185058593" calcext:value-type="float">
            <text:p>65,88</text:p>
          </table:table-cell>
          <table:table-cell table:style-name="ce33" office:value-type="float" office:value="-5.76783084869384" calcext:value-type="float">
            <text:p>-5,77</text:p>
          </table:table-cell>
          <table:table-cell table:style-name="ce33" office:value-type="float" office:value="-36.5762977600097" calcext:value-type="float">
            <text:p>-36,58</text:p>
          </table:table-cell>
          <table:table-cell table:style-name="ce33" office:value-type="float" office:value="9.56634902954101" calcext:value-type="float">
            <text:p>9,57</text:p>
          </table:table-cell>
          <table:table-cell table:style-name="ce33" office:value-type="float" office:value="0.222201704978942" calcext:value-type="float">
            <text:p>0,22</text:p>
          </table:table-cell>
          <table:table-cell table:style-name="ce33" office:value-type="float" office:value="-5.77319717407226" calcext:value-type="float">
            <text:p>-5,77</text:p>
          </table:table-cell>
          <table:table-cell table:style-name="ce33" office:value-type="float" office:value="-38.0518569946289" calcext:value-type="float">
            <text:p>-38,05</text:p>
          </table:table-cell>
          <table:table-cell table:style-name="ce86" office:value-type="float" office:value="8.13372039794921" calcext:value-type="float">
            <text:p>8,1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ombourie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849999999999" calcext:value-type="float">
            <text:p>44,88</text:p>
          </table:table-cell>
          <table:table-cell table:style-name="ce33" office:value-type="float" office:value="2.645" calcext:value-type="float">
            <text:p>2,65</text:p>
          </table:table-cell>
          <table:table-cell table:style-name="ce33" office:value-type="float" office:value="-8.34999999999999" calcext:value-type="float">
            <text:p>-8,35</text:p>
          </table:table-cell>
          <table:table-cell table:style-name="ce33" office:value-type="float" office:value="-52.3999999999999" calcext:value-type="float">
            <text:p>-52,40</text:p>
          </table:table-cell>
          <table:table-cell table:style-name="ce86" office:value-type="float" office:value="14.4" calcext:value-type="float">
            <text:p>14,4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5.6280288696289" calcext:value-type="float">
            <text:p>95,63</text:p>
          </table:table-cell>
          <table:table-cell table:style-name="ce33" office:value-type="float" office:value="-6.50195789337158" calcext:value-type="float">
            <text:p>-6,50</text:p>
          </table:table-cell>
          <table:table-cell table:style-name="ce33" office:value-type="float" office:value="-40.6299438476562" calcext:value-type="float">
            <text:p>-40,63</text:p>
          </table:table-cell>
          <table:table-cell table:style-name="ce33" office:value-type="float" office:value="11.3857192993164" calcext:value-type="float">
            <text:p>11,39</text:p>
          </table:table-cell>
          <table:table-cell table:style-name="ce33" office:value-type="float" office:value="0.646278023719787" calcext:value-type="float">
            <text:p>0,65</text:p>
          </table:table-cell>
          <table:table-cell table:style-name="ce33" office:value-type="float" office:value="-5.70593118667602" calcext:value-type="float">
            <text:p>-5,71</text:p>
          </table:table-cell>
          <table:table-cell table:style-name="ce33" office:value-type="float" office:value="-37.2280006408691" calcext:value-type="float">
            <text:p>-37,23</text:p>
          </table:table-cell>
          <table:table-cell table:style-name="ce86" office:value-type="float" office:value="8.41944885253906" calcext:value-type="float">
            <text:p>8,4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Raulh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99" calcext:value-type="float">
            <text:p>44,90</text:p>
          </table:table-cell>
          <table:table-cell table:style-name="ce33" office:value-type="float" office:value="2.656" calcext:value-type="float">
            <text:p>2,66</text:p>
          </table:table-cell>
          <table:table-cell table:style-name="ce33" office:value-type="float" office:value="-8.27999999999999" calcext:value-type="float">
            <text:p>-8,28</text:p>
          </table:table-cell>
          <table:table-cell table:style-name="ce33" office:value-type="float" office:value="-52.7" calcext:value-type="float">
            <text:p>-52,70</text:p>
          </table:table-cell>
          <table:table-cell table:style-name="ce86" office:value-type="float" office:value="13.5999999999999" calcext:value-type="float">
            <text:p>13,6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5.6280288696289" calcext:value-type="float">
            <text:p>95,63</text:p>
          </table:table-cell>
          <table:table-cell table:style-name="ce33" office:value-type="float" office:value="-6.50195789337158" calcext:value-type="float">
            <text:p>-6,50</text:p>
          </table:table-cell>
          <table:table-cell table:style-name="ce33" office:value-type="float" office:value="-40.6299438476562" calcext:value-type="float">
            <text:p>-40,63</text:p>
          </table:table-cell>
          <table:table-cell table:style-name="ce33" office:value-type="float" office:value="11.3857192993164" calcext:value-type="float">
            <text:p>11,39</text:p>
          </table:table-cell>
          <table:table-cell table:style-name="ce33" office:value-type="float" office:value="0.646278023719787" calcext:value-type="float">
            <text:p>0,65</text:p>
          </table:table-cell>
          <table:table-cell table:style-name="ce33" office:value-type="float" office:value="-5.70593118667602" calcext:value-type="float">
            <text:p>-5,71</text:p>
          </table:table-cell>
          <table:table-cell table:style-name="ce33" office:value-type="float" office:value="-37.2280006408691" calcext:value-type="float">
            <text:p>-37,23</text:p>
          </table:table-cell>
          <table:table-cell table:style-name="ce86" office:value-type="float" office:value="8.41944885253906" calcext:value-type="float">
            <text:p>8,4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elu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409999999999" calcext:value-type="float">
            <text:p>48,54</text:p>
          </table:table-cell>
          <table:table-cell table:style-name="ce33" office:value-type="float" office:value="2.657" calcext:value-type="float">
            <text:p>2,66</text:p>
          </table:table-cell>
          <table:table-cell table:style-name="ce33" office:value-type="float" office:value="-6.96999999999999" calcext:value-type="float">
            <text:p>-6,97</text:p>
          </table:table-cell>
          <table:table-cell table:style-name="ce33" office:value-type="float" office:value="-46.7" calcext:value-type="float">
            <text:p>-46,70</text:p>
          </table:table-cell>
          <table:table-cell table:style-name="ce86" office:value-type="float" office:value="9.09999999999999" calcext:value-type="float">
            <text:p>9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ontainebl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08" calcext:value-type="float">
            <text:p>48,41</text:p>
          </table:table-cell>
          <table:table-cell table:style-name="ce33" office:value-type="float" office:value="2.69899999999999" calcext:value-type="float">
            <text:p>2,70</text:p>
          </table:table-cell>
          <table:table-cell table:style-name="ce33" office:value-type="float" office:value="-7" calcext:value-type="float">
            <text:p>-7,00</text:p>
          </table:table-cell>
          <table:table-cell table:style-name="ce33" office:value-type="float" office:value="-46.3999999999999" calcext:value-type="float">
            <text:p>-46,4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emou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62" calcext:value-type="float">
            <text:p>48,26</text:p>
          </table:table-cell>
          <table:table-cell table:style-name="ce33" office:value-type="float" office:value="2.72199999999999" calcext:value-type="float">
            <text:p>2,72</text:p>
          </table:table-cell>
          <table:table-cell table:style-name="ce33" office:value-type="float" office:value="-6.55999999999999" calcext:value-type="float">
            <text:p>-6,56</text:p>
          </table:table-cell>
          <table:table-cell table:style-name="ce33" office:value-type="float" office:value="-44.2999999999999" calcext:value-type="float">
            <text:p>-44,30</text:p>
          </table:table-cell>
          <table:table-cell table:style-name="ce86" office:value-type="float" office:value="8.09999999999999" calcext:value-type="float">
            <text:p>8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urat-le-Qua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97" calcext:value-type="float">
            <text:p>45,60</text:p>
          </table:table-cell>
          <table:table-cell table:style-name="ce33" office:value-type="float" office:value="2.73499999999999" calcext:value-type="float">
            <text:p>2,73</text:p>
          </table:table-cell>
          <table:table-cell table:style-name="ce33" office:value-type="float" office:value="-8.91999999999999" calcext:value-type="float">
            <text:p>-8,92</text:p>
          </table:table-cell>
          <table:table-cell table:style-name="ce33" office:value-type="float" office:value="-56.7999999999999" calcext:value-type="float">
            <text:p>-56,80</text:p>
          </table:table-cell>
          <table:table-cell table:style-name="ce86" office:value-type="float" office:value="14.5" calcext:value-type="float">
            <text:p>14,5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6.5048522949218" calcext:value-type="float">
            <text:p>96,50</text:p>
          </table:table-cell>
          <table:table-cell table:style-name="ce33" office:value-type="float" office:value="-6.21825504302978" calcext:value-type="float">
            <text:p>-6,22</text:p>
          </table:table-cell>
          <table:table-cell table:style-name="ce33" office:value-type="float" office:value="-38.7668914794921" calcext:value-type="float">
            <text:p>-38,77</text:p>
          </table:table-cell>
          <table:table-cell table:style-name="ce33" office:value-type="float" office:value="10.979148864746" calcext:value-type="float">
            <text:p>10,98</text:p>
          </table:table-cell>
          <table:table-cell table:style-name="ce33" office:value-type="float" office:value="0.656287968158721" calcext:value-type="float">
            <text:p>0,66</text:p>
          </table:table-cell>
          <table:table-cell table:style-name="ce33" office:value-type="float" office:value="-5.77753925323486" calcext:value-type="float">
            <text:p>-5,78</text:p>
          </table:table-cell>
          <table:table-cell table:style-name="ce33" office:value-type="float" office:value="-36.9384956359863" calcext:value-type="float">
            <text:p>-36,94</text:p>
          </table:table-cell>
          <table:table-cell table:style-name="ce86" office:value-type="float" office:value="9.28181838989257" calcext:value-type="float">
            <text:p>9,2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ulluch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487" calcext:value-type="float">
            <text:p>50,49</text:p>
          </table:table-cell>
          <table:table-cell table:style-name="ce33" office:value-type="float" office:value="2.80799999999999" calcext:value-type="float">
            <text:p>2,81</text:p>
          </table:table-cell>
          <table:table-cell table:style-name="ce33" office:value-type="float" office:value="-6.58" calcext:value-type="float">
            <text:p>-6,58</text:p>
          </table:table-cell>
          <table:table-cell table:style-name="ce33" office:value-type="float" office:value="-43.3999999999999" calcext:value-type="float">
            <text:p>-43,40</text:p>
          </table:table-cell>
          <table:table-cell table:style-name="ce86" office:value-type="float" office:value="9.19999999999999" calcext:value-type="float">
            <text:p>9,2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5.0667037963867" calcext:value-type="float">
            <text:p>65,07</text:p>
          </table:table-cell>
          <table:table-cell table:style-name="ce33" office:value-type="float" office:value="-5.92423009872436" calcext:value-type="float">
            <text:p>-5,92</text:p>
          </table:table-cell>
          <table:table-cell table:style-name="ce33" office:value-type="float" office:value="-38.0351867675781" calcext:value-type="float">
            <text:p>-38,04</text:p>
          </table:table-cell>
          <table:table-cell table:style-name="ce33" office:value-type="float" office:value="9.35865402221679" calcext:value-type="float">
            <text:p>9,36</text:p>
          </table:table-cell>
          <table:table-cell table:style-name="ce33" office:value-type="float" office:value="0.218968704342842" calcext:value-type="float">
            <text:p>0,22</text:p>
          </table:table-cell>
          <table:table-cell table:style-name="ce33" office:value-type="float" office:value="-5.85299110412597" calcext:value-type="float">
            <text:p>-5,85</text:p>
          </table:table-cell>
          <table:table-cell table:style-name="ce33" office:value-type="float" office:value="-39.0671997070312" calcext:value-type="float">
            <text:p>-39,07</text:p>
          </table:table-cell>
          <table:table-cell table:style-name="ce86" office:value-type="float" office:value="7.75672912597656" calcext:value-type="float">
            <text:p>7,76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Pra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7439999999999" calcext:value-type="float">
            <text:p>45,74</text:p>
          </table:table-cell>
          <table:table-cell table:style-name="ce33" office:value-type="float" office:value="2.818" calcext:value-type="float">
            <text:p>2,82</text:p>
          </table:table-cell>
          <table:table-cell table:style-name="ce33" office:value-type="float" office:value="-8.57" calcext:value-type="float">
            <text:p>-8,57</text:p>
          </table:table-cell>
          <table:table-cell table:style-name="ce33" office:value-type="float" office:value="-55.5" calcext:value-type="float">
            <text:p>-55,50</text:p>
          </table:table-cell>
          <table:table-cell table:style-name="ce86" office:value-type="float" office:value="13.0999999999999" calcext:value-type="float">
            <text:p>13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6.5048522949218" calcext:value-type="float">
            <text:p>96,50</text:p>
          </table:table-cell>
          <table:table-cell table:style-name="ce33" office:value-type="float" office:value="-6.21825504302978" calcext:value-type="float">
            <text:p>-6,22</text:p>
          </table:table-cell>
          <table:table-cell table:style-name="ce33" office:value-type="float" office:value="-38.7668914794921" calcext:value-type="float">
            <text:p>-38,77</text:p>
          </table:table-cell>
          <table:table-cell table:style-name="ce33" office:value-type="float" office:value="10.979148864746" calcext:value-type="float">
            <text:p>10,98</text:p>
          </table:table-cell>
          <table:table-cell table:style-name="ce33" office:value-type="float" office:value="0.656287968158721" calcext:value-type="float">
            <text:p>0,66</text:p>
          </table:table-cell>
          <table:table-cell table:style-name="ce33" office:value-type="float" office:value="-5.77753925323486" calcext:value-type="float">
            <text:p>-5,78</text:p>
          </table:table-cell>
          <table:table-cell table:style-name="ce33" office:value-type="float" office:value="-36.9384956359863" calcext:value-type="float">
            <text:p>-36,94</text:p>
          </table:table-cell>
          <table:table-cell table:style-name="ce86" office:value-type="float" office:value="9.28181838989257" calcext:value-type="float">
            <text:p>9,28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Sainte-Geneviève-des-Bo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19" calcext:value-type="float">
            <text:p>47,82</text:p>
          </table:table-cell>
          <table:table-cell table:style-name="ce33" office:value-type="float" office:value="2.81999999999999" calcext:value-type="float">
            <text:p>2,82</text:p>
          </table:table-cell>
          <table:table-cell table:style-name="ce33" office:value-type="float" office:value="-7.9" calcext:value-type="float">
            <text:p>-7,90</text:p>
          </table:table-cell>
          <table:table-cell table:style-name="ce33" office:value-type="float" office:value="-52.5" calcext:value-type="float">
            <text:p>-52,5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55.4235153198242" calcext:value-type="float">
            <text:p>55,42</text:p>
          </table:table-cell>
          <table:table-cell table:style-name="ce33" office:value-type="float" office:value="-5.5098328590393" calcext:value-type="float">
            <text:p>-5,51</text:p>
          </table:table-cell>
          <table:table-cell table:style-name="ce33" office:value-type="float" office:value="-34.7243881225585" calcext:value-type="float">
            <text:p>-34,72</text:p>
          </table:table-cell>
          <table:table-cell table:style-name="ce33" office:value-type="float" office:value="9.35427474975585" calcext:value-type="float">
            <text:p>9,35</text:p>
          </table:table-cell>
          <table:table-cell table:style-name="ce33" office:value-type="float" office:value="0.179892137646675" calcext:value-type="float">
            <text:p>0,18</text:p>
          </table:table-cell>
          <table:table-cell table:style-name="ce33" office:value-type="float" office:value="-5.46497583389282" calcext:value-type="float">
            <text:p>-5,46</text:p>
          </table:table-cell>
          <table:table-cell table:style-name="ce33" office:value-type="float" office:value="-35.4814186096191" calcext:value-type="float">
            <text:p>-35,48</text:p>
          </table:table-cell>
          <table:table-cell table:style-name="ce86" office:value-type="float" office:value="8.23838806152343" calcext:value-type="float">
            <text:p>8,2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mpièg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4129999999999" calcext:value-type="float">
            <text:p>49,41</text:p>
          </table:table-cell>
          <table:table-cell table:style-name="ce33" office:value-type="float" office:value="2.826" calcext:value-type="float">
            <text:p>2,83</text:p>
          </table:table-cell>
          <table:table-cell table:style-name="ce33" office:value-type="float" office:value="-7.07" calcext:value-type="float">
            <text:p>-7,07</text:p>
          </table:table-cell>
          <table:table-cell table:style-name="ce33" office:value-type="float" office:value="-46.5" calcext:value-type="float">
            <text:p>-46,50</text:p>
          </table:table-cell>
          <table:table-cell table:style-name="ce86" office:value-type="float" office:value="10.0999999999999" calcext:value-type="float">
            <text:p>10,1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2349586486816" calcext:value-type="float">
            <text:p>62,23</text:p>
          </table:table-cell>
          <table:table-cell table:style-name="ce33" office:value-type="float" office:value="-5.70751619338989" calcext:value-type="float">
            <text:p>-5,71</text:p>
          </table:table-cell>
          <table:table-cell table:style-name="ce33" office:value-type="float" office:value="-36.3447837829589" calcext:value-type="float">
            <text:p>-36,34</text:p>
          </table:table-cell>
          <table:table-cell table:style-name="ce33" office:value-type="float" office:value="9.31534576416015" calcext:value-type="float">
            <text:p>9,32</text:p>
          </table:table-cell>
          <table:table-cell table:style-name="ce33" office:value-type="float" office:value="0.198636204004287" calcext:value-type="float">
            <text:p>0,20</text:p>
          </table:table-cell>
          <table:table-cell table:style-name="ce33" office:value-type="float" office:value="-5.73103380203247" calcext:value-type="float">
            <text:p>-5,73</text:p>
          </table:table-cell>
          <table:table-cell table:style-name="ce33" office:value-type="float" office:value="-38.0594253540039" calcext:value-type="float">
            <text:p>-38,06</text:p>
          </table:table-cell>
          <table:table-cell table:style-name="ce86" office:value-type="float" office:value="7.78884506225585" calcext:value-type="float">
            <text:p>7,7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erneuil-l'Etang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439999999999" calcext:value-type="float">
            <text:p>48,64</text:p>
          </table:table-cell>
          <table:table-cell table:style-name="ce33" office:value-type="float" office:value="2.833" calcext:value-type="float">
            <text:p>2,83</text:p>
          </table:table-cell>
          <table:table-cell table:style-name="ce33" office:value-type="float" office:value="-6.79" calcext:value-type="float">
            <text:p>-6,79</text:p>
          </table:table-cell>
          <table:table-cell table:style-name="ce33" office:value-type="float" office:value="-45" calcext:value-type="float">
            <text:p>-45,0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romel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606" calcext:value-type="float">
            <text:p>50,61</text:p>
          </table:table-cell>
          <table:table-cell table:style-name="ce33" office:value-type="float" office:value="2.85199999999999" calcext:value-type="float">
            <text:p>2,85</text:p>
          </table:table-cell>
          <table:table-cell table:style-name="ce33" office:value-type="float" office:value="-6.78" calcext:value-type="float">
            <text:p>-6,78</text:p>
          </table:table-cell>
          <table:table-cell table:style-name="ce33" office:value-type="float" office:value="-44.8999999999999" calcext:value-type="float">
            <text:p>-44,9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0.4250183105468" calcext:value-type="float">
            <text:p>60,43</text:p>
          </table:table-cell>
          <table:table-cell table:style-name="ce33" office:value-type="float" office:value="-6.05209827423095" calcext:value-type="float">
            <text:p>-6,05</text:p>
          </table:table-cell>
          <table:table-cell table:style-name="ce33" office:value-type="float" office:value="-39.3697280883789" calcext:value-type="float">
            <text:p>-39,37</text:p>
          </table:table-cell>
          <table:table-cell table:style-name="ce33" office:value-type="float" office:value="9.04705810546875" calcext:value-type="float">
            <text:p>9,05</text:p>
          </table:table-cell>
          <table:table-cell table:style-name="ce33" office:value-type="float" office:value="0.272231549024581" calcext:value-type="float">
            <text:p>0,27</text:p>
          </table:table-cell>
          <table:table-cell table:style-name="ce33" office:value-type="float" office:value="-6.07284593582153" calcext:value-type="float">
            <text:p>-6,07</text:p>
          </table:table-cell>
          <table:table-cell table:style-name="ce33" office:value-type="float" office:value="-40.9079704284667" calcext:value-type="float">
            <text:p>-40,91</text:p>
          </table:table-cell>
          <table:table-cell table:style-name="ce86" office:value-type="float" office:value="7.67479705810546" calcext:value-type="float">
            <text:p>7,67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Super-Bes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08" calcext:value-type="float">
            <text:p>45,51</text:p>
          </table:table-cell>
          <table:table-cell table:style-name="ce33" office:value-type="float" office:value="2.861" calcext:value-type="float">
            <text:p>2,86</text:p>
          </table:table-cell>
          <table:table-cell table:style-name="ce33" office:value-type="float" office:value="-9.25999999999999" calcext:value-type="float">
            <text:p>-9,26</text:p>
          </table:table-cell>
          <table:table-cell table:style-name="ce33" office:value-type="float" office:value="-59.5" calcext:value-type="float">
            <text:p>-59,50</text:p>
          </table:table-cell>
          <table:table-cell table:style-name="ce86" office:value-type="float" office:value="14.5999999999999" calcext:value-type="float">
            <text:p>14,6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6.5048522949218" calcext:value-type="float">
            <text:p>96,50</text:p>
          </table:table-cell>
          <table:table-cell table:style-name="ce33" office:value-type="float" office:value="-6.21825504302978" calcext:value-type="float">
            <text:p>-6,22</text:p>
          </table:table-cell>
          <table:table-cell table:style-name="ce33" office:value-type="float" office:value="-38.7668914794921" calcext:value-type="float">
            <text:p>-38,77</text:p>
          </table:table-cell>
          <table:table-cell table:style-name="ce33" office:value-type="float" office:value="10.979148864746" calcext:value-type="float">
            <text:p>10,98</text:p>
          </table:table-cell>
          <table:table-cell table:style-name="ce33" office:value-type="float" office:value="0.656287968158721" calcext:value-type="float">
            <text:p>0,66</text:p>
          </table:table-cell>
          <table:table-cell table:style-name="ce33" office:value-type="float" office:value="-5.77753925323486" calcext:value-type="float">
            <text:p>-5,78</text:p>
          </table:table-cell>
          <table:table-cell table:style-name="ce33" office:value-type="float" office:value="-36.9384956359863" calcext:value-type="float">
            <text:p>-36,94</text:p>
          </table:table-cell>
          <table:table-cell table:style-name="ce86" office:value-type="float" office:value="9.28181838989257" calcext:value-type="float">
            <text:p>9,28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Perpign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698" calcext:value-type="float">
            <text:p>42,70</text:p>
          </table:table-cell>
          <table:table-cell table:style-name="ce33" office:value-type="float" office:value="2.89299999999999" calcext:value-type="float">
            <text:p>2,89</text:p>
          </table:table-cell>
          <table:table-cell table:style-name="ce33" office:value-type="float" office:value="-8.5" calcext:value-type="float">
            <text:p>-8,50</text:p>
          </table:table-cell>
          <table:table-cell table:style-name="ce33" office:value-type="float" office:value="-55.2999999999999" calcext:value-type="float">
            <text:p>-55,30</text:p>
          </table:table-cell>
          <table:table-cell table:style-name="ce86" office:value-type="float" office:value="12.6999999999999" calcext:value-type="float">
            <text:p>12,7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46.1308288574218" calcext:value-type="float">
            <text:p>46,13</text:p>
          </table:table-cell>
          <table:table-cell table:style-name="ce33" office:value-type="float" office:value="-5.6721601486206" calcext:value-type="float">
            <text:p>-5,67</text:p>
          </table:table-cell>
          <table:table-cell table:style-name="ce33" office:value-type="float" office:value="-35.3348007202148" calcext:value-type="float">
            <text:p>-35,33</text:p>
          </table:table-cell>
          <table:table-cell table:style-name="ce33" office:value-type="float" office:value="10.04248046875" calcext:value-type="float">
            <text:p>10,04</text:p>
          </table:table-cell>
          <table:table-cell table:style-name="ce33" office:value-type="float" office:value="0.267489969730377" calcext:value-type="float">
            <text:p>0,27</text:p>
          </table:table-cell>
          <table:table-cell table:style-name="ce33" office:value-type="float" office:value="-5.4201054573059" calcext:value-type="float">
            <text:p>-5,42</text:p>
          </table:table-cell>
          <table:table-cell table:style-name="ce33" office:value-type="float" office:value="-34.4370460510253" calcext:value-type="float">
            <text:p>-34,44</text:p>
          </table:table-cell>
          <table:table-cell table:style-name="ce86" office:value-type="float" office:value="8.92379760742187" calcext:value-type="float">
            <text:p>8,9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racy-sur-Lo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337" calcext:value-type="float">
            <text:p>47,34</text:p>
          </table:table-cell>
          <table:table-cell table:style-name="ce33" office:value-type="float" office:value="2.927" calcext:value-type="float">
            <text:p>2,93</text:p>
          </table:table-cell>
          <table:table-cell table:style-name="ce63" office:value-type="float" office:value="-7.05999999999999" calcext:value-type="float">
            <text:p>-7,06</text:p>
          </table:table-cell>
          <table:table-cell table:style-name="ce63" office:value-type="float" office:value="-47.5" calcext:value-type="float">
            <text:p>-47,50</text:p>
          </table:table-cell>
          <table:table-cell table:style-name="ce86" office:value-type="float" office:value="9" calcext:value-type="float">
            <text:p>9,0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70.111587524414" calcext:value-type="float">
            <text:p>70,11</text:p>
          </table:table-cell>
          <table:table-cell table:style-name="ce33" office:value-type="float" office:value="-5.74612951278686" calcext:value-type="float">
            <text:p>-5,75</text:p>
          </table:table-cell>
          <table:table-cell table:style-name="ce33" office:value-type="float" office:value="-36.3516654968261" calcext:value-type="float">
            <text:p>-36,35</text:p>
          </table:table-cell>
          <table:table-cell table:style-name="ce33" office:value-type="float" office:value="9.61737060546875" calcext:value-type="float">
            <text:p>9,62</text:p>
          </table:table-cell>
          <table:table-cell table:style-name="ce33" office:value-type="float" office:value="0.245986938476562" calcext:value-type="float">
            <text:p>0,25</text:p>
          </table:table-cell>
          <table:table-cell table:style-name="ce33" office:value-type="float" office:value="-5.65978145599365" calcext:value-type="float">
            <text:p>-5,66</text:p>
          </table:table-cell>
          <table:table-cell table:style-name="ce33" office:value-type="float" office:value="-36.7230262756347" calcext:value-type="float">
            <text:p>-36,72</text:p>
          </table:table-cell>
          <table:table-cell table:style-name="ce86" office:value-type="float" office:value="8.55522537231445" calcext:value-type="float">
            <text:p>8,5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org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299999999999" calcext:value-type="float">
            <text:p>48,43</text:p>
          </table:table-cell>
          <table:table-cell table:style-name="ce33" office:value-type="float" office:value="2.931" calcext:value-type="float">
            <text:p>2,93</text:p>
          </table:table-cell>
          <table:table-cell table:style-name="ce33" office:value-type="float" office:value="-6.45" calcext:value-type="float">
            <text:p>-6,45</text:p>
          </table:table-cell>
          <table:table-cell table:style-name="ce33" office:value-type="float" office:value="-43.6" calcext:value-type="float">
            <text:p>-43,60</text:p>
          </table:table-cell>
          <table:table-cell table:style-name="ce86" office:value-type="float" office:value="7.9" calcext:value-type="float">
            <text:p>7,9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aroque-des-Albèr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5219999999999" calcext:value-type="float">
            <text:p>42,52</text:p>
          </table:table-cell>
          <table:table-cell table:style-name="ce33" office:value-type="float" office:value="2.934" calcext:value-type="float">
            <text:p>2,93</text:p>
          </table:table-cell>
          <table:table-cell table:style-name="ce33" office:value-type="float" office:value="-6.82" calcext:value-type="float">
            <text:p>-6,82</text:p>
          </table:table-cell>
          <table:table-cell table:style-name="ce33" office:value-type="float" office:value="-44.6" calcext:value-type="float">
            <text:p>-44,60</text:p>
          </table:table-cell>
          <table:table-cell table:style-name="ce86" office:value-type="float" office:value="9.9" calcext:value-type="float">
            <text:p>9,90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50.9870452880859" calcext:value-type="float">
            <text:p>50,99</text:p>
          </table:table-cell>
          <table:table-cell table:style-name="ce33" office:value-type="float" office:value="-5.67834043502807" calcext:value-type="float">
            <text:p>-5,68</text:p>
          </table:table-cell>
          <table:table-cell table:style-name="ce33" office:value-type="float" office:value="-35.1616630554199" calcext:value-type="float">
            <text:p>-35,16</text:p>
          </table:table-cell>
          <table:table-cell table:style-name="ce33" office:value-type="float" office:value="10.2650604248046" calcext:value-type="float">
            <text:p>10,27</text:p>
          </table:table-cell>
          <table:table-cell table:style-name="ce33" office:value-type="float" office:value="0.265869140625" calcext:value-type="float">
            <text:p>0,27</text:p>
          </table:table-cell>
          <table:table-cell table:style-name="ce33" office:value-type="float" office:value="-5.63070344924926" calcext:value-type="float">
            <text:p>-5,63</text:p>
          </table:table-cell>
          <table:table-cell table:style-name="ce33" office:value-type="float" office:value="-35.2596435546875" calcext:value-type="float">
            <text:p>-35,26</text:p>
          </table:table-cell>
          <table:table-cell table:style-name="ce86" office:value-type="float" office:value="9.78598403930664" calcext:value-type="float">
            <text:p>9,7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uro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73" calcext:value-type="float">
            <text:p>45,57</text:p>
          </table:table-cell>
          <table:table-cell table:style-name="ce33" office:value-type="float" office:value="2.943" calcext:value-type="float">
            <text:p>2,94</text:p>
          </table:table-cell>
          <table:table-cell table:style-name="ce33" office:value-type="float" office:value="-9.25999999999999" calcext:value-type="float">
            <text:p>-9,26</text:p>
          </table:table-cell>
          <table:table-cell table:style-name="ce33" office:value-type="float" office:value="-60.7" calcext:value-type="float">
            <text:p>-60,70</text:p>
          </table:table-cell>
          <table:table-cell table:style-name="ce86" office:value-type="float" office:value="13.4" calcext:value-type="float">
            <text:p>13,4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96.5048522949218" calcext:value-type="float">
            <text:p>96,50</text:p>
          </table:table-cell>
          <table:table-cell table:style-name="ce33" office:value-type="float" office:value="-6.21825504302978" calcext:value-type="float">
            <text:p>-6,22</text:p>
          </table:table-cell>
          <table:table-cell table:style-name="ce33" office:value-type="float" office:value="-38.7668914794921" calcext:value-type="float">
            <text:p>-38,77</text:p>
          </table:table-cell>
          <table:table-cell table:style-name="ce33" office:value-type="float" office:value="10.979148864746" calcext:value-type="float">
            <text:p>10,98</text:p>
          </table:table-cell>
          <table:table-cell table:style-name="ce33" office:value-type="float" office:value="0.656287968158721" calcext:value-type="float">
            <text:p>0,66</text:p>
          </table:table-cell>
          <table:table-cell table:style-name="ce33" office:value-type="float" office:value="-5.77753925323486" calcext:value-type="float">
            <text:p>-5,78</text:p>
          </table:table-cell>
          <table:table-cell table:style-name="ce33" office:value-type="float" office:value="-36.9384956359863" calcext:value-type="float">
            <text:p>-36,94</text:p>
          </table:table-cell>
          <table:table-cell table:style-name="ce86" office:value-type="float" office:value="9.28181838989257" calcext:value-type="float">
            <text:p>9,2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ije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029" calcext:value-type="float">
            <text:p>43,03</text:p>
          </table:table-cell>
          <table:table-cell table:style-name="ce33" office:value-type="float" office:value="2.979" calcext:value-type="float">
            <text:p>2,98</text:p>
          </table:table-cell>
          <table:table-cell table:style-name="ce33" office:value-type="float" office:value="-6.16999999999999" calcext:value-type="float">
            <text:p>-6,17</text:p>
          </table:table-cell>
          <table:table-cell table:style-name="ce33" office:value-type="float" office:value="-36.3999999999999" calcext:value-type="float">
            <text:p>-36,40</text:p>
          </table:table-cell>
          <table:table-cell table:style-name="ce86" office:value-type="float" office:value="13" calcext:value-type="float">
            <text:p>13,0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46.1308288574218" calcext:value-type="float">
            <text:p>46,13</text:p>
          </table:table-cell>
          <table:table-cell table:style-name="ce33" office:value-type="float" office:value="-5.6721601486206" calcext:value-type="float">
            <text:p>-5,67</text:p>
          </table:table-cell>
          <table:table-cell table:style-name="ce33" office:value-type="float" office:value="-35.3348007202148" calcext:value-type="float">
            <text:p>-35,33</text:p>
          </table:table-cell>
          <table:table-cell table:style-name="ce33" office:value-type="float" office:value="10.04248046875" calcext:value-type="float">
            <text:p>10,04</text:p>
          </table:table-cell>
          <table:table-cell table:style-name="ce33" office:value-type="float" office:value="0.267489969730377" calcext:value-type="float">
            <text:p>0,27</text:p>
          </table:table-cell>
          <table:table-cell table:style-name="ce33" office:value-type="float" office:value="-5.4201054573059" calcext:value-type="float">
            <text:p>-5,42</text:p>
          </table:table-cell>
          <table:table-cell table:style-name="ce33" office:value-type="float" office:value="-34.4370460510253" calcext:value-type="float">
            <text:p>-34,44</text:p>
          </table:table-cell>
          <table:table-cell table:style-name="ce86" office:value-type="float" office:value="8.92379760742187" calcext:value-type="float">
            <text:p>8,9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utenç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709999999999" calcext:value-type="float">
            <text:p>48,47</text:p>
          </table:table-cell>
          <table:table-cell table:style-name="ce33" office:value-type="float" office:value="2.99699999999999" calcext:value-type="float">
            <text:p>3,00</text:p>
          </table:table-cell>
          <table:table-cell table:style-name="ce33" office:value-type="float" office:value="-7.37999999999999" calcext:value-type="float">
            <text:p>-7,38</text:p>
          </table:table-cell>
          <table:table-cell table:style-name="ce33" office:value-type="float" office:value="-48.2" calcext:value-type="float">
            <text:p>-48,2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903018951416" calcext:value-type="float">
            <text:p>62,90</text:p>
          </table:table-cell>
          <table:table-cell table:style-name="ce33" office:value-type="float" office:value="-5.27308225631713" calcext:value-type="float">
            <text:p>-5,27</text:p>
          </table:table-cell>
          <table:table-cell table:style-name="ce33" office:value-type="float" office:value="-32.6185684204101" calcext:value-type="float">
            <text:p>-32,62</text:p>
          </table:table-cell>
          <table:table-cell table:style-name="ce33" office:value-type="float" office:value="9.56608963012695" calcext:value-type="float">
            <text:p>9,57</text:p>
          </table:table-cell>
          <table:table-cell table:style-name="ce33" office:value-type="float" office:value="0.179953336715698" calcext:value-type="float">
            <text:p>0,18</text:p>
          </table:table-cell>
          <table:table-cell table:style-name="ce33" office:value-type="float" office:value="-5.28204870223999" calcext:value-type="float">
            <text:p>-5,28</text:p>
          </table:table-cell>
          <table:table-cell table:style-name="ce33" office:value-type="float" office:value="-34.1362037658691" calcext:value-type="float">
            <text:p>-34,14</text:p>
          </table:table-cell>
          <table:table-cell table:style-name="ce86" office:value-type="float" office:value="8.12018585205078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hel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539999999999" calcext:value-type="float">
            <text:p>49,35</text:p>
          </table:table-cell>
          <table:table-cell table:style-name="ce33" office:value-type="float" office:value="3.03399999999999" calcext:value-type="float">
            <text:p>3,03</text:p>
          </table:table-cell>
          <table:table-cell table:style-name="ce33" office:value-type="float" office:value="-7.16" calcext:value-type="float">
            <text:p>-7,16</text:p>
          </table:table-cell>
          <table:table-cell table:style-name="ce33" office:value-type="float" office:value="-46.8999999999999" calcext:value-type="float">
            <text:p>-46,9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2.2349586486816" calcext:value-type="float">
            <text:p>62,23</text:p>
          </table:table-cell>
          <table:table-cell table:style-name="ce33" office:value-type="float" office:value="-5.70751619338989" calcext:value-type="float">
            <text:p>-5,71</text:p>
          </table:table-cell>
          <table:table-cell table:style-name="ce33" office:value-type="float" office:value="-36.3447837829589" calcext:value-type="float">
            <text:p>-36,34</text:p>
          </table:table-cell>
          <table:table-cell table:style-name="ce33" office:value-type="float" office:value="9.31534576416015" calcext:value-type="float">
            <text:p>9,32</text:p>
          </table:table-cell>
          <table:table-cell table:style-name="ce33" office:value-type="float" office:value="0.198636204004287" calcext:value-type="float">
            <text:p>0,20</text:p>
          </table:table-cell>
          <table:table-cell table:style-name="ce33" office:value-type="float" office:value="-5.73103380203247" calcext:value-type="float">
            <text:p>-5,73</text:p>
          </table:table-cell>
          <table:table-cell table:style-name="ce33" office:value-type="float" office:value="-38.0594253540039" calcext:value-type="float">
            <text:p>-38,06</text:p>
          </table:table-cell>
          <table:table-cell table:style-name="ce86" office:value-type="float" office:value="7.78884506225585" calcext:value-type="float">
            <text:p>7,7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ill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628" calcext:value-type="float">
            <text:p>50,63</text:p>
          </table:table-cell>
          <table:table-cell table:style-name="ce33" office:value-type="float" office:value="3.045" calcext:value-type="float">
            <text:p>3,05</text:p>
          </table:table-cell>
          <table:table-cell table:style-name="ce34" office:value-type="float" office:value="-6.50707325299513" calcext:value-type="float">
            <text:p>-6,51</text:p>
          </table:table-cell>
          <table:table-cell table:style-name="ce34" office:value-type="float" office:value="-42.4816912627038" calcext:value-type="float">
            <text:p>-42,48</text:p>
          </table:table-cell>
          <table:table-cell table:style-name="ce87" office:value-type="float" office:value="9.57489476125725" calcext:value-type="float">
            <text:p>9,6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60.4250183105468" calcext:value-type="float">
            <text:p>60,43</text:p>
          </table:table-cell>
          <table:table-cell table:style-name="ce33" office:value-type="float" office:value="-6.05209827423095" calcext:value-type="float">
            <text:p>-6,05</text:p>
          </table:table-cell>
          <table:table-cell table:style-name="ce33" office:value-type="float" office:value="-39.3697280883789" calcext:value-type="float">
            <text:p>-39,37</text:p>
          </table:table-cell>
          <table:table-cell table:style-name="ce33" office:value-type="float" office:value="9.04705810546875" calcext:value-type="float">
            <text:p>9,05</text:p>
          </table:table-cell>
          <table:table-cell table:style-name="ce33" office:value-type="float" office:value="0.272231549024581" calcext:value-type="float">
            <text:p>0,27</text:p>
          </table:table-cell>
          <table:table-cell table:style-name="ce33" office:value-type="float" office:value="-6.07284593582153" calcext:value-type="float">
            <text:p>-6,07</text:p>
          </table:table-cell>
          <table:table-cell table:style-name="ce33" office:value-type="float" office:value="-40.9079704284667" calcext:value-type="float">
            <text:p>-40,91</text:p>
          </table:table-cell>
          <table:table-cell table:style-name="ce86" office:value-type="float" office:value="7.67479705810546" calcext:value-type="float">
            <text:p>7,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Fér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329" calcext:value-type="float">
            <text:p>50,33</text:p>
          </table:table-cell>
          <table:table-cell table:style-name="ce33" office:value-type="float" office:value="3.07299999999999" calcext:value-type="float">
            <text:p>3,07</text:p>
          </table:table-cell>
          <table:table-cell table:style-name="ce33" office:value-type="float" office:value="-6.58999999999999" calcext:value-type="float">
            <text:p>-6,59</text:p>
          </table:table-cell>
          <table:table-cell table:style-name="ce33" office:value-type="float" office:value="-44" calcext:value-type="float">
            <text:p>-44,0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69.9855880737304" calcext:value-type="float">
            <text:p>69,99</text:p>
          </table:table-cell>
          <table:table-cell table:style-name="ce33" office:value-type="float" office:value="-5.8649525642395" calcext:value-type="float">
            <text:p>-5,86</text:p>
          </table:table-cell>
          <table:table-cell table:style-name="ce33" office:value-type="float" office:value="-37.7372894287109" calcext:value-type="float">
            <text:p>-37,74</text:p>
          </table:table-cell>
          <table:table-cell table:style-name="ce33" office:value-type="float" office:value="9.18233108520507" calcext:value-type="float">
            <text:p>9,18</text:p>
          </table:table-cell>
          <table:table-cell table:style-name="ce33" office:value-type="float" office:value="0.221345350146293" calcext:value-type="float">
            <text:p>0,22</text:p>
          </table:table-cell>
          <table:table-cell table:style-name="ce33" office:value-type="float" office:value="-5.83382701873779" calcext:value-type="float">
            <text:p>-5,83</text:p>
          </table:table-cell>
          <table:table-cell table:style-name="ce33" office:value-type="float" office:value="-38.9423713684082" calcext:value-type="float">
            <text:p>-38,94</text:p>
          </table:table-cell>
          <table:table-cell table:style-name="ce86" office:value-type="float" office:value="7.72824478149414" calcext:value-type="float">
            <text:p>7,7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lermont-Ferran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779" calcext:value-type="float">
            <text:p>45,78</text:p>
          </table:table-cell>
          <table:table-cell table:style-name="ce33" office:value-type="float" office:value="3.08499999999999" calcext:value-type="float">
            <text:p>3,08</text:p>
          </table:table-cell>
          <table:table-cell table:style-name="ce33" office:value-type="float" office:value="-8.71" calcext:value-type="float">
            <text:p>-8,71</text:p>
          </table:table-cell>
          <table:table-cell table:style-name="ce33" office:value-type="float" office:value="-57.6" calcext:value-type="float">
            <text:p>-57,60</text:p>
          </table:table-cell>
          <table:table-cell table:style-name="ce86" office:value-type="float" office:value="12.0999999999999" calcext:value-type="float">
            <text:p>12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4.9057693481445" calcext:value-type="float">
            <text:p>74,91</text:p>
          </table:table-cell>
          <table:table-cell table:style-name="ce33" office:value-type="float" office:value="-6.59721994400024" calcext:value-type="float">
            <text:p>-6,60</text:p>
          </table:table-cell>
          <table:table-cell table:style-name="ce33" office:value-type="float" office:value="-42.0938453674316" calcext:value-type="float">
            <text:p>-42,09</text:p>
          </table:table-cell>
          <table:table-cell table:style-name="ce33" office:value-type="float" office:value="10.6839141845703" calcext:value-type="float">
            <text:p>10,68</text:p>
          </table:table-cell>
          <table:table-cell table:style-name="ce33" office:value-type="float" office:value="0.389120638370513" calcext:value-type="float">
            <text:p>0,39</text:p>
          </table:table-cell>
          <table:table-cell table:style-name="ce33" office:value-type="float" office:value="-6.3782615661621" calcext:value-type="float">
            <text:p>-6,38</text:p>
          </table:table-cell>
          <table:table-cell table:style-name="ce33" office:value-type="float" office:value="-41.9144973754882" calcext:value-type="float">
            <text:p>-41,91</text:p>
          </table:table-cell>
          <table:table-cell table:style-name="ce86" office:value-type="float" office:value="9.11159515380859" calcext:value-type="float">
            <text:p>9,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rz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81" calcext:value-type="float">
            <text:p>46,98</text:p>
          </table:table-cell>
          <table:table-cell table:style-name="ce33" office:value-type="float" office:value="3.08899999999999" calcext:value-type="float">
            <text:p>3,09</text:p>
          </table:table-cell>
          <table:table-cell table:style-name="ce64" office:value-type="float" office:value="-6.86" calcext:value-type="float">
            <text:p>-6,86</text:p>
          </table:table-cell>
          <table:table-cell table:style-name="ce33" office:value-type="float" office:value="-47.1" calcext:value-type="float">
            <text:p>-47,10</text:p>
          </table:table-cell>
          <table:table-cell table:style-name="ce86" office:value-type="float" office:value="7.79999999999999" calcext:value-type="float">
            <text:p>7,8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90.9649047851562" calcext:value-type="float">
            <text:p>90,96</text:p>
          </table:table-cell>
          <table:table-cell table:style-name="ce33" office:value-type="float" office:value="-5.73642396926879" calcext:value-type="float">
            <text:p>-5,74</text:p>
          </table:table-cell>
          <table:table-cell table:style-name="ce33" office:value-type="float" office:value="-35.6756286621093" calcext:value-type="float">
            <text:p>-35,68</text:p>
          </table:table-cell>
          <table:table-cell table:style-name="ce33" office:value-type="float" office:value="10.215763092041" calcext:value-type="float">
            <text:p>10,22</text:p>
          </table:table-cell>
          <table:table-cell table:style-name="ce33" office:value-type="float" office:value="0.608255863189697" calcext:value-type="float">
            <text:p>0,61</text:p>
          </table:table-cell>
          <table:table-cell table:style-name="ce33" office:value-type="float" office:value="-5.39461374282836" calcext:value-type="float">
            <text:p>-5,39</text:p>
          </table:table-cell>
          <table:table-cell table:style-name="ce33" office:value-type="float" office:value="-34.1678199768066" calcext:value-type="float">
            <text:p>-34,17</text:p>
          </table:table-cell>
          <table:table-cell table:style-name="ce86" office:value-type="float" office:value="8.98908996582031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Vinassa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216" calcext:value-type="float">
            <text:p>43,22</text:p>
          </table:table-cell>
          <table:table-cell table:style-name="ce33" office:value-type="float" office:value="3.09299999999999" calcext:value-type="float">
            <text:p>3,09</text:p>
          </table:table-cell>
          <table:table-cell table:style-name="ce33" office:value-type="float" office:value="-7.87999999999999" calcext:value-type="float">
            <text:p>-7,88</text:p>
          </table:table-cell>
          <table:table-cell table:style-name="ce33" office:value-type="float" office:value="-51.7999999999999" calcext:value-type="float">
            <text:p>-51,8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41.8837547302246" calcext:value-type="float">
            <text:p>41,88</text:p>
          </table:table-cell>
          <table:table-cell table:style-name="ce33" office:value-type="float" office:value="-4.76405096054077" calcext:value-type="float">
            <text:p>-4,76</text:p>
          </table:table-cell>
          <table:table-cell table:style-name="ce33" office:value-type="float" office:value="-28.6414203643798" calcext:value-type="float">
            <text:p>-28,64</text:p>
          </table:table-cell>
          <table:table-cell table:style-name="ce33" office:value-type="float" office:value="9.47098731994628" calcext:value-type="float">
            <text:p>9,47</text:p>
          </table:table-cell>
          <table:table-cell table:style-name="ce33" office:value-type="float" office:value="0.331133514642715" calcext:value-type="float">
            <text:p>0,33</text:p>
          </table:table-cell>
          <table:table-cell table:style-name="ce33" office:value-type="float" office:value="-4.46375179290771" calcext:value-type="float">
            <text:p>-4,46</text:p>
          </table:table-cell>
          <table:table-cell table:style-name="ce33" office:value-type="float" office:value="-27.6914958953857" calcext:value-type="float">
            <text:p>-27,69</text:p>
          </table:table-cell>
          <table:table-cell table:style-name="ce86" office:value-type="float" office:value="8.01851844787597" calcext:value-type="float">
            <text:p>8,02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Paulil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505" calcext:value-type="float">
            <text:p>42,51</text:p>
          </table:table-cell>
          <table:table-cell table:style-name="ce33" office:value-type="float" office:value="3.123" calcext:value-type="float">
            <text:p>3,12</text:p>
          </table:table-cell>
          <table:table-cell table:style-name="ce65" office:value-type="float" office:value="-7.36" calcext:value-type="float">
            <text:p>-7,36</text:p>
          </table:table-cell>
          <table:table-cell table:style-name="ce65" office:value-type="float" office:value="-46.2999999999999" calcext:value-type="float">
            <text:p>-46,30</text:p>
          </table:table-cell>
          <table:table-cell table:style-name="ce86" office:value-type="float" office:value="12.5999999999999" calcext:value-type="float">
            <text:p>12,60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38.2596969604492" calcext:value-type="float">
            <text:p>38,26</text:p>
          </table:table-cell>
          <table:table-cell table:style-name="ce33" office:value-type="float" office:value="-5.26305198669433" calcext:value-type="float">
            <text:p>-5,26</text:p>
          </table:table-cell>
          <table:table-cell table:style-name="ce33" office:value-type="float" office:value="-31.6424331665039" calcext:value-type="float">
            <text:p>-31,64</text:p>
          </table:table-cell>
          <table:table-cell table:style-name="ce33" office:value-type="float" office:value="10.4619827270507" calcext:value-type="float">
            <text:p>10,4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anyul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484" calcext:value-type="float">
            <text:p>42,48</text:p>
          </table:table-cell>
          <table:table-cell table:style-name="ce33" office:value-type="float" office:value="3.129" calcext:value-type="float">
            <text:p>3,13</text:p>
          </table:table-cell>
          <table:table-cell table:style-name="ce33" office:value-type="float" office:value="-7.4" calcext:value-type="float">
            <text:p>-7,40</text:p>
          </table:table-cell>
          <table:table-cell table:style-name="ce33" office:value-type="float" office:value="-46.5" calcext:value-type="float">
            <text:p>-46,50</text:p>
          </table:table-cell>
          <table:table-cell table:style-name="ce86" office:value-type="float" office:value="12.8" calcext:value-type="float">
            <text:p>12,80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38.2596969604492" calcext:value-type="float">
            <text:p>38,26</text:p>
          </table:table-cell>
          <table:table-cell table:style-name="ce33" office:value-type="float" office:value="-5.26305198669433" calcext:value-type="float">
            <text:p>-5,26</text:p>
          </table:table-cell>
          <table:table-cell table:style-name="ce33" office:value-type="float" office:value="-31.6424331665039" calcext:value-type="float">
            <text:p>-31,64</text:p>
          </table:table-cell>
          <table:table-cell table:style-name="ce33" office:value-type="float" office:value="10.4619827270507" calcext:value-type="float">
            <text:p>10,4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ev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939999999999" calcext:value-type="float">
            <text:p>46,99</text:p>
          </table:table-cell>
          <table:table-cell table:style-name="ce33" office:value-type="float" office:value="3.156" calcext:value-type="float">
            <text:p>3,16</text:p>
          </table:table-cell>
          <table:table-cell table:style-name="ce33" office:value-type="float" office:value="-6.79" calcext:value-type="float">
            <text:p>-6,79</text:p>
          </table:table-cell>
          <table:table-cell table:style-name="ce33" office:value-type="float" office:value="-47.3999999999999" calcext:value-type="float">
            <text:p>-47,40</text:p>
          </table:table-cell>
          <table:table-cell table:style-name="ce86" office:value-type="float" office:value="6.9" calcext:value-type="float">
            <text:p>6,9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90.9649047851562" calcext:value-type="float">
            <text:p>90,96</text:p>
          </table:table-cell>
          <table:table-cell table:style-name="ce33" office:value-type="float" office:value="-5.73642396926879" calcext:value-type="float">
            <text:p>-5,74</text:p>
          </table:table-cell>
          <table:table-cell table:style-name="ce33" office:value-type="float" office:value="-35.6756286621093" calcext:value-type="float">
            <text:p>-35,68</text:p>
          </table:table-cell>
          <table:table-cell table:style-name="ce33" office:value-type="float" office:value="10.215763092041" calcext:value-type="float">
            <text:p>10,22</text:p>
          </table:table-cell>
          <table:table-cell table:style-name="ce33" office:value-type="float" office:value="0.608255863189697" calcext:value-type="float">
            <text:p>0,61</text:p>
          </table:table-cell>
          <table:table-cell table:style-name="ce33" office:value-type="float" office:value="-5.39461374282836" calcext:value-type="float">
            <text:p>-5,39</text:p>
          </table:table-cell>
          <table:table-cell table:style-name="ce33" office:value-type="float" office:value="-34.1678199768066" calcext:value-type="float">
            <text:p>-34,17</text:p>
          </table:table-cell>
          <table:table-cell table:style-name="ce86" office:value-type="float" office:value="8.98908996582031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ermoise-sur-Lo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39" calcext:value-type="float">
            <text:p>46,94</text:p>
          </table:table-cell>
          <table:table-cell table:style-name="ce33" office:value-type="float" office:value="3.16" calcext:value-type="float">
            <text:p>3,16</text:p>
          </table:table-cell>
          <table:table-cell table:style-name="ce33" office:value-type="float" office:value="-6.69" calcext:value-type="float">
            <text:p>-6,69</text:p>
          </table:table-cell>
          <table:table-cell table:style-name="ce33" office:value-type="float" office:value="-45.6" calcext:value-type="float">
            <text:p>-45,60</text:p>
          </table:table-cell>
          <table:table-cell table:style-name="ce86" office:value-type="float" office:value="7.9" calcext:value-type="float">
            <text:p>7,9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90.9649047851562" calcext:value-type="float">
            <text:p>90,96</text:p>
          </table:table-cell>
          <table:table-cell table:style-name="ce33" office:value-type="float" office:value="-5.73642396926879" calcext:value-type="float">
            <text:p>-5,74</text:p>
          </table:table-cell>
          <table:table-cell table:style-name="ce33" office:value-type="float" office:value="-35.6756286621093" calcext:value-type="float">
            <text:p>-35,68</text:p>
          </table:table-cell>
          <table:table-cell table:style-name="ce33" office:value-type="float" office:value="10.215763092041" calcext:value-type="float">
            <text:p>10,22</text:p>
          </table:table-cell>
          <table:table-cell table:style-name="ce33" office:value-type="float" office:value="0.608255863189697" calcext:value-type="float">
            <text:p>0,61</text:p>
          </table:table-cell>
          <table:table-cell table:style-name="ce33" office:value-type="float" office:value="-5.39461374282836" calcext:value-type="float">
            <text:p>-5,39</text:p>
          </table:table-cell>
          <table:table-cell table:style-name="ce33" office:value-type="float" office:value="-34.1678199768066" calcext:value-type="float">
            <text:p>-34,17</text:p>
          </table:table-cell>
          <table:table-cell table:style-name="ce86" office:value-type="float" office:value="8.98908996582031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nstaing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6039999999999" calcext:value-type="float">
            <text:p>50,60</text:p>
          </table:table-cell>
          <table:table-cell table:style-name="ce33" office:value-type="float" office:value="3.19099999999999" calcext:value-type="float">
            <text:p>3,19</text:p>
          </table:table-cell>
          <table:table-cell table:style-name="ce33" office:value-type="float" office:value="-6.78" calcext:value-type="float">
            <text:p>-6,78</text:p>
          </table:table-cell>
          <table:table-cell table:style-name="ce33" office:value-type="float" office:value="-44.6" calcext:value-type="float">
            <text:p>-44,6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67.1138458251953" calcext:value-type="float">
            <text:p>67,11</text:p>
          </table:table-cell>
          <table:table-cell table:style-name="ce33" office:value-type="float" office:value="-5.97060489654541" calcext:value-type="float">
            <text:p>-5,97</text:p>
          </table:table-cell>
          <table:table-cell table:style-name="ce33" office:value-type="float" office:value="-38.7764015197753" calcext:value-type="float">
            <text:p>-38,78</text:p>
          </table:table-cell>
          <table:table-cell table:style-name="ce33" office:value-type="float" office:value="8.98843765258789" calcext:value-type="float">
            <text:p>8,99</text:p>
          </table:table-cell>
          <table:table-cell table:style-name="ce33" office:value-type="float" office:value="0.306357830762863" calcext:value-type="float">
            <text:p>0,31</text:p>
          </table:table-cell>
          <table:table-cell table:style-name="ce33" office:value-type="float" office:value="-6.00736570358276" calcext:value-type="float">
            <text:p>-6,01</text:p>
          </table:table-cell>
          <table:table-cell table:style-name="ce33" office:value-type="float" office:value="-40.3934020996093" calcext:value-type="float">
            <text:p>-40,39</text:p>
          </table:table-cell>
          <table:table-cell table:style-name="ce86" office:value-type="float" office:value="7.66552352905273" calcext:value-type="float">
            <text:p>7,6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recy sur Vr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968" calcext:value-type="float">
            <text:p>47,97</text:p>
          </table:table-cell>
          <table:table-cell table:style-name="ce33" office:value-type="float" office:value="3.24699999999999" calcext:value-type="float">
            <text:p>3,25</text:p>
          </table:table-cell>
          <table:table-cell table:style-name="ce33" office:value-type="float" office:value="-7.23" calcext:value-type="float">
            <text:p>-7,23</text:p>
          </table:table-cell>
          <table:table-cell table:style-name="ce33" office:value-type="float" office:value="-48" calcext:value-type="float">
            <text:p>-48,0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5.5165634155273" calcext:value-type="float">
            <text:p>75,52</text:p>
          </table:table-cell>
          <table:table-cell table:style-name="ce33" office:value-type="float" office:value="-5.75603532791137" calcext:value-type="float">
            <text:p>-5,76</text:p>
          </table:table-cell>
          <table:table-cell table:style-name="ce33" office:value-type="float" office:value="-36.514419555664" calcext:value-type="float">
            <text:p>-36,51</text:p>
          </table:table-cell>
          <table:table-cell table:style-name="ce33" office:value-type="float" office:value="9.53386306762695" calcext:value-type="float">
            <text:p>9,53</text:p>
          </table:table-cell>
          <table:table-cell table:style-name="ce33" office:value-type="float" office:value="0.239923611283302" calcext:value-type="float">
            <text:p>0,24</text:p>
          </table:table-cell>
          <table:table-cell table:style-name="ce33" office:value-type="float" office:value="-5.52296209335327" calcext:value-type="float">
            <text:p>-5,52</text:p>
          </table:table-cell>
          <table:table-cell table:style-name="ce33" office:value-type="float" office:value="-35.8043937683105" calcext:value-type="float">
            <text:p>-35,80</text:p>
          </table:table-cell>
          <table:table-cell table:style-name="ce86" office:value-type="float" office:value="8.37930297851562" calcext:value-type="float">
            <text:p>8,3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Isso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429999999999" calcext:value-type="float">
            <text:p>45,54</text:p>
          </table:table-cell>
          <table:table-cell table:style-name="ce33" office:value-type="float" office:value="3.248" calcext:value-type="float">
            <text:p>3,25</text:p>
          </table:table-cell>
          <table:table-cell table:style-name="ce33" office:value-type="float" office:value="-8.25999999999999" calcext:value-type="float">
            <text:p>-8,26</text:p>
          </table:table-cell>
          <table:table-cell table:style-name="ce33" office:value-type="float" office:value="-53.7999999999999" calcext:value-type="float">
            <text:p>-53,80</text:p>
          </table:table-cell>
          <table:table-cell table:style-name="ce86" office:value-type="float" office:value="12.3" calcext:value-type="float">
            <text:p>12,3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4.9057693481445" calcext:value-type="float">
            <text:p>74,91</text:p>
          </table:table-cell>
          <table:table-cell table:style-name="ce33" office:value-type="float" office:value="-6.59721994400024" calcext:value-type="float">
            <text:p>-6,60</text:p>
          </table:table-cell>
          <table:table-cell table:style-name="ce33" office:value-type="float" office:value="-42.0938453674316" calcext:value-type="float">
            <text:p>-42,09</text:p>
          </table:table-cell>
          <table:table-cell table:style-name="ce33" office:value-type="float" office:value="10.6839141845703" calcext:value-type="float">
            <text:p>10,68</text:p>
          </table:table-cell>
          <table:table-cell table:style-name="ce33" office:value-type="float" office:value="0.389120638370513" calcext:value-type="float">
            <text:p>0,39</text:p>
          </table:table-cell>
          <table:table-cell table:style-name="ce33" office:value-type="float" office:value="-6.3782615661621" calcext:value-type="float">
            <text:p>-6,38</text:p>
          </table:table-cell>
          <table:table-cell table:style-name="ce33" office:value-type="float" office:value="-41.9144973754882" calcext:value-type="float">
            <text:p>-41,91</text:p>
          </table:table-cell>
          <table:table-cell table:style-name="ce86" office:value-type="float" office:value="9.11159515380859" calcext:value-type="float">
            <text:p>9,1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Germain-Lambr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72" calcext:value-type="float">
            <text:p>45,47</text:p>
          </table:table-cell>
          <table:table-cell table:style-name="ce33" office:value-type="float" office:value="3.249" calcext:value-type="float">
            <text:p>3,25</text:p>
          </table:table-cell>
          <table:table-cell table:style-name="ce33" office:value-type="float" office:value="-8.25999999999999" calcext:value-type="float">
            <text:p>-8,26</text:p>
          </table:table-cell>
          <table:table-cell table:style-name="ce33" office:value-type="float" office:value="-54.1" calcext:value-type="float">
            <text:p>-54,1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4.9057693481445" calcext:value-type="float">
            <text:p>74,91</text:p>
          </table:table-cell>
          <table:table-cell table:style-name="ce33" office:value-type="float" office:value="-6.59721994400024" calcext:value-type="float">
            <text:p>-6,60</text:p>
          </table:table-cell>
          <table:table-cell table:style-name="ce33" office:value-type="float" office:value="-42.0938453674316" calcext:value-type="float">
            <text:p>-42,09</text:p>
          </table:table-cell>
          <table:table-cell table:style-name="ce33" office:value-type="float" office:value="10.6839141845703" calcext:value-type="float">
            <text:p>10,68</text:p>
          </table:table-cell>
          <table:table-cell table:style-name="ce33" office:value-type="float" office:value="0.389120638370513" calcext:value-type="float">
            <text:p>0,39</text:p>
          </table:table-cell>
          <table:table-cell table:style-name="ce33" office:value-type="float" office:value="-6.3782615661621" calcext:value-type="float">
            <text:p>-6,38</text:p>
          </table:table-cell>
          <table:table-cell table:style-name="ce33" office:value-type="float" office:value="-41.9144973754882" calcext:value-type="float">
            <text:p>-41,91</text:p>
          </table:table-cell>
          <table:table-cell table:style-name="ce86" office:value-type="float" office:value="9.11159515380859" calcext:value-type="float">
            <text:p>9,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rvejol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559999999999" calcext:value-type="float">
            <text:p>44,56</text:p>
          </table:table-cell>
          <table:table-cell table:style-name="ce33" office:value-type="float" office:value="3.25599999999999" calcext:value-type="float">
            <text:p>3,26</text:p>
          </table:table-cell>
          <table:table-cell table:style-name="ce33" office:value-type="float" office:value="-8.43999999999999" calcext:value-type="float">
            <text:p>-8,44</text:p>
          </table:table-cell>
          <table:table-cell table:style-name="ce33" office:value-type="float" office:value="-54.2999999999999" calcext:value-type="float">
            <text:p>-54,30</text:p>
          </table:table-cell>
          <table:table-cell table:style-name="ce86" office:value-type="float" office:value="13.3" calcext:value-type="float">
            <text:p>13,3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94.6411514282226" calcext:value-type="float">
            <text:p>94,64</text:p>
          </table:table-cell>
          <table:table-cell table:style-name="ce33" office:value-type="float" office:value="-6.67012119293212" calcext:value-type="float">
            <text:p>-6,67</text:p>
          </table:table-cell>
          <table:table-cell table:style-name="ce33" office:value-type="float" office:value="-41.3448791503906" calcext:value-type="float">
            <text:p>-41,34</text:p>
          </table:table-cell>
          <table:table-cell table:style-name="ce33" office:value-type="float" office:value="12.0160903930664" calcext:value-type="float">
            <text:p>12,02</text:p>
          </table:table-cell>
          <table:table-cell table:style-name="ce33" office:value-type="float" office:value="0.50378131866455" calcext:value-type="float">
            <text:p>0,50</text:p>
          </table:table-cell>
          <table:table-cell table:style-name="ce33" office:value-type="float" office:value="-5.8431077003479" calcext:value-type="float">
            <text:p>-5,84</text:p>
          </table:table-cell>
          <table:table-cell table:style-name="ce33" office:value-type="float" office:value="-37.757225036621" calcext:value-type="float">
            <text:p>-37,76</text:p>
          </table:table-cell>
          <table:table-cell table:style-name="ce86" office:value-type="float" office:value="8.9876365661621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ézi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343" calcext:value-type="float">
            <text:p>43,34</text:p>
          </table:table-cell>
          <table:table-cell table:style-name="ce33" office:value-type="float" office:value="3.289" calcext:value-type="float">
            <text:p>3,29</text:p>
          </table:table-cell>
          <table:table-cell table:style-name="ce33" office:value-type="float" office:value="-5.96999999999999" calcext:value-type="float">
            <text:p>-5,97</text:p>
          </table:table-cell>
          <table:table-cell table:style-name="ce33" office:value-type="float" office:value="-34.2999999999999" calcext:value-type="float">
            <text:p>-34,30</text:p>
          </table:table-cell>
          <table:table-cell table:style-name="ce86" office:value-type="float" office:value="13.5" calcext:value-type="float">
            <text:p>13,5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41.8837547302246" calcext:value-type="float">
            <text:p>41,88</text:p>
          </table:table-cell>
          <table:table-cell table:style-name="ce33" office:value-type="float" office:value="-4.76405096054077" calcext:value-type="float">
            <text:p>-4,76</text:p>
          </table:table-cell>
          <table:table-cell table:style-name="ce33" office:value-type="float" office:value="-28.6414203643798" calcext:value-type="float">
            <text:p>-28,64</text:p>
          </table:table-cell>
          <table:table-cell table:style-name="ce33" office:value-type="float" office:value="9.47098731994628" calcext:value-type="float">
            <text:p>9,47</text:p>
          </table:table-cell>
          <table:table-cell table:style-name="ce33" office:value-type="float" office:value="0.331133514642715" calcext:value-type="float">
            <text:p>0,33</text:p>
          </table:table-cell>
          <table:table-cell table:style-name="ce33" office:value-type="float" office:value="-4.46375179290771" calcext:value-type="float">
            <text:p>-4,46</text:p>
          </table:table-cell>
          <table:table-cell table:style-name="ce33" office:value-type="float" office:value="-27.6914958953857" calcext:value-type="float">
            <text:p>-27,69</text:p>
          </table:table-cell>
          <table:table-cell table:style-name="ce86" office:value-type="float" office:value="8.01851844787597" calcext:value-type="float">
            <text:p>8,0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oisso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669999999999" calcext:value-type="float">
            <text:p>49,37</text:p>
          </table:table-cell>
          <table:table-cell table:style-name="ce33" office:value-type="float" office:value="3.31899999999999" calcext:value-type="float">
            <text:p>3,32</text:p>
          </table:table-cell>
          <table:table-cell table:style-name="ce33" office:value-type="float" office:value="-6.4" calcext:value-type="float">
            <text:p>-6,40</text:p>
          </table:table-cell>
          <table:table-cell table:style-name="ce33" office:value-type="float" office:value="-44.2999999999999" calcext:value-type="float">
            <text:p>-44,30</text:p>
          </table:table-cell>
          <table:table-cell table:style-name="ce86" office:value-type="float" office:value="6.9" calcext:value-type="float">
            <text:p>6,9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69.4119491577148" calcext:value-type="float">
            <text:p>69,41</text:p>
          </table:table-cell>
          <table:table-cell table:style-name="ce33" office:value-type="float" office:value="-5.77026605606079" calcext:value-type="float">
            <text:p>-5,77</text:p>
          </table:table-cell>
          <table:table-cell table:style-name="ce33" office:value-type="float" office:value="-36.555320739746" calcext:value-type="float">
            <text:p>-36,56</text:p>
          </table:table-cell>
          <table:table-cell table:style-name="ce33" office:value-type="float" office:value="9.60680770874023" calcext:value-type="float">
            <text:p>9,61</text:p>
          </table:table-cell>
          <table:table-cell table:style-name="ce33" office:value-type="float" office:value="0.201550468802452" calcext:value-type="float">
            <text:p>0,20</text:p>
          </table:table-cell>
          <table:table-cell table:style-name="ce33" office:value-type="float" office:value="-5.78863143920898" calcext:value-type="float">
            <text:p>-5,79</text:p>
          </table:table-cell>
          <table:table-cell table:style-name="ce33" office:value-type="float" office:value="-38.0506782531738" calcext:value-type="float">
            <text:p>-38,05</text:p>
          </table:table-cell>
          <table:table-cell table:style-name="ce86" office:value-type="float" office:value="8.25837326049804" calcext:value-type="float">
            <text:p>8,2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es Vailhé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7" calcext:value-type="float">
            <text:p>43,67</text:p>
          </table:table-cell>
          <table:table-cell table:style-name="ce33" office:value-type="float" office:value="3.35599999999999" calcext:value-type="float">
            <text:p>3,36</text:p>
          </table:table-cell>
          <table:table-cell table:style-name="ce33" office:value-type="float" office:value="-6.04999999999999" calcext:value-type="float">
            <text:p>-6,05</text:p>
          </table:table-cell>
          <table:table-cell table:style-name="ce33" office:value-type="float" office:value="-33.5" calcext:value-type="float">
            <text:p>-33,50</text:p>
          </table:table-cell>
          <table:table-cell table:style-name="ce86" office:value-type="float" office:value="14.9" calcext:value-type="float">
            <text:p>14,9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8.4244155883789" calcext:value-type="float">
            <text:p>78,42</text:p>
          </table:table-cell>
          <table:table-cell table:style-name="ce33" office:value-type="float" office:value="-5.1094331741333" calcext:value-type="float">
            <text:p>-5,11</text:p>
          </table:table-cell>
          <table:table-cell table:style-name="ce33" office:value-type="float" office:value="-28.7168369293212" calcext:value-type="float">
            <text:p>-28,72</text:p>
          </table:table-cell>
          <table:table-cell table:style-name="ce33" office:value-type="float" office:value="12.1586284637451" calcext:value-type="float">
            <text:p>12,16</text:p>
          </table:table-cell>
          <table:table-cell table:style-name="ce33" office:value-type="float" office:value="0.350018471479415" calcext:value-type="float">
            <text:p>0,35</text:p>
          </table:table-cell>
          <table:table-cell table:style-name="ce33" office:value-type="float" office:value="-4.62285423278808" calcext:value-type="float">
            <text:p>-4,62</text:p>
          </table:table-cell>
          <table:table-cell table:style-name="ce33" office:value-type="float" office:value="-26.8217620849609" calcext:value-type="float">
            <text:p>-26,82</text:p>
          </table:table-cell>
          <table:table-cell table:style-name="ce86" office:value-type="float" office:value="10.1610717773437" calcext:value-type="float">
            <text:p>10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lermont l'Héraul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289999999999" calcext:value-type="float">
            <text:p>43,63</text:p>
          </table:table-cell>
          <table:table-cell table:style-name="ce33" office:value-type="float" office:value="3.42099999999999" calcext:value-type="float">
            <text:p>3,42</text:p>
          </table:table-cell>
          <table:table-cell table:style-name="ce33" office:value-type="float" office:value="-6.09999999999999" calcext:value-type="float">
            <text:p>-6,10</text:p>
          </table:table-cell>
          <table:table-cell table:style-name="ce33" office:value-type="float" office:value="-35" calcext:value-type="float">
            <text:p>-35,00</text:p>
          </table:table-cell>
          <table:table-cell table:style-name="ce86" office:value-type="float" office:value="13.8" calcext:value-type="float">
            <text:p>13,8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78.4244155883789" calcext:value-type="float">
            <text:p>78,42</text:p>
          </table:table-cell>
          <table:table-cell table:style-name="ce33" office:value-type="float" office:value="-5.1094331741333" calcext:value-type="float">
            <text:p>-5,11</text:p>
          </table:table-cell>
          <table:table-cell table:style-name="ce33" office:value-type="float" office:value="-28.7168369293212" calcext:value-type="float">
            <text:p>-28,72</text:p>
          </table:table-cell>
          <table:table-cell table:style-name="ce33" office:value-type="float" office:value="12.1586284637451" calcext:value-type="float">
            <text:p>12,16</text:p>
          </table:table-cell>
          <table:table-cell table:style-name="ce33" office:value-type="float" office:value="0.350018471479415" calcext:value-type="float">
            <text:p>0,35</text:p>
          </table:table-cell>
          <table:table-cell table:style-name="ce33" office:value-type="float" office:value="-4.62285423278808" calcext:value-type="float">
            <text:p>-4,62</text:p>
          </table:table-cell>
          <table:table-cell table:style-name="ce33" office:value-type="float" office:value="-26.8217620849609" calcext:value-type="float">
            <text:p>-26,82</text:p>
          </table:table-cell>
          <table:table-cell table:style-name="ce86" office:value-type="float" office:value="10.1610717773437" calcext:value-type="float">
            <text:p>10,1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lencien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359" calcext:value-type="float">
            <text:p>50,36</text:p>
          </table:table-cell>
          <table:table-cell table:style-name="ce33" office:value-type="float" office:value="3.524" calcext:value-type="float">
            <text:p>3,52</text:p>
          </table:table-cell>
          <table:table-cell table:style-name="ce33" office:value-type="float" office:value="-7.03" calcext:value-type="float">
            <text:p>-7,03</text:p>
          </table:table-cell>
          <table:table-cell table:style-name="ce33" office:value-type="float" office:value="-45.8999999999999" calcext:value-type="float">
            <text:p>-45,9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6.6662063598632" calcext:value-type="float">
            <text:p>76,67</text:p>
          </table:table-cell>
          <table:table-cell table:style-name="ce33" office:value-type="float" office:value="-5.84314012527465" calcext:value-type="float">
            <text:p>-5,84</text:p>
          </table:table-cell>
          <table:table-cell table:style-name="ce33" office:value-type="float" office:value="-37.5462684631347" calcext:value-type="float">
            <text:p>-37,55</text:p>
          </table:table-cell>
          <table:table-cell table:style-name="ce33" office:value-type="float" office:value="9.1988525390625" calcext:value-type="float">
            <text:p>9,20</text:p>
          </table:table-cell>
          <table:table-cell table:style-name="ce33" office:value-type="float" office:value="0.204590857028961" calcext:value-type="float">
            <text:p>0,20</text:p>
          </table:table-cell>
          <table:table-cell table:style-name="ce33" office:value-type="float" office:value="-5.85219001770019" calcext:value-type="float">
            <text:p>-5,85</text:p>
          </table:table-cell>
          <table:table-cell table:style-name="ce33" office:value-type="float" office:value="-38.8532638549804" calcext:value-type="float">
            <text:p>-38,85</text:p>
          </table:table-cell>
          <table:table-cell table:style-name="ce86" office:value-type="float" office:value="7.96425628662109" calcext:value-type="float">
            <text:p>7,9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hi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81" calcext:value-type="float">
            <text:p>45,88</text:p>
          </table:table-cell>
          <table:table-cell table:style-name="ce33" office:value-type="float" office:value="3.572" calcext:value-type="float">
            <text:p>3,57</text:p>
          </table:table-cell>
          <table:table-cell table:style-name="ce33" office:value-type="float" office:value="-8.39" calcext:value-type="float">
            <text:p>-8,39</text:p>
          </table:table-cell>
          <table:table-cell table:style-name="ce33" office:value-type="float" office:value="-54.7" calcext:value-type="float">
            <text:p>-54,70</text:p>
          </table:table-cell>
          <table:table-cell table:style-name="ce86" office:value-type="float" office:value="12.4" calcext:value-type="float">
            <text:p>12,4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59.9483528137207" calcext:value-type="float">
            <text:p>59,95</text:p>
          </table:table-cell>
          <table:table-cell table:style-name="ce33" office:value-type="float" office:value="-6.28287744522094" calcext:value-type="float">
            <text:p>-6,28</text:p>
          </table:table-cell>
          <table:table-cell table:style-name="ce33" office:value-type="float" office:value="-40.7607765197753" calcext:value-type="float">
            <text:p>-40,76</text:p>
          </table:table-cell>
          <table:table-cell table:style-name="ce33" office:value-type="float" office:value="9.50224304199218" calcext:value-type="float">
            <text:p>9,50</text:p>
          </table:table-cell>
          <table:table-cell table:style-name="ce33" office:value-type="float" office:value="0.412637323141098" calcext:value-type="float">
            <text:p>0,41</text:p>
          </table:table-cell>
          <table:table-cell table:style-name="ce33" office:value-type="float" office:value="-6.21092653274536" calcext:value-type="float">
            <text:p>-6,21</text:p>
          </table:table-cell>
          <table:table-cell table:style-name="ce33" office:value-type="float" office:value="-41.2251510620117" calcext:value-type="float">
            <text:p>-41,23</text:p>
          </table:table-cell>
          <table:table-cell table:style-name="ce86" office:value-type="float" office:value="8.46226119995117" calcext:value-type="float">
            <text:p>8,4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ét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449999999999" calcext:value-type="float">
            <text:p>47,84</text:p>
          </table:table-cell>
          <table:table-cell table:style-name="ce33" office:value-type="float" office:value="3.60999999999999" calcext:value-type="float">
            <text:p>3,61</text:p>
          </table:table-cell>
          <table:table-cell table:style-name="ce33" office:value-type="float" office:value="-7" calcext:value-type="float">
            <text:p>-7,00</text:p>
          </table:table-cell>
          <table:table-cell table:style-name="ce33" office:value-type="float" office:value="-46.5" calcext:value-type="float">
            <text:p>-46,50</text:p>
          </table:table-cell>
          <table:table-cell table:style-name="ce86" office:value-type="float" office:value="9.5" calcext:value-type="float">
            <text:p>9,5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91.134651184082" calcext:value-type="float">
            <text:p>91,13</text:p>
          </table:table-cell>
          <table:table-cell table:style-name="ce33" office:value-type="float" office:value="-5.95712327957153" calcext:value-type="float">
            <text:p>-5,96</text:p>
          </table:table-cell>
          <table:table-cell table:style-name="ce33" office:value-type="float" office:value="-37.6136894226074" calcext:value-type="float">
            <text:p>-37,61</text:p>
          </table:table-cell>
          <table:table-cell table:style-name="ce33" office:value-type="float" office:value="10.0432968139648" calcext:value-type="float">
            <text:p>10,04</text:p>
          </table:table-cell>
          <table:table-cell table:style-name="ce33" office:value-type="float" office:value="0.267518460750579" calcext:value-type="float">
            <text:p>0,27</text:p>
          </table:table-cell>
          <table:table-cell table:style-name="ce33" office:value-type="float" office:value="-5.66822624206542" calcext:value-type="float">
            <text:p>-5,67</text:p>
          </table:table-cell>
          <table:table-cell table:style-name="ce33" office:value-type="float" office:value="-36.8073616027832" calcext:value-type="float">
            <text:p>-36,81</text:p>
          </table:table-cell>
          <table:table-cell table:style-name="ce86" office:value-type="float" office:value="8.53844833374023" calcext:value-type="float">
            <text:p>8,5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imandr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1199999999999" calcext:value-type="float">
            <text:p>45,12</text:p>
          </table:table-cell>
          <table:table-cell table:style-name="ce33" office:value-type="float" office:value="3.716" calcext:value-type="float">
            <text:p>3,72</text:p>
          </table:table-cell>
          <table:table-cell table:style-name="ce33" office:value-type="float" office:value="-9.4" calcext:value-type="float">
            <text:p>-9,40</text:p>
          </table:table-cell>
          <table:table-cell table:style-name="ce33" office:value-type="float" office:value="-63.3999999999999" calcext:value-type="float">
            <text:p>-63,4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80.0529251098632" calcext:value-type="float">
            <text:p>80,05</text:p>
          </table:table-cell>
          <table:table-cell table:style-name="ce33" office:value-type="float" office:value="-6.79830837249755" calcext:value-type="float">
            <text:p>-6,80</text:p>
          </table:table-cell>
          <table:table-cell table:style-name="ce33" office:value-type="float" office:value="-43.4592208862304" calcext:value-type="float">
            <text:p>-43,46</text:p>
          </table:table-cell>
          <table:table-cell table:style-name="ce33" office:value-type="float" office:value="10.92724609375" calcext:value-type="float">
            <text:p>10,93</text:p>
          </table:table-cell>
          <table:table-cell table:style-name="ce33" office:value-type="float" office:value="0.56198239326477" calcext:value-type="float">
            <text:p>0,56</text:p>
          </table:table-cell>
          <table:table-cell table:style-name="ce33" office:value-type="float" office:value="-6.43166875839233" calcext:value-type="float">
            <text:p>-6,43</text:p>
          </table:table-cell>
          <table:table-cell table:style-name="ce33" office:value-type="float" office:value="-42.9109230041503" calcext:value-type="float">
            <text:p>-42,91</text:p>
          </table:table-cell>
          <table:table-cell table:style-name="ce86" office:value-type="float" office:value="8.54242706298828" calcext:value-type="float">
            <text:p>8,5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ézan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25" calcext:value-type="float">
            <text:p>48,73</text:p>
          </table:table-cell>
          <table:table-cell table:style-name="ce33" office:value-type="float" office:value="3.721" calcext:value-type="float">
            <text:p>3,72</text:p>
          </table:table-cell>
          <table:table-cell table:style-name="ce33" office:value-type="float" office:value="-7.37" calcext:value-type="float">
            <text:p>-7,37</text:p>
          </table:table-cell>
          <table:table-cell table:style-name="ce33" office:value-type="float" office:value="-48" calcext:value-type="float">
            <text:p>-48,0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0.4218826293945" calcext:value-type="float">
            <text:p>70,42</text:p>
          </table:table-cell>
          <table:table-cell table:style-name="ce33" office:value-type="float" office:value="-5.54436874389648" calcext:value-type="float">
            <text:p>-5,54</text:p>
          </table:table-cell>
          <table:table-cell table:style-name="ce33" office:value-type="float" office:value="-34.7871208190917" calcext:value-type="float">
            <text:p>-34,79</text:p>
          </table:table-cell>
          <table:table-cell table:style-name="ce33" office:value-type="float" office:value="9.56782913208007" calcext:value-type="float">
            <text:p>9,57</text:p>
          </table:table-cell>
          <table:table-cell table:style-name="ce33" office:value-type="float" office:value="0.191766187548637" calcext:value-type="float">
            <text:p>0,19</text:p>
          </table:table-cell>
          <table:table-cell table:style-name="ce33" office:value-type="float" office:value="-5.25653743743896" calcext:value-type="float">
            <text:p>-5,26</text:p>
          </table:table-cell>
          <table:table-cell table:style-name="ce33" office:value-type="float" office:value="-33.885887145996" calcext:value-type="float">
            <text:p>-33,89</text:p>
          </table:table-cell>
          <table:table-cell table:style-name="ce86" office:value-type="float" office:value="8.16641235351562" calcext:value-type="float">
            <text:p>8,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ezezla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466" calcext:value-type="float">
            <text:p>47,47</text:p>
          </table:table-cell>
          <table:table-cell table:style-name="ce33" office:value-type="float" office:value="3.745" calcext:value-type="float">
            <text:p>3,75</text:p>
          </table:table-cell>
          <table:table-cell table:style-name="ce33" office:value-type="float" office:value="-7.42999999999999" calcext:value-type="float">
            <text:p>-7,43</text:p>
          </table:table-cell>
          <table:table-cell table:style-name="ce33" office:value-type="float" office:value="-49.2" calcext:value-type="float">
            <text:p>-49,2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89.586196899414" calcext:value-type="float">
            <text:p>89,59</text:p>
          </table:table-cell>
          <table:table-cell table:style-name="ce33" office:value-type="float" office:value="-5.92149448394775" calcext:value-type="float">
            <text:p>-5,92</text:p>
          </table:table-cell>
          <table:table-cell table:style-name="ce33" office:value-type="float" office:value="-36.8294563293457" calcext:value-type="float">
            <text:p>-36,83</text:p>
          </table:table-cell>
          <table:table-cell table:style-name="ce33" office:value-type="float" office:value="10.5424995422363" calcext:value-type="float">
            <text:p>10,54</text:p>
          </table:table-cell>
          <table:table-cell table:style-name="ce33" office:value-type="float" office:value="0.507927954196929" calcext:value-type="float">
            <text:p>0,51</text:p>
          </table:table-cell>
          <table:table-cell table:style-name="ce33" office:value-type="float" office:value="-5.56915855407714" calcext:value-type="float">
            <text:p>-5,57</text:p>
          </table:table-cell>
          <table:table-cell table:style-name="ce33" office:value-type="float" office:value="-35.7755279541015" calcext:value-type="float">
            <text:p>-35,78</text:p>
          </table:table-cell>
          <table:table-cell table:style-name="ce86" office:value-type="float" office:value="8.77774047851562" calcext:value-type="float">
            <text:p>8,7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ndenes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119999999999" calcext:value-type="float">
            <text:p>46,91</text:p>
          </table:table-cell>
          <table:table-cell table:style-name="ce33" office:value-type="float" office:value="3.761" calcext:value-type="float">
            <text:p>3,76</text:p>
          </table:table-cell>
          <table:table-cell table:style-name="ce33" office:value-type="float" office:value="-6.76999999999999" calcext:value-type="float">
            <text:p>-6,77</text:p>
          </table:table-cell>
          <table:table-cell table:style-name="ce33" office:value-type="float" office:value="-46.2" calcext:value-type="float">
            <text:p>-46,20</text:p>
          </table:table-cell>
          <table:table-cell table:style-name="ce86" office:value-type="float" office:value="8" calcext:value-type="float">
            <text:p>8,0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92.6838836669921" calcext:value-type="float">
            <text:p>92,68</text:p>
          </table:table-cell>
          <table:table-cell table:style-name="ce33" office:value-type="float" office:value="-5.61321687698364" calcext:value-type="float">
            <text:p>-5,61</text:p>
          </table:table-cell>
          <table:table-cell table:style-name="ce33" office:value-type="float" office:value="-34.3212776184082" calcext:value-type="float">
            <text:p>-34,32</text:p>
          </table:table-cell>
          <table:table-cell table:style-name="ce33" office:value-type="float" office:value="10.5844573974609" calcext:value-type="float">
            <text:p>10,58</text:p>
          </table:table-cell>
          <table:table-cell table:style-name="ce33" office:value-type="float" office:value="0.728162288665771" calcext:value-type="float">
            <text:p>0,73</text:p>
          </table:table-cell>
          <table:table-cell table:style-name="ce33" office:value-type="float" office:value="-5.15700387954711" calcext:value-type="float">
            <text:p>-5,16</text:p>
          </table:table-cell>
          <table:table-cell table:style-name="ce33" office:value-type="float" office:value="-31.9475135803222" calcext:value-type="float">
            <text:p>-31,95</text:p>
          </table:table-cell>
          <table:table-cell table:style-name="ce86" office:value-type="float" office:value="9.30851745605468" calcext:value-type="float">
            <text:p>9,3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ierrefite-sur-Loi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503" calcext:value-type="float">
            <text:p>46,50</text:p>
          </table:table-cell>
          <table:table-cell table:style-name="ce33" office:value-type="float" office:value="3.781" calcext:value-type="float">
            <text:p>3,78</text:p>
          </table:table-cell>
          <table:table-cell table:style-name="ce33" office:value-type="float" office:value="-7.54999999999999" calcext:value-type="float">
            <text:p>-7,55</text:p>
          </table:table-cell>
          <table:table-cell table:style-name="ce33" office:value-type="float" office:value="-51.2999999999999" calcext:value-type="float">
            <text:p>-51,30</text:p>
          </table:table-cell>
          <table:table-cell table:style-name="ce86" office:value-type="float" office:value="9.09999999999999" calcext:value-type="float">
            <text:p>9,1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80.1123275756835" calcext:value-type="float">
            <text:p>80,11</text:p>
          </table:table-cell>
          <table:table-cell table:style-name="ce33" office:value-type="float" office:value="-5.50437259674072" calcext:value-type="float">
            <text:p>-5,50</text:p>
          </table:table-cell>
          <table:table-cell table:style-name="ce33" office:value-type="float" office:value="-34.7838325500488" calcext:value-type="float">
            <text:p>-34,78</text:p>
          </table:table-cell>
          <table:table-cell table:style-name="ce33" office:value-type="float" office:value="9.25114822387695" calcext:value-type="float">
            <text:p>9,25</text:p>
          </table:table-cell>
          <table:table-cell table:style-name="ce33" office:value-type="float" office:value="0.664724707603454" calcext:value-type="float">
            <text:p>0,66</text:p>
          </table:table-cell>
          <table:table-cell table:style-name="ce33" office:value-type="float" office:value="-5.39306783676147" calcext:value-type="float">
            <text:p>-5,39</text:p>
          </table:table-cell>
          <table:table-cell table:style-name="ce33" office:value-type="float" office:value="-34.5301971435546" calcext:value-type="float">
            <text:p>-34,53</text:p>
          </table:table-cell>
          <table:table-cell table:style-name="ce86" office:value-type="float" office:value="8.6143455505371" calcext:value-type="float">
            <text:p>8,6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Hippolyte du For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669999999999" calcext:value-type="float">
            <text:p>43,97</text:p>
          </table:table-cell>
          <table:table-cell table:style-name="ce33" office:value-type="float" office:value="3.858" calcext:value-type="float">
            <text:p>3,86</text:p>
          </table:table-cell>
          <table:table-cell table:style-name="ce33" office:value-type="float" office:value="-5.80999999999999" calcext:value-type="float">
            <text:p>-5,81</text:p>
          </table:table-cell>
          <table:table-cell table:style-name="ce33" office:value-type="float" office:value="-31.8" calcext:value-type="float">
            <text:p>-31,80</text:p>
          </table:table-cell>
          <table:table-cell table:style-name="ce86" office:value-type="float" office:value="14.8" calcext:value-type="float">
            <text:p>14,8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56.8460578918457" calcext:value-type="float">
            <text:p>56,85</text:p>
          </table:table-cell>
          <table:table-cell table:style-name="ce33" office:value-type="float" office:value="-5.20903348922729" calcext:value-type="float">
            <text:p>-5,21</text:p>
          </table:table-cell>
          <table:table-cell table:style-name="ce33" office:value-type="float" office:value="-30.6461181640625" calcext:value-type="float">
            <text:p>-30,65</text:p>
          </table:table-cell>
          <table:table-cell table:style-name="ce33" office:value-type="float" office:value="11.0261497497558" calcext:value-type="float">
            <text:p>11,03</text:p>
          </table:table-cell>
          <table:table-cell table:style-name="ce33" office:value-type="float" office:value="0.34825524687767" calcext:value-type="float">
            <text:p>0,35</text:p>
          </table:table-cell>
          <table:table-cell table:style-name="ce33" office:value-type="float" office:value="-5.04751205444335" calcext:value-type="float">
            <text:p>-5,05</text:p>
          </table:table-cell>
          <table:table-cell table:style-name="ce33" office:value-type="float" office:value="-30.3985805511474" calcext:value-type="float">
            <text:p>-30,40</text:p>
          </table:table-cell>
          <table:table-cell table:style-name="ce86" office:value-type="float" office:value="9.98151588439941" calcext:value-type="float">
            <text:p>9,9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tpell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09" calcext:value-type="float">
            <text:p>43,61</text:p>
          </table:table-cell>
          <table:table-cell table:style-name="ce33" office:value-type="float" office:value="3.874" calcext:value-type="float">
            <text:p>3,87</text:p>
          </table:table-cell>
          <table:table-cell table:style-name="ce33" office:value-type="float" office:value="-5.54" calcext:value-type="float">
            <text:p>-5,54</text:p>
          </table:table-cell>
          <table:table-cell table:style-name="ce33" office:value-type="float" office:value="-32.2999999999999" calcext:value-type="float">
            <text:p>-32,3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56.8460578918457" calcext:value-type="float">
            <text:p>56,85</text:p>
          </table:table-cell>
          <table:table-cell table:style-name="ce33" office:value-type="float" office:value="-5.20903348922729" calcext:value-type="float">
            <text:p>-5,21</text:p>
          </table:table-cell>
          <table:table-cell table:style-name="ce33" office:value-type="float" office:value="-30.6461181640625" calcext:value-type="float">
            <text:p>-30,65</text:p>
          </table:table-cell>
          <table:table-cell table:style-name="ce33" office:value-type="float" office:value="11.0261497497558" calcext:value-type="float">
            <text:p>11,03</text:p>
          </table:table-cell>
          <table:table-cell table:style-name="ce33" office:value-type="float" office:value="0.34825524687767" calcext:value-type="float">
            <text:p>0,35</text:p>
          </table:table-cell>
          <table:table-cell table:style-name="ce33" office:value-type="float" office:value="-5.04751205444335" calcext:value-type="float">
            <text:p>-5,05</text:p>
          </table:table-cell>
          <table:table-cell table:style-name="ce33" office:value-type="float" office:value="-30.3985805511474" calcext:value-type="float">
            <text:p>-30,40</text:p>
          </table:table-cell>
          <table:table-cell table:style-name="ce86" office:value-type="float" office:value="9.98151588439941" calcext:value-type="float">
            <text:p>9,9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radel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77" calcext:value-type="float">
            <text:p>44,77</text:p>
          </table:table-cell>
          <table:table-cell table:style-name="ce33" office:value-type="float" office:value="3.882" calcext:value-type="float">
            <text:p>3,88</text:p>
          </table:table-cell>
          <table:table-cell table:style-name="ce33" office:value-type="float" office:value="-9.22" calcext:value-type="float">
            <text:p>-9,22</text:p>
          </table:table-cell>
          <table:table-cell table:style-name="ce33" office:value-type="float" office:value="-61.2" calcext:value-type="float">
            <text:p>-61,20</text:p>
          </table:table-cell>
          <table:table-cell table:style-name="ce86" office:value-type="float" office:value="12.5999999999999" calcext:value-type="float">
            <text:p>12,6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87.0586700439453" calcext:value-type="float">
            <text:p>87,06</text:p>
          </table:table-cell>
          <table:table-cell table:style-name="ce33" office:value-type="float" office:value="-6.36298894882202" calcext:value-type="float">
            <text:p>-6,36</text:p>
          </table:table-cell>
          <table:table-cell table:style-name="ce33" office:value-type="float" office:value="-39.8726997375488" calcext:value-type="float">
            <text:p>-39,87</text:p>
          </table:table-cell>
          <table:table-cell table:style-name="ce33" office:value-type="float" office:value="11.0312118530273" calcext:value-type="float">
            <text:p>11,03</text:p>
          </table:table-cell>
          <table:table-cell table:style-name="ce33" office:value-type="float" office:value="0.477675020694732" calcext:value-type="float">
            <text:p>0,48</text:p>
          </table:table-cell>
          <table:table-cell table:style-name="ce33" office:value-type="float" office:value="-5.57912683486938" calcext:value-type="float">
            <text:p>-5,58</text:p>
          </table:table-cell>
          <table:table-cell table:style-name="ce33" office:value-type="float" office:value="-36.3785362243652" calcext:value-type="float">
            <text:p>-36,38</text:p>
          </table:table-cell>
          <table:table-cell table:style-name="ce86" office:value-type="float" office:value="8.25447845458984" calcext:value-type="float">
            <text:p>8,2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rlempd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65" calcext:value-type="float">
            <text:p>44,87</text:p>
          </table:table-cell>
          <table:table-cell table:style-name="ce33" office:value-type="float" office:value="3.923" calcext:value-type="float">
            <text:p>3,92</text:p>
          </table:table-cell>
          <table:table-cell table:style-name="ce33" office:value-type="float" office:value="-9.56" calcext:value-type="float">
            <text:p>-9,56</text:p>
          </table:table-cell>
          <table:table-cell table:style-name="ce33" office:value-type="float" office:value="-64.2" calcext:value-type="float">
            <text:p>-64,20</text:p>
          </table:table-cell>
          <table:table-cell table:style-name="ce86" office:value-type="float" office:value="12.3" calcext:value-type="float">
            <text:p>12,3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87.0586700439453" calcext:value-type="float">
            <text:p>87,06</text:p>
          </table:table-cell>
          <table:table-cell table:style-name="ce33" office:value-type="float" office:value="-6.36298894882202" calcext:value-type="float">
            <text:p>-6,36</text:p>
          </table:table-cell>
          <table:table-cell table:style-name="ce33" office:value-type="float" office:value="-39.8726997375488" calcext:value-type="float">
            <text:p>-39,87</text:p>
          </table:table-cell>
          <table:table-cell table:style-name="ce33" office:value-type="float" office:value="11.0312118530273" calcext:value-type="float">
            <text:p>11,03</text:p>
          </table:table-cell>
          <table:table-cell table:style-name="ce33" office:value-type="float" office:value="0.477675020694732" calcext:value-type="float">
            <text:p>0,48</text:p>
          </table:table-cell>
          <table:table-cell table:style-name="ce33" office:value-type="float" office:value="-5.57912683486938" calcext:value-type="float">
            <text:p>-5,58</text:p>
          </table:table-cell>
          <table:table-cell table:style-name="ce33" office:value-type="float" office:value="-36.3785362243652" calcext:value-type="float">
            <text:p>-36,38</text:p>
          </table:table-cell>
          <table:table-cell table:style-name="ce86" office:value-type="float" office:value="8.25447845458984" calcext:value-type="float">
            <text:p>8,2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llefor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439" calcext:value-type="float">
            <text:p>44,44</text:p>
          </table:table-cell>
          <table:table-cell table:style-name="ce33" office:value-type="float" office:value="3.93299999999999" calcext:value-type="float">
            <text:p>3,93</text:p>
          </table:table-cell>
          <table:table-cell table:style-name="ce33" office:value-type="float" office:value="-6.33999999999999" calcext:value-type="float">
            <text:p>-6,34</text:p>
          </table:table-cell>
          <table:table-cell table:style-name="ce33" office:value-type="float" office:value="-34.8999999999999" calcext:value-type="float">
            <text:p>-34,90</text:p>
          </table:table-cell>
          <table:table-cell table:style-name="ce86" office:value-type="float" office:value="15.9" calcext:value-type="float">
            <text:p>15,9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4.8072280883789" calcext:value-type="float">
            <text:p>74,81</text:p>
          </table:table-cell>
          <table:table-cell table:style-name="ce33" office:value-type="float" office:value="-5.89010190963745" calcext:value-type="float">
            <text:p>-5,89</text:p>
          </table:table-cell>
          <table:table-cell table:style-name="ce33" office:value-type="float" office:value="-35.7275886535644" calcext:value-type="float">
            <text:p>-35,73</text:p>
          </table:table-cell>
          <table:table-cell table:style-name="ce33" office:value-type="float" office:value="11.3932266235351" calcext:value-type="float">
            <text:p>11,39</text:p>
          </table:table-cell>
          <table:table-cell table:style-name="ce33" office:value-type="float" office:value="0.413941115140914" calcext:value-type="float">
            <text:p>0,41</text:p>
          </table:table-cell>
          <table:table-cell table:style-name="ce33" office:value-type="float" office:value="-5.17445182800292" calcext:value-type="float">
            <text:p>-5,17</text:p>
          </table:table-cell>
          <table:table-cell table:style-name="ce33" office:value-type="float" office:value="-32.8852767944335" calcext:value-type="float">
            <text:p>-32,89</text:p>
          </table:table-cell>
          <table:table-cell table:style-name="ce86" office:value-type="float" office:value="8.51033782958984" calcext:value-type="float">
            <text:p>8,5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u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9969999999999" calcext:value-type="float">
            <text:p>49,00</text:p>
          </table:table-cell>
          <table:table-cell table:style-name="ce33" office:value-type="float" office:value="3.96799999999999" calcext:value-type="float">
            <text:p>3,97</text:p>
          </table:table-cell>
          <table:table-cell table:style-name="ce33" office:value-type="float" office:value="-6.7" calcext:value-type="float">
            <text:p>-6,70</text:p>
          </table:table-cell>
          <table:table-cell table:style-name="ce33" office:value-type="float" office:value="-44.2" calcext:value-type="float">
            <text:p>-44,2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0.4218826293945" calcext:value-type="float">
            <text:p>70,42</text:p>
          </table:table-cell>
          <table:table-cell table:style-name="ce33" office:value-type="float" office:value="-5.54436874389648" calcext:value-type="float">
            <text:p>-5,54</text:p>
          </table:table-cell>
          <table:table-cell table:style-name="ce33" office:value-type="float" office:value="-34.7871208190917" calcext:value-type="float">
            <text:p>-34,79</text:p>
          </table:table-cell>
          <table:table-cell table:style-name="ce33" office:value-type="float" office:value="9.56782913208007" calcext:value-type="float">
            <text:p>9,57</text:p>
          </table:table-cell>
          <table:table-cell table:style-name="ce33" office:value-type="float" office:value="0.191766187548637" calcext:value-type="float">
            <text:p>0,19</text:p>
          </table:table-cell>
          <table:table-cell table:style-name="ce33" office:value-type="float" office:value="-5.25653743743896" calcext:value-type="float">
            <text:p>-5,26</text:p>
          </table:table-cell>
          <table:table-cell table:style-name="ce33" office:value-type="float" office:value="-33.885887145996" calcext:value-type="float">
            <text:p>-33,89</text:p>
          </table:table-cell>
          <table:table-cell table:style-name="ce86" office:value-type="float" office:value="8.16641235351562" calcext:value-type="float">
            <text:p>8,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ubeug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2809999999999" calcext:value-type="float">
            <text:p>50,28</text:p>
          </table:table-cell>
          <table:table-cell table:style-name="ce33" office:value-type="float" office:value="3.97299999999999" calcext:value-type="float">
            <text:p>3,97</text:p>
          </table:table-cell>
          <table:table-cell table:style-name="ce33" office:value-type="float" office:value="-7.12999999999999" calcext:value-type="float">
            <text:p>-7,13</text:p>
          </table:table-cell>
          <table:table-cell table:style-name="ce33" office:value-type="float" office:value="-46.7" calcext:value-type="float">
            <text:p>-46,7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6.6662063598632" calcext:value-type="float">
            <text:p>76,67</text:p>
          </table:table-cell>
          <table:table-cell table:style-name="ce33" office:value-type="float" office:value="-5.84314012527465" calcext:value-type="float">
            <text:p>-5,84</text:p>
          </table:table-cell>
          <table:table-cell table:style-name="ce33" office:value-type="float" office:value="-37.5462684631347" calcext:value-type="float">
            <text:p>-37,55</text:p>
          </table:table-cell>
          <table:table-cell table:style-name="ce33" office:value-type="float" office:value="9.1988525390625" calcext:value-type="float">
            <text:p>9,20</text:p>
          </table:table-cell>
          <table:table-cell table:style-name="ce33" office:value-type="float" office:value="0.204590857028961" calcext:value-type="float">
            <text:p>0,20</text:p>
          </table:table-cell>
          <table:table-cell table:style-name="ce33" office:value-type="float" office:value="-5.85219001770019" calcext:value-type="float">
            <text:p>-5,85</text:p>
          </table:table-cell>
          <table:table-cell table:style-name="ce33" office:value-type="float" office:value="-38.8532638549804" calcext:value-type="float">
            <text:p>-38,85</text:p>
          </table:table-cell>
          <table:table-cell table:style-name="ce86" office:value-type="float" office:value="7.96425628662109" calcext:value-type="float">
            <text:p>7,9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nduz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0549999999999" calcext:value-type="float">
            <text:p>44,05</text:p>
          </table:table-cell>
          <table:table-cell table:style-name="ce33" office:value-type="float" office:value="3.987" calcext:value-type="float">
            <text:p>3,99</text:p>
          </table:table-cell>
          <table:table-cell table:style-name="ce33" office:value-type="float" office:value="-5.45999999999999" calcext:value-type="float">
            <text:p>-5,46</text:p>
          </table:table-cell>
          <table:table-cell table:style-name="ce33" office:value-type="float" office:value="-30.8" calcext:value-type="float">
            <text:p>-30,8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53.9337730407714" calcext:value-type="float">
            <text:p>53,93</text:p>
          </table:table-cell>
          <table:table-cell table:style-name="ce33" office:value-type="float" office:value="-5.72447299957275" calcext:value-type="float">
            <text:p>-5,72</text:p>
          </table:table-cell>
          <table:table-cell table:style-name="ce33" office:value-type="float" office:value="-34.2934379577636" calcext:value-type="float">
            <text:p>-34,29</text:p>
          </table:table-cell>
          <table:table-cell table:style-name="ce33" office:value-type="float" office:value="11.5023460388183" calcext:value-type="float">
            <text:p>11,50</text:p>
          </table:table-cell>
          <table:table-cell table:style-name="ce33" office:value-type="float" office:value="0.271848887205123" calcext:value-type="float">
            <text:p>0,27</text:p>
          </table:table-cell>
          <table:table-cell table:style-name="ce33" office:value-type="float" office:value="-5.35119533538818" calcext:value-type="float">
            <text:p>-5,35</text:p>
          </table:table-cell>
          <table:table-cell table:style-name="ce33" office:value-type="float" office:value="-32.9225807189941" calcext:value-type="float">
            <text:p>-32,92</text:p>
          </table:table-cell>
          <table:table-cell table:style-name="ce86" office:value-type="float" office:value="9.8869819641113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irie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3149999999999" calcext:value-type="float">
            <text:p>50,31</text:p>
          </table:table-cell>
          <table:table-cell table:style-name="ce33" office:value-type="float" office:value="3.99299999999999" calcext:value-type="float">
            <text:p>3,99</text:p>
          </table:table-cell>
          <table:table-cell table:style-name="ce33" office:value-type="float" office:value="-6.82" calcext:value-type="float">
            <text:p>-6,82</text:p>
          </table:table-cell>
          <table:table-cell table:style-name="ce33" office:value-type="float" office:value="-44.7" calcext:value-type="float">
            <text:p>-44,7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3.014060974121" calcext:value-type="float">
            <text:p>83,01</text:p>
          </table:table-cell>
          <table:table-cell table:style-name="ce33" office:value-type="float" office:value="-5.95730781555175" calcext:value-type="float">
            <text:p>-5,96</text:p>
          </table:table-cell>
          <table:table-cell table:style-name="ce33" office:value-type="float" office:value="-38.2327919006347" calcext:value-type="float">
            <text:p>-38,23</text:p>
          </table:table-cell>
          <table:table-cell table:style-name="ce33" office:value-type="float" office:value="9.42567062377929" calcext:value-type="float">
            <text:p>9,43</text:p>
          </table:table-cell>
          <table:table-cell table:style-name="ce33" office:value-type="float" office:value="0.204994365572929" calcext:value-type="float">
            <text:p>0,20</text:p>
          </table:table-cell>
          <table:table-cell table:style-name="ce33" office:value-type="float" office:value="-5.80823850631713" calcext:value-type="float">
            <text:p>-5,81</text:p>
          </table:table-cell>
          <table:table-cell table:style-name="ce33" office:value-type="float" office:value="-38.2425804138183" calcext:value-type="float">
            <text:p>-38,24</text:p>
          </table:table-cell>
          <table:table-cell table:style-name="ce86" office:value-type="float" office:value="8.22332763671875" calcext:value-type="float">
            <text:p>8,2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in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3789999999999" calcext:value-type="float">
            <text:p>45,38</text:p>
          </table:table-cell>
          <table:table-cell table:style-name="ce33" office:value-type="float" office:value="3.995" calcext:value-type="float">
            <text:p>4,00</text:p>
          </table:table-cell>
          <table:table-cell table:style-name="ce33" office:value-type="float" office:value="-8.93999999999999" calcext:value-type="float">
            <text:p>-8,94</text:p>
          </table:table-cell>
          <table:table-cell table:style-name="ce33" office:value-type="float" office:value="-58.2" calcext:value-type="float">
            <text:p>-58,20</text:p>
          </table:table-cell>
          <table:table-cell table:style-name="ce86" office:value-type="float" office:value="13.4" calcext:value-type="float">
            <text:p>13,4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4.1622238159179" calcext:value-type="float">
            <text:p>74,16</text:p>
          </table:table-cell>
          <table:table-cell table:style-name="ce33" office:value-type="float" office:value="-6.18429040908813" calcext:value-type="float">
            <text:p>-6,18</text:p>
          </table:table-cell>
          <table:table-cell table:style-name="ce33" office:value-type="float" office:value="-39.1959648132324" calcext:value-type="float">
            <text:p>-39,20</text:p>
          </table:table-cell>
          <table:table-cell table:style-name="ce33" office:value-type="float" office:value="10.2783584594726" calcext:value-type="float">
            <text:p>10,28</text:p>
          </table:table-cell>
          <table:table-cell table:style-name="ce33" office:value-type="float" office:value="0.448088228702545" calcext:value-type="float">
            <text:p>0,45</text:p>
          </table:table-cell>
          <table:table-cell table:style-name="ce33" office:value-type="float" office:value="-5.71863651275634" calcext:value-type="float">
            <text:p>-5,72</text:p>
          </table:table-cell>
          <table:table-cell table:style-name="ce33" office:value-type="float" office:value="-37.6793556213378" calcext:value-type="float">
            <text:p>-37,68</text:p>
          </table:table-cell>
          <table:table-cell table:style-name="ce86" office:value-type="float" office:value="8.06973648071289" calcext:value-type="float">
            <text:p>8,0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e Monastier-sur-Gaze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9399999999999" calcext:value-type="float">
            <text:p>44,94</text:p>
          </table:table-cell>
          <table:table-cell table:style-name="ce33" office:value-type="float" office:value="3.995" calcext:value-type="float">
            <text:p>4,00</text:p>
          </table:table-cell>
          <table:table-cell table:style-name="ce33" office:value-type="float" office:value="-9.10999999999999" calcext:value-type="float">
            <text:p>-9,11</text:p>
          </table:table-cell>
          <table:table-cell table:style-name="ce33" office:value-type="float" office:value="-60.2" calcext:value-type="float">
            <text:p>-60,20</text:p>
          </table:table-cell>
          <table:table-cell table:style-name="ce86" office:value-type="float" office:value="12.6999999999999" calcext:value-type="float">
            <text:p>12,7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3.5008392333984" calcext:value-type="float">
            <text:p>73,50</text:p>
          </table:table-cell>
          <table:table-cell table:style-name="ce33" office:value-type="float" office:value="-5.99032258987426" calcext:value-type="float">
            <text:p>-5,99</text:p>
          </table:table-cell>
          <table:table-cell table:style-name="ce33" office:value-type="float" office:value="-37.8636093139648" calcext:value-type="float">
            <text:p>-37,86</text:p>
          </table:table-cell>
          <table:table-cell table:style-name="ce33" office:value-type="float" office:value="10.0589714050292" calcext:value-type="float">
            <text:p>10,06</text:p>
          </table:table-cell>
          <table:table-cell table:style-name="ce33" office:value-type="float" office:value="0.377401888370513" calcext:value-type="float">
            <text:p>0,38</text:p>
          </table:table-cell>
          <table:table-cell table:style-name="ce33" office:value-type="float" office:value="-5.22001075744628" calcext:value-type="float">
            <text:p>-5,22</text:p>
          </table:table-cell>
          <table:table-cell table:style-name="ce33" office:value-type="float" office:value="-34.6746673583984" calcext:value-type="float">
            <text:p>-34,67</text:p>
          </table:table-cell>
          <table:table-cell table:style-name="ce86" office:value-type="float" office:value="7.08541870117187" calcext:value-type="float">
            <text:p>7,0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tselg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524" calcext:value-type="float">
            <text:p>44,52</text:p>
          </table:table-cell>
          <table:table-cell table:style-name="ce33" office:value-type="float" office:value="4.006" calcext:value-type="float">
            <text:p>4,01</text:p>
          </table:table-cell>
          <table:table-cell table:style-name="ce33" office:value-type="float" office:value="-6.83" calcext:value-type="float">
            <text:p>-6,83</text:p>
          </table:table-cell>
          <table:table-cell table:style-name="ce33" office:value-type="float" office:value="-38.8999999999999" calcext:value-type="float">
            <text:p>-38,90</text:p>
          </table:table-cell>
          <table:table-cell table:style-name="ce86" office:value-type="float" office:value="15.6999999999999" calcext:value-type="float">
            <text:p>15,7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3.5008392333984" calcext:value-type="float">
            <text:p>73,50</text:p>
          </table:table-cell>
          <table:table-cell table:style-name="ce33" office:value-type="float" office:value="-5.99032258987426" calcext:value-type="float">
            <text:p>-5,99</text:p>
          </table:table-cell>
          <table:table-cell table:style-name="ce33" office:value-type="float" office:value="-37.8636093139648" calcext:value-type="float">
            <text:p>-37,86</text:p>
          </table:table-cell>
          <table:table-cell table:style-name="ce33" office:value-type="float" office:value="10.0589714050292" calcext:value-type="float">
            <text:p>10,06</text:p>
          </table:table-cell>
          <table:table-cell table:style-name="ce33" office:value-type="float" office:value="0.377401888370513" calcext:value-type="float">
            <text:p>0,38</text:p>
          </table:table-cell>
          <table:table-cell table:style-name="ce33" office:value-type="float" office:value="-5.22001075744628" calcext:value-type="float">
            <text:p>-5,22</text:p>
          </table:table-cell>
          <table:table-cell table:style-name="ce33" office:value-type="float" office:value="-34.6746673583984" calcext:value-type="float">
            <text:p>-34,67</text:p>
          </table:table-cell>
          <table:table-cell table:style-name="ce86" office:value-type="float" office:value="7.08541870117187" calcext:value-type="float">
            <text:p>7,0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imon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3419999999999" calcext:value-type="float">
            <text:p>49,34</text:p>
          </table:table-cell>
          <table:table-cell table:style-name="ce33" office:value-type="float" office:value="4.024" calcext:value-type="float">
            <text:p>4,02</text:p>
          </table:table-cell>
          <table:table-cell table:style-name="ce33" office:value-type="float" office:value="-6.87999999999999" calcext:value-type="float">
            <text:p>-6,88</text:p>
          </table:table-cell>
          <table:table-cell table:style-name="ce33" office:value-type="float" office:value="-45.5" calcext:value-type="float">
            <text:p>-45,50</text:p>
          </table:table-cell>
          <table:table-cell table:style-name="ce86" office:value-type="float" office:value="9.5" calcext:value-type="float">
            <text:p>9,5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9.1934967041015" calcext:value-type="float">
            <text:p>89,19</text:p>
          </table:table-cell>
          <table:table-cell table:style-name="ce33" office:value-type="float" office:value="-5.74926662445068" calcext:value-type="float">
            <text:p>-5,75</text:p>
          </table:table-cell>
          <table:table-cell table:style-name="ce33" office:value-type="float" office:value="-36.0582542419433" calcext:value-type="float">
            <text:p>-36,06</text:p>
          </table:table-cell>
          <table:table-cell table:style-name="ce33" office:value-type="float" office:value="9.9358787536621" calcext:value-type="float">
            <text:p>9,94</text:p>
          </table:table-cell>
          <table:table-cell table:style-name="ce33" office:value-type="float" office:value="0.206448018550872" calcext:value-type="float">
            <text:p>0,21</text:p>
          </table:table-cell>
          <table:table-cell table:style-name="ce33" office:value-type="float" office:value="-5.31409311294555" calcext:value-type="float">
            <text:p>-5,31</text:p>
          </table:table-cell>
          <table:table-cell table:style-name="ce33" office:value-type="float" office:value="-33.8284034729003" calcext:value-type="float">
            <text:p>-33,83</text:p>
          </table:table-cell>
          <table:table-cell table:style-name="ce86" office:value-type="float" office:value="8.68434143066406" calcext:value-type="float">
            <text:p>8,6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eim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258" calcext:value-type="float">
            <text:p>49,26</text:p>
          </table:table-cell>
          <table:table-cell table:style-name="ce33" office:value-type="float" office:value="4.03099999999999" calcext:value-type="float">
            <text:p>4,03</text:p>
          </table:table-cell>
          <table:table-cell table:style-name="ce33" office:value-type="float" office:value="-7.12999999999999" calcext:value-type="float">
            <text:p>-7,13</text:p>
          </table:table-cell>
          <table:table-cell table:style-name="ce33" office:value-type="float" office:value="-48.2" calcext:value-type="float">
            <text:p>-48,2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9.1934967041015" calcext:value-type="float">
            <text:p>89,19</text:p>
          </table:table-cell>
          <table:table-cell table:style-name="ce33" office:value-type="float" office:value="-5.74926662445068" calcext:value-type="float">
            <text:p>-5,75</text:p>
          </table:table-cell>
          <table:table-cell table:style-name="ce33" office:value-type="float" office:value="-36.0582542419433" calcext:value-type="float">
            <text:p>-36,06</text:p>
          </table:table-cell>
          <table:table-cell table:style-name="ce33" office:value-type="float" office:value="9.9358787536621" calcext:value-type="float">
            <text:p>9,94</text:p>
          </table:table-cell>
          <table:table-cell table:style-name="ce33" office:value-type="float" office:value="0.206448018550872" calcext:value-type="float">
            <text:p>0,21</text:p>
          </table:table-cell>
          <table:table-cell table:style-name="ce33" office:value-type="float" office:value="-5.31409311294555" calcext:value-type="float">
            <text:p>-5,31</text:p>
          </table:table-cell>
          <table:table-cell table:style-name="ce33" office:value-type="float" office:value="-33.8284034729003" calcext:value-type="float">
            <text:p>-33,83</text:p>
          </table:table-cell>
          <table:table-cell table:style-name="ce86" office:value-type="float" office:value="8.68434143066406" calcext:value-type="float">
            <text:p>8,6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Pouang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329999999999" calcext:value-type="float">
            <text:p>48,23</text:p>
          </table:table-cell>
          <table:table-cell table:style-name="ce33" office:value-type="float" office:value="4.03699999999999" calcext:value-type="float">
            <text:p>4,04</text:p>
          </table:table-cell>
          <table:table-cell table:style-name="ce33" office:value-type="float" office:value="-7.07" calcext:value-type="float">
            <text:p>-7,07</text:p>
          </table:table-cell>
          <table:table-cell table:style-name="ce33" office:value-type="float" office:value="-47.1" calcext:value-type="float">
            <text:p>-47,1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2.2372741699218" calcext:value-type="float">
            <text:p>82,24</text:p>
          </table:table-cell>
          <table:table-cell table:style-name="ce33" office:value-type="float" office:value="-5.94661235809326" calcext:value-type="float">
            <text:p>-5,95</text:p>
          </table:table-cell>
          <table:table-cell table:style-name="ce33" office:value-type="float" office:value="-37.6777153015136" calcext:value-type="float">
            <text:p>-37,68</text:p>
          </table:table-cell>
          <table:table-cell table:style-name="ce33" office:value-type="float" office:value="9.89518356323242" calcext:value-type="float">
            <text:p>9,90</text:p>
          </table:table-cell>
          <table:table-cell table:style-name="ce33" office:value-type="float" office:value="0.239225596189498" calcext:value-type="float">
            <text:p>0,24</text:p>
          </table:table-cell>
          <table:table-cell table:style-name="ce33" office:value-type="float" office:value="-5.54061555862426" calcext:value-type="float">
            <text:p>-5,54</text:p>
          </table:table-cell>
          <table:table-cell table:style-name="ce33" office:value-type="float" office:value="-35.7476921081542" calcext:value-type="float">
            <text:p>-35,75</text:p>
          </table:table-cell>
          <table:table-cell table:style-name="ce86" office:value-type="float" office:value="8.57723236083984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tsauche-les-Setto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195" calcext:value-type="float">
            <text:p>47,20</text:p>
          </table:table-cell>
          <table:table-cell table:style-name="ce33" office:value-type="float" office:value="4.057" calcext:value-type="float">
            <text:p>4,06</text:p>
          </table:table-cell>
          <table:table-cell table:style-name="ce34" office:value-type="float" office:value="-6.77418053536058" calcext:value-type="float">
            <text:p>-6,77</text:p>
          </table:table-cell>
          <table:table-cell table:style-name="ce78" office:value-type="float" office:value="-46.1947603429912" calcext:value-type="float">
            <text:p>-46,2</text:p>
          </table:table-cell>
          <table:table-cell table:style-name="ce87" office:value-type="float" office:value="7.99868393989343" calcext:value-type="float">
            <text:p>8,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7.890037536621" calcext:value-type="float">
            <text:p>87,89</text:p>
          </table:table-cell>
          <table:table-cell table:style-name="ce33" office:value-type="float" office:value="-5.61854887008666" calcext:value-type="float">
            <text:p>-5,62</text:p>
          </table:table-cell>
          <table:table-cell table:style-name="ce33" office:value-type="float" office:value="-34.5031967163085" calcext:value-type="float">
            <text:p>-34,50</text:p>
          </table:table-cell>
          <table:table-cell table:style-name="ce33" office:value-type="float" office:value="10.4451942443847" calcext:value-type="float">
            <text:p>10,45</text:p>
          </table:table-cell>
          <table:table-cell table:style-name="ce33" office:value-type="float" office:value="0.746574938297271" calcext:value-type="float">
            <text:p>0,75</text:p>
          </table:table-cell>
          <table:table-cell table:style-name="ce33" office:value-type="float" office:value="-5.37406635284423" calcext:value-type="float">
            <text:p>-5,37</text:p>
          </table:table-cell>
          <table:table-cell table:style-name="ce33" office:value-type="float" office:value="-33.756477355957" calcext:value-type="float">
            <text:p>-33,76</text:p>
          </table:table-cell>
          <table:table-cell table:style-name="ce86" office:value-type="float" office:value="9.23605346679687" calcext:value-type="float">
            <text:p>9,2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André-les-Verger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2819999999999" calcext:value-type="float">
            <text:p>48,28</text:p>
          </table:table-cell>
          <table:table-cell table:style-name="ce33" office:value-type="float" office:value="4.059" calcext:value-type="float">
            <text:p>4,06</text:p>
          </table:table-cell>
          <table:table-cell table:style-name="ce33" office:value-type="float" office:value="-7.00999999999999" calcext:value-type="float">
            <text:p>-7,01</text:p>
          </table:table-cell>
          <table:table-cell table:style-name="ce33" office:value-type="float" office:value="-48.5" calcext:value-type="float">
            <text:p>-48,50</text:p>
          </table:table-cell>
          <table:table-cell table:style-name="ce86" office:value-type="float" office:value="7.59999999999999" calcext:value-type="float">
            <text:p>7,6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2.2372741699218" calcext:value-type="float">
            <text:p>82,24</text:p>
          </table:table-cell>
          <table:table-cell table:style-name="ce33" office:value-type="float" office:value="-5.94661235809326" calcext:value-type="float">
            <text:p>-5,95</text:p>
          </table:table-cell>
          <table:table-cell table:style-name="ce33" office:value-type="float" office:value="-37.6777153015136" calcext:value-type="float">
            <text:p>-37,68</text:p>
          </table:table-cell>
          <table:table-cell table:style-name="ce33" office:value-type="float" office:value="9.89518356323242" calcext:value-type="float">
            <text:p>9,90</text:p>
          </table:table-cell>
          <table:table-cell table:style-name="ce33" office:value-type="float" office:value="0.239225596189498" calcext:value-type="float">
            <text:p>0,24</text:p>
          </table:table-cell>
          <table:table-cell table:style-name="ce33" office:value-type="float" office:value="-5.54061555862426" calcext:value-type="float">
            <text:p>-5,54</text:p>
          </table:table-cell>
          <table:table-cell table:style-name="ce33" office:value-type="float" office:value="-35.7476921081542" calcext:value-type="float">
            <text:p>-35,75</text:p>
          </table:table-cell>
          <table:table-cell table:style-name="ce86" office:value-type="float" office:value="8.57723236083984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omessarg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769999999999" calcext:value-type="float">
            <text:p>43,98</text:p>
          </table:table-cell>
          <table:table-cell table:style-name="ce33" office:value-type="float" office:value="4.16899999999999" calcext:value-type="float">
            <text:p>4,17</text:p>
          </table:table-cell>
          <table:table-cell table:style-name="ce33" office:value-type="float" office:value="-5.11" calcext:value-type="float">
            <text:p>-5,11</text:p>
          </table:table-cell>
          <table:table-cell table:style-name="ce33" office:value-type="float" office:value="-30.8999999999999" calcext:value-type="float">
            <text:p>-30,90</text:p>
          </table:table-cell>
          <table:table-cell table:style-name="ce86" office:value-type="float" office:value="9.9" calcext:value-type="float">
            <text:p>9,9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40.7986640930175" calcext:value-type="float">
            <text:p>40,80</text:p>
          </table:table-cell>
          <table:table-cell table:style-name="ce33" office:value-type="float" office:value="-4.93498277664184" calcext:value-type="float">
            <text:p>-4,93</text:p>
          </table:table-cell>
          <table:table-cell table:style-name="ce33" office:value-type="float" office:value="-29.9753189086914" calcext:value-type="float">
            <text:p>-29,98</text:p>
          </table:table-cell>
          <table:table-cell table:style-name="ce33" office:value-type="float" office:value="9.50454330444335" calcext:value-type="float">
            <text:p>9,50</text:p>
          </table:table-cell>
          <table:table-cell table:style-name="ce33" office:value-type="float" office:value="0.295468479394912" calcext:value-type="float">
            <text:p>0,30</text:p>
          </table:table-cell>
          <table:table-cell table:style-name="ce33" office:value-type="float" office:value="-4.7588882446289" calcext:value-type="float">
            <text:p>-4,76</text:p>
          </table:table-cell>
          <table:table-cell table:style-name="ce33" office:value-type="float" office:value="-29.3199272155761" calcext:value-type="float">
            <text:p>-29,32</text:p>
          </table:table-cell>
          <table:table-cell table:style-name="ce86" office:value-type="float" office:value="8.75117874145507" calcext:value-type="float">
            <text:p>8,75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Ecoch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1599999999999" calcext:value-type="float">
            <text:p>46,16</text:p>
          </table:table-cell>
          <table:table-cell table:style-name="ce33" office:value-type="float" office:value="4.296" calcext:value-type="float">
            <text:p>4,30</text:p>
          </table:table-cell>
          <table:table-cell table:style-name="ce33" office:value-type="float" office:value="-8.19999999999999" calcext:value-type="float">
            <text:p>-8,20</text:p>
          </table:table-cell>
          <table:table-cell table:style-name="ce33" office:value-type="float" office:value="-52.3999999999999" calcext:value-type="float">
            <text:p>-52,40</text:p>
          </table:table-cell>
          <table:table-cell table:style-name="ce86" office:value-type="float" office:value="13.1999999999999" calcext:value-type="float">
            <text:p>13,2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8.3718872070312" calcext:value-type="float">
            <text:p>78,37</text:p>
          </table:table-cell>
          <table:table-cell table:style-name="ce33" office:value-type="float" office:value="-5.99231910705566" calcext:value-type="float">
            <text:p>-5,99</text:p>
          </table:table-cell>
          <table:table-cell table:style-name="ce33" office:value-type="float" office:value="-38.7669143676757" calcext:value-type="float">
            <text:p>-38,77</text:p>
          </table:table-cell>
          <table:table-cell table:style-name="ce33" office:value-type="float" office:value="9.17163848876953" calcext:value-type="float">
            <text:p>9,17</text:p>
          </table:table-cell>
          <table:table-cell table:style-name="ce33" office:value-type="float" office:value="0.584378063678741" calcext:value-type="float">
            <text:p>0,58</text:p>
          </table:table-cell>
          <table:table-cell table:style-name="ce33" office:value-type="float" office:value="-6.090087890625" calcext:value-type="float">
            <text:p>-6,09</text:p>
          </table:table-cell>
          <table:table-cell table:style-name="ce33" office:value-type="float" office:value="-40.322654724121" calcext:value-type="float">
            <text:p>-40,32</text:p>
          </table:table-cell>
          <table:table-cell table:style-name="ce86" office:value-type="float" office:value="8.3980484008789" calcext:value-type="float">
            <text:p>8,4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uhar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399999999999" calcext:value-type="float">
            <text:p>46,94</text:p>
          </table:table-cell>
          <table:table-cell table:style-name="ce33" office:value-type="float" office:value="4.31299999999999" calcext:value-type="float">
            <text:p>4,31</text:p>
          </table:table-cell>
          <table:table-cell table:style-name="ce33" office:value-type="float" office:value="-6.84999999999999" calcext:value-type="float">
            <text:p>-6,85</text:p>
          </table:table-cell>
          <table:table-cell table:style-name="ce33" office:value-type="float" office:value="-49" calcext:value-type="float">
            <text:p>-49,00</text:p>
          </table:table-cell>
          <table:table-cell table:style-name="ce86" office:value-type="float" office:value="5.79999999999999" calcext:value-type="float">
            <text:p>5,8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87.890037536621" calcext:value-type="float">
            <text:p>87,89</text:p>
          </table:table-cell>
          <table:table-cell table:style-name="ce33" office:value-type="float" office:value="-5.61854887008666" calcext:value-type="float">
            <text:p>-5,62</text:p>
          </table:table-cell>
          <table:table-cell table:style-name="ce33" office:value-type="float" office:value="-34.5031967163085" calcext:value-type="float">
            <text:p>-34,50</text:p>
          </table:table-cell>
          <table:table-cell table:style-name="ce33" office:value-type="float" office:value="10.4451942443847" calcext:value-type="float">
            <text:p>10,45</text:p>
          </table:table-cell>
          <table:table-cell table:style-name="ce33" office:value-type="float" office:value="0.746574938297271" calcext:value-type="float">
            <text:p>0,75</text:p>
          </table:table-cell>
          <table:table-cell table:style-name="ce33" office:value-type="float" office:value="-5.37406635284423" calcext:value-type="float">
            <text:p>-5,37</text:p>
          </table:table-cell>
          <table:table-cell table:style-name="ce33" office:value-type="float" office:value="-33.756477355957" calcext:value-type="float">
            <text:p>-33,76</text:p>
          </table:table-cell>
          <table:table-cell table:style-name="ce86" office:value-type="float" office:value="9.23605346679687" calcext:value-type="float">
            <text:p>9,2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arja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3079999999999" calcext:value-type="float">
            <text:p>44,31</text:p>
          </table:table-cell>
          <table:table-cell table:style-name="ce33" office:value-type="float" office:value="4.346" calcext:value-type="float">
            <text:p>4,35</text:p>
          </table:table-cell>
          <table:table-cell table:style-name="ce33" office:value-type="float" office:value="-6.7" calcext:value-type="float">
            <text:p>-6,70</text:p>
          </table:table-cell>
          <table:table-cell table:style-name="ce33" office:value-type="float" office:value="-40.2999999999999" calcext:value-type="float">
            <text:p>-40,30</text:p>
          </table:table-cell>
          <table:table-cell table:style-name="ce86" office:value-type="float" office:value="13.3" calcext:value-type="float">
            <text:p>13,3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53.9337730407714" calcext:value-type="float">
            <text:p>53,93</text:p>
          </table:table-cell>
          <table:table-cell table:style-name="ce33" office:value-type="float" office:value="-5.72447299957275" calcext:value-type="float">
            <text:p>-5,72</text:p>
          </table:table-cell>
          <table:table-cell table:style-name="ce33" office:value-type="float" office:value="-34.2934379577636" calcext:value-type="float">
            <text:p>-34,29</text:p>
          </table:table-cell>
          <table:table-cell table:style-name="ce33" office:value-type="float" office:value="11.5023460388183" calcext:value-type="float">
            <text:p>11,50</text:p>
          </table:table-cell>
          <table:table-cell table:style-name="ce33" office:value-type="float" office:value="0.271848887205123" calcext:value-type="float">
            <text:p>0,27</text:p>
          </table:table-cell>
          <table:table-cell table:style-name="ce33" office:value-type="float" office:value="-5.35119533538818" calcext:value-type="float">
            <text:p>-5,35</text:p>
          </table:table-cell>
          <table:table-cell table:style-name="ce33" office:value-type="float" office:value="-32.9225807189941" calcext:value-type="float">
            <text:p>-32,92</text:p>
          </table:table-cell>
          <table:table-cell table:style-name="ce86" office:value-type="float" office:value="9.8869819641113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éjannes-le-Clap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2239999999999" calcext:value-type="float">
            <text:p>44,22</text:p>
          </table:table-cell>
          <table:table-cell table:style-name="ce33" office:value-type="float" office:value="4.347" calcext:value-type="float">
            <text:p>4,35</text:p>
          </table:table-cell>
          <table:table-cell table:style-name="ce33" office:value-type="float" office:value="-5.88999999999999" calcext:value-type="float">
            <text:p>-5,89</text:p>
          </table:table-cell>
          <table:table-cell table:style-name="ce33" office:value-type="float" office:value="-34.5" calcext:value-type="float">
            <text:p>-34,50</text:p>
          </table:table-cell>
          <table:table-cell table:style-name="ce86" office:value-type="float" office:value="12.5999999999999" calcext:value-type="float">
            <text:p>12,6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53.9337730407714" calcext:value-type="float">
            <text:p>53,93</text:p>
          </table:table-cell>
          <table:table-cell table:style-name="ce33" office:value-type="float" office:value="-5.72447299957275" calcext:value-type="float">
            <text:p>-5,72</text:p>
          </table:table-cell>
          <table:table-cell table:style-name="ce33" office:value-type="float" office:value="-34.2934379577636" calcext:value-type="float">
            <text:p>-34,29</text:p>
          </table:table-cell>
          <table:table-cell table:style-name="ce33" office:value-type="float" office:value="11.5023460388183" calcext:value-type="float">
            <text:p>11,50</text:p>
          </table:table-cell>
          <table:table-cell table:style-name="ce33" office:value-type="float" office:value="0.271848887205123" calcext:value-type="float">
            <text:p>0,27</text:p>
          </table:table-cell>
          <table:table-cell table:style-name="ce33" office:value-type="float" office:value="-5.35119533538818" calcext:value-type="float">
            <text:p>-5,35</text:p>
          </table:table-cell>
          <table:table-cell table:style-name="ce33" office:value-type="float" office:value="-32.9225807189941" calcext:value-type="float">
            <text:p>-32,92</text:p>
          </table:table-cell>
          <table:table-cell table:style-name="ce86" office:value-type="float" office:value="9.8869819641113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îm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8389999999999" calcext:value-type="float">
            <text:p>43,84</text:p>
          </table:table-cell>
          <table:table-cell table:style-name="ce33" office:value-type="float" office:value="4.36099999999999" calcext:value-type="float">
            <text:p>4,36</text:p>
          </table:table-cell>
          <table:table-cell table:style-name="ce33" office:value-type="float" office:value="-9.49" calcext:value-type="float">
            <text:p>-9,49</text:p>
          </table:table-cell>
          <table:table-cell table:style-name="ce33" office:value-type="float" office:value="-66.5999999999999" calcext:value-type="float">
            <text:p>-66,6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40.7986640930175" calcext:value-type="float">
            <text:p>40,80</text:p>
          </table:table-cell>
          <table:table-cell table:style-name="ce33" office:value-type="float" office:value="-4.93498277664184" calcext:value-type="float">
            <text:p>-4,93</text:p>
          </table:table-cell>
          <table:table-cell table:style-name="ce33" office:value-type="float" office:value="-29.9753189086914" calcext:value-type="float">
            <text:p>-29,98</text:p>
          </table:table-cell>
          <table:table-cell table:style-name="ce33" office:value-type="float" office:value="9.50454330444335" calcext:value-type="float">
            <text:p>9,50</text:p>
          </table:table-cell>
          <table:table-cell table:style-name="ce33" office:value-type="float" office:value="0.295468479394912" calcext:value-type="float">
            <text:p>0,30</text:p>
          </table:table-cell>
          <table:table-cell table:style-name="ce33" office:value-type="float" office:value="-4.7588882446289" calcext:value-type="float">
            <text:p>-4,76</text:p>
          </table:table-cell>
          <table:table-cell table:style-name="ce33" office:value-type="float" office:value="-29.3199272155761" calcext:value-type="float">
            <text:p>-29,32</text:p>
          </table:table-cell>
          <table:table-cell table:style-name="ce86" office:value-type="float" office:value="8.75117874145507" calcext:value-type="float">
            <text:p>8,7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hâlons-en-Champag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957" calcext:value-type="float">
            <text:p>48,96</text:p>
          </table:table-cell>
          <table:table-cell table:style-name="ce33" office:value-type="float" office:value="4.362" calcext:value-type="float">
            <text:p>4,36</text:p>
          </table:table-cell>
          <table:table-cell table:style-name="ce33" office:value-type="float" office:value="-6.87999999999999" calcext:value-type="float">
            <text:p>-6,88</text:p>
          </table:table-cell>
          <table:table-cell table:style-name="ce33" office:value-type="float" office:value="-47" calcext:value-type="float">
            <text:p>-47,00</text:p>
          </table:table-cell>
          <table:table-cell table:style-name="ce86" office:value-type="float" office:value="8" calcext:value-type="float">
            <text:p>8,0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3.0872573852539" calcext:value-type="float">
            <text:p>73,09</text:p>
          </table:table-cell>
          <table:table-cell table:style-name="ce33" office:value-type="float" office:value="-5.73170375823974" calcext:value-type="float">
            <text:p>-5,73</text:p>
          </table:table-cell>
          <table:table-cell table:style-name="ce33" office:value-type="float" office:value="-36.2655410766601" calcext:value-type="float">
            <text:p>-36,27</text:p>
          </table:table-cell>
          <table:table-cell table:style-name="ce33" office:value-type="float" office:value="9.58808898925781" calcext:value-type="float">
            <text:p>9,59</text:p>
          </table:table-cell>
          <table:table-cell table:style-name="ce33" office:value-type="float" office:value="0.209442302584648" calcext:value-type="float">
            <text:p>0,21</text:p>
          </table:table-cell>
          <table:table-cell table:style-name="ce33" office:value-type="float" office:value="-5.38750314712524" calcext:value-type="float">
            <text:p>-5,39</text:p>
          </table:table-cell>
          <table:table-cell table:style-name="ce33" office:value-type="float" office:value="-34.7046737670898" calcext:value-type="float">
            <text:p>-34,70</text:p>
          </table:table-cell>
          <table:table-cell table:style-name="ce86" office:value-type="float" office:value="8.3953514099121" calcext:value-type="float">
            <text:p>8,4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agna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347" calcext:value-type="float">
            <text:p>44,35</text:p>
          </table:table-cell>
          <table:table-cell table:style-name="ce33" office:value-type="float" office:value="4.36599999999999" calcext:value-type="float">
            <text:p>4,37</text:p>
          </table:table-cell>
          <table:table-cell table:style-name="ce33" office:value-type="float" office:value="-6.57" calcext:value-type="float">
            <text:p>-6,57</text:p>
          </table:table-cell>
          <table:table-cell table:style-name="ce33" office:value-type="float" office:value="-40.7" calcext:value-type="float">
            <text:p>-40,7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53.9337730407714" calcext:value-type="float">
            <text:p>53,93</text:p>
          </table:table-cell>
          <table:table-cell table:style-name="ce33" office:value-type="float" office:value="-5.72447299957275" calcext:value-type="float">
            <text:p>-5,72</text:p>
          </table:table-cell>
          <table:table-cell table:style-name="ce33" office:value-type="float" office:value="-34.2934379577636" calcext:value-type="float">
            <text:p>-34,29</text:p>
          </table:table-cell>
          <table:table-cell table:style-name="ce33" office:value-type="float" office:value="11.5023460388183" calcext:value-type="float">
            <text:p>11,50</text:p>
          </table:table-cell>
          <table:table-cell table:style-name="ce33" office:value-type="float" office:value="0.271848887205123" calcext:value-type="float">
            <text:p>0,27</text:p>
          </table:table-cell>
          <table:table-cell table:style-name="ce33" office:value-type="float" office:value="-5.35119533538818" calcext:value-type="float">
            <text:p>-5,35</text:p>
          </table:table-cell>
          <table:table-cell table:style-name="ce33" office:value-type="float" office:value="-32.9225807189941" calcext:value-type="float">
            <text:p>-32,92</text:p>
          </table:table-cell>
          <table:table-cell table:style-name="ce86" office:value-type="float" office:value="9.88698196411132" calcext:value-type="float">
            <text:p>9,8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up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618" calcext:value-type="float">
            <text:p>44,62</text:p>
          </table:table-cell>
          <table:table-cell table:style-name="ce33" office:value-type="float" office:value="4.388" calcext:value-type="float">
            <text:p>4,39</text:p>
          </table:table-cell>
          <table:table-cell table:style-name="ce34" office:value-type="float" office:value="-8.06" calcext:value-type="float">
            <text:p>-8,06</text:p>
          </table:table-cell>
          <table:table-cell table:style-name="ce78" office:value-type="float" office:value="-50.8" calcext:value-type="float">
            <text:p>-50,8</text:p>
          </table:table-cell>
          <table:table-cell table:style-name="ce87" table:formula="of:=[.G283]-8*[.F283]" office:value-type="float" office:value="13.68" calcext:value-type="float">
            <text:p>13,7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73.5008392333984" calcext:value-type="float">
            <text:p>73,50</text:p>
          </table:table-cell>
          <table:table-cell table:style-name="ce33" office:value-type="float" office:value="-5.99032258987426" calcext:value-type="float">
            <text:p>-5,99</text:p>
          </table:table-cell>
          <table:table-cell table:style-name="ce33" office:value-type="float" office:value="-37.8636093139648" calcext:value-type="float">
            <text:p>-37,86</text:p>
          </table:table-cell>
          <table:table-cell table:style-name="ce33" office:value-type="float" office:value="10.0589714050292" calcext:value-type="float">
            <text:p>10,06</text:p>
          </table:table-cell>
          <table:table-cell table:style-name="ce33" office:value-type="float" office:value="0.377401888370513" calcext:value-type="float">
            <text:p>0,38</text:p>
          </table:table-cell>
          <table:table-cell table:style-name="ce33" office:value-type="float" office:value="-5.22001075744628" calcext:value-type="float">
            <text:p>-5,22</text:p>
          </table:table-cell>
          <table:table-cell table:style-name="ce33" office:value-type="float" office:value="-34.6746673583984" calcext:value-type="float">
            <text:p>-34,67</text:p>
          </table:table-cell>
          <table:table-cell table:style-name="ce86" office:value-type="float" office:value="7.08541870117187" calcext:value-type="float">
            <text:p>7,09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andrev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72" calcext:value-type="float">
            <text:p>48,07</text:p>
          </table:table-cell>
          <table:table-cell table:style-name="ce33" office:value-type="float" office:value="4.474" calcext:value-type="float">
            <text:p>4,47</text:p>
          </table:table-cell>
          <table:table-cell table:style-name="ce33" office:value-type="float" office:value="-7.61" calcext:value-type="float">
            <text:p>-7,61</text:p>
          </table:table-cell>
          <table:table-cell table:style-name="ce33" office:value-type="float" office:value="-49.7" calcext:value-type="float">
            <text:p>-49,7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85.1960983276367" calcext:value-type="float">
            <text:p>85,20</text:p>
          </table:table-cell>
          <table:table-cell table:style-name="ce33" office:value-type="float" office:value="-5.85637187957763" calcext:value-type="float">
            <text:p>-5,86</text:p>
          </table:table-cell>
          <table:table-cell table:style-name="ce33" office:value-type="float" office:value="-36.6477317810058" calcext:value-type="float">
            <text:p>-36,65</text:p>
          </table:table-cell>
          <table:table-cell table:style-name="ce33" office:value-type="float" office:value="10.2032432556152" calcext:value-type="float">
            <text:p>10,20</text:p>
          </table:table-cell>
          <table:table-cell table:style-name="ce33" office:value-type="float" office:value="0.33793893456459" calcext:value-type="float">
            <text:p>0,34</text:p>
          </table:table-cell>
          <table:table-cell table:style-name="ce33" office:value-type="float" office:value="-5.89871406555175" calcext:value-type="float">
            <text:p>-5,90</text:p>
          </table:table-cell>
          <table:table-cell table:style-name="ce33" office:value-type="float" office:value="-38.515037536621" calcext:value-type="float">
            <text:p>-38,52</text:p>
          </table:table-cell>
          <table:table-cell table:style-name="ce86" office:value-type="float" office:value="8.67467498779296" calcext:value-type="float">
            <text:p>8,6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mure-sur-Azerg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0649999999999" calcext:value-type="float">
            <text:p>46,06</text:p>
          </table:table-cell>
          <table:table-cell table:style-name="ce33" office:value-type="float" office:value="4.49099999999999" calcext:value-type="float">
            <text:p>4,49</text:p>
          </table:table-cell>
          <table:table-cell table:style-name="ce33" office:value-type="float" office:value="-7.63999999999999" calcext:value-type="float">
            <text:p>-7,64</text:p>
          </table:table-cell>
          <table:table-cell table:style-name="ce33" office:value-type="float" office:value="-53.2" calcext:value-type="float">
            <text:p>-53,20</text:p>
          </table:table-cell>
          <table:table-cell table:style-name="ce86" office:value-type="float" office:value="7.9" calcext:value-type="float">
            <text:p>7,9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92.1462097167968" calcext:value-type="float">
            <text:p>92,15</text:p>
          </table:table-cell>
          <table:table-cell table:style-name="ce33" office:value-type="float" office:value="-5.71116828918457" calcext:value-type="float">
            <text:p>-5,71</text:p>
          </table:table-cell>
          <table:table-cell table:style-name="ce33" office:value-type="float" office:value="-36.0506706237792" calcext:value-type="float">
            <text:p>-36,05</text:p>
          </table:table-cell>
          <table:table-cell table:style-name="ce33" office:value-type="float" office:value="9.63867568969726" calcext:value-type="float">
            <text:p>9,64</text:p>
          </table:table-cell>
          <table:table-cell table:style-name="ce33" office:value-type="float" office:value="0.547086417675018" calcext:value-type="float">
            <text:p>0,55</text:p>
          </table:table-cell>
          <table:table-cell table:style-name="ce33" office:value-type="float" office:value="-5.51708936691284" calcext:value-type="float">
            <text:p>-5,52</text:p>
          </table:table-cell>
          <table:table-cell table:style-name="ce33" office:value-type="float" office:value="-35.3318214416503" calcext:value-type="float">
            <text:p>-35,33</text:p>
          </table:table-cell>
          <table:table-cell table:style-name="ce86" office:value-type="float" office:value="8.80489349365234" calcext:value-type="float">
            <text:p>8,8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 Roque sur Cèz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194" calcext:value-type="float">
            <text:p>44,19</text:p>
          </table:table-cell>
          <table:table-cell table:style-name="ce33" office:value-type="float" office:value="4.51999999999999" calcext:value-type="float">
            <text:p>4,52</text:p>
          </table:table-cell>
          <table:table-cell table:style-name="ce33" office:value-type="float" office:value="-5.95" calcext:value-type="float">
            <text:p>-5,95</text:p>
          </table:table-cell>
          <table:table-cell table:style-name="ce33" office:value-type="float" office:value="-36.5" calcext:value-type="float">
            <text:p>-36,5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7.8424835205078" calcext:value-type="float">
            <text:p>37,84</text:p>
          </table:table-cell>
          <table:table-cell table:style-name="ce33" office:value-type="float" office:value="-5.60447216033935" calcext:value-type="float">
            <text:p>-5,60</text:p>
          </table:table-cell>
          <table:table-cell table:style-name="ce33" office:value-type="float" office:value="-34.8431587219238" calcext:value-type="float">
            <text:p>-34,84</text:p>
          </table:table-cell>
          <table:table-cell table:style-name="ce33" office:value-type="float" office:value="9.99261856079101" calcext:value-type="float">
            <text:p>9,99</text:p>
          </table:table-cell>
          <table:table-cell table:style-name="ce33" office:value-type="float" office:value="0.250146478414535" calcext:value-type="float">
            <text:p>0,25</text:p>
          </table:table-cell>
          <table:table-cell table:style-name="ce33" office:value-type="float" office:value="-5.2581672668457" calcext:value-type="float">
            <text:p>-5,26</text:p>
          </table:table-cell>
          <table:table-cell table:style-name="ce33" office:value-type="float" office:value="-33.4780502319335" calcext:value-type="float">
            <text:p>-33,48</text:p>
          </table:table-cell>
          <table:table-cell table:style-name="ce86" office:value-type="float" office:value="8.58728790283203" calcext:value-type="float">
            <text:p>8,5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r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829999999999" calcext:value-type="float">
            <text:p>43,68</text:p>
          </table:table-cell>
          <table:table-cell table:style-name="ce33" office:value-type="float" office:value="4.55799999999999" calcext:value-type="float">
            <text:p>4,56</text:p>
          </table:table-cell>
          <table:table-cell table:style-name="ce33" office:value-type="float" office:value="-10.07" calcext:value-type="float">
            <text:p>-10,07</text:p>
          </table:table-cell>
          <table:table-cell table:style-name="ce33" office:value-type="float" office:value="-70.5999999999999" calcext:value-type="float">
            <text:p>-70,60</text:p>
          </table:table-cell>
          <table:table-cell table:style-name="ce86" office:value-type="float" office:value="10" calcext:value-type="float">
            <text:p>10,0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2.0576477050781" calcext:value-type="float">
            <text:p>32,06</text:p>
          </table:table-cell>
          <table:table-cell table:style-name="ce33" office:value-type="float" office:value="-5.39040470123291" calcext:value-type="float">
            <text:p>-5,39</text:p>
          </table:table-cell>
          <table:table-cell table:style-name="ce33" office:value-type="float" office:value="-34.4723663330078" calcext:value-type="float">
            <text:p>-34,47</text:p>
          </table:table-cell>
          <table:table-cell table:style-name="ce33" office:value-type="float" office:value="8.65087127685546" calcext:value-type="float">
            <text:p>8,65</text:p>
          </table:table-cell>
          <table:table-cell table:style-name="ce33" office:value-type="float" office:value="0.242616787552833" calcext:value-type="float">
            <text:p>0,24</text:p>
          </table:table-cell>
          <table:table-cell table:style-name="ce33" office:value-type="float" office:value="-5.2042212486267" calcext:value-type="float">
            <text:p>-5,20</text:p>
          </table:table-cell>
          <table:table-cell table:style-name="ce33" office:value-type="float" office:value="-33.8596458435058" calcext:value-type="float">
            <text:p>-33,86</text:p>
          </table:table-cell>
          <table:table-cell table:style-name="ce86" office:value-type="float" office:value="7.77412414550781" calcext:value-type="float">
            <text:p>7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try-le-Franço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169999999999" calcext:value-type="float">
            <text:p>48,72</text:p>
          </table:table-cell>
          <table:table-cell table:style-name="ce33" office:value-type="float" office:value="4.58199999999999" calcext:value-type="float">
            <text:p>4,58</text:p>
          </table:table-cell>
          <table:table-cell table:style-name="ce33" office:value-type="float" office:value="-7.25999999999999" calcext:value-type="float">
            <text:p>-7,26</text:p>
          </table:table-cell>
          <table:table-cell table:style-name="ce33" office:value-type="float" office:value="-49.3999999999999" calcext:value-type="float">
            <text:p>-49,40</text:p>
          </table:table-cell>
          <table:table-cell table:style-name="ce86" office:value-type="float" office:value="8.69999999999999" calcext:value-type="float">
            <text:p>8,7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77.0627822875976" calcext:value-type="float">
            <text:p>77,06</text:p>
          </table:table-cell>
          <table:table-cell table:style-name="ce33" office:value-type="float" office:value="-5.9073781967163" calcext:value-type="float">
            <text:p>-5,91</text:p>
          </table:table-cell>
          <table:table-cell table:style-name="ce33" office:value-type="float" office:value="-37.7428855895996" calcext:value-type="float">
            <text:p>-37,74</text:p>
          </table:table-cell>
          <table:table-cell table:style-name="ce33" office:value-type="float" office:value="9.51613998413085" calcext:value-type="float">
            <text:p>9,52</text:p>
          </table:table-cell>
          <table:table-cell table:style-name="ce33" office:value-type="float" office:value="0.229589000344276" calcext:value-type="float">
            <text:p>0,23</text:p>
          </table:table-cell>
          <table:table-cell table:style-name="ce33" office:value-type="float" office:value="-5.63741111755371" calcext:value-type="float">
            <text:p>-5,64</text:p>
          </table:table-cell>
          <table:table-cell table:style-name="ce33" office:value-type="float" office:value="-36.858112335205" calcext:value-type="float">
            <text:p>-36,86</text:p>
          </table:table-cell>
          <table:table-cell table:style-name="ce86" office:value-type="float" office:value="8.2411766052246" calcext:value-type="float">
            <text:p>8,2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Tresq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1079999999999" calcext:value-type="float">
            <text:p>44,11</text:p>
          </table:table-cell>
          <table:table-cell table:style-name="ce33" office:value-type="float" office:value="4.588" calcext:value-type="float">
            <text:p>4,59</text:p>
          </table:table-cell>
          <table:table-cell table:style-name="ce33" office:value-type="float" office:value="-7.74" calcext:value-type="float">
            <text:p>-7,74</text:p>
          </table:table-cell>
          <table:table-cell table:style-name="ce33" office:value-type="float" office:value="-51.2999999999999" calcext:value-type="float">
            <text:p>-51,30</text:p>
          </table:table-cell>
          <table:table-cell table:style-name="ce86" office:value-type="float" office:value="10.5999999999999" calcext:value-type="float">
            <text:p>10,6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7.8424835205078" calcext:value-type="float">
            <text:p>37,84</text:p>
          </table:table-cell>
          <table:table-cell table:style-name="ce33" office:value-type="float" office:value="-5.60447216033935" calcext:value-type="float">
            <text:p>-5,60</text:p>
          </table:table-cell>
          <table:table-cell table:style-name="ce33" office:value-type="float" office:value="-34.8431587219238" calcext:value-type="float">
            <text:p>-34,84</text:p>
          </table:table-cell>
          <table:table-cell table:style-name="ce33" office:value-type="float" office:value="9.99261856079101" calcext:value-type="float">
            <text:p>9,99</text:p>
          </table:table-cell>
          <table:table-cell table:style-name="ce33" office:value-type="float" office:value="0.250146478414535" calcext:value-type="float">
            <text:p>0,25</text:p>
          </table:table-cell>
          <table:table-cell table:style-name="ce33" office:value-type="float" office:value="-5.2581672668457" calcext:value-type="float">
            <text:p>-5,26</text:p>
          </table:table-cell>
          <table:table-cell table:style-name="ce33" office:value-type="float" office:value="-33.4780502319335" calcext:value-type="float">
            <text:p>-33,48</text:p>
          </table:table-cell>
          <table:table-cell table:style-name="ce86" office:value-type="float" office:value="8.58728790283203" calcext:value-type="float">
            <text:p>8,5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ligny-sur-Ouch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105" calcext:value-type="float">
            <text:p>47,11</text:p>
          </table:table-cell>
          <table:table-cell table:style-name="ce33" office:value-type="float" office:value="4.714" calcext:value-type="float">
            <text:p>4,71</text:p>
          </table:table-cell>
          <table:table-cell table:style-name="ce34" office:value-type="float" office:value="-8.06" calcext:value-type="float">
            <text:p>-8,06</text:p>
          </table:table-cell>
          <table:table-cell table:style-name="ce78" office:value-type="float" office:value="-54.1620727349017" calcext:value-type="float">
            <text:p>-54,2</text:p>
          </table:table-cell>
          <table:table-cell table:style-name="ce87" table:formula="of:=[.G290]-8*[.F290]" office:value-type="float" office:value="10.3179272650983" calcext:value-type="float">
            <text:p>10,3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82.267333984375" calcext:value-type="float">
            <text:p>82,27</text:p>
          </table:table-cell>
          <table:table-cell table:style-name="ce33" office:value-type="float" office:value="-6.02591514587402" calcext:value-type="float">
            <text:p>-6,03</text:p>
          </table:table-cell>
          <table:table-cell table:style-name="ce33" office:value-type="float" office:value="-37.9657440185546" calcext:value-type="float">
            <text:p>-37,97</text:p>
          </table:table-cell>
          <table:table-cell table:style-name="ce33" office:value-type="float" office:value="10.2415771484375" calcext:value-type="float">
            <text:p>10,24</text:p>
          </table:table-cell>
          <table:table-cell table:style-name="ce33" office:value-type="float" office:value="0.578771650791168" calcext:value-type="float">
            <text:p>0,58</text:p>
          </table:table-cell>
          <table:table-cell table:style-name="ce33" office:value-type="float" office:value="-6.00538825988769" calcext:value-type="float">
            <text:p>-6,01</text:p>
          </table:table-cell>
          <table:table-cell table:style-name="ce33" office:value-type="float" office:value="-39.2877693176269" calcext:value-type="float">
            <text:p>-39,29</text:p>
          </table:table-cell>
          <table:table-cell table:style-name="ce86" office:value-type="float" office:value="8.7553367614746" calcext:value-type="float">
            <text:p>8,7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illefranche-sur-Saô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889999999999" calcext:value-type="float">
            <text:p>45,99</text:p>
          </table:table-cell>
          <table:table-cell table:style-name="ce33" office:value-type="float" office:value="4.724" calcext:value-type="float">
            <text:p>4,72</text:p>
          </table:table-cell>
          <table:table-cell table:style-name="ce33" office:value-type="float" office:value="-7.79" calcext:value-type="float">
            <text:p>-7,79</text:p>
          </table:table-cell>
          <table:table-cell table:style-name="ce33" office:value-type="float" office:value="-54.7" calcext:value-type="float">
            <text:p>-54,70</text:p>
          </table:table-cell>
          <table:table-cell table:style-name="ce86" office:value-type="float" office:value="7.59999999999999" calcext:value-type="float">
            <text:p>7,6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92.1462097167968" calcext:value-type="float">
            <text:p>92,15</text:p>
          </table:table-cell>
          <table:table-cell table:style-name="ce33" office:value-type="float" office:value="-5.71116828918457" calcext:value-type="float">
            <text:p>-5,71</text:p>
          </table:table-cell>
          <table:table-cell table:style-name="ce33" office:value-type="float" office:value="-36.0506706237792" calcext:value-type="float">
            <text:p>-36,05</text:p>
          </table:table-cell>
          <table:table-cell table:style-name="ce33" office:value-type="float" office:value="9.63867568969726" calcext:value-type="float">
            <text:p>9,64</text:p>
          </table:table-cell>
          <table:table-cell table:style-name="ce33" office:value-type="float" office:value="0.547086417675018" calcext:value-type="float">
            <text:p>0,55</text:p>
          </table:table-cell>
          <table:table-cell table:style-name="ce33" office:value-type="float" office:value="-5.51708936691284" calcext:value-type="float">
            <text:p>-5,52</text:p>
          </table:table-cell>
          <table:table-cell table:style-name="ce33" office:value-type="float" office:value="-35.3318214416503" calcext:value-type="float">
            <text:p>-35,33</text:p>
          </table:table-cell>
          <table:table-cell table:style-name="ce86" office:value-type="float" office:value="8.80489349365234" calcext:value-type="float">
            <text:p>8,8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ollè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2849999999999" calcext:value-type="float">
            <text:p>44,28</text:p>
          </table:table-cell>
          <table:table-cell table:style-name="ce33" office:value-type="float" office:value="4.75199999999999" calcext:value-type="float">
            <text:p>4,75</text:p>
          </table:table-cell>
          <table:table-cell table:style-name="ce33" office:value-type="float" office:value="-10.25" calcext:value-type="float">
            <text:p>-10,25</text:p>
          </table:table-cell>
          <table:table-cell table:style-name="ce33" office:value-type="float" office:value="-71.7999999999999" calcext:value-type="float">
            <text:p>-71,8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7.8424835205078" calcext:value-type="float">
            <text:p>37,84</text:p>
          </table:table-cell>
          <table:table-cell table:style-name="ce33" office:value-type="float" office:value="-5.60447216033935" calcext:value-type="float">
            <text:p>-5,60</text:p>
          </table:table-cell>
          <table:table-cell table:style-name="ce33" office:value-type="float" office:value="-34.8431587219238" calcext:value-type="float">
            <text:p>-34,84</text:p>
          </table:table-cell>
          <table:table-cell table:style-name="ce33" office:value-type="float" office:value="9.99261856079101" calcext:value-type="float">
            <text:p>9,99</text:p>
          </table:table-cell>
          <table:table-cell table:style-name="ce33" office:value-type="float" office:value="0.250146478414535" calcext:value-type="float">
            <text:p>0,25</text:p>
          </table:table-cell>
          <table:table-cell table:style-name="ce33" office:value-type="float" office:value="-5.2581672668457" calcext:value-type="float">
            <text:p>-5,26</text:p>
          </table:table-cell>
          <table:table-cell table:style-name="ce33" office:value-type="float" office:value="-33.4780502319335" calcext:value-type="float">
            <text:p>-33,48</text:p>
          </table:table-cell>
          <table:table-cell table:style-name="ce86" office:value-type="float" office:value="8.58728790283203" calcext:value-type="float">
            <text:p>8,5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lataver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455" calcext:value-type="float">
            <text:p>44,46</text:p>
          </table:table-cell>
          <table:table-cell table:style-name="ce33" office:value-type="float" office:value="4.757" calcext:value-type="float">
            <text:p>4,76</text:p>
          </table:table-cell>
          <table:table-cell table:style-name="ce33" office:value-type="float" office:value="-7.07" calcext:value-type="float">
            <text:p>-7,07</text:p>
          </table:table-cell>
          <table:table-cell table:style-name="ce76" office:value-type="float" office:value="-46.25" calcext:value-type="float">
            <text:p>-46,3</text:p>
          </table:table-cell>
          <table:table-cell table:style-name="ce87" table:formula="of:=[.G293]-8*[.F293]" office:value-type="float" office:value="10.31" calcext:value-type="float">
            <text:p>10,3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7.8424835205078" calcext:value-type="float">
            <text:p>37,84</text:p>
          </table:table-cell>
          <table:table-cell table:style-name="ce33" office:value-type="float" office:value="-5.60447216033935" calcext:value-type="float">
            <text:p>-5,60</text:p>
          </table:table-cell>
          <table:table-cell table:style-name="ce33" office:value-type="float" office:value="-34.8431587219238" calcext:value-type="float">
            <text:p>-34,84</text:p>
          </table:table-cell>
          <table:table-cell table:style-name="ce33" office:value-type="float" office:value="9.99261856079101" calcext:value-type="float">
            <text:p>9,99</text:p>
          </table:table-cell>
          <table:table-cell table:style-name="ce33" office:value-type="float" office:value="0.250146478414535" calcext:value-type="float">
            <text:p>0,25</text:p>
          </table:table-cell>
          <table:table-cell table:style-name="ce33" office:value-type="float" office:value="-5.2581672668457" calcext:value-type="float">
            <text:p>-5,26</text:p>
          </table:table-cell>
          <table:table-cell table:style-name="ce33" office:value-type="float" office:value="-33.4780502319335" calcext:value-type="float">
            <text:p>-33,48</text:p>
          </table:table-cell>
          <table:table-cell table:style-name="ce86" office:value-type="float" office:value="8.58728790283203" calcext:value-type="float">
            <text:p>8,5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ardill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089999999999" calcext:value-type="float">
            <text:p>45,81</text:p>
          </table:table-cell>
          <table:table-cell table:style-name="ce33" office:value-type="float" office:value="4.769" calcext:value-type="float">
            <text:p>4,77</text:p>
          </table:table-cell>
          <table:table-cell table:style-name="ce33" office:value-type="float" office:value="-9.77999999999999" calcext:value-type="float">
            <text:p>-9,78</text:p>
          </table:table-cell>
          <table:table-cell table:style-name="ce33" office:value-type="float" office:value="-70.4" calcext:value-type="float">
            <text:p>-70,40</text:p>
          </table:table-cell>
          <table:table-cell table:style-name="ce86" office:value-type="float" office:value="7.79999999999999" calcext:value-type="float">
            <text:p>7,8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62.8591499328613" calcext:value-type="float">
            <text:p>62,86</text:p>
          </table:table-cell>
          <table:table-cell table:style-name="ce33" office:value-type="float" office:value="-5.9127984046936" calcext:value-type="float">
            <text:p>-5,91</text:p>
          </table:table-cell>
          <table:table-cell table:style-name="ce33" office:value-type="float" office:value="-38.1109733581542" calcext:value-type="float">
            <text:p>-38,11</text:p>
          </table:table-cell>
          <table:table-cell table:style-name="ce33" office:value-type="float" office:value="9.19141387939453" calcext:value-type="float">
            <text:p>9,19</text:p>
          </table:table-cell>
          <table:table-cell table:style-name="ce33" office:value-type="float" office:value="0.316899269819259" calcext:value-type="float">
            <text:p>0,32</text:p>
          </table:table-cell>
          <table:table-cell table:style-name="ce33" office:value-type="float" office:value="-5.85145950317382" calcext:value-type="float">
            <text:p>-5,85</text:p>
          </table:table-cell>
          <table:table-cell table:style-name="ce33" office:value-type="float" office:value="-38.9311714172363" calcext:value-type="float">
            <text:p>-38,93</text:p>
          </table:table-cell>
          <table:table-cell table:style-name="ce86" office:value-type="float" office:value="7.88050460815429" calcext:value-type="float">
            <text:p>7,8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mmar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011" calcext:value-type="float">
            <text:p>47,01</text:p>
          </table:table-cell>
          <table:table-cell table:style-name="ce33" office:value-type="float" office:value="4.79499999999999" calcext:value-type="float">
            <text:p>4,79</text:p>
          </table:table-cell>
          <table:table-cell table:style-name="ce33" office:value-type="float" office:value="-8.01999999999999" calcext:value-type="float">
            <text:p>-8,02</text:p>
          </table:table-cell>
          <table:table-cell table:style-name="ce33" office:value-type="float" office:value="-53.6" calcext:value-type="float">
            <text:p>-53,60</text:p>
          </table:table-cell>
          <table:table-cell table:style-name="ce86" office:value-type="float" office:value="10.5" calcext:value-type="float">
            <text:p>10,5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82.267333984375" calcext:value-type="float">
            <text:p>82,27</text:p>
          </table:table-cell>
          <table:table-cell table:style-name="ce33" office:value-type="float" office:value="-6.02591514587402" calcext:value-type="float">
            <text:p>-6,03</text:p>
          </table:table-cell>
          <table:table-cell table:style-name="ce33" office:value-type="float" office:value="-37.9657440185546" calcext:value-type="float">
            <text:p>-37,97</text:p>
          </table:table-cell>
          <table:table-cell table:style-name="ce33" office:value-type="float" office:value="10.2415771484375" calcext:value-type="float">
            <text:p>10,24</text:p>
          </table:table-cell>
          <table:table-cell table:style-name="ce33" office:value-type="float" office:value="0.578771650791168" calcext:value-type="float">
            <text:p>0,58</text:p>
          </table:table-cell>
          <table:table-cell table:style-name="ce33" office:value-type="float" office:value="-6.00538825988769" calcext:value-type="float">
            <text:p>-6,01</text:p>
          </table:table-cell>
          <table:table-cell table:style-name="ce33" office:value-type="float" office:value="-39.2877693176269" calcext:value-type="float">
            <text:p>-39,29</text:p>
          </table:table-cell>
          <table:table-cell table:style-name="ce86" office:value-type="float" office:value="8.7553367614746" calcext:value-type="float">
            <text:p>8,7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vign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46" calcext:value-type="float">
            <text:p>43,95</text:p>
          </table:table-cell>
          <table:table-cell table:style-name="ce39" office:value-type="float" office:value="4.81" calcext:value-type="float">
            <text:p>4,81</text:p>
          </table:table-cell>
          <table:table-cell table:style-name="ce34" office:value-type="float" office:value="-9.88054789149076" calcext:value-type="float">
            <text:p>-9,88</text:p>
          </table:table-cell>
          <table:table-cell table:style-name="ce34" office:value-type="float" office:value="-70.0469382610461" calcext:value-type="float">
            <text:p>-70,05</text:p>
          </table:table-cell>
          <table:table-cell table:style-name="ce87" office:value-type="float" office:value="8.99744487087997" calcext:value-type="float">
            <text:p>9,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32.0576477050781" calcext:value-type="float">
            <text:p>32,06</text:p>
          </table:table-cell>
          <table:table-cell table:style-name="ce33" office:value-type="float" office:value="-5.39040470123291" calcext:value-type="float">
            <text:p>-5,39</text:p>
          </table:table-cell>
          <table:table-cell table:style-name="ce33" office:value-type="float" office:value="-34.4723663330078" calcext:value-type="float">
            <text:p>-34,47</text:p>
          </table:table-cell>
          <table:table-cell table:style-name="ce33" office:value-type="float" office:value="8.65087127685546" calcext:value-type="float">
            <text:p>8,65</text:p>
          </table:table-cell>
          <table:table-cell table:style-name="ce33" office:value-type="float" office:value="0.242616787552833" calcext:value-type="float">
            <text:p>0,24</text:p>
          </table:table-cell>
          <table:table-cell table:style-name="ce33" office:value-type="float" office:value="-5.2042212486267" calcext:value-type="float">
            <text:p>-5,20</text:p>
          </table:table-cell>
          <table:table-cell table:style-name="ce33" office:value-type="float" office:value="-33.8596458435058" calcext:value-type="float">
            <text:p>-33,86</text:p>
          </table:table-cell>
          <table:table-cell table:style-name="ce86" office:value-type="float" office:value="7.77412414550781" calcext:value-type="float">
            <text:p>7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cô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3079999999999" calcext:value-type="float">
            <text:p>46,31</text:p>
          </table:table-cell>
          <table:table-cell table:style-name="ce33" office:value-type="float" office:value="4.831" calcext:value-type="float">
            <text:p>4,83</text:p>
          </table:table-cell>
          <table:table-cell table:style-name="ce33" office:value-type="float" office:value="-7.5" calcext:value-type="float">
            <text:p>-7,50</text:p>
          </table:table-cell>
          <table:table-cell table:style-name="ce33" office:value-type="float" office:value="-53.2" calcext:value-type="float">
            <text:p>-53,20</text:p>
          </table:table-cell>
          <table:table-cell table:style-name="ce86" office:value-type="float" office:value="6.79999999999999" calcext:value-type="float">
            <text:p>6,8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92.1462097167968" calcext:value-type="float">
            <text:p>92,15</text:p>
          </table:table-cell>
          <table:table-cell table:style-name="ce33" office:value-type="float" office:value="-5.71116828918457" calcext:value-type="float">
            <text:p>-5,71</text:p>
          </table:table-cell>
          <table:table-cell table:style-name="ce33" office:value-type="float" office:value="-36.0506706237792" calcext:value-type="float">
            <text:p>-36,05</text:p>
          </table:table-cell>
          <table:table-cell table:style-name="ce33" office:value-type="float" office:value="9.63867568969726" calcext:value-type="float">
            <text:p>9,64</text:p>
          </table:table-cell>
          <table:table-cell table:style-name="ce33" office:value-type="float" office:value="0.547086417675018" calcext:value-type="float">
            <text:p>0,55</text:p>
          </table:table-cell>
          <table:table-cell table:style-name="ce33" office:value-type="float" office:value="-5.51708936691284" calcext:value-type="float">
            <text:p>-5,52</text:p>
          </table:table-cell>
          <table:table-cell table:style-name="ce33" office:value-type="float" office:value="-35.3318214416503" calcext:value-type="float">
            <text:p>-35,33</text:p>
          </table:table-cell>
          <table:table-cell table:style-name="ce86" office:value-type="float" office:value="8.80489349365234" calcext:value-type="float">
            <text:p>8,8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y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753" calcext:value-type="float">
            <text:p>45,75</text:p>
          </table:table-cell>
          <table:table-cell table:style-name="ce33" office:value-type="float" office:value="4.83699999999999" calcext:value-type="float">
            <text:p>4,84</text:p>
          </table:table-cell>
          <table:table-cell table:style-name="ce33" office:value-type="float" office:value="-10.14" calcext:value-type="float">
            <text:p>-10,14</text:p>
          </table:table-cell>
          <table:table-cell table:style-name="ce33" office:value-type="float" office:value="-73.0999999999999" calcext:value-type="float">
            <text:p>-73,10</text:p>
          </table:table-cell>
          <table:table-cell table:style-name="ce86" office:value-type="float" office:value="8" calcext:value-type="float">
            <text:p>8,0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62.8591499328613" calcext:value-type="float">
            <text:p>62,86</text:p>
          </table:table-cell>
          <table:table-cell table:style-name="ce33" office:value-type="float" office:value="-5.9127984046936" calcext:value-type="float">
            <text:p>-5,91</text:p>
          </table:table-cell>
          <table:table-cell table:style-name="ce33" office:value-type="float" office:value="-38.1109733581542" calcext:value-type="float">
            <text:p>-38,11</text:p>
          </table:table-cell>
          <table:table-cell table:style-name="ce33" office:value-type="float" office:value="9.19141387939453" calcext:value-type="float">
            <text:p>9,19</text:p>
          </table:table-cell>
          <table:table-cell table:style-name="ce33" office:value-type="float" office:value="0.316899269819259" calcext:value-type="float">
            <text:p>0,32</text:p>
          </table:table-cell>
          <table:table-cell table:style-name="ce33" office:value-type="float" office:value="-5.85145950317382" calcext:value-type="float">
            <text:p>-5,85</text:p>
          </table:table-cell>
          <table:table-cell table:style-name="ce33" office:value-type="float" office:value="-38.9311714172363" calcext:value-type="float">
            <text:p>-38,93</text:p>
          </table:table-cell>
          <table:table-cell table:style-name="ce86" office:value-type="float" office:value="7.88050460815429" calcext:value-type="float">
            <text:p>7,8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-Ambreui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692" calcext:value-type="float">
            <text:p>46,69</text:p>
          </table:table-cell>
          <table:table-cell table:style-name="ce33" office:value-type="float" office:value="4.84299999999999" calcext:value-type="float">
            <text:p>4,84</text:p>
          </table:table-cell>
          <table:table-cell table:style-name="ce33" office:value-type="float" office:value="-7.11" calcext:value-type="float">
            <text:p>-7,11</text:p>
          </table:table-cell>
          <table:table-cell table:style-name="ce33" office:value-type="float" office:value="-48.8999999999999" calcext:value-type="float">
            <text:p>-48,90</text:p>
          </table:table-cell>
          <table:table-cell table:style-name="ce86" office:value-type="float" office:value="8" calcext:value-type="float">
            <text:p>8,0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117.851325988769" calcext:value-type="float">
            <text:p>117,85</text:p>
          </table:table-cell>
          <table:table-cell table:style-name="ce33" office:value-type="float" office:value="-6.00469303131103" calcext:value-type="float">
            <text:p>-6,00</text:p>
          </table:table-cell>
          <table:table-cell table:style-name="ce33" office:value-type="float" office:value="-37.248794555664" calcext:value-type="float">
            <text:p>-37,25</text:p>
          </table:table-cell>
          <table:table-cell table:style-name="ce33" office:value-type="float" office:value="10.7887496948242" calcext:value-type="float">
            <text:p>10,79</text:p>
          </table:table-cell>
          <table:table-cell table:style-name="ce33" office:value-type="float" office:value="0.619717061519622" calcext:value-type="float">
            <text:p>0,62</text:p>
          </table:table-cell>
          <table:table-cell table:style-name="ce33" office:value-type="float" office:value="-5.42129611968994" calcext:value-type="float">
            <text:p>-5,42</text:p>
          </table:table-cell>
          <table:table-cell table:style-name="ce33" office:value-type="float" office:value="-33.6919136047363" calcext:value-type="float">
            <text:p>-33,69</text:p>
          </table:table-cell>
          <table:table-cell table:style-name="ce86" office:value-type="float" office:value="9.6784553527832" calcext:value-type="float">
            <text:p>9,6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rtes-lès-Valenc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68" calcext:value-type="float">
            <text:p>44,87</text:p>
          </table:table-cell>
          <table:table-cell table:style-name="ce33" office:value-type="float" office:value="4.865" calcext:value-type="float">
            <text:p>4,87</text:p>
          </table:table-cell>
          <table:table-cell table:style-name="ce33" office:value-type="float" office:value="-8.23" calcext:value-type="float">
            <text:p>-8,23</text:p>
          </table:table-cell>
          <table:table-cell table:style-name="ce33" office:value-type="float" office:value="-55.6" calcext:value-type="float">
            <text:p>-55,6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52.9467697143554" calcext:value-type="float">
            <text:p>52,95</text:p>
          </table:table-cell>
          <table:table-cell table:style-name="ce33" office:value-type="float" office:value="-6.06728506088256" calcext:value-type="float">
            <text:p>-6,07</text:p>
          </table:table-cell>
          <table:table-cell table:style-name="ce33" office:value-type="float" office:value="-38.653823852539" calcext:value-type="float">
            <text:p>-38,65</text:p>
          </table:table-cell>
          <table:table-cell table:style-name="ce33" office:value-type="float" office:value="9.88445663452148" calcext:value-type="float">
            <text:p>9,88</text:p>
          </table:table-cell>
          <table:table-cell table:style-name="ce33" office:value-type="float" office:value="0.290636032819747" calcext:value-type="float">
            <text:p>0,29</text:p>
          </table:table-cell>
          <table:table-cell table:style-name="ce33" office:value-type="float" office:value="-5.50643444061279" calcext:value-type="float">
            <text:p>-5,51</text:p>
          </table:table-cell>
          <table:table-cell table:style-name="ce33" office:value-type="float" office:value="-36.2630538940429" calcext:value-type="float">
            <text:p>-36,26</text:p>
          </table:table-cell>
          <table:table-cell table:style-name="ce86" office:value-type="float" office:value="7.78842163085937" calcext:value-type="float">
            <text:p>7,79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Pont-Evêqu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3" calcext:value-type="float">
            <text:p>45,53</text:p>
          </table:table-cell>
          <table:table-cell table:style-name="ce33" office:value-type="float" office:value="4.913" calcext:value-type="float">
            <text:p>4,91</text:p>
          </table:table-cell>
          <table:table-cell table:style-name="ce33" office:value-type="float" office:value="-8.43999999999999" calcext:value-type="float">
            <text:p>-8,44</text:p>
          </table:table-cell>
          <table:table-cell table:style-name="ce33" office:value-type="float" office:value="-58.7" calcext:value-type="float">
            <text:p>-58,7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4.6875" calcext:value-type="float">
            <text:p>4,69</text:p>
          </table:table-cell>
          <table:table-cell table:style-name="ce33" office:value-type="float" office:value="62.8591499328613" calcext:value-type="float">
            <text:p>62,86</text:p>
          </table:table-cell>
          <table:table-cell table:style-name="ce33" office:value-type="float" office:value="-5.9127984046936" calcext:value-type="float">
            <text:p>-5,91</text:p>
          </table:table-cell>
          <table:table-cell table:style-name="ce33" office:value-type="float" office:value="-38.1109733581542" calcext:value-type="float">
            <text:p>-38,11</text:p>
          </table:table-cell>
          <table:table-cell table:style-name="ce33" office:value-type="float" office:value="9.19141387939453" calcext:value-type="float">
            <text:p>9,19</text:p>
          </table:table-cell>
          <table:table-cell table:style-name="ce33" office:value-type="float" office:value="0.316899269819259" calcext:value-type="float">
            <text:p>0,32</text:p>
          </table:table-cell>
          <table:table-cell table:style-name="ce33" office:value-type="float" office:value="-5.85145950317382" calcext:value-type="float">
            <text:p>-5,85</text:p>
          </table:table-cell>
          <table:table-cell table:style-name="ce33" office:value-type="float" office:value="-38.9311714172363" calcext:value-type="float">
            <text:p>-38,93</text:p>
          </table:table-cell>
          <table:table-cell table:style-name="ce86" office:value-type="float" office:value="7.88050460815429" calcext:value-type="float">
            <text:p>7,8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uzanc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43" calcext:value-type="float">
            <text:p>49,43</text:p>
          </table:table-cell>
          <table:table-cell table:style-name="ce33" office:value-type="float" office:value="4.955" calcext:value-type="float">
            <text:p>4,96</text:p>
          </table:table-cell>
          <table:table-cell table:style-name="ce34" office:value-type="float" office:value="-7.30002179649994" calcext:value-type="float">
            <text:p>-7,30</text:p>
          </table:table-cell>
          <table:table-cell table:style-name="ce34" office:value-type="float" office:value="-47.1693991847755" calcext:value-type="float">
            <text:p>-47,17</text:p>
          </table:table-cell>
          <table:table-cell table:style-name="ce87" office:value-type="float" office:value="11.230775187224" calcext:value-type="float">
            <text:p>11,2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94.9123916625976" calcext:value-type="float">
            <text:p>94,91</text:p>
          </table:table-cell>
          <table:table-cell table:style-name="ce33" office:value-type="float" office:value="-6.01548433303833" calcext:value-type="float">
            <text:p>-6,02</text:p>
          </table:table-cell>
          <table:table-cell table:style-name="ce33" office:value-type="float" office:value="-37.9788551330566" calcext:value-type="float">
            <text:p>-37,98</text:p>
          </table:table-cell>
          <table:table-cell table:style-name="ce33" office:value-type="float" office:value="10.14501953125" calcext:value-type="float">
            <text:p>10,15</text:p>
          </table:table-cell>
          <table:table-cell table:style-name="ce33" office:value-type="float" office:value="0.188558965921401" calcext:value-type="float">
            <text:p>0,19</text:p>
          </table:table-cell>
          <table:table-cell table:style-name="ce33" office:value-type="float" office:value="-5.78804874420166" calcext:value-type="float">
            <text:p>-5,79</text:p>
          </table:table-cell>
          <table:table-cell table:style-name="ce33" office:value-type="float" office:value="-37.6398773193359" calcext:value-type="float">
            <text:p>-37,64</text:p>
          </table:table-cell>
          <table:table-cell table:style-name="ce86" office:value-type="float" office:value="8.66451263427734" calcext:value-type="float">
            <text:p>8,6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hâteauvillain-Orge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57" calcext:value-type="float">
            <text:p>48,06</text:p>
          </table:table-cell>
          <table:table-cell table:style-name="ce33" office:value-type="float" office:value="4.96" calcext:value-type="float">
            <text:p>4,96</text:p>
          </table:table-cell>
          <table:table-cell table:style-name="ce33" office:value-type="float" office:value="-7.29" calcext:value-type="float">
            <text:p>-7,29</text:p>
          </table:table-cell>
          <table:table-cell table:style-name="ce76" office:value-type="float" office:value="-49.43" calcext:value-type="float">
            <text:p>-49,4</text:p>
          </table:table-cell>
          <table:table-cell table:style-name="ce87" table:formula="of:=[.G303]-8*[.F303]" office:value-type="float" office:value="8.89" calcext:value-type="float">
            <text:p>8,9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95.7901763916015" calcext:value-type="float">
            <text:p>95,79</text:p>
          </table:table-cell>
          <table:table-cell table:style-name="ce33" office:value-type="float" office:value="-5.88881731033325" calcext:value-type="float">
            <text:p>-5,89</text:p>
          </table:table-cell>
          <table:table-cell table:style-name="ce33" office:value-type="float" office:value="-36.9420051574707" calcext:value-type="float">
            <text:p>-36,94</text:p>
          </table:table-cell>
          <table:table-cell table:style-name="ce33" office:value-type="float" office:value="10.1685333251953" calcext:value-type="float">
            <text:p>10,17</text:p>
          </table:table-cell>
          <table:table-cell table:style-name="ce33" office:value-type="float" office:value="0.457561075687408" calcext:value-type="float">
            <text:p>0,46</text:p>
          </table:table-cell>
          <table:table-cell table:style-name="ce33" office:value-type="float" office:value="-5.94406414031982" calcext:value-type="float">
            <text:p>-5,94</text:p>
          </table:table-cell>
          <table:table-cell table:style-name="ce33" office:value-type="float" office:value="-38.6949348449707" calcext:value-type="float">
            <text:p>-38,69</text:p>
          </table:table-cell>
          <table:table-cell table:style-name="ce86" office:value-type="float" office:value="8.85757827758789" calcext:value-type="float">
            <text:p>8,8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ij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322" calcext:value-type="float">
            <text:p>47,32</text:p>
          </table:table-cell>
          <table:table-cell table:style-name="ce33" office:value-type="float" office:value="5.036" calcext:value-type="float">
            <text:p>5,04</text:p>
          </table:table-cell>
          <table:table-cell table:style-name="ce33" office:value-type="float" office:value="-7.65170996229249" calcext:value-type="float">
            <text:p>-7,65</text:p>
          </table:table-cell>
          <table:table-cell table:style-name="ce76" office:value-type="float" office:value="-51.4979819181082" calcext:value-type="float">
            <text:p>-51,5</text:p>
          </table:table-cell>
          <table:table-cell table:style-name="ce87" office:value-type="float" office:value="9.71569778023168" calcext:value-type="float">
            <text:p>9,7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77.118667602539" calcext:value-type="float">
            <text:p>77,12</text:p>
          </table:table-cell>
          <table:table-cell table:style-name="ce33" office:value-type="float" office:value="-6.03483629226684" calcext:value-type="float">
            <text:p>-6,03</text:p>
          </table:table-cell>
          <table:table-cell table:style-name="ce33" office:value-type="float" office:value="-38.3490562438964" calcext:value-type="float">
            <text:p>-38,35</text:p>
          </table:table-cell>
          <table:table-cell table:style-name="ce33" office:value-type="float" office:value="9.92963409423828" calcext:value-type="float">
            <text:p>9,93</text:p>
          </table:table-cell>
          <table:table-cell table:style-name="ce33" office:value-type="float" office:value="0.350942313671112" calcext:value-type="float">
            <text:p>0,35</text:p>
          </table:table-cell>
          <table:table-cell table:style-name="ce33" office:value-type="float" office:value="-6.08252191543579" calcext:value-type="float">
            <text:p>-6,08</text:p>
          </table:table-cell>
          <table:table-cell table:style-name="ce33" office:value-type="float" office:value="-40.1857376098632" calcext:value-type="float">
            <text:p>-40,19</text:p>
          </table:table-cell>
          <table:table-cell table:style-name="ce86" office:value-type="float" office:value="8.47443771362304" calcext:value-type="float">
            <text:p>8,4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ison-la-Romai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2419999999999" calcext:value-type="float">
            <text:p>44,24</text:p>
          </table:table-cell>
          <table:table-cell table:style-name="ce33" office:value-type="float" office:value="5.073" calcext:value-type="float">
            <text:p>5,07</text:p>
          </table:table-cell>
          <table:table-cell table:style-name="ce33" office:value-type="float" office:value="-9.11999999999999" calcext:value-type="float">
            <text:p>-9,12</text:p>
          </table:table-cell>
          <table:table-cell table:style-name="ce33" office:value-type="float" office:value="-62.6" calcext:value-type="float">
            <text:p>-62,6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40.8960762023925" calcext:value-type="float">
            <text:p>40,90</text:p>
          </table:table-cell>
          <table:table-cell table:style-name="ce33" office:value-type="float" office:value="-6.2224063873291" calcext:value-type="float">
            <text:p>-6,22</text:p>
          </table:table-cell>
          <table:table-cell table:style-name="ce33" office:value-type="float" office:value="-40.2843437194824" calcext:value-type="float">
            <text:p>-40,28</text:p>
          </table:table-cell>
          <table:table-cell table:style-name="ce33" office:value-type="float" office:value="9.49490737915039" calcext:value-type="float">
            <text:p>9,49</text:p>
          </table:table-cell>
          <table:table-cell table:style-name="ce33" office:value-type="float" office:value="0.231515675783157" calcext:value-type="float">
            <text:p>0,23</text:p>
          </table:table-cell>
          <table:table-cell table:style-name="ce33" office:value-type="float" office:value="-5.85638952255249" calcext:value-type="float">
            <text:p>-5,86</text:p>
          </table:table-cell>
          <table:table-cell table:style-name="ce33" office:value-type="float" office:value="-38.8069038391113" calcext:value-type="float">
            <text:p>-38,81</text:p>
          </table:table-cell>
          <table:table-cell table:style-name="ce86" office:value-type="float" office:value="8.04421234130859" calcext:value-type="float">
            <text:p>8,0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urcelles-sur-Auj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8939999999999" calcext:value-type="float">
            <text:p>47,89</text:p>
          </table:table-cell>
          <table:table-cell table:style-name="ce33" office:value-type="float" office:value="5.09299999999999" calcext:value-type="float">
            <text:p>5,09</text:p>
          </table:table-cell>
          <table:table-cell table:style-name="ce33" office:value-type="float" office:value="-7.84999999999999" calcext:value-type="float">
            <text:p>-7,85</text:p>
          </table:table-cell>
          <table:table-cell table:style-name="ce33" office:value-type="float" office:value="-50.7999999999999" calcext:value-type="float">
            <text:p>-50,80</text:p>
          </table:table-cell>
          <table:table-cell table:style-name="ce86" office:value-type="float" office:value="12" calcext:value-type="float">
            <text:p>12,0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95.7901763916015" calcext:value-type="float">
            <text:p>95,79</text:p>
          </table:table-cell>
          <table:table-cell table:style-name="ce33" office:value-type="float" office:value="-5.88881731033325" calcext:value-type="float">
            <text:p>-5,89</text:p>
          </table:table-cell>
          <table:table-cell table:style-name="ce33" office:value-type="float" office:value="-36.9420051574707" calcext:value-type="float">
            <text:p>-36,94</text:p>
          </table:table-cell>
          <table:table-cell table:style-name="ce33" office:value-type="float" office:value="10.1685333251953" calcext:value-type="float">
            <text:p>10,17</text:p>
          </table:table-cell>
          <table:table-cell table:style-name="ce33" office:value-type="float" office:value="0.457561075687408" calcext:value-type="float">
            <text:p>0,46</text:p>
          </table:table-cell>
          <table:table-cell table:style-name="ce33" office:value-type="float" office:value="-5.94406414031982" calcext:value-type="float">
            <text:p>-5,94</text:p>
          </table:table-cell>
          <table:table-cell table:style-name="ce33" office:value-type="float" office:value="-38.6949348449707" calcext:value-type="float">
            <text:p>-38,69</text:p>
          </table:table-cell>
          <table:table-cell table:style-name="ce86" office:value-type="float" office:value="8.85757827758789" calcext:value-type="float">
            <text:p>8,8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uilly-sur-Saô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017" calcext:value-type="float">
            <text:p>47,02</text:p>
          </table:table-cell>
          <table:table-cell table:style-name="ce33" office:value-type="float" office:value="5.12199999999999" calcext:value-type="float">
            <text:p>5,12</text:p>
          </table:table-cell>
          <table:table-cell table:style-name="ce33" office:value-type="float" office:value="-7.5" calcext:value-type="float">
            <text:p>-7,50</text:p>
          </table:table-cell>
          <table:table-cell table:style-name="ce33" office:value-type="float" office:value="-51.3999999999999" calcext:value-type="float">
            <text:p>-51,40</text:p>
          </table:table-cell>
          <table:table-cell table:style-name="ce86" office:value-type="float" office:value="8.59999999999999" calcext:value-type="float">
            <text:p>8,6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98.7689971923828" calcext:value-type="float">
            <text:p>98,77</text:p>
          </table:table-cell>
          <table:table-cell table:style-name="ce33" office:value-type="float" office:value="-6.36240482330322" calcext:value-type="float">
            <text:p>-6,36</text:p>
          </table:table-cell>
          <table:table-cell table:style-name="ce33" office:value-type="float" office:value="-40.4289207458496" calcext:value-type="float">
            <text:p>-40,43</text:p>
          </table:table-cell>
          <table:table-cell table:style-name="ce33" office:value-type="float" office:value="10.4703178405761" calcext:value-type="float">
            <text:p>10,47</text:p>
          </table:table-cell>
          <table:table-cell table:style-name="ce33" office:value-type="float" office:value="0.471256852149963" calcext:value-type="float">
            <text:p>0,47</text:p>
          </table:table-cell>
          <table:table-cell table:style-name="ce33" office:value-type="float" office:value="-5.90288686752319" calcext:value-type="float">
            <text:p>-5,90</text:p>
          </table:table-cell>
          <table:table-cell table:style-name="ce33" office:value-type="float" office:value="-38.1994094848632" calcext:value-type="float">
            <text:p>-38,20</text:p>
          </table:table-cell>
          <table:table-cell table:style-name="ce86" office:value-type="float" office:value="9.02368545532226" calcext:value-type="float">
            <text:p>9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haumon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129999999999" calcext:value-type="float">
            <text:p>48,11</text:p>
          </table:table-cell>
          <table:table-cell table:style-name="ce33" office:value-type="float" office:value="5.139" calcext:value-type="float">
            <text:p>5,14</text:p>
          </table:table-cell>
          <table:table-cell table:style-name="ce33" office:value-type="float" office:value="-7.79" calcext:value-type="float">
            <text:p>-7,79</text:p>
          </table:table-cell>
          <table:table-cell table:style-name="ce33" office:value-type="float" office:value="-50.7999999999999" calcext:value-type="float">
            <text:p>-50,8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95.7901763916015" calcext:value-type="float">
            <text:p>95,79</text:p>
          </table:table-cell>
          <table:table-cell table:style-name="ce33" office:value-type="float" office:value="-5.88881731033325" calcext:value-type="float">
            <text:p>-5,89</text:p>
          </table:table-cell>
          <table:table-cell table:style-name="ce33" office:value-type="float" office:value="-36.9420051574707" calcext:value-type="float">
            <text:p>-36,94</text:p>
          </table:table-cell>
          <table:table-cell table:style-name="ce33" office:value-type="float" office:value="10.1685333251953" calcext:value-type="float">
            <text:p>10,17</text:p>
          </table:table-cell>
          <table:table-cell table:style-name="ce33" office:value-type="float" office:value="0.457561075687408" calcext:value-type="float">
            <text:p>0,46</text:p>
          </table:table-cell>
          <table:table-cell table:style-name="ce33" office:value-type="float" office:value="-5.94406414031982" calcext:value-type="float">
            <text:p>-5,94</text:p>
          </table:table-cell>
          <table:table-cell table:style-name="ce33" office:value-type="float" office:value="-38.6949348449707" calcext:value-type="float">
            <text:p>-38,69</text:p>
          </table:table-cell>
          <table:table-cell table:style-name="ce86" office:value-type="float" office:value="8.85757827758789" calcext:value-type="float">
            <text:p>8,8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Jasseron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204" calcext:value-type="float">
            <text:p>46,20</text:p>
          </table:table-cell>
          <table:table-cell table:style-name="ce33" office:value-type="float" office:value="5.29399999999999" calcext:value-type="float">
            <text:p>5,29</text:p>
          </table:table-cell>
          <table:table-cell table:style-name="ce33" office:value-type="float" office:value="-8.8" calcext:value-type="float">
            <text:p>-8,80</text:p>
          </table:table-cell>
          <table:table-cell table:style-name="ce33" office:value-type="float" office:value="-58.5" calcext:value-type="float">
            <text:p>-58,5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110.403839111328" calcext:value-type="float">
            <text:p>110,40</text:p>
          </table:table-cell>
          <table:table-cell table:style-name="ce33" office:value-type="float" office:value="-5.69294118881225" calcext:value-type="float">
            <text:p>-5,69</text:p>
          </table:table-cell>
          <table:table-cell table:style-name="ce33" office:value-type="float" office:value="-34.9231567382812" calcext:value-type="float">
            <text:p>-34,92</text:p>
          </table:table-cell>
          <table:table-cell table:style-name="ce33" office:value-type="float" office:value="10.6203727722167" calcext:value-type="float">
            <text:p>10,62</text:p>
          </table:table-cell>
          <table:table-cell table:style-name="ce33" office:value-type="float" office:value="0.464726090431213" calcext:value-type="float">
            <text:p>0,46</text:p>
          </table:table-cell>
          <table:table-cell table:style-name="ce33" office:value-type="float" office:value="-5.39882707595825" calcext:value-type="float">
            <text:p>-5,40</text:p>
          </table:table-cell>
          <table:table-cell table:style-name="ce33" office:value-type="float" office:value="-33.2494773864746" calcext:value-type="float">
            <text:p>-33,25</text:p>
          </table:table-cell>
          <table:table-cell table:style-name="ce86" office:value-type="float" office:value="9.9411392211914" calcext:value-type="float">
            <text:p>9,9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roulieu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65" calcext:value-type="float">
            <text:p>45,87</text:p>
          </table:table-cell>
          <table:table-cell table:style-name="ce33" office:value-type="float" office:value="5.32099999999999" calcext:value-type="float">
            <text:p>5,32</text:p>
          </table:table-cell>
          <table:table-cell table:style-name="ce33" office:value-type="float" office:value="-8.58" calcext:value-type="float">
            <text:p>-8,58</text:p>
          </table:table-cell>
          <table:table-cell table:style-name="ce33" office:value-type="float" office:value="-58.2" calcext:value-type="float">
            <text:p>-58,2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83.34716796875" calcext:value-type="float">
            <text:p>83,35</text:p>
          </table:table-cell>
          <table:table-cell table:style-name="ce33" office:value-type="float" office:value="-5.80425834655761" calcext:value-type="float">
            <text:p>-5,80</text:p>
          </table:table-cell>
          <table:table-cell table:style-name="ce33" office:value-type="float" office:value="-37.2118492126464" calcext:value-type="float">
            <text:p>-37,21</text:p>
          </table:table-cell>
          <table:table-cell table:style-name="ce33" office:value-type="float" office:value="9.22221755981445" calcext:value-type="float">
            <text:p>9,22</text:p>
          </table:table-cell>
          <table:table-cell table:style-name="ce33" office:value-type="float" office:value="0.421318560838699" calcext:value-type="float">
            <text:p>0,42</text:p>
          </table:table-cell>
          <table:table-cell table:style-name="ce33" office:value-type="float" office:value="-5.95875024795532" calcext:value-type="float">
            <text:p>-5,96</text:p>
          </table:table-cell>
          <table:table-cell table:style-name="ce33" office:value-type="float" office:value="-39.255027770996" calcext:value-type="float">
            <text:p>-39,26</text:p>
          </table:table-cell>
          <table:table-cell table:style-name="ce86" office:value-type="float" office:value="8.41497421264648" calcext:value-type="float">
            <text:p>8,4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i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752" calcext:value-type="float">
            <text:p>44,75</text:p>
          </table:table-cell>
          <table:table-cell table:style-name="ce33" office:value-type="float" office:value="5.371" calcext:value-type="float">
            <text:p>5,37</text:p>
          </table:table-cell>
          <table:table-cell table:style-name="ce33" office:value-type="float" office:value="-10.0299999999999" calcext:value-type="float">
            <text:p>-10,03</text:p>
          </table:table-cell>
          <table:table-cell table:style-name="ce33" office:value-type="float" office:value="-67.2999999999999" calcext:value-type="float">
            <text:p>-67,3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61.948444366455" calcext:value-type="float">
            <text:p>61,95</text:p>
          </table:table-cell>
          <table:table-cell table:style-name="ce33" office:value-type="float" office:value="-6.68633365631103" calcext:value-type="float">
            <text:p>-6,69</text:p>
          </table:table-cell>
          <table:table-cell table:style-name="ce33" office:value-type="float" office:value="-43.1875572204589" calcext:value-type="float">
            <text:p>-43,19</text:p>
          </table:table-cell>
          <table:table-cell table:style-name="ce33" office:value-type="float" office:value="10.3031120300292" calcext:value-type="float">
            <text:p>10,30</text:p>
          </table:table-cell>
          <table:table-cell table:style-name="ce33" office:value-type="float" office:value="0.281044512987136" calcext:value-type="float">
            <text:p>0,28</text:p>
          </table:table-cell>
          <table:table-cell table:style-name="ce33" office:value-type="float" office:value="-6.27393579483032" calcext:value-type="float">
            <text:p>-6,27</text:p>
          </table:table-cell>
          <table:table-cell table:style-name="ce33" office:value-type="float" office:value="-41.7491378784179" calcext:value-type="float">
            <text:p>-41,75</text:p>
          </table:table-cell>
          <table:table-cell table:style-name="ce86" office:value-type="float" office:value="8.4423484802246" calcext:value-type="float">
            <text:p>8,4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uméville-en-Orno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669999999999" calcext:value-type="float">
            <text:p>48,47</text:p>
          </table:table-cell>
          <table:table-cell table:style-name="ce33" office:value-type="float" office:value="5.429" calcext:value-type="float">
            <text:p>5,43</text:p>
          </table:table-cell>
          <table:table-cell table:style-name="ce33" office:value-type="float" office:value="-7.69" calcext:value-type="float">
            <text:p>-7,69</text:p>
          </table:table-cell>
          <table:table-cell table:style-name="ce33" office:value-type="float" office:value="-50.7" calcext:value-type="float">
            <text:p>-50,7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03.420997619628" calcext:value-type="float">
            <text:p>103,42</text:p>
          </table:table-cell>
          <table:table-cell table:style-name="ce33" office:value-type="float" office:value="-6.3203067779541" calcext:value-type="float">
            <text:p>-6,32</text:p>
          </table:table-cell>
          <table:table-cell table:style-name="ce33" office:value-type="float" office:value="-40.2005386352539" calcext:value-type="float">
            <text:p>-40,20</text:p>
          </table:table-cell>
          <table:table-cell table:style-name="ce33" office:value-type="float" office:value="10.3619155883789" calcext:value-type="float">
            <text:p>10,36</text:p>
          </table:table-cell>
          <table:table-cell table:style-name="ce33" office:value-type="float" office:value="0.499586820602416" calcext:value-type="float">
            <text:p>0,50</text:p>
          </table:table-cell>
          <table:table-cell table:style-name="ce33" office:value-type="float" office:value="-6.25839376449584" calcext:value-type="float">
            <text:p>-6,26</text:p>
          </table:table-cell>
          <table:table-cell table:style-name="ce33" office:value-type="float" office:value="-41.0422248840332" calcext:value-type="float">
            <text:p>-41,04</text:p>
          </table:table-cell>
          <table:table-cell table:style-name="ce86" office:value-type="float" office:value="9.02492523193359" calcext:value-type="float">
            <text:p>9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rseill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273" calcext:value-type="float">
            <text:p>43,27</text:p>
          </table:table-cell>
          <table:table-cell table:style-name="ce33" office:value-type="float" office:value="5.43" calcext:value-type="float">
            <text:p>5,43</text:p>
          </table:table-cell>
          <table:table-cell table:style-name="ce34" office:value-type="float" office:value="-10.8408157391285" calcext:value-type="float">
            <text:p>-10,84</text:p>
          </table:table-cell>
          <table:table-cell table:style-name="ce78" office:value-type="float" office:value="-79.702960340429" calcext:value-type="float">
            <text:p>-79,7</text:p>
          </table:table-cell>
          <table:table-cell table:style-name="ce87" office:value-type="float" office:value="7.02356557259938" calcext:value-type="float">
            <text:p>7,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3.1910514831542" calcext:value-type="float">
            <text:p>33,19</text:p>
          </table:table-cell>
          <table:table-cell table:style-name="ce33" office:value-type="float" office:value="-5.44161367416381" calcext:value-type="float">
            <text:p>-5,44</text:p>
          </table:table-cell>
          <table:table-cell table:style-name="ce33" office:value-type="float" office:value="-33.5871200561523" calcext:value-type="float">
            <text:p>-33,59</text:p>
          </table:table-cell>
          <table:table-cell table:style-name="ce33" office:value-type="float" office:value="9.9457893371582" calcext:value-type="float">
            <text:p>9,95</text:p>
          </table:table-cell>
          <table:table-cell table:style-name="ce33" office:value-type="float" office:value="0.242606103420257" calcext:value-type="float">
            <text:p>0,24</text:p>
          </table:table-cell>
          <table:table-cell table:style-name="ce33" office:value-type="float" office:value="-5.04123210906982" calcext:value-type="float">
            <text:p>-5,04</text:p>
          </table:table-cell>
          <table:table-cell table:style-name="ce33" office:value-type="float" office:value="-32.0457191467285" calcext:value-type="float">
            <text:p>-32,05</text:p>
          </table:table-cell>
          <table:table-cell table:style-name="ce86" office:value-type="float" office:value="8.28413772583007" calcext:value-type="float">
            <text:p>8,28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Aix-en-Provenc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279999999999" calcext:value-type="float">
            <text:p>43,53</text:p>
          </table:table-cell>
          <table:table-cell table:style-name="ce33" office:value-type="float" office:value="5.448" calcext:value-type="float">
            <text:p>5,45</text:p>
          </table:table-cell>
          <table:table-cell table:style-name="ce33" office:value-type="float" office:value="-9.74" calcext:value-type="float">
            <text:p>-9,74</text:p>
          </table:table-cell>
          <table:table-cell table:style-name="ce33" office:value-type="float" office:value="-67.2" calcext:value-type="float">
            <text:p>-67,2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3.1910514831542" calcext:value-type="float">
            <text:p>33,19</text:p>
          </table:table-cell>
          <table:table-cell table:style-name="ce33" office:value-type="float" office:value="-5.44161367416381" calcext:value-type="float">
            <text:p>-5,44</text:p>
          </table:table-cell>
          <table:table-cell table:style-name="ce33" office:value-type="float" office:value="-33.5871200561523" calcext:value-type="float">
            <text:p>-33,59</text:p>
          </table:table-cell>
          <table:table-cell table:style-name="ce33" office:value-type="float" office:value="9.9457893371582" calcext:value-type="float">
            <text:p>9,95</text:p>
          </table:table-cell>
          <table:table-cell table:style-name="ce33" office:value-type="float" office:value="0.242606103420257" calcext:value-type="float">
            <text:p>0,24</text:p>
          </table:table-cell>
          <table:table-cell table:style-name="ce33" office:value-type="float" office:value="-5.04123210906982" calcext:value-type="float">
            <text:p>-5,04</text:p>
          </table:table-cell>
          <table:table-cell table:style-name="ce33" office:value-type="float" office:value="-32.0457191467285" calcext:value-type="float">
            <text:p>-32,05</text:p>
          </table:table-cell>
          <table:table-cell table:style-name="ce86" office:value-type="float" office:value="8.28413772583007" calcext:value-type="float">
            <text:p>8,2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eign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1169999999999" calcext:value-type="float">
            <text:p>46,12</text:p>
          </table:table-cell>
          <table:table-cell table:style-name="ce33" office:value-type="float" office:value="5.493" calcext:value-type="float">
            <text:p>5,49</text:p>
          </table:table-cell>
          <table:table-cell table:style-name="ce33" office:value-type="float" office:value="-9.11999999999999" calcext:value-type="float">
            <text:p>-9,12</text:p>
          </table:table-cell>
          <table:table-cell table:style-name="ce33" office:value-type="float" office:value="-60.7999999999999" calcext:value-type="float">
            <text:p>-60,80</text:p>
          </table:table-cell>
          <table:table-cell table:style-name="ce86" office:value-type="float" office:value="12.0999999999999" calcext:value-type="float">
            <text:p>12,1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39.478790283203" calcext:value-type="float">
            <text:p>139,48</text:p>
          </table:table-cell>
          <table:table-cell table:style-name="ce33" office:value-type="float" office:value="-6.20857048034667" calcext:value-type="float">
            <text:p>-6,21</text:p>
          </table:table-cell>
          <table:table-cell table:style-name="ce33" office:value-type="float" office:value="-38.7558822631835" calcext:value-type="float">
            <text:p>-38,76</text:p>
          </table:table-cell>
          <table:table-cell table:style-name="ce33" office:value-type="float" office:value="10.9126815795898" calcext:value-type="float">
            <text:p>10,91</text:p>
          </table:table-cell>
          <table:table-cell table:style-name="ce33" office:value-type="float" office:value="0.542752087116241" calcext:value-type="float">
            <text:p>0,54</text:p>
          </table:table-cell>
          <table:table-cell table:style-name="ce33" office:value-type="float" office:value="-6.00927782058715" calcext:value-type="float">
            <text:p>-6,01</text:p>
          </table:table-cell>
          <table:table-cell table:style-name="ce33" office:value-type="float" office:value="-37.8948974609375" calcext:value-type="float">
            <text:p>-37,89</text:p>
          </table:table-cell>
          <table:table-cell table:style-name="ce86" office:value-type="float" office:value="10.1793251037597" calcext:value-type="float">
            <text:p>10,1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l-de-Meu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4" office:value-type="float" office:value="47.977" calcext:value-type="float">
            <text:p>47,98</text:p>
          </table:table-cell>
          <table:table-cell table:style-name="ce34" office:value-type="float" office:value="5.498" calcext:value-type="float">
            <text:p>5,50</text:p>
          </table:table-cell>
          <table:table-cell table:style-name="ce34" office:value-type="float" office:value="-7.85100026201689" calcext:value-type="float">
            <text:p>-7,85</text:p>
          </table:table-cell>
          <table:table-cell table:style-name="ce34" office:value-type="float" office:value="-52.598438483475" calcext:value-type="float">
            <text:p>-52,60</text:p>
          </table:table-cell>
          <table:table-cell table:style-name="ce87" office:value-type="float" office:value="10.2095636126601" calcext:value-type="float">
            <text:p>10,2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12.619956970214" calcext:value-type="float">
            <text:p>112,62</text:p>
          </table:table-cell>
          <table:table-cell table:style-name="ce33" office:value-type="float" office:value="-6.25376033782958" calcext:value-type="float">
            <text:p>-6,25</text:p>
          </table:table-cell>
          <table:table-cell table:style-name="ce33" office:value-type="float" office:value="-39.6493415832519" calcext:value-type="float">
            <text:p>-39,65</text:p>
          </table:table-cell>
          <table:table-cell table:style-name="ce33" office:value-type="float" office:value="10.3807411193847" calcext:value-type="float">
            <text:p>10,38</text:p>
          </table:table-cell>
          <table:table-cell table:style-name="ce33" office:value-type="float" office:value="0.611818790435791" calcext:value-type="float">
            <text:p>0,61</text:p>
          </table:table-cell>
          <table:table-cell table:style-name="ce33" office:value-type="float" office:value="-6.11771297454833" calcext:value-type="float">
            <text:p>-6,12</text:p>
          </table:table-cell>
          <table:table-cell table:style-name="ce33" office:value-type="float" office:value="-39.7809677124023" calcext:value-type="float">
            <text:p>-39,78</text:p>
          </table:table-cell>
          <table:table-cell table:style-name="ce86" office:value-type="float" office:value="9.16073608398437" calcext:value-type="float">
            <text:p>9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audiomon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118" calcext:value-type="float">
            <text:p>49,12</text:p>
          </table:table-cell>
          <table:table-cell table:style-name="ce33" office:value-type="float" office:value="5.52799999999999" calcext:value-type="float">
            <text:p>5,53</text:p>
          </table:table-cell>
          <table:table-cell table:style-name="ce33" office:value-type="float" office:value="-7.48" calcext:value-type="float">
            <text:p>-7,48</text:p>
          </table:table-cell>
          <table:table-cell table:style-name="ce33" office:value-type="float" office:value="-50.6" calcext:value-type="float">
            <text:p>-50,6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87.4593200683593" calcext:value-type="float">
            <text:p>87,46</text:p>
          </table:table-cell>
          <table:table-cell table:style-name="ce33" office:value-type="float" office:value="-6.32816934585571" calcext:value-type="float">
            <text:p>-6,33</text:p>
          </table:table-cell>
          <table:table-cell table:style-name="ce33" office:value-type="float" office:value="-40.7704696655273" calcext:value-type="float">
            <text:p>-40,77</text:p>
          </table:table-cell>
          <table:table-cell table:style-name="ce33" office:value-type="float" office:value="9.85488510131835" calcext:value-type="float">
            <text:p>9,85</text:p>
          </table:table-cell>
          <table:table-cell table:style-name="ce33" office:value-type="float" office:value="0.244053825736045" calcext:value-type="float">
            <text:p>0,24</text:p>
          </table:table-cell>
          <table:table-cell table:style-name="ce33" office:value-type="float" office:value="-6.33955717086791" calcext:value-type="float">
            <text:p>-6,34</text:p>
          </table:table-cell>
          <table:table-cell table:style-name="ce33" office:value-type="float" office:value="-42.1702613830566" calcext:value-type="float">
            <text:p>-42,17</text:p>
          </table:table-cell>
          <table:table-cell table:style-name="ce86" office:value-type="float" office:value="8.54619598388671" calcext:value-type="float">
            <text:p>8,5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ons-le-Saun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673" calcext:value-type="float">
            <text:p>46,67</text:p>
          </table:table-cell>
          <table:table-cell table:style-name="ce33" office:value-type="float" office:value="5.55199999999999" calcext:value-type="float">
            <text:p>5,55</text:p>
          </table:table-cell>
          <table:table-cell table:style-name="ce33" office:value-type="float" office:value="-7.73" calcext:value-type="float">
            <text:p>-7,73</text:p>
          </table:table-cell>
          <table:table-cell table:style-name="ce33" office:value-type="float" office:value="-53.2" calcext:value-type="float">
            <text:p>-53,20</text:p>
          </table:table-cell>
          <table:table-cell table:style-name="ce86" office:value-type="float" office:value="8.69999999999999" calcext:value-type="float">
            <text:p>8,7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44.513641357421" calcext:value-type="float">
            <text:p>144,51</text:p>
          </table:table-cell>
          <table:table-cell table:style-name="ce33" office:value-type="float" office:value="-6.38547277450561" calcext:value-type="float">
            <text:p>-6,39</text:p>
          </table:table-cell>
          <table:table-cell table:style-name="ce33" office:value-type="float" office:value="-39.7817344665527" calcext:value-type="float">
            <text:p>-39,78</text:p>
          </table:table-cell>
          <table:table-cell table:style-name="ce33" office:value-type="float" office:value="11.3020477294921" calcext:value-type="float">
            <text:p>11,30</text:p>
          </table:table-cell>
          <table:table-cell table:style-name="ce33" office:value-type="float" office:value="0.710847616195678" calcext:value-type="float">
            <text:p>0,71</text:p>
          </table:table-cell>
          <table:table-cell table:style-name="ce33" office:value-type="float" office:value="-5.89934301376342" calcext:value-type="float">
            <text:p>-5,90</text:p>
          </table:table-cell>
          <table:table-cell table:style-name="ce33" office:value-type="float" office:value="-36.8228797912597" calcext:value-type="float">
            <text:p>-36,82</text:p>
          </table:table-cell>
          <table:table-cell table:style-name="ce86" office:value-type="float" office:value="10.3718643188476" calcext:value-type="float">
            <text:p>10,3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eypin d'Aigu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7879999999999" calcext:value-type="float">
            <text:p>43,79</text:p>
          </table:table-cell>
          <table:table-cell table:style-name="ce33" office:value-type="float" office:value="5.57" calcext:value-type="float">
            <text:p>5,57</text:p>
          </table:table-cell>
          <table:table-cell table:style-name="ce33" office:value-type="float" office:value="-9.43999999999999" calcext:value-type="float">
            <text:p>-9,44</text:p>
          </table:table-cell>
          <table:table-cell table:style-name="ce33" office:value-type="float" office:value="-66.2" calcext:value-type="float">
            <text:p>-66,2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8.873363494873" calcext:value-type="float">
            <text:p>38,87</text:p>
          </table:table-cell>
          <table:table-cell table:style-name="ce33" office:value-type="float" office:value="-6.37730169296264" calcext:value-type="float">
            <text:p>-6,38</text:p>
          </table:table-cell>
          <table:table-cell table:style-name="ce33" office:value-type="float" office:value="-40.4841423034667" calcext:value-type="float">
            <text:p>-40,48</text:p>
          </table:table-cell>
          <table:table-cell table:style-name="ce33" office:value-type="float" office:value="10.5342712402343" calcext:value-type="float">
            <text:p>10,53</text:p>
          </table:table-cell>
          <table:table-cell table:style-name="ce33" office:value-type="float" office:value="0.201486378908157" calcext:value-type="float">
            <text:p>0,20</text:p>
          </table:table-cell>
          <table:table-cell table:style-name="ce33" office:value-type="float" office:value="-6.1040620803833" calcext:value-type="float">
            <text:p>-6,10</text:p>
          </table:table-cell>
          <table:table-cell table:style-name="ce33" office:value-type="float" office:value="-39.413158416748" calcext:value-type="float">
            <text:p>-39,41</text:p>
          </table:table-cell>
          <table:table-cell table:style-name="ce86" office:value-type="float" office:value="9.41933822631835" calcext:value-type="float">
            <text:p>9,4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nt Antonin-sur-Bay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2" calcext:value-type="float">
            <text:p>43,52</text:p>
          </table:table-cell>
          <table:table-cell table:style-name="ce33" office:value-type="float" office:value="5.58499999999999" calcext:value-type="float">
            <text:p>5,58</text:p>
          </table:table-cell>
          <table:table-cell table:style-name="ce33" office:value-type="float" office:value="-8.35999999999999" calcext:value-type="float">
            <text:p>-8,36</text:p>
          </table:table-cell>
          <table:table-cell table:style-name="ce33" office:value-type="float" office:value="-57.7" calcext:value-type="float">
            <text:p>-57,70</text:p>
          </table:table-cell>
          <table:table-cell table:style-name="ce86" office:value-type="float" office:value="9.09999999999999" calcext:value-type="float">
            <text:p>9,1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3.1910514831542" calcext:value-type="float">
            <text:p>33,19</text:p>
          </table:table-cell>
          <table:table-cell table:style-name="ce33" office:value-type="float" office:value="-5.44161367416381" calcext:value-type="float">
            <text:p>-5,44</text:p>
          </table:table-cell>
          <table:table-cell table:style-name="ce33" office:value-type="float" office:value="-33.5871200561523" calcext:value-type="float">
            <text:p>-33,59</text:p>
          </table:table-cell>
          <table:table-cell table:style-name="ce33" office:value-type="float" office:value="9.9457893371582" calcext:value-type="float">
            <text:p>9,95</text:p>
          </table:table-cell>
          <table:table-cell table:style-name="ce33" office:value-type="float" office:value="0.242606103420257" calcext:value-type="float">
            <text:p>0,24</text:p>
          </table:table-cell>
          <table:table-cell table:style-name="ce33" office:value-type="float" office:value="-5.04123210906982" calcext:value-type="float">
            <text:p>-5,04</text:p>
          </table:table-cell>
          <table:table-cell table:style-name="ce33" office:value-type="float" office:value="-32.0457191467285" calcext:value-type="float">
            <text:p>-32,05</text:p>
          </table:table-cell>
          <table:table-cell table:style-name="ce86" office:value-type="float" office:value="8.28413772583007" calcext:value-type="float">
            <text:p>8,2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rambo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7629999999999" calcext:value-type="float">
            <text:p>43,76</text:p>
          </table:table-cell>
          <table:table-cell table:style-name="ce33" office:value-type="float" office:value="5.58999999999999" calcext:value-type="float">
            <text:p>5,59</text:p>
          </table:table-cell>
          <table:table-cell table:style-name="ce33" office:value-type="float" office:value="-9.58" calcext:value-type="float">
            <text:p>-9,58</text:p>
          </table:table-cell>
          <table:table-cell table:style-name="ce33" office:value-type="float" office:value="-67.4" calcext:value-type="float">
            <text:p>-67,4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8.873363494873" calcext:value-type="float">
            <text:p>38,87</text:p>
          </table:table-cell>
          <table:table-cell table:style-name="ce33" office:value-type="float" office:value="-6.37730169296264" calcext:value-type="float">
            <text:p>-6,38</text:p>
          </table:table-cell>
          <table:table-cell table:style-name="ce33" office:value-type="float" office:value="-40.4841423034667" calcext:value-type="float">
            <text:p>-40,48</text:p>
          </table:table-cell>
          <table:table-cell table:style-name="ce33" office:value-type="float" office:value="10.5342712402343" calcext:value-type="float">
            <text:p>10,53</text:p>
          </table:table-cell>
          <table:table-cell table:style-name="ce33" office:value-type="float" office:value="0.201486378908157" calcext:value-type="float">
            <text:p>0,20</text:p>
          </table:table-cell>
          <table:table-cell table:style-name="ce33" office:value-type="float" office:value="-6.1040620803833" calcext:value-type="float">
            <text:p>-6,10</text:p>
          </table:table-cell>
          <table:table-cell table:style-name="ce33" office:value-type="float" office:value="-39.413158416748" calcext:value-type="float">
            <text:p>-39,41</text:p>
          </table:table-cell>
          <table:table-cell table:style-name="ce86" office:value-type="float" office:value="9.41933822631835" calcext:value-type="float">
            <text:p>9,4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oir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368" calcext:value-type="float">
            <text:p>45,37</text:p>
          </table:table-cell>
          <table:table-cell table:style-name="ce33" office:value-type="float" office:value="5.58999999999999" calcext:value-type="float">
            <text:p>5,59</text:p>
          </table:table-cell>
          <table:table-cell table:style-name="ce33" office:value-type="float" office:value="-9.83" calcext:value-type="float">
            <text:p>-9,83</text:p>
          </table:table-cell>
          <table:table-cell table:style-name="ce33" office:value-type="float" office:value="-67" calcext:value-type="float">
            <text:p>-67,00</text:p>
          </table:table-cell>
          <table:table-cell table:style-name="ce86" office:value-type="float" office:value="11.6999999999999" calcext:value-type="float">
            <text:p>11,7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36.217971801757" calcext:value-type="float">
            <text:p>136,22</text:p>
          </table:table-cell>
          <table:table-cell table:style-name="ce33" office:value-type="float" office:value="-7.76141357421875" calcext:value-type="float">
            <text:p>-7,76</text:p>
          </table:table-cell>
          <table:table-cell table:style-name="ce33" office:value-type="float" office:value="-51.3091011047363" calcext:value-type="float">
            <text:p>-51,31</text:p>
          </table:table-cell>
          <table:table-cell table:style-name="ce33" office:value-type="float" office:value="10.7822074890136" calcext:value-type="float">
            <text:p>10,78</text:p>
          </table:table-cell>
          <table:table-cell table:style-name="ce33" office:value-type="float" office:value="0.45292392373085" calcext:value-type="float">
            <text:p>0,45</text:p>
          </table:table-cell>
          <table:table-cell table:style-name="ce33" office:value-type="float" office:value="-7.69461774826049" calcext:value-type="float">
            <text:p>-7,69</text:p>
          </table:table-cell>
          <table:table-cell table:style-name="ce33" office:value-type="float" office:value="-51.4012184143066" calcext:value-type="float">
            <text:p>-51,40</text:p>
          </table:table-cell>
          <table:table-cell table:style-name="ce86" office:value-type="float" office:value="10.1557235717773" calcext:value-type="float">
            <text:p>10,1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an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0399999999999" calcext:value-type="float">
            <text:p>44,04</text:p>
          </table:table-cell>
          <table:table-cell table:style-name="ce33" office:value-type="float" office:value="5.628" calcext:value-type="float">
            <text:p>5,63</text:p>
          </table:table-cell>
          <table:table-cell table:style-name="ce33" office:value-type="float" office:value="-9.75" calcext:value-type="float">
            <text:p>-9,75</text:p>
          </table:table-cell>
          <table:table-cell table:style-name="ce33" office:value-type="float" office:value="-66.7" calcext:value-type="float">
            <text:p>-66,70</text:p>
          </table:table-cell>
          <table:table-cell table:style-name="ce86" office:value-type="float" office:value="11.1999999999999" calcext:value-type="float">
            <text:p>11,2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67.8002319335937" calcext:value-type="float">
            <text:p>67,80</text:p>
          </table:table-cell>
          <table:table-cell table:style-name="ce33" office:value-type="float" office:value="-7.01991510391235" calcext:value-type="float">
            <text:p>-7,02</text:p>
          </table:table-cell>
          <table:table-cell table:style-name="ce33" office:value-type="float" office:value="-46.5194702148437" calcext:value-type="float">
            <text:p>-46,52</text:p>
          </table:table-cell>
          <table:table-cell table:style-name="ce33" office:value-type="float" office:value="9.63985061645507" calcext:value-type="float">
            <text:p>9,64</text:p>
          </table:table-cell>
          <table:table-cell table:style-name="ce33" office:value-type="float" office:value="0.252991050481796" calcext:value-type="float">
            <text:p>0,25</text:p>
          </table:table-cell>
          <table:table-cell table:style-name="ce33" office:value-type="float" office:value="-6.75751781463623" calcext:value-type="float">
            <text:p>-6,76</text:p>
          </table:table-cell>
          <table:table-cell table:style-name="ce33" office:value-type="float" office:value="-45.4112930297851" calcext:value-type="float">
            <text:p>-45,41</text:p>
          </table:table-cell>
          <table:table-cell table:style-name="ce86" office:value-type="float" office:value="8.64884948730468" calcext:value-type="float">
            <text:p>8,6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le pont de Beauvois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369999999999" calcext:value-type="float">
            <text:p>45,54</text:p>
          </table:table-cell>
          <table:table-cell table:style-name="ce33" office:value-type="float" office:value="5.66999999999999" calcext:value-type="float">
            <text:p>5,67</text:p>
          </table:table-cell>
          <table:table-cell table:style-name="ce33" office:value-type="float" office:value="-9.50999999999999" calcext:value-type="float">
            <text:p>-9,51</text:p>
          </table:table-cell>
          <table:table-cell table:style-name="ce33" office:value-type="float" office:value="-66.2999999999999" calcext:value-type="float">
            <text:p>-66,30</text:p>
          </table:table-cell>
          <table:table-cell table:style-name="ce86" office:value-type="float" office:value="9.8" calcext:value-type="float">
            <text:p>9,8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28.764770507812" calcext:value-type="float">
            <text:p>128,76</text:p>
          </table:table-cell>
          <table:table-cell table:style-name="ce33" office:value-type="float" office:value="-6.92167329788208" calcext:value-type="float">
            <text:p>-6,92</text:p>
          </table:table-cell>
          <table:table-cell table:style-name="ce33" office:value-type="float" office:value="-45.2064247131347" calcext:value-type="float">
            <text:p>-45,21</text:p>
          </table:table-cell>
          <table:table-cell table:style-name="ce33" office:value-type="float" office:value="10.1669616699218" calcext:value-type="float">
            <text:p>10,17</text:p>
          </table:table-cell>
          <table:table-cell table:style-name="ce33" office:value-type="float" office:value="0.484579622745513" calcext:value-type="float">
            <text:p>0,48</text:p>
          </table:table-cell>
          <table:table-cell table:style-name="ce33" office:value-type="float" office:value="-7.01465797424316" calcext:value-type="float">
            <text:p>-7,01</text:p>
          </table:table-cell>
          <table:table-cell table:style-name="ce33" office:value-type="float" office:value="-46.4789657592773" calcext:value-type="float">
            <text:p>-46,48</text:p>
          </table:table-cell>
          <table:table-cell table:style-name="ce86" office:value-type="float" office:value="9.63829803466796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eufchât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549999999999" calcext:value-type="float">
            <text:p>48,35</text:p>
          </table:table-cell>
          <table:table-cell table:style-name="ce33" office:value-type="float" office:value="5.697" calcext:value-type="float">
            <text:p>5,70</text:p>
          </table:table-cell>
          <table:table-cell table:style-name="ce66" office:value-type="float" office:value="-7.79" calcext:value-type="float">
            <text:p>-7,79</text:p>
          </table:table-cell>
          <table:table-cell table:style-name="ce66" office:value-type="float" office:value="-52.2" calcext:value-type="float">
            <text:p>-52,20</text:p>
          </table:table-cell>
          <table:table-cell table:style-name="ce86" office:value-type="float" office:value="10.0999999999999" calcext:value-type="float">
            <text:p>10,1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03.420997619628" calcext:value-type="float">
            <text:p>103,42</text:p>
          </table:table-cell>
          <table:table-cell table:style-name="ce33" office:value-type="float" office:value="-6.3203067779541" calcext:value-type="float">
            <text:p>-6,32</text:p>
          </table:table-cell>
          <table:table-cell table:style-name="ce33" office:value-type="float" office:value="-40.2005386352539" calcext:value-type="float">
            <text:p>-40,20</text:p>
          </table:table-cell>
          <table:table-cell table:style-name="ce33" office:value-type="float" office:value="10.3619155883789" calcext:value-type="float">
            <text:p>10,36</text:p>
          </table:table-cell>
          <table:table-cell table:style-name="ce33" office:value-type="float" office:value="0.499586820602416" calcext:value-type="float">
            <text:p>0,50</text:p>
          </table:table-cell>
          <table:table-cell table:style-name="ce33" office:value-type="float" office:value="-6.25839376449584" calcext:value-type="float">
            <text:p>-6,26</text:p>
          </table:table-cell>
          <table:table-cell table:style-name="ce33" office:value-type="float" office:value="-41.0422248840332" calcext:value-type="float">
            <text:p>-41,04</text:p>
          </table:table-cell>
          <table:table-cell table:style-name="ce86" office:value-type="float" office:value="9.02492523193359" calcext:value-type="float">
            <text:p>9,0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Martin-d'Hér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194" calcext:value-type="float">
            <text:p>45,19</text:p>
          </table:table-cell>
          <table:table-cell table:style-name="ce33" office:value-type="float" office:value="5.759" calcext:value-type="float">
            <text:p>5,76</text:p>
          </table:table-cell>
          <table:table-cell table:style-name="ce33" office:value-type="float" office:value="-11.46" calcext:value-type="float">
            <text:p>-11,46</text:p>
          </table:table-cell>
          <table:table-cell table:style-name="ce33" office:value-type="float" office:value="-81.0999999999999" calcext:value-type="float">
            <text:p>-81,10</text:p>
          </table:table-cell>
          <table:table-cell table:style-name="ce86" office:value-type="float" office:value="10.5" calcext:value-type="float">
            <text:p>10,5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36.217971801757" calcext:value-type="float">
            <text:p>136,22</text:p>
          </table:table-cell>
          <table:table-cell table:style-name="ce33" office:value-type="float" office:value="-7.76141357421875" calcext:value-type="float">
            <text:p>-7,76</text:p>
          </table:table-cell>
          <table:table-cell table:style-name="ce33" office:value-type="float" office:value="-51.3091011047363" calcext:value-type="float">
            <text:p>-51,31</text:p>
          </table:table-cell>
          <table:table-cell table:style-name="ce33" office:value-type="float" office:value="10.7822074890136" calcext:value-type="float">
            <text:p>10,78</text:p>
          </table:table-cell>
          <table:table-cell table:style-name="ce33" office:value-type="float" office:value="0.45292392373085" calcext:value-type="float">
            <text:p>0,45</text:p>
          </table:table-cell>
          <table:table-cell table:style-name="ce33" office:value-type="float" office:value="-7.69461774826049" calcext:value-type="float">
            <text:p>-7,69</text:p>
          </table:table-cell>
          <table:table-cell table:style-name="ce33" office:value-type="float" office:value="-51.4012184143066" calcext:value-type="float">
            <text:p>-51,40</text:p>
          </table:table-cell>
          <table:table-cell table:style-name="ce86" office:value-type="float" office:value="10.1557235717773" calcext:value-type="float">
            <text:p>10,1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rcalquier-Digne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59" calcext:value-type="float">
            <text:p>43,96</text:p>
          </table:table-cell>
          <table:table-cell table:style-name="ce33" office:value-type="float" office:value="5.782" calcext:value-type="float">
            <text:p>5,78</text:p>
          </table:table-cell>
          <table:table-cell table:style-name="ce33" office:value-type="float" office:value="-7.28" calcext:value-type="float">
            <text:p>-7,28</text:p>
          </table:table-cell>
          <table:table-cell table:style-name="ce33" office:value-type="float" office:value="-48.8999999999999" calcext:value-type="float">
            <text:p>-48,9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8.873363494873" calcext:value-type="float">
            <text:p>38,87</text:p>
          </table:table-cell>
          <table:table-cell table:style-name="ce33" office:value-type="float" office:value="-6.37730169296264" calcext:value-type="float">
            <text:p>-6,38</text:p>
          </table:table-cell>
          <table:table-cell table:style-name="ce33" office:value-type="float" office:value="-40.4841423034667" calcext:value-type="float">
            <text:p>-40,48</text:p>
          </table:table-cell>
          <table:table-cell table:style-name="ce33" office:value-type="float" office:value="10.5342712402343" calcext:value-type="float">
            <text:p>10,53</text:p>
          </table:table-cell>
          <table:table-cell table:style-name="ce33" office:value-type="float" office:value="0.201486378908157" calcext:value-type="float">
            <text:p>0,20</text:p>
          </table:table-cell>
          <table:table-cell table:style-name="ce33" office:value-type="float" office:value="-6.1040620803833" calcext:value-type="float">
            <text:p>-6,10</text:p>
          </table:table-cell>
          <table:table-cell table:style-name="ce33" office:value-type="float" office:value="-39.413158416748" calcext:value-type="float">
            <text:p>-39,41</text:p>
          </table:table-cell>
          <table:table-cell table:style-name="ce86" office:value-type="float" office:value="9.41933822631835" calcext:value-type="float">
            <text:p>9,4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nosqu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8329999999999" calcext:value-type="float">
            <text:p>43,83</text:p>
          </table:table-cell>
          <table:table-cell table:style-name="ce33" office:value-type="float" office:value="5.78599999999999" calcext:value-type="float">
            <text:p>5,79</text:p>
          </table:table-cell>
          <table:table-cell table:style-name="ce33" office:value-type="float" office:value="-10.89" calcext:value-type="float">
            <text:p>-10,89</text:p>
          </table:table-cell>
          <table:table-cell table:style-name="ce33" office:value-type="float" office:value="-78.4" calcext:value-type="float">
            <text:p>-78,4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8.873363494873" calcext:value-type="float">
            <text:p>38,87</text:p>
          </table:table-cell>
          <table:table-cell table:style-name="ce33" office:value-type="float" office:value="-6.37730169296264" calcext:value-type="float">
            <text:p>-6,38</text:p>
          </table:table-cell>
          <table:table-cell table:style-name="ce33" office:value-type="float" office:value="-40.4841423034667" calcext:value-type="float">
            <text:p>-40,48</text:p>
          </table:table-cell>
          <table:table-cell table:style-name="ce33" office:value-type="float" office:value="10.5342712402343" calcext:value-type="float">
            <text:p>10,53</text:p>
          </table:table-cell>
          <table:table-cell table:style-name="ce33" office:value-type="float" office:value="0.201486378908157" calcext:value-type="float">
            <text:p>0,20</text:p>
          </table:table-cell>
          <table:table-cell table:style-name="ce33" office:value-type="float" office:value="-6.1040620803833" calcext:value-type="float">
            <text:p>-6,10</text:p>
          </table:table-cell>
          <table:table-cell table:style-name="ce33" office:value-type="float" office:value="-39.413158416748" calcext:value-type="float">
            <text:p>-39,41</text:p>
          </table:table-cell>
          <table:table-cell table:style-name="ce86" office:value-type="float" office:value="9.41933822631835" calcext:value-type="float">
            <text:p>9,4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nary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1189999999999" calcext:value-type="float">
            <text:p>43,12</text:p>
          </table:table-cell>
          <table:table-cell table:style-name="ce33" office:value-type="float" office:value="5.79999999999999" calcext:value-type="float">
            <text:p>5,80</text:p>
          </table:table-cell>
          <table:table-cell table:style-name="ce33" office:value-type="float" office:value="-6.88999999999999" calcext:value-type="float">
            <text:p>-6,89</text:p>
          </table:table-cell>
          <table:table-cell table:style-name="ce33" office:value-type="float" office:value="-43.2999999999999" calcext:value-type="float">
            <text:p>-43,30</text:p>
          </table:table-cell>
          <table:table-cell table:style-name="ce86" office:value-type="float" office:value="11.8" calcext:value-type="float">
            <text:p>11,8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33.1910514831542" calcext:value-type="float">
            <text:p>33,19</text:p>
          </table:table-cell>
          <table:table-cell table:style-name="ce33" office:value-type="float" office:value="-5.44161367416381" calcext:value-type="float">
            <text:p>-5,44</text:p>
          </table:table-cell>
          <table:table-cell table:style-name="ce33" office:value-type="float" office:value="-33.5871200561523" calcext:value-type="float">
            <text:p>-33,59</text:p>
          </table:table-cell>
          <table:table-cell table:style-name="ce33" office:value-type="float" office:value="9.9457893371582" calcext:value-type="float">
            <text:p>9,95</text:p>
          </table:table-cell>
          <table:table-cell table:style-name="ce33" office:value-type="float" office:value="0.242606103420257" calcext:value-type="float">
            <text:p>0,24</text:p>
          </table:table-cell>
          <table:table-cell table:style-name="ce33" office:value-type="float" office:value="-5.04123210906982" calcext:value-type="float">
            <text:p>-5,04</text:p>
          </table:table-cell>
          <table:table-cell table:style-name="ce33" office:value-type="float" office:value="-32.0457191467285" calcext:value-type="float">
            <text:p>-32,05</text:p>
          </table:table-cell>
          <table:table-cell table:style-name="ce86" office:value-type="float" office:value="8.28413772583007" calcext:value-type="float">
            <text:p>8,2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ay-sur-Saô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85" calcext:value-type="float">
            <text:p>47,59</text:p>
          </table:table-cell>
          <table:table-cell table:style-name="ce33" office:value-type="float" office:value="5.825" calcext:value-type="float">
            <text:p>5,83</text:p>
          </table:table-cell>
          <table:table-cell table:style-name="ce33" office:value-type="float" office:value="-7.66999999999999" calcext:value-type="float">
            <text:p>-7,67</text:p>
          </table:table-cell>
          <table:table-cell table:style-name="ce33" office:value-type="float" office:value="-51.7999999999999" calcext:value-type="float">
            <text:p>-51,8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11.704475402832" calcext:value-type="float">
            <text:p>111,70</text:p>
          </table:table-cell>
          <table:table-cell table:style-name="ce33" office:value-type="float" office:value="-6.34950304031372" calcext:value-type="float">
            <text:p>-6,35</text:p>
          </table:table-cell>
          <table:table-cell table:style-name="ce33" office:value-type="float" office:value="-40.462345123291" calcext:value-type="float">
            <text:p>-40,46</text:p>
          </table:table-cell>
          <table:table-cell table:style-name="ce33" office:value-type="float" office:value="10.3336791992187" calcext:value-type="float">
            <text:p>10,33</text:p>
          </table:table-cell>
          <table:table-cell table:style-name="ce33" office:value-type="float" office:value="0.547058463096618" calcext:value-type="float">
            <text:p>0,55</text:p>
          </table:table-cell>
          <table:table-cell table:style-name="ce33" office:value-type="float" office:value="-6.20381641387939" calcext:value-type="float">
            <text:p>-6,20</text:p>
          </table:table-cell>
          <table:table-cell table:style-name="ce33" office:value-type="float" office:value="-40.58447265625" calcext:value-type="float">
            <text:p>-40,58</text:p>
          </table:table-cell>
          <table:table-cell table:style-name="ce86" office:value-type="float" office:value="9.04605865478515" calcext:value-type="float">
            <text:p>9,05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Bourde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6839999999999" calcext:value-type="float">
            <text:p>45,68</text:p>
          </table:table-cell>
          <table:table-cell table:style-name="ce33" office:value-type="float" office:value="5.854" calcext:value-type="float">
            <text:p>5,85</text:p>
          </table:table-cell>
          <table:table-cell table:style-name="ce33" office:value-type="float" office:value="-10.41" calcext:value-type="float">
            <text:p>-10,41</text:p>
          </table:table-cell>
          <table:table-cell table:style-name="ce33" office:value-type="float" office:value="-70.0999999999999" calcext:value-type="float">
            <text:p>-70,10</text:p>
          </table:table-cell>
          <table:table-cell table:style-name="ce86" office:value-type="float" office:value="13.0999999999999" calcext:value-type="float">
            <text:p>13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128.764770507812" calcext:value-type="float">
            <text:p>128,76</text:p>
          </table:table-cell>
          <table:table-cell table:style-name="ce33" office:value-type="float" office:value="-6.92167329788208" calcext:value-type="float">
            <text:p>-6,92</text:p>
          </table:table-cell>
          <table:table-cell table:style-name="ce33" office:value-type="float" office:value="-45.2064247131347" calcext:value-type="float">
            <text:p>-45,21</text:p>
          </table:table-cell>
          <table:table-cell table:style-name="ce33" office:value-type="float" office:value="10.1669616699218" calcext:value-type="float">
            <text:p>10,17</text:p>
          </table:table-cell>
          <table:table-cell table:style-name="ce33" office:value-type="float" office:value="0.484579622745513" calcext:value-type="float">
            <text:p>0,48</text:p>
          </table:table-cell>
          <table:table-cell table:style-name="ce33" office:value-type="float" office:value="-7.01465797424316" calcext:value-type="float">
            <text:p>-7,01</text:p>
          </table:table-cell>
          <table:table-cell table:style-name="ce33" office:value-type="float" office:value="-46.4789657592773" calcext:value-type="float">
            <text:p>-46,48</text:p>
          </table:table-cell>
          <table:table-cell table:style-name="ce86" office:value-type="float" office:value="9.63829803466796" calcext:value-type="float">
            <text:p>9,6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ister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195" calcext:value-type="float">
            <text:p>44,20</text:p>
          </table:table-cell>
          <table:table-cell table:style-name="ce33" office:value-type="float" office:value="5.94299999999999" calcext:value-type="float">
            <text:p>5,94</text:p>
          </table:table-cell>
          <table:table-cell table:style-name="ce67" office:value-type="float" office:value="-9.08999999999999" calcext:value-type="float">
            <text:p>-9,09</text:p>
          </table:table-cell>
          <table:table-cell table:style-name="ce33" office:value-type="float" office:value="-62.2999999999999" calcext:value-type="float">
            <text:p>-62,3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90.4146423339843" calcext:value-type="float">
            <text:p>90,41</text:p>
          </table:table-cell>
          <table:table-cell table:style-name="ce33" office:value-type="float" office:value="-8.16885948181152" calcext:value-type="float">
            <text:p>-8,17</text:p>
          </table:table-cell>
          <table:table-cell table:style-name="ce33" office:value-type="float" office:value="-56.1025314331054" calcext:value-type="float">
            <text:p>-56,10</text:p>
          </table:table-cell>
          <table:table-cell table:style-name="ce33" office:value-type="float" office:value="9.24834442138671" calcext:value-type="float">
            <text:p>9,25</text:p>
          </table:table-cell>
          <table:table-cell table:style-name="ce33" office:value-type="float" office:value="0.315635859966278" calcext:value-type="float">
            <text:p>0,32</text:p>
          </table:table-cell>
          <table:table-cell table:style-name="ce33" office:value-type="float" office:value="-7.75343656539916" calcext:value-type="float">
            <text:p>-7,75</text:p>
          </table:table-cell>
          <table:table-cell table:style-name="ce33" office:value-type="float" office:value="-54.371166229248" calcext:value-type="float">
            <text:p>-54,37</text:p>
          </table:table-cell>
          <table:table-cell table:style-name="ce86" office:value-type="float" office:value="7.65632629394531" calcext:value-type="float">
            <text:p>7,66</text:p>
          </table:table-cell>
          <table:table-cell table:number-columns-repeated="1006"/>
        </table:table-row>
        <table:table-row table:style-name="ro7">
          <table:table-cell table:style-name="ce3" office:value-type="string" calcext:value-type="string">
            <text:p>Chartreuse de Méounes-les-Montrie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258" calcext:value-type="float">
            <text:p>43,26</text:p>
          </table:table-cell>
          <table:table-cell table:style-name="ce33" office:value-type="float" office:value="5.95" calcext:value-type="float">
            <text:p>5,95</text:p>
          </table:table-cell>
          <table:table-cell table:style-name="ce67" office:value-type="float" office:value="-6.87" calcext:value-type="float">
            <text:p>-6,87</text:p>
          </table:table-cell>
          <table:table-cell table:style-name="ce33" office:value-type="float" office:value="-40.2999999999999" calcext:value-type="float">
            <text:p>-40,30</text:p>
          </table:table-cell>
          <table:table-cell table:style-name="ce86" office:value-type="float" office:value="14.5999999999999" calcext:value-type="float">
            <text:p>14,6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31.1554679870605" calcext:value-type="float">
            <text:p>31,16</text:p>
          </table:table-cell>
          <table:table-cell table:style-name="ce33" office:value-type="float" office:value="-5.65030670166015" calcext:value-type="float">
            <text:p>-5,65</text:p>
          </table:table-cell>
          <table:table-cell table:style-name="ce33" office:value-type="float" office:value="-34.6265563964843" calcext:value-type="float">
            <text:p>-34,63</text:p>
          </table:table-cell>
          <table:table-cell table:style-name="ce33" office:value-type="float" office:value="10.5758972167968" calcext:value-type="float">
            <text:p>10,58</text:p>
          </table:table-cell>
          <table:table-cell table:style-name="ce33" office:value-type="float" office:value="0.242592200636863" calcext:value-type="float">
            <text:p>0,24</text:p>
          </table:table-cell>
          <table:table-cell table:style-name="ce33" office:value-type="float" office:value="-5.37003898620605" calcext:value-type="float">
            <text:p>-5,37</text:p>
          </table:table-cell>
          <table:table-cell table:style-name="ce33" office:value-type="float" office:value="-33.7649269104003" calcext:value-type="float">
            <text:p>-33,76</text:p>
          </table:table-cell>
          <table:table-cell table:style-name="ce86" office:value-type="float" office:value="9.19538497924804" calcext:value-type="float">
            <text:p>9,2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mbarett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219999999999" calcext:value-type="float">
            <text:p>43,42</text:p>
          </table:table-cell>
          <table:table-cell table:style-name="ce33" office:value-type="float" office:value="5.98899999999999" calcext:value-type="float">
            <text:p>5,99</text:p>
          </table:table-cell>
          <table:table-cell table:style-name="ce33" office:value-type="float" office:value="-7.04" calcext:value-type="float">
            <text:p>-7,04</text:p>
          </table:table-cell>
          <table:table-cell table:style-name="ce33" office:value-type="float" office:value="-41.7" calcext:value-type="float">
            <text:p>-41,70</text:p>
          </table:table-cell>
          <table:table-cell table:style-name="ce86" office:value-type="float" office:value="14.6999999999999" calcext:value-type="float">
            <text:p>14,7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31.1554679870605" calcext:value-type="float">
            <text:p>31,16</text:p>
          </table:table-cell>
          <table:table-cell table:style-name="ce33" office:value-type="float" office:value="-5.65030670166015" calcext:value-type="float">
            <text:p>-5,65</text:p>
          </table:table-cell>
          <table:table-cell table:style-name="ce33" office:value-type="float" office:value="-34.6265563964843" calcext:value-type="float">
            <text:p>-34,63</text:p>
          </table:table-cell>
          <table:table-cell table:style-name="ce33" office:value-type="float" office:value="10.5758972167968" calcext:value-type="float">
            <text:p>10,58</text:p>
          </table:table-cell>
          <table:table-cell table:style-name="ce33" office:value-type="float" office:value="0.242592200636863" calcext:value-type="float">
            <text:p>0,24</text:p>
          </table:table-cell>
          <table:table-cell table:style-name="ce33" office:value-type="float" office:value="-5.37003898620605" calcext:value-type="float">
            <text:p>-5,37</text:p>
          </table:table-cell>
          <table:table-cell table:style-name="ce33" office:value-type="float" office:value="-33.7649269104003" calcext:value-type="float">
            <text:p>-33,76</text:p>
          </table:table-cell>
          <table:table-cell table:style-name="ce86" office:value-type="float" office:value="9.19538497924804" calcext:value-type="float">
            <text:p>9,2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Allemon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1649999999999" calcext:value-type="float">
            <text:p>45,16</text:p>
          </table:table-cell>
          <table:table-cell table:style-name="ce33" office:value-type="float" office:value="5.99899999999999" calcext:value-type="float">
            <text:p>6,00</text:p>
          </table:table-cell>
          <table:table-cell table:style-name="ce68" office:value-type="float" office:value="-10.47" calcext:value-type="float">
            <text:p>-10,47</text:p>
          </table:table-cell>
          <table:table-cell table:style-name="ce33" office:value-type="float" office:value="-74.5" calcext:value-type="float">
            <text:p>-74,50</text:p>
          </table:table-cell>
          <table:table-cell table:style-name="ce86" office:value-type="float" office:value="9.3" calcext:value-type="float">
            <text:p>9,3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79.340545654296" calcext:value-type="float">
            <text:p>179,34</text:p>
          </table:table-cell>
          <table:table-cell table:style-name="ce33" office:value-type="float" office:value="-9.43634796142578" calcext:value-type="float">
            <text:p>-9,44</text:p>
          </table:table-cell>
          <table:table-cell table:style-name="ce33" office:value-type="float" office:value="-65.1911544799804" calcext:value-type="float">
            <text:p>-65,19</text:p>
          </table:table-cell>
          <table:table-cell table:style-name="ce33" office:value-type="float" office:value="10.2996292114257" calcext:value-type="float">
            <text:p>10,30</text:p>
          </table:table-cell>
          <table:table-cell table:style-name="ce33" office:value-type="float" office:value="0.214728116989135" calcext:value-type="float">
            <text:p>0,21</text:p>
          </table:table-cell>
          <table:table-cell table:style-name="ce33" office:value-type="float" office:value="-8.6577672958374" calcext:value-type="float">
            <text:p>-8,66</text:p>
          </table:table-cell>
          <table:table-cell table:style-name="ce33" office:value-type="float" office:value="-60.38521194458" calcext:value-type="float">
            <text:p>-60,39</text:p>
          </table:table-cell>
          <table:table-cell table:style-name="ce86" office:value-type="float" office:value="8.87692642211914" calcext:value-type="float">
            <text:p>8,8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lleroy-le-Se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869999999999" calcext:value-type="float">
            <text:p>48,19</text:p>
          </table:table-cell>
          <table:table-cell table:style-name="ce33" office:value-type="float" office:value="6.01199999999999" calcext:value-type="float">
            <text:p>6,01</text:p>
          </table:table-cell>
          <table:table-cell table:style-name="ce33" office:value-type="float" office:value="-8.24" calcext:value-type="float">
            <text:p>-8,24</text:p>
          </table:table-cell>
          <table:table-cell table:style-name="ce33" office:value-type="float" office:value="-54.2999999999999" calcext:value-type="float">
            <text:p>-54,3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23.506698608398" calcext:value-type="float">
            <text:p>123,51</text:p>
          </table:table-cell>
          <table:table-cell table:style-name="ce33" office:value-type="float" office:value="-6.71132135391235" calcext:value-type="float">
            <text:p>-6,71</text:p>
          </table:table-cell>
          <table:table-cell table:style-name="ce33" office:value-type="float" office:value="-43.1648368835449" calcext:value-type="float">
            <text:p>-43,16</text:p>
          </table:table-cell>
          <table:table-cell table:style-name="ce33" office:value-type="float" office:value="10.5257339477539" calcext:value-type="float">
            <text:p>10,53</text:p>
          </table:table-cell>
          <table:table-cell table:style-name="ce33" office:value-type="float" office:value="0.629447102546691" calcext:value-type="float">
            <text:p>0,63</text:p>
          </table:table-cell>
          <table:table-cell table:style-name="ce33" office:value-type="float" office:value="-6.1202483177185" calcext:value-type="float">
            <text:p>-6,12</text:p>
          </table:table-cell>
          <table:table-cell table:style-name="ce33" office:value-type="float" office:value="-39.8128814697265" calcext:value-type="float">
            <text:p>-39,81</text:p>
          </table:table-cell>
          <table:table-cell table:style-name="ce86" office:value-type="float" office:value="9.14910507202148" calcext:value-type="float">
            <text:p>9,1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esançon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245" calcext:value-type="float">
            <text:p>47,25</text:p>
          </table:table-cell>
          <table:table-cell table:style-name="ce39" office:value-type="float" office:value="6.026" calcext:value-type="float">
            <text:p>6,03</text:p>
          </table:table-cell>
          <table:table-cell table:style-name="ce34" office:value-type="float" office:value="-8.82081680706423" calcext:value-type="float">
            <text:p>-8,82</text:p>
          </table:table-cell>
          <table:table-cell table:style-name="ce34" office:value-type="float" office:value="-59.0792634506272" calcext:value-type="float">
            <text:p>-59,08</text:p>
          </table:table-cell>
          <table:table-cell table:style-name="ce87" office:value-type="float" office:value="11.4872710058866" calcext:value-type="float">
            <text:p>11,5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34.268951416015" calcext:value-type="float">
            <text:p>134,27</text:p>
          </table:table-cell>
          <table:table-cell table:style-name="ce33" office:value-type="float" office:value="-6.84177827835083" calcext:value-type="float">
            <text:p>-6,84</text:p>
          </table:table-cell>
          <table:table-cell table:style-name="ce33" office:value-type="float" office:value="-43.9418716430664" calcext:value-type="float">
            <text:p>-43,94</text:p>
          </table:table-cell>
          <table:table-cell table:style-name="ce33" office:value-type="float" office:value="10.7923545837402" calcext:value-type="float">
            <text:p>10,79</text:p>
          </table:table-cell>
          <table:table-cell table:style-name="ce33" office:value-type="float" office:value="0.721060514450073" calcext:value-type="float">
            <text:p>0,72</text:p>
          </table:table-cell>
          <table:table-cell table:style-name="ce33" office:value-type="float" office:value="-6.36879014968872" calcext:value-type="float">
            <text:p>-6,37</text:p>
          </table:table-cell>
          <table:table-cell table:style-name="ce33" office:value-type="float" office:value="-41.2275962829589" calcext:value-type="float">
            <text:p>-41,23</text:p>
          </table:table-cell>
          <table:table-cell table:style-name="ce86" office:value-type="float" office:value="9.72272491455078" calcext:value-type="float">
            <text:p>9,7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rt-sur-Saô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689" calcext:value-type="float">
            <text:p>47,69</text:p>
          </table:table-cell>
          <table:table-cell table:style-name="ce33" office:value-type="float" office:value="6.04699999999999" calcext:value-type="float">
            <text:p>6,05</text:p>
          </table:table-cell>
          <table:table-cell table:style-name="ce33" office:value-type="float" office:value="-7.95999999999999" calcext:value-type="float">
            <text:p>-7,96</text:p>
          </table:table-cell>
          <table:table-cell table:style-name="ce33" office:value-type="float" office:value="-53.2" calcext:value-type="float">
            <text:p>-53,2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29.959899902343" calcext:value-type="float">
            <text:p>129,96</text:p>
          </table:table-cell>
          <table:table-cell table:style-name="ce33" office:value-type="float" office:value="-6.69253921508789" calcext:value-type="float">
            <text:p>-6,69</text:p>
          </table:table-cell>
          <table:table-cell table:style-name="ce33" office:value-type="float" office:value="-42.6822395324707" calcext:value-type="float">
            <text:p>-42,68</text:p>
          </table:table-cell>
          <table:table-cell table:style-name="ce33" office:value-type="float" office:value="10.8580741882324" calcext:value-type="float">
            <text:p>10,86</text:p>
          </table:table-cell>
          <table:table-cell table:style-name="ce33" office:value-type="float" office:value="0.695646345615386" calcext:value-type="float">
            <text:p>0,70</text:p>
          </table:table-cell>
          <table:table-cell table:style-name="ce33" office:value-type="float" office:value="-6.1065330505371" calcext:value-type="float">
            <text:p>-6,11</text:p>
          </table:table-cell>
          <table:table-cell table:style-name="ce33" office:value-type="float" office:value="-39.3852958679199" calcext:value-type="float">
            <text:p>-39,39</text:p>
          </table:table-cell>
          <table:table-cell table:style-name="ce86" office:value-type="float" office:value="9.46696853637695" calcext:value-type="float">
            <text:p>9,4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ignole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08" calcext:value-type="float">
            <text:p>43,41</text:p>
          </table:table-cell>
          <table:table-cell table:style-name="ce33" office:value-type="float" office:value="6.06299999999999" calcext:value-type="float">
            <text:p>6,06</text:p>
          </table:table-cell>
          <table:table-cell table:style-name="ce33" office:value-type="float" office:value="-6.84999999999999" calcext:value-type="float">
            <text:p>-6,85</text:p>
          </table:table-cell>
          <table:table-cell table:style-name="ce33" office:value-type="float" office:value="-40.5" calcext:value-type="float">
            <text:p>-40,50</text:p>
          </table:table-cell>
          <table:table-cell table:style-name="ce86" office:value-type="float" office:value="14.1999999999999" calcext:value-type="float">
            <text:p>14,2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31.1554679870605" calcext:value-type="float">
            <text:p>31,16</text:p>
          </table:table-cell>
          <table:table-cell table:style-name="ce33" office:value-type="float" office:value="-5.65030670166015" calcext:value-type="float">
            <text:p>-5,65</text:p>
          </table:table-cell>
          <table:table-cell table:style-name="ce33" office:value-type="float" office:value="-34.6265563964843" calcext:value-type="float">
            <text:p>-34,63</text:p>
          </table:table-cell>
          <table:table-cell table:style-name="ce33" office:value-type="float" office:value="10.5758972167968" calcext:value-type="float">
            <text:p>10,58</text:p>
          </table:table-cell>
          <table:table-cell table:style-name="ce33" office:value-type="float" office:value="0.242592200636863" calcext:value-type="float">
            <text:p>0,24</text:p>
          </table:table-cell>
          <table:table-cell table:style-name="ce33" office:value-type="float" office:value="-5.37003898620605" calcext:value-type="float">
            <text:p>-5,37</text:p>
          </table:table-cell>
          <table:table-cell table:style-name="ce33" office:value-type="float" office:value="-33.7649269104003" calcext:value-type="float">
            <text:p>-33,76</text:p>
          </table:table-cell>
          <table:table-cell table:style-name="ce86" office:value-type="float" office:value="9.19538497924804" calcext:value-type="float">
            <text:p>9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anc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599999999999" calcext:value-type="float">
            <text:p>48,66</text:p>
          </table:table-cell>
          <table:table-cell table:style-name="ce33" office:value-type="float" office:value="6.16399999999999" calcext:value-type="float">
            <text:p>6,16</text:p>
          </table:table-cell>
          <table:table-cell table:style-name="ce33" office:value-type="float" office:value="-8.58999999999999" calcext:value-type="float">
            <text:p>-8,59</text:p>
          </table:table-cell>
          <table:table-cell table:style-name="ce33" office:value-type="float" office:value="-57.2999999999999" calcext:value-type="float">
            <text:p>-57,3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03.481307983398" calcext:value-type="float">
            <text:p>103,48</text:p>
          </table:table-cell>
          <table:table-cell table:style-name="ce33" office:value-type="float" office:value="-6.5718650817871" calcext:value-type="float">
            <text:p>-6,57</text:p>
          </table:table-cell>
          <table:table-cell table:style-name="ce33" office:value-type="float" office:value="-42.2602233886718" calcext:value-type="float">
            <text:p>-42,26</text:p>
          </table:table-cell>
          <table:table-cell table:style-name="ce33" office:value-type="float" office:value="10.314697265625" calcext:value-type="float">
            <text:p>10,31</text:p>
          </table:table-cell>
          <table:table-cell table:style-name="ce33" office:value-type="float" office:value="0.408960461616516" calcext:value-type="float">
            <text:p>0,41</text:p>
          </table:table-cell>
          <table:table-cell table:style-name="ce33" office:value-type="float" office:value="-6.27680301666259" calcext:value-type="float">
            <text:p>-6,28</text:p>
          </table:table-cell>
          <table:table-cell table:style-name="ce33" office:value-type="float" office:value="-41.0394744873046" calcext:value-type="float">
            <text:p>-41,04</text:p>
          </table:table-cell>
          <table:table-cell table:style-name="ce86" office:value-type="float" office:value="9.17494964599609" calcext:value-type="float">
            <text:p>9,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Jorioz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329999999999" calcext:value-type="float">
            <text:p>45,83</text:p>
          </table:table-cell>
          <table:table-cell table:style-name="ce33" office:value-type="float" office:value="6.16699999999999" calcext:value-type="float">
            <text:p>6,17</text:p>
          </table:table-cell>
          <table:table-cell table:style-name="ce33" office:value-type="float" office:value="-9.31" calcext:value-type="float">
            <text:p>-9,31</text:p>
          </table:table-cell>
          <table:table-cell table:style-name="ce33" office:value-type="float" office:value="-67.4" calcext:value-type="float">
            <text:p>-67,40</text:p>
          </table:table-cell>
          <table:table-cell table:style-name="ce86" office:value-type="float" office:value="7.09999999999999" calcext:value-type="float">
            <text:p>7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202.321243286132" calcext:value-type="float">
            <text:p>202,32</text:p>
          </table:table-cell>
          <table:table-cell table:style-name="ce33" office:value-type="float" office:value="-8.3843240737915" calcext:value-type="float">
            <text:p>-8,38</text:p>
          </table:table-cell>
          <table:table-cell table:style-name="ce33" office:value-type="float" office:value="-56.5292701721191" calcext:value-type="float">
            <text:p>-56,53</text:p>
          </table:table-cell>
          <table:table-cell table:style-name="ce33" office:value-type="float" office:value="10.5453224182128" calcext:value-type="float">
            <text:p>10,55</text:p>
          </table:table-cell>
          <table:table-cell table:style-name="ce33" office:value-type="float" office:value="0.462159901857376" calcext:value-type="float">
            <text:p>0,46</text:p>
          </table:table-cell>
          <table:table-cell table:style-name="ce33" office:value-type="float" office:value="-8.20149326324462" calcext:value-type="float">
            <text:p>-8,20</text:p>
          </table:table-cell>
          <table:table-cell table:style-name="ce33" office:value-type="float" office:value="-56.007526397705" calcext:value-type="float">
            <text:p>-56,01</text:p>
          </table:table-cell>
          <table:table-cell table:style-name="ce86" office:value-type="float" office:value="9.60441970825195" calcext:value-type="float">
            <text:p>9,6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enthon-Saint-Bernar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8629999999999" calcext:value-type="float">
            <text:p>45,86</text:p>
          </table:table-cell>
          <table:table-cell table:style-name="ce33" office:value-type="float" office:value="6.198" calcext:value-type="float">
            <text:p>6,20</text:p>
          </table:table-cell>
          <table:table-cell table:style-name="ce33" office:value-type="float" office:value="-9.31" calcext:value-type="float">
            <text:p>-9,31</text:p>
          </table:table-cell>
          <table:table-cell table:style-name="ce33" office:value-type="float" office:value="-68" calcext:value-type="float">
            <text:p>-68,00</text:p>
          </table:table-cell>
          <table:table-cell table:style-name="ce86" office:value-type="float" office:value="6.5" calcext:value-type="float">
            <text:p>6,5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202.321243286132" calcext:value-type="float">
            <text:p>202,32</text:p>
          </table:table-cell>
          <table:table-cell table:style-name="ce33" office:value-type="float" office:value="-8.3843240737915" calcext:value-type="float">
            <text:p>-8,38</text:p>
          </table:table-cell>
          <table:table-cell table:style-name="ce33" office:value-type="float" office:value="-56.5292701721191" calcext:value-type="float">
            <text:p>-56,53</text:p>
          </table:table-cell>
          <table:table-cell table:style-name="ce33" office:value-type="float" office:value="10.5453224182128" calcext:value-type="float">
            <text:p>10,55</text:p>
          </table:table-cell>
          <table:table-cell table:style-name="ce33" office:value-type="float" office:value="0.462159901857376" calcext:value-type="float">
            <text:p>0,46</text:p>
          </table:table-cell>
          <table:table-cell table:style-name="ce33" office:value-type="float" office:value="-8.20149326324462" calcext:value-type="float">
            <text:p>-8,20</text:p>
          </table:table-cell>
          <table:table-cell table:style-name="ce33" office:value-type="float" office:value="-56.007526397705" calcext:value-type="float">
            <text:p>-56,01</text:p>
          </table:table-cell>
          <table:table-cell table:style-name="ce86" office:value-type="float" office:value="9.60441970825195" calcext:value-type="float">
            <text:p>9,6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up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628" calcext:value-type="float">
            <text:p>43,63</text:p>
          </table:table-cell>
          <table:table-cell table:style-name="ce33" office:value-type="float" office:value="6.224" calcext:value-type="float">
            <text:p>6,22</text:p>
          </table:table-cell>
          <table:table-cell table:style-name="ce33" office:value-type="float" office:value="-8.03999999999999" calcext:value-type="float">
            <text:p>-8,04</text:p>
          </table:table-cell>
          <table:table-cell table:style-name="ce33" office:value-type="float" office:value="-50.8999999999999" calcext:value-type="float">
            <text:p>-50,90</text:p>
          </table:table-cell>
          <table:table-cell table:style-name="ce86" office:value-type="float" office:value="13.5" calcext:value-type="float">
            <text:p>13,5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50.1271247863769" calcext:value-type="float">
            <text:p>50,13</text:p>
          </table:table-cell>
          <table:table-cell table:style-name="ce33" office:value-type="float" office:value="-6.85581350326538" calcext:value-type="float">
            <text:p>-6,86</text:p>
          </table:table-cell>
          <table:table-cell table:style-name="ce33" office:value-type="float" office:value="-43.737449645996" calcext:value-type="float">
            <text:p>-43,74</text:p>
          </table:table-cell>
          <table:table-cell table:style-name="ce33" office:value-type="float" office:value="11.1090583801269" calcext:value-type="float">
            <text:p>11,11</text:p>
          </table:table-cell>
          <table:table-cell table:style-name="ce33" office:value-type="float" office:value="0.219138085842132" calcext:value-type="float">
            <text:p>0,22</text:p>
          </table:table-cell>
          <table:table-cell table:style-name="ce33" office:value-type="float" office:value="-6.42951345443725" calcext:value-type="float">
            <text:p>-6,43</text:p>
          </table:table-cell>
          <table:table-cell table:style-name="ce33" office:value-type="float" office:value="-41.552188873291" calcext:value-type="float">
            <text:p>-41,55</text:p>
          </table:table-cell>
          <table:table-cell table:style-name="ce86" office:value-type="float" office:value="9.88391876220703" calcext:value-type="float">
            <text:p>9,88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Labergement-Sainte-Mari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76" calcext:value-type="float">
            <text:p>46,78</text:p>
          </table:table-cell>
          <table:table-cell table:style-name="ce33" office:value-type="float" office:value="6.28399999999999" calcext:value-type="float">
            <text:p>6,28</text:p>
          </table:table-cell>
          <table:table-cell table:style-name="ce33" office:value-type="float" office:value="-9.73" calcext:value-type="float">
            <text:p>-9,73</text:p>
          </table:table-cell>
          <table:table-cell table:style-name="ce33" office:value-type="float" office:value="-66.2999999999999" calcext:value-type="float">
            <text:p>-66,30</text:p>
          </table:table-cell>
          <table:table-cell table:style-name="ce86" office:value-type="float" office:value="11.5" calcext:value-type="float">
            <text:p>11,5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6.09375" calcext:value-type="float">
            <text:p>6,09</text:p>
          </table:table-cell>
          <table:table-cell table:style-name="ce33" office:value-type="float" office:value="166.039367675781" calcext:value-type="float">
            <text:p>166,04</text:p>
          </table:table-cell>
          <table:table-cell table:style-name="ce33" office:value-type="float" office:value="-7.03467226028442" calcext:value-type="float">
            <text:p>-7,03</text:p>
          </table:table-cell>
          <table:table-cell table:style-name="ce33" office:value-type="float" office:value="-45.2263946533203" calcext:value-type="float">
            <text:p>-45,23</text:p>
          </table:table-cell>
          <table:table-cell table:style-name="ce33" office:value-type="float" office:value="11.050983428955" calcext:value-type="float">
            <text:p>11,05</text:p>
          </table:table-cell>
          <table:table-cell table:style-name="ce33" office:value-type="float" office:value="0.652432441711425" calcext:value-type="float">
            <text:p>0,65</text:p>
          </table:table-cell>
          <table:table-cell table:style-name="ce33" office:value-type="float" office:value="-6.75066328048706" calcext:value-type="float">
            <text:p>-6,75</text:p>
          </table:table-cell>
          <table:table-cell table:style-name="ce33" office:value-type="float" office:value="-43.8698463439941" calcext:value-type="float">
            <text:p>-43,87</text:p>
          </table:table-cell>
          <table:table-cell table:style-name="ce86" office:value-type="float" office:value="10.1354598999023" calcext:value-type="float">
            <text:p>10,1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ouillon-et-Loutelet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792" calcext:value-type="float">
            <text:p>46,79</text:p>
          </table:table-cell>
          <table:table-cell table:style-name="ce33" office:value-type="float" office:value="6.34999999999999" calcext:value-type="float">
            <text:p>6,35</text:p>
          </table:table-cell>
          <table:table-cell table:style-name="ce33" office:value-type="float" office:value="-9.83999999999999" calcext:value-type="float">
            <text:p>-9,84</text:p>
          </table:table-cell>
          <table:table-cell table:style-name="ce33" office:value-type="float" office:value="-68.5" calcext:value-type="float">
            <text:p>-68,5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73.194030761718" calcext:value-type="float">
            <text:p>173,19</text:p>
          </table:table-cell>
          <table:table-cell table:style-name="ce33" office:value-type="float" office:value="-8.45529747009277" calcext:value-type="float">
            <text:p>-8,46</text:p>
          </table:table-cell>
          <table:table-cell table:style-name="ce33" office:value-type="float" office:value="-57.2476921081542" calcext:value-type="float">
            <text:p>-57,25</text:p>
          </table:table-cell>
          <table:table-cell table:style-name="ce33" office:value-type="float" office:value="10.3946876525878" calcext:value-type="float">
            <text:p>10,39</text:p>
          </table:table-cell>
          <table:table-cell table:style-name="ce33" office:value-type="float" office:value="0.525547981262207" calcext:value-type="float">
            <text:p>0,53</text:p>
          </table:table-cell>
          <table:table-cell table:style-name="ce33" office:value-type="float" office:value="-8.29700279235839" calcext:value-type="float">
            <text:p>-8,30</text:p>
          </table:table-cell>
          <table:table-cell table:style-name="ce33" office:value-type="float" office:value="-56.7648200988769" calcext:value-type="float">
            <text:p>-56,76</text:p>
          </table:table-cell>
          <table:table-cell table:style-name="ce86" office:value-type="float" office:value="9.61120223999023" calcext:value-type="float">
            <text:p>9,6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ntarli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905" calcext:value-type="float">
            <text:p>46,91</text:p>
          </table:table-cell>
          <table:table-cell table:style-name="ce33" office:value-type="float" office:value="6.355" calcext:value-type="float">
            <text:p>6,36</text:p>
          </table:table-cell>
          <table:table-cell table:style-name="ce33" office:value-type="float" office:value="-9.75999999999999" calcext:value-type="float">
            <text:p>-9,76</text:p>
          </table:table-cell>
          <table:table-cell table:style-name="ce33" office:value-type="float" office:value="-67.7" calcext:value-type="float">
            <text:p>-67,70</text:p>
          </table:table-cell>
          <table:table-cell table:style-name="ce86" office:value-type="float" office:value="10.3" calcext:value-type="float">
            <text:p>10,30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34.545150756835" calcext:value-type="float">
            <text:p>134,55</text:p>
          </table:table-cell>
          <table:table-cell table:style-name="ce33" office:value-type="float" office:value="-7.14667320251464" calcext:value-type="float">
            <text:p>-7,15</text:p>
          </table:table-cell>
          <table:table-cell table:style-name="ce33" office:value-type="float" office:value="-46.6850700378417" calcext:value-type="float">
            <text:p>-46,69</text:p>
          </table:table-cell>
          <table:table-cell table:style-name="ce33" office:value-type="float" office:value="10.4883155822753" calcext:value-type="float">
            <text:p>10,49</text:p>
          </table:table-cell>
          <table:table-cell table:style-name="ce33" office:value-type="float" office:value="0.667113721370697" calcext:value-type="float">
            <text:p>0,67</text:p>
          </table:table-cell>
          <table:table-cell table:style-name="ce33" office:value-type="float" office:value="-7.06163883209228" calcext:value-type="float">
            <text:p>-7,06</text:p>
          </table:table-cell>
          <table:table-cell table:style-name="ce33" office:value-type="float" office:value="-47.0504264831542" calcext:value-type="float">
            <text:p>-47,05</text:p>
          </table:table-cell>
          <table:table-cell table:style-name="ce86" office:value-type="float" office:value="9.44268417358398" calcext:value-type="float">
            <text:p>9,4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urcelles-Chauss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137" calcext:value-type="float">
            <text:p>49,14</text:p>
          </table:table-cell>
          <table:table-cell table:style-name="ce33" office:value-type="float" office:value="6.40899999999999" calcext:value-type="float">
            <text:p>6,41</text:p>
          </table:table-cell>
          <table:table-cell table:style-name="ce33" office:value-type="float" office:value="-7.45999999999999" calcext:value-type="float">
            <text:p>-7,46</text:p>
          </table:table-cell>
          <table:table-cell table:style-name="ce33" office:value-type="float" office:value="-51.7999999999999" calcext:value-type="float">
            <text:p>-51,80</text:p>
          </table:table-cell>
          <table:table-cell table:style-name="ce86" office:value-type="float" office:value="7.9" calcext:value-type="float">
            <text:p>7,9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81.1296920776367" calcext:value-type="float">
            <text:p>81,13</text:p>
          </table:table-cell>
          <table:table-cell table:style-name="ce33" office:value-type="float" office:value="-6.56276750564575" calcext:value-type="float">
            <text:p>-6,56</text:p>
          </table:table-cell>
          <table:table-cell table:style-name="ce33" office:value-type="float" office:value="-42.6548767089843" calcext:value-type="float">
            <text:p>-42,65</text:p>
          </table:table-cell>
          <table:table-cell table:style-name="ce33" office:value-type="float" office:value="9.84726333618164" calcext:value-type="float">
            <text:p>9,85</text:p>
          </table:table-cell>
          <table:table-cell table:style-name="ce33" office:value-type="float" office:value="0.201211214065551" calcext:value-type="float">
            <text:p>0,20</text:p>
          </table:table-cell>
          <table:table-cell table:style-name="ce33" office:value-type="float" office:value="-6.50249862670898" calcext:value-type="float">
            <text:p>-6,50</text:p>
          </table:table-cell>
          <table:table-cell table:style-name="ce33" office:value-type="float" office:value="-43.2833786010742" calcext:value-type="float">
            <text:p>-43,28</text:p>
          </table:table-cell>
          <table:table-cell table:style-name="ce86" office:value-type="float" office:value="8.73661041259765" calcext:value-type="float">
            <text:p>8,74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e Grand-Bornan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42" calcext:value-type="float">
            <text:p>45,94</text:p>
          </table:table-cell>
          <table:table-cell table:style-name="ce33" office:value-type="float" office:value="6.42699999999999" calcext:value-type="float">
            <text:p>6,43</text:p>
          </table:table-cell>
          <table:table-cell table:style-name="ce33" office:value-type="float" office:value="-12.07" calcext:value-type="float">
            <text:p>-12,07</text:p>
          </table:table-cell>
          <table:table-cell table:style-name="ce33" office:value-type="float" office:value="-83.7" calcext:value-type="float">
            <text:p>-83,70</text:p>
          </table:table-cell>
          <table:table-cell table:style-name="ce86" office:value-type="float" office:value="12.8" calcext:value-type="float">
            <text:p>12,8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214.516067504882" calcext:value-type="float">
            <text:p>214,52</text:p>
          </table:table-cell>
          <table:table-cell table:style-name="ce33" office:value-type="float" office:value="-9.27750968933105" calcext:value-type="float">
            <text:p>-9,28</text:p>
          </table:table-cell>
          <table:table-cell table:style-name="ce33" office:value-type="float" office:value="-63.1917495727539" calcext:value-type="float">
            <text:p>-63,19</text:p>
          </table:table-cell>
          <table:table-cell table:style-name="ce33" office:value-type="float" office:value="11.0283279418945" calcext:value-type="float">
            <text:p>11,03</text:p>
          </table:table-cell>
          <table:table-cell table:style-name="ce33" office:value-type="float" office:value="0.405900567770004" calcext:value-type="float">
            <text:p>0,41</text:p>
          </table:table-cell>
          <table:table-cell table:style-name="ce33" office:value-type="float" office:value="-8.76722335815429" calcext:value-type="float">
            <text:p>-8,77</text:p>
          </table:table-cell>
          <table:table-cell table:style-name="ce33" office:value-type="float" office:value="-60.3669052124023" calcext:value-type="float">
            <text:p>-60,37</text:p>
          </table:table-cell>
          <table:table-cell table:style-name="ce86" office:value-type="float" office:value="9.77088165283203" calcext:value-type="float">
            <text:p>9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almor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789999999999" calcext:value-type="float">
            <text:p>45,48</text:p>
          </table:table-cell>
          <table:table-cell table:style-name="ce33" office:value-type="float" office:value="6.456" calcext:value-type="float">
            <text:p>6,46</text:p>
          </table:table-cell>
          <table:table-cell table:style-name="ce69" office:value-type="float" office:value="-11.4199999999999" calcext:value-type="float">
            <text:p>-11,42</text:p>
          </table:table-cell>
          <table:table-cell table:style-name="ce69" office:value-type="float" office:value="-79.2" calcext:value-type="float">
            <text:p>-79,20</text:p>
          </table:table-cell>
          <table:table-cell table:style-name="ce86" office:value-type="float" office:value="12.0999999999999" calcext:value-type="float">
            <text:p>12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203.188507080078" calcext:value-type="float">
            <text:p>203,19</text:p>
          </table:table-cell>
          <table:table-cell table:style-name="ce33" office:value-type="float" office:value="-9.77734279632568" calcext:value-type="float">
            <text:p>-9,78</text:p>
          </table:table-cell>
          <table:table-cell table:style-name="ce33" office:value-type="float" office:value="-68.0602188110351" calcext:value-type="float">
            <text:p>-68,06</text:p>
          </table:table-cell>
          <table:table-cell table:style-name="ce33" office:value-type="float" office:value="10.1585235595703" calcext:value-type="float">
            <text:p>10,16</text:p>
          </table:table-cell>
          <table:table-cell table:style-name="ce33" office:value-type="float" office:value="0.348478704690933" calcext:value-type="float">
            <text:p>0,35</text:p>
          </table:table-cell>
          <table:table-cell table:style-name="ce33" office:value-type="float" office:value="-8.64001369476318" calcext:value-type="float">
            <text:p>-8,64</text:p>
          </table:table-cell>
          <table:table-cell table:style-name="ce33" office:value-type="float" office:value="-61.0000305175781" calcext:value-type="float">
            <text:p>-61,00</text:p>
          </table:table-cell>
          <table:table-cell table:style-name="ce86" office:value-type="float" office:value="8.12007904052734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-Martin-d'Arc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2169999999999" calcext:value-type="float">
            <text:p>45,22</text:p>
          </table:table-cell>
          <table:table-cell table:style-name="ce33" office:value-type="float" office:value="6.463" calcext:value-type="float">
            <text:p>6,46</text:p>
          </table:table-cell>
          <table:table-cell table:style-name="ce70" office:value-type="float" office:value="-12.7599999999999" calcext:value-type="float">
            <text:p>-12,76</text:p>
          </table:table-cell>
          <table:table-cell table:style-name="ce70" office:value-type="float" office:value="-92.0999999999999" calcext:value-type="float">
            <text:p>-92,10</text:p>
          </table:table-cell>
          <table:table-cell table:style-name="ce86" office:value-type="float" office:value="10" calcext:value-type="float">
            <text:p>10,0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12.249565124511" calcext:value-type="float">
            <text:p>112,25</text:p>
          </table:table-cell>
          <table:table-cell table:style-name="ce33" office:value-type="float" office:value="-10.5935668945312" calcext:value-type="float">
            <text:p>-10,59</text:p>
          </table:table-cell>
          <table:table-cell table:style-name="ce33" office:value-type="float" office:value="-73.8163146972656" calcext:value-type="float">
            <text:p>-73,82</text:p>
          </table:table-cell>
          <table:table-cell table:style-name="ce33" office:value-type="float" office:value="10.9322204589843" calcext:value-type="float">
            <text:p>10,93</text:p>
          </table:table-cell>
          <table:table-cell table:style-name="ce33" office:value-type="float" office:value="0.0596028640866279" calcext:value-type="float">
            <text:p>0,06</text:p>
          </table:table-cell>
          <table:table-cell table:style-name="ce33" office:value-type="float" office:value="-8.89454078674316" calcext:value-type="float">
            <text:p>-8,89</text:p>
          </table:table-cell>
          <table:table-cell table:style-name="ce33" office:value-type="float" office:value="-62.5360984802246" calcext:value-type="float">
            <text:p>-62,54</text:p>
          </table:table-cell>
          <table:table-cell table:style-name="ce86" office:value-type="float" office:value="8.6202278137207" calcext:value-type="float">
            <text:p>8,6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pina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58" calcext:value-type="float">
            <text:p>48,16</text:p>
          </table:table-cell>
          <table:table-cell table:style-name="ce33" office:value-type="float" office:value="6.47299999999999" calcext:value-type="float">
            <text:p>6,47</text:p>
          </table:table-cell>
          <table:table-cell table:style-name="ce33" office:value-type="float" office:value="-8.67999999999999" calcext:value-type="float">
            <text:p>-8,68</text:p>
          </table:table-cell>
          <table:table-cell table:style-name="ce33" office:value-type="float" office:value="-57.8999999999999" calcext:value-type="float">
            <text:p>-57,9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15.694686889648" calcext:value-type="float">
            <text:p>115,69</text:p>
          </table:table-cell>
          <table:table-cell table:style-name="ce33" office:value-type="float" office:value="-6.98733901977539" calcext:value-type="float">
            <text:p>-6,99</text:p>
          </table:table-cell>
          <table:table-cell table:style-name="ce33" office:value-type="float" office:value="-45.410400390625" calcext:value-type="float">
            <text:p>-45,41</text:p>
          </table:table-cell>
          <table:table-cell table:style-name="ce33" office:value-type="float" office:value="10.4883117675781" calcext:value-type="float">
            <text:p>10,49</text:p>
          </table:table-cell>
          <table:table-cell table:style-name="ce33" office:value-type="float" office:value="0.663112223148345" calcext:value-type="float">
            <text:p>0,66</text:p>
          </table:table-cell>
          <table:table-cell table:style-name="ce33" office:value-type="float" office:value="-6.18015766143798" calcext:value-type="float">
            <text:p>-6,18</text:p>
          </table:table-cell>
          <table:table-cell table:style-name="ce33" office:value-type="float" office:value="-40.5001754760742" calcext:value-type="float">
            <text:p>-40,50</text:p>
          </table:table-cell>
          <table:table-cell table:style-name="ce86" office:value-type="float" office:value="8.94108581542968" calcext:value-type="float">
            <text:p>8,9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avalaire-sur-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173" calcext:value-type="float">
            <text:p>43,17</text:p>
          </table:table-cell>
          <table:table-cell table:style-name="ce33" office:value-type="float" office:value="6.532" calcext:value-type="float">
            <text:p>6,53</text:p>
          </table:table-cell>
          <table:table-cell table:style-name="ce71" office:value-type="float" office:value="-6.73" calcext:value-type="float">
            <text:p>-6,73</text:p>
          </table:table-cell>
          <table:table-cell table:style-name="ce71" office:value-type="float" office:value="-45" calcext:value-type="float">
            <text:p>-45,0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34.1378898620605" calcext:value-type="float">
            <text:p>34,14</text:p>
          </table:table-cell>
          <table:table-cell table:style-name="ce33" office:value-type="float" office:value="-5.66957330703735" calcext:value-type="float">
            <text:p>-5,67</text:p>
          </table:table-cell>
          <table:table-cell table:style-name="ce33" office:value-type="float" office:value="-35.5682487487792" calcext:value-type="float">
            <text:p>-35,57</text:p>
          </table:table-cell>
          <table:table-cell table:style-name="ce33" office:value-type="float" office:value="9.78833770751953" calcext:value-type="float">
            <text:p>9,79</text:p>
          </table:table-cell>
          <table:table-cell table:style-name="ce33" office:value-type="float" office:value="0.260161846876144" calcext:value-type="float">
            <text:p>0,26</text:p>
          </table:table-cell>
          <table:table-cell table:style-name="ce33" office:value-type="float" office:value="-5.51772832870483" calcext:value-type="float">
            <text:p>-5,52</text:p>
          </table:table-cell>
          <table:table-cell table:style-name="ce33" office:value-type="float" office:value="-35.4300994873046" calcext:value-type="float">
            <text:p>-35,43</text:p>
          </table:table-cell>
          <table:table-cell table:style-name="ce86" office:value-type="float" office:value="8.71172714233398" calcext:value-type="float">
            <text:p>8,7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érib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309999999999" calcext:value-type="float">
            <text:p>45,43</text:p>
          </table:table-cell>
          <table:table-cell table:style-name="ce33" office:value-type="float" office:value="6.556" calcext:value-type="float">
            <text:p>6,56</text:p>
          </table:table-cell>
          <table:table-cell table:style-name="ce33" office:value-type="float" office:value="-13.15" calcext:value-type="float">
            <text:p>-13,15</text:p>
          </table:table-cell>
          <table:table-cell table:style-name="ce33" office:value-type="float" office:value="-95.7999999999999" calcext:value-type="float">
            <text:p>-95,80</text:p>
          </table:table-cell>
          <table:table-cell table:style-name="ce86" office:value-type="float" office:value="9.4" calcext:value-type="float">
            <text:p>9,4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203.188507080078" calcext:value-type="float">
            <text:p>203,19</text:p>
          </table:table-cell>
          <table:table-cell table:style-name="ce33" office:value-type="float" office:value="-9.77734279632568" calcext:value-type="float">
            <text:p>-9,78</text:p>
          </table:table-cell>
          <table:table-cell table:style-name="ce33" office:value-type="float" office:value="-68.0602188110351" calcext:value-type="float">
            <text:p>-68,06</text:p>
          </table:table-cell>
          <table:table-cell table:style-name="ce33" office:value-type="float" office:value="10.1585235595703" calcext:value-type="float">
            <text:p>10,16</text:p>
          </table:table-cell>
          <table:table-cell table:style-name="ce33" office:value-type="float" office:value="0.348478704690933" calcext:value-type="float">
            <text:p>0,35</text:p>
          </table:table-cell>
          <table:table-cell table:style-name="ce33" office:value-type="float" office:value="-8.64001369476318" calcext:value-type="float">
            <text:p>-8,64</text:p>
          </table:table-cell>
          <table:table-cell table:style-name="ce33" office:value-type="float" office:value="-61.0000305175781" calcext:value-type="float">
            <text:p>-61,00</text:p>
          </table:table-cell>
          <table:table-cell table:style-name="ce86" office:value-type="float" office:value="8.12007904052734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vian-les-Bai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401" calcext:value-type="float">
            <text:p>46,40</text:p>
          </table:table-cell>
          <table:table-cell table:style-name="ce33" office:value-type="float" office:value="6.591" calcext:value-type="float">
            <text:p>6,59</text:p>
          </table:table-cell>
          <table:table-cell table:style-name="ce33" office:value-type="float" office:value="-11.9399999999999" calcext:value-type="float">
            <text:p>-11,94</text:p>
          </table:table-cell>
          <table:table-cell table:style-name="ce33" office:value-type="float" office:value="-85.5999999999999" calcext:value-type="float">
            <text:p>-85,60</text:p>
          </table:table-cell>
          <table:table-cell table:style-name="ce86" office:value-type="float" office:value="9.9" calcext:value-type="float">
            <text:p>9,90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73.194030761718" calcext:value-type="float">
            <text:p>173,19</text:p>
          </table:table-cell>
          <table:table-cell table:style-name="ce33" office:value-type="float" office:value="-8.45529747009277" calcext:value-type="float">
            <text:p>-8,46</text:p>
          </table:table-cell>
          <table:table-cell table:style-name="ce33" office:value-type="float" office:value="-57.2476921081542" calcext:value-type="float">
            <text:p>-57,25</text:p>
          </table:table-cell>
          <table:table-cell table:style-name="ce33" office:value-type="float" office:value="10.3946876525878" calcext:value-type="float">
            <text:p>10,39</text:p>
          </table:table-cell>
          <table:table-cell table:style-name="ce33" office:value-type="float" office:value="0.525547981262207" calcext:value-type="float">
            <text:p>0,53</text:p>
          </table:table-cell>
          <table:table-cell table:style-name="ce33" office:value-type="float" office:value="-8.29700279235839" calcext:value-type="float">
            <text:p>-8,30</text:p>
          </table:table-cell>
          <table:table-cell table:style-name="ce33" office:value-type="float" office:value="-56.7648200988769" calcext:value-type="float">
            <text:p>-56,76</text:p>
          </table:table-cell>
          <table:table-cell table:style-name="ce86" office:value-type="float" office:value="9.61120223999023" calcext:value-type="float">
            <text:p>9,6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urchev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435" calcext:value-type="float">
            <text:p>45,44</text:p>
          </table:table-cell>
          <table:table-cell table:style-name="ce33" office:value-type="float" office:value="6.63799999999999" calcext:value-type="float">
            <text:p>6,64</text:p>
          </table:table-cell>
          <table:table-cell table:style-name="ce33" office:value-type="float" office:value="-13.2599999999999" calcext:value-type="float">
            <text:p>-13,26</text:p>
          </table:table-cell>
          <table:table-cell table:style-name="ce33" office:value-type="float" office:value="-95" calcext:value-type="float">
            <text:p>-95,0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203.188507080078" calcext:value-type="float">
            <text:p>203,19</text:p>
          </table:table-cell>
          <table:table-cell table:style-name="ce33" office:value-type="float" office:value="-9.77734279632568" calcext:value-type="float">
            <text:p>-9,78</text:p>
          </table:table-cell>
          <table:table-cell table:style-name="ce33" office:value-type="float" office:value="-68.0602188110351" calcext:value-type="float">
            <text:p>-68,06</text:p>
          </table:table-cell>
          <table:table-cell table:style-name="ce33" office:value-type="float" office:value="10.1585235595703" calcext:value-type="float">
            <text:p>10,16</text:p>
          </table:table-cell>
          <table:table-cell table:style-name="ce33" office:value-type="float" office:value="0.348478704690933" calcext:value-type="float">
            <text:p>0,35</text:p>
          </table:table-cell>
          <table:table-cell table:style-name="ce33" office:value-type="float" office:value="-8.64001369476318" calcext:value-type="float">
            <text:p>-8,64</text:p>
          </table:table-cell>
          <table:table-cell table:style-name="ce33" office:value-type="float" office:value="-61.0000305175781" calcext:value-type="float">
            <text:p>-61,00</text:p>
          </table:table-cell>
          <table:table-cell table:style-name="ce86" office:value-type="float" office:value="8.12007904052734" calcext:value-type="float">
            <text:p>8,1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rianço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8969999999999" calcext:value-type="float">
            <text:p>44,90</text:p>
          </table:table-cell>
          <table:table-cell table:style-name="ce33" office:value-type="float" office:value="6.639" calcext:value-type="float">
            <text:p>6,64</text:p>
          </table:table-cell>
          <table:table-cell table:style-name="ce33" office:value-type="float" office:value="-13.89" calcext:value-type="float">
            <text:p>-13,89</text:p>
          </table:table-cell>
          <table:table-cell table:style-name="ce33" office:value-type="float" office:value="-100.099999999999" calcext:value-type="float">
            <text:p>-100,1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90.6650238037109" calcext:value-type="float">
            <text:p>90,67</text:p>
          </table:table-cell>
          <table:table-cell table:style-name="ce33" office:value-type="float" office:value="-10.5946655273437" calcext:value-type="float">
            <text:p>-10,59</text:p>
          </table:table-cell>
          <table:table-cell table:style-name="ce33" office:value-type="float" office:value="-73.8187866210937" calcext:value-type="float">
            <text:p>-73,82</text:p>
          </table:table-cell>
          <table:table-cell table:style-name="ce33" office:value-type="float" office:value="10.9385375976562" calcext:value-type="float">
            <text:p>10,94</text:p>
          </table:table-cell>
          <table:table-cell table:style-name="ce33" office:value-type="float" office:value="0.27430573105812" calcext:value-type="float">
            <text:p>0,27</text:p>
          </table:table-cell>
          <table:table-cell table:style-name="ce33" office:value-type="float" office:value="-10.0833578109741" calcext:value-type="float">
            <text:p>-10,08</text:p>
          </table:table-cell>
          <table:table-cell table:style-name="ce33" office:value-type="float" office:value="-71.0956268310546" calcext:value-type="float">
            <text:p>-71,10</text:p>
          </table:table-cell>
          <table:table-cell table:style-name="ce86" office:value-type="float" office:value="9.57123565673828" calcext:value-type="float">
            <text:p>9,5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arcelonett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3879999999999" calcext:value-type="float">
            <text:p>44,39</text:p>
          </table:table-cell>
          <table:table-cell table:style-name="ce33" office:value-type="float" office:value="6.65399999999999" calcext:value-type="float">
            <text:p>6,65</text:p>
          </table:table-cell>
          <table:table-cell table:style-name="ce33" office:value-type="float" office:value="-12.6899999999999" calcext:value-type="float">
            <text:p>-12,69</text:p>
          </table:table-cell>
          <table:table-cell table:style-name="ce33" office:value-type="float" office:value="-89.4" calcext:value-type="float">
            <text:p>-89,40</text:p>
          </table:table-cell>
          <table:table-cell table:style-name="ce86" office:value-type="float" office:value="12.1999999999999" calcext:value-type="float">
            <text:p>12,2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86.6248626708984" calcext:value-type="float">
            <text:p>86,62</text:p>
          </table:table-cell>
          <table:table-cell table:style-name="ce33" office:value-type="float" office:value="-9.09699630737304" calcext:value-type="float">
            <text:p>-9,10</text:p>
          </table:table-cell>
          <table:table-cell table:style-name="ce33" office:value-type="float" office:value="-62.5775337219238" calcext:value-type="float">
            <text:p>-62,58</text:p>
          </table:table-cell>
          <table:table-cell table:style-name="ce33" office:value-type="float" office:value="10.1984367370605" calcext:value-type="float">
            <text:p>10,20</text:p>
          </table:table-cell>
          <table:table-cell table:style-name="ce33" office:value-type="float" office:value="0.301399409770965" calcext:value-type="float">
            <text:p>0,30</text:p>
          </table:table-cell>
          <table:table-cell table:style-name="ce33" office:value-type="float" office:value="-8.58235836029052" calcext:value-type="float">
            <text:p>-8,58</text:p>
          </table:table-cell>
          <table:table-cell table:style-name="ce33" office:value-type="float" office:value="-59.9722709655761" calcext:value-type="float">
            <text:p>-59,97</text:p>
          </table:table-cell>
          <table:table-cell table:style-name="ce86" office:value-type="float" office:value="8.68659591674804" calcext:value-type="float">
            <text:p>8,6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assy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189999999999" calcext:value-type="float">
            <text:p>45,92</text:p>
          </table:table-cell>
          <table:table-cell table:style-name="ce33" office:value-type="float" office:value="6.671" calcext:value-type="float">
            <text:p>6,67</text:p>
          </table:table-cell>
          <table:table-cell table:style-name="ce33" office:value-type="float" office:value="-12.7599999999999" calcext:value-type="float">
            <text:p>-12,76</text:p>
          </table:table-cell>
          <table:table-cell table:style-name="ce33" office:value-type="float" office:value="-88.9" calcext:value-type="float">
            <text:p>-88,90</text:p>
          </table:table-cell>
          <table:table-cell table:style-name="ce86" office:value-type="float" office:value="13.1999999999999" calcext:value-type="float">
            <text:p>13,2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214.516067504882" calcext:value-type="float">
            <text:p>214,52</text:p>
          </table:table-cell>
          <table:table-cell table:style-name="ce33" office:value-type="float" office:value="-9.27750968933105" calcext:value-type="float">
            <text:p>-9,28</text:p>
          </table:table-cell>
          <table:table-cell table:style-name="ce33" office:value-type="float" office:value="-63.1917495727539" calcext:value-type="float">
            <text:p>-63,19</text:p>
          </table:table-cell>
          <table:table-cell table:style-name="ce33" office:value-type="float" office:value="11.0283279418945" calcext:value-type="float">
            <text:p>11,03</text:p>
          </table:table-cell>
          <table:table-cell table:style-name="ce33" office:value-type="float" office:value="0.405900567770004" calcext:value-type="float">
            <text:p>0,41</text:p>
          </table:table-cell>
          <table:table-cell table:style-name="ce33" office:value-type="float" office:value="-8.76722335815429" calcext:value-type="float">
            <text:p>-8,77</text:p>
          </table:table-cell>
          <table:table-cell table:style-name="ce33" office:value-type="float" office:value="-60.3669052124023" calcext:value-type="float">
            <text:p>-60,37</text:p>
          </table:table-cell>
          <table:table-cell table:style-name="ce86" office:value-type="float" office:value="9.77088165283203" calcext:value-type="float">
            <text:p>9,7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uget-sur-Argen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4639999999999" calcext:value-type="float">
            <text:p>43,46</text:p>
          </table:table-cell>
          <table:table-cell table:style-name="ce33" office:value-type="float" office:value="6.67699999999999" calcext:value-type="float">
            <text:p>6,68</text:p>
          </table:table-cell>
          <table:table-cell table:style-name="ce33" office:value-type="float" office:value="-6.04999999999999" calcext:value-type="float">
            <text:p>-6,05</text:p>
          </table:table-cell>
          <table:table-cell table:style-name="ce33" office:value-type="float" office:value="-38.7" calcext:value-type="float">
            <text:p>-38,70</text:p>
          </table:table-cell>
          <table:table-cell table:style-name="ce86" office:value-type="float" office:value="9.69999999999999" calcext:value-type="float">
            <text:p>9,70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34.1378898620605" calcext:value-type="float">
            <text:p>34,14</text:p>
          </table:table-cell>
          <table:table-cell table:style-name="ce33" office:value-type="float" office:value="-5.66957330703735" calcext:value-type="float">
            <text:p>-5,67</text:p>
          </table:table-cell>
          <table:table-cell table:style-name="ce33" office:value-type="float" office:value="-35.5682487487792" calcext:value-type="float">
            <text:p>-35,57</text:p>
          </table:table-cell>
          <table:table-cell table:style-name="ce33" office:value-type="float" office:value="9.78833770751953" calcext:value-type="float">
            <text:p>9,79</text:p>
          </table:table-cell>
          <table:table-cell table:style-name="ce33" office:value-type="float" office:value="0.260161846876144" calcext:value-type="float">
            <text:p>0,26</text:p>
          </table:table-cell>
          <table:table-cell table:style-name="ce33" office:value-type="float" office:value="-5.51772832870483" calcext:value-type="float">
            <text:p>-5,52</text:p>
          </table:table-cell>
          <table:table-cell table:style-name="ce33" office:value-type="float" office:value="-35.4300994873046" calcext:value-type="float">
            <text:p>-35,43</text:p>
          </table:table-cell>
          <table:table-cell table:style-name="ce86" office:value-type="float" office:value="8.71172714233398" calcext:value-type="float">
            <text:p>8,7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ehaupa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121" calcext:value-type="float">
            <text:p>48,12</text:p>
          </table:table-cell>
          <table:table-cell table:style-name="ce33" office:value-type="float" office:value="6.73099999999999" calcext:value-type="float">
            <text:p>6,73</text:p>
          </table:table-cell>
          <table:table-cell table:style-name="ce33" office:value-type="float" office:value="-9.23" calcext:value-type="float">
            <text:p>-9,23</text:p>
          </table:table-cell>
          <table:table-cell table:style-name="ce33" office:value-type="float" office:value="-62.7999999999999" calcext:value-type="float">
            <text:p>-62,8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115.694686889648" calcext:value-type="float">
            <text:p>115,69</text:p>
          </table:table-cell>
          <table:table-cell table:style-name="ce33" office:value-type="float" office:value="-6.98733901977539" calcext:value-type="float">
            <text:p>-6,99</text:p>
          </table:table-cell>
          <table:table-cell table:style-name="ce33" office:value-type="float" office:value="-45.410400390625" calcext:value-type="float">
            <text:p>-45,41</text:p>
          </table:table-cell>
          <table:table-cell table:style-name="ce33" office:value-type="float" office:value="10.4883117675781" calcext:value-type="float">
            <text:p>10,49</text:p>
          </table:table-cell>
          <table:table-cell table:style-name="ce33" office:value-type="float" office:value="0.663112223148345" calcext:value-type="float">
            <text:p>0,66</text:p>
          </table:table-cell>
          <table:table-cell table:style-name="ce33" office:value-type="float" office:value="-6.18015766143798" calcext:value-type="float">
            <text:p>-6,18</text:p>
          </table:table-cell>
          <table:table-cell table:style-name="ce33" office:value-type="float" office:value="-40.5001754760742" calcext:value-type="float">
            <text:p>-40,50</text:p>
          </table:table-cell>
          <table:table-cell table:style-name="ce86" office:value-type="float" office:value="8.94108581542968" calcext:value-type="float">
            <text:p>8,9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tgenèv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9399999999999" calcext:value-type="float">
            <text:p>44,94</text:p>
          </table:table-cell>
          <table:table-cell table:style-name="ce33" office:value-type="float" office:value="6.751" calcext:value-type="float">
            <text:p>6,75</text:p>
          </table:table-cell>
          <table:table-cell table:style-name="ce33" office:value-type="float" office:value="-13.6699999999999" calcext:value-type="float">
            <text:p>-13,67</text:p>
          </table:table-cell>
          <table:table-cell table:style-name="ce33" office:value-type="float" office:value="-99.2" calcext:value-type="float">
            <text:p>-99,20</text:p>
          </table:table-cell>
          <table:table-cell table:style-name="ce86" office:value-type="float" office:value="10.1999999999999" calcext:value-type="float">
            <text:p>10,20</text:p>
          </table:table-cell>
          <table:table-cell table:style-name="ce33" office:value-type="float" office:value="44.7073631286621" calcext:value-type="float">
            <text:p>44,71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90.6650238037109" calcext:value-type="float">
            <text:p>90,67</text:p>
          </table:table-cell>
          <table:table-cell table:style-name="ce33" office:value-type="float" office:value="-10.5946655273437" calcext:value-type="float">
            <text:p>-10,59</text:p>
          </table:table-cell>
          <table:table-cell table:style-name="ce33" office:value-type="float" office:value="-73.8187866210937" calcext:value-type="float">
            <text:p>-73,82</text:p>
          </table:table-cell>
          <table:table-cell table:style-name="ce33" office:value-type="float" office:value="10.9385375976562" calcext:value-type="float">
            <text:p>10,94</text:p>
          </table:table-cell>
          <table:table-cell table:style-name="ce33" office:value-type="float" office:value="0.27430573105812" calcext:value-type="float">
            <text:p>0,27</text:p>
          </table:table-cell>
          <table:table-cell table:style-name="ce33" office:value-type="float" office:value="-10.0833578109741" calcext:value-type="float">
            <text:p>-10,08</text:p>
          </table:table-cell>
          <table:table-cell table:style-name="ce33" office:value-type="float" office:value="-71.0956268310546" calcext:value-type="float">
            <text:p>-71,10</text:p>
          </table:table-cell>
          <table:table-cell table:style-name="ce86" office:value-type="float" office:value="9.57123565673828" calcext:value-type="float">
            <text:p>9,5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ntbéliard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12" calcext:value-type="float">
            <text:p>47,51</text:p>
          </table:table-cell>
          <table:table-cell table:style-name="ce33" office:value-type="float" office:value="6.79999999999999" calcext:value-type="float">
            <text:p>6,80</text:p>
          </table:table-cell>
          <table:table-cell table:style-name="ce33" office:value-type="float" office:value="-9.89" calcext:value-type="float">
            <text:p>-9,89</text:p>
          </table:table-cell>
          <table:table-cell table:style-name="ce33" office:value-type="float" office:value="-68.7" calcext:value-type="float">
            <text:p>-68,7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101.365921020507" calcext:value-type="float">
            <text:p>101,37</text:p>
          </table:table-cell>
          <table:table-cell table:style-name="ce33" office:value-type="float" office:value="-7.14663648605346" calcext:value-type="float">
            <text:p>-7,15</text:p>
          </table:table-cell>
          <table:table-cell table:style-name="ce33" office:value-type="float" office:value="-46.8082771301269" calcext:value-type="float">
            <text:p>-46,81</text:p>
          </table:table-cell>
          <table:table-cell table:style-name="ce33" office:value-type="float" office:value="10.3648147583007" calcext:value-type="float">
            <text:p>10,36</text:p>
          </table:table-cell>
          <table:table-cell table:style-name="ce33" office:value-type="float" office:value="0.553943395614624" calcext:value-type="float">
            <text:p>0,55</text:p>
          </table:table-cell>
          <table:table-cell table:style-name="ce33" office:value-type="float" office:value="-7.1026291847229" calcext:value-type="float">
            <text:p>-7,10</text:p>
          </table:table-cell>
          <table:table-cell table:style-name="ce33" office:value-type="float" office:value="-47.5744895935058" calcext:value-type="float">
            <text:p>-47,57</text:p>
          </table:table-cell>
          <table:table-cell table:style-name="ce86" office:value-type="float" office:value="9.24654388427734" calcext:value-type="float">
            <text:p>9,2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Entrevaux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948" calcext:value-type="float">
            <text:p>43,95</text:p>
          </table:table-cell>
          <table:table-cell table:style-name="ce33" office:value-type="float" office:value="6.80999999999999" calcext:value-type="float">
            <text:p>6,81</text:p>
          </table:table-cell>
          <table:table-cell table:style-name="ce33" office:value-type="float" office:value="-9.25" calcext:value-type="float">
            <text:p>-9,25</text:p>
          </table:table-cell>
          <table:table-cell table:style-name="ce33" office:value-type="float" office:value="-60.3999999999999" calcext:value-type="float">
            <text:p>-60,40</text:p>
          </table:table-cell>
          <table:table-cell table:style-name="ce86" office:value-type="float" office:value="13.5" calcext:value-type="float">
            <text:p>13,5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62.7211952209472" calcext:value-type="float">
            <text:p>62,72</text:p>
          </table:table-cell>
          <table:table-cell table:style-name="ce33" office:value-type="float" office:value="-7.10030937194824" calcext:value-type="float">
            <text:p>-7,10</text:p>
          </table:table-cell>
          <table:table-cell table:style-name="ce33" office:value-type="float" office:value="-45.9904174804687" calcext:value-type="float">
            <text:p>-45,99</text:p>
          </table:table-cell>
          <table:table-cell table:style-name="ce33" office:value-type="float" office:value="10.8120574951171" calcext:value-type="float">
            <text:p>10,81</text:p>
          </table:table-cell>
          <table:table-cell table:style-name="ce33" office:value-type="float" office:value="0.255972623825073" calcext:value-type="float">
            <text:p>0,26</text:p>
          </table:table-cell>
          <table:table-cell table:style-name="ce33" office:value-type="float" office:value="-6.82047653198242" calcext:value-type="float">
            <text:p>-6,82</text:p>
          </table:table-cell>
          <table:table-cell table:style-name="ce33" office:value-type="float" office:value="-43.9492225646972" calcext:value-type="float">
            <text:p>-43,95</text:p>
          </table:table-cell>
          <table:table-cell table:style-name="ce86" office:value-type="float" office:value="10.6145896911621" calcext:value-type="float">
            <text:p>10,61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hâtel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6.268" calcext:value-type="float">
            <text:p>46,27</text:p>
          </table:table-cell>
          <table:table-cell table:style-name="ce33" office:value-type="float" office:value="6.841" calcext:value-type="float">
            <text:p>6,84</text:p>
          </table:table-cell>
          <table:table-cell table:style-name="ce33" office:value-type="float" office:value="-11.7599999999999" calcext:value-type="float">
            <text:p>-11,76</text:p>
          </table:table-cell>
          <table:table-cell table:style-name="ce33" office:value-type="float" office:value="-83.0999999999999" calcext:value-type="float">
            <text:p>-83,10</text:p>
          </table:table-cell>
          <table:table-cell table:style-name="ce86" office:value-type="float" office:value="11" calcext:value-type="float">
            <text:p>11,0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203.283370971679" calcext:value-type="float">
            <text:p>203,28</text:p>
          </table:table-cell>
          <table:table-cell table:style-name="ce33" office:value-type="float" office:value="-10.4715204238891" calcext:value-type="float">
            <text:p>-10,47</text:p>
          </table:table-cell>
          <table:table-cell table:style-name="ce33" office:value-type="float" office:value="-73.6499099731445" calcext:value-type="float">
            <text:p>-73,65</text:p>
          </table:table-cell>
          <table:table-cell table:style-name="ce33" office:value-type="float" office:value="10.1222534179687" calcext:value-type="float">
            <text:p>10,12</text:p>
          </table:table-cell>
          <table:table-cell table:style-name="ce33" office:value-type="float" office:value="0.361372202634811" calcext:value-type="float">
            <text:p>0,36</text:p>
          </table:table-cell>
          <table:table-cell table:style-name="ce33" office:value-type="float" office:value="-9.2134084701538" calcext:value-type="float">
            <text:p>-9,21</text:p>
          </table:table-cell>
          <table:table-cell table:style-name="ce33" office:value-type="float" office:value="-65.3353042602539" calcext:value-type="float">
            <text:p>-65,34</text:p>
          </table:table-cell>
          <table:table-cell table:style-name="ce86" office:value-type="float" office:value="8.37196350097656" calcext:value-type="float">
            <text:p>8,37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Chamonix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4" office:value-type="float" office:value="45.915" calcext:value-type="float">
            <text:p>45,92</text:p>
          </table:table-cell>
          <table:table-cell table:style-name="ce34" office:value-type="float" office:value="6.861" calcext:value-type="float">
            <text:p>6,86</text:p>
          </table:table-cell>
          <table:table-cell table:style-name="ce34" office:value-type="float" office:value="-13.1516598722422" calcext:value-type="float">
            <text:p>-13,15</text:p>
          </table:table-cell>
          <table:table-cell table:style-name="ce34" office:value-type="float" office:value="-93.8140804963884" calcext:value-type="float">
            <text:p>-93,81</text:p>
          </table:table-cell>
          <table:table-cell table:style-name="ce88" office:value-type="float" office:value="11.3991984815492" calcext:value-type="float">
            <text:p>11,4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203.283370971679" calcext:value-type="float">
            <text:p>203,28</text:p>
          </table:table-cell>
          <table:table-cell table:style-name="ce33" office:value-type="float" office:value="-10.4715204238891" calcext:value-type="float">
            <text:p>-10,47</text:p>
          </table:table-cell>
          <table:table-cell table:style-name="ce33" office:value-type="float" office:value="-73.6499099731445" calcext:value-type="float">
            <text:p>-73,65</text:p>
          </table:table-cell>
          <table:table-cell table:style-name="ce33" office:value-type="float" office:value="10.1222534179687" calcext:value-type="float">
            <text:p>10,12</text:p>
          </table:table-cell>
          <table:table-cell table:style-name="ce33" office:value-type="float" office:value="0.361372202634811" calcext:value-type="float">
            <text:p>0,36</text:p>
          </table:table-cell>
          <table:table-cell table:style-name="ce33" office:value-type="float" office:value="-9.2134084701538" calcext:value-type="float">
            <text:p>-9,21</text:p>
          </table:table-cell>
          <table:table-cell table:style-name="ce33" office:value-type="float" office:value="-65.3353042602539" calcext:value-type="float">
            <text:p>-65,34</text:p>
          </table:table-cell>
          <table:table-cell table:style-name="ce86" office:value-type="float" office:value="8.37196350097656" calcext:value-type="float">
            <text:p>8,3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inte-Foy-Tarentai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591" calcext:value-type="float">
            <text:p>45,59</text:p>
          </table:table-cell>
          <table:table-cell table:style-name="ce33" office:value-type="float" office:value="6.884" calcext:value-type="float">
            <text:p>6,88</text:p>
          </table:table-cell>
          <table:table-cell table:style-name="ce33" office:value-type="float" office:value="-14.13" calcext:value-type="float">
            <text:p>-14,13</text:p>
          </table:table-cell>
          <table:table-cell table:style-name="ce33" office:value-type="float" office:value="-102.299999999999" calcext:value-type="float">
            <text:p>-102,30</text:p>
          </table:table-cell>
          <table:table-cell table:style-name="ce86" office:value-type="float" office:value="10.6999999999999" calcext:value-type="float">
            <text:p>10,70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135.63313293457" calcext:value-type="float">
            <text:p>135,63</text:p>
          </table:table-cell>
          <table:table-cell table:style-name="ce33" office:value-type="float" office:value="-10.8370962142944" calcext:value-type="float">
            <text:p>-10,84</text:p>
          </table:table-cell>
          <table:table-cell table:style-name="ce33" office:value-type="float" office:value="-75.9380874633789" calcext:value-type="float">
            <text:p>-75,94</text:p>
          </table:table-cell>
          <table:table-cell table:style-name="ce33" office:value-type="float" office:value="10.7586822509765" calcext:value-type="float">
            <text:p>10,76</text:p>
          </table:table-cell>
          <table:table-cell table:style-name="ce33" office:value-type="float" office:value="0.276941269636154" calcext:value-type="float">
            <text:p>0,28</text:p>
          </table:table-cell>
          <table:table-cell table:style-name="ce33" office:value-type="float" office:value="-9.39160919189453" calcext:value-type="float">
            <text:p>-9,39</text:p>
          </table:table-cell>
          <table:table-cell table:style-name="ce33" office:value-type="float" office:value="-66.2917251586914" calcext:value-type="float">
            <text:p>-66,29</text:p>
          </table:table-cell>
          <table:table-cell table:style-name="ce86" office:value-type="float" office:value="8.84114837646484" calcext:value-type="float">
            <text:p>8,84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Argentière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429999999999" calcext:value-type="float">
            <text:p>45,94</text:p>
          </table:table-cell>
          <table:table-cell table:style-name="ce33" office:value-type="float" office:value="6.918" calcext:value-type="float">
            <text:p>6,92</text:p>
          </table:table-cell>
          <table:table-cell table:style-name="ce72" office:value-type="float" office:value="-13.22" calcext:value-type="float">
            <text:p>-13,22</text:p>
          </table:table-cell>
          <table:table-cell table:style-name="ce72" office:value-type="float" office:value="-92.7" calcext:value-type="float">
            <text:p>-92,70</text:p>
          </table:table-cell>
          <table:table-cell table:style-name="ce86" office:value-type="float" office:value="13" calcext:value-type="float">
            <text:p>13,0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203.283370971679" calcext:value-type="float">
            <text:p>203,28</text:p>
          </table:table-cell>
          <table:table-cell table:style-name="ce33" office:value-type="float" office:value="-10.4715204238891" calcext:value-type="float">
            <text:p>-10,47</text:p>
          </table:table-cell>
          <table:table-cell table:style-name="ce33" office:value-type="float" office:value="-73.6499099731445" calcext:value-type="float">
            <text:p>-73,65</text:p>
          </table:table-cell>
          <table:table-cell table:style-name="ce33" office:value-type="float" office:value="10.1222534179687" calcext:value-type="float">
            <text:p>10,12</text:p>
          </table:table-cell>
          <table:table-cell table:style-name="ce33" office:value-type="float" office:value="0.361372202634811" calcext:value-type="float">
            <text:p>0,36</text:p>
          </table:table-cell>
          <table:table-cell table:style-name="ce33" office:value-type="float" office:value="-9.2134084701538" calcext:value-type="float">
            <text:p>-9,21</text:p>
          </table:table-cell>
          <table:table-cell table:style-name="ce33" office:value-type="float" office:value="-65.3353042602539" calcext:value-type="float">
            <text:p>-65,34</text:p>
          </table:table-cell>
          <table:table-cell table:style-name="ce86" office:value-type="float" office:value="8.37196350097656" calcext:value-type="float">
            <text:p>8,37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Tréléchamps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5.99" calcext:value-type="float">
            <text:p>45,99</text:p>
          </table:table-cell>
          <table:table-cell table:style-name="ce33" office:value-type="float" office:value="6.92999999999999" calcext:value-type="float">
            <text:p>6,93</text:p>
          </table:table-cell>
          <table:table-cell table:style-name="ce33" office:value-type="float" office:value="-12.98" calcext:value-type="float">
            <text:p>-12,98</text:p>
          </table:table-cell>
          <table:table-cell table:style-name="ce33" office:value-type="float" office:value="-90.9" calcext:value-type="float">
            <text:p>-90,90</text:p>
          </table:table-cell>
          <table:table-cell table:style-name="ce86" office:value-type="float" office:value="12.9" calcext:value-type="float">
            <text:p>12,90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203.283370971679" calcext:value-type="float">
            <text:p>203,28</text:p>
          </table:table-cell>
          <table:table-cell table:style-name="ce33" office:value-type="float" office:value="-10.4715204238891" calcext:value-type="float">
            <text:p>-10,47</text:p>
          </table:table-cell>
          <table:table-cell table:style-name="ce33" office:value-type="float" office:value="-73.6499099731445" calcext:value-type="float">
            <text:p>-73,65</text:p>
          </table:table-cell>
          <table:table-cell table:style-name="ce33" office:value-type="float" office:value="10.1222534179687" calcext:value-type="float">
            <text:p>10,12</text:p>
          </table:table-cell>
          <table:table-cell table:style-name="ce33" office:value-type="float" office:value="0.361372202634811" calcext:value-type="float">
            <text:p>0,36</text:p>
          </table:table-cell>
          <table:table-cell table:style-name="ce33" office:value-type="float" office:value="-9.2134084701538" calcext:value-type="float">
            <text:p>-9,21</text:p>
          </table:table-cell>
          <table:table-cell table:style-name="ce33" office:value-type="float" office:value="-65.3353042602539" calcext:value-type="float">
            <text:p>-65,34</text:p>
          </table:table-cell>
          <table:table-cell table:style-name="ce86" office:value-type="float" office:value="8.37196350097656" calcext:value-type="float">
            <text:p>8,3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onrupt-Longem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54" calcext:value-type="float">
            <text:p>48,05</text:p>
          </table:table-cell>
          <table:table-cell table:style-name="ce33" office:value-type="float" office:value="7.00499999999999" calcext:value-type="float">
            <text:p>7,00</text:p>
          </table:table-cell>
          <table:table-cell table:style-name="ce33" office:value-type="float" office:value="-9.91999999999999" calcext:value-type="float">
            <text:p>-9,92</text:p>
          </table:table-cell>
          <table:table-cell table:style-name="ce33" office:value-type="float" office:value="-65.5" calcext:value-type="float">
            <text:p>-65,50</text:p>
          </table:table-cell>
          <table:table-cell table:style-name="ce86" office:value-type="float" office:value="13.9" calcext:value-type="float">
            <text:p>13,9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103.621307373046" calcext:value-type="float">
            <text:p>103,62</text:p>
          </table:table-cell>
          <table:table-cell table:style-name="ce33" office:value-type="float" office:value="-7.22477626800537" calcext:value-type="float">
            <text:p>-7,22</text:p>
          </table:table-cell>
          <table:table-cell table:style-name="ce33" office:value-type="float" office:value="-47.4940567016601" calcext:value-type="float">
            <text:p>-47,49</text:p>
          </table:table-cell>
          <table:table-cell table:style-name="ce33" office:value-type="float" office:value="10.3041534423828" calcext:value-type="float">
            <text:p>10,30</text:p>
          </table:table-cell>
          <table:table-cell table:style-name="ce33" office:value-type="float" office:value="0.561706721782684" calcext:value-type="float">
            <text:p>0,56</text:p>
          </table:table-cell>
          <table:table-cell table:style-name="ce33" office:value-type="float" office:value="-6.89404916763305" calcext:value-type="float">
            <text:p>-6,89</text:p>
          </table:table-cell>
          <table:table-cell table:style-name="ce33" office:value-type="float" office:value="-46.2991828918457" calcext:value-type="float">
            <text:p>-46,30</text:p>
          </table:table-cell>
          <table:table-cell table:style-name="ce86" office:value-type="float" office:value="8.85321044921875" calcext:value-type="float">
            <text:p>8,8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Vallauri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3.578" calcext:value-type="float">
            <text:p>43,58</text:p>
          </table:table-cell>
          <table:table-cell table:style-name="ce33" office:value-type="float" office:value="7.05299999999999" calcext:value-type="float">
            <text:p>7,05</text:p>
          </table:table-cell>
          <table:table-cell table:style-name="ce33" office:value-type="float" office:value="-9.01999999999999" calcext:value-type="float">
            <text:p>-9,02</text:p>
          </table:table-cell>
          <table:table-cell table:style-name="ce33" office:value-type="float" office:value="-58" calcext:value-type="float">
            <text:p>-58,00</text:p>
          </table:table-cell>
          <table:table-cell table:style-name="ce86" office:value-type="float" office:value="14.1999999999999" calcext:value-type="float">
            <text:p>14,20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62.7211952209472" calcext:value-type="float">
            <text:p>62,72</text:p>
          </table:table-cell>
          <table:table-cell table:style-name="ce33" office:value-type="float" office:value="-7.10030937194824" calcext:value-type="float">
            <text:p>-7,10</text:p>
          </table:table-cell>
          <table:table-cell table:style-name="ce33" office:value-type="float" office:value="-45.9904174804687" calcext:value-type="float">
            <text:p>-45,99</text:p>
          </table:table-cell>
          <table:table-cell table:style-name="ce33" office:value-type="float" office:value="10.8120574951171" calcext:value-type="float">
            <text:p>10,81</text:p>
          </table:table-cell>
          <table:table-cell table:style-name="ce33" office:value-type="float" office:value="0.255972623825073" calcext:value-type="float">
            <text:p>0,26</text:p>
          </table:table-cell>
          <table:table-cell table:style-name="ce33" office:value-type="float" office:value="-6.82047653198242" calcext:value-type="float">
            <text:p>-6,82</text:p>
          </table:table-cell>
          <table:table-cell table:style-name="ce33" office:value-type="float" office:value="-43.9492225646972" calcext:value-type="float">
            <text:p>-43,95</text:p>
          </table:table-cell>
          <table:table-cell table:style-name="ce86" office:value-type="float" office:value="10.6145896911621" calcext:value-type="float">
            <text:p>10,6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unst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45" calcext:value-type="float">
            <text:p>48,05</text:p>
          </table:table-cell>
          <table:table-cell table:style-name="ce33" office:value-type="float" office:value="7.125" calcext:value-type="float">
            <text:p>7,13</text:p>
          </table:table-cell>
          <table:table-cell table:style-name="ce33" office:value-type="float" office:value="-10.0099999999999" calcext:value-type="float">
            <text:p>-10,01</text:p>
          </table:table-cell>
          <table:table-cell table:style-name="ce33" office:value-type="float" office:value="-66.4" calcext:value-type="float">
            <text:p>-66,40</text:p>
          </table:table-cell>
          <table:table-cell table:style-name="ce86" office:value-type="float" office:value="13.5999999999999" calcext:value-type="float">
            <text:p>13,6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103.621307373046" calcext:value-type="float">
            <text:p>103,62</text:p>
          </table:table-cell>
          <table:table-cell table:style-name="ce33" office:value-type="float" office:value="-7.22477626800537" calcext:value-type="float">
            <text:p>-7,22</text:p>
          </table:table-cell>
          <table:table-cell table:style-name="ce33" office:value-type="float" office:value="-47.4940567016601" calcext:value-type="float">
            <text:p>-47,49</text:p>
          </table:table-cell>
          <table:table-cell table:style-name="ce33" office:value-type="float" office:value="10.3041534423828" calcext:value-type="float">
            <text:p>10,30</text:p>
          </table:table-cell>
          <table:table-cell table:style-name="ce33" office:value-type="float" office:value="0.561706721782684" calcext:value-type="float">
            <text:p>0,56</text:p>
          </table:table-cell>
          <table:table-cell table:style-name="ce33" office:value-type="float" office:value="-6.89404916763305" calcext:value-type="float">
            <text:p>-6,89</text:p>
          </table:table-cell>
          <table:table-cell table:style-name="ce33" office:value-type="float" office:value="-46.2991828918457" calcext:value-type="float">
            <text:p>-46,30</text:p>
          </table:table-cell>
          <table:table-cell table:style-name="ce86" office:value-type="float" office:value="8.85321044921875" calcext:value-type="float">
            <text:p>8,8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ourg-Bruch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353" calcext:value-type="float">
            <text:p>48,35</text:p>
          </table:table-cell>
          <table:table-cell table:style-name="ce33" office:value-type="float" office:value="7.134" calcext:value-type="float">
            <text:p>7,13</text:p>
          </table:table-cell>
          <table:table-cell table:style-name="ce33" office:value-type="float" office:value="-8.83" calcext:value-type="float">
            <text:p>-8,83</text:p>
          </table:table-cell>
          <table:table-cell table:style-name="ce33" office:value-type="float" office:value="-58" calcext:value-type="float">
            <text:p>-58,00</text:p>
          </table:table-cell>
          <table:table-cell table:style-name="ce86" office:value-type="float" office:value="12.5999999999999" calcext:value-type="float">
            <text:p>12,6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88.2034530639648" calcext:value-type="float">
            <text:p>88,20</text:p>
          </table:table-cell>
          <table:table-cell table:style-name="ce33" office:value-type="float" office:value="-6.94320726394653" calcext:value-type="float">
            <text:p>-6,94</text:p>
          </table:table-cell>
          <table:table-cell table:style-name="ce33" office:value-type="float" office:value="-45.8215637207031" calcext:value-type="float">
            <text:p>-45,82</text:p>
          </table:table-cell>
          <table:table-cell table:style-name="ce33" office:value-type="float" office:value="9.72409439086914" calcext:value-type="float">
            <text:p>9,72</text:p>
          </table:table-cell>
          <table:table-cell table:style-name="ce33" office:value-type="float" office:value="0.407726556062698" calcext:value-type="float">
            <text:p>0,41</text:p>
          </table:table-cell>
          <table:table-cell table:style-name="ce33" office:value-type="float" office:value="-6.70353031158447" calcext:value-type="float">
            <text:p>-6,70</text:p>
          </table:table-cell>
          <table:table-cell table:style-name="ce33" office:value-type="float" office:value="-45.1297340393066" calcext:value-type="float">
            <text:p>-45,13</text:p>
          </table:table-cell>
          <table:table-cell table:style-name="ce86" office:value-type="float" office:value="8.49850845336914" calcext:value-type="float">
            <text:p>8,5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urnhaupt-le-Bas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16" calcext:value-type="float">
            <text:p>47,72</text:p>
          </table:table-cell>
          <table:table-cell table:style-name="ce33" office:value-type="float" office:value="7.13799999999999" calcext:value-type="float">
            <text:p>7,14</text:p>
          </table:table-cell>
          <table:table-cell table:style-name="ce33" office:value-type="float" office:value="-8.77999999999999" calcext:value-type="float">
            <text:p>-8,78</text:p>
          </table:table-cell>
          <table:table-cell table:style-name="ce33" office:value-type="float" office:value="-59.3999999999999" calcext:value-type="float">
            <text:p>-59,40</text:p>
          </table:table-cell>
          <table:table-cell table:style-name="ce86" office:value-type="float" office:value="10.8" calcext:value-type="float">
            <text:p>10,8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101.365921020507" calcext:value-type="float">
            <text:p>101,37</text:p>
          </table:table-cell>
          <table:table-cell table:style-name="ce33" office:value-type="float" office:value="-7.14663648605346" calcext:value-type="float">
            <text:p>-7,15</text:p>
          </table:table-cell>
          <table:table-cell table:style-name="ce33" office:value-type="float" office:value="-46.8082771301269" calcext:value-type="float">
            <text:p>-46,81</text:p>
          </table:table-cell>
          <table:table-cell table:style-name="ce33" office:value-type="float" office:value="10.3648147583007" calcext:value-type="float">
            <text:p>10,36</text:p>
          </table:table-cell>
          <table:table-cell table:style-name="ce33" office:value-type="float" office:value="0.553943395614624" calcext:value-type="float">
            <text:p>0,55</text:p>
          </table:table-cell>
          <table:table-cell table:style-name="ce33" office:value-type="float" office:value="-7.1026291847229" calcext:value-type="float">
            <text:p>-7,10</text:p>
          </table:table-cell>
          <table:table-cell table:style-name="ce33" office:value-type="float" office:value="-47.5744895935058" calcext:value-type="float">
            <text:p>-47,57</text:p>
          </table:table-cell>
          <table:table-cell table:style-name="ce86" office:value-type="float" office:value="9.24654388427734" calcext:value-type="float">
            <text:p>9,2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chalbach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2" calcext:value-type="float">
            <text:p>48,82</text:p>
          </table:table-cell>
          <table:table-cell table:style-name="ce33" office:value-type="float" office:value="7.152" calcext:value-type="float">
            <text:p>7,15</text:p>
          </table:table-cell>
          <table:table-cell table:style-name="ce33" office:value-type="float" office:value="-8.91" calcext:value-type="float">
            <text:p>-8,91</text:p>
          </table:table-cell>
          <table:table-cell table:style-name="ce33" office:value-type="float" office:value="-59.7" calcext:value-type="float">
            <text:p>-59,70</text:p>
          </table:table-cell>
          <table:table-cell table:style-name="ce86" office:value-type="float" office:value="11.5999999999999" calcext:value-type="float">
            <text:p>11,6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75.0330963134765" calcext:value-type="float">
            <text:p>75,03</text:p>
          </table:table-cell>
          <table:table-cell table:style-name="ce33" office:value-type="float" office:value="-6.54080915451049" calcext:value-type="float">
            <text:p>-6,54</text:p>
          </table:table-cell>
          <table:table-cell table:style-name="ce33" office:value-type="float" office:value="-42.790355682373" calcext:value-type="float">
            <text:p>-42,79</text:p>
          </table:table-cell>
          <table:table-cell table:style-name="ce33" office:value-type="float" office:value="9.53611755371093" calcext:value-type="float">
            <text:p>9,54</text:p>
          </table:table-cell>
          <table:table-cell table:style-name="ce33" office:value-type="float" office:value="0.206603497266769" calcext:value-type="float">
            <text:p>0,21</text:p>
          </table:table-cell>
          <table:table-cell table:style-name="ce33" office:value-type="float" office:value="-6.35909700393676" calcext:value-type="float">
            <text:p>-6,36</text:p>
          </table:table-cell>
          <table:table-cell table:style-name="ce33" office:value-type="float" office:value="-42.1532707214355" calcext:value-type="float">
            <text:p>-42,15</text:p>
          </table:table-cell>
          <table:table-cell table:style-name="ce86" office:value-type="float" office:value="8.71950531005859" calcext:value-type="float">
            <text:p>8,7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atzwill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549999999999" calcext:value-type="float">
            <text:p>48,45</text:p>
          </table:table-cell>
          <table:table-cell table:style-name="ce33" office:value-type="float" office:value="7.253" calcext:value-type="float">
            <text:p>7,25</text:p>
          </table:table-cell>
          <table:table-cell table:style-name="ce33" office:value-type="float" office:value="-9.4" calcext:value-type="float">
            <text:p>-9,40</text:p>
          </table:table-cell>
          <table:table-cell table:style-name="ce33" office:value-type="float" office:value="-62.8999999999999" calcext:value-type="float">
            <text:p>-62,90</text:p>
          </table:table-cell>
          <table:table-cell table:style-name="ce86" office:value-type="float" office:value="12.3" calcext:value-type="float">
            <text:p>12,3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88.2034530639648" calcext:value-type="float">
            <text:p>88,20</text:p>
          </table:table-cell>
          <table:table-cell table:style-name="ce33" office:value-type="float" office:value="-6.94320726394653" calcext:value-type="float">
            <text:p>-6,94</text:p>
          </table:table-cell>
          <table:table-cell table:style-name="ce33" office:value-type="float" office:value="-45.8215637207031" calcext:value-type="float">
            <text:p>-45,82</text:p>
          </table:table-cell>
          <table:table-cell table:style-name="ce33" office:value-type="float" office:value="9.72409439086914" calcext:value-type="float">
            <text:p>9,72</text:p>
          </table:table-cell>
          <table:table-cell table:style-name="ce33" office:value-type="float" office:value="0.407726556062698" calcext:value-type="float">
            <text:p>0,41</text:p>
          </table:table-cell>
          <table:table-cell table:style-name="ce33" office:value-type="float" office:value="-6.70353031158447" calcext:value-type="float">
            <text:p>-6,70</text:p>
          </table:table-cell>
          <table:table-cell table:style-name="ce33" office:value-type="float" office:value="-45.1297340393066" calcext:value-type="float">
            <text:p>-45,13</text:p>
          </table:table-cell>
          <table:table-cell table:style-name="ce86" office:value-type="float" office:value="8.49850845336914" calcext:value-type="float">
            <text:p>8,5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a Petite-Pierr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8579999999999" calcext:value-type="float">
            <text:p>48,86</text:p>
          </table:table-cell>
          <table:table-cell table:style-name="ce33" office:value-type="float" office:value="7.32099999999999" calcext:value-type="float">
            <text:p>7,32</text:p>
          </table:table-cell>
          <table:table-cell table:style-name="ce33" office:value-type="float" office:value="-8.58" calcext:value-type="float">
            <text:p>-8,58</text:p>
          </table:table-cell>
          <table:table-cell table:style-name="ce33" office:value-type="float" office:value="-58.2" calcext:value-type="float">
            <text:p>-58,20</text:p>
          </table:table-cell>
          <table:table-cell table:style-name="ce86" office:value-type="float" office:value="10.4" calcext:value-type="float">
            <text:p>10,4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4.7537460327148" calcext:value-type="float">
            <text:p>74,75</text:p>
          </table:table-cell>
          <table:table-cell table:style-name="ce33" office:value-type="float" office:value="-6.68703174591064" calcext:value-type="float">
            <text:p>-6,69</text:p>
          </table:table-cell>
          <table:table-cell table:style-name="ce33" office:value-type="float" office:value="-44.3224067687988" calcext:value-type="float">
            <text:p>-44,32</text:p>
          </table:table-cell>
          <table:table-cell table:style-name="ce33" office:value-type="float" office:value="9.17384719848632" calcext:value-type="float">
            <text:p>9,17</text:p>
          </table:table-cell>
          <table:table-cell table:style-name="ce33" office:value-type="float" office:value="0.229803472757339" calcext:value-type="float">
            <text:p>0,23</text:p>
          </table:table-cell>
          <table:table-cell table:style-name="ce33" office:value-type="float" office:value="-6.70036697387695" calcext:value-type="float">
            <text:p>-6,70</text:p>
          </table:table-cell>
          <table:table-cell table:style-name="ce33" office:value-type="float" office:value="-45.5110244750976" calcext:value-type="float">
            <text:p>-45,51</text:p>
          </table:table-cell>
          <table:table-cell table:style-name="ce86" office:value-type="float" office:value="8.09191131591796" calcext:value-type="float">
            <text:p>8,0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rendelbruch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93" calcext:value-type="float">
            <text:p>48,49</text:p>
          </table:table-cell>
          <table:table-cell table:style-name="ce33" office:value-type="float" office:value="7.323" calcext:value-type="float">
            <text:p>7,32</text:p>
          </table:table-cell>
          <table:table-cell table:style-name="ce33" office:value-type="float" office:value="-9.23" calcext:value-type="float">
            <text:p>-9,23</text:p>
          </table:table-cell>
          <table:table-cell table:style-name="ce33" office:value-type="float" office:value="-62.8999999999999" calcext:value-type="float">
            <text:p>-62,90</text:p>
          </table:table-cell>
          <table:table-cell table:style-name="ce86" office:value-type="float" office:value="10.9" calcext:value-type="float">
            <text:p>10,9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4.1683502197265" calcext:value-type="float">
            <text:p>94,17</text:p>
          </table:table-cell>
          <table:table-cell table:style-name="ce33" office:value-type="float" office:value="-7.302659034729" calcext:value-type="float">
            <text:p>-7,30</text:p>
          </table:table-cell>
          <table:table-cell table:style-name="ce33" office:value-type="float" office:value="-48.7633399963378" calcext:value-type="float">
            <text:p>-48,76</text:p>
          </table:table-cell>
          <table:table-cell table:style-name="ce33" office:value-type="float" office:value="9.65793228149414" calcext:value-type="float">
            <text:p>9,66</text:p>
          </table:table-cell>
          <table:table-cell table:style-name="ce33" office:value-type="float" office:value="0.369366616010665" calcext:value-type="float">
            <text:p>0,37</text:p>
          </table:table-cell>
          <table:table-cell table:style-name="ce33" office:value-type="float" office:value="-7.12722778320312" calcext:value-type="float">
            <text:p>-7,13</text:p>
          </table:table-cell>
          <table:table-cell table:style-name="ce33" office:value-type="float" office:value="-48.4332809448242" calcext:value-type="float">
            <text:p>-48,43</text:p>
          </table:table-cell>
          <table:table-cell table:style-name="ce86" office:value-type="float" office:value="8.58454132080078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Mulhous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479999999999" calcext:value-type="float">
            <text:p>47,75</text:p>
          </table:table-cell>
          <table:table-cell table:style-name="ce33" office:value-type="float" office:value="7.333" calcext:value-type="float">
            <text:p>7,33</text:p>
          </table:table-cell>
          <table:table-cell table:style-name="ce33" office:value-type="float" office:value="-8.42999999999999" calcext:value-type="float">
            <text:p>-8,43</text:p>
          </table:table-cell>
          <table:table-cell table:style-name="ce33" office:value-type="float" office:value="-59.1" calcext:value-type="float">
            <text:p>-59,10</text:p>
          </table:table-cell>
          <table:table-cell table:style-name="ce86" office:value-type="float" office:value="8.3" calcext:value-type="float">
            <text:p>8,3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2.8987579345703" calcext:value-type="float">
            <text:p>92,90</text:p>
          </table:table-cell>
          <table:table-cell table:style-name="ce33" office:value-type="float" office:value="-7.35575199127197" calcext:value-type="float">
            <text:p>-7,36</text:p>
          </table:table-cell>
          <table:table-cell table:style-name="ce33" office:value-type="float" office:value="-49.0031623840332" calcext:value-type="float">
            <text:p>-49,00</text:p>
          </table:table-cell>
          <table:table-cell table:style-name="ce33" office:value-type="float" office:value="9.84285354614257" calcext:value-type="float">
            <text:p>9,84</text:p>
          </table:table-cell>
          <table:table-cell table:style-name="ce33" office:value-type="float" office:value="0.381697416305541" calcext:value-type="float">
            <text:p>0,38</text:p>
          </table:table-cell>
          <table:table-cell table:style-name="ce33" office:value-type="float" office:value="-7.38336706161499" calcext:value-type="float">
            <text:p>-7,38</text:p>
          </table:table-cell>
          <table:table-cell table:style-name="ce33" office:value-type="float" office:value="-50.2936706542968" calcext:value-type="float">
            <text:p>-50,29</text:p>
          </table:table-cell>
          <table:table-cell table:style-name="ce86" office:value-type="float" office:value="8.77326583862304" calcext:value-type="float">
            <text:p>8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olma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078" calcext:value-type="float">
            <text:p>48,08</text:p>
          </table:table-cell>
          <table:table-cell table:style-name="ce33" office:value-type="float" office:value="7.355" calcext:value-type="float">
            <text:p>7,36</text:p>
          </table:table-cell>
          <table:table-cell table:style-name="ce33" office:value-type="float" office:value="-8.91" calcext:value-type="float">
            <text:p>-8,91</text:p>
          </table:table-cell>
          <table:table-cell table:style-name="ce33" office:value-type="float" office:value="-65.2999999999999" calcext:value-type="float">
            <text:p>-65,30</text:p>
          </table:table-cell>
          <table:table-cell table:style-name="ce86" office:value-type="float" office:value="6" calcext:value-type="float">
            <text:p>6,0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110.741592407226" calcext:value-type="float">
            <text:p>110,74</text:p>
          </table:table-cell>
          <table:table-cell table:style-name="ce33" office:value-type="float" office:value="-7.43537235260009" calcext:value-type="float">
            <text:p>-7,44</text:p>
          </table:table-cell>
          <table:table-cell table:style-name="ce33" office:value-type="float" office:value="-49.1126708984375" calcext:value-type="float">
            <text:p>-49,11</text:p>
          </table:table-cell>
          <table:table-cell table:style-name="ce33" office:value-type="float" office:value="10.3703079223632" calcext:value-type="float">
            <text:p>10,37</text:p>
          </table:table-cell>
          <table:table-cell table:style-name="ce33" office:value-type="float" office:value="0.442591190338134" calcext:value-type="float">
            <text:p>0,44</text:p>
          </table:table-cell>
          <table:table-cell table:style-name="ce33" office:value-type="float" office:value="-7.34379720687866" calcext:value-type="float">
            <text:p>-7,34</text:p>
          </table:table-cell>
          <table:table-cell table:style-name="ce33" office:value-type="float" office:value="-49.3838272094726" calcext:value-type="float">
            <text:p>-49,38</text:p>
          </table:table-cell>
          <table:table-cell table:style-name="ce86" office:value-type="float" office:value="9.36655044555664" calcext:value-type="float">
            <text:p>9,3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ruebach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03" calcext:value-type="float">
            <text:p>47,70</text:p>
          </table:table-cell>
          <table:table-cell table:style-name="ce33" office:value-type="float" office:value="7.357" calcext:value-type="float">
            <text:p>7,36</text:p>
          </table:table-cell>
          <table:table-cell table:style-name="ce33" office:value-type="float" office:value="-8.67999999999999" calcext:value-type="float">
            <text:p>-8,68</text:p>
          </table:table-cell>
          <table:table-cell table:style-name="ce33" office:value-type="float" office:value="-61.7999999999999" calcext:value-type="float">
            <text:p>-61,80</text:p>
          </table:table-cell>
          <table:table-cell table:style-name="ce86" office:value-type="float" office:value="7.59999999999999" calcext:value-type="float">
            <text:p>7,6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2.8987579345703" calcext:value-type="float">
            <text:p>92,90</text:p>
          </table:table-cell>
          <table:table-cell table:style-name="ce33" office:value-type="float" office:value="-7.35575199127197" calcext:value-type="float">
            <text:p>-7,36</text:p>
          </table:table-cell>
          <table:table-cell table:style-name="ce33" office:value-type="float" office:value="-49.0031623840332" calcext:value-type="float">
            <text:p>-49,00</text:p>
          </table:table-cell>
          <table:table-cell table:style-name="ce33" office:value-type="float" office:value="9.84285354614257" calcext:value-type="float">
            <text:p>9,84</text:p>
          </table:table-cell>
          <table:table-cell table:style-name="ce33" office:value-type="float" office:value="0.381697416305541" calcext:value-type="float">
            <text:p>0,38</text:p>
          </table:table-cell>
          <table:table-cell table:style-name="ce33" office:value-type="float" office:value="-7.38336706161499" calcext:value-type="float">
            <text:p>-7,38</text:p>
          </table:table-cell>
          <table:table-cell table:style-name="ce33" office:value-type="float" office:value="-50.2936706542968" calcext:value-type="float">
            <text:p>-50,29</text:p>
          </table:table-cell>
          <table:table-cell table:style-name="ce86" office:value-type="float" office:value="8.77326583862304" calcext:value-type="float">
            <text:p>8,7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ckatswiller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7599999999999" calcext:value-type="float">
            <text:p>48,76</text:p>
          </table:table-cell>
          <table:table-cell table:style-name="ce33" office:value-type="float" office:value="7.362" calcext:value-type="float">
            <text:p>7,36</text:p>
          </table:table-cell>
          <table:table-cell table:style-name="ce33" office:value-type="float" office:value="-8.72" calcext:value-type="float">
            <text:p>-8,72</text:p>
          </table:table-cell>
          <table:table-cell table:style-name="ce33" office:value-type="float" office:value="-59.8999999999999" calcext:value-type="float">
            <text:p>-59,90</text:p>
          </table:table-cell>
          <table:table-cell table:style-name="ce86" office:value-type="float" office:value="9.9" calcext:value-type="float">
            <text:p>9,9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4.7537460327148" calcext:value-type="float">
            <text:p>74,75</text:p>
          </table:table-cell>
          <table:table-cell table:style-name="ce33" office:value-type="float" office:value="-6.68703174591064" calcext:value-type="float">
            <text:p>-6,69</text:p>
          </table:table-cell>
          <table:table-cell table:style-name="ce33" office:value-type="float" office:value="-44.3224067687988" calcext:value-type="float">
            <text:p>-44,32</text:p>
          </table:table-cell>
          <table:table-cell table:style-name="ce33" office:value-type="float" office:value="9.17384719848632" calcext:value-type="float">
            <text:p>9,17</text:p>
          </table:table-cell>
          <table:table-cell table:style-name="ce33" office:value-type="float" office:value="0.229803472757339" calcext:value-type="float">
            <text:p>0,23</text:p>
          </table:table-cell>
          <table:table-cell table:style-name="ce33" office:value-type="float" office:value="-6.70036697387695" calcext:value-type="float">
            <text:p>-6,70</text:p>
          </table:table-cell>
          <table:table-cell table:style-name="ce33" office:value-type="float" office:value="-45.5110244750976" calcext:value-type="float">
            <text:p>-45,51</text:p>
          </table:table-cell>
          <table:table-cell table:style-name="ce86" office:value-type="float" office:value="8.09191131591796" calcext:value-type="float">
            <text:p>8,0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immenau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9119999999999" calcext:value-type="float">
            <text:p>48,91</text:p>
          </table:table-cell>
          <table:table-cell table:style-name="ce33" office:value-type="float" office:value="7.416" calcext:value-type="float">
            <text:p>7,42</text:p>
          </table:table-cell>
          <table:table-cell table:style-name="ce33" office:value-type="float" office:value="-8.58999999999999" calcext:value-type="float">
            <text:p>-8,59</text:p>
          </table:table-cell>
          <table:table-cell table:style-name="ce33" office:value-type="float" office:value="-59.1" calcext:value-type="float">
            <text:p>-59,10</text:p>
          </table:table-cell>
          <table:table-cell table:style-name="ce86" office:value-type="float" office:value="9.59999999999999" calcext:value-type="float">
            <text:p>9,6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4.7537460327148" calcext:value-type="float">
            <text:p>74,75</text:p>
          </table:table-cell>
          <table:table-cell table:style-name="ce33" office:value-type="float" office:value="-6.68703174591064" calcext:value-type="float">
            <text:p>-6,69</text:p>
          </table:table-cell>
          <table:table-cell table:style-name="ce33" office:value-type="float" office:value="-44.3224067687988" calcext:value-type="float">
            <text:p>-44,32</text:p>
          </table:table-cell>
          <table:table-cell table:style-name="ce33" office:value-type="float" office:value="9.17384719848632" calcext:value-type="float">
            <text:p>9,17</text:p>
          </table:table-cell>
          <table:table-cell table:style-name="ce33" office:value-type="float" office:value="0.229803472757339" calcext:value-type="float">
            <text:p>0,23</text:p>
          </table:table-cell>
          <table:table-cell table:style-name="ce33" office:value-type="float" office:value="-6.70036697387695" calcext:value-type="float">
            <text:p>-6,70</text:p>
          </table:table-cell>
          <table:table-cell table:style-name="ce33" office:value-type="float" office:value="-45.5110244750976" calcext:value-type="float">
            <text:p>-45,51</text:p>
          </table:table-cell>
          <table:table-cell table:style-name="ce86" office:value-type="float" office:value="8.09191131591796" calcext:value-type="float">
            <text:p>8,0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itch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9.0549999999999" calcext:value-type="float">
            <text:p>49,05</text:p>
          </table:table-cell>
          <table:table-cell table:style-name="ce33" office:value-type="float" office:value="7.429" calcext:value-type="float">
            <text:p>7,43</text:p>
          </table:table-cell>
          <table:table-cell table:style-name="ce33" office:value-type="float" office:value="-8.64" calcext:value-type="float">
            <text:p>-8,64</text:p>
          </table:table-cell>
          <table:table-cell table:style-name="ce33" office:value-type="float" office:value="-57.8999999999999" calcext:value-type="float">
            <text:p>-57,9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4.7537460327148" calcext:value-type="float">
            <text:p>74,75</text:p>
          </table:table-cell>
          <table:table-cell table:style-name="ce33" office:value-type="float" office:value="-6.68703174591064" calcext:value-type="float">
            <text:p>-6,69</text:p>
          </table:table-cell>
          <table:table-cell table:style-name="ce33" office:value-type="float" office:value="-44.3224067687988" calcext:value-type="float">
            <text:p>-44,32</text:p>
          </table:table-cell>
          <table:table-cell table:style-name="ce33" office:value-type="float" office:value="9.17384719848632" calcext:value-type="float">
            <text:p>9,17</text:p>
          </table:table-cell>
          <table:table-cell table:style-name="ce33" office:value-type="float" office:value="0.229803472757339" calcext:value-type="float">
            <text:p>0,23</text:p>
          </table:table-cell>
          <table:table-cell table:style-name="ce33" office:value-type="float" office:value="-6.70036697387695" calcext:value-type="float">
            <text:p>-6,70</text:p>
          </table:table-cell>
          <table:table-cell table:style-name="ce33" office:value-type="float" office:value="-45.5110244750976" calcext:value-type="float">
            <text:p>-45,51</text:p>
          </table:table-cell>
          <table:table-cell table:style-name="ce86" office:value-type="float" office:value="8.09191131591796" calcext:value-type="float">
            <text:p>8,0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Obernai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63" calcext:value-type="float">
            <text:p>48,46</text:p>
          </table:table-cell>
          <table:table-cell table:style-name="ce33" office:value-type="float" office:value="7.48299999999999" calcext:value-type="float">
            <text:p>7,48</text:p>
          </table:table-cell>
          <table:table-cell table:style-name="ce33" office:value-type="float" office:value="-8.57" calcext:value-type="float">
            <text:p>-8,57</text:p>
          </table:table-cell>
          <table:table-cell table:style-name="ce33" office:value-type="float" office:value="-60" calcext:value-type="float">
            <text:p>-60,00</text:p>
          </table:table-cell>
          <table:table-cell table:style-name="ce86" office:value-type="float" office:value="8.5" calcext:value-type="float">
            <text:p>8,5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4.1683502197265" calcext:value-type="float">
            <text:p>94,17</text:p>
          </table:table-cell>
          <table:table-cell table:style-name="ce33" office:value-type="float" office:value="-7.302659034729" calcext:value-type="float">
            <text:p>-7,30</text:p>
          </table:table-cell>
          <table:table-cell table:style-name="ce33" office:value-type="float" office:value="-48.7633399963378" calcext:value-type="float">
            <text:p>-48,76</text:p>
          </table:table-cell>
          <table:table-cell table:style-name="ce33" office:value-type="float" office:value="9.65793228149414" calcext:value-type="float">
            <text:p>9,66</text:p>
          </table:table-cell>
          <table:table-cell table:style-name="ce33" office:value-type="float" office:value="0.369366616010665" calcext:value-type="float">
            <text:p>0,37</text:p>
          </table:table-cell>
          <table:table-cell table:style-name="ce33" office:value-type="float" office:value="-7.12722778320312" calcext:value-type="float">
            <text:p>-7,13</text:p>
          </table:table-cell>
          <table:table-cell table:style-name="ce33" office:value-type="float" office:value="-48.4332809448242" calcext:value-type="float">
            <text:p>-48,43</text:p>
          </table:table-cell>
          <table:table-cell table:style-name="ce86" office:value-type="float" office:value="8.58454132080078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asterino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4.0989999999999" calcext:value-type="float">
            <text:p>44,10</text:p>
          </table:table-cell>
          <table:table-cell table:style-name="ce33" office:value-type="float" office:value="7.506" calcext:value-type="float">
            <text:p>7,51</text:p>
          </table:table-cell>
          <table:table-cell table:style-name="ce33" office:value-type="float" office:value="-10.7699999999999" calcext:value-type="float">
            <text:p>-10,77</text:p>
          </table:table-cell>
          <table:table-cell table:style-name="ce33" office:value-type="float" office:value="-73.7" calcext:value-type="float">
            <text:p>-73,7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6.0238418579101" calcext:value-type="float">
            <text:p>76,02</text:p>
          </table:table-cell>
          <table:table-cell table:style-name="ce33" office:value-type="float" office:value="-8.35792160034179" calcext:value-type="float">
            <text:p>-8,36</text:p>
          </table:table-cell>
          <table:table-cell table:style-name="ce33" office:value-type="float" office:value="-57.1844062805175" calcext:value-type="float">
            <text:p>-57,18</text:p>
          </table:table-cell>
          <table:table-cell table:style-name="ce33" office:value-type="float" office:value="9.67896652221679" calcext:value-type="float">
            <text:p>9,68</text:p>
          </table:table-cell>
          <table:table-cell table:style-name="ce33" office:value-type="float" office:value="0.274438977241516" calcext:value-type="float">
            <text:p>0,27</text:p>
          </table:table-cell>
          <table:table-cell table:style-name="ce33" office:value-type="float" office:value="-8.12882995605468" calcext:value-type="float">
            <text:p>-8,13</text:p>
          </table:table-cell>
          <table:table-cell table:style-name="ce33" office:value-type="float" office:value="-55.6497840881347" calcext:value-type="float">
            <text:p>-55,65</text:p>
          </table:table-cell>
          <table:table-cell table:style-name="ce86" office:value-type="float" office:value="9.38085556030273" calcext:value-type="float">
            <text:p>9,3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illgottheim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6709999999999" calcext:value-type="float">
            <text:p>48,67</text:p>
          </table:table-cell>
          <table:table-cell table:style-name="ce33" office:value-type="float" office:value="7.511" calcext:value-type="float">
            <text:p>7,51</text:p>
          </table:table-cell>
          <table:table-cell table:style-name="ce33" office:value-type="float" office:value="-8.84999999999999" calcext:value-type="float">
            <text:p>-8,85</text:p>
          </table:table-cell>
          <table:table-cell table:style-name="ce33" office:value-type="float" office:value="-62.1" calcext:value-type="float">
            <text:p>-62,10</text:p>
          </table:table-cell>
          <table:table-cell table:style-name="ce86" office:value-type="float" office:value="8.8" calcext:value-type="float">
            <text:p>8,8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4.1683502197265" calcext:value-type="float">
            <text:p>94,17</text:p>
          </table:table-cell>
          <table:table-cell table:style-name="ce33" office:value-type="float" office:value="-7.302659034729" calcext:value-type="float">
            <text:p>-7,30</text:p>
          </table:table-cell>
          <table:table-cell table:style-name="ce33" office:value-type="float" office:value="-48.7633399963378" calcext:value-type="float">
            <text:p>-48,76</text:p>
          </table:table-cell>
          <table:table-cell table:style-name="ce33" office:value-type="float" office:value="9.65793228149414" calcext:value-type="float">
            <text:p>9,66</text:p>
          </table:table-cell>
          <table:table-cell table:style-name="ce33" office:value-type="float" office:value="0.369366616010665" calcext:value-type="float">
            <text:p>0,37</text:p>
          </table:table-cell>
          <table:table-cell table:style-name="ce33" office:value-type="float" office:value="-7.12722778320312" calcext:value-type="float">
            <text:p>-7,13</text:p>
          </table:table-cell>
          <table:table-cell table:style-name="ce33" office:value-type="float" office:value="-48.4332809448242" calcext:value-type="float">
            <text:p>-48,43</text:p>
          </table:table-cell>
          <table:table-cell table:style-name="ce86" office:value-type="float" office:value="8.58454132080078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trasbourg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739999999999" calcext:value-type="float">
            <text:p>48,57</text:p>
          </table:table-cell>
          <table:table-cell table:style-name="ce33" office:value-type="float" office:value="7.729" calcext:value-type="float">
            <text:p>7,73</text:p>
          </table:table-cell>
          <table:table-cell table:style-name="ce33" office:value-type="float" office:value="-9.92999999999999" calcext:value-type="float">
            <text:p>-9,93</text:p>
          </table:table-cell>
          <table:table-cell table:style-name="ce33" office:value-type="float" office:value="-71.2" calcext:value-type="float">
            <text:p>-71,20</text:p>
          </table:table-cell>
          <table:table-cell table:style-name="ce86" office:value-type="float" office:value="8.19999999999999" calcext:value-type="float">
            <text:p>8,20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4.1683502197265" calcext:value-type="float">
            <text:p>94,17</text:p>
          </table:table-cell>
          <table:table-cell table:style-name="ce33" office:value-type="float" office:value="-7.302659034729" calcext:value-type="float">
            <text:p>-7,30</text:p>
          </table:table-cell>
          <table:table-cell table:style-name="ce33" office:value-type="float" office:value="-48.7633399963378" calcext:value-type="float">
            <text:p>-48,76</text:p>
          </table:table-cell>
          <table:table-cell table:style-name="ce33" office:value-type="float" office:value="9.65793228149414" calcext:value-type="float">
            <text:p>9,66</text:p>
          </table:table-cell>
          <table:table-cell table:style-name="ce33" office:value-type="float" office:value="0.369366616010665" calcext:value-type="float">
            <text:p>0,37</text:p>
          </table:table-cell>
          <table:table-cell table:style-name="ce33" office:value-type="float" office:value="-7.12722778320312" calcext:value-type="float">
            <text:p>-7,13</text:p>
          </table:table-cell>
          <table:table-cell table:style-name="ce33" office:value-type="float" office:value="-48.4332809448242" calcext:value-type="float">
            <text:p>-48,43</text:p>
          </table:table-cell>
          <table:table-cell table:style-name="ce86" office:value-type="float" office:value="8.58454132080078" calcext:value-type="float">
            <text:p>8,5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lvi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567" calcext:value-type="float">
            <text:p>42,57</text:p>
          </table:table-cell>
          <table:table-cell table:style-name="ce33" office:value-type="float" office:value="8.755" calcext:value-type="float">
            <text:p>8,76</text:p>
          </table:table-cell>
          <table:table-cell table:style-name="ce33" office:value-type="float" office:value="-8.74" calcext:value-type="float">
            <text:p>-8,74</text:p>
          </table:table-cell>
          <table:table-cell table:style-name="ce33" office:value-type="float" office:value="-57.1" calcext:value-type="float">
            <text:p>-57,10</text:p>
          </table:table-cell>
          <table:table-cell table:style-name="ce86" office:value-type="float" office:value="12.8" calcext:value-type="float">
            <text:p>12,80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32.0609321594238" calcext:value-type="float">
            <text:p>32,06</text:p>
          </table:table-cell>
          <table:table-cell table:style-name="ce33" office:value-type="float" office:value="-6.31872987747192" calcext:value-type="float">
            <text:p>-6,32</text:p>
          </table:table-cell>
          <table:table-cell table:style-name="ce33" office:value-type="float" office:value="-38.8536491394042" calcext:value-type="float">
            <text:p>-38,85</text:p>
          </table:table-cell>
          <table:table-cell table:style-name="ce33" office:value-type="float" office:value="11.696189880371" calcext:value-type="float">
            <text:p>11,70</text:p>
          </table:table-cell>
          <table:table-cell table:style-name="ce33" office:value-type="float" office:value="0.218737110495567" calcext:value-type="float">
            <text:p>0,22</text:p>
          </table:table-cell>
          <table:table-cell table:style-name="ce33" office:value-type="float" office:value="-5.17699766159057" calcext:value-type="float">
            <text:p>-5,18</text:p>
          </table:table-cell>
          <table:table-cell table:style-name="ce33" office:value-type="float" office:value="-33.6371879577636" calcext:value-type="float">
            <text:p>-33,64</text:p>
          </table:table-cell>
          <table:table-cell table:style-name="ce86" office:value-type="float" office:value="7.77879333496093" calcext:value-type="float">
            <text:p>7,7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ortigliolo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1.645" calcext:value-type="float">
            <text:p>41,65</text:p>
          </table:table-cell>
          <table:table-cell table:style-name="ce33" office:value-type="float" office:value="8.867" calcext:value-type="float">
            <text:p>8,87</text:p>
          </table:table-cell>
          <table:table-cell table:style-name="ce33" office:value-type="float" office:value="-6.24" calcext:value-type="float">
            <text:p>-6,24</text:p>
          </table:table-cell>
          <table:table-cell table:style-name="ce33" office:value-type="float" office:value="-37.3999999999999" calcext:value-type="float">
            <text:p>-37,4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33" office:value-type="float" office:value="41.4303855895996" calcext:value-type="float">
            <text:p>41,43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38.9669151306152" calcext:value-type="float">
            <text:p>38,97</text:p>
          </table:table-cell>
          <table:table-cell table:style-name="ce33" office:value-type="float" office:value="-5.55936908721923" calcext:value-type="float">
            <text:p>-5,56</text:p>
          </table:table-cell>
          <table:table-cell table:style-name="ce33" office:value-type="float" office:value="-34.9525299072265" calcext:value-type="float">
            <text:p>-34,95</text:p>
          </table:table-cell>
          <table:table-cell table:style-name="ce33" office:value-type="float" office:value="9.52242279052734" calcext:value-type="float">
            <text:p>9,5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Corbara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612" calcext:value-type="float">
            <text:p>42,61</text:p>
          </table:table-cell>
          <table:table-cell table:style-name="ce33" office:value-type="float" office:value="8.90399999999999" calcext:value-type="float">
            <text:p>8,90</text:p>
          </table:table-cell>
          <table:table-cell table:style-name="ce33" office:value-type="float" office:value="-8.78999999999999" calcext:value-type="float">
            <text:p>-8,79</text:p>
          </table:table-cell>
          <table:table-cell table:style-name="ce33" office:value-type="float" office:value="-58.3999999999999" calcext:value-type="float">
            <text:p>-58,40</text:p>
          </table:table-cell>
          <table:table-cell table:style-name="ce86" office:value-type="float" office:value="11.9" calcext:value-type="float">
            <text:p>11,9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57.130126953125" calcext:value-type="float">
            <text:p>57,13</text:p>
          </table:table-cell>
          <table:table-cell table:style-name="ce33" office:value-type="float" office:value="-6.50807905197143" calcext:value-type="float">
            <text:p>-6,51</text:p>
          </table:table-cell>
          <table:table-cell table:style-name="ce33" office:value-type="float" office:value="-42.479190826416" calcext:value-type="float">
            <text:p>-42,48</text:p>
          </table:table-cell>
          <table:table-cell table:style-name="ce33" office:value-type="float" office:value="9.58544158935546" calcext:value-type="float">
            <text:p>9,59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ullè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1.7719999999999" calcext:value-type="float">
            <text:p>41,77</text:p>
          </table:table-cell>
          <table:table-cell table:style-name="ce33" office:value-type="float" office:value="9.08099999999999" calcext:value-type="float">
            <text:p>9,08</text:p>
          </table:table-cell>
          <table:table-cell table:style-name="ce33" office:value-type="float" office:value="-7.62" calcext:value-type="float">
            <text:p>-7,62</text:p>
          </table:table-cell>
          <table:table-cell table:style-name="ce33" office:value-type="float" office:value="-44.7999999999999" calcext:value-type="float">
            <text:p>-44,80</text:p>
          </table:table-cell>
          <table:table-cell table:style-name="ce86" office:value-type="float" office:value="16.1" calcext:value-type="float">
            <text:p>16,10</text:p>
          </table:table-cell>
          <table:table-cell table:style-name="ce33" office:value-type="float" office:value="41.8985252380371" calcext:value-type="float">
            <text:p>41,90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29.0735549926757" calcext:value-type="float">
            <text:p>29,07</text:p>
          </table:table-cell>
          <table:table-cell table:style-name="ce33" office:value-type="float" office:value="-5.97147703170776" calcext:value-type="float">
            <text:p>-5,97</text:p>
          </table:table-cell>
          <table:table-cell table:style-name="ce33" office:value-type="float" office:value="-36.4932022094726" calcext:value-type="float">
            <text:p>-36,49</text:p>
          </table:table-cell>
          <table:table-cell table:style-name="ce33" office:value-type="float" office:value="11.2786140441894" calcext:value-type="float">
            <text:p>11,28</text:p>
          </table:table-cell>
          <table:table-cell table:style-name="ce33" office:value-type="float" office:value="0.228143483400344" calcext:value-type="float">
            <text:p>0,23</text:p>
          </table:table-cell>
          <table:table-cell table:style-name="ce33" office:value-type="float" office:value="-4.98989534378051" calcext:value-type="float">
            <text:p>-4,99</text:p>
          </table:table-cell>
          <table:table-cell table:style-name="ce33" office:value-type="float" office:value="-32.0788612365722" calcext:value-type="float">
            <text:p>-32,08</text:p>
          </table:table-cell>
          <table:table-cell table:style-name="ce86" office:value-type="float" office:value="7.84030151367187" calcext:value-type="float">
            <text:p>7,8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Tarco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1.7359999999999" calcext:value-type="float">
            <text:p>41,74</text:p>
          </table:table-cell>
          <table:table-cell table:style-name="ce33" office:value-type="float" office:value="9.335" calcext:value-type="float">
            <text:p>9,34</text:p>
          </table:table-cell>
          <table:table-cell table:style-name="ce33" office:value-type="float" office:value="-6.23" calcext:value-type="float">
            <text:p>-6,23</text:p>
          </table:table-cell>
          <table:table-cell table:style-name="ce33" office:value-type="float" office:value="-38.7" calcext:value-type="float">
            <text:p>-38,70</text:p>
          </table:table-cell>
          <table:table-cell table:style-name="ce86" office:value-type="float" office:value="11.0999999999999" calcext:value-type="float">
            <text:p>11,10</text:p>
          </table:table-cell>
          <table:table-cell table:style-name="ce33" office:value-type="float" office:value="41.8985252380371" calcext:value-type="float">
            <text:p>41,90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26.474473953247" calcext:value-type="float">
            <text:p>26,47</text:p>
          </table:table-cell>
          <table:table-cell table:style-name="ce33" office:value-type="float" office:value="-5.68417167663574" calcext:value-type="float">
            <text:p>-5,68</text:p>
          </table:table-cell>
          <table:table-cell table:style-name="ce33" office:value-type="float" office:value="-33.9360466003417" calcext:value-type="float">
            <text:p>-33,94</text:p>
          </table:table-cell>
          <table:table-cell table:style-name="ce33" office:value-type="float" office:value="11.5373268127441" calcext:value-type="float">
            <text:p>11,54</text:p>
          </table:table-cell>
          <table:table-cell table:style-name="ce33" office:value-type="float" office:value="0.218111842870712" calcext:value-type="float">
            <text:p>0,22</text:p>
          </table:table-cell>
          <table:table-cell table:style-name="ce33" office:value-type="float" office:value="-4.51958656311035" calcext:value-type="float">
            <text:p>-4,52</text:p>
          </table:table-cell>
          <table:table-cell table:style-name="ce33" office:value-type="float" office:value="-28.8244533538818" calcext:value-type="float">
            <text:p>-28,82</text:p>
          </table:table-cell>
          <table:table-cell table:style-name="ce86" office:value-type="float" office:value="7.33223915100097" calcext:value-type="float">
            <text:p>7,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Oletta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631" calcext:value-type="float">
            <text:p>42,63</text:p>
          </table:table-cell>
          <table:table-cell table:style-name="ce33" office:value-type="float" office:value="9.35399999999999" calcext:value-type="float">
            <text:p>9,35</text:p>
          </table:table-cell>
          <table:table-cell table:style-name="ce33" office:value-type="float" office:value="-7.79999999999999" calcext:value-type="float">
            <text:p>-7,80</text:p>
          </table:table-cell>
          <table:table-cell table:style-name="ce33" office:value-type="float" office:value="-45.5" calcext:value-type="float">
            <text:p>-45,50</text:p>
          </table:table-cell>
          <table:table-cell table:style-name="ce86" office:value-type="float" office:value="17" calcext:value-type="float">
            <text:p>17,0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52.8428001403808" calcext:value-type="float">
            <text:p>52,84</text:p>
          </table:table-cell>
          <table:table-cell table:style-name="ce33" office:value-type="float" office:value="-6.33705043792724" calcext:value-type="float">
            <text:p>-6,34</text:p>
          </table:table-cell>
          <table:table-cell table:style-name="ce33" office:value-type="float" office:value="-40.9290618896484" calcext:value-type="float">
            <text:p>-40,93</text:p>
          </table:table-cell>
          <table:table-cell table:style-name="ce33" office:value-type="float" office:value="9.76734161376953" calcext:value-type="float">
            <text:p>9,7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Sisco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814" calcext:value-type="float">
            <text:p>42,81</text:p>
          </table:table-cell>
          <table:table-cell table:style-name="ce33" office:value-type="float" office:value="9.42999999999999" calcext:value-type="float">
            <text:p>9,43</text:p>
          </table:table-cell>
          <table:table-cell table:style-name="ce33" office:value-type="float" office:value="-7.83" calcext:value-type="float">
            <text:p>-7,83</text:p>
          </table:table-cell>
          <table:table-cell table:style-name="ce33" office:value-type="float" office:value="-45.2" calcext:value-type="float">
            <text:p>-45,20</text:p>
          </table:table-cell>
          <table:table-cell table:style-name="ce86" office:value-type="float" office:value="17.5" calcext:value-type="float">
            <text:p>17,50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52.8428001403808" calcext:value-type="float">
            <text:p>52,84</text:p>
          </table:table-cell>
          <table:table-cell table:style-name="ce33" office:value-type="float" office:value="-6.33705043792724" calcext:value-type="float">
            <text:p>-6,34</text:p>
          </table:table-cell>
          <table:table-cell table:style-name="ce33" office:value-type="float" office:value="-40.9290618896484" calcext:value-type="float">
            <text:p>-40,93</text:p>
          </table:table-cell>
          <table:table-cell table:style-name="ce33" office:value-type="float" office:value="9.76734161376953" calcext:value-type="float">
            <text:p>9,7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astia 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694" calcext:value-type="float">
            <text:p>42,69</text:p>
          </table:table-cell>
          <table:table-cell table:style-name="ce33" office:value-type="float" office:value="9.447" calcext:value-type="float">
            <text:p>9,45</text:p>
          </table:table-cell>
          <table:table-cell table:style-name="ce34" office:value-type="float" office:value="-8.36019658886543" calcext:value-type="float">
            <text:p>-8,36</text:p>
          </table:table-cell>
          <table:table-cell table:style-name="ce34" office:value-type="float" office:value="-52.0675108561879" calcext:value-type="float">
            <text:p>-52,07</text:p>
          </table:table-cell>
          <table:table-cell table:style-name="ce87" office:value-type="float" office:value="14.8140618547355" calcext:value-type="float">
            <text:p>14,8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52.8428001403808" calcext:value-type="float">
            <text:p>52,84</text:p>
          </table:table-cell>
          <table:table-cell table:style-name="ce33" office:value-type="float" office:value="-6.33705043792724" calcext:value-type="float">
            <text:p>-6,34</text:p>
          </table:table-cell>
          <table:table-cell table:style-name="ce33" office:value-type="float" office:value="-40.9290618896484" calcext:value-type="float">
            <text:p>-40,93</text:p>
          </table:table-cell>
          <table:table-cell table:style-name="ce33" office:value-type="float" office:value="9.76734161376953" calcext:value-type="float">
            <text:p>9,7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8">
          <table:table-cell table:style-name="ce9" office:value-type="string" calcext:value-type="string">
            <text:p>Ta waters from neighboring countries</text:p>
          </table:table-cell>
          <table:table-cell table:style-name="ce21" table:number-columns-repeated="2"/>
          <table:table-cell table:style-name="ce33" table:number-columns-repeated="4"/>
          <table:table-cell table:style-name="ce86"/>
          <table:table-cell table:style-name="ce33" table:number-columns-repeated="9"/>
          <table:table-cell table:style-name="ce86"/>
          <table:table-cell table:number-columns-repeated="1006"/>
        </table:table-row>
        <table:table-row table:style-name="ro3">
          <table:table-cell table:style-name="ce10" office:value-type="string" calcext:value-type="string">
            <text:p>Soldeu</text:p>
          </table:table-cell>
          <table:table-cell table:style-name="ce22" office:value-type="string" calcext:value-type="string">
            <text:p>Andorra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2.577" calcext:value-type="float">
            <text:p>42,58</text:p>
          </table:table-cell>
          <table:table-cell table:style-name="ce33" office:value-type="float" office:value="1.668" calcext:value-type="float">
            <text:p>1,67</text:p>
          </table:table-cell>
          <table:table-cell table:style-name="ce37" office:value-type="float" office:value="-10.8031955327004" calcext:value-type="float">
            <text:p>-10,80</text:p>
          </table:table-cell>
          <table:table-cell table:style-name="ce80" office:value-type="float" office:value="-72.7234088445549" calcext:value-type="float">
            <text:p>-72,7</text:p>
          </table:table-cell>
          <table:table-cell table:style-name="ce87" table:formula="of:=[.G397]-8*[.F397]" office:value-type="float" office:value="13.7021554170481" calcext:value-type="float">
            <text:p>13,7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69.5853576660156" calcext:value-type="float">
            <text:p>69,59</text:p>
          </table:table-cell>
          <table:table-cell table:style-name="ce33" office:value-type="float" office:value="-7.41824626922607" calcext:value-type="float">
            <text:p>-7,42</text:p>
          </table:table-cell>
          <table:table-cell table:style-name="ce33" office:value-type="float" office:value="-48.1760292053222" calcext:value-type="float">
            <text:p>-48,18</text:p>
          </table:table-cell>
          <table:table-cell table:style-name="ce33" office:value-type="float" office:value="11.1699409484863" calcext:value-type="float">
            <text:p>11,17</text:p>
          </table:table-cell>
          <table:table-cell table:style-name="ce33" office:value-type="float" office:value="0.250302135944366" calcext:value-type="float">
            <text:p>0,25</text:p>
          </table:table-cell>
          <table:table-cell table:style-name="ce33" office:value-type="float" office:value="-6.87236213684082" calcext:value-type="float">
            <text:p>-6,87</text:p>
          </table:table-cell>
          <table:table-cell table:style-name="ce33" office:value-type="float" office:value="-45.8884468078613" calcext:value-type="float">
            <text:p>-45,89</text:p>
          </table:table-cell>
          <table:table-cell table:style-name="ce86" office:value-type="float" office:value="9.09045028686523" calcext:value-type="float">
            <text:p>9,09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Courtrai </text:p>
          </table:table-cell>
          <table:table-cell table:style-name="ce23" office:value-type="string" calcext:value-type="string">
            <text:p>Belgium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817" calcext:value-type="float">
            <text:p>50,82</text:p>
          </table:table-cell>
          <table:table-cell table:style-name="ce33" office:value-type="float" office:value="3.267" calcext:value-type="float">
            <text:p>3,27</text:p>
          </table:table-cell>
          <table:table-cell table:style-name="ce37" office:value-type="float" office:value="-6.2" calcext:value-type="float">
            <text:p>-6,20</text:p>
          </table:table-cell>
          <table:table-cell table:style-name="ce80" office:value-type="float" office:value="-41.407830871219" calcext:value-type="float">
            <text:p>-41,4</text:p>
          </table:table-cell>
          <table:table-cell table:style-name="ce87" table:formula="of:=[.G398]-8*[.F398]" office:value-type="float" office:value="8.19216912878103" calcext:value-type="float">
            <text:p>8,2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67.1138458251953" calcext:value-type="float">
            <text:p>67,11</text:p>
          </table:table-cell>
          <table:table-cell table:style-name="ce33" office:value-type="float" office:value="-5.97060489654541" calcext:value-type="float">
            <text:p>-5,97</text:p>
          </table:table-cell>
          <table:table-cell table:style-name="ce33" office:value-type="float" office:value="-38.7764015197753" calcext:value-type="float">
            <text:p>-38,78</text:p>
          </table:table-cell>
          <table:table-cell table:style-name="ce33" office:value-type="float" office:value="8.98843765258789" calcext:value-type="float">
            <text:p>8,99</text:p>
          </table:table-cell>
          <table:table-cell table:style-name="ce33" office:value-type="float" office:value="0.306357830762863" calcext:value-type="float">
            <text:p>0,31</text:p>
          </table:table-cell>
          <table:table-cell table:style-name="ce33" office:value-type="float" office:value="-6.00736570358276" calcext:value-type="float">
            <text:p>-6,01</text:p>
          </table:table-cell>
          <table:table-cell table:style-name="ce33" office:value-type="float" office:value="-40.3934020996093" calcext:value-type="float">
            <text:p>-40,39</text:p>
          </table:table-cell>
          <table:table-cell table:style-name="ce86" office:value-type="float" office:value="7.66552352905273" calcext:value-type="float">
            <text:p>7,6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Liège </text:p>
          </table:table-cell>
          <table:table-cell table:style-name="ce23" office:value-type="string" calcext:value-type="string">
            <text:p>Belgium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645" calcext:value-type="float">
            <text:p>50,65</text:p>
          </table:table-cell>
          <table:table-cell table:style-name="ce33" office:value-type="float" office:value="5.575" calcext:value-type="float">
            <text:p>5,58</text:p>
          </table:table-cell>
          <table:table-cell table:style-name="ce37" office:value-type="float" office:value="-7.77820747330076" calcext:value-type="float">
            <text:p>-7,78</text:p>
          </table:table-cell>
          <table:table-cell table:style-name="ce80" office:value-type="float" office:value="-50.8797483191561" calcext:value-type="float">
            <text:p>-50,9</text:p>
          </table:table-cell>
          <table:table-cell table:style-name="ce87" table:formula="of:=[.G399]-8*[.F399]" office:value-type="float" office:value="11.34591146725" calcext:value-type="float">
            <text:p>11,3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87.7348022460937" calcext:value-type="float">
            <text:p>87,73</text:p>
          </table:table-cell>
          <table:table-cell table:style-name="ce33" office:value-type="float" office:value="-6.46616744995117" calcext:value-type="float">
            <text:p>-6,47</text:p>
          </table:table-cell>
          <table:table-cell table:style-name="ce33" office:value-type="float" office:value="-42.3467979431152" calcext:value-type="float">
            <text:p>-42,35</text:p>
          </table:table-cell>
          <table:table-cell table:style-name="ce33" office:value-type="float" office:value="9.38254165649414" calcext:value-type="float">
            <text:p>9,38</text:p>
          </table:table-cell>
          <table:table-cell table:style-name="ce33" office:value-type="float" office:value="0.298129945993423" calcext:value-type="float">
            <text:p>0,30</text:p>
          </table:table-cell>
          <table:table-cell table:style-name="ce33" office:value-type="float" office:value="-6.34680652618408" calcext:value-type="float">
            <text:p>-6,35</text:p>
          </table:table-cell>
          <table:table-cell table:style-name="ce33" office:value-type="float" office:value="-42.6678581237792" calcext:value-type="float">
            <text:p>-42,67</text:p>
          </table:table-cell>
          <table:table-cell table:style-name="ce86" office:value-type="float" office:value="8.10659408569335" calcext:value-type="float">
            <text:p>8,11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Tournai </text:p>
          </table:table-cell>
          <table:table-cell table:style-name="ce23" office:value-type="string" calcext:value-type="string">
            <text:p>Belgium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0.606" calcext:value-type="float">
            <text:p>50,61</text:p>
          </table:table-cell>
          <table:table-cell table:style-name="ce33" office:value-type="float" office:value="3.388" calcext:value-type="float">
            <text:p>3,39</text:p>
          </table:table-cell>
          <table:table-cell table:style-name="ce37" office:value-type="float" office:value="-6.83" calcext:value-type="float">
            <text:p>-6,83</text:p>
          </table:table-cell>
          <table:table-cell table:style-name="ce80" office:value-type="float" office:value="-45.0174521238827" calcext:value-type="float">
            <text:p>-45,0</text:p>
          </table:table-cell>
          <table:table-cell table:style-name="ce87" table:formula="of:=[.G400]-8*[.F400]" office:value-type="float" office:value="9.62254787611731" calcext:value-type="float">
            <text:p>9,6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3.28125" calcext:value-type="float">
            <text:p>3,28</text:p>
          </table:table-cell>
          <table:table-cell table:style-name="ce33" office:value-type="float" office:value="67.1138458251953" calcext:value-type="float">
            <text:p>67,11</text:p>
          </table:table-cell>
          <table:table-cell table:style-name="ce33" office:value-type="float" office:value="-5.97060489654541" calcext:value-type="float">
            <text:p>-5,97</text:p>
          </table:table-cell>
          <table:table-cell table:style-name="ce33" office:value-type="float" office:value="-38.7764015197753" calcext:value-type="float">
            <text:p>-38,78</text:p>
          </table:table-cell>
          <table:table-cell table:style-name="ce33" office:value-type="float" office:value="8.98843765258789" calcext:value-type="float">
            <text:p>8,99</text:p>
          </table:table-cell>
          <table:table-cell table:style-name="ce33" office:value-type="float" office:value="0.306357830762863" calcext:value-type="float">
            <text:p>0,31</text:p>
          </table:table-cell>
          <table:table-cell table:style-name="ce33" office:value-type="float" office:value="-6.00736570358276" calcext:value-type="float">
            <text:p>-6,01</text:p>
          </table:table-cell>
          <table:table-cell table:style-name="ce33" office:value-type="float" office:value="-40.3934020996093" calcext:value-type="float">
            <text:p>-40,39</text:p>
          </table:table-cell>
          <table:table-cell table:style-name="ce86" office:value-type="float" office:value="7.66552352905273" calcext:value-type="float">
            <text:p>7,6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Basel</text:p>
          </table:table-cell>
          <table:table-cell table:style-name="ce22" office:value-type="string" calcext:value-type="string">
            <text:p>Switzerland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557" calcext:value-type="float">
            <text:p>47,56</text:p>
          </table:table-cell>
          <table:table-cell table:style-name="ce33" office:value-type="float" office:value="7.59" calcext:value-type="float">
            <text:p>7,59</text:p>
          </table:table-cell>
          <table:table-cell table:style-name="ce37" office:value-type="float" office:value="-9.57788855223178" calcext:value-type="float">
            <text:p>-9,58</text:p>
          </table:table-cell>
          <table:table-cell table:style-name="ce80" office:value-type="float" office:value="-67.5945083489138" calcext:value-type="float">
            <text:p>-67,6</text:p>
          </table:table-cell>
          <table:table-cell table:style-name="ce87" table:formula="of:=[.G401]-8*[.F401]" office:value-type="float" office:value="9.02860006894042" calcext:value-type="float">
            <text:p>9,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2.8987579345703" calcext:value-type="float">
            <text:p>92,90</text:p>
          </table:table-cell>
          <table:table-cell table:style-name="ce33" office:value-type="float" office:value="-7.35575199127197" calcext:value-type="float">
            <text:p>-7,36</text:p>
          </table:table-cell>
          <table:table-cell table:style-name="ce33" office:value-type="float" office:value="-49.0031623840332" calcext:value-type="float">
            <text:p>-49,00</text:p>
          </table:table-cell>
          <table:table-cell table:style-name="ce33" office:value-type="float" office:value="9.84285354614257" calcext:value-type="float">
            <text:p>9,84</text:p>
          </table:table-cell>
          <table:table-cell table:style-name="ce33" office:value-type="float" office:value="0.381697416305541" calcext:value-type="float">
            <text:p>0,38</text:p>
          </table:table-cell>
          <table:table-cell table:style-name="ce33" office:value-type="float" office:value="-7.38336706161499" calcext:value-type="float">
            <text:p>-7,38</text:p>
          </table:table-cell>
          <table:table-cell table:style-name="ce33" office:value-type="float" office:value="-50.2936706542968" calcext:value-type="float">
            <text:p>-50,29</text:p>
          </table:table-cell>
          <table:table-cell table:style-name="ce86" office:value-type="float" office:value="8.77326583862304" calcext:value-type="float">
            <text:p>8,77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Kehl</text:p>
          </table:table-cell>
          <table:table-cell table:style-name="ce23" office:value-type="string" calcext:value-type="string">
            <text:p>Deutschland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584" calcext:value-type="float">
            <text:p>48,58</text:p>
          </table:table-cell>
          <table:table-cell table:style-name="ce33" office:value-type="float" office:value="7.8237" calcext:value-type="float">
            <text:p>7,82</text:p>
          </table:table-cell>
          <table:table-cell table:style-name="ce37" office:value-type="float" office:value="-8.11581292439156" calcext:value-type="float">
            <text:p>-8,12</text:p>
          </table:table-cell>
          <table:table-cell table:style-name="ce80" office:value-type="float" office:value="-56.8253786206445" calcext:value-type="float">
            <text:p>-56,8</text:p>
          </table:table-cell>
          <table:table-cell table:style-name="ce87" table:formula="of:=[.G402]-8*[.F402]" office:value-type="float" office:value="8.10112477448798" calcext:value-type="float">
            <text:p>8,1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127.345726013183" calcext:value-type="float">
            <text:p>127,35</text:p>
          </table:table-cell>
          <table:table-cell table:style-name="ce33" office:value-type="float" office:value="-7.48645973205566" calcext:value-type="float">
            <text:p>-7,49</text:p>
          </table:table-cell>
          <table:table-cell table:style-name="ce33" office:value-type="float" office:value="-49.8062362670898" calcext:value-type="float">
            <text:p>-49,81</text:p>
          </table:table-cell>
          <table:table-cell table:style-name="ce33" office:value-type="float" office:value="10.0854415893554" calcext:value-type="float">
            <text:p>10,09</text:p>
          </table:table-cell>
          <table:table-cell table:style-name="ce33" office:value-type="float" office:value="0.490712642669677" calcext:value-type="float">
            <text:p>0,49</text:p>
          </table:table-cell>
          <table:table-cell table:style-name="ce33" office:value-type="float" office:value="-7.19418621063232" calcext:value-type="float">
            <text:p>-7,19</text:p>
          </table:table-cell>
          <table:table-cell table:style-name="ce33" office:value-type="float" office:value="-48.6624565124511" calcext:value-type="float">
            <text:p>-48,66</text:p>
          </table:table-cell>
          <table:table-cell table:style-name="ce86" office:value-type="float" office:value="8.89103317260742" calcext:value-type="float">
            <text:p>8,89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Müllheim </text:p>
          </table:table-cell>
          <table:table-cell table:style-name="ce23" office:value-type="string" calcext:value-type="string">
            <text:p>Deutschland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7.799" calcext:value-type="float">
            <text:p>47,80</text:p>
          </table:table-cell>
          <table:table-cell table:style-name="ce33" office:value-type="float" office:value="7.653" calcext:value-type="float">
            <text:p>7,65</text:p>
          </table:table-cell>
          <table:table-cell table:style-name="ce37" office:value-type="float" office:value="-10.8152934702715" calcext:value-type="float">
            <text:p>-10,82</text:p>
          </table:table-cell>
          <table:table-cell table:style-name="ce80" office:value-type="float" office:value="-76.8902773562173" calcext:value-type="float">
            <text:p>-76,9</text:p>
          </table:table-cell>
          <table:table-cell table:style-name="ce87" table:formula="of:=[.G403]-8*[.F403]" office:value-type="float" office:value="9.63207040595482" calcext:value-type="float">
            <text:p>9,6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110.741592407226" calcext:value-type="float">
            <text:p>110,74</text:p>
          </table:table-cell>
          <table:table-cell table:style-name="ce33" office:value-type="float" office:value="-7.43537235260009" calcext:value-type="float">
            <text:p>-7,44</text:p>
          </table:table-cell>
          <table:table-cell table:style-name="ce33" office:value-type="float" office:value="-49.1126708984375" calcext:value-type="float">
            <text:p>-49,11</text:p>
          </table:table-cell>
          <table:table-cell table:style-name="ce33" office:value-type="float" office:value="10.3703079223632" calcext:value-type="float">
            <text:p>10,37</text:p>
          </table:table-cell>
          <table:table-cell table:style-name="ce33" office:value-type="float" office:value="0.442591190338134" calcext:value-type="float">
            <text:p>0,44</text:p>
          </table:table-cell>
          <table:table-cell table:style-name="ce33" office:value-type="float" office:value="-7.34379720687866" calcext:value-type="float">
            <text:p>-7,34</text:p>
          </table:table-cell>
          <table:table-cell table:style-name="ce33" office:value-type="float" office:value="-49.3838272094726" calcext:value-type="float">
            <text:p>-49,38</text:p>
          </table:table-cell>
          <table:table-cell table:style-name="ce86" office:value-type="float" office:value="9.36655044555664" calcext:value-type="float">
            <text:p>9,37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Oppenau</text:p>
          </table:table-cell>
          <table:table-cell table:style-name="ce23" office:value-type="string" calcext:value-type="string">
            <text:p>Deutschland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48.4736" calcext:value-type="float">
            <text:p>48,47</text:p>
          </table:table-cell>
          <table:table-cell table:style-name="ce33" office:value-type="float" office:value="8.1573" calcext:value-type="float">
            <text:p>8,16</text:p>
          </table:table-cell>
          <table:table-cell table:style-name="ce37" office:value-type="float" office:value="-9.19144941523411" calcext:value-type="float">
            <text:p>-9,19</text:p>
          </table:table-cell>
          <table:table-cell table:style-name="ce80" office:value-type="float" office:value="-60.6295468807939" calcext:value-type="float">
            <text:p>-60,6</text:p>
          </table:table-cell>
          <table:table-cell table:style-name="ce87" table:formula="of:=[.G404]-8*[.F404]" office:value-type="float" office:value="12.902048441079" calcext:value-type="float">
            <text:p>12,9</text:p>
          </table:table-cell>
          <table:table-cell table:style-name="ce33" office:value-type="float" office:value="48.4524803161621" calcext:value-type="float">
            <text:p>48,45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127.345726013183" calcext:value-type="float">
            <text:p>127,35</text:p>
          </table:table-cell>
          <table:table-cell table:style-name="ce33" office:value-type="float" office:value="-7.48645973205566" calcext:value-type="float">
            <text:p>-7,49</text:p>
          </table:table-cell>
          <table:table-cell table:style-name="ce33" office:value-type="float" office:value="-49.8062362670898" calcext:value-type="float">
            <text:p>-49,81</text:p>
          </table:table-cell>
          <table:table-cell table:style-name="ce33" office:value-type="float" office:value="10.0854415893554" calcext:value-type="float">
            <text:p>10,09</text:p>
          </table:table-cell>
          <table:table-cell table:style-name="ce33" office:value-type="float" office:value="0.490712642669677" calcext:value-type="float">
            <text:p>0,49</text:p>
          </table:table-cell>
          <table:table-cell table:style-name="ce33" office:value-type="float" office:value="-7.19418621063232" calcext:value-type="float">
            <text:p>-7,19</text:p>
          </table:table-cell>
          <table:table-cell table:style-name="ce33" office:value-type="float" office:value="-48.6624565124511" calcext:value-type="float">
            <text:p>-48,66</text:p>
          </table:table-cell>
          <table:table-cell table:style-name="ce86" office:value-type="float" office:value="8.89103317260742" calcext:value-type="float">
            <text:p>8,89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Londres</text:p>
          </table:table-cell>
          <table:table-cell table:style-name="ce23" office:value-type="string" calcext:value-type="string">
            <text:p>Great Britain</text:p>
          </table:table-cell>
          <table:table-cell table:style-name="ce20" office:value-type="string" calcext:value-type="string">
            <text:p>Daux et al. 2020</text:p>
          </table:table-cell>
          <table:table-cell table:style-name="ce33" office:value-type="float" office:value="51.507" calcext:value-type="float">
            <text:p>51,51</text:p>
          </table:table-cell>
          <table:table-cell table:style-name="ce33" office:value-type="float" office:value="-0.128" calcext:value-type="float">
            <text:p>-0,13</text:p>
          </table:table-cell>
          <table:table-cell table:style-name="ce37" office:value-type="float" office:value="-7.37181113278687" calcext:value-type="float">
            <text:p>-7,37</text:p>
          </table:table-cell>
          <table:table-cell table:style-name="ce80" office:value-type="float" office:value="-48.2335790644826" calcext:value-type="float">
            <text:p>-48,2</text:p>
          </table:table-cell>
          <table:table-cell table:style-name="ce87" table:formula="of:=[.G405]-8*[.F405]" office:value-type="float" office:value="10.7409099978124" calcext:value-type="float">
            <text:p>10,7</text:p>
          </table:table-cell>
          <table:table-cell table:style-name="ce33" office:value-type="float" office:value="51.7294578552246" calcext:value-type="float">
            <text:p>51,73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1.4507369995117" calcext:value-type="float">
            <text:p>51,45</text:p>
          </table:table-cell>
          <table:table-cell table:style-name="ce33" office:value-type="float" office:value="-6.29353809356689" calcext:value-type="float">
            <text:p>-6,29</text:p>
          </table:table-cell>
          <table:table-cell table:style-name="ce33" office:value-type="float" office:value="-41.838882446289" calcext:value-type="float">
            <text:p>-41,84</text:p>
          </table:table-cell>
          <table:table-cell table:style-name="ce33" office:value-type="float" office:value="8.50942230224609" calcext:value-type="float">
            <text:p>8,51</text:p>
          </table:table-cell>
          <table:table-cell table:style-name="ce33" office:value-type="float" office:value="0.145818576216697" calcext:value-type="float">
            <text:p>0,15</text:p>
          </table:table-cell>
          <table:table-cell table:style-name="ce33" office:value-type="float" office:value="-5.7481517791748" calcext:value-type="float">
            <text:p>-5,75</text:p>
          </table:table-cell>
          <table:table-cell table:style-name="ce33" office:value-type="float" office:value="-39.9568290710449" calcext:value-type="float">
            <text:p>-39,96</text:p>
          </table:table-cell>
          <table:table-cell table:style-name="ce86" office:value-type="float" office:value="6.02838516235351" calcext:value-type="float">
            <text:p>6,03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Luxembourg</text:p>
          </table:table-cell>
          <table:table-cell table:style-name="ce24" office:value-type="string" calcext:value-type="string">
            <text:p>Luxembourg</text:p>
          </table:table-cell>
          <table:table-cell table:style-name="ce28" office:value-type="string" calcext:value-type="string">
            <text:p>Daux et al. 2020</text:p>
          </table:table-cell>
          <table:table-cell table:style-name="ce35" office:value-type="float" office:value="49.61" calcext:value-type="float">
            <text:p>49,61</text:p>
          </table:table-cell>
          <table:table-cell table:style-name="ce35" office:value-type="float" office:value="6.132" calcext:value-type="float">
            <text:p>6,13</text:p>
          </table:table-cell>
          <table:table-cell table:style-name="ce73" office:value-type="float" office:value="-8.33031586296851" calcext:value-type="float">
            <text:p>-8,33</text:p>
          </table:table-cell>
          <table:table-cell table:style-name="ce81" office:value-type="float" office:value="-54.1509668810929" calcext:value-type="float">
            <text:p>-54,2</text:p>
          </table:table-cell>
          <table:table-cell table:style-name="ce89" table:formula="of:=[.G406]-8*[.F406]" office:value-type="float" office:value="12.4915600226552" calcext:value-type="float">
            <text:p>12,5</text:p>
          </table:table-cell>
          <table:table-cell table:style-name="ce35" office:value-type="float" office:value="49.3887596130371" calcext:value-type="float">
            <text:p>49,39</text:p>
          </table:table-cell>
          <table:table-cell table:style-name="ce35" office:value-type="float" office:value="6.09375" calcext:value-type="float">
            <text:p>6,09</text:p>
          </table:table-cell>
          <table:table-cell table:style-name="ce35" office:value-type="float" office:value="94.7632827758789" calcext:value-type="float">
            <text:p>94,76</text:p>
          </table:table-cell>
          <table:table-cell table:style-name="ce35" office:value-type="float" office:value="-6.60968494415283" calcext:value-type="float">
            <text:p>-6,61</text:p>
          </table:table-cell>
          <table:table-cell table:style-name="ce35" office:value-type="float" office:value="-42.616470336914" calcext:value-type="float">
            <text:p>-42,62</text:p>
          </table:table-cell>
          <table:table-cell table:style-name="ce35" office:value-type="float" office:value="10.2610092163085" calcext:value-type="float">
            <text:p>10,26</text:p>
          </table:table-cell>
          <table:table-cell table:style-name="ce35" office:value-type="float" office:value="0.198124349117279" calcext:value-type="float">
            <text:p>0,20</text:p>
          </table:table-cell>
          <table:table-cell table:style-name="ce35" office:value-type="float" office:value="-6.24367952346801" calcext:value-type="float">
            <text:p>-6,24</text:p>
          </table:table-cell>
          <table:table-cell table:style-name="ce35" office:value-type="float" office:value="-41.5675926208496" calcext:value-type="float">
            <text:p>-41,57</text:p>
          </table:table-cell>
          <table:table-cell table:style-name="ce97" office:value-type="float" office:value="8.38184356689453" calcext:value-type="float">
            <text:p>8,38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25" office:value-type="string" calcext:value-type="string" table:number-columns-spanned="7" table:number-rows-spanned="1">
            <text:p>Isotopic compositions of precipitation (P), river waters (RW) and tap water (TW)s in coutries around France</text:p>
          </table:table-cell>
          <table:covered-table-cell table:number-columns-repeated="5" table:style-name="ce29"/>
          <table:covered-table-cell table:style-name="ce90"/>
          <table:table-cell table:style-name="ce93" office:value-type="string" calcext:value-type="string" table:number-columns-spanned="10" table:number-rows-spanned="1">
            <text:p>Isotopic compositions of precipitation and soil waters modelled with ECHAM6-wiso</text:p>
          </table:table-cell>
          <table:covered-table-cell table:number-columns-repeated="8" table:style-name="ce95"/>
          <table:covered-table-cell table:style-name="ce98"/>
          <table:table-cell table:number-columns-repeated="1006"/>
        </table:table-row>
        <table:table-row table:style-name="ro3">
          <table:table-cell table:style-name="ce14" office:value-type="string" calcext:value-type="string">
            <text:p>Brussel (RW)</text:p>
          </table:table-cell>
          <table:table-cell table:style-name="ce23" office:value-type="string" calcext:value-type="string">
            <text:p>Belgium</text:p>
          </table:table-cell>
          <table:table-cell office:value-type="string" calcext:value-type="string">
            <text:p>De Bondt et al., 2018</text:p>
          </table:table-cell>
          <table:table-cell table:style-name="ce33" office:value-type="float" office:value="50.85" calcext:value-type="float">
            <text:p>50,85</text:p>
          </table:table-cell>
          <table:table-cell table:style-name="ce33" office:value-type="float" office:value="4.35" calcext:value-type="float">
            <text:p>4,35</text:p>
          </table:table-cell>
          <table:table-cell table:style-name="ce74" office:value-type="float" office:value="-7.05" calcext:value-type="float">
            <text:p>-7,05</text:p>
          </table:table-cell>
          <table:table-cell table:style-name="ce74" office:value-type="float" office:value="-46.9" calcext:value-type="float">
            <text:p>-46,9</text:p>
          </table:table-cell>
          <table:table-cell table:style-name="ce87" table:formula="of:=[.G408]-8*[.F408]" office:value-type="float" office:value="9.5" calcext:value-type="float">
            <text:p>9,5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4.21875" calcext:value-type="float">
            <text:p>4,22</text:p>
          </table:table-cell>
          <table:table-cell table:style-name="ce33" office:value-type="float" office:value="69.5638961791992" calcext:value-type="float">
            <text:p>69,56</text:p>
          </table:table-cell>
          <table:table-cell table:style-name="ce33" office:value-type="float" office:value="-5.88426208496093" calcext:value-type="float">
            <text:p>-5,88</text:p>
          </table:table-cell>
          <table:table-cell table:style-name="ce33" office:value-type="float" office:value="-37.9622917175292" calcext:value-type="float">
            <text:p>-37,96</text:p>
          </table:table-cell>
          <table:table-cell table:style-name="ce33" office:value-type="float" office:value="9.1118049621582" calcext:value-type="float">
            <text:p>9,11</text:p>
          </table:table-cell>
          <table:table-cell table:style-name="ce33" office:value-type="float" office:value="0.228779777884483" calcext:value-type="float">
            <text:p>0,23</text:p>
          </table:table-cell>
          <table:table-cell table:style-name="ce33" office:value-type="float" office:value="-6.0309715270996" calcext:value-type="float">
            <text:p>-6,03</text:p>
          </table:table-cell>
          <table:table-cell table:style-name="ce33" office:value-type="float" office:value="-40.3104362487792" calcext:value-type="float">
            <text:p>-40,31</text:p>
          </table:table-cell>
          <table:table-cell table:style-name="ce86" office:value-type="float" office:value="7.93733596801757" calcext:value-type="float">
            <text:p>7,94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Emmerich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51.83" calcext:value-type="float">
            <text:p>51,83</text:p>
          </table:table-cell>
          <table:table-cell table:style-name="ce36" office:value-type="float" office:value="6.6" calcext:value-type="float">
            <text:p>6,60</text:p>
          </table:table-cell>
          <table:table-cell table:style-name="ce75" office:value-type="float" office:value="-7.44" calcext:value-type="float">
            <text:p>-7,44</text:p>
          </table:table-cell>
          <table:table-cell table:style-name="ce75" office:value-type="float" office:value="-52.2" calcext:value-type="float">
            <text:p>-52,2</text:p>
          </table:table-cell>
          <table:table-cell table:style-name="ce87" table:formula="of:=[.G409]-8*[.F409]" office:value-type="float" office:value="7.32" calcext:value-type="float">
            <text:p>7,3</text:p>
          </table:table-cell>
          <table:table-cell table:style-name="ce33" office:value-type="float" office:value="51.7294578552246" calcext:value-type="float">
            <text:p>51,73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69.9043273925781" calcext:value-type="float">
            <text:p>69,90</text:p>
          </table:table-cell>
          <table:table-cell table:style-name="ce33" office:value-type="float" office:value="-6.29969120025634" calcext:value-type="float">
            <text:p>-6,30</text:p>
          </table:table-cell>
          <table:table-cell table:style-name="ce33" office:value-type="float" office:value="-41.6169090270996" calcext:value-type="float">
            <text:p>-41,62</text:p>
          </table:table-cell>
          <table:table-cell table:style-name="ce33" office:value-type="float" office:value="8.78062057495117" calcext:value-type="float">
            <text:p>8,78</text:p>
          </table:table-cell>
          <table:table-cell table:style-name="ce33" office:value-type="float" office:value="0.235177442431449" calcext:value-type="float">
            <text:p>0,24</text:p>
          </table:table-cell>
          <table:table-cell table:style-name="ce33" office:value-type="float" office:value="-6.00230741500854" calcext:value-type="float">
            <text:p>-6,00</text:p>
          </table:table-cell>
          <table:table-cell table:style-name="ce33" office:value-type="float" office:value="-40.0091819763183" calcext:value-type="float">
            <text:p>-40,01</text:p>
          </table:table-cell>
          <table:table-cell table:style-name="ce86" office:value-type="float" office:value="8.00927734375" calcext:value-type="float">
            <text:p>8,01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Garmisch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7.48" calcext:value-type="float">
            <text:p>47,48</text:p>
          </table:table-cell>
          <table:table-cell table:style-name="ce36" office:value-type="float" office:value="11.07" calcext:value-type="float">
            <text:p>11,07</text:p>
          </table:table-cell>
          <table:table-cell table:style-name="ce75" office:value-type="float" office:value="-10.44" calcext:value-type="float">
            <text:p>-10,44</text:p>
          </table:table-cell>
          <table:table-cell table:style-name="ce75" office:value-type="float" office:value="-75.9" calcext:value-type="float">
            <text:p>-75,9</text:p>
          </table:table-cell>
          <table:table-cell table:style-name="ce87" table:formula="of:=[.G410]-8*[.F410]" office:value-type="float" office:value="7.61999999999999" calcext:value-type="float">
            <text:p>7,6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153.387603759765" calcext:value-type="float">
            <text:p>153,39</text:p>
          </table:table-cell>
          <table:table-cell table:style-name="ce33" office:value-type="float" office:value="-9.96211910247802" calcext:value-type="float">
            <text:p>-9,96</text:p>
          </table:table-cell>
          <table:table-cell table:style-name="ce33" office:value-type="float" office:value="-70.1576538085937" calcext:value-type="float">
            <text:p>-70,16</text:p>
          </table:table-cell>
          <table:table-cell table:style-name="ce33" office:value-type="float" office:value="9.53929901123046" calcext:value-type="float">
            <text:p>9,54</text:p>
          </table:table-cell>
          <table:table-cell table:style-name="ce33" office:value-type="float" office:value="0.410293072462081" calcext:value-type="float">
            <text:p>0,41</text:p>
          </table:table-cell>
          <table:table-cell table:style-name="ce33" office:value-type="float" office:value="-9.83076477050781" calcext:value-type="float">
            <text:p>-9,83</text:p>
          </table:table-cell>
          <table:table-cell table:style-name="ce33" office:value-type="float" office:value="-70.2938079833984" calcext:value-type="float">
            <text:p>-70,29</text:p>
          </table:table-cell>
          <table:table-cell table:style-name="ce86" office:value-type="float" office:value="8.35231018066406" calcext:value-type="float">
            <text:p>8,35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Gresgen <text:s/>(TW)</text:p>
          </table:table-cell>
          <table:table-cell table:style-name="ce23" office:value-type="string" calcext:value-type="string">
            <text:p>Deutschland</text:p>
          </table:table-cell>
          <table:table-cell table:style-name="ce30" office:value-type="string" calcext:value-type="string">
            <text:p>Chen et al., 2018</text:p>
          </table:table-cell>
          <table:table-cell table:style-name="ce33" office:value-type="float" office:value="47.71" calcext:value-type="float">
            <text:p>47,71</text:p>
          </table:table-cell>
          <table:table-cell table:style-name="ce33" office:value-type="float" office:value="7.81" calcext:value-type="float">
            <text:p>7,81</text:p>
          </table:table-cell>
          <table:table-cell table:style-name="ce74" office:value-type="float" office:value="-10.7" calcext:value-type="float">
            <text:p>-10,7</text:p>
          </table:table-cell>
          <table:table-cell table:style-name="ce80"/>
          <table:table-cell table:style-name="ce87"/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93.8580093383789" calcext:value-type="float">
            <text:p>93,86</text:p>
          </table:table-cell>
          <table:table-cell table:style-name="ce33" office:value-type="float" office:value="-7.56534576416015" calcext:value-type="float">
            <text:p>-7,57</text:p>
          </table:table-cell>
          <table:table-cell table:style-name="ce33" office:value-type="float" office:value="-50.9378433227539" calcext:value-type="float">
            <text:p>-50,94</text:p>
          </table:table-cell>
          <table:table-cell table:style-name="ce33" office:value-type="float" office:value="9.58492279052734" calcext:value-type="float">
            <text:p>9,58</text:p>
          </table:table-cell>
          <table:table-cell table:style-name="ce33" office:value-type="float" office:value="0.310496509075164" calcext:value-type="float">
            <text:p>0,31</text:p>
          </table:table-cell>
          <table:table-cell table:style-name="ce33" office:value-type="float" office:value="-7.6226577758789" calcext:value-type="float">
            <text:p>-7,62</text:p>
          </table:table-cell>
          <table:table-cell table:style-name="ce33" office:value-type="float" office:value="-52.4951248168945" calcext:value-type="float">
            <text:p>-52,50</text:p>
          </table:table-cell>
          <table:table-cell table:style-name="ce86" office:value-type="float" office:value="8.48613739013671" calcext:value-type="float">
            <text:p>8,49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Hohenpeißenberg <text:s/>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7.8" calcext:value-type="float">
            <text:p>47,80</text:p>
          </table:table-cell>
          <table:table-cell table:style-name="ce36" office:value-type="float" office:value="11.02" calcext:value-type="float">
            <text:p>11,02</text:p>
          </table:table-cell>
          <table:table-cell table:style-name="ce75" office:value-type="float" office:value="-10.8" calcext:value-type="float">
            <text:p>-10,8</text:p>
          </table:table-cell>
          <table:table-cell table:style-name="ce75" office:value-type="float" office:value="-76.4" calcext:value-type="float">
            <text:p>-76,4</text:p>
          </table:table-cell>
          <table:table-cell table:style-name="ce87" table:formula="of:=[.G412]-8*[.F412]" office:value-type="float" office:value="10" calcext:value-type="float">
            <text:p>10,0</text:p>
          </table:table-cell>
          <table:table-cell table:style-name="ce33" office:value-type="float" office:value="47.9843406677246" calcext:value-type="float">
            <text:p>47,98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109.440933227539" calcext:value-type="float">
            <text:p>109,44</text:p>
          </table:table-cell>
          <table:table-cell table:style-name="ce33" office:value-type="float" office:value="-8.78623008728027" calcext:value-type="float">
            <text:p>-8,79</text:p>
          </table:table-cell>
          <table:table-cell table:style-name="ce33" office:value-type="float" office:value="-60.8967247009277" calcext:value-type="float">
            <text:p>-60,90</text:p>
          </table:table-cell>
          <table:table-cell table:style-name="ce33" office:value-type="float" office:value="9.39311599731445" calcext:value-type="float">
            <text:p>9,39</text:p>
          </table:table-cell>
          <table:table-cell table:style-name="ce33" office:value-type="float" office:value="0.408226519823074" calcext:value-type="float">
            <text:p>0,41</text:p>
          </table:table-cell>
          <table:table-cell table:style-name="ce33" office:value-type="float" office:value="-8.75564861297607" calcext:value-type="float">
            <text:p>-8,76</text:p>
          </table:table-cell>
          <table:table-cell table:style-name="ce33" office:value-type="float" office:value="-61.6619338989257" calcext:value-type="float">
            <text:p>-61,66</text:p>
          </table:table-cell>
          <table:table-cell table:style-name="ce86" office:value-type="float" office:value="8.38325500488281" calcext:value-type="float">
            <text:p>8,38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Kahler Asten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51.18" calcext:value-type="float">
            <text:p>51,18</text:p>
          </table:table-cell>
          <table:table-cell table:style-name="ce36" office:value-type="float" office:value="8.48" calcext:value-type="float">
            <text:p>8,48</text:p>
          </table:table-cell>
          <table:table-cell table:style-name="ce75" office:value-type="float" office:value="-8.84" calcext:value-type="float">
            <text:p>-8,84</text:p>
          </table:table-cell>
          <table:table-cell table:style-name="ce75" office:value-type="float" office:value="-58.8" calcext:value-type="float">
            <text:p>-58,8</text:p>
          </table:table-cell>
          <table:table-cell table:style-name="ce87" table:formula="of:=[.G413]-8*[.F413]" office:value-type="float" office:value="11.92" calcext:value-type="float">
            <text:p>11,9</text:p>
          </table:table-cell>
          <table:table-cell table:style-name="ce33" office:value-type="float" office:value="51.2613182067871" calcext:value-type="float">
            <text:p>51,26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111.341133117675" calcext:value-type="float">
            <text:p>111,34</text:p>
          </table:table-cell>
          <table:table-cell table:style-name="ce33" office:value-type="float" office:value="-7.2737283706665" calcext:value-type="float">
            <text:p>-7,27</text:p>
          </table:table-cell>
          <table:table-cell table:style-name="ce33" office:value-type="float" office:value="-48.0743904113769" calcext:value-type="float">
            <text:p>-48,07</text:p>
          </table:table-cell>
          <table:table-cell table:style-name="ce33" office:value-type="float" office:value="10.115436553955" calcext:value-type="float">
            <text:p>10,12</text:p>
          </table:table-cell>
          <table:table-cell table:style-name="ce33" office:value-type="float" office:value="0.231857299804687" calcext:value-type="float">
            <text:p>0,23</text:p>
          </table:table-cell>
          <table:table-cell table:style-name="ce33" office:value-type="float" office:value="-6.30541086196899" calcext:value-type="float">
            <text:p>-6,31</text:p>
          </table:table-cell>
          <table:table-cell table:style-name="ce33" office:value-type="float" office:value="-42.763816833496" calcext:value-type="float">
            <text:p>-42,76</text:p>
          </table:table-cell>
          <table:table-cell table:style-name="ce86" office:value-type="float" office:value="7.67947006225585" calcext:value-type="float">
            <text:p>7,68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Karlsruhe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9.02" calcext:value-type="float">
            <text:p>49,02</text:p>
          </table:table-cell>
          <table:table-cell table:style-name="ce36" office:value-type="float" office:value="8.38" calcext:value-type="float">
            <text:p>8,38</text:p>
          </table:table-cell>
          <table:table-cell table:style-name="ce75" office:value-type="float" office:value="-7.97" calcext:value-type="float">
            <text:p>-7,97</text:p>
          </table:table-cell>
          <table:table-cell table:style-name="ce75" office:value-type="float" office:value="-56.5" calcext:value-type="float">
            <text:p>-56,5</text:p>
          </table:table-cell>
          <table:table-cell table:style-name="ce87" table:formula="of:=[.G414]-8*[.F414]" office:value-type="float" office:value="7.26" calcext:value-type="float">
            <text:p>7,3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96.7592239379882" calcext:value-type="float">
            <text:p>96,76</text:p>
          </table:table-cell>
          <table:table-cell table:style-name="ce33" office:value-type="float" office:value="-7.15895128250122" calcext:value-type="float">
            <text:p>-7,16</text:p>
          </table:table-cell>
          <table:table-cell table:style-name="ce33" office:value-type="float" office:value="-47.9113998413085" calcext:value-type="float">
            <text:p>-47,91</text:p>
          </table:table-cell>
          <table:table-cell table:style-name="ce33" office:value-type="float" office:value="9.36021041870117" calcext:value-type="float">
            <text:p>9,36</text:p>
          </table:table-cell>
          <table:table-cell table:style-name="ce33" office:value-type="float" office:value="0.365025162696838" calcext:value-type="float">
            <text:p>0,37</text:p>
          </table:table-cell>
          <table:table-cell table:style-name="ce33" office:value-type="float" office:value="-7.13438081741333" calcext:value-type="float">
            <text:p>-7,13</text:p>
          </table:table-cell>
          <table:table-cell table:style-name="ce33" office:value-type="float" office:value="-48.7737731933593" calcext:value-type="float">
            <text:p>-48,77</text:p>
          </table:table-cell>
          <table:table-cell table:style-name="ce86" office:value-type="float" office:value="8.30127334594726" calcext:value-type="float">
            <text:p>8,30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Koblenz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50.35" calcext:value-type="float">
            <text:p>50,35</text:p>
          </table:table-cell>
          <table:table-cell table:style-name="ce36" office:value-type="float" office:value="7.58" calcext:value-type="float">
            <text:p>7,58</text:p>
          </table:table-cell>
          <table:table-cell table:style-name="ce75" office:value-type="float" office:value="-6.91" calcext:value-type="float">
            <text:p>-6,91</text:p>
          </table:table-cell>
          <table:table-cell table:style-name="ce75" office:value-type="float" office:value="-51.1" calcext:value-type="float">
            <text:p>-51,1</text:p>
          </table:table-cell>
          <table:table-cell table:style-name="ce87" table:formula="of:=[.G415]-8*[.F415]" office:value-type="float" office:value="4.18" calcext:value-type="float">
            <text:p>4,2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1.1443405151367" calcext:value-type="float">
            <text:p>71,14</text:p>
          </table:table-cell>
          <table:table-cell table:style-name="ce33" office:value-type="float" office:value="-7.11066961288452" calcext:value-type="float">
            <text:p>-7,11</text:p>
          </table:table-cell>
          <table:table-cell table:style-name="ce33" office:value-type="float" office:value="-47.3530082702636" calcext:value-type="float">
            <text:p>-47,35</text:p>
          </table:table-cell>
          <table:table-cell table:style-name="ce33" office:value-type="float" office:value="9.5323486328125" calcext:value-type="float">
            <text:p>9,53</text:p>
          </table:table-cell>
          <table:table-cell table:style-name="ce33" office:value-type="float" office:value="0.230363294482231" calcext:value-type="float">
            <text:p>0,23</text:p>
          </table:table-cell>
          <table:table-cell table:style-name="ce33" office:value-type="float" office:value="-7.14798307418823" calcext:value-type="float">
            <text:p>-7,15</text:p>
          </table:table-cell>
          <table:table-cell table:style-name="ce33" office:value-type="float" office:value="-49.2720184326171" calcext:value-type="float">
            <text:p>-49,27</text:p>
          </table:table-cell>
          <table:table-cell table:style-name="ce86" office:value-type="float" office:value="7.91184616088867" calcext:value-type="float">
            <text:p>7,91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Konstanz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7.68" calcext:value-type="float">
            <text:p>47,68</text:p>
          </table:table-cell>
          <table:table-cell table:style-name="ce36" office:value-type="float" office:value="9.18" calcext:value-type="float">
            <text:p>9,18</text:p>
          </table:table-cell>
          <table:table-cell table:style-name="ce75" office:value-type="float" office:value="-9.61" calcext:value-type="float">
            <text:p>-9,61</text:p>
          </table:table-cell>
          <table:table-cell table:style-name="ce75" office:value-type="float" office:value="-69.9" calcext:value-type="float">
            <text:p>-69,9</text:p>
          </table:table-cell>
          <table:table-cell table:style-name="ce87" table:formula="of:=[.G416]-8*[.F416]" office:value-type="float" office:value="6.97999999999999" calcext:value-type="float">
            <text:p>7,0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120.759727478027" calcext:value-type="float">
            <text:p>120,76</text:p>
          </table:table-cell>
          <table:table-cell table:style-name="ce33" office:value-type="float" office:value="-8.65793323516845" calcext:value-type="float">
            <text:p>-8,66</text:p>
          </table:table-cell>
          <table:table-cell table:style-name="ce33" office:value-type="float" office:value="-59.8483848571777" calcext:value-type="float">
            <text:p>-59,85</text:p>
          </table:table-cell>
          <table:table-cell table:style-name="ce33" office:value-type="float" office:value="9.41508102416992" calcext:value-type="float">
            <text:p>9,42</text:p>
          </table:table-cell>
          <table:table-cell table:style-name="ce33" office:value-type="float" office:value="0.37501898407936" calcext:value-type="float">
            <text:p>0,38</text:p>
          </table:table-cell>
          <table:table-cell table:style-name="ce33" office:value-type="float" office:value="-8.70888900756835" calcext:value-type="float">
            <text:p>-8,71</text:p>
          </table:table-cell>
          <table:table-cell table:style-name="ce33" office:value-type="float" office:value="-60.8637542724609" calcext:value-type="float">
            <text:p>-60,86</text:p>
          </table:table-cell>
          <table:table-cell table:style-name="ce86" office:value-type="float" office:value="8.80735778808593" calcext:value-type="float">
            <text:p>8,8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in (RW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Reckerth et al., 2017</text:p>
          </table:table-cell>
          <table:table-cell table:style-name="ce33" office:value-type="float" office:value="50.02" calcext:value-type="float">
            <text:p>50,02</text:p>
          </table:table-cell>
          <table:table-cell table:style-name="ce33" office:value-type="float" office:value="8.45" calcext:value-type="float">
            <text:p>8,45</text:p>
          </table:table-cell>
          <table:table-cell table:style-name="ce74" office:value-type="float" office:value="-8.07" calcext:value-type="float">
            <text:p>-8,07</text:p>
          </table:table-cell>
          <table:table-cell table:style-name="ce74" office:value-type="float" office:value="-58.3" calcext:value-type="float">
            <text:p>-58,3</text:p>
          </table:table-cell>
          <table:table-cell table:style-name="ce87" table:formula="of:=[.G417]-8*[.F417]" office:value-type="float" office:value="6.26000000000001" calcext:value-type="float">
            <text:p>6,3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70.6477355957031" calcext:value-type="float">
            <text:p>70,65</text:p>
          </table:table-cell>
          <table:table-cell table:style-name="ce33" office:value-type="float" office:value="-7.06054258346557" calcext:value-type="float">
            <text:p>-7,06</text:p>
          </table:table-cell>
          <table:table-cell table:style-name="ce33" office:value-type="float" office:value="-47.1871299743652" calcext:value-type="float">
            <text:p>-47,19</text:p>
          </table:table-cell>
          <table:table-cell table:style-name="ce33" office:value-type="float" office:value="9.29721069335937" calcext:value-type="float">
            <text:p>9,30</text:p>
          </table:table-cell>
          <table:table-cell table:style-name="ce33" office:value-type="float" office:value="0.292636960744857" calcext:value-type="float">
            <text:p>0,29</text:p>
          </table:table-cell>
          <table:table-cell table:style-name="ce33" office:value-type="float" office:value="-7.12841749191284" calcext:value-type="float">
            <text:p>-7,13</text:p>
          </table:table-cell>
          <table:table-cell table:style-name="ce33" office:value-type="float" office:value="-48.8008842468261" calcext:value-type="float">
            <text:p>-48,80</text:p>
          </table:table-cell>
          <table:table-cell table:style-name="ce86" office:value-type="float" office:value="8.22645568847656" calcext:value-type="float">
            <text:p>8,2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sel (RW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Reckerth et al., 2017</text:p>
          </table:table-cell>
          <table:table-cell table:style-name="ce33" office:value-type="float" office:value="50.14" calcext:value-type="float">
            <text:p>50,14</text:p>
          </table:table-cell>
          <table:table-cell table:style-name="ce33" office:value-type="float" office:value="7.17" calcext:value-type="float">
            <text:p>7,17</text:p>
          </table:table-cell>
          <table:table-cell table:style-name="ce74" office:value-type="float" office:value="-6.93" calcext:value-type="float">
            <text:p>-6,93</text:p>
          </table:table-cell>
          <table:table-cell table:style-name="ce74" office:value-type="float" office:value="-50.3" calcext:value-type="float">
            <text:p>-50,3</text:p>
          </table:table-cell>
          <table:table-cell table:style-name="ce87" table:formula="of:=[.G418]-8*[.F418]" office:value-type="float" office:value="5.14" calcext:value-type="float">
            <text:p>5,1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7.03125" calcext:value-type="float">
            <text:p>7,03</text:p>
          </table:table-cell>
          <table:table-cell table:style-name="ce33" office:value-type="float" office:value="77.6387252807617" calcext:value-type="float">
            <text:p>77,64</text:p>
          </table:table-cell>
          <table:table-cell table:style-name="ce33" office:value-type="float" office:value="-6.87968158721923" calcext:value-type="float">
            <text:p>-6,88</text:p>
          </table:table-cell>
          <table:table-cell table:style-name="ce33" office:value-type="float" office:value="-45.1851348876953" calcext:value-type="float">
            <text:p>-45,19</text:p>
          </table:table-cell>
          <table:table-cell table:style-name="ce33" office:value-type="float" office:value="9.85231781005859" calcext:value-type="float">
            <text:p>9,85</text:p>
          </table:table-cell>
          <table:table-cell table:style-name="ce33" office:value-type="float" office:value="0.230988562107086" calcext:value-type="float">
            <text:p>0,23</text:p>
          </table:table-cell>
          <table:table-cell table:style-name="ce33" office:value-type="float" office:value="-6.75533294677734" calcext:value-type="float">
            <text:p>-6,76</text:p>
          </table:table-cell>
          <table:table-cell table:style-name="ce33" office:value-type="float" office:value="-45.9170303344726" calcext:value-type="float">
            <text:p>-45,92</text:p>
          </table:table-cell>
          <table:table-cell table:style-name="ce86" office:value-type="float" office:value="8.12563323974609" calcext:value-type="float">
            <text:p>8,1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eckar (RW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Reckerth et al., 2017</text:p>
          </table:table-cell>
          <table:table-cell table:style-name="ce33" office:value-type="float" office:value="49.44" calcext:value-type="float">
            <text:p>49,44</text:p>
          </table:table-cell>
          <table:table-cell table:style-name="ce33" office:value-type="float" office:value="9.01" calcext:value-type="float">
            <text:p>9,01</text:p>
          </table:table-cell>
          <table:table-cell table:style-name="ce74" office:value-type="float" office:value="-8.5" calcext:value-type="float">
            <text:p>-8,5</text:p>
          </table:table-cell>
          <table:table-cell table:style-name="ce74" office:value-type="float" office:value="-61.5" calcext:value-type="float">
            <text:p>-61,5</text:p>
          </table:table-cell>
          <table:table-cell table:style-name="ce87" table:formula="of:=[.G419]-8*[.F419]" office:value-type="float" office:value="6.5" calcext:value-type="float">
            <text:p>6,5</text:p>
          </table:table-cell>
          <table:table-cell table:style-name="ce33" office:value-type="float" office:value="49.3887596130371" calcext:value-type="float">
            <text:p>49,39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81.6523742675781" calcext:value-type="float">
            <text:p>81,65</text:p>
          </table:table-cell>
          <table:table-cell table:style-name="ce33" office:value-type="float" office:value="-6.80527639389038" calcext:value-type="float">
            <text:p>-6,81</text:p>
          </table:table-cell>
          <table:table-cell table:style-name="ce33" office:value-type="float" office:value="-45.4877319335937" calcext:value-type="float">
            <text:p>-45,49</text:p>
          </table:table-cell>
          <table:table-cell table:style-name="ce33" office:value-type="float" office:value="8.95447921752929" calcext:value-type="float">
            <text:p>8,95</text:p>
          </table:table-cell>
          <table:table-cell table:style-name="ce33" office:value-type="float" office:value="0.343699634075164" calcext:value-type="float">
            <text:p>0,34</text:p>
          </table:table-cell>
          <table:table-cell table:style-name="ce33" office:value-type="float" office:value="-6.83498954772949" calcext:value-type="float">
            <text:p>-6,83</text:p>
          </table:table-cell>
          <table:table-cell table:style-name="ce33" office:value-type="float" office:value="-46.5821075439453" calcext:value-type="float">
            <text:p>-46,58</text:p>
          </table:table-cell>
          <table:table-cell table:style-name="ce86" office:value-type="float" office:value="8.09780883789062" calcext:value-type="float">
            <text:p>8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hein <text:s/>(RW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Reckerth et al., 2017</text:p>
          </table:table-cell>
          <table:table-cell table:style-name="ce33" office:value-type="float" office:value="50.35" calcext:value-type="float">
            <text:p>50,35</text:p>
          </table:table-cell>
          <table:table-cell table:style-name="ce33" office:value-type="float" office:value="7.6" calcext:value-type="float">
            <text:p>7,60</text:p>
          </table:table-cell>
          <table:table-cell table:style-name="ce74" office:value-type="float" office:value="-8.13" calcext:value-type="float">
            <text:p>-8,13</text:p>
          </table:table-cell>
          <table:table-cell table:style-name="ce74" office:value-type="float" office:value="-58.7" calcext:value-type="float">
            <text:p>-58,7</text:p>
          </table:table-cell>
          <table:table-cell table:style-name="ce87" table:formula="of:=[.G420]-8*[.F420]" office:value-type="float" office:value="6.34" calcext:value-type="float">
            <text:p>6,3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1.1443405151367" calcext:value-type="float">
            <text:p>71,14</text:p>
          </table:table-cell>
          <table:table-cell table:style-name="ce33" office:value-type="float" office:value="-7.11066961288452" calcext:value-type="float">
            <text:p>-7,11</text:p>
          </table:table-cell>
          <table:table-cell table:style-name="ce33" office:value-type="float" office:value="-47.3530082702636" calcext:value-type="float">
            <text:p>-47,35</text:p>
          </table:table-cell>
          <table:table-cell table:style-name="ce33" office:value-type="float" office:value="9.5323486328125" calcext:value-type="float">
            <text:p>9,53</text:p>
          </table:table-cell>
          <table:table-cell table:style-name="ce33" office:value-type="float" office:value="0.230363294482231" calcext:value-type="float">
            <text:p>0,23</text:p>
          </table:table-cell>
          <table:table-cell table:style-name="ce33" office:value-type="float" office:value="-7.14798307418823" calcext:value-type="float">
            <text:p>-7,15</text:p>
          </table:table-cell>
          <table:table-cell table:style-name="ce33" office:value-type="float" office:value="-49.2720184326171" calcext:value-type="float">
            <text:p>-49,27</text:p>
          </table:table-cell>
          <table:table-cell table:style-name="ce86" office:value-type="float" office:value="7.91184616088867" calcext:value-type="float">
            <text:p>7,91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Ried <text:s/>(TW)</text:p>
          </table:table-cell>
          <table:table-cell table:style-name="ce23" office:value-type="string" calcext:value-type="string">
            <text:p>Deutschland</text:p>
          </table:table-cell>
          <table:table-cell table:style-name="ce30" office:value-type="string" calcext:value-type="string">
            <text:p>Chen et al., 2018</text:p>
          </table:table-cell>
          <table:table-cell table:style-name="ce33" office:value-type="float" office:value="47.75" calcext:value-type="float">
            <text:p>47,75</text:p>
          </table:table-cell>
          <table:table-cell table:style-name="ce33" office:value-type="float" office:value="7.8" calcext:value-type="float">
            <text:p>7,80</text:p>
          </table:table-cell>
          <table:table-cell table:style-name="ce74" office:value-type="float" office:value="-11.3" calcext:value-type="float">
            <text:p>-11,3</text:p>
          </table:table-cell>
          <table:table-cell table:style-name="ce80"/>
          <table:table-cell table:style-name="ce87"/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93.8580093383789" calcext:value-type="float">
            <text:p>93,86</text:p>
          </table:table-cell>
          <table:table-cell table:style-name="ce33" office:value-type="float" office:value="-7.56534576416015" calcext:value-type="float">
            <text:p>-7,57</text:p>
          </table:table-cell>
          <table:table-cell table:style-name="ce33" office:value-type="float" office:value="-50.9378433227539" calcext:value-type="float">
            <text:p>-50,94</text:p>
          </table:table-cell>
          <table:table-cell table:style-name="ce33" office:value-type="float" office:value="9.58492279052734" calcext:value-type="float">
            <text:p>9,58</text:p>
          </table:table-cell>
          <table:table-cell table:style-name="ce33" office:value-type="float" office:value="0.310496509075164" calcext:value-type="float">
            <text:p>0,31</text:p>
          </table:table-cell>
          <table:table-cell table:style-name="ce33" office:value-type="float" office:value="-7.6226577758789" calcext:value-type="float">
            <text:p>-7,62</text:p>
          </table:table-cell>
          <table:table-cell table:style-name="ce33" office:value-type="float" office:value="-52.4951248168945" calcext:value-type="float">
            <text:p>-52,50</text:p>
          </table:table-cell>
          <table:table-cell table:style-name="ce86" office:value-type="float" office:value="8.48613739013671" calcext:value-type="float">
            <text:p>8,49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Stuttgart <text:s/>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8.83" calcext:value-type="float">
            <text:p>48,83</text:p>
          </table:table-cell>
          <table:table-cell table:style-name="ce36" office:value-type="float" office:value="9.2" calcext:value-type="float">
            <text:p>9,20</text:p>
          </table:table-cell>
          <table:table-cell table:style-name="ce75" office:value-type="float" office:value="-7.99" calcext:value-type="float">
            <text:p>-7,99</text:p>
          </table:table-cell>
          <table:table-cell table:style-name="ce75" office:value-type="float" office:value="-59" calcext:value-type="float">
            <text:p>-59</text:p>
          </table:table-cell>
          <table:table-cell table:style-name="ce87" table:formula="of:=[.G422]-8*[.F422]" office:value-type="float" office:value="4.92" calcext:value-type="float">
            <text:p>4,9</text:p>
          </table:table-cell>
          <table:table-cell table:style-name="ce33" office:value-type="float" office:value="48.9206199645996" calcext:value-type="float">
            <text:p>48,92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101.276084899902" calcext:value-type="float">
            <text:p>101,28</text:p>
          </table:table-cell>
          <table:table-cell table:style-name="ce33" office:value-type="float" office:value="-7.5170874595642" calcext:value-type="float">
            <text:p>-7,52</text:p>
          </table:table-cell>
          <table:table-cell table:style-name="ce33" office:value-type="float" office:value="-50.2071647644042" calcext:value-type="float">
            <text:p>-50,21</text:p>
          </table:table-cell>
          <table:table-cell table:style-name="ce33" office:value-type="float" office:value="9.92953491210937" calcext:value-type="float">
            <text:p>9,93</text:p>
          </table:table-cell>
          <table:table-cell table:style-name="ce33" office:value-type="float" office:value="0.405185431241989" calcext:value-type="float">
            <text:p>0,41</text:p>
          </table:table-cell>
          <table:table-cell table:style-name="ce33" office:value-type="float" office:value="-7.04170036315917" calcext:value-type="float">
            <text:p>-7,04</text:p>
          </table:table-cell>
          <table:table-cell table:style-name="ce33" office:value-type="float" office:value="-47.6816825866699" calcext:value-type="float">
            <text:p>-47,68</text:p>
          </table:table-cell>
          <table:table-cell table:style-name="ce86" office:value-type="float" office:value="8.65192031860351" calcext:value-type="float">
            <text:p>8,65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Trier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9.75" calcext:value-type="float">
            <text:p>49,75</text:p>
          </table:table-cell>
          <table:table-cell table:style-name="ce36" office:value-type="float" office:value="6.67" calcext:value-type="float">
            <text:p>6,67</text:p>
          </table:table-cell>
          <table:table-cell table:style-name="ce75" office:value-type="float" office:value="-7.37" calcext:value-type="float">
            <text:p>-7,37</text:p>
          </table:table-cell>
          <table:table-cell table:style-name="ce75" office:value-type="float" office:value="-52.7" calcext:value-type="float">
            <text:p>-52,7</text:p>
          </table:table-cell>
          <table:table-cell table:style-name="ce87" table:formula="of:=[.G423]-8*[.F423]" office:value-type="float" office:value="6.26" calcext:value-type="float">
            <text:p>6,3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6.5625" calcext:value-type="float">
            <text:p>6,56</text:p>
          </table:table-cell>
          <table:table-cell table:style-name="ce33" office:value-type="float" office:value="88.3233489990234" calcext:value-type="float">
            <text:p>88,32</text:p>
          </table:table-cell>
          <table:table-cell table:style-name="ce33" office:value-type="float" office:value="-6.9776554107666" calcext:value-type="float">
            <text:p>-6,98</text:p>
          </table:table-cell>
          <table:table-cell table:style-name="ce33" office:value-type="float" office:value="-45.4674758911132" calcext:value-type="float">
            <text:p>-45,47</text:p>
          </table:table-cell>
          <table:table-cell table:style-name="ce33" office:value-type="float" office:value="10.3537673950195" calcext:value-type="float">
            <text:p>10,35</text:p>
          </table:table-cell>
          <table:table-cell table:style-name="ce33" office:value-type="float" office:value="0.21189422905445" calcext:value-type="float">
            <text:p>0,21</text:p>
          </table:table-cell>
          <table:table-cell table:style-name="ce33" office:value-type="float" office:value="-6.4407033920288" calcext:value-type="float">
            <text:p>-6,44</text:p>
          </table:table-cell>
          <table:table-cell table:style-name="ce33" office:value-type="float" office:value="-43.3293075561523" calcext:value-type="float">
            <text:p>-43,33</text:p>
          </table:table-cell>
          <table:table-cell table:style-name="ce86" office:value-type="float" office:value="8.19631958007812" calcext:value-type="float">
            <text:p>8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asserkuppe <text:s/>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Reckerth et al., 2017</text:p>
          </table:table-cell>
          <table:table-cell table:style-name="ce33" office:value-type="float" office:value="50.5" calcext:value-type="float">
            <text:p>50,50</text:p>
          </table:table-cell>
          <table:table-cell table:style-name="ce33" office:value-type="float" office:value="9.95" calcext:value-type="float">
            <text:p>9,95</text:p>
          </table:table-cell>
          <table:table-cell table:style-name="ce74" office:value-type="float" office:value="-9.59" calcext:value-type="float">
            <text:p>-9,59</text:p>
          </table:table-cell>
          <table:table-cell table:style-name="ce74" office:value-type="float" office:value="-65.9" calcext:value-type="float">
            <text:p>-65,9</text:p>
          </table:table-cell>
          <table:table-cell table:style-name="ce87" table:formula="of:=[.G424]-8*[.F424]" office:value-type="float" office:value="10.82" calcext:value-type="float">
            <text:p>10,8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9.84375" calcext:value-type="float">
            <text:p>9,84</text:p>
          </table:table-cell>
          <table:table-cell table:style-name="ce33" office:value-type="float" office:value="89.3298797607421" calcext:value-type="float">
            <text:p>89,33</text:p>
          </table:table-cell>
          <table:table-cell table:style-name="ce33" office:value-type="float" office:value="-7.4291934967041" calcext:value-type="float">
            <text:p>-7,43</text:p>
          </table:table-cell>
          <table:table-cell table:style-name="ce33" office:value-type="float" office:value="-49.3912277221679" calcext:value-type="float">
            <text:p>-49,39</text:p>
          </table:table-cell>
          <table:table-cell table:style-name="ce33" office:value-type="float" office:value="10.0423202514648" calcext:value-type="float">
            <text:p>10,04</text:p>
          </table:table-cell>
          <table:table-cell table:style-name="ce33" office:value-type="float" office:value="0.224967792630195" calcext:value-type="float">
            <text:p>0,22</text:p>
          </table:table-cell>
          <table:table-cell table:style-name="ce33" office:value-type="float" office:value="-7.01455879211425" calcext:value-type="float">
            <text:p>-7,01</text:p>
          </table:table-cell>
          <table:table-cell table:style-name="ce33" office:value-type="float" office:value="-47.7101821899414" calcext:value-type="float">
            <text:p>-47,71</text:p>
          </table:table-cell>
          <table:table-cell table:style-name="ce86" office:value-type="float" office:value="8.40628814697265" calcext:value-type="float">
            <text:p>8,41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Weil (P)</text:p>
          </table:table-cell>
          <table:table-cell table:style-name="ce23" office:value-type="string" calcext:value-type="string">
            <text:p>Deutschland</text:p>
          </table:table-cell>
          <table:table-cell office:value-type="string" calcext:value-type="string">
            <text:p>Stumpp et al., 2014</text:p>
          </table:table-cell>
          <table:table-cell table:style-name="ce36" office:value-type="float" office:value="47.6" calcext:value-type="float">
            <text:p>47,60</text:p>
          </table:table-cell>
          <table:table-cell table:style-name="ce36" office:value-type="float" office:value="7.63" calcext:value-type="float">
            <text:p>7,63</text:p>
          </table:table-cell>
          <table:table-cell table:style-name="ce75" office:value-type="float" office:value="-8.52" calcext:value-type="float">
            <text:p>-8,52</text:p>
          </table:table-cell>
          <table:table-cell table:style-name="ce75" office:value-type="float" office:value="-61.6" calcext:value-type="float">
            <text:p>-61,6</text:p>
          </table:table-cell>
          <table:table-cell table:style-name="ce87" table:formula="of:=[.G425]-8*[.F425]" office:value-type="float" office:value="6.56" calcext:value-type="float">
            <text:p>6,6</text:p>
          </table:table-cell>
          <table:table-cell table:style-name="ce33" office:value-type="float" office:value="47.5162010192871" calcext:value-type="float">
            <text:p>47,52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92.8987579345703" calcext:value-type="float">
            <text:p>92,90</text:p>
          </table:table-cell>
          <table:table-cell table:style-name="ce33" office:value-type="float" office:value="-7.35575199127197" calcext:value-type="float">
            <text:p>-7,36</text:p>
          </table:table-cell>
          <table:table-cell table:style-name="ce33" office:value-type="float" office:value="-49.0031623840332" calcext:value-type="float">
            <text:p>-49,00</text:p>
          </table:table-cell>
          <table:table-cell table:style-name="ce33" office:value-type="float" office:value="9.84285354614257" calcext:value-type="float">
            <text:p>9,84</text:p>
          </table:table-cell>
          <table:table-cell table:style-name="ce33" office:value-type="float" office:value="0.381697416305541" calcext:value-type="float">
            <text:p>0,38</text:p>
          </table:table-cell>
          <table:table-cell table:style-name="ce33" office:value-type="float" office:value="-7.38336706161499" calcext:value-type="float">
            <text:p>-7,38</text:p>
          </table:table-cell>
          <table:table-cell table:style-name="ce33" office:value-type="float" office:value="-50.2936706542968" calcext:value-type="float">
            <text:p>-50,29</text:p>
          </table:table-cell>
          <table:table-cell table:style-name="ce86" office:value-type="float" office:value="8.77326583862304" calcext:value-type="float">
            <text:p>8,77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Fromentel (TW)</text:p>
          </table:table-cell>
          <table:table-cell table:style-name="ce23" office:value-type="string" calcext:value-type="string">
            <text:p>France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72" calcext:value-type="float">
            <text:p>50,72</text:p>
          </table:table-cell>
          <table:table-cell table:style-name="ce33" office:value-type="float" office:value="1.98" calcext:value-type="float">
            <text:p>1,98</text:p>
          </table:table-cell>
          <table:table-cell table:style-name="ce74" office:value-type="float" office:value="-6.4" calcext:value-type="float">
            <text:p>-6,4</text:p>
          </table:table-cell>
          <table:table-cell table:style-name="ce74" office:value-type="float" office:value="-39" calcext:value-type="float">
            <text:p>-39</text:p>
          </table:table-cell>
          <table:table-cell table:style-name="ce87" table:formula="of:=[.G426]-8*[.F426]" office:value-type="float" office:value="12.2" calcext:value-type="float">
            <text:p>12,2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1.875" calcext:value-type="float">
            <text:p>1,88</text:p>
          </table:table-cell>
          <table:table-cell table:style-name="ce33" office:value-type="float" office:value="48.5930976867675" calcext:value-type="float">
            <text:p>48,59</text:p>
          </table:table-cell>
          <table:table-cell table:style-name="ce33" office:value-type="float" office:value="-6.03457117080688" calcext:value-type="float">
            <text:p>-6,03</text:p>
          </table:table-cell>
          <table:table-cell table:style-name="ce33" office:value-type="float" office:value="-39.4833068847656" calcext:value-type="float">
            <text:p>-39,48</text:p>
          </table:table-cell>
          <table:table-cell table:style-name="ce33" office:value-type="float" office:value="8.79326248168945" calcext:value-type="float">
            <text:p>8,79</text:p>
          </table:table-cell>
          <table:table-cell table:style-name="ce33" office:value-type="float" office:value="0.194285586476325" calcext:value-type="float">
            <text:p>0,19</text:p>
          </table:table-cell>
          <table:table-cell table:style-name="ce33" office:value-type="float" office:value="-5.80644416809082" calcext:value-type="float">
            <text:p>-5,81</text:p>
          </table:table-cell>
          <table:table-cell table:style-name="ce33" office:value-type="float" office:value="-39.2261123657226" calcext:value-type="float">
            <text:p>-39,23</text:p>
          </table:table-cell>
          <table:table-cell table:style-name="ce86" office:value-type="float" office:value="7.2254409790039" calcext:value-type="float">
            <text:p>7,23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Alerford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65" calcext:value-type="float">
            <text:p>50,65</text:p>
          </table:table-cell>
          <table:table-cell table:style-name="ce33" office:value-type="float" office:value="-4.23" calcext:value-type="float">
            <text:p>-4,23</text:p>
          </table:table-cell>
          <table:table-cell table:style-name="ce74" office:value-type="float" office:value="-6.3" calcext:value-type="float">
            <text:p>-6,3</text:p>
          </table:table-cell>
          <table:table-cell table:style-name="ce74" office:value-type="float" office:value="-38" calcext:value-type="float">
            <text:p>-38</text:p>
          </table:table-cell>
          <table:table-cell table:style-name="ce87" table:formula="of:=[.G427]-8*[.F427]" office:value-type="float" office:value="12.4" calcext:value-type="float">
            <text:p>12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4.21875" calcext:value-type="float">
            <text:p>-4,22</text:p>
          </table:table-cell>
          <table:table-cell table:style-name="ce33" office:value-type="float" office:value="63.7665290832519" calcext:value-type="float">
            <text:p>63,77</text:p>
          </table:table-cell>
          <table:table-cell table:style-name="ce33" office:value-type="float" office:value="-5.68479299545288" calcext:value-type="float">
            <text:p>-5,68</text:p>
          </table:table-cell>
          <table:table-cell table:style-name="ce33" office:value-type="float" office:value="-37.3838462829589" calcext:value-type="float">
            <text:p>-37,38</text:p>
          </table:table-cell>
          <table:table-cell table:style-name="ce33" office:value-type="float" office:value="8.09449768066406" calcext:value-type="float">
            <text:p>8,09</text:p>
          </table:table-cell>
          <table:table-cell table:style-name="ce33" office:value-type="float" office:value="0.322080999612808" calcext:value-type="float">
            <text:p>0,32</text:p>
          </table:table-cell>
          <table:table-cell table:style-name="ce33" office:value-type="float" office:value="-5.61184358596801" calcext:value-type="float">
            <text:p>-5,61</text:p>
          </table:table-cell>
          <table:table-cell table:style-name="ce33" office:value-type="float" office:value="-37.6683883666992" calcext:value-type="float">
            <text:p>-37,67</text:p>
          </table:table-cell>
          <table:table-cell table:style-name="ce86" office:value-type="float" office:value="7.22636032104492" calcext:value-type="float">
            <text:p>7,2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xminster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78" calcext:value-type="float">
            <text:p>50,78</text:p>
          </table:table-cell>
          <table:table-cell table:style-name="ce33" office:value-type="float" office:value="-2.99" calcext:value-type="float">
            <text:p>-2,99</text:p>
          </table:table-cell>
          <table:table-cell table:style-name="ce74" office:value-type="float" office:value="-6.5" calcext:value-type="float">
            <text:p>-6,5</text:p>
          </table:table-cell>
          <table:table-cell table:style-name="ce74" office:value-type="float" office:value="-41" calcext:value-type="float">
            <text:p>-41</text:p>
          </table:table-cell>
          <table:table-cell table:style-name="ce87" table:formula="of:=[.G428]-8*[.F428]" office:value-type="float" office:value="11" calcext:value-type="float">
            <text:p>11,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2.8125" calcext:value-type="float">
            <text:p>-2,81</text:p>
          </table:table-cell>
          <table:table-cell table:style-name="ce33" office:value-type="float" office:value="59.1106605529785" calcext:value-type="float">
            <text:p>59,11</text:p>
          </table:table-cell>
          <table:table-cell table:style-name="ce33" office:value-type="float" office:value="-5.42200994491577" calcext:value-type="float">
            <text:p>-5,42</text:p>
          </table:table-cell>
          <table:table-cell table:style-name="ce33" office:value-type="float" office:value="-35.3108940124511" calcext:value-type="float">
            <text:p>-35,31</text:p>
          </table:table-cell>
          <table:table-cell table:style-name="ce33" office:value-type="float" office:value="8.065185546875" calcext:value-type="float">
            <text:p>8,07</text:p>
          </table:table-cell>
          <table:table-cell table:style-name="ce33" office:value-type="float" office:value="0.180937200784683" calcext:value-type="float">
            <text:p>0,18</text:p>
          </table:table-cell>
          <table:table-cell table:style-name="ce33" office:value-type="float" office:value="-5.17302656173706" calcext:value-type="float">
            <text:p>-5,17</text:p>
          </table:table-cell>
          <table:table-cell table:style-name="ce33" office:value-type="float" office:value="-34.914264678955" calcext:value-type="float">
            <text:p>-34,91</text:p>
          </table:table-cell>
          <table:table-cell table:style-name="ce86" office:value-type="float" office:value="6.4699478149414" calcext:value-type="float">
            <text:p>6,47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yr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21" calcext:value-type="float">
            <text:p>50,21</text:p>
          </table:table-cell>
          <table:table-cell table:style-name="ce33" office:value-type="float" office:value="-5.5" calcext:value-type="float">
            <text:p>-5,50</text:p>
          </table:table-cell>
          <table:table-cell table:style-name="ce74" office:value-type="float" office:value="-5.8" calcext:value-type="float">
            <text:p>-5,8</text:p>
          </table:table-cell>
          <table:table-cell table:style-name="ce74" office:value-type="float" office:value="-34" calcext:value-type="float">
            <text:p>-34</text:p>
          </table:table-cell>
          <table:table-cell table:style-name="ce87" table:formula="of:=[.G429]-8*[.F429]" office:value-type="float" office:value="12.4" calcext:value-type="float">
            <text:p>12,4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625" calcext:value-type="float">
            <text:p>-5,63</text:p>
          </table:table-cell>
          <table:table-cell table:style-name="ce33" office:value-type="float" office:value="72.7177276611328" calcext:value-type="float">
            <text:p>72,72</text:p>
          </table:table-cell>
          <table:table-cell table:style-name="ce33" office:value-type="float" office:value="-4.79076290130615" calcext:value-type="float">
            <text:p>-4,79</text:p>
          </table:table-cell>
          <table:table-cell table:style-name="ce33" office:value-type="float" office:value="-30.749656677246" calcext:value-type="float">
            <text:p>-30,75</text:p>
          </table:table-cell>
          <table:table-cell table:style-name="ce33" office:value-type="float" office:value="7.57644653320312" calcext:value-type="float">
            <text:p>7,5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Brenzett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1.01" calcext:value-type="float">
            <text:p>51,01</text:p>
          </table:table-cell>
          <table:table-cell table:style-name="ce33" office:value-type="float" office:value="0.86" calcext:value-type="float">
            <text:p>0,86</text:p>
          </table:table-cell>
          <table:table-cell table:style-name="ce74" office:value-type="float" office:value="-7.3" calcext:value-type="float">
            <text:p>-7,3</text:p>
          </table:table-cell>
          <table:table-cell table:style-name="ce74" office:value-type="float" office:value="-45" calcext:value-type="float">
            <text:p>-45</text:p>
          </table:table-cell>
          <table:table-cell table:style-name="ce87" table:formula="of:=[.G430]-8*[.F430]" office:value-type="float" office:value="13.4" calcext:value-type="float">
            <text:p>13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63.633544921875" calcext:value-type="float">
            <text:p>63,63</text:p>
          </table:table-cell>
          <table:table-cell table:style-name="ce33" office:value-type="float" office:value="-5.45817422866821" calcext:value-type="float">
            <text:p>-5,46</text:p>
          </table:table-cell>
          <table:table-cell table:style-name="ce33" office:value-type="float" office:value="-35.7926521301269" calcext:value-type="float">
            <text:p>-35,79</text:p>
          </table:table-cell>
          <table:table-cell table:style-name="ce33" office:value-type="float" office:value="7.87274169921875" calcext:value-type="float">
            <text:p>7,8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stle Park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7" calcext:value-type="float">
            <text:p>50,70</text:p>
          </table:table-cell>
          <table:table-cell table:style-name="ce33" office:value-type="float" office:value="-2.45" calcext:value-type="float">
            <text:p>-2,45</text:p>
          </table:table-cell>
          <table:table-cell table:style-name="ce74" office:value-type="float" office:value="-6.4" calcext:value-type="float">
            <text:p>-6,4</text:p>
          </table:table-cell>
          <table:table-cell table:style-name="ce74" office:value-type="float" office:value="-39" calcext:value-type="float">
            <text:p>-39</text:p>
          </table:table-cell>
          <table:table-cell table:style-name="ce87" table:formula="of:=[.G431]-8*[.F431]" office:value-type="float" office:value="12.2" calcext:value-type="float">
            <text:p>12,2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52.7808723449707" calcext:value-type="float">
            <text:p>52,78</text:p>
          </table:table-cell>
          <table:table-cell table:style-name="ce33" office:value-type="float" office:value="-5.46692895889282" calcext:value-type="float">
            <text:p>-5,47</text:p>
          </table:table-cell>
          <table:table-cell table:style-name="ce33" office:value-type="float" office:value="-35.6355590820312" calcext:value-type="float">
            <text:p>-35,64</text:p>
          </table:table-cell>
          <table:table-cell table:style-name="ce33" office:value-type="float" office:value="8.09987258911132" calcext:value-type="float">
            <text:p>8,10</text:p>
          </table:table-cell>
          <table:table-cell table:style-name="ce33" office:value-type="float" office:value="0.207233846187591" calcext:value-type="float">
            <text:p>0,21</text:p>
          </table:table-cell>
          <table:table-cell table:style-name="ce33" office:value-type="float" office:value="-5.14220237731933" calcext:value-type="float">
            <text:p>-5,14</text:p>
          </table:table-cell>
          <table:table-cell table:style-name="ce33" office:value-type="float" office:value="-34.6943588256835" calcext:value-type="float">
            <text:p>-34,69</text:p>
          </table:table-cell>
          <table:table-cell table:style-name="ce86" office:value-type="float" office:value="6.44326019287109" calcext:value-type="float">
            <text:p>6,44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Cheltenham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1.9" calcext:value-type="float">
            <text:p>51,90</text:p>
          </table:table-cell>
          <table:table-cell table:style-name="ce33" office:value-type="float" office:value="-2.07" calcext:value-type="float">
            <text:p>-2,07</text:p>
          </table:table-cell>
          <table:table-cell table:style-name="ce74" office:value-type="float" office:value="-7.1" calcext:value-type="float">
            <text:p>-7,1</text:p>
          </table:table-cell>
          <table:table-cell table:style-name="ce82" office:value-type="float" office:value="-47" calcext:value-type="float">
            <text:p>-47</text:p>
          </table:table-cell>
          <table:table-cell table:style-name="ce87" table:formula="of:=[.G432]-8*[.F432]" office:value-type="float" office:value="9.8" calcext:value-type="float">
            <text:p>9,8</text:p>
          </table:table-cell>
          <table:table-cell table:style-name="ce33" office:value-type="float" office:value="51.7294578552246" calcext:value-type="float">
            <text:p>51,73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59.5219268798828" calcext:value-type="float">
            <text:p>59,52</text:p>
          </table:table-cell>
          <table:table-cell table:style-name="ce33" office:value-type="float" office:value="-6.24307823181152" calcext:value-type="float">
            <text:p>-6,24</text:p>
          </table:table-cell>
          <table:table-cell table:style-name="ce33" office:value-type="float" office:value="-41.5945587158203" calcext:value-type="float">
            <text:p>-41,59</text:p>
          </table:table-cell>
          <table:table-cell table:style-name="ce33" office:value-type="float" office:value="8.35006713867187" calcext:value-type="float">
            <text:p>8,35</text:p>
          </table:table-cell>
          <table:table-cell table:style-name="ce33" office:value-type="float" office:value="0.231263220310211" calcext:value-type="float">
            <text:p>0,23</text:p>
          </table:table-cell>
          <table:table-cell table:style-name="ce33" office:value-type="float" office:value="-5.82494640350341" calcext:value-type="float">
            <text:p>-5,82</text:p>
          </table:table-cell>
          <table:table-cell table:style-name="ce33" office:value-type="float" office:value="-40.4876594543457" calcext:value-type="float">
            <text:p>-40,49</text:p>
          </table:table-cell>
          <table:table-cell table:style-name="ce86" office:value-type="float" office:value="6.11191177368164" calcext:value-type="float">
            <text:p>6,1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avidstow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66" calcext:value-type="float">
            <text:p>50,66</text:p>
          </table:table-cell>
          <table:table-cell table:style-name="ce33" office:value-type="float" office:value="-4.62" calcext:value-type="float">
            <text:p>-4,62</text:p>
          </table:table-cell>
          <table:table-cell table:style-name="ce74" office:value-type="float" office:value="-6.1" calcext:value-type="float">
            <text:p>-6,1</text:p>
          </table:table-cell>
          <table:table-cell table:style-name="ce74" office:value-type="float" office:value="-36" calcext:value-type="float">
            <text:p>-36</text:p>
          </table:table-cell>
          <table:table-cell table:style-name="ce87" table:formula="of:=[.G433]-8*[.F433]" office:value-type="float" office:value="12.8" calcext:value-type="float">
            <text:p>12,8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92.2451019287109" calcext:value-type="float">
            <text:p>92,25</text:p>
          </table:table-cell>
          <table:table-cell table:style-name="ce33" office:value-type="float" office:value="-5.05862760543823" calcext:value-type="float">
            <text:p>-5,06</text:p>
          </table:table-cell>
          <table:table-cell table:style-name="ce33" office:value-type="float" office:value="-32.4262504577636" calcext:value-type="float">
            <text:p>-32,43</text:p>
          </table:table-cell>
          <table:table-cell table:style-name="ce33" office:value-type="float" office:value="8.04277038574218" calcext:value-type="float">
            <text:p>8,04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almouth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15" calcext:value-type="float">
            <text:p>50,15</text:p>
          </table:table-cell>
          <table:table-cell table:style-name="ce33" office:value-type="float" office:value="-5.06" calcext:value-type="float">
            <text:p>-5,06</text:p>
          </table:table-cell>
          <table:table-cell table:style-name="ce74" office:value-type="float" office:value="-4.1" calcext:value-type="float">
            <text:p>-4,1</text:p>
          </table:table-cell>
          <table:table-cell table:style-name="ce74" office:value-type="float" office:value="-25" calcext:value-type="float">
            <text:p>-25</text:p>
          </table:table-cell>
          <table:table-cell table:style-name="ce87" table:formula="of:=[.G434]-8*[.F434]" office:value-type="float" office:value="7.8" calcext:value-type="float">
            <text:p>7,8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15625" calcext:value-type="float">
            <text:p>-5,16</text:p>
          </table:table-cell>
          <table:table-cell table:style-name="ce33" office:value-type="float" office:value="57.0755348205566" calcext:value-type="float">
            <text:p>57,08</text:p>
          </table:table-cell>
          <table:table-cell table:style-name="ce33" office:value-type="float" office:value="-5.18632078170776" calcext:value-type="float">
            <text:p>-5,19</text:p>
          </table:table-cell>
          <table:table-cell table:style-name="ce33" office:value-type="float" office:value="-33.5633735656738" calcext:value-type="float">
            <text:p>-33,56</text:p>
          </table:table-cell>
          <table:table-cell table:style-name="ce33" office:value-type="float" office:value="7.92719268798828" calcext:value-type="float">
            <text:p>7,93</text:p>
          </table:table-cell>
          <table:table-cell table:style-name="ce33" office:value-type="float" office:value="0.191850453615188" calcext:value-type="float">
            <text:p>0,19</text:p>
          </table:table-cell>
          <table:table-cell table:style-name="ce33" office:value-type="float" office:value="-5.07764863967895" calcext:value-type="float">
            <text:p>-5,08</text:p>
          </table:table-cell>
          <table:table-cell table:style-name="ce33" office:value-type="float" office:value="-33.7404632568359" calcext:value-type="float">
            <text:p>-33,74</text:p>
          </table:table-cell>
          <table:table-cell table:style-name="ce86" office:value-type="float" office:value="6.8807258605957" calcext:value-type="float">
            <text:p>6,88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Folkeston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1.09" calcext:value-type="float">
            <text:p>51,09</text:p>
          </table:table-cell>
          <table:table-cell table:style-name="ce33" office:value-type="float" office:value="1.17" calcext:value-type="float">
            <text:p>1,17</text:p>
          </table:table-cell>
          <table:table-cell table:style-name="ce76" office:value-type="float" office:value="-7" calcext:value-type="float">
            <text:p>-7,0</text:p>
          </table:table-cell>
          <table:table-cell table:style-name="ce74" office:value-type="float" office:value="-42" calcext:value-type="float">
            <text:p>-42</text:p>
          </table:table-cell>
          <table:table-cell table:style-name="ce87" table:formula="of:=[.G435]-8*[.F435]" office:value-type="float" office:value="14" calcext:value-type="float">
            <text:p>14,0</text:p>
          </table:table-cell>
          <table:table-cell table:style-name="ce33" office:value-type="float" office:value="51.2613182067871" calcext:value-type="float">
            <text:p>51,26</text:p>
          </table:table-cell>
          <table:table-cell table:style-name="ce33" office:value-type="float" office:value="0.9375" calcext:value-type="float">
            <text:p>0,94</text:p>
          </table:table-cell>
          <table:table-cell table:style-name="ce33" office:value-type="float" office:value="49.0641937255859" calcext:value-type="float">
            <text:p>49,06</text:p>
          </table:table-cell>
          <table:table-cell table:style-name="ce33" office:value-type="float" office:value="-5.8900876045227" calcext:value-type="float">
            <text:p>-5,89</text:p>
          </table:table-cell>
          <table:table-cell table:style-name="ce33" office:value-type="float" office:value="-38.6455039978027" calcext:value-type="float">
            <text:p>-38,65</text:p>
          </table:table-cell>
          <table:table-cell table:style-name="ce33" office:value-type="float" office:value="8.4751968383789" calcext:value-type="float">
            <text:p>8,48</text:p>
          </table:table-cell>
          <table:table-cell table:style-name="ce33" office:value-type="float" office:value="0.159510463476181" calcext:value-type="float">
            <text:p>0,16</text:p>
          </table:table-cell>
          <table:table-cell table:style-name="ce33" office:value-type="float" office:value="-5.54864692687988" calcext:value-type="float">
            <text:p>-5,55</text:p>
          </table:table-cell>
          <table:table-cell table:style-name="ce33" office:value-type="float" office:value="-37.839012145996" calcext:value-type="float">
            <text:p>-37,84</text:p>
          </table:table-cell>
          <table:table-cell table:style-name="ce86" office:value-type="float" office:value="6.55016326904296" calcext:value-type="float">
            <text:p>6,5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ntwell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86" calcext:value-type="float">
            <text:p>50,86</text:p>
          </table:table-cell>
          <table:table-cell table:style-name="ce33" office:value-type="float" office:value="-0.65" calcext:value-type="float">
            <text:p>-0,65</text:p>
          </table:table-cell>
          <table:table-cell table:style-name="ce74" office:value-type="float" office:value="-6.5" calcext:value-type="float">
            <text:p>-6,5</text:p>
          </table:table-cell>
          <table:table-cell table:style-name="ce74" office:value-type="float" office:value="-41" calcext:value-type="float">
            <text:p>-41</text:p>
          </table:table-cell>
          <table:table-cell table:style-name="ce87" table:formula="of:=[.G436]-8*[.F436]" office:value-type="float" office:value="11" calcext:value-type="float">
            <text:p>11,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0.46875" calcext:value-type="float">
            <text:p>-0,47</text:p>
          </table:table-cell>
          <table:table-cell table:style-name="ce33" office:value-type="float" office:value="72.1551818847656" calcext:value-type="float">
            <text:p>72,16</text:p>
          </table:table-cell>
          <table:table-cell table:style-name="ce33" office:value-type="float" office:value="-5.27469253540039" calcext:value-type="float">
            <text:p>-5,27</text:p>
          </table:table-cell>
          <table:table-cell table:style-name="ce33" office:value-type="float" office:value="-34.0391616821289" calcext:value-type="float">
            <text:p>-34,04</text:p>
          </table:table-cell>
          <table:table-cell table:style-name="ce33" office:value-type="float" office:value="8.15837860107421" calcext:value-type="float">
            <text:p>8,1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Four Winds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52" calcext:value-type="float">
            <text:p>50,52</text:p>
          </table:table-cell>
          <table:table-cell table:style-name="ce33" office:value-type="float" office:value="-4.65" calcext:value-type="float">
            <text:p>-4,65</text:p>
          </table:table-cell>
          <table:table-cell table:style-name="ce74" office:value-type="float" office:value="-6.1" calcext:value-type="float">
            <text:p>-6,1</text:p>
          </table:table-cell>
          <table:table-cell table:style-name="ce74" office:value-type="float" office:value="-34" calcext:value-type="float">
            <text:p>-34</text:p>
          </table:table-cell>
          <table:table-cell table:style-name="ce87" table:formula="of:=[.G437]-8*[.F437]" office:value-type="float" office:value="14.8" calcext:value-type="float">
            <text:p>14,8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98.2173995971679" calcext:value-type="float">
            <text:p>98,22</text:p>
          </table:table-cell>
          <table:table-cell table:style-name="ce33" office:value-type="float" office:value="-4.99400472640991" calcext:value-type="float">
            <text:p>-4,99</text:p>
          </table:table-cell>
          <table:table-cell table:style-name="ce33" office:value-type="float" office:value="-31.8592948913574" calcext:value-type="float">
            <text:p>-31,86</text:p>
          </table:table-cell>
          <table:table-cell table:style-name="ce33" office:value-type="float" office:value="8.09274291992187" calcext:value-type="float">
            <text:p>8,09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astings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86" calcext:value-type="float">
            <text:p>50,86</text:p>
          </table:table-cell>
          <table:table-cell table:style-name="ce33" office:value-type="float" office:value="0.58" calcext:value-type="float">
            <text:p>0,58</text:p>
          </table:table-cell>
          <table:table-cell table:style-name="ce74" office:value-type="float" office:value="-6.3" calcext:value-type="float">
            <text:p>-6,3</text:p>
          </table:table-cell>
          <table:table-cell table:style-name="ce74" office:value-type="float" office:value="-38" calcext:value-type="float">
            <text:p>-38</text:p>
          </table:table-cell>
          <table:table-cell table:style-name="ce87" table:formula="of:=[.G438]-8*[.F438]" office:value-type="float" office:value="12.4" calcext:value-type="float">
            <text:p>12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63.6242370605468" calcext:value-type="float">
            <text:p>63,62</text:p>
          </table:table-cell>
          <table:table-cell table:style-name="ce33" office:value-type="float" office:value="-5.3027811050415" calcext:value-type="float">
            <text:p>-5,30</text:p>
          </table:table-cell>
          <table:table-cell table:style-name="ce33" office:value-type="float" office:value="-34.6475677490234" calcext:value-type="float">
            <text:p>-34,65</text:p>
          </table:table-cell>
          <table:table-cell table:style-name="ce33" office:value-type="float" office:value="7.77468109130859" calcext:value-type="float">
            <text:p>7,77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ayl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19" calcext:value-type="float">
            <text:p>50,19</text:p>
          </table:table-cell>
          <table:table-cell table:style-name="ce33" office:value-type="float" office:value="-5.42" calcext:value-type="float">
            <text:p>-5,42</text:p>
          </table:table-cell>
          <table:table-cell table:style-name="ce74" office:value-type="float" office:value="-5.6" calcext:value-type="float">
            <text:p>-5,6</text:p>
          </table:table-cell>
          <table:table-cell table:style-name="ce74" office:value-type="float" office:value="-32" calcext:value-type="float">
            <text:p>-32</text:p>
          </table:table-cell>
          <table:table-cell table:style-name="ce87" table:formula="of:=[.G439]-8*[.F439]" office:value-type="float" office:value="12.8" calcext:value-type="float">
            <text:p>12,8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625" calcext:value-type="float">
            <text:p>-5,63</text:p>
          </table:table-cell>
          <table:table-cell table:style-name="ce33" office:value-type="float" office:value="72.7177276611328" calcext:value-type="float">
            <text:p>72,72</text:p>
          </table:table-cell>
          <table:table-cell table:style-name="ce33" office:value-type="float" office:value="-4.79076290130615" calcext:value-type="float">
            <text:p>-4,79</text:p>
          </table:table-cell>
          <table:table-cell table:style-name="ce33" office:value-type="float" office:value="-30.749656677246" calcext:value-type="float">
            <text:p>-30,75</text:p>
          </table:table-cell>
          <table:table-cell table:style-name="ce33" office:value-type="float" office:value="7.57644653320312" calcext:value-type="float">
            <text:p>7,5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elston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1" calcext:value-type="float">
            <text:p>50,10</text:p>
          </table:table-cell>
          <table:table-cell table:style-name="ce33" office:value-type="float" office:value="-5.28" calcext:value-type="float">
            <text:p>-5,28</text:p>
          </table:table-cell>
          <table:table-cell table:style-name="ce74" office:value-type="float" office:value="-5.3" calcext:value-type="float">
            <text:p>-5,3</text:p>
          </table:table-cell>
          <table:table-cell table:style-name="ce74" office:value-type="float" office:value="-34" calcext:value-type="float">
            <text:p>-34</text:p>
          </table:table-cell>
          <table:table-cell table:style-name="ce87" table:formula="of:=[.G440]-8*[.F440]" office:value-type="float" office:value="8.4" calcext:value-type="float">
            <text:p>8,4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15625" calcext:value-type="float">
            <text:p>-5,16</text:p>
          </table:table-cell>
          <table:table-cell table:style-name="ce33" office:value-type="float" office:value="57.0755348205566" calcext:value-type="float">
            <text:p>57,08</text:p>
          </table:table-cell>
          <table:table-cell table:style-name="ce33" office:value-type="float" office:value="-5.18632078170776" calcext:value-type="float">
            <text:p>-5,19</text:p>
          </table:table-cell>
          <table:table-cell table:style-name="ce33" office:value-type="float" office:value="-33.5633735656738" calcext:value-type="float">
            <text:p>-33,56</text:p>
          </table:table-cell>
          <table:table-cell table:style-name="ce33" office:value-type="float" office:value="7.92719268798828" calcext:value-type="float">
            <text:p>7,93</text:p>
          </table:table-cell>
          <table:table-cell table:style-name="ce33" office:value-type="float" office:value="0.191850453615188" calcext:value-type="float">
            <text:p>0,19</text:p>
          </table:table-cell>
          <table:table-cell table:style-name="ce33" office:value-type="float" office:value="-5.07764863967895" calcext:value-type="float">
            <text:p>-5,08</text:p>
          </table:table-cell>
          <table:table-cell table:style-name="ce33" office:value-type="float" office:value="-33.7404632568359" calcext:value-type="float">
            <text:p>-33,74</text:p>
          </table:table-cell>
          <table:table-cell table:style-name="ce86" office:value-type="float" office:value="6.8807258605957" calcext:value-type="float">
            <text:p>6,88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Lower Wick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1.66" calcext:value-type="float">
            <text:p>51,66</text:p>
          </table:table-cell>
          <table:table-cell table:style-name="ce33" office:value-type="float" office:value="-2.43" calcext:value-type="float">
            <text:p>-2,43</text:p>
          </table:table-cell>
          <table:table-cell table:style-name="ce74" office:value-type="float" office:value="-7.1" calcext:value-type="float">
            <text:p>-7,1</text:p>
          </table:table-cell>
          <table:table-cell table:style-name="ce83" office:value-type="float" office:value="-45" calcext:value-type="float">
            <text:p>-45</text:p>
          </table:table-cell>
          <table:table-cell table:style-name="ce87" table:formula="of:=[.G441]-8*[.F441]" office:value-type="float" office:value="11.8" calcext:value-type="float">
            <text:p>11,8</text:p>
          </table:table-cell>
          <table:table-cell table:style-name="ce33" office:value-type="float" office:value="51.7294578552246" calcext:value-type="float">
            <text:p>51,73</text:p>
          </table:table-cell>
          <table:table-cell table:style-name="ce33" office:value-type="float" office:value="-2.34375" calcext:value-type="float">
            <text:p>-2,34</text:p>
          </table:table-cell>
          <table:table-cell table:style-name="ce33" office:value-type="float" office:value="63.238597869873" calcext:value-type="float">
            <text:p>63,24</text:p>
          </table:table-cell>
          <table:table-cell table:style-name="ce33" office:value-type="float" office:value="-6.11858940124511" calcext:value-type="float">
            <text:p>-6,12</text:p>
          </table:table-cell>
          <table:table-cell table:style-name="ce33" office:value-type="float" office:value="-40.7409515380859" calcext:value-type="float">
            <text:p>-40,74</text:p>
          </table:table-cell>
          <table:table-cell table:style-name="ce33" office:value-type="float" office:value="8.207763671875" calcext:value-type="float">
            <text:p>8,21</text:p>
          </table:table-cell>
          <table:table-cell table:style-name="ce33" office:value-type="float" office:value="0.209227830171585" calcext:value-type="float">
            <text:p>0,21</text:p>
          </table:table-cell>
          <table:table-cell table:style-name="ce33" office:value-type="float" office:value="-5.82731389999389" calcext:value-type="float">
            <text:p>-5,83</text:p>
          </table:table-cell>
          <table:table-cell table:style-name="ce33" office:value-type="float" office:value="-40.6250457763671" calcext:value-type="float">
            <text:p>-40,63</text:p>
          </table:table-cell>
          <table:table-cell table:style-name="ce86" office:value-type="float" office:value="5.99346542358398" calcext:value-type="float">
            <text:p>5,99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Lydford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65" calcext:value-type="float">
            <text:p>50,65</text:p>
          </table:table-cell>
          <table:table-cell table:style-name="ce33" office:value-type="float" office:value="-4.1" calcext:value-type="float">
            <text:p>-4,10</text:p>
          </table:table-cell>
          <table:table-cell table:style-name="ce74" office:value-type="float" office:value="-6.2" calcext:value-type="float">
            <text:p>-6,2</text:p>
          </table:table-cell>
          <table:table-cell table:style-name="ce74" office:value-type="float" office:value="-38" calcext:value-type="float">
            <text:p>-38</text:p>
          </table:table-cell>
          <table:table-cell table:style-name="ce87" table:formula="of:=[.G442]-8*[.F442]" office:value-type="float" office:value="11.6" calcext:value-type="float">
            <text:p>11,6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4.21875" calcext:value-type="float">
            <text:p>-4,22</text:p>
          </table:table-cell>
          <table:table-cell table:style-name="ce33" office:value-type="float" office:value="63.7665290832519" calcext:value-type="float">
            <text:p>63,77</text:p>
          </table:table-cell>
          <table:table-cell table:style-name="ce33" office:value-type="float" office:value="-5.68479299545288" calcext:value-type="float">
            <text:p>-5,68</text:p>
          </table:table-cell>
          <table:table-cell table:style-name="ce33" office:value-type="float" office:value="-37.3838462829589" calcext:value-type="float">
            <text:p>-37,38</text:p>
          </table:table-cell>
          <table:table-cell table:style-name="ce33" office:value-type="float" office:value="8.09449768066406" calcext:value-type="float">
            <text:p>8,09</text:p>
          </table:table-cell>
          <table:table-cell table:style-name="ce33" office:value-type="float" office:value="0.322080999612808" calcext:value-type="float">
            <text:p>0,32</text:p>
          </table:table-cell>
          <table:table-cell table:style-name="ce33" office:value-type="float" office:value="-5.61184358596801" calcext:value-type="float">
            <text:p>-5,61</text:p>
          </table:table-cell>
          <table:table-cell table:style-name="ce33" office:value-type="float" office:value="-37.6683883666992" calcext:value-type="float">
            <text:p>-37,67</text:p>
          </table:table-cell>
          <table:table-cell table:style-name="ce86" office:value-type="float" office:value="7.22636032104492" calcext:value-type="float">
            <text:p>7,2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ethey Abbey <text:s/>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Gooddy et al., 2015</text:p>
          </table:table-cell>
          <table:table-cell table:style-name="ce33" office:value-type="float" office:value="50.87" calcext:value-type="float">
            <text:p>50,87</text:p>
          </table:table-cell>
          <table:table-cell table:style-name="ce33" office:value-type="float" office:value="-1.35" calcext:value-type="float">
            <text:p>-1,35</text:p>
          </table:table-cell>
          <table:table-cell table:style-name="ce74" office:value-type="string" calcext:value-type="string">
            <text:p>-6.48</text:p>
          </table:table-cell>
          <table:table-cell table:style-name="ce74"/>
          <table:table-cell table:style-name="ce91"/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5.6462440490722" calcext:value-type="float">
            <text:p>55,65</text:p>
          </table:table-cell>
          <table:table-cell table:style-name="ce33" office:value-type="float" office:value="-5.68796157836914" calcext:value-type="float">
            <text:p>-5,69</text:p>
          </table:table-cell>
          <table:table-cell table:style-name="ce33" office:value-type="float" office:value="-37.263500213623" calcext:value-type="float">
            <text:p>-37,26</text:p>
          </table:table-cell>
          <table:table-cell table:style-name="ce33" office:value-type="float" office:value="8.24019241333007" calcext:value-type="float">
            <text:p>8,24</text:p>
          </table:table-cell>
          <table:table-cell table:style-name="ce33" office:value-type="float" office:value="0.23015509545803" calcext:value-type="float">
            <text:p>0,23</text:p>
          </table:table-cell>
          <table:table-cell table:style-name="ce33" office:value-type="float" office:value="-5.15959882736206" calcext:value-type="float">
            <text:p>-5,16</text:p>
          </table:table-cell>
          <table:table-cell table:style-name="ce33" office:value-type="float" office:value="-34.6581802368164" calcext:value-type="float">
            <text:p>-34,66</text:p>
          </table:table-cell>
          <table:table-cell table:style-name="ce86" office:value-type="float" office:value="6.61861038208007" calcext:value-type="float">
            <text:p>6,62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Paignton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44" calcext:value-type="float">
            <text:p>50,44</text:p>
          </table:table-cell>
          <table:table-cell table:style-name="ce33" office:value-type="float" office:value="-3.57" calcext:value-type="float">
            <text:p>-3,57</text:p>
          </table:table-cell>
          <table:table-cell table:style-name="ce76" office:value-type="float" office:value="-6" calcext:value-type="float">
            <text:p>-6,0</text:p>
          </table:table-cell>
          <table:table-cell table:style-name="ce74" office:value-type="float" office:value="-37" calcext:value-type="float">
            <text:p>-37</text:p>
          </table:table-cell>
          <table:table-cell table:style-name="ce87" table:formula="of:=[.G444]-8*[.F444]" office:value-type="float" office:value="11" calcext:value-type="float">
            <text:p>11,0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3.75" calcext:value-type="float">
            <text:p>-3,75</text:p>
          </table:table-cell>
          <table:table-cell table:style-name="ce33" office:value-type="float" office:value="62.2624168395996" calcext:value-type="float">
            <text:p>62,26</text:p>
          </table:table-cell>
          <table:table-cell table:style-name="ce33" office:value-type="float" office:value="-5.45243549346923" calcext:value-type="float">
            <text:p>-5,45</text:p>
          </table:table-cell>
          <table:table-cell table:style-name="ce33" office:value-type="float" office:value="-35.4219398498535" calcext:value-type="float">
            <text:p>-35,42</text:p>
          </table:table-cell>
          <table:table-cell table:style-name="ce33" office:value-type="float" office:value="8.19754409790039" calcext:value-type="float">
            <text:p>8,20</text:p>
          </table:table-cell>
          <table:table-cell table:style-name="ce33" office:value-type="float" office:value="0.173717752099037" calcext:value-type="float">
            <text:p>0,17</text:p>
          </table:table-cell>
          <table:table-cell table:style-name="ce33" office:value-type="float" office:value="-5.24780988693237" calcext:value-type="float">
            <text:p>-5,25</text:p>
          </table:table-cell>
          <table:table-cell table:style-name="ce33" office:value-type="float" office:value="-35.1644058227539" calcext:value-type="float">
            <text:p>-35,16</text:p>
          </table:table-cell>
          <table:table-cell table:style-name="ce86" office:value-type="float" office:value="6.81807327270507" calcext:value-type="float">
            <text:p>6,8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enzanc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12" calcext:value-type="float">
            <text:p>50,12</text:p>
          </table:table-cell>
          <table:table-cell table:style-name="ce33" office:value-type="float" office:value="-5.54" calcext:value-type="float">
            <text:p>-5,54</text:p>
          </table:table-cell>
          <table:table-cell table:style-name="ce74" office:value-type="float" office:value="-4.8" calcext:value-type="float">
            <text:p>-4,8</text:p>
          </table:table-cell>
          <table:table-cell table:style-name="ce74" office:value-type="float" office:value="-28" calcext:value-type="float">
            <text:p>-28</text:p>
          </table:table-cell>
          <table:table-cell table:style-name="ce87" table:formula="of:=[.G445]-8*[.F445]" office:value-type="float" office:value="10.4" calcext:value-type="float">
            <text:p>10,4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625" calcext:value-type="float">
            <text:p>-5,63</text:p>
          </table:table-cell>
          <table:table-cell table:style-name="ce33" office:value-type="float" office:value="72.7177276611328" calcext:value-type="float">
            <text:p>72,72</text:p>
          </table:table-cell>
          <table:table-cell table:style-name="ce33" office:value-type="float" office:value="-4.79076290130615" calcext:value-type="float">
            <text:p>-4,79</text:p>
          </table:table-cell>
          <table:table-cell table:style-name="ce33" office:value-type="float" office:value="-30.749656677246" calcext:value-type="float">
            <text:p>-30,75</text:p>
          </table:table-cell>
          <table:table-cell table:style-name="ce33" office:value-type="float" office:value="7.57644653320312" calcext:value-type="float">
            <text:p>7,5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rtreath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26" calcext:value-type="float">
            <text:p>50,26</text:p>
          </table:table-cell>
          <table:table-cell table:style-name="ce33" office:value-type="float" office:value="-5.29" calcext:value-type="float">
            <text:p>-5,29</text:p>
          </table:table-cell>
          <table:table-cell table:style-name="ce74" office:value-type="float" office:value="-5.1" calcext:value-type="float">
            <text:p>-5,1</text:p>
          </table:table-cell>
          <table:table-cell table:style-name="ce74" office:value-type="float" office:value="-31" calcext:value-type="float">
            <text:p>-31</text:p>
          </table:table-cell>
          <table:table-cell table:style-name="ce87" table:formula="of:=[.G446]-8*[.F446]" office:value-type="float" office:value="9.8" calcext:value-type="float">
            <text:p>9,8</text:p>
          </table:table-cell>
          <table:table-cell table:style-name="ce33" office:value-type="float" office:value="50.3250389099121" calcext:value-type="float">
            <text:p>50,33</text:p>
          </table:table-cell>
          <table:table-cell table:style-name="ce33" office:value-type="float" office:value="-5.15625" calcext:value-type="float">
            <text:p>-5,16</text:p>
          </table:table-cell>
          <table:table-cell table:style-name="ce33" office:value-type="float" office:value="57.0755348205566" calcext:value-type="float">
            <text:p>57,08</text:p>
          </table:table-cell>
          <table:table-cell table:style-name="ce33" office:value-type="float" office:value="-5.18632078170776" calcext:value-type="float">
            <text:p>-5,19</text:p>
          </table:table-cell>
          <table:table-cell table:style-name="ce33" office:value-type="float" office:value="-33.5633735656738" calcext:value-type="float">
            <text:p>-33,56</text:p>
          </table:table-cell>
          <table:table-cell table:style-name="ce33" office:value-type="float" office:value="7.92719268798828" calcext:value-type="float">
            <text:p>7,93</text:p>
          </table:table-cell>
          <table:table-cell table:style-name="ce33" office:value-type="float" office:value="0.191850453615188" calcext:value-type="float">
            <text:p>0,19</text:p>
          </table:table-cell>
          <table:table-cell table:style-name="ce33" office:value-type="float" office:value="-5.07764863967895" calcext:value-type="float">
            <text:p>-5,08</text:p>
          </table:table-cell>
          <table:table-cell table:style-name="ce33" office:value-type="float" office:value="-33.7404632568359" calcext:value-type="float">
            <text:p>-33,74</text:p>
          </table:table-cell>
          <table:table-cell table:style-name="ce86" office:value-type="float" office:value="6.8807258605957" calcext:value-type="float">
            <text:p>6,8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rtsmouth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79" calcext:value-type="float">
            <text:p>50,79</text:p>
          </table:table-cell>
          <table:table-cell table:style-name="ce33" office:value-type="float" office:value="-1.09" calcext:value-type="float">
            <text:p>-1,09</text:p>
          </table:table-cell>
          <table:table-cell table:style-name="ce74" office:value-type="float" office:value="-6.5" calcext:value-type="float">
            <text:p>-6,5</text:p>
          </table:table-cell>
          <table:table-cell table:style-name="ce74" office:value-type="float" office:value="-41" calcext:value-type="float">
            <text:p>-41</text:p>
          </table:table-cell>
          <table:table-cell table:style-name="ce87" table:formula="of:=[.G447]-8*[.F447]" office:value-type="float" office:value="11" calcext:value-type="float">
            <text:p>11,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78.3627166748046" calcext:value-type="float">
            <text:p>78,36</text:p>
          </table:table-cell>
          <table:table-cell table:style-name="ce33" office:value-type="float" office:value="-5.25542497634887" calcext:value-type="float">
            <text:p>-5,26</text:p>
          </table:table-cell>
          <table:table-cell table:style-name="ce33" office:value-type="float" office:value="-33.7814064025878" calcext:value-type="float">
            <text:p>-33,78</text:p>
          </table:table-cell>
          <table:table-cell table:style-name="ce33" office:value-type="float" office:value="8.26199340820312" calcext:value-type="float">
            <text:p>8,2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Reigat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1.24" calcext:value-type="float">
            <text:p>51,24</text:p>
          </table:table-cell>
          <table:table-cell table:style-name="ce33" office:value-type="float" office:value="-0.21" calcext:value-type="float">
            <text:p>-0,21</text:p>
          </table:table-cell>
          <table:table-cell table:style-name="ce74" office:value-type="float" office:value="-7.2" calcext:value-type="float">
            <text:p>-7,2</text:p>
          </table:table-cell>
          <table:table-cell table:style-name="ce74" office:value-type="float" office:value="-43" calcext:value-type="float">
            <text:p>-43</text:p>
          </table:table-cell>
          <table:table-cell table:style-name="ce87" table:formula="of:=[.G448]-8*[.F448]" office:value-type="float" office:value="14.6" calcext:value-type="float">
            <text:p>14,6</text:p>
          </table:table-cell>
          <table:table-cell table:style-name="ce33" office:value-type="float" office:value="51.2613182067871" calcext:value-type="float">
            <text:p>51,26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50.3387107849121" calcext:value-type="float">
            <text:p>50,34</text:p>
          </table:table-cell>
          <table:table-cell table:style-name="ce33" office:value-type="float" office:value="-5.96933126449584" calcext:value-type="float">
            <text:p>-5,97</text:p>
          </table:table-cell>
          <table:table-cell table:style-name="ce33" office:value-type="float" office:value="-39.282169342041" calcext:value-type="float">
            <text:p>-39,28</text:p>
          </table:table-cell>
          <table:table-cell table:style-name="ce33" office:value-type="float" office:value="8.47248077392578" calcext:value-type="float">
            <text:p>8,47</text:p>
          </table:table-cell>
          <table:table-cell table:style-name="ce33" office:value-type="float" office:value="0.178749248385429" calcext:value-type="float">
            <text:p>0,18</text:p>
          </table:table-cell>
          <table:table-cell table:style-name="ce33" office:value-type="float" office:value="-5.50995349884033" calcext:value-type="float">
            <text:p>-5,51</text:p>
          </table:table-cell>
          <table:table-cell table:style-name="ce33" office:value-type="float" office:value="-37.8799400329589" calcext:value-type="float">
            <text:p>-37,88</text:p>
          </table:table-cell>
          <table:table-cell table:style-name="ce86" office:value-type="float" office:value="6.19968795776367" calcext:value-type="float">
            <text:p>6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elmeston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84" calcext:value-type="float">
            <text:p>50,84</text:p>
          </table:table-cell>
          <table:table-cell table:style-name="ce33" office:value-type="float" office:value="0.14" calcext:value-type="float">
            <text:p>0,14</text:p>
          </table:table-cell>
          <table:table-cell table:style-name="ce74" office:value-type="float" office:value="-6.3" calcext:value-type="float">
            <text:p>-6,3</text:p>
          </table:table-cell>
          <table:table-cell table:style-name="ce74" office:value-type="float" office:value="-38" calcext:value-type="float">
            <text:p>-38</text:p>
          </table:table-cell>
          <table:table-cell table:style-name="ce87" table:formula="of:=[.G449]-8*[.F449]" office:value-type="float" office:value="12.4" calcext:value-type="float">
            <text:p>12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0" calcext:value-type="float">
            <text:p>0,00</text:p>
          </table:table-cell>
          <table:table-cell table:style-name="ce33" office:value-type="float" office:value="68.0136566162109" calcext:value-type="float">
            <text:p>68,01</text:p>
          </table:table-cell>
          <table:table-cell table:style-name="ce33" office:value-type="float" office:value="-5.21076011657714" calcext:value-type="float">
            <text:p>-5,21</text:p>
          </table:table-cell>
          <table:table-cell table:style-name="ce33" office:value-type="float" office:value="-33.868896484375" calcext:value-type="float">
            <text:p>-33,87</text:p>
          </table:table-cell>
          <table:table-cell table:style-name="ce33" office:value-type="float" office:value="7.81718444824218" calcext:value-type="float">
            <text:p>7,8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ennen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07" calcext:value-type="float">
            <text:p>50,07</text:p>
          </table:table-cell>
          <table:table-cell table:style-name="ce33" office:value-type="float" office:value="-5.72" calcext:value-type="float">
            <text:p>-5,72</text:p>
          </table:table-cell>
          <table:table-cell table:style-name="ce74" office:value-type="float" office:value="-4.6" calcext:value-type="float">
            <text:p>-4,6</text:p>
          </table:table-cell>
          <table:table-cell table:style-name="ce74" office:value-type="float" office:value="-29" calcext:value-type="float">
            <text:p>-29</text:p>
          </table:table-cell>
          <table:table-cell table:style-name="ce87" table:formula="of:=[.G450]-8*[.F450]" office:value-type="float" office:value="7.8" calcext:value-type="float">
            <text:p>7,8</text:p>
          </table:table-cell>
          <table:table-cell table:style-name="ce33" office:value-type="float" office:value="49.8568992614746" calcext:value-type="float">
            <text:p>49,86</text:p>
          </table:table-cell>
          <table:table-cell table:style-name="ce33" office:value-type="float" office:value="-5.625" calcext:value-type="float">
            <text:p>-5,63</text:p>
          </table:table-cell>
          <table:table-cell table:style-name="ce33" office:value-type="float" office:value="71.1319427490234" calcext:value-type="float">
            <text:p>71,13</text:p>
          </table:table-cell>
          <table:table-cell table:style-name="ce33" office:value-type="float" office:value="-4.75121879577636" calcext:value-type="float">
            <text:p>-4,75</text:p>
          </table:table-cell>
          <table:table-cell table:style-name="ce33" office:value-type="float" office:value="-30.3575839996337" calcext:value-type="float">
            <text:p>-30,36</text:p>
          </table:table-cell>
          <table:table-cell table:style-name="ce33" office:value-type="float" office:value="7.65216636657714" calcext:value-type="float">
            <text:p>7,65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outhampton <text:s/>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Gooddy et al., 2015</text:p>
          </table:table-cell>
          <table:table-cell table:style-name="ce33" office:value-type="float" office:value="50.901" calcext:value-type="float">
            <text:p>50,90</text:p>
          </table:table-cell>
          <table:table-cell table:style-name="ce33" office:value-type="float" office:value="-1.4" calcext:value-type="float">
            <text:p>-1,40</text:p>
          </table:table-cell>
          <table:table-cell table:style-name="ce74" office:value-type="string" calcext:value-type="string">
            <text:p>-6.60</text:p>
          </table:table-cell>
          <table:table-cell table:style-name="ce74"/>
          <table:table-cell table:style-name="ce91"/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5.6462440490722" calcext:value-type="float">
            <text:p>55,65</text:p>
          </table:table-cell>
          <table:table-cell table:style-name="ce33" office:value-type="float" office:value="-5.68796157836914" calcext:value-type="float">
            <text:p>-5,69</text:p>
          </table:table-cell>
          <table:table-cell table:style-name="ce33" office:value-type="float" office:value="-37.263500213623" calcext:value-type="float">
            <text:p>-37,26</text:p>
          </table:table-cell>
          <table:table-cell table:style-name="ce33" office:value-type="float" office:value="8.24019241333007" calcext:value-type="float">
            <text:p>8,24</text:p>
          </table:table-cell>
          <table:table-cell table:style-name="ce33" office:value-type="float" office:value="0.23015509545803" calcext:value-type="float">
            <text:p>0,23</text:p>
          </table:table-cell>
          <table:table-cell table:style-name="ce33" office:value-type="float" office:value="-5.15959882736206" calcext:value-type="float">
            <text:p>-5,16</text:p>
          </table:table-cell>
          <table:table-cell table:style-name="ce33" office:value-type="float" office:value="-34.6581802368164" calcext:value-type="float">
            <text:p>-34,66</text:p>
          </table:table-cell>
          <table:table-cell table:style-name="ce86" office:value-type="float" office:value="6.61861038208007" calcext:value-type="float">
            <text:p>6,6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t Leonards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83" calcext:value-type="float">
            <text:p>50,83</text:p>
          </table:table-cell>
          <table:table-cell table:style-name="ce33" office:value-type="float" office:value="-1.84" calcext:value-type="float">
            <text:p>-1,84</text:p>
          </table:table-cell>
          <table:table-cell table:style-name="ce74" office:value-type="float" office:value="-6.5" calcext:value-type="float">
            <text:p>-6,5</text:p>
          </table:table-cell>
          <table:table-cell table:style-name="ce74" office:value-type="float" office:value="-41" calcext:value-type="float">
            <text:p>-41</text:p>
          </table:table-cell>
          <table:table-cell table:style-name="ce87" table:formula="of:=[.G452]-8*[.F452]" office:value-type="float" office:value="11" calcext:value-type="float">
            <text:p>11,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51.6978569030761" calcext:value-type="float">
            <text:p>51,70</text:p>
          </table:table-cell>
          <table:table-cell table:style-name="ce33" office:value-type="float" office:value="-5.60672426223754" calcext:value-type="float">
            <text:p>-5,61</text:p>
          </table:table-cell>
          <table:table-cell table:style-name="ce33" office:value-type="float" office:value="-36.7358512878417" calcext:value-type="float">
            <text:p>-36,74</text:p>
          </table:table-cell>
          <table:table-cell table:style-name="ce33" office:value-type="float" office:value="8.11794281005859" calcext:value-type="float">
            <text:p>8,12</text:p>
          </table:table-cell>
          <table:table-cell table:style-name="ce33" office:value-type="float" office:value="0.19647504389286" calcext:value-type="float">
            <text:p>0,20</text:p>
          </table:table-cell>
          <table:table-cell table:style-name="ce33" office:value-type="float" office:value="-5.1491003036499" calcext:value-type="float">
            <text:p>-5,15</text:p>
          </table:table-cell>
          <table:table-cell table:style-name="ce33" office:value-type="float" office:value="-34.6294822692871" calcext:value-type="float">
            <text:p>-34,63</text:p>
          </table:table-cell>
          <table:table-cell table:style-name="ce86" office:value-type="float" office:value="6.5633201599121" calcext:value-type="float">
            <text:p>6,5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trete Ralegh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75" calcext:value-type="float">
            <text:p>50,75</text:p>
          </table:table-cell>
          <table:table-cell table:style-name="ce33" office:value-type="float" office:value="-3.33" calcext:value-type="float">
            <text:p>-3,33</text:p>
          </table:table-cell>
          <table:table-cell table:style-name="ce74" office:value-type="float" office:value="-6.3" calcext:value-type="float">
            <text:p>-6,3</text:p>
          </table:table-cell>
          <table:table-cell table:style-name="ce74" office:value-type="float" office:value="-40" calcext:value-type="float">
            <text:p>-40</text:p>
          </table:table-cell>
          <table:table-cell table:style-name="ce87" table:formula="of:=[.G453]-8*[.F453]" office:value-type="float" office:value="10.4" calcext:value-type="float">
            <text:p>10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61.8870277404785" calcext:value-type="float">
            <text:p>61,89</text:p>
          </table:table-cell>
          <table:table-cell table:style-name="ce33" office:value-type="float" office:value="-5.64767551422119" calcext:value-type="float">
            <text:p>-5,65</text:p>
          </table:table-cell>
          <table:table-cell table:style-name="ce33" office:value-type="float" office:value="-36.8448257446289" calcext:value-type="float">
            <text:p>-36,84</text:p>
          </table:table-cell>
          <table:table-cell table:style-name="ce33" office:value-type="float" office:value="8.33657836914062" calcext:value-type="float">
            <text:p>8,34</text:p>
          </table:table-cell>
          <table:table-cell table:style-name="ce33" office:value-type="float" office:value="0.158510163426399" calcext:value-type="float">
            <text:p>0,16</text:p>
          </table:table-cell>
          <table:table-cell table:style-name="ce33" office:value-type="float" office:value="-5.45035552978515" calcext:value-type="float">
            <text:p>-5,45</text:p>
          </table:table-cell>
          <table:table-cell table:style-name="ce33" office:value-type="float" office:value="-36.6495819091796" calcext:value-type="float">
            <text:p>-36,65</text:p>
          </table:table-cell>
          <table:table-cell table:style-name="ce86" office:value-type="float" office:value="6.95326232910156" calcext:value-type="float">
            <text:p>6,95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Swanag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61" calcext:value-type="float">
            <text:p>50,61</text:p>
          </table:table-cell>
          <table:table-cell table:style-name="ce33" office:value-type="float" office:value="-1.96" calcext:value-type="float">
            <text:p>-1,96</text:p>
          </table:table-cell>
          <table:table-cell table:style-name="ce74" office:value-type="float" office:value="-6.2" calcext:value-type="float">
            <text:p>-6,2</text:p>
          </table:table-cell>
          <table:table-cell table:style-name="ce74" office:value-type="float" office:value="-38" calcext:value-type="float">
            <text:p>-38</text:p>
          </table:table-cell>
          <table:table-cell table:style-name="ce87" table:formula="of:=[.G454]-8*[.F454]" office:value-type="float" office:value="11.6" calcext:value-type="float">
            <text:p>11,6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1.875" calcext:value-type="float">
            <text:p>-1,88</text:p>
          </table:table-cell>
          <table:table-cell table:style-name="ce33" office:value-type="float" office:value="51.6978569030761" calcext:value-type="float">
            <text:p>51,70</text:p>
          </table:table-cell>
          <table:table-cell table:style-name="ce33" office:value-type="float" office:value="-5.60672426223754" calcext:value-type="float">
            <text:p>-5,61</text:p>
          </table:table-cell>
          <table:table-cell table:style-name="ce33" office:value-type="float" office:value="-36.7358512878417" calcext:value-type="float">
            <text:p>-36,74</text:p>
          </table:table-cell>
          <table:table-cell table:style-name="ce33" office:value-type="float" office:value="8.11794281005859" calcext:value-type="float">
            <text:p>8,12</text:p>
          </table:table-cell>
          <table:table-cell table:style-name="ce33" office:value-type="float" office:value="0.19647504389286" calcext:value-type="float">
            <text:p>0,20</text:p>
          </table:table-cell>
          <table:table-cell table:style-name="ce33" office:value-type="float" office:value="-5.1491003036499" calcext:value-type="float">
            <text:p>-5,15</text:p>
          </table:table-cell>
          <table:table-cell table:style-name="ce33" office:value-type="float" office:value="-34.6294822692871" calcext:value-type="float">
            <text:p>-34,63</text:p>
          </table:table-cell>
          <table:table-cell table:style-name="ce86" office:value-type="float" office:value="6.5633201599121" calcext:value-type="float">
            <text:p>6,5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weethay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98" calcext:value-type="float">
            <text:p>50,98</text:p>
          </table:table-cell>
          <table:table-cell table:style-name="ce33" office:value-type="float" office:value="-3.14" calcext:value-type="float">
            <text:p>-3,14</text:p>
          </table:table-cell>
          <table:table-cell table:style-name="ce74" office:value-type="float" office:value="-7.3" calcext:value-type="float">
            <text:p>-7,3</text:p>
          </table:table-cell>
          <table:table-cell table:style-name="ce74" office:value-type="float" office:value="-46" calcext:value-type="float">
            <text:p>-46</text:p>
          </table:table-cell>
          <table:table-cell table:style-name="ce87" table:formula="of:=[.G455]-8*[.F455]" office:value-type="float" office:value="12.4" calcext:value-type="float">
            <text:p>12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3.28125" calcext:value-type="float">
            <text:p>-3,28</text:p>
          </table:table-cell>
          <table:table-cell table:style-name="ce33" office:value-type="float" office:value="61.8870277404785" calcext:value-type="float">
            <text:p>61,89</text:p>
          </table:table-cell>
          <table:table-cell table:style-name="ce33" office:value-type="float" office:value="-5.64767551422119" calcext:value-type="float">
            <text:p>-5,65</text:p>
          </table:table-cell>
          <table:table-cell table:style-name="ce33" office:value-type="float" office:value="-36.8448257446289" calcext:value-type="float">
            <text:p>-36,84</text:p>
          </table:table-cell>
          <table:table-cell table:style-name="ce33" office:value-type="float" office:value="8.33657836914062" calcext:value-type="float">
            <text:p>8,34</text:p>
          </table:table-cell>
          <table:table-cell table:style-name="ce33" office:value-type="float" office:value="0.158510163426399" calcext:value-type="float">
            <text:p>0,16</text:p>
          </table:table-cell>
          <table:table-cell table:style-name="ce33" office:value-type="float" office:value="-5.45035552978515" calcext:value-type="float">
            <text:p>-5,45</text:p>
          </table:table-cell>
          <table:table-cell table:style-name="ce33" office:value-type="float" office:value="-36.6495819091796" calcext:value-type="float">
            <text:p>-36,65</text:p>
          </table:table-cell>
          <table:table-cell table:style-name="ce86" office:value-type="float" office:value="6.95326232910156" calcext:value-type="float">
            <text:p>6,9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intagel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66" calcext:value-type="float">
            <text:p>50,66</text:p>
          </table:table-cell>
          <table:table-cell table:style-name="ce33" office:value-type="float" office:value="-4.75" calcext:value-type="float">
            <text:p>-4,75</text:p>
          </table:table-cell>
          <table:table-cell table:style-name="ce74" office:value-type="float" office:value="-3.8" calcext:value-type="float">
            <text:p>-3,8</text:p>
          </table:table-cell>
          <table:table-cell table:style-name="ce74" office:value-type="float" office:value="-23" calcext:value-type="float">
            <text:p>-23</text:p>
          </table:table-cell>
          <table:table-cell table:style-name="ce87" table:formula="of:=[.G456]-8*[.F456]" office:value-type="float" office:value="7.4" calcext:value-type="float">
            <text:p>7,4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92.2451019287109" calcext:value-type="float">
            <text:p>92,25</text:p>
          </table:table-cell>
          <table:table-cell table:style-name="ce33" office:value-type="float" office:value="-5.05862760543823" calcext:value-type="float">
            <text:p>-5,06</text:p>
          </table:table-cell>
          <table:table-cell table:style-name="ce33" office:value-type="float" office:value="-32.4262504577636" calcext:value-type="float">
            <text:p>-32,43</text:p>
          </table:table-cell>
          <table:table-cell table:style-name="ce33" office:value-type="float" office:value="8.04277038574218" calcext:value-type="float">
            <text:p>8,04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arsash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Gooddy et al., 2015</text:p>
          </table:table-cell>
          <table:table-cell table:style-name="ce33" office:value-type="float" office:value="50.85" calcext:value-type="float">
            <text:p>50,85</text:p>
          </table:table-cell>
          <table:table-cell table:style-name="ce33" office:value-type="float" office:value="-1.295" calcext:value-type="float">
            <text:p>-1,30</text:p>
          </table:table-cell>
          <table:table-cell table:style-name="ce74" office:value-type="string" calcext:value-type="string">
            <text:p>-6.51</text:p>
          </table:table-cell>
          <table:table-cell table:style-name="ce74"/>
          <table:table-cell table:style-name="ce91"/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1.40625" calcext:value-type="float">
            <text:p>-1,41</text:p>
          </table:table-cell>
          <table:table-cell table:style-name="ce33" office:value-type="float" office:value="55.6462440490722" calcext:value-type="float">
            <text:p>55,65</text:p>
          </table:table-cell>
          <table:table-cell table:style-name="ce33" office:value-type="float" office:value="-5.68796157836914" calcext:value-type="float">
            <text:p>-5,69</text:p>
          </table:table-cell>
          <table:table-cell table:style-name="ce33" office:value-type="float" office:value="-37.263500213623" calcext:value-type="float">
            <text:p>-37,26</text:p>
          </table:table-cell>
          <table:table-cell table:style-name="ce33" office:value-type="float" office:value="8.24019241333007" calcext:value-type="float">
            <text:p>8,24</text:p>
          </table:table-cell>
          <table:table-cell table:style-name="ce33" office:value-type="float" office:value="0.23015509545803" calcext:value-type="float">
            <text:p>0,23</text:p>
          </table:table-cell>
          <table:table-cell table:style-name="ce33" office:value-type="float" office:value="-5.15959882736206" calcext:value-type="float">
            <text:p>-5,16</text:p>
          </table:table-cell>
          <table:table-cell table:style-name="ce33" office:value-type="float" office:value="-34.6581802368164" calcext:value-type="float">
            <text:p>-34,66</text:p>
          </table:table-cell>
          <table:table-cell table:style-name="ce86" office:value-type="float" office:value="6.61861038208007" calcext:value-type="float">
            <text:p>6,6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oodmancote (TW)</text:p>
          </table:table-cell>
          <table:table-cell table:style-name="ce23" office:value-type="string" calcext:value-type="string">
            <text:p>Great Britain</text:p>
          </table:table-cell>
          <table:table-cell table:style-name="ce31" office:value-type="string" calcext:value-type="string">
            <text:p>Darling et al., 2003</text:p>
          </table:table-cell>
          <table:table-cell table:style-name="ce33" office:value-type="float" office:value="50.86" calcext:value-type="float">
            <text:p>50,86</text:p>
          </table:table-cell>
          <table:table-cell table:style-name="ce33" office:value-type="float" office:value="-0.89" calcext:value-type="float">
            <text:p>-0,89</text:p>
          </table:table-cell>
          <table:table-cell table:style-name="ce74" office:value-type="float" office:value="-6.5" calcext:value-type="float">
            <text:p>-6,5</text:p>
          </table:table-cell>
          <table:table-cell table:style-name="ce74" office:value-type="float" office:value="-40" calcext:value-type="float">
            <text:p>-40</text:p>
          </table:table-cell>
          <table:table-cell table:style-name="ce87" table:formula="of:=[.G458]-8*[.F458]" office:value-type="float" office:value="12" calcext:value-type="float">
            <text:p>12,0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78.3627166748046" calcext:value-type="float">
            <text:p>78,36</text:p>
          </table:table-cell>
          <table:table-cell table:style-name="ce33" office:value-type="float" office:value="-5.25542497634887" calcext:value-type="float">
            <text:p>-5,26</text:p>
          </table:table-cell>
          <table:table-cell table:style-name="ce33" office:value-type="float" office:value="-33.7814064025878" calcext:value-type="float">
            <text:p>-33,78</text:p>
          </table:table-cell>
          <table:table-cell table:style-name="ce33" office:value-type="float" office:value="8.26199340820312" calcext:value-type="float">
            <text:p>8,26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ellinzag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56" calcext:value-type="float">
            <text:p>45,56</text:p>
          </table:table-cell>
          <table:table-cell table:style-name="ce33" office:value-type="float" office:value="8.64" calcext:value-type="float">
            <text:p>8,64</text:p>
          </table:table-cell>
          <table:table-cell table:style-name="ce74" office:value-type="float" office:value="-7.7" calcext:value-type="float">
            <text:p>-7,7</text:p>
          </table:table-cell>
          <table:table-cell table:style-name="ce74" office:value-type="float" office:value="-48.8" calcext:value-type="float">
            <text:p>-48,8</text:p>
          </table:table-cell>
          <table:table-cell table:style-name="ce87" table:formula="of:=[.G459]-8*[.F459]" office:value-type="float" office:value="12.8" calcext:value-type="float">
            <text:p>12,8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122.282264709472" calcext:value-type="float">
            <text:p>122,28</text:p>
          </table:table-cell>
          <table:table-cell table:style-name="ce33" office:value-type="float" office:value="-6.5089373588562" calcext:value-type="float">
            <text:p>-6,51</text:p>
          </table:table-cell>
          <table:table-cell table:style-name="ce33" office:value-type="float" office:value="-41.3379707336425" calcext:value-type="float">
            <text:p>-41,34</text:p>
          </table:table-cell>
          <table:table-cell table:style-name="ce33" office:value-type="float" office:value="10.733528137207" calcext:value-type="float">
            <text:p>10,73</text:p>
          </table:table-cell>
          <table:table-cell table:style-name="ce33" office:value-type="float" office:value="0.37908935546875" calcext:value-type="float">
            <text:p>0,38</text:p>
          </table:table-cell>
          <table:table-cell table:style-name="ce33" office:value-type="float" office:value="-6.41728925704956" calcext:value-type="float">
            <text:p>-6,42</text:p>
          </table:table-cell>
          <table:table-cell table:style-name="ce33" office:value-type="float" office:value="-40.5289573669433" calcext:value-type="float">
            <text:p>-40,53</text:p>
          </table:table-cell>
          <table:table-cell table:style-name="ce86" office:value-type="float" office:value="10.8093566894531" calcext:value-type="float">
            <text:p>10,8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gliari 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39.22" calcext:value-type="float">
            <text:p>39,22</text:p>
          </table:table-cell>
          <table:table-cell table:style-name="ce33" office:value-type="float" office:value="9.12" calcext:value-type="float">
            <text:p>9,12</text:p>
          </table:table-cell>
          <table:table-cell table:style-name="ce74" office:value-type="float" office:value="-5.62" calcext:value-type="float">
            <text:p>-5,62</text:p>
          </table:table-cell>
          <table:table-cell table:style-name="ce74" office:value-type="float" office:value="-34" calcext:value-type="float">
            <text:p>-34</text:p>
          </table:table-cell>
          <table:table-cell table:style-name="ce87" table:formula="of:=[.G460]-8*[.F460]" office:value-type="float" office:value="10.96" calcext:value-type="float">
            <text:p>11,0</text:p>
          </table:table-cell>
          <table:table-cell table:style-name="ce33" office:value-type="float" office:value="39.0896873474121" calcext:value-type="float">
            <text:p>39,09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13.8373155593872" calcext:value-type="float">
            <text:p>13,84</text:p>
          </table:table-cell>
          <table:table-cell table:style-name="ce33" office:value-type="float" office:value="-4.90421295166015" calcext:value-type="float">
            <text:p>-4,90</text:p>
          </table:table-cell>
          <table:table-cell table:style-name="ce33" office:value-type="float" office:value="-27.8710060119628" calcext:value-type="float">
            <text:p>-27,87</text:p>
          </table:table-cell>
          <table:table-cell table:style-name="ce33" office:value-type="float" office:value="11.3626976013183" calcext:value-type="float">
            <text:p>11,36</text:p>
          </table:table-cell>
          <table:table-cell table:style-name="ce33" office:value-type="float" office:value="0.235720992088317" calcext:value-type="float">
            <text:p>0,24</text:p>
          </table:table-cell>
          <table:table-cell table:style-name="ce33" office:value-type="float" office:value="-3.75467753410339" calcext:value-type="float">
            <text:p>-3,75</text:p>
          </table:table-cell>
          <table:table-cell table:style-name="ce33" office:value-type="float" office:value="-23.2390842437744" calcext:value-type="float">
            <text:p>-23,24</text:p>
          </table:table-cell>
          <table:table-cell table:style-name="ce86" office:value-type="float" office:value="6.79833602905273" calcext:value-type="float">
            <text:p>6,8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mpo Carlo Magn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22" calcext:value-type="float">
            <text:p>46,22</text:p>
          </table:table-cell>
          <table:table-cell table:style-name="ce33" office:value-type="float" office:value="10.85" calcext:value-type="float">
            <text:p>10,85</text:p>
          </table:table-cell>
          <table:table-cell table:style-name="ce74" office:value-type="float" office:value="-10.66" calcext:value-type="float">
            <text:p>-10,66</text:p>
          </table:table-cell>
          <table:table-cell table:style-name="ce74" office:value-type="float" office:value="-72.2" calcext:value-type="float">
            <text:p>-72,2</text:p>
          </table:table-cell>
          <table:table-cell table:style-name="ce87" table:formula="of:=[.G461]-8*[.F461]" office:value-type="float" office:value="13.08" calcext:value-type="float">
            <text:p>13,1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0.78125" calcext:value-type="float">
            <text:p>10,78</text:p>
          </table:table-cell>
          <table:table-cell table:style-name="ce33" office:value-type="float" office:value="126.721611022949" calcext:value-type="float">
            <text:p>126,72</text:p>
          </table:table-cell>
          <table:table-cell table:style-name="ce33" office:value-type="float" office:value="-8.89005470275878" calcext:value-type="float">
            <text:p>-8,89</text:p>
          </table:table-cell>
          <table:table-cell table:style-name="ce33" office:value-type="float" office:value="-60.0723915100097" calcext:value-type="float">
            <text:p>-60,07</text:p>
          </table:table-cell>
          <table:table-cell table:style-name="ce33" office:value-type="float" office:value="11.0480461120605" calcext:value-type="float">
            <text:p>11,05</text:p>
          </table:table-cell>
          <table:table-cell table:style-name="ce33" office:value-type="float" office:value="0.172061324119567" calcext:value-type="float">
            <text:p>0,17</text:p>
          </table:table-cell>
          <table:table-cell table:style-name="ce33" office:value-type="float" office:value="-8.31344032287597" calcext:value-type="float">
            <text:p>-8,31</text:p>
          </table:table-cell>
          <table:table-cell table:style-name="ce33" office:value-type="float" office:value="-55.4553184509277" calcext:value-type="float">
            <text:p>-55,46</text:p>
          </table:table-cell>
          <table:table-cell table:style-name="ce86" office:value-type="float" office:value="11.05220413208" calcext:value-type="float">
            <text:p>11,0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nin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2.46" calcext:value-type="float">
            <text:p>42,46</text:p>
          </table:table-cell>
          <table:table-cell table:style-name="ce33" office:value-type="float" office:value="11.75" calcext:value-type="float">
            <text:p>11,75</text:p>
          </table:table-cell>
          <table:table-cell table:style-name="ce74" office:value-type="float" office:value="-5.01" calcext:value-type="float">
            <text:p>-5,01</text:p>
          </table:table-cell>
          <table:table-cell table:style-name="ce74" office:value-type="float" office:value="-29.3" calcext:value-type="float">
            <text:p>-29,3</text:p>
          </table:table-cell>
          <table:table-cell table:style-name="ce87" table:formula="of:=[.G462]-8*[.F462]" office:value-type="float" office:value="10.78" calcext:value-type="float">
            <text:p>10,8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11.71875" calcext:value-type="float">
            <text:p>11,72</text:p>
          </table:table-cell>
          <table:table-cell table:style-name="ce33" office:value-type="float" office:value="31.7189445495605" calcext:value-type="float">
            <text:p>31,72</text:p>
          </table:table-cell>
          <table:table-cell table:style-name="ce33" office:value-type="float" office:value="-5.57129144668579" calcext:value-type="float">
            <text:p>-5,57</text:p>
          </table:table-cell>
          <table:table-cell table:style-name="ce33" office:value-type="float" office:value="-34.1686668395996" calcext:value-type="float">
            <text:p>-34,17</text:p>
          </table:table-cell>
          <table:table-cell table:style-name="ce33" office:value-type="float" office:value="10.4016647338867" calcext:value-type="float">
            <text:p>10,40</text:p>
          </table:table-cell>
          <table:table-cell table:style-name="ce33" office:value-type="float" office:value="0.261593967676162" calcext:value-type="float">
            <text:p>0,26</text:p>
          </table:table-cell>
          <table:table-cell table:style-name="ce33" office:value-type="float" office:value="-5.27877140045166" calcext:value-type="float">
            <text:p>-5,28</text:p>
          </table:table-cell>
          <table:table-cell table:style-name="ce33" office:value-type="float" office:value="-33.3254585266113" calcext:value-type="float">
            <text:p>-33,33</text:p>
          </table:table-cell>
          <table:table-cell table:style-name="ce86" office:value-type="float" office:value="8.90471267700195" calcext:value-type="float">
            <text:p>8,9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asale Monferrat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13" calcext:value-type="float">
            <text:p>45,13</text:p>
          </table:table-cell>
          <table:table-cell table:style-name="ce33" office:value-type="float" office:value="8.45" calcext:value-type="float">
            <text:p>8,45</text:p>
          </table:table-cell>
          <table:table-cell table:style-name="ce74" office:value-type="float" office:value="-7.16" calcext:value-type="float">
            <text:p>-7,16</text:p>
          </table:table-cell>
          <table:table-cell table:style-name="ce74" office:value-type="float" office:value="-44.3" calcext:value-type="float">
            <text:p>-44,3</text:p>
          </table:table-cell>
          <table:table-cell table:style-name="ce87" table:formula="of:=[.G463]-8*[.F463]" office:value-type="float" office:value="12.98" calcext:value-type="float">
            <text:p>13,0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47.0380744934082" calcext:value-type="float">
            <text:p>47,04</text:p>
          </table:table-cell>
          <table:table-cell table:style-name="ce33" office:value-type="float" office:value="-5.84445428848266" calcext:value-type="float">
            <text:p>-5,84</text:p>
          </table:table-cell>
          <table:table-cell table:style-name="ce33" office:value-type="float" office:value="-38.19384765625" calcext:value-type="float">
            <text:p>-38,19</text:p>
          </table:table-cell>
          <table:table-cell table:style-name="ce33" office:value-type="float" office:value="8.56178665161132" calcext:value-type="float">
            <text:p>8,56</text:p>
          </table:table-cell>
          <table:table-cell table:style-name="ce33" office:value-type="float" office:value="0.313115447759628" calcext:value-type="float">
            <text:p>0,31</text:p>
          </table:table-cell>
          <table:table-cell table:style-name="ce33" office:value-type="float" office:value="-5.97942161560058" calcext:value-type="float">
            <text:p>-5,98</text:p>
          </table:table-cell>
          <table:table-cell table:style-name="ce33" office:value-type="float" office:value="-39.0307159423828" calcext:value-type="float">
            <text:p>-39,03</text:p>
          </table:table-cell>
          <table:table-cell table:style-name="ce86" office:value-type="float" office:value="8.80465698242187" calcext:value-type="float">
            <text:p>8,8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hiavenn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31" calcext:value-type="float">
            <text:p>46,31</text:p>
          </table:table-cell>
          <table:table-cell table:style-name="ce33" office:value-type="float" office:value="9.4" calcext:value-type="float">
            <text:p>9,40</text:p>
          </table:table-cell>
          <table:table-cell table:style-name="ce74" office:value-type="float" office:value="-8.39" calcext:value-type="float">
            <text:p>-8,39</text:p>
          </table:table-cell>
          <table:table-cell table:style-name="ce74"/>
          <table:table-cell table:style-name="ce91"/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118.297019958496" calcext:value-type="float">
            <text:p>118,30</text:p>
          </table:table-cell>
          <table:table-cell table:style-name="ce33" office:value-type="float" office:value="-8.36946296691894" calcext:value-type="float">
            <text:p>-8,37</text:p>
          </table:table-cell>
          <table:table-cell table:style-name="ce33" office:value-type="float" office:value="-55.9342422485351" calcext:value-type="float">
            <text:p>-55,93</text:p>
          </table:table-cell>
          <table:table-cell table:style-name="ce33" office:value-type="float" office:value="11.0214614868164" calcext:value-type="float">
            <text:p>11,02</text:p>
          </table:table-cell>
          <table:table-cell table:style-name="ce33" office:value-type="float" office:value="0.387670040130615" calcext:value-type="float">
            <text:p>0,39</text:p>
          </table:table-cell>
          <table:table-cell table:style-name="ce33" office:value-type="float" office:value="-8.15790557861328" calcext:value-type="float">
            <text:p>-8,16</text:p>
          </table:table-cell>
          <table:table-cell table:style-name="ce33" office:value-type="float" office:value="-54.504825592041" calcext:value-type="float">
            <text:p>-54,50</text:p>
          </table:table-cell>
          <table:table-cell table:style-name="ce86" office:value-type="float" office:value="10.7584190368652" calcext:value-type="float">
            <text:p>10,76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Cune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4.38" calcext:value-type="float">
            <text:p>44,38</text:p>
          </table:table-cell>
          <table:table-cell table:style-name="ce33" office:value-type="float" office:value="7.54" calcext:value-type="float">
            <text:p>7,54</text:p>
          </table:table-cell>
          <table:table-cell table:style-name="ce74" office:value-type="float" office:value="-8" calcext:value-type="float">
            <text:p>-8</text:p>
          </table:table-cell>
          <table:table-cell table:style-name="ce74"/>
          <table:table-cell table:style-name="ce91"/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76.0238418579101" calcext:value-type="float">
            <text:p>76,02</text:p>
          </table:table-cell>
          <table:table-cell table:style-name="ce33" office:value-type="float" office:value="-8.35792160034179" calcext:value-type="float">
            <text:p>-8,36</text:p>
          </table:table-cell>
          <table:table-cell table:style-name="ce33" office:value-type="float" office:value="-57.1844062805175" calcext:value-type="float">
            <text:p>-57,18</text:p>
          </table:table-cell>
          <table:table-cell table:style-name="ce33" office:value-type="float" office:value="9.67896652221679" calcext:value-type="float">
            <text:p>9,68</text:p>
          </table:table-cell>
          <table:table-cell table:style-name="ce33" office:value-type="float" office:value="0.274438977241516" calcext:value-type="float">
            <text:p>0,27</text:p>
          </table:table-cell>
          <table:table-cell table:style-name="ce33" office:value-type="float" office:value="-8.12882995605468" calcext:value-type="float">
            <text:p>-8,13</text:p>
          </table:table-cell>
          <table:table-cell table:style-name="ce33" office:value-type="float" office:value="-55.6497840881347" calcext:value-type="float">
            <text:p>-55,65</text:p>
          </table:table-cell>
          <table:table-cell table:style-name="ce86" office:value-type="float" office:value="9.38085556030273" calcext:value-type="float">
            <text:p>9,3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arfo–Boari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88" calcext:value-type="float">
            <text:p>45,88</text:p>
          </table:table-cell>
          <table:table-cell table:style-name="ce33" office:value-type="float" office:value="10.19" calcext:value-type="float">
            <text:p>10,19</text:p>
          </table:table-cell>
          <table:table-cell table:style-name="ce74" office:value-type="float" office:value="-7.66" calcext:value-type="float">
            <text:p>-7,66</text:p>
          </table:table-cell>
          <table:table-cell table:style-name="ce74" office:value-type="float" office:value="-51.1" calcext:value-type="float">
            <text:p>-51,1</text:p>
          </table:table-cell>
          <table:table-cell table:style-name="ce87" table:formula="of:=[.G466]-8*[.F466]" office:value-type="float" office:value="10.18" calcext:value-type="float">
            <text:p>10,2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0.3125" calcext:value-type="float">
            <text:p>10,31</text:p>
          </table:table-cell>
          <table:table-cell table:style-name="ce33" office:value-type="float" office:value="137.189804077148" calcext:value-type="float">
            <text:p>137,19</text:p>
          </table:table-cell>
          <table:table-cell table:style-name="ce33" office:value-type="float" office:value="-9.19041061401367" calcext:value-type="float">
            <text:p>-9,19</text:p>
          </table:table-cell>
          <table:table-cell table:style-name="ce33" office:value-type="float" office:value="-62.417194366455" calcext:value-type="float">
            <text:p>-62,42</text:p>
          </table:table-cell>
          <table:table-cell table:style-name="ce33" office:value-type="float" office:value="11.1060905456542" calcext:value-type="float">
            <text:p>11,11</text:p>
          </table:table-cell>
          <table:table-cell table:style-name="ce33" office:value-type="float" office:value="0.381299167871475" calcext:value-type="float">
            <text:p>0,38</text:p>
          </table:table-cell>
          <table:table-cell table:style-name="ce33" office:value-type="float" office:value="-8.72499752044677" calcext:value-type="float">
            <text:p>-8,72</text:p>
          </table:table-cell>
          <table:table-cell table:style-name="ce33" office:value-type="float" office:value="-59.0788993835449" calcext:value-type="float">
            <text:p>-59,08</text:p>
          </table:table-cell>
          <table:table-cell table:style-name="ce86" office:value-type="float" office:value="10.7210807800292" calcext:value-type="float">
            <text:p>10,7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irenze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3.77" calcext:value-type="float">
            <text:p>43,77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74" office:value-type="float" office:value="-5.96" calcext:value-type="float">
            <text:p>-5,96</text:p>
          </table:table-cell>
          <table:table-cell table:style-name="ce74" office:value-type="float" office:value="-36.9" calcext:value-type="float">
            <text:p>-36,9</text:p>
          </table:table-cell>
          <table:table-cell table:style-name="ce87" table:formula="of:=[.G467]-8*[.F467]" office:value-type="float" office:value="10.78" calcext:value-type="float">
            <text:p>10,8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42.9436378479003" calcext:value-type="float">
            <text:p>42,94</text:p>
          </table:table-cell>
          <table:table-cell table:style-name="ce33" office:value-type="float" office:value="-6.31767654418945" calcext:value-type="float">
            <text:p>-6,32</text:p>
          </table:table-cell>
          <table:table-cell table:style-name="ce33" office:value-type="float" office:value="-38.707649230957" calcext:value-type="float">
            <text:p>-38,71</text:p>
          </table:table-cell>
          <table:table-cell table:style-name="ce33" office:value-type="float" office:value="11.8337631225585" calcext:value-type="float">
            <text:p>11,83</text:p>
          </table:table-cell>
          <table:table-cell table:style-name="ce33" office:value-type="float" office:value="0.278151631355285" calcext:value-type="float">
            <text:p>0,28</text:p>
          </table:table-cell>
          <table:table-cell table:style-name="ce33" office:value-type="float" office:value="-5.47090291976928" calcext:value-type="float">
            <text:p>-5,47</text:p>
          </table:table-cell>
          <table:table-cell table:style-name="ce33" office:value-type="float" office:value="-35.3586158752441" calcext:value-type="float">
            <text:p>-35,36</text:p>
          </table:table-cell>
          <table:table-cell table:style-name="ce86" office:value-type="float" office:value="8.40860748291015" calcext:value-type="float">
            <text:p>8,4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enova-Sestri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4.42" calcext:value-type="float">
            <text:p>44,42</text:p>
          </table:table-cell>
          <table:table-cell table:style-name="ce33" office:value-type="float" office:value="8.85" calcext:value-type="float">
            <text:p>8,85</text:p>
          </table:table-cell>
          <table:table-cell table:style-name="ce74" office:value-type="float" office:value="-5.53" calcext:value-type="float">
            <text:p>-5,53</text:p>
          </table:table-cell>
          <table:table-cell table:style-name="ce74" office:value-type="float" office:value="-34.6" calcext:value-type="float">
            <text:p>-34,6</text:p>
          </table:table-cell>
          <table:table-cell table:style-name="ce87" table:formula="of:=[.G468]-8*[.F468]" office:value-type="float" office:value="9.64" calcext:value-type="float">
            <text:p>9,6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71.2720947265625" calcext:value-type="float">
            <text:p>71,27</text:p>
          </table:table-cell>
          <table:table-cell table:style-name="ce33" office:value-type="float" office:value="-6.09426689147949" calcext:value-type="float">
            <text:p>-6,09</text:p>
          </table:table-cell>
          <table:table-cell table:style-name="ce33" office:value-type="float" office:value="-38.5326766967773" calcext:value-type="float">
            <text:p>-38,53</text:p>
          </table:table-cell>
          <table:table-cell table:style-name="ce33" office:value-type="float" office:value="10.2214584350585" calcext:value-type="float">
            <text:p>10,22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ranig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12" calcext:value-type="float">
            <text:p>46,12</text:p>
          </table:table-cell>
          <table:table-cell table:style-name="ce33" office:value-type="float" office:value="8.2" calcext:value-type="float">
            <text:p>8,20</text:p>
          </table:table-cell>
          <table:table-cell table:style-name="ce74" office:value-type="float" office:value="-9.04" calcext:value-type="float">
            <text:p>-9,04</text:p>
          </table:table-cell>
          <table:table-cell table:style-name="ce74" office:value-type="float" office:value="-60" calcext:value-type="float">
            <text:p>-60</text:p>
          </table:table-cell>
          <table:table-cell table:style-name="ce87" table:formula="of:=[.G469]-8*[.F469]" office:value-type="float" office:value="12.32" calcext:value-type="float">
            <text:p>12,3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107.331130981445" calcext:value-type="float">
            <text:p>107,33</text:p>
          </table:table-cell>
          <table:table-cell table:style-name="ce33" office:value-type="float" office:value="-10.8608140945434" calcext:value-type="float">
            <text:p>-10,86</text:p>
          </table:table-cell>
          <table:table-cell table:style-name="ce33" office:value-type="float" office:value="-75.2156600952148" calcext:value-type="float">
            <text:p>-75,22</text:p>
          </table:table-cell>
          <table:table-cell table:style-name="ce33" office:value-type="float" office:value="11.6708526611328" calcext:value-type="float">
            <text:p>11,67</text:p>
          </table:table-cell>
          <table:table-cell table:style-name="ce33" office:value-type="float" office:value="0.0664445683360099" calcext:value-type="float">
            <text:p>0,07</text:p>
          </table:table-cell>
          <table:table-cell table:style-name="ce33" office:value-type="float" office:value="-9.34564113616943" calcext:value-type="float">
            <text:p>-9,35</text:p>
          </table:table-cell>
          <table:table-cell table:style-name="ce33" office:value-type="float" office:value="-64.5819549560546" calcext:value-type="float">
            <text:p>-64,58</text:p>
          </table:table-cell>
          <table:table-cell table:style-name="ce86" office:value-type="float" office:value="10.1831741333007" calcext:value-type="float">
            <text:p>10,1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Imperi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3.89" calcext:value-type="float">
            <text:p>43,89</text:p>
          </table:table-cell>
          <table:table-cell table:style-name="ce33" office:value-type="float" office:value="8.03" calcext:value-type="float">
            <text:p>8,03</text:p>
          </table:table-cell>
          <table:table-cell table:style-name="ce74" office:value-type="float" office:value="-6.62" calcext:value-type="float">
            <text:p>-6,62</text:p>
          </table:table-cell>
          <table:table-cell table:style-name="ce74" office:value-type="float" office:value="-40.5" calcext:value-type="float">
            <text:p>-40,5</text:p>
          </table:table-cell>
          <table:table-cell table:style-name="ce87" table:formula="of:=[.G470]-8*[.F470]" office:value-type="float" office:value="12.46" calcext:value-type="float">
            <text:p>12,5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7.96875" calcext:value-type="float">
            <text:p>7,97</text:p>
          </table:table-cell>
          <table:table-cell table:style-name="ce33" office:value-type="float" office:value="65.1760635375976" calcext:value-type="float">
            <text:p>65,18</text:p>
          </table:table-cell>
          <table:table-cell table:style-name="ce33" office:value-type="float" office:value="-6.12882566452026" calcext:value-type="float">
            <text:p>-6,13</text:p>
          </table:table-cell>
          <table:table-cell table:style-name="ce33" office:value-type="float" office:value="-38.550609588623" calcext:value-type="float">
            <text:p>-38,55</text:p>
          </table:table-cell>
          <table:table-cell table:style-name="ce33" office:value-type="float" office:value="10.479995727539" calcext:value-type="float">
            <text:p>10,48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ilan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47" calcext:value-type="float">
            <text:p>45,47</text:p>
          </table:table-cell>
          <table:table-cell table:style-name="ce33" office:value-type="float" office:value="9.19" calcext:value-type="float">
            <text:p>9,19</text:p>
          </table:table-cell>
          <table:table-cell table:style-name="ce74" office:value-type="float" office:value="-7.13" calcext:value-type="float">
            <text:p>-7,13</text:p>
          </table:table-cell>
          <table:table-cell table:style-name="ce74" office:value-type="float" office:value="-43.9" calcext:value-type="float">
            <text:p>-43,9</text:p>
          </table:table-cell>
          <table:table-cell table:style-name="ce87" table:formula="of:=[.G471]-8*[.F471]" office:value-type="float" office:value="13.14" calcext:value-type="float">
            <text:p>13,1</text:p>
          </table:table-cell>
          <table:table-cell table:style-name="ce33" office:value-type="float" office:value="45.6436424255371" calcext:value-type="float">
            <text:p>45,64</text:p>
          </table:table-cell>
          <table:table-cell table:style-name="ce33" office:value-type="float" office:value="9.375" calcext:value-type="float">
            <text:p>9,38</text:p>
          </table:table-cell>
          <table:table-cell table:style-name="ce33" office:value-type="float" office:value="61.6170463562011" calcext:value-type="float">
            <text:p>61,62</text:p>
          </table:table-cell>
          <table:table-cell table:style-name="ce33" office:value-type="float" office:value="-6.17282772064208" calcext:value-type="float">
            <text:p>-6,17</text:p>
          </table:table-cell>
          <table:table-cell table:style-name="ce33" office:value-type="float" office:value="-39.9744834899902" calcext:value-type="float">
            <text:p>-39,97</text:p>
          </table:table-cell>
          <table:table-cell table:style-name="ce33" office:value-type="float" office:value="9.40813827514648" calcext:value-type="float">
            <text:p>9,41</text:p>
          </table:table-cell>
          <table:table-cell table:style-name="ce33" office:value-type="float" office:value="0.344929009675979" calcext:value-type="float">
            <text:p>0,34</text:p>
          </table:table-cell>
          <table:table-cell table:style-name="ce33" office:value-type="float" office:value="-6.30546760559082" calcext:value-type="float">
            <text:p>-6,31</text:p>
          </table:table-cell>
          <table:table-cell table:style-name="ce33" office:value-type="float" office:value="-40.966552734375" calcext:value-type="float">
            <text:p>-40,97</text:p>
          </table:table-cell>
          <table:table-cell table:style-name="ce86" office:value-type="float" office:value="9.47718811035156" calcext:value-type="float">
            <text:p>9,4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Nepi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2.25" calcext:value-type="float">
            <text:p>42,25</text:p>
          </table:table-cell>
          <table:table-cell table:style-name="ce33" office:value-type="float" office:value="12.35" calcext:value-type="float">
            <text:p>12,35</text:p>
          </table:table-cell>
          <table:table-cell table:style-name="ce74" office:value-type="float" office:value="-6.27" calcext:value-type="float">
            <text:p>-6,27</text:p>
          </table:table-cell>
          <table:table-cell table:style-name="ce74"/>
          <table:table-cell table:style-name="ce91"/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12.1875" calcext:value-type="float">
            <text:p>12,19</text:p>
          </table:table-cell>
          <table:table-cell table:style-name="ce33" office:value-type="float" office:value="36.9162445068359" calcext:value-type="float">
            <text:p>36,92</text:p>
          </table:table-cell>
          <table:table-cell table:style-name="ce33" office:value-type="float" office:value="-6.13518524169921" calcext:value-type="float">
            <text:p>-6,14</text:p>
          </table:table-cell>
          <table:table-cell table:style-name="ce33" office:value-type="float" office:value="-37.8222312927246" calcext:value-type="float">
            <text:p>-37,82</text:p>
          </table:table-cell>
          <table:table-cell table:style-name="ce33" office:value-type="float" office:value="11.2592506408691" calcext:value-type="float">
            <text:p>11,26</text:p>
          </table:table-cell>
          <table:table-cell table:style-name="ce33" office:value-type="float" office:value="0.281915783882141" calcext:value-type="float">
            <text:p>0,28</text:p>
          </table:table-cell>
          <table:table-cell table:style-name="ce33" office:value-type="float" office:value="-5.65792322158813" calcext:value-type="float">
            <text:p>-5,66</text:p>
          </table:table-cell>
          <table:table-cell table:style-name="ce33" office:value-type="float" office:value="-36.1824798583984" calcext:value-type="float">
            <text:p>-36,18</text:p>
          </table:table-cell>
          <table:table-cell table:style-name="ce86" office:value-type="float" office:value="9.08090591430664" calcext:value-type="float">
            <text:p>9,0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aganell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13" calcext:value-type="float">
            <text:p>46,13</text:p>
          </table:table-cell>
          <table:table-cell table:style-name="ce33" office:value-type="float" office:value="11.03" calcext:value-type="float">
            <text:p>11,03</text:p>
          </table:table-cell>
          <table:table-cell table:style-name="ce74" office:value-type="float" office:value="-9.36" calcext:value-type="float">
            <text:p>-9,36</text:p>
          </table:table-cell>
          <table:table-cell table:style-name="ce74" office:value-type="float" office:value="-61.4" calcext:value-type="float">
            <text:p>-61,4</text:p>
          </table:table-cell>
          <table:table-cell table:style-name="ce87" table:formula="of:=[.G473]-8*[.F473]" office:value-type="float" office:value="13.48" calcext:value-type="float">
            <text:p>13,5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118.49185180664" calcext:value-type="float">
            <text:p>118,49</text:p>
          </table:table-cell>
          <table:table-cell table:style-name="ce33" office:value-type="float" office:value="-8.3681297302246" calcext:value-type="float">
            <text:p>-8,37</text:p>
          </table:table-cell>
          <table:table-cell table:style-name="ce33" office:value-type="float" office:value="-56.237491607666" calcext:value-type="float">
            <text:p>-56,24</text:p>
          </table:table-cell>
          <table:table-cell table:style-name="ce33" office:value-type="float" office:value="10.7075462341308" calcext:value-type="float">
            <text:p>10,71</text:p>
          </table:table-cell>
          <table:table-cell table:style-name="ce33" office:value-type="float" office:value="0.449331313371658" calcext:value-type="float">
            <text:p>0,45</text:p>
          </table:table-cell>
          <table:table-cell table:style-name="ce33" office:value-type="float" office:value="-8.12766075134277" calcext:value-type="float">
            <text:p>-8,13</text:p>
          </table:table-cell>
          <table:table-cell table:style-name="ce33" office:value-type="float" office:value="-54.8239364624023" calcext:value-type="float">
            <text:p>-54,82</text:p>
          </table:table-cell>
          <table:table-cell table:style-name="ce86" office:value-type="float" office:value="10.1973495483398" calcext:value-type="float">
            <text:p>10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allanz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92" calcext:value-type="float">
            <text:p>45,92</text:p>
          </table:table-cell>
          <table:table-cell table:style-name="ce33" office:value-type="float" office:value="8.54" calcext:value-type="float">
            <text:p>8,54</text:p>
          </table:table-cell>
          <table:table-cell table:style-name="ce74" office:value-type="float" office:value="-7.4" calcext:value-type="float">
            <text:p>-7,4</text:p>
          </table:table-cell>
          <table:table-cell table:style-name="ce74" office:value-type="float" office:value="-46.6" calcext:value-type="float">
            <text:p>-46,6</text:p>
          </table:table-cell>
          <table:table-cell table:style-name="ce87" table:formula="of:=[.G474]-8*[.F474]" office:value-type="float" office:value="12.6" calcext:value-type="float">
            <text:p>12,6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113.578727722167" calcext:value-type="float">
            <text:p>113,58</text:p>
          </table:table-cell>
          <table:table-cell table:style-name="ce33" office:value-type="float" office:value="-8.99910449981689" calcext:value-type="float">
            <text:p>-9,00</text:p>
          </table:table-cell>
          <table:table-cell table:style-name="ce33" office:value-type="float" office:value="-60.8394927978515" calcext:value-type="float">
            <text:p>-60,84</text:p>
          </table:table-cell>
          <table:table-cell table:style-name="ce33" office:value-type="float" office:value="11.1533432006835" calcext:value-type="float">
            <text:p>11,15</text:p>
          </table:table-cell>
          <table:table-cell table:style-name="ce33" office:value-type="float" office:value="0.248532280325889" calcext:value-type="float">
            <text:p>0,25</text:p>
          </table:table-cell>
          <table:table-cell table:style-name="ce33" office:value-type="float" office:value="-8.21322059631347" calcext:value-type="float">
            <text:p>-8,21</text:p>
          </table:table-cell>
          <table:table-cell table:style-name="ce33" office:value-type="float" office:value="-55.2165298461914" calcext:value-type="float">
            <text:p>-55,22</text:p>
          </table:table-cell>
          <table:table-cell table:style-name="ce86" office:value-type="float" office:value="10.4892349243164" calcext:value-type="float">
            <text:p>10,4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iacenz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5.05" calcext:value-type="float">
            <text:p>45,05</text:p>
          </table:table-cell>
          <table:table-cell table:style-name="ce33" office:value-type="float" office:value="9.69" calcext:value-type="float">
            <text:p>9,69</text:p>
          </table:table-cell>
          <table:table-cell table:style-name="ce74" office:value-type="float" office:value="-6.59" calcext:value-type="float">
            <text:p>-6,59</text:p>
          </table:table-cell>
          <table:table-cell table:style-name="ce74" office:value-type="float" office:value="-39" calcext:value-type="float">
            <text:p>-39</text:p>
          </table:table-cell>
          <table:table-cell table:style-name="ce87" table:formula="of:=[.G475]-8*[.F475]" office:value-type="float" office:value="13.72" calcext:value-type="float">
            <text:p>13,7</text:p>
          </table:table-cell>
          <table:table-cell table:style-name="ce33" office:value-type="float" office:value="45.1755027770996" calcext:value-type="float">
            <text:p>45,18</text:p>
          </table:table-cell>
          <table:table-cell table:style-name="ce33" office:value-type="float" office:value="9.84375" calcext:value-type="float">
            <text:p>9,84</text:p>
          </table:table-cell>
          <table:table-cell table:style-name="ce33" office:value-type="float" office:value="47.9265899658203" calcext:value-type="float">
            <text:p>47,93</text:p>
          </table:table-cell>
          <table:table-cell table:style-name="ce33" office:value-type="float" office:value="-6.59607362747192" calcext:value-type="float">
            <text:p>-6,60</text:p>
          </table:table-cell>
          <table:table-cell table:style-name="ce33" office:value-type="float" office:value="-43.7545318603515" calcext:value-type="float">
            <text:p>-43,75</text:p>
          </table:table-cell>
          <table:table-cell table:style-name="ce33" office:value-type="float" office:value="9.01405715942382" calcext:value-type="float">
            <text:p>9,01</text:p>
          </table:table-cell>
          <table:table-cell table:style-name="ce33" office:value-type="float" office:value="0.28571218252182" calcext:value-type="float">
            <text:p>0,29</text:p>
          </table:table-cell>
          <table:table-cell table:style-name="ce33" office:value-type="float" office:value="-6.77642154693603" calcext:value-type="float">
            <text:p>-6,78</text:p>
          </table:table-cell>
          <table:table-cell table:style-name="ce33" office:value-type="float" office:value="-45.3276176452636" calcext:value-type="float">
            <text:p>-45,33</text:p>
          </table:table-cell>
          <table:table-cell table:style-name="ce86" office:value-type="float" office:value="8.8837547302246" calcext:value-type="float">
            <text:p>8,8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iombin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2.92" calcext:value-type="float">
            <text:p>42,92</text:p>
          </table:table-cell>
          <table:table-cell table:style-name="ce33" office:value-type="float" office:value="10.52" calcext:value-type="float">
            <text:p>10,52</text:p>
          </table:table-cell>
          <table:table-cell table:style-name="ce74" office:value-type="float" office:value="-6.04" calcext:value-type="float">
            <text:p>-6,04</text:p>
          </table:table-cell>
          <table:table-cell table:style-name="ce74" office:value-type="float" office:value="-36.6" calcext:value-type="float">
            <text:p>-36,6</text:p>
          </table:table-cell>
          <table:table-cell table:style-name="ce87" table:formula="of:=[.G476]-8*[.F476]" office:value-type="float" office:value="11.72" calcext:value-type="float">
            <text:p>11,7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10.3125" calcext:value-type="float">
            <text:p>10,31</text:p>
          </table:table-cell>
          <table:table-cell table:style-name="ce33" office:value-type="float" office:value="40.3781204223632" calcext:value-type="float">
            <text:p>40,38</text:p>
          </table:table-cell>
          <table:table-cell table:style-name="ce33" office:value-type="float" office:value="-5.22349691390991" calcext:value-type="float">
            <text:p>-5,22</text:p>
          </table:table-cell>
          <table:table-cell table:style-name="ce33" office:value-type="float" office:value="-33.6477355957031" calcext:value-type="float">
            <text:p>-33,65</text:p>
          </table:table-cell>
          <table:table-cell table:style-name="ce33" office:value-type="float" office:value="8.14023971557617" calcext:value-type="float">
            <text:p>8,14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 table:style-name="ce33" office:value-type="string" calcext:value-type="string">
            <text:p>nan</text:p>
          </table:table-cell>
          <table:table-cell table:style-name="ce86" office:value-type="string" calcext:value-type="string">
            <text:p>nan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is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3.71" calcext:value-type="float">
            <text:p>43,71</text:p>
          </table:table-cell>
          <table:table-cell table:style-name="ce33" office:value-type="float" office:value="10.4" calcext:value-type="float">
            <text:p>10,40</text:p>
          </table:table-cell>
          <table:table-cell table:style-name="ce74" office:value-type="float" office:value="-5.51" calcext:value-type="float">
            <text:p>-5,51</text:p>
          </table:table-cell>
          <table:table-cell table:style-name="ce74" office:value-type="float" office:value="-33.3" calcext:value-type="float">
            <text:p>-33,3</text:p>
          </table:table-cell>
          <table:table-cell table:style-name="ce87" table:formula="of:=[.G477]-8*[.F477]" office:value-type="float" office:value="10.78" calcext:value-type="float">
            <text:p>10,8</text:p>
          </table:table-cell>
          <table:table-cell table:style-name="ce33" office:value-type="float" office:value="43.7710838317871" calcext:value-type="float">
            <text:p>43,77</text:p>
          </table:table-cell>
          <table:table-cell table:style-name="ce33" office:value-type="float" office:value="10.3125" calcext:value-type="float">
            <text:p>10,31</text:p>
          </table:table-cell>
          <table:table-cell table:style-name="ce33" office:value-type="float" office:value="43.7887268066406" calcext:value-type="float">
            <text:p>43,79</text:p>
          </table:table-cell>
          <table:table-cell table:style-name="ce33" office:value-type="float" office:value="-5.66437053680419" calcext:value-type="float">
            <text:p>-5,66</text:p>
          </table:table-cell>
          <table:table-cell table:style-name="ce33" office:value-type="float" office:value="-36.1724853515625" calcext:value-type="float">
            <text:p>-36,17</text:p>
          </table:table-cell>
          <table:table-cell table:style-name="ce33" office:value-type="float" office:value="9.14247894287109" calcext:value-type="float">
            <text:p>9,14</text:p>
          </table:table-cell>
          <table:table-cell table:style-name="ce33" office:value-type="float" office:value="0.31252372264862" calcext:value-type="float">
            <text:p>0,31</text:p>
          </table:table-cell>
          <table:table-cell table:style-name="ce33" office:value-type="float" office:value="-5.3410620689392" calcext:value-type="float">
            <text:p>-5,34</text:p>
          </table:table-cell>
          <table:table-cell table:style-name="ce33" office:value-type="float" office:value="-34.8141746520996" calcext:value-type="float">
            <text:p>-34,81</text:p>
          </table:table-cell>
          <table:table-cell table:style-name="ce86" office:value-type="float" office:value="7.91432189941406" calcext:value-type="float">
            <text:p>7,9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ontremoli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4.37" calcext:value-type="float">
            <text:p>44,37</text:p>
          </table:table-cell>
          <table:table-cell table:style-name="ce33" office:value-type="float" office:value="9.88" calcext:value-type="float">
            <text:p>9,88</text:p>
          </table:table-cell>
          <table:table-cell table:style-name="ce74" office:value-type="float" office:value="-5.34" calcext:value-type="float">
            <text:p>-5,34</text:p>
          </table:table-cell>
          <table:table-cell table:style-name="ce74" office:value-type="float" office:value="-30.4" calcext:value-type="float">
            <text:p>-30,4</text:p>
          </table:table-cell>
          <table:table-cell table:style-name="ce87" table:formula="of:=[.G478]-8*[.F478]" office:value-type="float" office:value="12.32" calcext:value-type="float">
            <text:p>12,3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9.84375" calcext:value-type="float">
            <text:p>9,84</text:p>
          </table:table-cell>
          <table:table-cell table:style-name="ce33" office:value-type="float" office:value="61.7642478942871" calcext:value-type="float">
            <text:p>61,76</text:p>
          </table:table-cell>
          <table:table-cell table:style-name="ce33" office:value-type="float" office:value="-5.95822048187255" calcext:value-type="float">
            <text:p>-5,96</text:p>
          </table:table-cell>
          <table:table-cell table:style-name="ce33" office:value-type="float" office:value="-37.0096473693847" calcext:value-type="float">
            <text:p>-37,01</text:p>
          </table:table-cell>
          <table:table-cell table:style-name="ce33" office:value-type="float" office:value="10.6561164855957" calcext:value-type="float">
            <text:p>10,66</text:p>
          </table:table-cell>
          <table:table-cell table:style-name="ce33" office:value-type="float" office:value="0.281952589750289" calcext:value-type="float">
            <text:p>0,28</text:p>
          </table:table-cell>
          <table:table-cell table:style-name="ce33" office:value-type="float" office:value="-5.1345362663269" calcext:value-type="float">
            <text:p>-5,13</text:p>
          </table:table-cell>
          <table:table-cell table:style-name="ce33" office:value-type="float" office:value="-32.9297828674316" calcext:value-type="float">
            <text:p>-32,93</text:p>
          </table:table-cell>
          <table:table-cell table:style-name="ce86" office:value-type="float" office:value="8.14650726318359" calcext:value-type="float">
            <text:p>8,1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ifugio Graffer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21" calcext:value-type="float">
            <text:p>46,21</text:p>
          </table:table-cell>
          <table:table-cell table:style-name="ce33" office:value-type="float" office:value="10.88" calcext:value-type="float">
            <text:p>10,88</text:p>
          </table:table-cell>
          <table:table-cell table:style-name="ce74" office:value-type="float" office:value="-11.38" calcext:value-type="float">
            <text:p>-11,38</text:p>
          </table:table-cell>
          <table:table-cell table:style-name="ce74" office:value-type="float" office:value="-78.2" calcext:value-type="float">
            <text:p>-78,2</text:p>
          </table:table-cell>
          <table:table-cell table:style-name="ce87" table:formula="of:=[.G479]-8*[.F479]" office:value-type="float" office:value="12.84" calcext:value-type="float">
            <text:p>12,8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0.78125" calcext:value-type="float">
            <text:p>10,78</text:p>
          </table:table-cell>
          <table:table-cell table:style-name="ce33" office:value-type="float" office:value="126.721611022949" calcext:value-type="float">
            <text:p>126,72</text:p>
          </table:table-cell>
          <table:table-cell table:style-name="ce33" office:value-type="float" office:value="-8.89005470275878" calcext:value-type="float">
            <text:p>-8,89</text:p>
          </table:table-cell>
          <table:table-cell table:style-name="ce33" office:value-type="float" office:value="-60.0723915100097" calcext:value-type="float">
            <text:p>-60,07</text:p>
          </table:table-cell>
          <table:table-cell table:style-name="ce33" office:value-type="float" office:value="11.0480461120605" calcext:value-type="float">
            <text:p>11,05</text:p>
          </table:table-cell>
          <table:table-cell table:style-name="ce33" office:value-type="float" office:value="0.172061324119567" calcext:value-type="float">
            <text:p>0,17</text:p>
          </table:table-cell>
          <table:table-cell table:style-name="ce33" office:value-type="float" office:value="-8.31344032287597" calcext:value-type="float">
            <text:p>-8,31</text:p>
          </table:table-cell>
          <table:table-cell table:style-name="ce33" office:value-type="float" office:value="-55.4553184509277" calcext:value-type="float">
            <text:p>-55,46</text:p>
          </table:table-cell>
          <table:table-cell table:style-name="ce86" office:value-type="float" office:value="11.05220413208" calcext:value-type="float">
            <text:p>11,0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om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1.9" calcext:value-type="float">
            <text:p>41,90</text:p>
          </table:table-cell>
          <table:table-cell table:style-name="ce33" office:value-type="float" office:value="12.5" calcext:value-type="float">
            <text:p>12,50</text:p>
          </table:table-cell>
          <table:table-cell table:style-name="ce74" office:value-type="float" office:value="-5.65" calcext:value-type="float">
            <text:p>-5,65</text:p>
          </table:table-cell>
          <table:table-cell table:style-name="ce74"/>
          <table:table-cell table:style-name="ce91"/>
          <table:table-cell table:style-name="ce33" office:value-type="float" office:value="41.8985252380371" calcext:value-type="float">
            <text:p>41,90</text:p>
          </table:table-cell>
          <table:table-cell table:style-name="ce33" office:value-type="float" office:value="12.65625" calcext:value-type="float">
            <text:p>12,66</text:p>
          </table:table-cell>
          <table:table-cell table:style-name="ce33" office:value-type="float" office:value="37.5400924682617" calcext:value-type="float">
            <text:p>37,54</text:p>
          </table:table-cell>
          <table:table-cell table:style-name="ce33" office:value-type="float" office:value="-6.00794601440429" calcext:value-type="float">
            <text:p>-6,01</text:p>
          </table:table-cell>
          <table:table-cell table:style-name="ce33" office:value-type="float" office:value="-37.195198059082" calcext:value-type="float">
            <text:p>-37,20</text:p>
          </table:table-cell>
          <table:table-cell table:style-name="ce33" office:value-type="float" office:value="10.8683700561523" calcext:value-type="float">
            <text:p>10,87</text:p>
          </table:table-cell>
          <table:table-cell table:style-name="ce33" office:value-type="float" office:value="0.258891463279724" calcext:value-type="float">
            <text:p>0,26</text:p>
          </table:table-cell>
          <table:table-cell table:style-name="ce33" office:value-type="float" office:value="-5.72207927703857" calcext:value-type="float">
            <text:p>-5,72</text:p>
          </table:table-cell>
          <table:table-cell table:style-name="ce33" office:value-type="float" office:value="-36.1876831054687" calcext:value-type="float">
            <text:p>-36,19</text:p>
          </table:table-cell>
          <table:table-cell table:style-name="ce86" office:value-type="float" office:value="9.58895111083984" calcext:value-type="float">
            <text:p>9,5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ssari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0.72" calcext:value-type="float">
            <text:p>40,72</text:p>
          </table:table-cell>
          <table:table-cell table:style-name="ce33" office:value-type="float" office:value="8.56" calcext:value-type="float">
            <text:p>8,56</text:p>
          </table:table-cell>
          <table:table-cell table:style-name="ce74" office:value-type="float" office:value="-6.58" calcext:value-type="float">
            <text:p>-6,58</text:p>
          </table:table-cell>
          <table:table-cell table:style-name="ce74" office:value-type="float" office:value="-37.3" calcext:value-type="float">
            <text:p>-37,3</text:p>
          </table:table-cell>
          <table:table-cell table:style-name="ce87" table:formula="of:=[.G481]-8*[.F481]" office:value-type="float" office:value="15.34" calcext:value-type="float">
            <text:p>15,3</text:p>
          </table:table-cell>
          <table:table-cell table:style-name="ce33" office:value-type="float" office:value="40.4941062927246" calcext:value-type="float">
            <text:p>40,49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21.4599590301513" calcext:value-type="float">
            <text:p>21,46</text:p>
          </table:table-cell>
          <table:table-cell table:style-name="ce33" office:value-type="float" office:value="-5.05294370651245" calcext:value-type="float">
            <text:p>-5,05</text:p>
          </table:table-cell>
          <table:table-cell table:style-name="ce33" office:value-type="float" office:value="-30.8490295410156" calcext:value-type="float">
            <text:p>-30,85</text:p>
          </table:table-cell>
          <table:table-cell table:style-name="ce33" office:value-type="float" office:value="9.57452011108398" calcext:value-type="float">
            <text:p>9,57</text:p>
          </table:table-cell>
          <table:table-cell table:style-name="ce33" office:value-type="float" office:value="0.247530624270439" calcext:value-type="float">
            <text:p>0,25</text:p>
          </table:table-cell>
          <table:table-cell table:style-name="ce33" office:value-type="float" office:value="-4.55801248550415" calcext:value-type="float">
            <text:p>-4,56</text:p>
          </table:table-cell>
          <table:table-cell table:style-name="ce33" office:value-type="float" office:value="-29.3577079772949" calcext:value-type="float">
            <text:p>-29,36</text:p>
          </table:table-cell>
          <table:table-cell table:style-name="ce86" office:value-type="float" office:value="7.10639190673828" calcext:value-type="float">
            <text:p>7,1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ien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3.32" calcext:value-type="float">
            <text:p>43,32</text:p>
          </table:table-cell>
          <table:table-cell table:style-name="ce33" office:value-type="float" office:value="11.33" calcext:value-type="float">
            <text:p>11,33</text:p>
          </table:table-cell>
          <table:table-cell table:style-name="ce74" office:value-type="float" office:value="-6.53" calcext:value-type="float">
            <text:p>-6,53</text:p>
          </table:table-cell>
          <table:table-cell table:style-name="ce74" office:value-type="float" office:value="-39.6" calcext:value-type="float">
            <text:p>-39,6</text:p>
          </table:table-cell>
          <table:table-cell table:style-name="ce87" table:formula="of:=[.G482]-8*[.F482]" office:value-type="float" office:value="12.64" calcext:value-type="float">
            <text:p>12,6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44.1071434020996" calcext:value-type="float">
            <text:p>44,11</text:p>
          </table:table-cell>
          <table:table-cell table:style-name="ce33" office:value-type="float" office:value="-5.92243337631225" calcext:value-type="float">
            <text:p>-5,92</text:p>
          </table:table-cell>
          <table:table-cell table:style-name="ce33" office:value-type="float" office:value="-36.9511756896972" calcext:value-type="float">
            <text:p>-36,95</text:p>
          </table:table-cell>
          <table:table-cell table:style-name="ce33" office:value-type="float" office:value="10.4282913208007" calcext:value-type="float">
            <text:p>10,43</text:p>
          </table:table-cell>
          <table:table-cell table:style-name="ce33" office:value-type="float" office:value="0.292653053998947" calcext:value-type="float">
            <text:p>0,29</text:p>
          </table:table-cell>
          <table:table-cell table:style-name="ce33" office:value-type="float" office:value="-5.3063530921936" calcext:value-type="float">
            <text:p>-5,31</text:p>
          </table:table-cell>
          <table:table-cell table:style-name="ce33" office:value-type="float" office:value="-34.3483047485351" calcext:value-type="float">
            <text:p>-34,35</text:p>
          </table:table-cell>
          <table:table-cell table:style-name="ce86" office:value-type="float" office:value="8.10251998901367" calcext:value-type="float">
            <text:p>8,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arquinia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2.25" calcext:value-type="float">
            <text:p>42,25</text:p>
          </table:table-cell>
          <table:table-cell table:style-name="ce33" office:value-type="float" office:value="11.76" calcext:value-type="float">
            <text:p>11,76</text:p>
          </table:table-cell>
          <table:table-cell table:style-name="ce74" office:value-type="float" office:value="-5.58" calcext:value-type="float">
            <text:p>-5,58</text:p>
          </table:table-cell>
          <table:table-cell table:style-name="ce74" office:value-type="float" office:value="-33.8" calcext:value-type="float">
            <text:p>-33,8</text:p>
          </table:table-cell>
          <table:table-cell table:style-name="ce87" table:formula="of:=[.G483]-8*[.F483]" office:value-type="float" office:value="10.84" calcext:value-type="float">
            <text:p>10,8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11.71875" calcext:value-type="float">
            <text:p>11,72</text:p>
          </table:table-cell>
          <table:table-cell table:style-name="ce33" office:value-type="float" office:value="31.7189445495605" calcext:value-type="float">
            <text:p>31,72</text:p>
          </table:table-cell>
          <table:table-cell table:style-name="ce33" office:value-type="float" office:value="-5.57129144668579" calcext:value-type="float">
            <text:p>-5,57</text:p>
          </table:table-cell>
          <table:table-cell table:style-name="ce33" office:value-type="float" office:value="-34.1686668395996" calcext:value-type="float">
            <text:p>-34,17</text:p>
          </table:table-cell>
          <table:table-cell table:style-name="ce33" office:value-type="float" office:value="10.4016647338867" calcext:value-type="float">
            <text:p>10,40</text:p>
          </table:table-cell>
          <table:table-cell table:style-name="ce33" office:value-type="float" office:value="0.261593967676162" calcext:value-type="float">
            <text:p>0,26</text:p>
          </table:table-cell>
          <table:table-cell table:style-name="ce33" office:value-type="float" office:value="-5.27877140045166" calcext:value-type="float">
            <text:p>-5,28</text:p>
          </table:table-cell>
          <table:table-cell table:style-name="ce33" office:value-type="float" office:value="-33.3254585266113" calcext:value-type="float">
            <text:p>-33,33</text:p>
          </table:table-cell>
          <table:table-cell table:style-name="ce86" office:value-type="float" office:value="8.90471267700195" calcext:value-type="float">
            <text:p>8,9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arsogn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4.45" calcext:value-type="float">
            <text:p>44,45</text:p>
          </table:table-cell>
          <table:table-cell table:style-name="ce33" office:value-type="float" office:value="9.62" calcext:value-type="float">
            <text:p>9,62</text:p>
          </table:table-cell>
          <table:table-cell table:style-name="ce74" office:value-type="float" office:value="-7.11" calcext:value-type="float">
            <text:p>-7,11</text:p>
          </table:table-cell>
          <table:table-cell table:style-name="ce74" office:value-type="float" office:value="-41.4" calcext:value-type="float">
            <text:p>-41,4</text:p>
          </table:table-cell>
          <table:table-cell table:style-name="ce87" table:formula="of:=[.G484]-8*[.F484]" office:value-type="float" office:value="15.48" calcext:value-type="float">
            <text:p>15,5</text:p>
          </table:table-cell>
          <table:table-cell table:style-name="ce33" office:value-type="float" office:value="44.2392234802246" calcext:value-type="float">
            <text:p>44,24</text:p>
          </table:table-cell>
          <table:table-cell table:style-name="ce33" office:value-type="float" office:value="9.84375" calcext:value-type="float">
            <text:p>9,84</text:p>
          </table:table-cell>
          <table:table-cell table:style-name="ce33" office:value-type="float" office:value="61.7642478942871" calcext:value-type="float">
            <text:p>61,76</text:p>
          </table:table-cell>
          <table:table-cell table:style-name="ce33" office:value-type="float" office:value="-5.95822048187255" calcext:value-type="float">
            <text:p>-5,96</text:p>
          </table:table-cell>
          <table:table-cell table:style-name="ce33" office:value-type="float" office:value="-37.0096473693847" calcext:value-type="float">
            <text:p>-37,01</text:p>
          </table:table-cell>
          <table:table-cell table:style-name="ce33" office:value-type="float" office:value="10.6561164855957" calcext:value-type="float">
            <text:p>10,66</text:p>
          </table:table-cell>
          <table:table-cell table:style-name="ce33" office:value-type="float" office:value="0.281952589750289" calcext:value-type="float">
            <text:p>0,28</text:p>
          </table:table-cell>
          <table:table-cell table:style-name="ce33" office:value-type="float" office:value="-5.1345362663269" calcext:value-type="float">
            <text:p>-5,13</text:p>
          </table:table-cell>
          <table:table-cell table:style-name="ce33" office:value-type="float" office:value="-32.9297828674316" calcext:value-type="float">
            <text:p>-32,93</text:p>
          </table:table-cell>
          <table:table-cell table:style-name="ce86" office:value-type="float" office:value="8.14650726318359" calcext:value-type="float">
            <text:p>8,1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rento <text:s/>(P)</text:p>
          </table:table-cell>
          <table:table-cell table:style-name="ce23" office:value-type="string" calcext:value-type="string">
            <text:p>Italy</text:p>
          </table:table-cell>
          <table:table-cell office:value-type="string" calcext:value-type="string">
            <text:p>Longinelli &amp; Selmo, 2003</text:p>
          </table:table-cell>
          <table:table-cell table:style-name="ce33" office:value-type="float" office:value="46.06" calcext:value-type="float">
            <text:p>46,06</text:p>
          </table:table-cell>
          <table:table-cell table:style-name="ce33" office:value-type="float" office:value="11.12" calcext:value-type="float">
            <text:p>11,12</text:p>
          </table:table-cell>
          <table:table-cell table:style-name="ce74" office:value-type="float" office:value="-8.41" calcext:value-type="float">
            <text:p>-8,41</text:p>
          </table:table-cell>
          <table:table-cell table:style-name="ce74" office:value-type="float" office:value="-57.2" calcext:value-type="float">
            <text:p>-57,2</text:p>
          </table:table-cell>
          <table:table-cell table:style-name="ce87" table:formula="of:=[.G485]-8*[.F485]" office:value-type="float" office:value="10.08" calcext:value-type="float">
            <text:p>10,1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11.25" calcext:value-type="float">
            <text:p>11,25</text:p>
          </table:table-cell>
          <table:table-cell table:style-name="ce33" office:value-type="float" office:value="118.49185180664" calcext:value-type="float">
            <text:p>118,49</text:p>
          </table:table-cell>
          <table:table-cell table:style-name="ce33" office:value-type="float" office:value="-8.3681297302246" calcext:value-type="float">
            <text:p>-8,37</text:p>
          </table:table-cell>
          <table:table-cell table:style-name="ce33" office:value-type="float" office:value="-56.237491607666" calcext:value-type="float">
            <text:p>-56,24</text:p>
          </table:table-cell>
          <table:table-cell table:style-name="ce33" office:value-type="float" office:value="10.7075462341308" calcext:value-type="float">
            <text:p>10,71</text:p>
          </table:table-cell>
          <table:table-cell table:style-name="ce33" office:value-type="float" office:value="0.449331313371658" calcext:value-type="float">
            <text:p>0,45</text:p>
          </table:table-cell>
          <table:table-cell table:style-name="ce33" office:value-type="float" office:value="-8.12766075134277" calcext:value-type="float">
            <text:p>-8,13</text:p>
          </table:table-cell>
          <table:table-cell table:style-name="ce33" office:value-type="float" office:value="-54.8239364624023" calcext:value-type="float">
            <text:p>-54,82</text:p>
          </table:table-cell>
          <table:table-cell table:style-name="ce86" office:value-type="float" office:value="10.1973495483398" calcext:value-type="float">
            <text:p>10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eek (P)</text:p>
          </table:table-cell>
          <table:table-cell table:style-name="ce23" office:value-type="string" calcext:value-type="string">
            <text:p>Netherland</text:p>
          </table:table-cell>
          <table:table-cell office:value-type="string" calcext:value-type="string">
            <text:p>IAEA/WMO, 2019. The GNIP database</text:p>
          </table:table-cell>
          <table:table-cell table:style-name="ce33" office:value-type="float" office:value="50.92" calcext:value-type="float">
            <text:p>50,92</text:p>
          </table:table-cell>
          <table:table-cell table:style-name="ce33" office:value-type="float" office:value="5.78" calcext:value-type="float">
            <text:p>5,78</text:p>
          </table:table-cell>
          <table:table-cell table:style-name="ce74" office:value-type="float" office:value="-7.27" calcext:value-type="float">
            <text:p>-7,27</text:p>
          </table:table-cell>
          <table:table-cell table:style-name="ce74" office:value-type="float" office:value="-47.66" calcext:value-type="float">
            <text:p>-47,66</text:p>
          </table:table-cell>
          <table:table-cell table:style-name="ce87" table:formula="of:=[.G486]-8*[.F486]" office:value-type="float" office:value="10.5" calcext:value-type="float">
            <text:p>10,5</text:p>
          </table:table-cell>
          <table:table-cell table:style-name="ce33" office:value-type="float" office:value="50.7931785583496" calcext:value-type="float">
            <text:p>50,79</text:p>
          </table:table-cell>
          <table:table-cell table:style-name="ce33" office:value-type="float" office:value="5.625" calcext:value-type="float">
            <text:p>5,63</text:p>
          </table:table-cell>
          <table:table-cell table:style-name="ce33" office:value-type="float" office:value="87.7348022460937" calcext:value-type="float">
            <text:p>87,73</text:p>
          </table:table-cell>
          <table:table-cell table:style-name="ce33" office:value-type="float" office:value="-6.46616744995117" calcext:value-type="float">
            <text:p>-6,47</text:p>
          </table:table-cell>
          <table:table-cell table:style-name="ce33" office:value-type="float" office:value="-42.3467979431152" calcext:value-type="float">
            <text:p>-42,35</text:p>
          </table:table-cell>
          <table:table-cell table:style-name="ce33" office:value-type="float" office:value="9.38254165649414" calcext:value-type="float">
            <text:p>9,38</text:p>
          </table:table-cell>
          <table:table-cell table:style-name="ce33" office:value-type="float" office:value="0.298129945993423" calcext:value-type="float">
            <text:p>0,30</text:p>
          </table:table-cell>
          <table:table-cell table:style-name="ce33" office:value-type="float" office:value="-6.34680652618408" calcext:value-type="float">
            <text:p>-6,35</text:p>
          </table:table-cell>
          <table:table-cell table:style-name="ce33" office:value-type="float" office:value="-42.6678581237792" calcext:value-type="float">
            <text:p>-42,67</text:p>
          </table:table-cell>
          <table:table-cell table:style-name="ce86" office:value-type="float" office:value="8.10659408569335" calcext:value-type="float">
            <text:p>8,11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De Bilt (P)</text:p>
          </table:table-cell>
          <table:table-cell table:style-name="ce23" office:value-type="string" calcext:value-type="string">
            <text:p>Netherland</text:p>
          </table:table-cell>
          <table:table-cell office:value-type="string" calcext:value-type="string">
            <text:p>IAEA/WMO, 2019. The GNIP database</text:p>
          </table:table-cell>
          <table:table-cell table:style-name="ce33" office:value-type="float" office:value="52.1" calcext:value-type="float">
            <text:p>52,10</text:p>
          </table:table-cell>
          <table:table-cell table:style-name="ce33" office:value-type="float" office:value="5.18" calcext:value-type="float">
            <text:p>5,18</text:p>
          </table:table-cell>
          <table:table-cell table:style-name="ce74" office:value-type="float" office:value="-7.11" calcext:value-type="float">
            <text:p>-7,11</text:p>
          </table:table-cell>
          <table:table-cell table:style-name="ce74" office:value-type="float" office:value="-46.97" calcext:value-type="float">
            <text:p>-46,97</text:p>
          </table:table-cell>
          <table:table-cell table:style-name="ce87" table:formula="of:=[.G487]-8*[.F487]" office:value-type="float" office:value="9.91" calcext:value-type="float">
            <text:p>9,9</text:p>
          </table:table-cell>
          <table:table-cell table:style-name="ce33" office:value-type="float" office:value="52.1975975036621" calcext:value-type="float">
            <text:p>52,20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69.8441314697265" calcext:value-type="float">
            <text:p>69,84</text:p>
          </table:table-cell>
          <table:table-cell table:style-name="ce33" office:value-type="float" office:value="-6.47999238967895" calcext:value-type="float">
            <text:p>-6,48</text:p>
          </table:table-cell>
          <table:table-cell table:style-name="ce33" office:value-type="float" office:value="-42.9453964233398" calcext:value-type="float">
            <text:p>-42,95</text:p>
          </table:table-cell>
          <table:table-cell table:style-name="ce33" office:value-type="float" office:value="8.89454269409179" calcext:value-type="float">
            <text:p>8,89</text:p>
          </table:table-cell>
          <table:table-cell table:style-name="ce33" office:value-type="float" office:value="0.220496624708175" calcext:value-type="float">
            <text:p>0,22</text:p>
          </table:table-cell>
          <table:table-cell table:style-name="ce33" office:value-type="float" office:value="-6.0121521949768" calcext:value-type="float">
            <text:p>-6,01</text:p>
          </table:table-cell>
          <table:table-cell table:style-name="ce33" office:value-type="float" office:value="-40.1150474548339" calcext:value-type="float">
            <text:p>-40,12</text:p>
          </table:table-cell>
          <table:table-cell table:style-name="ce86" office:value-type="float" office:value="7.98217010498046" calcext:value-type="float">
            <text:p>7,98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ilze-Ruen <text:s/>(P)</text:p>
          </table:table-cell>
          <table:table-cell table:style-name="ce23" office:value-type="string" calcext:value-type="string">
            <text:p>Netherland</text:p>
          </table:table-cell>
          <table:table-cell office:value-type="string" calcext:value-type="string">
            <text:p>IAEA/WMO, 2019. The GNIP database</text:p>
          </table:table-cell>
          <table:table-cell table:style-name="ce33" office:value-type="float" office:value="51.57" calcext:value-type="float">
            <text:p>51,57</text:p>
          </table:table-cell>
          <table:table-cell table:style-name="ce33" office:value-type="float" office:value="4.93" calcext:value-type="float">
            <text:p>4,93</text:p>
          </table:table-cell>
          <table:table-cell table:style-name="ce74" office:value-type="float" office:value="-7.49" calcext:value-type="float">
            <text:p>-7,49</text:p>
          </table:table-cell>
          <table:table-cell table:style-name="ce74" office:value-type="float" office:value="-49.13" calcext:value-type="float">
            <text:p>-49,13</text:p>
          </table:table-cell>
          <table:table-cell table:style-name="ce91" table:formula="of:=[.G488]-8*[.F488]" office:value-type="float" office:value="10.79" calcext:value-type="float">
            <text:p>10,79</text:p>
          </table:table-cell>
          <table:table-cell table:style-name="ce33" office:value-type="float" office:value="51.7294578552246" calcext:value-type="float">
            <text:p>51,73</text:p>
          </table:table-cell>
          <table:table-cell table:style-name="ce33" office:value-type="float" office:value="5.15625" calcext:value-type="float">
            <text:p>5,16</text:p>
          </table:table-cell>
          <table:table-cell table:style-name="ce33" office:value-type="float" office:value="65.0189056396484" calcext:value-type="float">
            <text:p>65,02</text:p>
          </table:table-cell>
          <table:table-cell table:style-name="ce33" office:value-type="float" office:value="-6.212486743927" calcext:value-type="float">
            <text:p>-6,21</text:p>
          </table:table-cell>
          <table:table-cell table:style-name="ce33" office:value-type="float" office:value="-40.6845703125" calcext:value-type="float">
            <text:p>-40,68</text:p>
          </table:table-cell>
          <table:table-cell table:style-name="ce33" office:value-type="float" office:value="9.01532363891601" calcext:value-type="float">
            <text:p>9,02</text:p>
          </table:table-cell>
          <table:table-cell table:style-name="ce33" office:value-type="float" office:value="0.205523684620857" calcext:value-type="float">
            <text:p>0,21</text:p>
          </table:table-cell>
          <table:table-cell table:style-name="ce33" office:value-type="float" office:value="-5.95741605758666" calcext:value-type="float">
            <text:p>-5,96</text:p>
          </table:table-cell>
          <table:table-cell table:style-name="ce33" office:value-type="float" office:value="-39.3685760498046" calcext:value-type="float">
            <text:p>-39,37</text:p>
          </table:table-cell>
          <table:table-cell table:style-name="ce86" office:value-type="float" office:value="8.29075241088867" calcext:value-type="float">
            <text:p>8,2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<text:s/>Santander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3.483334" calcext:value-type="float">
            <text:p>43,48</text:p>
          </table:table-cell>
          <table:table-cell table:style-name="ce37" office:value-type="float" office:value="-3.8" calcext:value-type="float">
            <text:p>-3,80</text:p>
          </table:table-cell>
          <table:table-cell table:style-name="ce37" office:value-type="float" office:value="-5.43106725337483" calcext:value-type="float">
            <text:p>-5,43</text:p>
          </table:table-cell>
          <table:table-cell table:style-name="ce33" office:value-type="float" office:value="-30.5272876813539" calcext:value-type="float">
            <text:p>-30,53</text:p>
          </table:table-cell>
          <table:table-cell table:style-name="ce87" table:formula="of:=[.G489]-8*[.F489]" office:value-type="float" office:value="12.9212503456447" calcext:value-type="float">
            <text:p>12,9</text:p>
          </table:table-cell>
          <table:table-cell table:style-name="ce33" office:value-type="float" office:value="43.3029441833496" calcext:value-type="float">
            <text:p>43,30</text:p>
          </table:table-cell>
          <table:table-cell table:style-name="ce33" office:value-type="float" office:value="-3.75" calcext:value-type="float">
            <text:p>-3,75</text:p>
          </table:table-cell>
          <table:table-cell table:style-name="ce33" office:value-type="float" office:value="61.1740798950195" calcext:value-type="float">
            <text:p>61,17</text:p>
          </table:table-cell>
          <table:table-cell table:style-name="ce33" office:value-type="float" office:value="-5.51784086227416" calcext:value-type="float">
            <text:p>-5,52</text:p>
          </table:table-cell>
          <table:table-cell table:style-name="ce33" office:value-type="float" office:value="-33.0683059692382" calcext:value-type="float">
            <text:p>-33,07</text:p>
          </table:table-cell>
          <table:table-cell table:style-name="ce33" office:value-type="float" office:value="11.074420928955" calcext:value-type="float">
            <text:p>11,07</text:p>
          </table:table-cell>
          <table:table-cell table:style-name="ce33" office:value-type="float" office:value="0.285218656063079" calcext:value-type="float">
            <text:p>0,29</text:p>
          </table:table-cell>
          <table:table-cell table:style-name="ce33" office:value-type="float" office:value="-5.46663618087768" calcext:value-type="float">
            <text:p>-5,47</text:p>
          </table:table-cell>
          <table:table-cell table:style-name="ce33" office:value-type="float" office:value="-33.2993202209472" calcext:value-type="float">
            <text:p>-33,30</text:p>
          </table:table-cell>
          <table:table-cell table:style-name="ce86" office:value-type="float" office:value="10.4337692260742" calcext:value-type="float">
            <text:p>10,43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lgoso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1.475645" calcext:value-type="float">
            <text:p>41,48</text:p>
          </table:table-cell>
          <table:table-cell table:style-name="ce37" office:value-type="float" office:value="-6.574499" calcext:value-type="float">
            <text:p>-6,57</text:p>
          </table:table-cell>
          <table:table-cell table:style-name="ce37" office:value-type="float" office:value="-5.77" calcext:value-type="float">
            <text:p>-5,77</text:p>
          </table:table-cell>
          <table:table-cell table:style-name="ce37" office:value-type="float" office:value="-41.9" calcext:value-type="float">
            <text:p>-41,90</text:p>
          </table:table-cell>
          <table:table-cell table:style-name="ce87" table:formula="of:=[.G490]-8*[.F490]" office:value-type="float" office:value="4.26" calcext:value-type="float">
            <text:p>4,3</text:p>
          </table:table-cell>
          <table:table-cell table:style-name="ce33" office:value-type="float" office:value="41.4303855895996" calcext:value-type="float">
            <text:p>41,43</text:p>
          </table:table-cell>
          <table:table-cell table:style-name="ce33" office:value-type="float" office:value="-6.5625" calcext:value-type="float">
            <text:p>-6,56</text:p>
          </table:table-cell>
          <table:table-cell table:style-name="ce33" office:value-type="float" office:value="40.6424484252929" calcext:value-type="float">
            <text:p>40,64</text:p>
          </table:table-cell>
          <table:table-cell table:style-name="ce33" office:value-type="float" office:value="-6.04785251617431" calcext:value-type="float">
            <text:p>-6,05</text:p>
          </table:table-cell>
          <table:table-cell table:style-name="ce33" office:value-type="float" office:value="-36.998607635498" calcext:value-type="float">
            <text:p>-37,00</text:p>
          </table:table-cell>
          <table:table-cell table:style-name="ce33" office:value-type="float" office:value="11.3842124938964" calcext:value-type="float">
            <text:p>11,38</text:p>
          </table:table-cell>
          <table:table-cell table:style-name="ce33" office:value-type="float" office:value="0.34124806523323" calcext:value-type="float">
            <text:p>0,34</text:p>
          </table:table-cell>
          <table:table-cell table:style-name="ce33" office:value-type="float" office:value="-5.85735511779785" calcext:value-type="float">
            <text:p>-5,86</text:p>
          </table:table-cell>
          <table:table-cell table:style-name="ce33" office:value-type="float" office:value="-37.0341110229492" calcext:value-type="float">
            <text:p>-37,03</text:p>
          </table:table-cell>
          <table:table-cell table:style-name="ce86" office:value-type="float" office:value="9.82472991943359" calcext:value-type="float">
            <text:p>9,8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erona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1.900002" calcext:value-type="float">
            <text:p>41,90</text:p>
          </table:table-cell>
          <table:table-cell table:style-name="ce37" office:value-type="float" office:value="2.75" calcext:value-type="float">
            <text:p>2,75</text:p>
          </table:table-cell>
          <table:table-cell table:style-name="ce37" office:value-type="float" office:value="-6.3507168573199" calcext:value-type="float">
            <text:p>-6,35</text:p>
          </table:table-cell>
          <table:table-cell table:style-name="ce33" office:value-type="float" office:value="-40.6665424461268" calcext:value-type="float">
            <text:p>-40,67</text:p>
          </table:table-cell>
          <table:table-cell table:style-name="ce87" table:formula="of:=[.G491]-8*[.F491]" office:value-type="float" office:value="10.1391924124324" calcext:value-type="float">
            <text:p>10,1</text:p>
          </table:table-cell>
          <table:table-cell table:style-name="ce33" office:value-type="float" office:value="41.8985252380371" calcext:value-type="float">
            <text:p>41,90</text:p>
          </table:table-cell>
          <table:table-cell table:style-name="ce33" office:value-type="float" office:value="2.8125" calcext:value-type="float">
            <text:p>2,81</text:p>
          </table:table-cell>
          <table:table-cell table:style-name="ce33" office:value-type="float" office:value="39.690746307373" calcext:value-type="float">
            <text:p>39,69</text:p>
          </table:table-cell>
          <table:table-cell table:style-name="ce33" office:value-type="float" office:value="-5.49421215057373" calcext:value-type="float">
            <text:p>-5,49</text:p>
          </table:table-cell>
          <table:table-cell table:style-name="ce33" office:value-type="float" office:value="-34.2408294677734" calcext:value-type="float">
            <text:p>-34,24</text:p>
          </table:table-cell>
          <table:table-cell table:style-name="ce33" office:value-type="float" office:value="9.7128677368164" calcext:value-type="float">
            <text:p>9,71</text:p>
          </table:table-cell>
          <table:table-cell table:style-name="ce33" office:value-type="float" office:value="0.244616523385047" calcext:value-type="float">
            <text:p>0,24</text:p>
          </table:table-cell>
          <table:table-cell table:style-name="ce33" office:value-type="float" office:value="-5.32786417007446" calcext:value-type="float">
            <text:p>-5,33</text:p>
          </table:table-cell>
          <table:table-cell table:style-name="ce33" office:value-type="float" office:value="-33.632396697998" calcext:value-type="float">
            <text:p>-33,63</text:p>
          </table:table-cell>
          <table:table-cell table:style-name="ce86" office:value-type="float" office:value="8.99051666259765" calcext:value-type="float">
            <text:p>8,9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Leon/Virgen del camino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2.583332" calcext:value-type="float">
            <text:p>42,58</text:p>
          </table:table-cell>
          <table:table-cell table:style-name="ce37" office:value-type="float" office:value="-5.65" calcext:value-type="float">
            <text:p>-5,65</text:p>
          </table:table-cell>
          <table:table-cell table:style-name="ce37" office:value-type="float" office:value="-7.39269675571055" calcext:value-type="float">
            <text:p>-7,39</text:p>
          </table:table-cell>
          <table:table-cell table:style-name="ce33" office:value-type="float" office:value="-51.9012264566946" calcext:value-type="float">
            <text:p>-51,90</text:p>
          </table:table-cell>
          <table:table-cell table:style-name="ce87" table:formula="of:=[.G492]-8*[.F492]" office:value-type="float" office:value="7.24034758898974" calcext:value-type="float">
            <text:p>7,2</text:p>
          </table:table-cell>
          <table:table-cell table:style-name="ce33" office:value-type="float" office:value="42.3666648864746" calcext:value-type="float">
            <text:p>42,37</text:p>
          </table:table-cell>
          <table:table-cell table:style-name="ce33" office:value-type="float" office:value="-5.625" calcext:value-type="float">
            <text:p>-5,63</text:p>
          </table:table-cell>
          <table:table-cell table:style-name="ce33" office:value-type="float" office:value="60.7783660888671" calcext:value-type="float">
            <text:p>60,78</text:p>
          </table:table-cell>
          <table:table-cell table:style-name="ce33" office:value-type="float" office:value="-6.14994668960571" calcext:value-type="float">
            <text:p>-6,15</text:p>
          </table:table-cell>
          <table:table-cell table:style-name="ce33" office:value-type="float" office:value="-38.3254203796386" calcext:value-type="float">
            <text:p>-38,33</text:p>
          </table:table-cell>
          <table:table-cell table:style-name="ce33" office:value-type="float" office:value="10.874153137207" calcext:value-type="float">
            <text:p>10,87</text:p>
          </table:table-cell>
          <table:table-cell table:style-name="ce33" office:value-type="float" office:value="0.472285628318786" calcext:value-type="float">
            <text:p>0,47</text:p>
          </table:table-cell>
          <table:table-cell table:style-name="ce33" office:value-type="float" office:value="-5.72841930389404" calcext:value-type="float">
            <text:p>-5,73</text:p>
          </table:table-cell>
          <table:table-cell table:style-name="ce33" office:value-type="float" office:value="-36.6285552978515" calcext:value-type="float">
            <text:p>-36,63</text:p>
          </table:table-cell>
          <table:table-cell table:style-name="ce86" office:value-type="float" office:value="9.19879913330078" calcext:value-type="float">
            <text:p>9,2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drid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0.41" calcext:value-type="float">
            <text:p>40,41</text:p>
          </table:table-cell>
          <table:table-cell table:style-name="ce37" office:value-type="float" office:value="-3.68" calcext:value-type="float">
            <text:p>-3,68</text:p>
          </table:table-cell>
          <table:table-cell table:style-name="ce37" office:value-type="float" office:value="-7.70565844802426" calcext:value-type="float">
            <text:p>-7,71</text:p>
          </table:table-cell>
          <table:table-cell table:style-name="ce33" office:value-type="float" office:value="-53.9051684781417" calcext:value-type="float">
            <text:p>-53,91</text:p>
          </table:table-cell>
          <table:table-cell table:style-name="ce87" table:formula="of:=[.G493]-8*[.F493]" office:value-type="float" office:value="7.74009910605238" calcext:value-type="float">
            <text:p>7,7</text:p>
          </table:table-cell>
          <table:table-cell table:style-name="ce33" office:value-type="float" office:value="40.4941062927246" calcext:value-type="float">
            <text:p>40,49</text:p>
          </table:table-cell>
          <table:table-cell table:style-name="ce33" office:value-type="float" office:value="-3.75" calcext:value-type="float">
            <text:p>-3,75</text:p>
          </table:table-cell>
          <table:table-cell table:style-name="ce33" office:value-type="float" office:value="37.3358879089355" calcext:value-type="float">
            <text:p>37,34</text:p>
          </table:table-cell>
          <table:table-cell table:style-name="ce33" office:value-type="float" office:value="-6.68240594863891" calcext:value-type="float">
            <text:p>-6,68</text:p>
          </table:table-cell>
          <table:table-cell table:style-name="ce33" office:value-type="float" office:value="-42.0484161376953" calcext:value-type="float">
            <text:p>-42,05</text:p>
          </table:table-cell>
          <table:table-cell table:style-name="ce33" office:value-type="float" office:value="11.410831451416" calcext:value-type="float">
            <text:p>11,41</text:p>
          </table:table-cell>
          <table:table-cell table:style-name="ce33" office:value-type="float" office:value="0.29760792851448" calcext:value-type="float">
            <text:p>0,30</text:p>
          </table:table-cell>
          <table:table-cell table:style-name="ce33" office:value-type="float" office:value="-6.38478660583496" calcext:value-type="float">
            <text:p>-6,38</text:p>
          </table:table-cell>
          <table:table-cell table:style-name="ce33" office:value-type="float" office:value="-41.2268600463867" calcext:value-type="float">
            <text:p>-41,23</text:p>
          </table:table-cell>
          <table:table-cell table:style-name="ce86" office:value-type="float" office:value="9.85143280029296" calcext:value-type="float">
            <text:p>9,85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amame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1.323186" calcext:value-type="float">
            <text:p>41,32</text:p>
          </table:table-cell>
          <table:table-cell table:style-name="ce37" office:value-type="float" office:value="-5.884716" calcext:value-type="float">
            <text:p>-5,88</text:p>
          </table:table-cell>
          <table:table-cell table:style-name="ce37" office:value-type="float" office:value="-7.14" calcext:value-type="float">
            <text:p>-7,14</text:p>
          </table:table-cell>
          <table:table-cell table:style-name="ce37" office:value-type="float" office:value="-49.5" calcext:value-type="float">
            <text:p>-49,50</text:p>
          </table:table-cell>
          <table:table-cell table:style-name="ce87" table:formula="of:=[.G494]-8*[.F494]" office:value-type="float" office:value="7.62" calcext:value-type="float">
            <text:p>7,6</text:p>
          </table:table-cell>
          <table:table-cell table:style-name="ce33" office:value-type="float" office:value="41.4303855895996" calcext:value-type="float">
            <text:p>41,43</text:p>
          </table:table-cell>
          <table:table-cell table:style-name="ce33" office:value-type="float" office:value="-6.09375" calcext:value-type="float">
            <text:p>-6,09</text:p>
          </table:table-cell>
          <table:table-cell table:style-name="ce33" office:value-type="float" office:value="37.8456420898437" calcext:value-type="float">
            <text:p>37,85</text:p>
          </table:table-cell>
          <table:table-cell table:style-name="ce33" office:value-type="float" office:value="-6.37613010406494" calcext:value-type="float">
            <text:p>-6,38</text:p>
          </table:table-cell>
          <table:table-cell table:style-name="ce33" office:value-type="float" office:value="-39.7752952575683" calcext:value-type="float">
            <text:p>-39,78</text:p>
          </table:table-cell>
          <table:table-cell table:style-name="ce33" office:value-type="float" office:value="11.2337455749511" calcext:value-type="float">
            <text:p>11,23</text:p>
          </table:table-cell>
          <table:table-cell table:style-name="ce33" office:value-type="float" office:value="0.344809979200363" calcext:value-type="float">
            <text:p>0,34</text:p>
          </table:table-cell>
          <table:table-cell table:style-name="ce33" office:value-type="float" office:value="-6.30399084091186" calcext:value-type="float">
            <text:p>-6,30</text:p>
          </table:table-cell>
          <table:table-cell table:style-name="ce33" office:value-type="float" office:value="-40.2168350219726" calcext:value-type="float">
            <text:p>-40,22</text:p>
          </table:table-cell>
          <table:table-cell table:style-name="ce86" office:value-type="float" office:value="10.2150917053222" calcext:value-type="float">
            <text:p>10,2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ortosa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0.812634" calcext:value-type="float">
            <text:p>40,81</text:p>
          </table:table-cell>
          <table:table-cell table:style-name="ce37" office:value-type="float" office:value="0.516111" calcext:value-type="float">
            <text:p>0,52</text:p>
          </table:table-cell>
          <table:table-cell table:style-name="ce37" office:value-type="float" office:value="-5.48023503027412" calcext:value-type="float">
            <text:p>-5,48</text:p>
          </table:table-cell>
          <table:table-cell table:style-name="ce33" office:value-type="float" office:value="-31.4760763964896" calcext:value-type="float">
            <text:p>-31,48</text:p>
          </table:table-cell>
          <table:table-cell table:style-name="ce87" table:formula="of:=[.G495]-8*[.F495]" office:value-type="float" office:value="12.3658038457034" calcext:value-type="float">
            <text:p>12,4</text:p>
          </table:table-cell>
          <table:table-cell table:style-name="ce33" office:value-type="float" office:value="40.9622459411621" calcext:value-type="float">
            <text:p>40,96</text:p>
          </table:table-cell>
          <table:table-cell table:style-name="ce33" office:value-type="float" office:value="0.46875" calcext:value-type="float">
            <text:p>0,47</text:p>
          </table:table-cell>
          <table:table-cell table:style-name="ce33" office:value-type="float" office:value="37.7086753845214" calcext:value-type="float">
            <text:p>37,71</text:p>
          </table:table-cell>
          <table:table-cell table:style-name="ce33" office:value-type="float" office:value="-5.5025668144226" calcext:value-type="float">
            <text:p>-5,50</text:p>
          </table:table-cell>
          <table:table-cell table:style-name="ce33" office:value-type="float" office:value="-33.7687683105468" calcext:value-type="float">
            <text:p>-33,77</text:p>
          </table:table-cell>
          <table:table-cell table:style-name="ce33" office:value-type="float" office:value="10.2517662048339" calcext:value-type="float">
            <text:p>10,25</text:p>
          </table:table-cell>
          <table:table-cell table:style-name="ce33" office:value-type="float" office:value="0.313669174909591" calcext:value-type="float">
            <text:p>0,31</text:p>
          </table:table-cell>
          <table:table-cell table:style-name="ce33" office:value-type="float" office:value="-5.10863924026489" calcext:value-type="float">
            <text:p>-5,11</text:p>
          </table:table-cell>
          <table:table-cell table:style-name="ce33" office:value-type="float" office:value="-32.3661384582519" calcext:value-type="float">
            <text:p>-32,37</text:p>
          </table:table-cell>
          <table:table-cell table:style-name="ce86" office:value-type="float" office:value="8.50297546386718" calcext:value-type="float">
            <text:p>8,5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alladolid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1.633335" calcext:value-type="float">
            <text:p>41,63</text:p>
          </table:table-cell>
          <table:table-cell table:style-name="ce37" office:value-type="float" office:value="-4.766667" calcext:value-type="float">
            <text:p>-4,77</text:p>
          </table:table-cell>
          <table:table-cell table:style-name="ce37" office:value-type="float" office:value="-7.82393318585442" calcext:value-type="float">
            <text:p>-7,82</text:p>
          </table:table-cell>
          <table:table-cell table:style-name="ce33" office:value-type="float" office:value="-56.9338347363466" calcext:value-type="float">
            <text:p>-56,93</text:p>
          </table:table-cell>
          <table:table-cell table:style-name="ce87" table:formula="of:=[.G496]-8*[.F496]" office:value-type="float" office:value="5.65763075048877" calcext:value-type="float">
            <text:p>5,7</text:p>
          </table:table-cell>
          <table:table-cell table:style-name="ce33" office:value-type="float" office:value="41.4303855895996" calcext:value-type="float">
            <text:p>41,43</text:p>
          </table:table-cell>
          <table:table-cell table:style-name="ce33" office:value-type="float" office:value="-4.6875" calcext:value-type="float">
            <text:p>-4,69</text:p>
          </table:table-cell>
          <table:table-cell table:style-name="ce33" office:value-type="float" office:value="37.2053337097167" calcext:value-type="float">
            <text:p>37,21</text:p>
          </table:table-cell>
          <table:table-cell table:style-name="ce33" office:value-type="float" office:value="-7.52515649795532" calcext:value-type="float">
            <text:p>-7,53</text:p>
          </table:table-cell>
          <table:table-cell table:style-name="ce33" office:value-type="float" office:value="-49.9527931213378" calcext:value-type="float">
            <text:p>-49,95</text:p>
          </table:table-cell>
          <table:table-cell table:style-name="ce33" office:value-type="float" office:value="10.2484588623046" calcext:value-type="float">
            <text:p>10,25</text:p>
          </table:table-cell>
          <table:table-cell table:style-name="ce33" office:value-type="float" office:value="0.258710741996765" calcext:value-type="float">
            <text:p>0,26</text:p>
          </table:table-cell>
          <table:table-cell table:style-name="ce33" office:value-type="float" office:value="-7.27763223648071" calcext:value-type="float">
            <text:p>-7,28</text:p>
          </table:table-cell>
          <table:table-cell table:style-name="ce33" office:value-type="float" office:value="-49.5985450744628" calcext:value-type="float">
            <text:p>-49,60</text:p>
          </table:table-cell>
          <table:table-cell table:style-name="ce86" office:value-type="float" office:value="8.62251281738281" calcext:value-type="float">
            <text:p>8,6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Vinhais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2.914702" calcext:value-type="float">
            <text:p>42,91</text:p>
          </table:table-cell>
          <table:table-cell table:style-name="ce37" office:value-type="float" office:value="-7.003851" calcext:value-type="float">
            <text:p>-7,00</text:p>
          </table:table-cell>
          <table:table-cell table:style-name="ce37" office:value-type="float" office:value="-6.62" calcext:value-type="float">
            <text:p>-6,62</text:p>
          </table:table-cell>
          <table:table-cell table:style-name="ce37" office:value-type="float" office:value="-41.2" calcext:value-type="float">
            <text:p>-41,20</text:p>
          </table:table-cell>
          <table:table-cell table:style-name="ce87" table:formula="of:=[.G497]-8*[.F497]" office:value-type="float" office:value="11.76" calcext:value-type="float">
            <text:p>11,8</text:p>
          </table:table-cell>
          <table:table-cell table:style-name="ce33" office:value-type="float" office:value="42.8348045349121" calcext:value-type="float">
            <text:p>42,83</text:p>
          </table:table-cell>
          <table:table-cell table:style-name="ce33" office:value-type="float" office:value="-7.03125" calcext:value-type="float">
            <text:p>-7,03</text:p>
          </table:table-cell>
          <table:table-cell table:style-name="ce33" office:value-type="float" office:value="94.5697021484375" calcext:value-type="float">
            <text:p>94,57</text:p>
          </table:table-cell>
          <table:table-cell table:style-name="ce33" office:value-type="float" office:value="-6.14104127883911" calcext:value-type="float">
            <text:p>-6,14</text:p>
          </table:table-cell>
          <table:table-cell table:style-name="ce33" office:value-type="float" office:value="-37.1931343078613" calcext:value-type="float">
            <text:p>-37,19</text:p>
          </table:table-cell>
          <table:table-cell table:style-name="ce33" office:value-type="float" office:value="11.9351959228515" calcext:value-type="float">
            <text:p>11,94</text:p>
          </table:table-cell>
          <table:table-cell table:style-name="ce33" office:value-type="float" office:value="0.430070996284484" calcext:value-type="float">
            <text:p>0,43</text:p>
          </table:table-cell>
          <table:table-cell table:style-name="ce33" office:value-type="float" office:value="-5.98533344268798" calcext:value-type="float">
            <text:p>-5,99</text:p>
          </table:table-cell>
          <table:table-cell table:style-name="ce33" office:value-type="float" office:value="-37.2960548400878" calcext:value-type="float">
            <text:p>-37,30</text:p>
          </table:table-cell>
          <table:table-cell table:style-name="ce86" office:value-type="float" office:value="10.586612701416" calcext:value-type="float">
            <text:p>10,5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Zaragoza (P)</text:p>
          </table:table-cell>
          <table:table-cell table:style-name="ce23" office:value-type="string" calcext:value-type="string">
            <text:p>Spain</text:p>
          </table:table-cell>
          <table:table-cell office:value-type="string" calcext:value-type="string">
            <text:p>Hatvani et al., 2020</text:p>
          </table:table-cell>
          <table:table-cell table:style-name="ce37" office:value-type="float" office:value="41.669628" calcext:value-type="float">
            <text:p>41,67</text:p>
          </table:table-cell>
          <table:table-cell table:style-name="ce37" office:value-type="float" office:value="-1.024736" calcext:value-type="float">
            <text:p>-1,02</text:p>
          </table:table-cell>
          <table:table-cell table:style-name="ce37" office:value-type="float" office:value="-5.13244586834993" calcext:value-type="float">
            <text:p>-5,13</text:p>
          </table:table-cell>
          <table:table-cell table:style-name="ce33" office:value-type="float" office:value="-37.1563500932835" calcext:value-type="float">
            <text:p>-37,16</text:p>
          </table:table-cell>
          <table:table-cell table:style-name="ce87" table:formula="of:=[.G498]-8*[.F498]" office:value-type="float" office:value="3.90321685351591" calcext:value-type="float">
            <text:p>3,9</text:p>
          </table:table-cell>
          <table:table-cell table:style-name="ce33" office:value-type="float" office:value="41.8985252380371" calcext:value-type="float">
            <text:p>41,90</text:p>
          </table:table-cell>
          <table:table-cell table:style-name="ce33" office:value-type="float" office:value="-0.9375" calcext:value-type="float">
            <text:p>-0,94</text:p>
          </table:table-cell>
          <table:table-cell table:style-name="ce33" office:value-type="float" office:value="37.1555442810058" calcext:value-type="float">
            <text:p>37,16</text:p>
          </table:table-cell>
          <table:table-cell table:style-name="ce33" office:value-type="float" office:value="-5.59105825424194" calcext:value-type="float">
            <text:p>-5,59</text:p>
          </table:table-cell>
          <table:table-cell table:style-name="ce33" office:value-type="float" office:value="-33.8230857849121" calcext:value-type="float">
            <text:p>-33,82</text:p>
          </table:table-cell>
          <table:table-cell table:style-name="ce33" office:value-type="float" office:value="10.9053802490234" calcext:value-type="float">
            <text:p>10,91</text:p>
          </table:table-cell>
          <table:table-cell table:style-name="ce33" office:value-type="float" office:value="0.248822018504142" calcext:value-type="float">
            <text:p>0,25</text:p>
          </table:table-cell>
          <table:table-cell table:style-name="ce33" office:value-type="float" office:value="-5.50631713867187" calcext:value-type="float">
            <text:p>-5,51</text:p>
          </table:table-cell>
          <table:table-cell table:style-name="ce33" office:value-type="float" office:value="-35.3061141967773" calcext:value-type="float">
            <text:p>-35,31</text:p>
          </table:table-cell>
          <table:table-cell table:style-name="ce86" office:value-type="float" office:value="8.74442291259765" calcext:value-type="float">
            <text:p>8,74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ern (P)</text:p>
          </table:table-cell>
          <table:table-cell table:style-name="ce22" office:value-type="string" calcext:value-type="string">
            <text:p>Switzerland</text:p>
          </table:table-cell>
          <table:table-cell office:value-type="string" calcext:value-type="string">
            <text:p>IAEA/WMO, 2019. GNIP database</text:p>
          </table:table-cell>
          <table:table-cell table:style-name="ce33" office:value-type="float" office:value="46.95" calcext:value-type="float">
            <text:p>46,95</text:p>
          </table:table-cell>
          <table:table-cell table:style-name="ce33" office:value-type="float" office:value="7.43" calcext:value-type="float">
            <text:p>7,43</text:p>
          </table:table-cell>
          <table:table-cell table:style-name="ce74" office:value-type="float" office:value="-9.94" calcext:value-type="float">
            <text:p>-9,94</text:p>
          </table:table-cell>
          <table:table-cell table:style-name="ce74" office:value-type="float" office:value="-69.73" calcext:value-type="float">
            <text:p>-69,73</text:p>
          </table:table-cell>
          <table:table-cell table:style-name="ce87" table:formula="of:=[.G499]-8*[.F499]" office:value-type="float" office:value="9.78999999999999" calcext:value-type="float">
            <text:p>9,8</text:p>
          </table:table-cell>
          <table:table-cell table:style-name="ce33" office:value-type="float" office:value="47.0480613708496" calcext:value-type="float">
            <text:p>47,05</text:p>
          </table:table-cell>
          <table:table-cell table:style-name="ce33" office:value-type="float" office:value="7.5" calcext:value-type="float">
            <text:p>7,50</text:p>
          </table:table-cell>
          <table:table-cell table:style-name="ce33" office:value-type="float" office:value="119.03620147705" calcext:value-type="float">
            <text:p>119,04</text:p>
          </table:table-cell>
          <table:table-cell table:style-name="ce33" office:value-type="float" office:value="-8.54268455505371" calcext:value-type="float">
            <text:p>-8,54</text:p>
          </table:table-cell>
          <table:table-cell table:style-name="ce33" office:value-type="float" office:value="-59.0167007446289" calcext:value-type="float">
            <text:p>-59,02</text:p>
          </table:table-cell>
          <table:table-cell table:style-name="ce33" office:value-type="float" office:value="9.32477569580078" calcext:value-type="float">
            <text:p>9,32</text:p>
          </table:table-cell>
          <table:table-cell table:style-name="ce33" office:value-type="float" office:value="0.356415480375289" calcext:value-type="float">
            <text:p>0,36</text:p>
          </table:table-cell>
          <table:table-cell table:style-name="ce33" office:value-type="float" office:value="-8.63639736175537" calcext:value-type="float">
            <text:p>-8,64</text:p>
          </table:table-cell>
          <table:table-cell table:style-name="ce33" office:value-type="float" office:value="-60.3676605224609" calcext:value-type="float">
            <text:p>-60,37</text:p>
          </table:table-cell>
          <table:table-cell table:style-name="ce86" office:value-type="float" office:value="8.72351837158203" calcext:value-type="float">
            <text:p>8,72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Grimsel (P)</text:p>
          </table:table-cell>
          <table:table-cell table:style-name="ce22" office:value-type="string" calcext:value-type="string">
            <text:p>Switzerland</text:p>
          </table:table-cell>
          <table:table-cell office:value-type="string" calcext:value-type="string">
            <text:p>IAEA/WMO, 2019. GNIP database</text:p>
          </table:table-cell>
          <table:table-cell table:style-name="ce33" office:value-type="float" office:value="46.566667" calcext:value-type="float">
            <text:p>46,57</text:p>
          </table:table-cell>
          <table:table-cell table:style-name="ce33" office:value-type="float" office:value="8.333333" calcext:value-type="float">
            <text:p>8,33</text:p>
          </table:table-cell>
          <table:table-cell table:style-name="ce33" office:value-type="float" office:value="-13.5759316239316" calcext:value-type="float">
            <text:p>-13,58</text:p>
          </table:table-cell>
          <table:table-cell table:style-name="ce33" office:value-type="float" office:value="-96.0695" calcext:value-type="float">
            <text:p>-96,07</text:p>
          </table:table-cell>
          <table:table-cell table:style-name="ce86" table:formula="of:=[.G500]-8*[.F500]" office:value-type="float" office:value="12.537952991453" calcext:value-type="float">
            <text:p>12,54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123.476531982421" calcext:value-type="float">
            <text:p>123,48</text:p>
          </table:table-cell>
          <table:table-cell table:style-name="ce33" office:value-type="float" office:value="-10.3107147216796" calcext:value-type="float">
            <text:p>-10,31</text:p>
          </table:table-cell>
          <table:table-cell table:style-name="ce33" office:value-type="float" office:value="-72.1125717163085" calcext:value-type="float">
            <text:p>-72,11</text:p>
          </table:table-cell>
          <table:table-cell table:style-name="ce33" office:value-type="float" office:value="10.3731460571289" calcext:value-type="float">
            <text:p>10,37</text:p>
          </table:table-cell>
          <table:table-cell table:style-name="ce33" office:value-type="float" office:value="0.313590317964553" calcext:value-type="float">
            <text:p>0,31</text:p>
          </table:table-cell>
          <table:table-cell table:style-name="ce33" office:value-type="float" office:value="-9.38840007781982" calcext:value-type="float">
            <text:p>-9,39</text:p>
          </table:table-cell>
          <table:table-cell table:style-name="ce33" office:value-type="float" office:value="-66.4713287353515" calcext:value-type="float">
            <text:p>-66,47</text:p>
          </table:table-cell>
          <table:table-cell table:style-name="ce86" office:value-type="float" office:value="8.63587188720703" calcext:value-type="float">
            <text:p>8,64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Guttannen (P)</text:p>
          </table:table-cell>
          <table:table-cell table:style-name="ce22" office:value-type="string" calcext:value-type="string">
            <text:p>Switzerland</text:p>
          </table:table-cell>
          <table:table-cell office:value-type="string" calcext:value-type="string">
            <text:p>IAEA/WMO, 2019. GNIP database</text:p>
          </table:table-cell>
          <table:table-cell table:style-name="ce33" office:value-type="float" office:value="46.65" calcext:value-type="float">
            <text:p>46,65</text:p>
          </table:table-cell>
          <table:table-cell table:style-name="ce33" office:value-type="float" office:value="8.3" calcext:value-type="float">
            <text:p>8,30</text:p>
          </table:table-cell>
          <table:table-cell table:style-name="ce33" office:value-type="float" office:value="-12.4496581196581" calcext:value-type="float">
            <text:p>-12,45</text:p>
          </table:table-cell>
          <table:table-cell table:style-name="ce33" office:value-type="float" office:value="-85.3084523809524" calcext:value-type="float">
            <text:p>-85,31</text:p>
          </table:table-cell>
          <table:table-cell table:style-name="ce86" table:formula="of:=[.G501]-8*[.F501]" office:value-type="float" office:value="14.2888125763126" calcext:value-type="float">
            <text:p>14,29</text:p>
          </table:table-cell>
          <table:table-cell table:style-name="ce33" office:value-type="float" office:value="46.5799217224121" calcext:value-type="float">
            <text:p>46,58</text:p>
          </table:table-cell>
          <table:table-cell table:style-name="ce33" office:value-type="float" office:value="8.4375" calcext:value-type="float">
            <text:p>8,44</text:p>
          </table:table-cell>
          <table:table-cell table:style-name="ce33" office:value-type="float" office:value="123.476531982421" calcext:value-type="float">
            <text:p>123,48</text:p>
          </table:table-cell>
          <table:table-cell table:style-name="ce33" office:value-type="float" office:value="-10.3107147216796" calcext:value-type="float">
            <text:p>-10,31</text:p>
          </table:table-cell>
          <table:table-cell table:style-name="ce33" office:value-type="float" office:value="-72.1125717163085" calcext:value-type="float">
            <text:p>-72,11</text:p>
          </table:table-cell>
          <table:table-cell table:style-name="ce33" office:value-type="float" office:value="10.3731460571289" calcext:value-type="float">
            <text:p>10,37</text:p>
          </table:table-cell>
          <table:table-cell table:style-name="ce33" office:value-type="float" office:value="0.313590317964553" calcext:value-type="float">
            <text:p>0,31</text:p>
          </table:table-cell>
          <table:table-cell table:style-name="ce33" office:value-type="float" office:value="-9.38840007781982" calcext:value-type="float">
            <text:p>-9,39</text:p>
          </table:table-cell>
          <table:table-cell table:style-name="ce33" office:value-type="float" office:value="-66.4713287353515" calcext:value-type="float">
            <text:p>-66,47</text:p>
          </table:table-cell>
          <table:table-cell table:style-name="ce86" office:value-type="float" office:value="8.63587188720703" calcext:value-type="float">
            <text:p>8,64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Locarno (P)</text:p>
          </table:table-cell>
          <table:table-cell table:style-name="ce22" office:value-type="string" calcext:value-type="string">
            <text:p>Switzerland</text:p>
          </table:table-cell>
          <table:table-cell office:value-type="string" calcext:value-type="string">
            <text:p>IAEA/WMO, 2019. GNIP database</text:p>
          </table:table-cell>
          <table:table-cell table:style-name="ce33" office:value-type="float" office:value="46.166667" calcext:value-type="float">
            <text:p>46,17</text:p>
          </table:table-cell>
          <table:table-cell table:style-name="ce33" office:value-type="float" office:value="8.783333" calcext:value-type="float">
            <text:p>8,78</text:p>
          </table:table-cell>
          <table:table-cell table:style-name="ce33" office:value-type="float" office:value="-8.76746369096369" calcext:value-type="float">
            <text:p>-8,77</text:p>
          </table:table-cell>
          <table:table-cell table:style-name="ce33" office:value-type="float" office:value="-62.4715997474747" calcext:value-type="float">
            <text:p>-62,47</text:p>
          </table:table-cell>
          <table:table-cell table:style-name="ce86" table:formula="of:=[.G502]-8*[.F502]" office:value-type="float" office:value="7.66810978023477" calcext:value-type="float">
            <text:p>7,67</text:p>
          </table:table-cell>
          <table:table-cell table:style-name="ce33" office:value-type="float" office:value="46.1117820739746" calcext:value-type="float">
            <text:p>46,11</text:p>
          </table:table-cell>
          <table:table-cell table:style-name="ce33" office:value-type="float" office:value="8.90625" calcext:value-type="float">
            <text:p>8,91</text:p>
          </table:table-cell>
          <table:table-cell table:style-name="ce33" office:value-type="float" office:value="114.571586608886" calcext:value-type="float">
            <text:p>114,57</text:p>
          </table:table-cell>
          <table:table-cell table:style-name="ce33" office:value-type="float" office:value="-8.22679328918457" calcext:value-type="float">
            <text:p>-8,23</text:p>
          </table:table-cell>
          <table:table-cell table:style-name="ce33" office:value-type="float" office:value="-55.3359985351562" calcext:value-type="float">
            <text:p>-55,34</text:p>
          </table:table-cell>
          <table:table-cell table:style-name="ce33" office:value-type="float" office:value="10.4783477783203" calcext:value-type="float">
            <text:p>10,48</text:p>
          </table:table-cell>
          <table:table-cell table:style-name="ce33" office:value-type="float" office:value="0.388491153717041" calcext:value-type="float">
            <text:p>0,39</text:p>
          </table:table-cell>
          <table:table-cell table:style-name="ce33" office:value-type="float" office:value="-7.77098369598388" calcext:value-type="float">
            <text:p>-7,77</text:p>
          </table:table-cell>
          <table:table-cell table:style-name="ce33" office:value-type="float" office:value="-52.4254112243652" calcext:value-type="float">
            <text:p>-52,43</text:p>
          </table:table-cell>
          <table:table-cell table:style-name="ce86" office:value-type="float" office:value="9.74245834350585" calcext:value-type="float">
            <text:p>9,74</text:p>
          </table:table-cell>
          <table:table-cell table:number-columns-repeated="1006"/>
        </table:table-row>
        <table:table-row table:style-name="ro3" table:number-rows-repeated="104807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1.F68:Feuil1.F68">
            <calcext:condition calcext:apply-style-name="Default" calcext:value="top-elements(2)" calcext:base-cell-address="Feuil1.F68"/>
          </calcext:conditional-format>
          <calcext:conditional-format calcext:target-range-address="Feuil1.F20:Feuil1.F20">
            <calcext:condition calcext:apply-style-name="Default" calcext:value="top-elements(2)" calcext:base-cell-address="Feuil1.F20"/>
          </calcext:conditional-format>
          <calcext:conditional-format calcext:target-range-address="Feuil1.F332:Feuil1.F333">
            <calcext:condition calcext:apply-style-name="Default" calcext:value="top-elements(2)" calcext:base-cell-address="Feuil1.F332"/>
          </calcext:conditional-format>
          <calcext:conditional-format calcext:target-range-address="Feuil1.F335:Feuil1.F335">
            <calcext:condition calcext:apply-style-name="Default" calcext:value="top-elements(2)" calcext:base-cell-address="Feuil1.F335"/>
          </calcext:conditional-format>
          <calcext:conditional-format calcext:target-range-address="Feuil1.F349:Feuil1.G349">
            <calcext:condition calcext:apply-style-name="Default" calcext:value="top-elements(2)" calcext:base-cell-address="Feuil1.F349"/>
          </calcext:conditional-format>
          <calcext:conditional-format calcext:target-range-address="Feuil1.F350:Feuil1.G350">
            <calcext:condition calcext:apply-style-name="Default" calcext:value="top-elements(2)" calcext:base-cell-address="Feuil1.F350"/>
          </calcext:conditional-format>
          <calcext:conditional-format calcext:target-range-address="Feuil1.F352:Feuil1.G352">
            <calcext:condition calcext:apply-style-name="Default" calcext:value="top-elements(2)" calcext:base-cell-address="Feuil1.F352"/>
          </calcext:conditional-format>
          <calcext:conditional-format calcext:target-range-address="Feuil1.F325:Feuil1.G325">
            <calcext:condition calcext:apply-style-name="Default" calcext:value="top-elements(2)" calcext:base-cell-address="Feuil1.F325"/>
          </calcext:conditional-format>
          <calcext:conditional-format calcext:target-range-address="Feuil1.F21:Feuil1.F21">
            <calcext:condition calcext:apply-style-name="Default" calcext:value="top-elements(2)" calcext:base-cell-address="Feuil1.F21"/>
          </calcext:conditional-format>
          <calcext:conditional-format calcext:target-range-address="Feuil1.G21:Feuil1.G21">
            <calcext:condition calcext:apply-style-name="Default" calcext:value="top-elements(2)" calcext:base-cell-address="Feuil1.G21"/>
          </calcext:conditional-format>
          <calcext:conditional-format calcext:target-range-address="Feuil1.F29:Feuil1.F29">
            <calcext:condition calcext:apply-style-name="Default" calcext:value="top-elements(2)" calcext:base-cell-address="Feuil1.F29"/>
          </calcext:conditional-format>
          <calcext:conditional-format calcext:target-range-address="Feuil1.F33:Feuil1.G33">
            <calcext:condition calcext:apply-style-name="Default" calcext:value="top-elements(2)" calcext:base-cell-address="Feuil1.F33"/>
          </calcext:conditional-format>
          <calcext:conditional-format calcext:target-range-address="Feuil1.F46:Feuil1.G46">
            <calcext:condition calcext:apply-style-name="Default" calcext:value="top-elements(2)" calcext:base-cell-address="Feuil1.F46"/>
          </calcext:conditional-format>
          <calcext:conditional-format calcext:target-range-address="Feuil1.F62:Feuil1.G62">
            <calcext:condition calcext:apply-style-name="Default" calcext:value="top-elements(2)" calcext:base-cell-address="Feuil1.F62"/>
          </calcext:conditional-format>
          <calcext:conditional-format calcext:target-range-address="Feuil1.F69:Feuil1.F69">
            <calcext:condition calcext:apply-style-name="Default" calcext:value="top-elements(2)" calcext:base-cell-address="Feuil1.F69"/>
          </calcext:conditional-format>
          <calcext:conditional-format calcext:target-range-address="Feuil1.F88:Feuil1.G88">
            <calcext:condition calcext:apply-style-name="Default" calcext:value="top-elements(2)" calcext:base-cell-address="Feuil1.F88"/>
          </calcext:conditional-format>
          <calcext:conditional-format calcext:target-range-address="Feuil1.F94:Feuil1.F94">
            <calcext:condition calcext:apply-style-name="Default" calcext:value="top-elements(2)" calcext:base-cell-address="Feuil1.F94"/>
          </calcext:conditional-format>
          <calcext:conditional-format calcext:target-range-address="Feuil1.F106:Feuil1.G106">
            <calcext:condition calcext:apply-style-name="Default" calcext:value="top-elements(2)" calcext:base-cell-address="Feuil1.F106"/>
          </calcext:conditional-format>
          <calcext:conditional-format calcext:target-range-address="Feuil1.F110:Feuil1.F111">
            <calcext:condition calcext:apply-style-name="Default" calcext:value="top-elements(2)" calcext:base-cell-address="Feuil1.F110"/>
          </calcext:conditional-format>
          <calcext:conditional-format calcext:target-range-address="Feuil1.F121:Feuil1.G121">
            <calcext:condition calcext:apply-style-name="Default" calcext:value="top-elements(2)" calcext:base-cell-address="Feuil1.F121"/>
          </calcext:conditional-format>
          <calcext:conditional-format calcext:target-range-address="Feuil1.F157:Feuil1.F157">
            <calcext:condition calcext:apply-style-name="Default" calcext:value="top-elements(2)" calcext:base-cell-address="Feuil1.F157"/>
          </calcext:conditional-format>
          <calcext:conditional-format calcext:target-range-address="Feuil1.F171:Feuil1.G171">
            <calcext:condition calcext:apply-style-name="Default" calcext:value="top-elements(2)" calcext:base-cell-address="Feuil1.F171"/>
          </calcext:conditional-format>
          <calcext:conditional-format calcext:target-range-address="Feuil1.F184:Feuil1.G184">
            <calcext:condition calcext:apply-style-name="Default" calcext:value="top-elements(2)" calcext:base-cell-address="Feuil1.F184"/>
          </calcext:conditional-format>
          <calcext:conditional-format calcext:target-range-address="Feuil1.F185:Feuil1.G185">
            <calcext:condition calcext:apply-style-name="Default" calcext:value="top-elements(2)" calcext:base-cell-address="Feuil1.F185"/>
          </calcext:conditional-format>
          <calcext:conditional-format calcext:target-range-address="Feuil1.F210:Feuil1.G210">
            <calcext:condition calcext:apply-style-name="Default" calcext:value="top-elements(2)" calcext:base-cell-address="Feuil1.F210"/>
          </calcext:conditional-format>
          <calcext:conditional-format calcext:target-range-address="Feuil1.F225:Feuil1.G225">
            <calcext:condition calcext:apply-style-name="Default" calcext:value="top-elements(2)" calcext:base-cell-address="Feuil1.F225"/>
          </calcext:conditional-format>
          <calcext:conditional-format calcext:target-range-address="Feuil1.F235:Feuil1.F235">
            <calcext:condition calcext:apply-style-name="Default" calcext:value="top-elements(2)" calcext:base-cell-address="Feuil1.F235"/>
          </calcext:conditional-format>
          <calcext:conditional-format calcext:target-range-address="Feuil1.F237:Feuil1.G237">
            <calcext:condition calcext:apply-style-name="Default" calcext:value="top-elements(2)" calcext:base-cell-address="Feuil1.F237"/>
          </calcext:conditional-format>
          <calcext:conditional-format calcext:target-range-address="Feuil1.F367:Feuil1.G367">
            <calcext:condition calcext:apply-style-name="Default" calcext:value="top-elements(2)" calcext:base-cell-address="Feuil1.F367"/>
          </calcext:conditional-format>
          <calcext:conditional-format calcext:target-range-address="Feuil1.F36:Feuil1.F36">
            <calcext:condition calcext:apply-style-name="Default" calcext:value="top-elements(2)" calcext:base-cell-address="Feuil1.F36"/>
          </calcext:conditional-format>
          <calcext:conditional-format calcext:target-range-address="Feuil1.F67:Feuil1.F67">
            <calcext:condition calcext:apply-style-name="Default" calcext:value="top-elements(2)" calcext:base-cell-address="Feuil1.F67"/>
          </calcext:conditional-format>
          <calcext:conditional-format calcext:target-range-address="Feuil1.F163:Feuil1.F163">
            <calcext:condition calcext:apply-style-name="Default" calcext:value="top-elements(2)" calcext:base-cell-address="Feuil1.F163"/>
          </calcext:conditional-format>
          <calcext:conditional-format calcext:target-range-address="Feuil1.F209:Feuil1.F209">
            <calcext:condition calcext:apply-style-name="Default" calcext:value="top-elements(2)" calcext:base-cell-address="Feuil1.F20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x</meta:initial-creator>
    <meta:creation-date>2020-05-23T17:04:20</meta:creation-date>
    <dc:date>2020-05-25T11:47:15.117503692</dc:date>
    <meta:generator>LibreOffice/6.0.7.3$Linux_X86_64 LibreOffice_project/00m0$Build-3</meta:generator>
    <meta:editing-duration>PT45M50S</meta:editing-duration>
    <meta:editing-cycles>1</meta:editing-cycles>
    <meta:document-statistic meta:table-count="1" meta:cell-count="8969" meta:object-count="0"/>
    <meta:user-defined meta:name="AppVersion">16.0300</meta:user-defined>
    <meta:user-defined meta:name="Company">LSCE CE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